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879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801cm"/>
    </style:style>
    <style:style style:name="co9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in8 ex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#AlpcGetHeaderSize</text:p>
          </table:table-cell>
          <table:table-cell/>
          <table:table-cell office:value-type="string">
            <text:p>AlpcGetHeaderSize</text:p>
          </table:table-cell>
          <table:table-cell office:value-type="string">
            <text:p>0x000000014002f5d8</text:p>
          </table:table-cell>
          <table:table-cell office:value-type="string">
            <text:p>0x0002f5d8</text:p>
          </table:table-cell>
          <table:table-cell office:value-type="string">
            <text:p>3 (0x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AlpcGetMessageAttribute</text:p>
          </table:table-cell>
          <table:table-cell/>
          <table:table-cell office:value-type="string">
            <text:p>AlpcGetMessageAttribute</text:p>
          </table:table-cell>
          <table:table-cell office:value-type="string">
            <text:p>0x0000000140030f8c</text:p>
          </table:table-cell>
          <table:table-cell office:value-type="string">
            <text:p>0x00030f8c</text:p>
          </table:table-cell>
          <table:table-cell office:value-type="string">
            <text:p>4 (0x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AlpcInitializeMessageAttribute</text:p>
          </table:table-cell>
          <table:table-cell/>
          <table:table-cell office:value-type="string">
            <text:p>AlpcInitializeMessageAttribute</text:p>
          </table:table-cell>
          <table:table-cell office:value-type="string">
            <text:p>0x000000014002f618</text:p>
          </table:table-cell>
          <table:table-cell office:value-type="string">
            <text:p>0x0002f618</text:p>
          </table:table-cell>
          <table:table-cell office:value-type="string">
            <text:p>5 (0x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AlpcGetHeaderSize</text:p>
          </table:table-cell>
          <table:table-cell/>
          <table:table-cell office:value-type="string">
            <text:p>BgkDisplayCharacter</text:p>
          </table:table-cell>
          <table:table-cell office:value-type="string">
            <text:p>0x00000001405fcfc8</text:p>
          </table:table-cell>
          <table:table-cell office:value-type="string">
            <text:p>0x005fcfc8</text:p>
          </table:table-cell>
          <table:table-cell office:value-type="string">
            <text:p>6 (0x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BgkGetConsoleState</text:p>
          </table:table-cell>
          <table:table-cell/>
          <table:table-cell office:value-type="string">
            <text:p>BgkGetConsoleState</text:p>
          </table:table-cell>
          <table:table-cell office:value-type="string">
            <text:p>0x00000001405fd050</text:p>
          </table:table-cell>
          <table:table-cell office:value-type="string">
            <text:p>0x005fd050</text:p>
          </table:table-cell>
          <table:table-cell office:value-type="string">
            <text:p>7 (0x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BgkGetCursorState</text:p>
          </table:table-cell>
          <table:table-cell/>
          <table:table-cell office:value-type="string">
            <text:p>BgkGetCursorState</text:p>
          </table:table-cell>
          <table:table-cell office:value-type="string">
            <text:p>0x00000001405fcf78</text:p>
          </table:table-cell>
          <table:table-cell office:value-type="string">
            <text:p>0x005fcf78</text:p>
          </table:table-cell>
          <table:table-cell office:value-type="string">
            <text:p>8 (0x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BgkSetCursor</text:p>
          </table:table-cell>
          <table:table-cell/>
          <table:table-cell office:value-type="string">
            <text:p>BgkSetCursor</text:p>
          </table:table-cell>
          <table:table-cell office:value-type="string">
            <text:p>0x00000001405fcfa0</text:p>
          </table:table-cell>
          <table:table-cell office:value-type="string">
            <text:p>0x005fcfa0</text:p>
          </table:table-cell>
          <table:table-cell office:value-type="string">
            <text:p>9 (0x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AddDirtyPagesToExternalCache</text:p>
          </table:table-cell>
          <table:table-cell/>
          <table:table-cell office:value-type="string">
            <text:p>CcAddDirtyPagesToExternalCache</text:p>
          </table:table-cell>
          <table:table-cell office:value-type="string">
            <text:p>0x000000014012e564</text:p>
          </table:table-cell>
          <table:table-cell office:value-type="string">
            <text:p>0x0012e564</text:p>
          </table:table-cell>
          <table:table-cell office:value-type="string">
            <text:p>10 (0x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CanIWrite</text:p>
          </table:table-cell>
          <table:table-cell/>
          <table:table-cell office:value-type="string">
            <text:p>CcCanIWrite</text:p>
          </table:table-cell>
          <table:table-cell office:value-type="string">
            <text:p>0x000000014008e080</text:p>
          </table:table-cell>
          <table:table-cell office:value-type="string">
            <text:p>0x0008e080</text:p>
          </table:table-cell>
          <table:table-cell office:value-type="string">
            <text:p>11 (0x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CoherencyFlushAndPurgeCache</text:p>
          </table:table-cell>
          <table:table-cell/>
          <table:table-cell office:value-type="string">
            <text:p>CcCoherencyFlushAndPurgeCache</text:p>
          </table:table-cell>
          <table:table-cell office:value-type="string">
            <text:p>0x000000014004a3c8</text:p>
          </table:table-cell>
          <table:table-cell office:value-type="string">
            <text:p>0x0004a3c8</text:p>
          </table:table-cell>
          <table:table-cell office:value-type="string">
            <text:p>12 (0x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CopyRead</text:p>
          </table:table-cell>
          <table:table-cell/>
          <table:table-cell office:value-type="string">
            <text:p>CcCopyRead</text:p>
          </table:table-cell>
          <table:table-cell office:value-type="string">
            <text:p>0x0000000140370718</text:p>
          </table:table-cell>
          <table:table-cell office:value-type="string">
            <text:p>0x00370718</text:p>
          </table:table-cell>
          <table:table-cell office:value-type="string">
            <text:p>13 (0x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CopyReadEx</text:p>
          </table:table-cell>
          <table:table-cell/>
          <table:table-cell office:value-type="string">
            <text:p>CcCopyReadEx</text:p>
          </table:table-cell>
          <table:table-cell office:value-type="string">
            <text:p>0x0000000140040320</text:p>
          </table:table-cell>
          <table:table-cell office:value-type="string">
            <text:p>0x00040320</text:p>
          </table:table-cell>
          <table:table-cell office:value-type="string">
            <text:p>14 (0x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CopyWrite</text:p>
          </table:table-cell>
          <table:table-cell/>
          <table:table-cell office:value-type="string">
            <text:p>CcCopyWrite</text:p>
          </table:table-cell>
          <table:table-cell office:value-type="string">
            <text:p>0x000000014012eea0</text:p>
          </table:table-cell>
          <table:table-cell office:value-type="string">
            <text:p>0x0012eea0</text:p>
          </table:table-cell>
          <table:table-cell office:value-type="string">
            <text:p>15 (0x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CopyWriteEx</text:p>
          </table:table-cell>
          <table:table-cell/>
          <table:table-cell office:value-type="string">
            <text:p>CcCopyWriteEx</text:p>
          </table:table-cell>
          <table:table-cell office:value-type="string">
            <text:p>0x000000014008c3a0</text:p>
          </table:table-cell>
          <table:table-cell office:value-type="string">
            <text:p>0x0008c3a0</text:p>
          </table:table-cell>
          <table:table-cell office:value-type="string">
            <text:p>16 (0x1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CopyWriteWontFlush</text:p>
          </table:table-cell>
          <table:table-cell/>
          <table:table-cell office:value-type="string">
            <text:p>CcCopyWriteWontFlush</text:p>
          </table:table-cell>
          <table:table-cell office:value-type="string">
            <text:p>0x00000001400d5390</text:p>
          </table:table-cell>
          <table:table-cell office:value-type="string">
            <text:p>0x000d5390</text:p>
          </table:table-cell>
          <table:table-cell office:value-type="string">
            <text:p>17 (0x1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DeductDirtyPagesFromExternalCache</text:p>
          </table:table-cell>
          <table:table-cell/>
          <table:table-cell office:value-type="string">
            <text:p>CcDeductDirtyPagesFromExternalCache</text:p>
          </table:table-cell>
          <table:table-cell office:value-type="string">
            <text:p>0x000000014012e4c0</text:p>
          </table:table-cell>
          <table:table-cell office:value-type="string">
            <text:p>0x0012e4c0</text:p>
          </table:table-cell>
          <table:table-cell office:value-type="string">
            <text:p>18 (0x1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DeferWrite</text:p>
          </table:table-cell>
          <table:table-cell/>
          <table:table-cell office:value-type="string">
            <text:p>CcDeferWrite</text:p>
          </table:table-cell>
          <table:table-cell office:value-type="string">
            <text:p>0x000000014012ed64</text:p>
          </table:table-cell>
          <table:table-cell office:value-type="string">
            <text:p>0x0012ed64</text:p>
          </table:table-cell>
          <table:table-cell office:value-type="string">
            <text:p>19 (0x1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FastCopyRead</text:p>
          </table:table-cell>
          <table:table-cell/>
          <table:table-cell office:value-type="string">
            <text:p>CcFastCopyRead</text:p>
          </table:table-cell>
          <table:table-cell office:value-type="string">
            <text:p>0x0000000140468174</text:p>
          </table:table-cell>
          <table:table-cell office:value-type="string">
            <text:p>0x00468174</text:p>
          </table:table-cell>
          <table:table-cell office:value-type="string">
            <text:p>20 (0x1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FastCopyWrite</text:p>
          </table:table-cell>
          <table:table-cell/>
          <table:table-cell office:value-type="string">
            <text:p>CcFastCopyWrite</text:p>
          </table:table-cell>
          <table:table-cell office:value-type="string">
            <text:p>0x000000014012ee70</text:p>
          </table:table-cell>
          <table:table-cell office:value-type="string">
            <text:p>0x0012ee70</text:p>
          </table:table-cell>
          <table:table-cell office:value-type="string">
            <text:p>21 (0x1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FastMdlReadWait</text:p>
          </table:table-cell>
          <table:table-cell/>
          <table:table-cell office:value-type="string">
            <text:p>CcFastMdlReadWait</text:p>
          </table:table-cell>
          <table:table-cell office:value-type="string">
            <text:p>0x000000014029d5f0</text:p>
          </table:table-cell>
          <table:table-cell office:value-type="string">
            <text:p>0x0029d5f0</text:p>
          </table:table-cell>
          <table:table-cell office:value-type="string">
            <text:p>22 (0x1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FlushCache</text:p>
          </table:table-cell>
          <table:table-cell/>
          <table:table-cell office:value-type="string">
            <text:p>CcFlushCache</text:p>
          </table:table-cell>
          <table:table-cell office:value-type="string">
            <text:p>0x000000014005d820</text:p>
          </table:table-cell>
          <table:table-cell office:value-type="string">
            <text:p>0x0005d820</text:p>
          </table:table-cell>
          <table:table-cell office:value-type="string">
            <text:p>23 (0x1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FlushCacheToLsn</text:p>
          </table:table-cell>
          <table:table-cell/>
          <table:table-cell office:value-type="string">
            <text:p>CcFlushCacheToLsn</text:p>
          </table:table-cell>
          <table:table-cell office:value-type="string">
            <text:p>0x000000014003257c</text:p>
          </table:table-cell>
          <table:table-cell office:value-type="string">
            <text:p>0x0003257c</text:p>
          </table:table-cell>
          <table:table-cell office:value-type="string">
            <text:p>24 (0x1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GetDirtyPages</text:p>
          </table:table-cell>
          <table:table-cell/>
          <table:table-cell office:value-type="string">
            <text:p>CcGetDirtyPages</text:p>
          </table:table-cell>
          <table:table-cell office:value-type="string">
            <text:p>0x00000001400d3310</text:p>
          </table:table-cell>
          <table:table-cell office:value-type="string">
            <text:p>0x000d3310</text:p>
          </table:table-cell>
          <table:table-cell office:value-type="string">
            <text:p>25 (0x1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GetFileObjectFromBcb</text:p>
          </table:table-cell>
          <table:table-cell/>
          <table:table-cell office:value-type="string">
            <text:p>CcGetFileObjectFromBcb</text:p>
          </table:table-cell>
          <table:table-cell office:value-type="string">
            <text:p>0x000000014012e2d4</text:p>
          </table:table-cell>
          <table:table-cell office:value-type="string">
            <text:p>0x0012e2d4</text:p>
          </table:table-cell>
          <table:table-cell office:value-type="string">
            <text:p>26 (0x1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GetFileObjectFromSectionPtrs</text:p>
          </table:table-cell>
          <table:table-cell/>
          <table:table-cell office:value-type="string">
            <text:p>CcGetFileObjectFromSectionPtrs</text:p>
          </table:table-cell>
          <table:table-cell office:value-type="string">
            <text:p>0x000000014012e2ec</text:p>
          </table:table-cell>
          <table:table-cell office:value-type="string">
            <text:p>0x0012e2ec</text:p>
          </table:table-cell>
          <table:table-cell office:value-type="string">
            <text:p>27 (0x1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GetFileObjectFromSectionPtrsRef</text:p>
          </table:table-cell>
          <table:table-cell/>
          <table:table-cell office:value-type="string">
            <text:p>CcGetFileObjectFromSectionPtrsRef</text:p>
          </table:table-cell>
          <table:table-cell office:value-type="string">
            <text:p>0x000000014001af6c</text:p>
          </table:table-cell>
          <table:table-cell office:value-type="string">
            <text:p>0x0001af6c</text:p>
          </table:table-cell>
          <table:table-cell office:value-type="string">
            <text:p>28 (0x1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GetFlushedValidData</text:p>
          </table:table-cell>
          <table:table-cell/>
          <table:table-cell office:value-type="string">
            <text:p>CcGetFlushedValidData</text:p>
          </table:table-cell>
          <table:table-cell office:value-type="string">
            <text:p>0x00000001400c1d50</text:p>
          </table:table-cell>
          <table:table-cell office:value-type="string">
            <text:p>0x000c1d50</text:p>
          </table:table-cell>
          <table:table-cell office:value-type="string">
            <text:p>29 (0x1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GetLsnForFileObject</text:p>
          </table:table-cell>
          <table:table-cell/>
          <table:table-cell office:value-type="string">
            <text:p>CcGetLsnForFileObject</text:p>
          </table:table-cell>
          <table:table-cell office:value-type="string">
            <text:p>0x000000014012f4d0</text:p>
          </table:table-cell>
          <table:table-cell office:value-type="string">
            <text:p>0x0012f4d0</text:p>
          </table:table-cell>
          <table:table-cell office:value-type="string">
            <text:p>30 (0x1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InitializeCacheMap</text:p>
          </table:table-cell>
          <table:table-cell/>
          <table:table-cell office:value-type="string">
            <text:p>CcInitializeCacheMap</text:p>
          </table:table-cell>
          <table:table-cell office:value-type="string">
            <text:p>0x00000001400afbf0</text:p>
          </table:table-cell>
          <table:table-cell office:value-type="string">
            <text:p>0x000afbf0</text:p>
          </table:table-cell>
          <table:table-cell office:value-type="string">
            <text:p>31 (0x1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IsThereDirtyData</text:p>
          </table:table-cell>
          <table:table-cell/>
          <table:table-cell office:value-type="string">
            <text:p>CcIsThereDirtyData</text:p>
          </table:table-cell>
          <table:table-cell office:value-type="string">
            <text:p>0x000000014012f690</text:p>
          </table:table-cell>
          <table:table-cell office:value-type="string">
            <text:p>0x0012f690</text:p>
          </table:table-cell>
          <table:table-cell office:value-type="string">
            <text:p>32 (0x2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IsThereDirtyDataEx</text:p>
          </table:table-cell>
          <table:table-cell/>
          <table:table-cell office:value-type="string">
            <text:p>CcIsThereDirtyDataEx</text:p>
          </table:table-cell>
          <table:table-cell office:value-type="string">
            <text:p>0x000000014012f5f8</text:p>
          </table:table-cell>
          <table:table-cell office:value-type="string">
            <text:p>0x0012f5f8</text:p>
          </table:table-cell>
          <table:table-cell office:value-type="string">
            <text:p>33 (0x2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IsThereDirtyLoggedPages</text:p>
          </table:table-cell>
          <table:table-cell/>
          <table:table-cell office:value-type="string">
            <text:p>CcIsThereDirtyLoggedPages</text:p>
          </table:table-cell>
          <table:table-cell office:value-type="string">
            <text:p>0x00000001400c1c1c</text:p>
          </table:table-cell>
          <table:table-cell office:value-type="string">
            <text:p>0x000c1c1c</text:p>
          </table:table-cell>
          <table:table-cell office:value-type="string">
            <text:p>34 (0x2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MapData</text:p>
          </table:table-cell>
          <table:table-cell/>
          <table:table-cell office:value-type="string">
            <text:p>CcMapData</text:p>
          </table:table-cell>
          <table:table-cell office:value-type="string">
            <text:p>0x00000001403fc190</text:p>
          </table:table-cell>
          <table:table-cell office:value-type="string">
            <text:p>0x003fc190</text:p>
          </table:table-cell>
          <table:table-cell office:value-type="string">
            <text:p>35 (0x2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MdlRead</text:p>
          </table:table-cell>
          <table:table-cell/>
          <table:table-cell office:value-type="string">
            <text:p>CcMdlRead</text:p>
          </table:table-cell>
          <table:table-cell office:value-type="string">
            <text:p>0x00000001403c82c0</text:p>
          </table:table-cell>
          <table:table-cell office:value-type="string">
            <text:p>0x003c82c0</text:p>
          </table:table-cell>
          <table:table-cell office:value-type="string">
            <text:p>36 (0x2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MdlReadComplete</text:p>
          </table:table-cell>
          <table:table-cell/>
          <table:table-cell office:value-type="string">
            <text:p>CcMdlReadComplete</text:p>
          </table:table-cell>
          <table:table-cell office:value-type="string">
            <text:p>0x000000014039e310</text:p>
          </table:table-cell>
          <table:table-cell office:value-type="string">
            <text:p>0x0039e310</text:p>
          </table:table-cell>
          <table:table-cell office:value-type="string">
            <text:p>37 (0x2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MdlWriteAbort</text:p>
          </table:table-cell>
          <table:table-cell/>
          <table:table-cell office:value-type="string">
            <text:p>CcMdlWriteAbort</text:p>
          </table:table-cell>
          <table:table-cell office:value-type="string">
            <text:p>0x000000014012f900</text:p>
          </table:table-cell>
          <table:table-cell office:value-type="string">
            <text:p>0x0012f900</text:p>
          </table:table-cell>
          <table:table-cell office:value-type="string">
            <text:p>38 (0x2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MdlWriteComplete</text:p>
          </table:table-cell>
          <table:table-cell/>
          <table:table-cell office:value-type="string">
            <text:p>CcMdlWriteComplete</text:p>
          </table:table-cell>
          <table:table-cell office:value-type="string">
            <text:p>0x000000014039e298</text:p>
          </table:table-cell>
          <table:table-cell office:value-type="string">
            <text:p>0x0039e298</text:p>
          </table:table-cell>
          <table:table-cell office:value-type="string">
            <text:p>39 (0x2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PinMappedData</text:p>
          </table:table-cell>
          <table:table-cell/>
          <table:table-cell office:value-type="string">
            <text:p>CcPinMappedData</text:p>
          </table:table-cell>
          <table:table-cell office:value-type="string">
            <text:p>0x0000000140414610</text:p>
          </table:table-cell>
          <table:table-cell office:value-type="string">
            <text:p>0x00414610</text:p>
          </table:table-cell>
          <table:table-cell office:value-type="string">
            <text:p>40 (0x2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PinRead</text:p>
          </table:table-cell>
          <table:table-cell/>
          <table:table-cell office:value-type="string">
            <text:p>CcPinRead</text:p>
          </table:table-cell>
          <table:table-cell office:value-type="string">
            <text:p>0x0000000140415890</text:p>
          </table:table-cell>
          <table:table-cell office:value-type="string">
            <text:p>0x00415890</text:p>
          </table:table-cell>
          <table:table-cell office:value-type="string">
            <text:p>41 (0x2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PrepareMdlWrite</text:p>
          </table:table-cell>
          <table:table-cell/>
          <table:table-cell office:value-type="string">
            <text:p>CcPrepareMdlWrite</text:p>
          </table:table-cell>
          <table:table-cell office:value-type="string">
            <text:p>0x00000001400351b0</text:p>
          </table:table-cell>
          <table:table-cell office:value-type="string">
            <text:p>0x000351b0</text:p>
          </table:table-cell>
          <table:table-cell office:value-type="string">
            <text:p>42 (0x2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PreparePinWrite</text:p>
          </table:table-cell>
          <table:table-cell/>
          <table:table-cell office:value-type="string">
            <text:p>CcPreparePinWrite</text:p>
          </table:table-cell>
          <table:table-cell office:value-type="string">
            <text:p>0x000000014041b094</text:p>
          </table:table-cell>
          <table:table-cell office:value-type="string">
            <text:p>0x0041b094</text:p>
          </table:table-cell>
          <table:table-cell office:value-type="string">
            <text:p>43 (0x2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PurgeCacheSection</text:p>
          </table:table-cell>
          <table:table-cell/>
          <table:table-cell office:value-type="string">
            <text:p>CcPurgeCacheSection</text:p>
          </table:table-cell>
          <table:table-cell office:value-type="string">
            <text:p>0x00000001400644f0</text:p>
          </table:table-cell>
          <table:table-cell office:value-type="string">
            <text:p>0x000644f0</text:p>
          </table:table-cell>
          <table:table-cell office:value-type="string">
            <text:p>44 (0x2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RegisterExternalCache</text:p>
          </table:table-cell>
          <table:table-cell/>
          <table:table-cell office:value-type="string">
            <text:p>CcRegisterExternalCache</text:p>
          </table:table-cell>
          <table:table-cell office:value-type="string">
            <text:p>0x000000014012e730</text:p>
          </table:table-cell>
          <table:table-cell office:value-type="string">
            <text:p>0x0012e730</text:p>
          </table:table-cell>
          <table:table-cell office:value-type="string">
            <text:p>45 (0x2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RemapBcb</text:p>
          </table:table-cell>
          <table:table-cell/>
          <table:table-cell office:value-type="string">
            <text:p>CcRemapBcb</text:p>
          </table:table-cell>
          <table:table-cell office:value-type="string">
            <text:p>0x0000000140089830</text:p>
          </table:table-cell>
          <table:table-cell office:value-type="string">
            <text:p>0x00089830</text:p>
          </table:table-cell>
          <table:table-cell office:value-type="string">
            <text:p>46 (0x2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RepinBcb</text:p>
          </table:table-cell>
          <table:table-cell/>
          <table:table-cell office:value-type="string">
            <text:p>CcRepinBcb</text:p>
          </table:table-cell>
          <table:table-cell office:value-type="string">
            <text:p>0x000000014012f3a4</text:p>
          </table:table-cell>
          <table:table-cell office:value-type="string">
            <text:p>0x0012f3a4</text:p>
          </table:table-cell>
          <table:table-cell office:value-type="string">
            <text:p>47 (0x2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ScheduleReadAhead</text:p>
          </table:table-cell>
          <table:table-cell/>
          <table:table-cell office:value-type="string">
            <text:p>CcScheduleReadAhead</text:p>
          </table:table-cell>
          <table:table-cell office:value-type="string">
            <text:p>0x000000014012f48c</text:p>
          </table:table-cell>
          <table:table-cell office:value-type="string">
            <text:p>0x0012f48c</text:p>
          </table:table-cell>
          <table:table-cell office:value-type="string">
            <text:p>48 (0x3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ScheduleReadAheadEx</text:p>
          </table:table-cell>
          <table:table-cell/>
          <table:table-cell office:value-type="string">
            <text:p>CcScheduleReadAheadEx</text:p>
          </table:table-cell>
          <table:table-cell office:value-type="string">
            <text:p>0x00000001400420b0</text:p>
          </table:table-cell>
          <table:table-cell office:value-type="string">
            <text:p>0x000420b0</text:p>
          </table:table-cell>
          <table:table-cell office:value-type="string">
            <text:p>49 (0x3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SetAdditionalCacheAttributes</text:p>
          </table:table-cell>
          <table:table-cell/>
          <table:table-cell office:value-type="string">
            <text:p>CcSetAdditionalCacheAttributes</text:p>
          </table:table-cell>
          <table:table-cell office:value-type="string">
            <text:p>0x000000014001ff20</text:p>
          </table:table-cell>
          <table:table-cell office:value-type="string">
            <text:p>0x0001ff20</text:p>
          </table:table-cell>
          <table:table-cell office:value-type="string">
            <text:p>50 (0x3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SetAdditionalCacheAttributesEx</text:p>
          </table:table-cell>
          <table:table-cell/>
          <table:table-cell office:value-type="string">
            <text:p>CcSetAdditionalCacheAttributesEx</text:p>
          </table:table-cell>
          <table:table-cell office:value-type="string">
            <text:p>0x000000014001124c</text:p>
          </table:table-cell>
          <table:table-cell office:value-type="string">
            <text:p>0x0001124c</text:p>
          </table:table-cell>
          <table:table-cell office:value-type="string">
            <text:p>51 (0x3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SetBcbOwnerPointer</text:p>
          </table:table-cell>
          <table:table-cell/>
          <table:table-cell office:value-type="string">
            <text:p>CcSetBcbOwnerPointer</text:p>
          </table:table-cell>
          <table:table-cell office:value-type="string">
            <text:p>0x00000001404c2070</text:p>
          </table:table-cell>
          <table:table-cell office:value-type="string">
            <text:p>0x004c2070</text:p>
          </table:table-cell>
          <table:table-cell office:value-type="string">
            <text:p>52 (0x3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SetDirtyPageThreshold</text:p>
          </table:table-cell>
          <table:table-cell/>
          <table:table-cell office:value-type="string">
            <text:p>CcSetDirtyPageThreshold</text:p>
          </table:table-cell>
          <table:table-cell office:value-type="string">
            <text:p>0x000000014012e33c</text:p>
          </table:table-cell>
          <table:table-cell office:value-type="string">
            <text:p>0x0012e33c</text:p>
          </table:table-cell>
          <table:table-cell office:value-type="string">
            <text:p>53 (0x3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SetDirtyPinnedData</text:p>
          </table:table-cell>
          <table:table-cell/>
          <table:table-cell office:value-type="string">
            <text:p>CcSetDirtyPinnedData</text:p>
          </table:table-cell>
          <table:table-cell office:value-type="string">
            <text:p>0x00000001400a6e50</text:p>
          </table:table-cell>
          <table:table-cell office:value-type="string">
            <text:p>0x000a6e50</text:p>
          </table:table-cell>
          <table:table-cell office:value-type="string">
            <text:p>54 (0x3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SetFileSizes</text:p>
          </table:table-cell>
          <table:table-cell/>
          <table:table-cell office:value-type="string">
            <text:p>CcSetFileSizes</text:p>
          </table:table-cell>
          <table:table-cell office:value-type="string">
            <text:p>0x00000001400283cc</text:p>
          </table:table-cell>
          <table:table-cell office:value-type="string">
            <text:p>0x000283cc</text:p>
          </table:table-cell>
          <table:table-cell office:value-type="string">
            <text:p>55 (0x3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SetFileSizesEx</text:p>
          </table:table-cell>
          <table:table-cell/>
          <table:table-cell office:value-type="string">
            <text:p>CcSetFileSizesEx</text:p>
          </table:table-cell>
          <table:table-cell office:value-type="string">
            <text:p>0x00000001400a4250</text:p>
          </table:table-cell>
          <table:table-cell office:value-type="string">
            <text:p>0x000a4250</text:p>
          </table:table-cell>
          <table:table-cell office:value-type="string">
            <text:p>56 (0x3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SetLogHandleForFile</text:p>
          </table:table-cell>
          <table:table-cell/>
          <table:table-cell office:value-type="string">
            <text:p>CcSetLogHandleForFile</text:p>
          </table:table-cell>
          <table:table-cell office:value-type="string">
            <text:p>0x000000014012f794</text:p>
          </table:table-cell>
          <table:table-cell office:value-type="string">
            <text:p>0x0012f794</text:p>
          </table:table-cell>
          <table:table-cell office:value-type="string">
            <text:p>57 (0x3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SetLogHandleForFileEx</text:p>
          </table:table-cell>
          <table:table-cell/>
          <table:table-cell office:value-type="string">
            <text:p>CcSetLogHandleForFileEx</text:p>
          </table:table-cell>
          <table:table-cell office:value-type="string">
            <text:p>0x00000001400c6274</text:p>
          </table:table-cell>
          <table:table-cell office:value-type="string">
            <text:p>0x000c6274</text:p>
          </table:table-cell>
          <table:table-cell office:value-type="string">
            <text:p>58 (0x3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SetLoggedDataThreshold</text:p>
          </table:table-cell>
          <table:table-cell/>
          <table:table-cell office:value-type="string">
            <text:p>CcSetLoggedDataThreshold</text:p>
          </table:table-cell>
          <table:table-cell office:value-type="string">
            <text:p>0x00000001400120f8</text:p>
          </table:table-cell>
          <table:table-cell office:value-type="string">
            <text:p>0x000120f8</text:p>
          </table:table-cell>
          <table:table-cell office:value-type="string">
            <text:p>59 (0x3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SetParallelFlushFile</text:p>
          </table:table-cell>
          <table:table-cell/>
          <table:table-cell office:value-type="string">
            <text:p>CcSetParallelFlushFile</text:p>
          </table:table-cell>
          <table:table-cell office:value-type="string">
            <text:p>0x000000014008c800</text:p>
          </table:table-cell>
          <table:table-cell office:value-type="string">
            <text:p>0x0008c800</text:p>
          </table:table-cell>
          <table:table-cell office:value-type="string">
            <text:p>60 (0x3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SetReadAheadGranularity</text:p>
          </table:table-cell>
          <table:table-cell/>
          <table:table-cell office:value-type="string">
            <text:p>CcSetReadAheadGranularity</text:p>
          </table:table-cell>
          <table:table-cell office:value-type="string">
            <text:p>0x0000000140092cbc</text:p>
          </table:table-cell>
          <table:table-cell office:value-type="string">
            <text:p>0x00092cbc</text:p>
          </table:table-cell>
          <table:table-cell office:value-type="string">
            <text:p>61 (0x3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SetReadAheadGranularityEx</text:p>
          </table:table-cell>
          <table:table-cell/>
          <table:table-cell office:value-type="string">
            <text:p>CcSetReadAheadGranularityEx</text:p>
          </table:table-cell>
          <table:table-cell office:value-type="string">
            <text:p>0x0000000140020b00</text:p>
          </table:table-cell>
          <table:table-cell office:value-type="string">
            <text:p>0x00020b00</text:p>
          </table:table-cell>
          <table:table-cell office:value-type="string">
            <text:p>62 (0x3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TestControl</text:p>
          </table:table-cell>
          <table:table-cell/>
          <table:table-cell office:value-type="string">
            <text:p>CcTestControl</text:p>
          </table:table-cell>
          <table:table-cell office:value-type="string">
            <text:p>0x0000000140163b88</text:p>
          </table:table-cell>
          <table:table-cell office:value-type="string">
            <text:p>0x00163b88</text:p>
          </table:table-cell>
          <table:table-cell office:value-type="string">
            <text:p>63 (0x3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UninitializeCacheMap</text:p>
          </table:table-cell>
          <table:table-cell/>
          <table:table-cell office:value-type="string">
            <text:p>CcUninitializeCacheMap</text:p>
          </table:table-cell>
          <table:table-cell office:value-type="string">
            <text:p>0x0000000140083f50</text:p>
          </table:table-cell>
          <table:table-cell office:value-type="string">
            <text:p>0x00083f50</text:p>
          </table:table-cell>
          <table:table-cell office:value-type="string">
            <text:p>64 (0x4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UnmapFileOffsetFromSystemCache</text:p>
          </table:table-cell>
          <table:table-cell/>
          <table:table-cell office:value-type="string">
            <text:p>CcUnmapFileOffsetFromSystemCache</text:p>
          </table:table-cell>
          <table:table-cell office:value-type="string">
            <text:p>0x000000014001fef0</text:p>
          </table:table-cell>
          <table:table-cell office:value-type="string">
            <text:p>0x0001fef0</text:p>
          </table:table-cell>
          <table:table-cell office:value-type="string">
            <text:p>65 (0x4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UnpinData</text:p>
          </table:table-cell>
          <table:table-cell/>
          <table:table-cell office:value-type="string">
            <text:p>CcUnpinData</text:p>
          </table:table-cell>
          <table:table-cell office:value-type="string">
            <text:p>0x0000000140418540</text:p>
          </table:table-cell>
          <table:table-cell office:value-type="string">
            <text:p>0x00418540</text:p>
          </table:table-cell>
          <table:table-cell office:value-type="string">
            <text:p>66 (0x4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UnpinDataForThread</text:p>
          </table:table-cell>
          <table:table-cell/>
          <table:table-cell office:value-type="string">
            <text:p>CcUnpinDataForThread</text:p>
          </table:table-cell>
          <table:table-cell office:value-type="string">
            <text:p>0x00000001404c2000</text:p>
          </table:table-cell>
          <table:table-cell office:value-type="string">
            <text:p>0x004c2000</text:p>
          </table:table-cell>
          <table:table-cell office:value-type="string">
            <text:p>67 (0x4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UnpinRepinnedBcb</text:p>
          </table:table-cell>
          <table:table-cell/>
          <table:table-cell office:value-type="string">
            <text:p>CcUnpinRepinnedBcb</text:p>
          </table:table-cell>
          <table:table-cell office:value-type="string">
            <text:p>0x000000014012f0c4</text:p>
          </table:table-cell>
          <table:table-cell office:value-type="string">
            <text:p>0x0012f0c4</text:p>
          </table:table-cell>
          <table:table-cell office:value-type="string">
            <text:p>68 (0x4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UnregisterExternalCache</text:p>
          </table:table-cell>
          <table:table-cell/>
          <table:table-cell office:value-type="string">
            <text:p>CcUnregisterExternalCache</text:p>
          </table:table-cell>
          <table:table-cell office:value-type="string">
            <text:p>0x000000014012e62c</text:p>
          </table:table-cell>
          <table:table-cell office:value-type="string">
            <text:p>0x0012e62c</text:p>
          </table:table-cell>
          <table:table-cell office:value-type="string">
            <text:p>69 (0x4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WaitForCurrentLazyWriterActivity</text:p>
          </table:table-cell>
          <table:table-cell/>
          <table:table-cell office:value-type="string">
            <text:p>CcWaitForCurrentLazyWriterActivity</text:p>
          </table:table-cell>
          <table:table-cell office:value-type="string">
            <text:p>0x0000000140012a0c</text:p>
          </table:table-cell>
          <table:table-cell office:value-type="string">
            <text:p>0x00012a0c</text:p>
          </table:table-cell>
          <table:table-cell office:value-type="string">
            <text:p>70 (0x4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cZeroData</text:p>
          </table:table-cell>
          <table:table-cell/>
          <table:table-cell office:value-type="string">
            <text:p>CcZeroData</text:p>
          </table:table-cell>
          <table:table-cell office:value-type="string">
            <text:p>0x0000000140367a1c</text:p>
          </table:table-cell>
          <table:table-cell office:value-type="string">
            <text:p>0x00367a1c</text:p>
          </table:table-cell>
          <table:table-cell office:value-type="string">
            <text:p>71 (0x4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cZeroDataOnDisk</text:p>
          </table:table-cell>
          <table:table-cell/>
          <table:table-cell office:value-type="string">
            <text:p>CcZeroDataOnDisk</text:p>
          </table:table-cell>
          <table:table-cell office:value-type="string">
            <text:p>0x0000000140012cb0</text:p>
          </table:table-cell>
          <table:table-cell office:value-type="string">
            <text:p>0x00012cb0</text:p>
          </table:table-cell>
          <table:table-cell office:value-type="string">
            <text:p>72 (0x4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mCallbackGetKeyObjectID</text:p>
          </table:table-cell>
          <table:table-cell/>
          <table:table-cell office:value-type="string">
            <text:p>CmCallbackGetKeyObjectID</text:p>
          </table:table-cell>
          <table:table-cell office:value-type="string">
            <text:p>0x00000001404817a0</text:p>
          </table:table-cell>
          <table:table-cell office:value-type="string">
            <text:p>0x004817a0</text:p>
          </table:table-cell>
          <table:table-cell office:value-type="string">
            <text:p>73 (0x4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mCallbackGetKeyObjectIDEx</text:p>
          </table:table-cell>
          <table:table-cell/>
          <table:table-cell office:value-type="string">
            <text:p>CmCallbackGetKeyObjectIDEx</text:p>
          </table:table-cell>
          <table:table-cell office:value-type="string">
            <text:p>0x00000001404c3de4</text:p>
          </table:table-cell>
          <table:table-cell office:value-type="string">
            <text:p>0x004c3de4</text:p>
          </table:table-cell>
          <table:table-cell office:value-type="string">
            <text:p>74 (0x4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CmCallbackReleaseKeyObjectIDEx</text:p>
          </table:table-cell>
          <table:table-cell/>
          <table:table-cell office:value-type="string">
            <text:p>CmCallbackReleaseKeyObjectIDEx</text:p>
          </table:table-cell>
          <table:table-cell office:value-type="string">
            <text:p>0x00000001404c3dd4</text:p>
          </table:table-cell>
          <table:table-cell office:value-type="string">
            <text:p>0x004c3dd4</text:p>
          </table:table-cell>
          <table:table-cell office:value-type="string">
            <text:p>75 (0x4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mGetBoundTransaction</text:p>
          </table:table-cell>
          <table:table-cell/>
          <table:table-cell office:value-type="string">
            <text:p>CmGetBoundTransaction</text:p>
          </table:table-cell>
          <table:table-cell office:value-type="string">
            <text:p>0x000000014046efb0</text:p>
          </table:table-cell>
          <table:table-cell office:value-type="string">
            <text:p>0x0046efb0</text:p>
          </table:table-cell>
          <table:table-cell office:value-type="string">
            <text:p>76 (0x4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mGetCallbackVersion</text:p>
          </table:table-cell>
          <table:table-cell/>
          <table:table-cell office:value-type="string">
            <text:p>CmGetCallbackVersion</text:p>
          </table:table-cell>
          <table:table-cell office:value-type="string">
            <text:p>0x00000001404c3e88</text:p>
          </table:table-cell>
          <table:table-cell office:value-type="string">
            <text:p>0x004c3e88</text:p>
          </table:table-cell>
          <table:table-cell office:value-type="string">
            <text:p>77 (0x4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mKeyObjectType</text:p>
          </table:table-cell>
          <table:table-cell/>
          <table:table-cell office:value-type="string">
            <text:p>CmKeyObjectType</text:p>
          </table:table-cell>
          <table:table-cell office:value-type="string">
            <text:p>0x0000000140619058</text:p>
          </table:table-cell>
          <table:table-cell office:value-type="string">
            <text:p>0x00619058</text:p>
          </table:table-cell>
          <table:table-cell office:value-type="string">
            <text:p>78 (0x4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mRegisterCallback</text:p>
          </table:table-cell>
          <table:table-cell/>
          <table:table-cell office:value-type="string">
            <text:p>CmRegisterCallback</text:p>
          </table:table-cell>
          <table:table-cell office:value-type="string">
            <text:p>0x00000001404aae10</text:p>
          </table:table-cell>
          <table:table-cell office:value-type="string">
            <text:p>0x004aae10</text:p>
          </table:table-cell>
          <table:table-cell office:value-type="string">
            <text:p>79 (0x4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mRegisterCallbackEx</text:p>
          </table:table-cell>
          <table:table-cell/>
          <table:table-cell office:value-type="string">
            <text:p>CmRegisterCallbackEx</text:p>
          </table:table-cell>
          <table:table-cell office:value-type="string">
            <text:p>0x0000000140484928</text:p>
          </table:table-cell>
          <table:table-cell office:value-type="string">
            <text:p>0x00484928</text:p>
          </table:table-cell>
          <table:table-cell office:value-type="string">
            <text:p>80 (0x5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mSetCallbackObjectContext</text:p>
          </table:table-cell>
          <table:table-cell/>
          <table:table-cell office:value-type="string">
            <text:p>CmSetCallbackObjectContext</text:p>
          </table:table-cell>
          <table:table-cell office:value-type="string">
            <text:p>0x000000014047dd7c</text:p>
          </table:table-cell>
          <table:table-cell office:value-type="string">
            <text:p>0x0047dd7c</text:p>
          </table:table-cell>
          <table:table-cell office:value-type="string">
            <text:p>81 (0x5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CmUnRegisterCallback</text:p>
          </table:table-cell>
          <table:table-cell/>
          <table:table-cell office:value-type="string">
            <text:p>CmUnRegisterCallback</text:p>
          </table:table-cell>
          <table:table-cell office:value-type="string">
            <text:p>0x00000001404aaa80</text:p>
          </table:table-cell>
          <table:table-cell office:value-type="string">
            <text:p>0x004aaa80</text:p>
          </table:table-cell>
          <table:table-cell office:value-type="string">
            <text:p>82 (0x5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BreakPoint</text:p>
          </table:table-cell>
          <table:table-cell/>
          <table:table-cell office:value-type="string">
            <text:p>DbgBreakPoint</text:p>
          </table:table-cell>
          <table:table-cell office:value-type="string">
            <text:p>0x000000014006a0e0</text:p>
          </table:table-cell>
          <table:table-cell office:value-type="string">
            <text:p>0x0006a0e0</text:p>
          </table:table-cell>
          <table:table-cell office:value-type="string">
            <text:p>83 (0x5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BreakPointWithStatus</text:p>
          </table:table-cell>
          <table:table-cell/>
          <table:table-cell office:value-type="string">
            <text:p>DbgBreakPointWithStatus</text:p>
          </table:table-cell>
          <table:table-cell office:value-type="string">
            <text:p>0x000000014006a100</text:p>
          </table:table-cell>
          <table:table-cell office:value-type="string">
            <text:p>0x0006a100</text:p>
          </table:table-cell>
          <table:table-cell office:value-type="string">
            <text:p>84 (0x5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CommandString</text:p>
          </table:table-cell>
          <table:table-cell/>
          <table:table-cell office:value-type="string">
            <text:p>DbgCommandString</text:p>
          </table:table-cell>
          <table:table-cell office:value-type="string">
            <text:p>0x0000000140164850</text:p>
          </table:table-cell>
          <table:table-cell office:value-type="string">
            <text:p>0x00164850</text:p>
          </table:table-cell>
          <table:table-cell office:value-type="string">
            <text:p>85 (0x5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LoadImageSymbols</text:p>
          </table:table-cell>
          <table:table-cell/>
          <table:table-cell office:value-type="string">
            <text:p>DbgLoadImageSymbols</text:p>
          </table:table-cell>
          <table:table-cell office:value-type="string">
            <text:p>0x00000001400e8dac</text:p>
          </table:table-cell>
          <table:table-cell office:value-type="string">
            <text:p>0x000e8dac</text:p>
          </table:table-cell>
          <table:table-cell office:value-type="string">
            <text:p>86 (0x5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Print</text:p>
          </table:table-cell>
          <table:table-cell/>
          <table:table-cell office:value-type="string">
            <text:p>DbgPrint</text:p>
          </table:table-cell>
          <table:table-cell office:value-type="string">
            <text:p>0x000000014000d900</text:p>
          </table:table-cell>
          <table:table-cell office:value-type="string">
            <text:p>0x0000d900</text:p>
          </table:table-cell>
          <table:table-cell office:value-type="string">
            <text:p>87 (0x5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PrintEx</text:p>
          </table:table-cell>
          <table:table-cell/>
          <table:table-cell office:value-type="string">
            <text:p>DbgPrintEx</text:p>
          </table:table-cell>
          <table:table-cell office:value-type="string">
            <text:p>0x00000001400ce72c</text:p>
          </table:table-cell>
          <table:table-cell office:value-type="string">
            <text:p>0x000ce72c</text:p>
          </table:table-cell>
          <table:table-cell office:value-type="string">
            <text:p>88 (0x5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PrintReturnControlC</text:p>
          </table:table-cell>
          <table:table-cell/>
          <table:table-cell office:value-type="string">
            <text:p>DbgPrintReturnControlC</text:p>
          </table:table-cell>
          <table:table-cell office:value-type="string">
            <text:p>0x0000000140164c24</text:p>
          </table:table-cell>
          <table:table-cell office:value-type="string">
            <text:p>0x00164c24</text:p>
          </table:table-cell>
          <table:table-cell office:value-type="string">
            <text:p>89 (0x5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Prompt</text:p>
          </table:table-cell>
          <table:table-cell/>
          <table:table-cell office:value-type="string">
            <text:p>DbgPrompt</text:p>
          </table:table-cell>
          <table:table-cell office:value-type="string">
            <text:p>0x0000000140164c6c</text:p>
          </table:table-cell>
          <table:table-cell office:value-type="string">
            <text:p>0x00164c6c</text:p>
          </table:table-cell>
          <table:table-cell office:value-type="string">
            <text:p>90 (0x5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QueryDebugFilterState</text:p>
          </table:table-cell>
          <table:table-cell/>
          <table:table-cell office:value-type="string">
            <text:p>DbgQueryDebugFilterState</text:p>
          </table:table-cell>
          <table:table-cell office:value-type="string">
            <text:p>0x0000000140164844</text:p>
          </table:table-cell>
          <table:table-cell office:value-type="string">
            <text:p>0x00164844</text:p>
          </table:table-cell>
          <table:table-cell office:value-type="string">
            <text:p>91 (0x5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SetDebugFilterState</text:p>
          </table:table-cell>
          <table:table-cell/>
          <table:table-cell office:value-type="string">
            <text:p>DbgSetDebugFilterState</text:p>
          </table:table-cell>
          <table:table-cell office:value-type="string">
            <text:p>0x000000014010b7d4</text:p>
          </table:table-cell>
          <table:table-cell office:value-type="string">
            <text:p>0x0010b7d4</text:p>
          </table:table-cell>
          <table:table-cell office:value-type="string">
            <text:p>92 (0x5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SetDebugPrintCallback</text:p>
          </table:table-cell>
          <table:table-cell/>
          <table:table-cell office:value-type="string">
            <text:p>DbgSetDebugPrintCallback</text:p>
          </table:table-cell>
          <table:table-cell office:value-type="string">
            <text:p>0x00000001401648a4</text:p>
          </table:table-cell>
          <table:table-cell office:value-type="string">
            <text:p>0x001648a4</text:p>
          </table:table-cell>
          <table:table-cell office:value-type="string">
            <text:p>93 (0x5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kLkmdRegisterCallback</text:p>
          </table:table-cell>
          <table:table-cell/>
          <table:table-cell office:value-type="string">
            <text:p>DbgkLkmdRegisterCallback</text:p>
          </table:table-cell>
          <table:table-cell office:value-type="string">
            <text:p>0x00000001404a1a2c</text:p>
          </table:table-cell>
          <table:table-cell office:value-type="string">
            <text:p>0x004a1a2c</text:p>
          </table:table-cell>
          <table:table-cell office:value-type="string">
            <text:p>94 (0x5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DbgkLkmdUnregisterCallback</text:p>
          </table:table-cell>
          <table:table-cell/>
          <table:table-cell office:value-type="string">
            <text:p>DbgkLkmdUnregisterCallback</text:p>
          </table:table-cell>
          <table:table-cell office:value-type="string">
            <text:p>0x00000001404d59a0</text:p>
          </table:table-cell>
          <table:table-cell office:value-type="string">
            <text:p>0x004d59a0</text:p>
          </table:table-cell>
          <table:table-cell office:value-type="string">
            <text:p>95 (0x5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mClientQueryRuleState</text:p>
          </table:table-cell>
          <table:table-cell/>
          <table:table-cell office:value-type="string">
            <text:p>EmClientQueryRuleState</text:p>
          </table:table-cell>
          <table:table-cell office:value-type="string">
            <text:p>0x0000000140347d5c</text:p>
          </table:table-cell>
          <table:table-cell office:value-type="string">
            <text:p>0x00347d5c</text:p>
          </table:table-cell>
          <table:table-cell office:value-type="string">
            <text:p>96 (0x6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mClientRuleDeregisterNotification</text:p>
          </table:table-cell>
          <table:table-cell/>
          <table:table-cell office:value-type="string">
            <text:p>EmClientRuleDeregisterNotification</text:p>
          </table:table-cell>
          <table:table-cell office:value-type="string">
            <text:p>0x00000001404d5f30</text:p>
          </table:table-cell>
          <table:table-cell office:value-type="string">
            <text:p>0x004d5f30</text:p>
          </table:table-cell>
          <table:table-cell office:value-type="string">
            <text:p>97 (0x6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mClientRuleEvaluate</text:p>
          </table:table-cell>
          <table:table-cell/>
          <table:table-cell office:value-type="string">
            <text:p>EmClientRuleEvaluate</text:p>
          </table:table-cell>
          <table:table-cell office:value-type="string">
            <text:p>0x000000014032f7ac</text:p>
          </table:table-cell>
          <table:table-cell office:value-type="string">
            <text:p>0x0032f7ac</text:p>
          </table:table-cell>
          <table:table-cell office:value-type="string">
            <text:p>98 (0x6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mClientRuleRegisterNotification</text:p>
          </table:table-cell>
          <table:table-cell/>
          <table:table-cell office:value-type="string">
            <text:p>EmClientRuleRegisterNotification</text:p>
          </table:table-cell>
          <table:table-cell office:value-type="string">
            <text:p>0x00000001404d6018</text:p>
          </table:table-cell>
          <table:table-cell office:value-type="string">
            <text:p>0x004d6018</text:p>
          </table:table-cell>
          <table:table-cell office:value-type="string">
            <text:p>99 (0x6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mProviderDeregister</text:p>
          </table:table-cell>
          <table:table-cell/>
          <table:table-cell office:value-type="string">
            <text:p>EmProviderDeregister</text:p>
          </table:table-cell>
          <table:table-cell office:value-type="string">
            <text:p>0x00000001404d6510</text:p>
          </table:table-cell>
          <table:table-cell office:value-type="string">
            <text:p>0x004d6510</text:p>
          </table:table-cell>
          <table:table-cell office:value-type="string">
            <text:p>100 (0x6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mProviderDeregisterEntry</text:p>
          </table:table-cell>
          <table:table-cell/>
          <table:table-cell office:value-type="string">
            <text:p>EmProviderDeregisterEntry</text:p>
          </table:table-cell>
          <table:table-cell office:value-type="string">
            <text:p>0x00000001404d62a8</text:p>
          </table:table-cell>
          <table:table-cell office:value-type="string">
            <text:p>0x004d62a8</text:p>
          </table:table-cell>
          <table:table-cell office:value-type="string">
            <text:p>101 (0x6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mProviderRegister</text:p>
          </table:table-cell>
          <table:table-cell/>
          <table:table-cell office:value-type="string">
            <text:p>EmProviderRegister</text:p>
          </table:table-cell>
          <table:table-cell office:value-type="string">
            <text:p>0x000000014048b450</text:p>
          </table:table-cell>
          <table:table-cell office:value-type="string">
            <text:p>0x0048b450</text:p>
          </table:table-cell>
          <table:table-cell office:value-type="string">
            <text:p>102 (0x6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mProviderRegisterEntry</text:p>
          </table:table-cell>
          <table:table-cell/>
          <table:table-cell office:value-type="string">
            <text:p>EmProviderRegisterEntry</text:p>
          </table:table-cell>
          <table:table-cell office:value-type="string">
            <text:p>0x00000001404d6304</text:p>
          </table:table-cell>
          <table:table-cell office:value-type="string">
            <text:p>0x004d6304</text:p>
          </table:table-cell>
          <table:table-cell office:value-type="string">
            <text:p>103 (0x6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mpProviderRegister</text:p>
          </table:table-cell>
          <table:table-cell/>
          <table:table-cell office:value-type="string">
            <text:p>EmpProviderRegister</text:p>
          </table:table-cell>
          <table:table-cell office:value-type="string">
            <text:p>0x000000014048b484</text:p>
          </table:table-cell>
          <table:table-cell office:value-type="string">
            <text:p>0x0048b484</text:p>
          </table:table-cell>
          <table:table-cell office:value-type="string">
            <text:p>104 (0x6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ActivityIdControl</text:p>
          </table:table-cell>
          <table:table-cell/>
          <table:table-cell office:value-type="string">
            <text:p>EtwActivityIdControl</text:p>
          </table:table-cell>
          <table:table-cell office:value-type="string">
            <text:p>0x000000014002ea44</text:p>
          </table:table-cell>
          <table:table-cell office:value-type="string">
            <text:p>0x0002ea44</text:p>
          </table:table-cell>
          <table:table-cell office:value-type="string">
            <text:p>105 (0x6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EnableTrace</text:p>
          </table:table-cell>
          <table:table-cell/>
          <table:table-cell office:value-type="string">
            <text:p>EtwEnableTrace</text:p>
          </table:table-cell>
          <table:table-cell office:value-type="string">
            <text:p>0x000000014043d014</text:p>
          </table:table-cell>
          <table:table-cell office:value-type="string">
            <text:p>0x0043d014</text:p>
          </table:table-cell>
          <table:table-cell office:value-type="string">
            <text:p>106 (0x6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EventEnabled</text:p>
          </table:table-cell>
          <table:table-cell/>
          <table:table-cell office:value-type="string">
            <text:p>EtwEventEnabled</text:p>
          </table:table-cell>
          <table:table-cell office:value-type="string">
            <text:p>0x000000014005d848</text:p>
          </table:table-cell>
          <table:table-cell office:value-type="string">
            <text:p>0x0005d848</text:p>
          </table:table-cell>
          <table:table-cell office:value-type="string">
            <text:p>107 (0x6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ProviderEnabled</text:p>
          </table:table-cell>
          <table:table-cell/>
          <table:table-cell office:value-type="string">
            <text:p>EtwProviderEnabled</text:p>
          </table:table-cell>
          <table:table-cell office:value-type="string">
            <text:p>0x000000014010b340</text:p>
          </table:table-cell>
          <table:table-cell office:value-type="string">
            <text:p>0x0010b340</text:p>
          </table:table-cell>
          <table:table-cell office:value-type="string">
            <text:p>108 (0x6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Register</text:p>
          </table:table-cell>
          <table:table-cell/>
          <table:table-cell office:value-type="string">
            <text:p>EtwRegister</text:p>
          </table:table-cell>
          <table:table-cell office:value-type="string">
            <text:p>0x0000000140443df8</text:p>
          </table:table-cell>
          <table:table-cell office:value-type="string">
            <text:p>0x00443df8</text:p>
          </table:table-cell>
          <table:table-cell office:value-type="string">
            <text:p>109 (0x6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RegisterClassicProvider</text:p>
          </table:table-cell>
          <table:table-cell/>
          <table:table-cell office:value-type="string">
            <text:p>EtwRegisterClassicProvider</text:p>
          </table:table-cell>
          <table:table-cell office:value-type="string">
            <text:p>0x0000000140443dc8</text:p>
          </table:table-cell>
          <table:table-cell office:value-type="string">
            <text:p>0x00443dc8</text:p>
          </table:table-cell>
          <table:table-cell office:value-type="string">
            <text:p>110 (0x6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SendTraceBuffer</text:p>
          </table:table-cell>
          <table:table-cell/>
          <table:table-cell office:value-type="string">
            <text:p>EtwSendTraceBuffer</text:p>
          </table:table-cell>
          <table:table-cell office:value-type="string">
            <text:p>0x0000000140188314</text:p>
          </table:table-cell>
          <table:table-cell office:value-type="string">
            <text:p>0x00188314</text:p>
          </table:table-cell>
          <table:table-cell office:value-type="string">
            <text:p>111 (0x6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Unregister</text:p>
          </table:table-cell>
          <table:table-cell/>
          <table:table-cell office:value-type="string">
            <text:p>EtwUnregister</text:p>
          </table:table-cell>
          <table:table-cell office:value-type="string">
            <text:p>0x00000001404413f0</text:p>
          </table:table-cell>
          <table:table-cell office:value-type="string">
            <text:p>0x004413f0</text:p>
          </table:table-cell>
          <table:table-cell office:value-type="string">
            <text:p>112 (0x7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Write</text:p>
          </table:table-cell>
          <table:table-cell/>
          <table:table-cell office:value-type="string">
            <text:p>EtwWrite</text:p>
          </table:table-cell>
          <table:table-cell office:value-type="string">
            <text:p>0x0000000140035cd4</text:p>
          </table:table-cell>
          <table:table-cell office:value-type="string">
            <text:p>0x00035cd4</text:p>
          </table:table-cell>
          <table:table-cell office:value-type="string">
            <text:p>113 (0x7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WriteEndScenario</text:p>
          </table:table-cell>
          <table:table-cell/>
          <table:table-cell office:value-type="string">
            <text:p>EtwWriteEndScenario</text:p>
          </table:table-cell>
          <table:table-cell office:value-type="string">
            <text:p>0x000000014043da00</text:p>
          </table:table-cell>
          <table:table-cell office:value-type="string">
            <text:p>0x0043da00</text:p>
          </table:table-cell>
          <table:table-cell office:value-type="string">
            <text:p>114 (0x7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WriteEx</text:p>
          </table:table-cell>
          <table:table-cell/>
          <table:table-cell office:value-type="string">
            <text:p>EtwWriteEx</text:p>
          </table:table-cell>
          <table:table-cell office:value-type="string">
            <text:p>0x0000000140117d20</text:p>
          </table:table-cell>
          <table:table-cell office:value-type="string">
            <text:p>0x00117d20</text:p>
          </table:table-cell>
          <table:table-cell office:value-type="string">
            <text:p>115 (0x7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WriteStartScenario</text:p>
          </table:table-cell>
          <table:table-cell/>
          <table:table-cell office:value-type="string">
            <text:p>EtwWriteStartScenario</text:p>
          </table:table-cell>
          <table:table-cell office:value-type="string">
            <text:p>0x0000000140438944</text:p>
          </table:table-cell>
          <table:table-cell office:value-type="string">
            <text:p>0x00438944</text:p>
          </table:table-cell>
          <table:table-cell office:value-type="string">
            <text:p>116 (0x7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WriteString</text:p>
          </table:table-cell>
          <table:table-cell/>
          <table:table-cell office:value-type="string">
            <text:p>EtwWriteString</text:p>
          </table:table-cell>
          <table:table-cell office:value-type="string">
            <text:p>0x0000000140187c90</text:p>
          </table:table-cell>
          <table:table-cell office:value-type="string">
            <text:p>0x00187c90</text:p>
          </table:table-cell>
          <table:table-cell office:value-type="string">
            <text:p>117 (0x7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twWriteTransfer</text:p>
          </table:table-cell>
          <table:table-cell/>
          <table:table-cell office:value-type="string">
            <text:p>EtwWriteTransfer</text:p>
          </table:table-cell>
          <table:table-cell office:value-type="string">
            <text:p>0x000000014018825c</text:p>
          </table:table-cell>
          <table:table-cell office:value-type="string">
            <text:p>0x0018825c</text:p>
          </table:table-cell>
          <table:table-cell office:value-type="string">
            <text:p>118 (0x7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CacheAwarePushLockExclusive</text:p>
          </table:table-cell>
          <table:table-cell/>
          <table:table-cell office:value-type="string">
            <text:p>ExAcquireCacheAwarePushLockExclusive</text:p>
          </table:table-cell>
          <table:table-cell office:value-type="string">
            <text:p>0x0000000140041440</text:p>
          </table:table-cell>
          <table:table-cell office:value-type="string">
            <text:p>0x00041440</text:p>
          </table:table-cell>
          <table:table-cell office:value-type="string">
            <text:p>119 (0x7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FastMutex</text:p>
          </table:table-cell>
          <table:table-cell/>
          <table:table-cell office:value-type="string">
            <text:p>ExAcquireFastMutex</text:p>
          </table:table-cell>
          <table:table-cell office:value-type="string">
            <text:p>0x0000000140063590</text:p>
          </table:table-cell>
          <table:table-cell office:value-type="string">
            <text:p>0x00063590</text:p>
          </table:table-cell>
          <table:table-cell office:value-type="string">
            <text:p>120 (0x7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FastMutexUnsafe</text:p>
          </table:table-cell>
          <table:table-cell/>
          <table:table-cell office:value-type="string">
            <text:p>ExAcquireFastMutexUnsafe</text:p>
          </table:table-cell>
          <table:table-cell office:value-type="string">
            <text:p>0x0000000140084530</text:p>
          </table:table-cell>
          <table:table-cell office:value-type="string">
            <text:p>0x00084530</text:p>
          </table:table-cell>
          <table:table-cell office:value-type="string">
            <text:p>121 (0x7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ResourceExclusiveLite</text:p>
          </table:table-cell>
          <table:table-cell/>
          <table:table-cell office:value-type="string">
            <text:p>ExAcquireResourceExclusiveLite</text:p>
          </table:table-cell>
          <table:table-cell office:value-type="string">
            <text:p>0x000000014007a260</text:p>
          </table:table-cell>
          <table:table-cell office:value-type="string">
            <text:p>0x0007a260</text:p>
          </table:table-cell>
          <table:table-cell office:value-type="string">
            <text:p>122 (0x7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ResourceSharedLite</text:p>
          </table:table-cell>
          <table:table-cell/>
          <table:table-cell office:value-type="string">
            <text:p>ExAcquireResourceSharedLite</text:p>
          </table:table-cell>
          <table:table-cell office:value-type="string">
            <text:p>0x00000001400a8340</text:p>
          </table:table-cell>
          <table:table-cell office:value-type="string">
            <text:p>0x000a8340</text:p>
          </table:table-cell>
          <table:table-cell office:value-type="string">
            <text:p>123 (0x7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RundownProtection</text:p>
          </table:table-cell>
          <table:table-cell/>
          <table:table-cell office:value-type="string">
            <text:p>ExAcquireRundownProtection</text:p>
          </table:table-cell>
          <table:table-cell office:value-type="string">
            <text:p>0x000000014006312c</text:p>
          </table:table-cell>
          <table:table-cell office:value-type="string">
            <text:p>0x0006312c</text:p>
          </table:table-cell>
          <table:table-cell office:value-type="string">
            <text:p>124 (0x7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RundownProtectionCacheAware</text:p>
          </table:table-cell>
          <table:table-cell/>
          <table:table-cell office:value-type="string">
            <text:p>ExAcquireRundownProtectionCacheAware</text:p>
          </table:table-cell>
          <table:table-cell office:value-type="string">
            <text:p>0x00000001400629e0</text:p>
          </table:table-cell>
          <table:table-cell office:value-type="string">
            <text:p>0x000629e0</text:p>
          </table:table-cell>
          <table:table-cell office:value-type="string">
            <text:p>125 (0x7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RundownProtectionCacheAwareEx</text:p>
          </table:table-cell>
          <table:table-cell/>
          <table:table-cell office:value-type="string">
            <text:p>ExAcquireRundownProtectionCacheAwareEx</text:p>
          </table:table-cell>
          <table:table-cell office:value-type="string">
            <text:p>0x0000000140085820</text:p>
          </table:table-cell>
          <table:table-cell office:value-type="string">
            <text:p>0x00085820</text:p>
          </table:table-cell>
          <table:table-cell office:value-type="string">
            <text:p>126 (0x7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RundownProtectionEx</text:p>
          </table:table-cell>
          <table:table-cell/>
          <table:table-cell office:value-type="string">
            <text:p>ExAcquireRundownProtectionEx</text:p>
          </table:table-cell>
          <table:table-cell office:value-type="string">
            <text:p>0x0000000140105978</text:p>
          </table:table-cell>
          <table:table-cell office:value-type="string">
            <text:p>0x00105978</text:p>
          </table:table-cell>
          <table:table-cell office:value-type="string">
            <text:p>127 (0x7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SharedStarveExclusive</text:p>
          </table:table-cell>
          <table:table-cell/>
          <table:table-cell office:value-type="string">
            <text:p>ExAcquireSharedStarveExclusive</text:p>
          </table:table-cell>
          <table:table-cell office:value-type="string">
            <text:p>0x00000001400af4d0</text:p>
          </table:table-cell>
          <table:table-cell office:value-type="string">
            <text:p>0x000af4d0</text:p>
          </table:table-cell>
          <table:table-cell office:value-type="string">
            <text:p>128 (0x8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SharedWaitForExclusive</text:p>
          </table:table-cell>
          <table:table-cell/>
          <table:table-cell office:value-type="string">
            <text:p>ExAcquireSharedWaitForExclusive</text:p>
          </table:table-cell>
          <table:table-cell office:value-type="string">
            <text:p>0x0000000140032280</text:p>
          </table:table-cell>
          <table:table-cell office:value-type="string">
            <text:p>0x00032280</text:p>
          </table:table-cell>
          <table:table-cell office:value-type="string">
            <text:p>129 (0x8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SpinLockExclusive</text:p>
          </table:table-cell>
          <table:table-cell/>
          <table:table-cell office:value-type="string">
            <text:p>ExAcquireSpinLockExclusive</text:p>
          </table:table-cell>
          <table:table-cell office:value-type="string">
            <text:p>0x0000000140117dd0</text:p>
          </table:table-cell>
          <table:table-cell office:value-type="string">
            <text:p>0x00117dd0</text:p>
          </table:table-cell>
          <table:table-cell office:value-type="string">
            <text:p>130 (0x8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SpinLockExclusiveAtDpcLevel</text:p>
          </table:table-cell>
          <table:table-cell/>
          <table:table-cell office:value-type="string">
            <text:p>ExAcquireSpinLockExclusiveAtDpcLevel</text:p>
          </table:table-cell>
          <table:table-cell office:value-type="string">
            <text:p>0x0000000140112ac4</text:p>
          </table:table-cell>
          <table:table-cell office:value-type="string">
            <text:p>0x00112ac4</text:p>
          </table:table-cell>
          <table:table-cell office:value-type="string">
            <text:p>131 (0x8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SpinLockShared</text:p>
          </table:table-cell>
          <table:table-cell/>
          <table:table-cell office:value-type="string">
            <text:p>ExAcquireSpinLockShared</text:p>
          </table:table-cell>
          <table:table-cell office:value-type="string">
            <text:p>0x00000001400f3d60</text:p>
          </table:table-cell>
          <table:table-cell office:value-type="string">
            <text:p>0x000f3d60</text:p>
          </table:table-cell>
          <table:table-cell office:value-type="string">
            <text:p>132 (0x8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cquireSpinLockSharedAtDpcLevel</text:p>
          </table:table-cell>
          <table:table-cell/>
          <table:table-cell office:value-type="string">
            <text:p>ExAcquireSpinLockSharedAtDpcLevel</text:p>
          </table:table-cell>
          <table:table-cell office:value-type="string">
            <text:p>0x000000014018dc98</text:p>
          </table:table-cell>
          <table:table-cell office:value-type="string">
            <text:p>0x0018dc98</text:p>
          </table:table-cell>
          <table:table-cell office:value-type="string">
            <text:p>133 (0x8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llocateCacheAwarePushLock</text:p>
          </table:table-cell>
          <table:table-cell/>
          <table:table-cell office:value-type="string">
            <text:p>ExAllocateCacheAwarePushLock</text:p>
          </table:table-cell>
          <table:table-cell office:value-type="string">
            <text:p>0x00000001400e88c8</text:p>
          </table:table-cell>
          <table:table-cell office:value-type="string">
            <text:p>0x000e88c8</text:p>
          </table:table-cell>
          <table:table-cell office:value-type="string">
            <text:p>134 (0x8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llocateCacheAwareRundownProtection</text:p>
          </table:table-cell>
          <table:table-cell/>
          <table:table-cell office:value-type="string">
            <text:p>ExAllocateCacheAwareRundownProtection</text:p>
          </table:table-cell>
          <table:table-cell office:value-type="string">
            <text:p>0x0000000140352d20</text:p>
          </table:table-cell>
          <table:table-cell office:value-type="string">
            <text:p>0x00352d20</text:p>
          </table:table-cell>
          <table:table-cell office:value-type="string">
            <text:p>135 (0x8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llocatePool</text:p>
          </table:table-cell>
          <table:table-cell/>
          <table:table-cell office:value-type="string">
            <text:p>ExAllocatePool</text:p>
          </table:table-cell>
          <table:table-cell office:value-type="string">
            <text:p>0x0000000140116f40</text:p>
          </table:table-cell>
          <table:table-cell office:value-type="string">
            <text:p>0x00116f40</text:p>
          </table:table-cell>
          <table:table-cell office:value-type="string">
            <text:p>136 (0x8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llocatePoolWithQuota</text:p>
          </table:table-cell>
          <table:table-cell/>
          <table:table-cell office:value-type="string">
            <text:p>ExAllocatePoolWithQuota</text:p>
          </table:table-cell>
          <table:table-cell office:value-type="string">
            <text:p>0x000000014018c56c</text:p>
          </table:table-cell>
          <table:table-cell office:value-type="string">
            <text:p>0x0018c56c</text:p>
          </table:table-cell>
          <table:table-cell office:value-type="string">
            <text:p>137 (0x8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llocatePoolWithQuotaTag</text:p>
          </table:table-cell>
          <table:table-cell/>
          <table:table-cell office:value-type="string">
            <text:p>ExAllocatePoolWithQuotaTag</text:p>
          </table:table-cell>
          <table:table-cell office:value-type="string">
            <text:p>0x000000014009cdb0</text:p>
          </table:table-cell>
          <table:table-cell office:value-type="string">
            <text:p>0x0009cdb0</text:p>
          </table:table-cell>
          <table:table-cell office:value-type="string">
            <text:p>138 (0x8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llocatePoolWithTag</text:p>
          </table:table-cell>
          <table:table-cell/>
          <table:table-cell office:value-type="string">
            <text:p>ExAllocatePoolWithTag</text:p>
          </table:table-cell>
          <table:table-cell office:value-type="string">
            <text:p>0x00000001401daf00</text:p>
          </table:table-cell>
          <table:table-cell office:value-type="string">
            <text:p>0x001daf00</text:p>
          </table:table-cell>
          <table:table-cell office:value-type="string">
            <text:p>139 (0x8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AllocatePoolWithTagPriority</text:p>
          </table:table-cell>
          <table:table-cell/>
          <table:table-cell office:value-type="string">
            <text:p>ExAllocatePoolWithTagPriority</text:p>
          </table:table-cell>
          <table:table-cell office:value-type="string">
            <text:p>0x000000014005b8d0</text:p>
          </table:table-cell>
          <table:table-cell office:value-type="string">
            <text:p>0x0005b8d0</text:p>
          </table:table-cell>
          <table:table-cell office:value-type="string">
            <text:p>140 (0x8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BlockOnAddressPushLock</text:p>
          </table:table-cell>
          <table:table-cell/>
          <table:table-cell office:value-type="string">
            <text:p>ExBlockOnAddressPushLock</text:p>
          </table:table-cell>
          <table:table-cell office:value-type="string">
            <text:p>0x0000000140027930</text:p>
          </table:table-cell>
          <table:table-cell office:value-type="string">
            <text:p>0x00027930</text:p>
          </table:table-cell>
          <table:table-cell office:value-type="string">
            <text:p>141 (0x8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BlockPushLock</text:p>
          </table:table-cell>
          <table:table-cell/>
          <table:table-cell office:value-type="string">
            <text:p>ExBlockPushLock</text:p>
          </table:table-cell>
          <table:table-cell office:value-type="string">
            <text:p>0x00000001400279dc</text:p>
          </table:table-cell>
          <table:table-cell office:value-type="string">
            <text:p>0x000279dc</text:p>
          </table:table-cell>
          <table:table-cell office:value-type="string">
            <text:p>142 (0x8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CompositionSurfaceObjectType</text:p>
          </table:table-cell>
          <table:table-cell/>
          <table:table-cell office:value-type="string">
            <text:p>ExCompositionSurfaceObjectType</text:p>
          </table:table-cell>
          <table:table-cell office:value-type="string">
            <text:p>0x0000000140253f90</text:p>
          </table:table-cell>
          <table:table-cell office:value-type="string">
            <text:p>0x00253f90</text:p>
          </table:table-cell>
          <table:table-cell office:value-type="string">
            <text:p>143 (0x8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ConvertExclusiveToSharedLite</text:p>
          </table:table-cell>
          <table:table-cell/>
          <table:table-cell office:value-type="string">
            <text:p>ExConvertExclusiveToSharedLite</text:p>
          </table:table-cell>
          <table:table-cell office:value-type="string">
            <text:p>0x0000000140042b28</text:p>
          </table:table-cell>
          <table:table-cell office:value-type="string">
            <text:p>0x00042b28</text:p>
          </table:table-cell>
          <table:table-cell office:value-type="string">
            <text:p>144 (0x9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CreateCallback</text:p>
          </table:table-cell>
          <table:table-cell/>
          <table:table-cell office:value-type="string">
            <text:p>ExCreateCallback</text:p>
          </table:table-cell>
          <table:table-cell office:value-type="string">
            <text:p>0x00000001404b1e0c</text:p>
          </table:table-cell>
          <table:table-cell office:value-type="string">
            <text:p>0x004b1e0c</text:p>
          </table:table-cell>
          <table:table-cell office:value-type="string">
            <text:p>145 (0x9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DeleteLookasideListEx</text:p>
          </table:table-cell>
          <table:table-cell/>
          <table:table-cell office:value-type="string">
            <text:p>ExDeleteLookasideListEx</text:p>
          </table:table-cell>
          <table:table-cell office:value-type="string">
            <text:p>0x00000001400e1288</text:p>
          </table:table-cell>
          <table:table-cell office:value-type="string">
            <text:p>0x000e1288</text:p>
          </table:table-cell>
          <table:table-cell office:value-type="string">
            <text:p>146 (0x9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DeleteNPagedLookasideList</text:p>
          </table:table-cell>
          <table:table-cell/>
          <table:table-cell office:value-type="string">
            <text:p>ExDeleteNPagedLookasideList</text:p>
          </table:table-cell>
          <table:table-cell office:value-type="string">
            <text:p>0x00000001400eda58</text:p>
          </table:table-cell>
          <table:table-cell office:value-type="string">
            <text:p>0x000eda58</text:p>
          </table:table-cell>
          <table:table-cell office:value-type="string">
            <text:p>147 (0x9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DeletePagedLookasideList</text:p>
          </table:table-cell>
          <table:table-cell/>
          <table:table-cell office:value-type="string">
            <text:p>ExDeletePagedLookasideList</text:p>
          </table:table-cell>
          <table:table-cell office:value-type="string">
            <text:p>0x0000000140035088</text:p>
          </table:table-cell>
          <table:table-cell office:value-type="string">
            <text:p>0x00035088</text:p>
          </table:table-cell>
          <table:table-cell office:value-type="string">
            <text:p>148 (0x9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DeleteResourceLite</text:p>
          </table:table-cell>
          <table:table-cell/>
          <table:table-cell office:value-type="string">
            <text:p>ExDeleteResourceLite</text:p>
          </table:table-cell>
          <table:table-cell office:value-type="string">
            <text:p>0x00000001400bc490</text:p>
          </table:table-cell>
          <table:table-cell office:value-type="string">
            <text:p>0x000bc490</text:p>
          </table:table-cell>
          <table:table-cell office:value-type="string">
            <text:p>149 (0x9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DesktopObjectType</text:p>
          </table:table-cell>
          <table:table-cell/>
          <table:table-cell office:value-type="string">
            <text:p>ExDesktopObjectType</text:p>
          </table:table-cell>
          <table:table-cell office:value-type="string">
            <text:p>0x0000000140253f98</text:p>
          </table:table-cell>
          <table:table-cell office:value-type="string">
            <text:p>0x00253f98</text:p>
          </table:table-cell>
          <table:table-cell office:value-type="string">
            <text:p>150 (0x9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DisableResourceBoostLite</text:p>
          </table:table-cell>
          <table:table-cell/>
          <table:table-cell office:value-type="string">
            <text:p>ExDisableResourceBoostLite</text:p>
          </table:table-cell>
          <table:table-cell office:value-type="string">
            <text:p>0x00000001400120ac</text:p>
          </table:table-cell>
          <table:table-cell office:value-type="string">
            <text:p>0x000120ac</text:p>
          </table:table-cell>
          <table:table-cell office:value-type="string">
            <text:p>151 (0x9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EnterCriticalRegionAndAcquireFastMutexUnsafe</text:p>
          </table:table-cell>
          <table:table-cell/>
          <table:table-cell office:value-type="string">
            <text:p>ExEnterCriticalRegionAndAcquireFastMutexUnsafe</text:p>
          </table:table-cell>
          <table:table-cell office:value-type="string">
            <text:p>0x00000001400b3f60</text:p>
          </table:table-cell>
          <table:table-cell office:value-type="string">
            <text:p>0x000b3f60</text:p>
          </table:table-cell>
          <table:table-cell office:value-type="string">
            <text:p>152 (0x9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EnterCriticalRegionAndAcquireResourceExclusive</text:p>
          </table:table-cell>
          <table:table-cell/>
          <table:table-cell office:value-type="string">
            <text:p>ExEnterCriticalRegionAndAcquireResourceExclusive</text:p>
          </table:table-cell>
          <table:table-cell office:value-type="string">
            <text:p>0x0000000140063c30</text:p>
          </table:table-cell>
          <table:table-cell office:value-type="string">
            <text:p>0x00063c30</text:p>
          </table:table-cell>
          <table:table-cell office:value-type="string">
            <text:p>153 (0x9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EnterCriticalRegionAndAcquireResourceShared</text:p>
          </table:table-cell>
          <table:table-cell/>
          <table:table-cell office:value-type="string">
            <text:p>ExEnterCriticalRegionAndAcquireResourceShared</text:p>
          </table:table-cell>
          <table:table-cell office:value-type="string">
            <text:p>0x0000000140034d88</text:p>
          </table:table-cell>
          <table:table-cell office:value-type="string">
            <text:p>0x00034d88</text:p>
          </table:table-cell>
          <table:table-cell office:value-type="string">
            <text:p>154 (0x9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EnterCriticalRegionAndAcquireSharedWaitForExclusive</text:p>
          </table:table-cell>
          <table:table-cell/>
          <table:table-cell office:value-type="string">
            <text:p>ExEnterCriticalRegionAndAcquireSharedWaitForExclusive</text:p>
          </table:table-cell>
          <table:table-cell office:value-type="string">
            <text:p>0x000000014018d4d8</text:p>
          </table:table-cell>
          <table:table-cell office:value-type="string">
            <text:p>0x0018d4d8</text:p>
          </table:table-cell>
          <table:table-cell office:value-type="string">
            <text:p>155 (0x9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EnterPriorityRegionAndAcquireResourceExclusive</text:p>
          </table:table-cell>
          <table:table-cell/>
          <table:table-cell office:value-type="string">
            <text:p>ExEnterPriorityRegionAndAcquireResourceExclusive</text:p>
          </table:table-cell>
          <table:table-cell office:value-type="string">
            <text:p>0x0000000140092cd0</text:p>
          </table:table-cell>
          <table:table-cell office:value-type="string">
            <text:p>0x00092cd0</text:p>
          </table:table-cell>
          <table:table-cell office:value-type="string">
            <text:p>156 (0x9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EnterPriorityRegionAndAcquireResourceShared</text:p>
          </table:table-cell>
          <table:table-cell/>
          <table:table-cell office:value-type="string">
            <text:p>ExEnterPriorityRegionAndAcquireResourceShared</text:p>
          </table:table-cell>
          <table:table-cell office:value-type="string">
            <text:p>0x00000001400b40a0</text:p>
          </table:table-cell>
          <table:table-cell office:value-type="string">
            <text:p>0x000b40a0</text:p>
          </table:table-cell>
          <table:table-cell office:value-type="string">
            <text:p>157 (0x9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EnumHandleTable</text:p>
          </table:table-cell>
          <table:table-cell/>
          <table:table-cell office:value-type="string">
            <text:p>ExEnumHandleTable</text:p>
          </table:table-cell>
          <table:table-cell office:value-type="string">
            <text:p>0x000000014038a63c</text:p>
          </table:table-cell>
          <table:table-cell office:value-type="string">
            <text:p>0x0038a63c</text:p>
          </table:table-cell>
          <table:table-cell office:value-type="string">
            <text:p>158 (0x9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EventObjectType</text:p>
          </table:table-cell>
          <table:table-cell/>
          <table:table-cell office:value-type="string">
            <text:p>ExEventObjectType</text:p>
          </table:table-cell>
          <table:table-cell office:value-type="string">
            <text:p>0x000000014030b0d0</text:p>
          </table:table-cell>
          <table:table-cell office:value-type="string">
            <text:p>0x0030b0d0</text:p>
          </table:table-cell>
          <table:table-cell office:value-type="string">
            <text:p>159 (0x9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ExtendZone</text:p>
          </table:table-cell>
          <table:table-cell/>
          <table:table-cell office:value-type="string">
            <text:p>ExExtendZone</text:p>
          </table:table-cell>
          <table:table-cell office:value-type="string">
            <text:p>0x000000014018e01c</text:p>
          </table:table-cell>
          <table:table-cell office:value-type="string">
            <text:p>0x0018e01c</text:p>
          </table:table-cell>
          <table:table-cell office:value-type="string">
            <text:p>160 (0xa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etchLicenseData</text:p>
          </table:table-cell>
          <table:table-cell/>
          <table:table-cell office:value-type="string">
            <text:p>ExFetchLicenseData</text:p>
          </table:table-cell>
          <table:table-cell office:value-type="string">
            <text:p>0x0000000140543424</text:p>
          </table:table-cell>
          <table:table-cell office:value-type="string">
            <text:p>0x00543424</text:p>
          </table:table-cell>
          <table:table-cell office:value-type="string">
            <text:p>161 (0xa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lushLookasideListEx</text:p>
          </table:table-cell>
          <table:table-cell/>
          <table:table-cell office:value-type="string">
            <text:p>ExFlushLookasideListEx</text:p>
          </table:table-cell>
          <table:table-cell office:value-type="string">
            <text:p>0x000000014018dde0</text:p>
          </table:table-cell>
          <table:table-cell office:value-type="string">
            <text:p>0x0018dde0</text:p>
          </table:table-cell>
          <table:table-cell office:value-type="string">
            <text:p>162 (0xa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reeCacheAwarePushLock</text:p>
          </table:table-cell>
          <table:table-cell/>
          <table:table-cell office:value-type="string">
            <text:p>ExFreeCacheAwarePushLock</text:p>
          </table:table-cell>
          <table:table-cell office:value-type="string">
            <text:p>0x00000001400ea108</text:p>
          </table:table-cell>
          <table:table-cell office:value-type="string">
            <text:p>0x000ea108</text:p>
          </table:table-cell>
          <table:table-cell office:value-type="string">
            <text:p>163 (0xa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reeCacheAwareRundownProtection</text:p>
          </table:table-cell>
          <table:table-cell/>
          <table:table-cell office:value-type="string">
            <text:p>ExFreeCacheAwareRundownProtection</text:p>
          </table:table-cell>
          <table:table-cell office:value-type="string">
            <text:p>0x0000000140358820</text:p>
          </table:table-cell>
          <table:table-cell office:value-type="string">
            <text:p>0x00358820</text:p>
          </table:table-cell>
          <table:table-cell office:value-type="string">
            <text:p>164 (0xa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reePool</text:p>
          </table:table-cell>
          <table:table-cell/>
          <table:table-cell office:value-type="string">
            <text:p>ExFreePool</text:p>
          </table:table-cell>
          <table:table-cell office:value-type="string">
            <text:p>0x00000001401da010</text:p>
          </table:table-cell>
          <table:table-cell office:value-type="string">
            <text:p>0x001da010</text:p>
          </table:table-cell>
          <table:table-cell office:value-type="string">
            <text:p>165 (0xa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reePoolWithTag</text:p>
          </table:table-cell>
          <table:table-cell/>
          <table:table-cell office:value-type="string">
            <text:p>ExFreePoolWithTag</text:p>
          </table:table-cell>
          <table:table-cell office:value-type="string">
            <text:p>0x00000001401da020</text:p>
          </table:table-cell>
          <table:table-cell office:value-type="string">
            <text:p>0x001da020</text:p>
          </table:table-cell>
          <table:table-cell office:value-type="string">
            <text:p>166 (0xa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GetCurrentProcessorCounts</text:p>
          </table:table-cell>
          <table:table-cell/>
          <table:table-cell office:value-type="string">
            <text:p>ExGetCurrentProcessorCounts</text:p>
          </table:table-cell>
          <table:table-cell office:value-type="string">
            <text:p>0x0000000140062098</text:p>
          </table:table-cell>
          <table:table-cell office:value-type="string">
            <text:p>0x00062098</text:p>
          </table:table-cell>
          <table:table-cell office:value-type="string">
            <text:p>167 (0xa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GetCurrentProcessorCpuUsage</text:p>
          </table:table-cell>
          <table:table-cell/>
          <table:table-cell office:value-type="string">
            <text:p>ExGetCurrentProcessorCpuUsage</text:p>
          </table:table-cell>
          <table:table-cell office:value-type="string">
            <text:p>0x000000014018d0a0</text:p>
          </table:table-cell>
          <table:table-cell office:value-type="string">
            <text:p>0x0018d0a0</text:p>
          </table:table-cell>
          <table:table-cell office:value-type="string">
            <text:p>168 (0xa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GetExclusiveWaiterCount</text:p>
          </table:table-cell>
          <table:table-cell/>
          <table:table-cell office:value-type="string">
            <text:p>ExGetExclusiveWaiterCount</text:p>
          </table:table-cell>
          <table:table-cell office:value-type="string">
            <text:p>0x000000014018d67c</text:p>
          </table:table-cell>
          <table:table-cell office:value-type="string">
            <text:p>0x0018d67c</text:p>
          </table:table-cell>
          <table:table-cell office:value-type="string">
            <text:p>169 (0xa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GetLicenseTamperState</text:p>
          </table:table-cell>
          <table:table-cell/>
          <table:table-cell office:value-type="string">
            <text:p>ExGetLicenseTamperState</text:p>
          </table:table-cell>
          <table:table-cell office:value-type="string">
            <text:p>0x0000000140543790</text:p>
          </table:table-cell>
          <table:table-cell office:value-type="string">
            <text:p>0x00543790</text:p>
          </table:table-cell>
          <table:table-cell office:value-type="string">
            <text:p>170 (0xa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GetPreviousMode</text:p>
          </table:table-cell>
          <table:table-cell/>
          <table:table-cell office:value-type="string">
            <text:p>ExGetPreviousMode</text:p>
          </table:table-cell>
          <table:table-cell office:value-type="string">
            <text:p>0x00000001400b0e00</text:p>
          </table:table-cell>
          <table:table-cell office:value-type="string">
            <text:p>0x000b0e00</text:p>
          </table:table-cell>
          <table:table-cell office:value-type="string">
            <text:p>171 (0xa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GetSharedWaiterCount</text:p>
          </table:table-cell>
          <table:table-cell/>
          <table:table-cell office:value-type="string">
            <text:p>ExGetSharedWaiterCount</text:p>
          </table:table-cell>
          <table:table-cell office:value-type="string">
            <text:p>0x000000014018d688</text:p>
          </table:table-cell>
          <table:table-cell office:value-type="string">
            <text:p>0x0018d688</text:p>
          </table:table-cell>
          <table:table-cell office:value-type="string">
            <text:p>172 (0xa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itializeLookasideListEx</text:p>
          </table:table-cell>
          <table:table-cell/>
          <table:table-cell office:value-type="string">
            <text:p>ExInitializeLookasideListEx</text:p>
          </table:table-cell>
          <table:table-cell office:value-type="string">
            <text:p>0x00000001400e2440</text:p>
          </table:table-cell>
          <table:table-cell office:value-type="string">
            <text:p>0x000e2440</text:p>
          </table:table-cell>
          <table:table-cell office:value-type="string">
            <text:p>173 (0xa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itializeNPagedLookasideList</text:p>
          </table:table-cell>
          <table:table-cell/>
          <table:table-cell office:value-type="string">
            <text:p>ExInitializeNPagedLookasideList</text:p>
          </table:table-cell>
          <table:table-cell office:value-type="string">
            <text:p>0x00000001400eda20</text:p>
          </table:table-cell>
          <table:table-cell office:value-type="string">
            <text:p>0x000eda20</text:p>
          </table:table-cell>
          <table:table-cell office:value-type="string">
            <text:p>174 (0xa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itializePagedLookasideList</text:p>
          </table:table-cell>
          <table:table-cell/>
          <table:table-cell office:value-type="string">
            <text:p>ExInitializePagedLookasideList</text:p>
          </table:table-cell>
          <table:table-cell office:value-type="string">
            <text:p>0x00000001403a0a48</text:p>
          </table:table-cell>
          <table:table-cell office:value-type="string">
            <text:p>0x003a0a48</text:p>
          </table:table-cell>
          <table:table-cell office:value-type="string">
            <text:p>175 (0xa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itializePushLock</text:p>
          </table:table-cell>
          <table:table-cell/>
          <table:table-cell office:value-type="string">
            <text:p>ExInitializePushLock</text:p>
          </table:table-cell>
          <table:table-cell office:value-type="string">
            <text:p>0x000000014005d83c</text:p>
          </table:table-cell>
          <table:table-cell office:value-type="string">
            <text:p>0x0005d83c</text:p>
          </table:table-cell>
          <table:table-cell office:value-type="string">
            <text:p>176 (0xb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itializeResourceLite</text:p>
          </table:table-cell>
          <table:table-cell/>
          <table:table-cell office:value-type="string">
            <text:p>ExInitializeResourceLite</text:p>
          </table:table-cell>
          <table:table-cell office:value-type="string">
            <text:p>0x00000001400ab5e0</text:p>
          </table:table-cell>
          <table:table-cell office:value-type="string">
            <text:p>0x000ab5e0</text:p>
          </table:table-cell>
          <table:table-cell office:value-type="string">
            <text:p>177 (0xb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itializeRundownProtection</text:p>
          </table:table-cell>
          <table:table-cell/>
          <table:table-cell office:value-type="string">
            <text:p>ExInitializeRundownProtection</text:p>
          </table:table-cell>
          <table:table-cell office:value-type="string">
            <text:p>0x000000014005d83c</text:p>
          </table:table-cell>
          <table:table-cell office:value-type="string">
            <text:p>0x0005d83c</text:p>
          </table:table-cell>
          <table:table-cell office:value-type="string">
            <text:p>178 (0xb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itializeRundownProtectionCacheAware</text:p>
          </table:table-cell>
          <table:table-cell/>
          <table:table-cell office:value-type="string">
            <text:p>ExInitializeRundownProtectionCacheAware</text:p>
          </table:table-cell>
          <table:table-cell office:value-type="string">
            <text:p>0x000000014047c2ec</text:p>
          </table:table-cell>
          <table:table-cell office:value-type="string">
            <text:p>0x0047c2ec</text:p>
          </table:table-cell>
          <table:table-cell office:value-type="string">
            <text:p>179 (0xb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itializeZone</text:p>
          </table:table-cell>
          <table:table-cell/>
          <table:table-cell office:value-type="string">
            <text:p>ExInitializeZone</text:p>
          </table:table-cell>
          <table:table-cell office:value-type="string">
            <text:p>0x00000001401172a4</text:p>
          </table:table-cell>
          <table:table-cell office:value-type="string">
            <text:p>0x001172a4</text:p>
          </table:table-cell>
          <table:table-cell office:value-type="string">
            <text:p>180 (0xb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terlockedAddLargeInteger</text:p>
          </table:table-cell>
          <table:table-cell/>
          <table:table-cell office:value-type="string">
            <text:p>ExInterlockedAddLargeInteger</text:p>
          </table:table-cell>
          <table:table-cell office:value-type="string">
            <text:p>0x000000014001a8d0</text:p>
          </table:table-cell>
          <table:table-cell office:value-type="string">
            <text:p>0x0001a8d0</text:p>
          </table:table-cell>
          <table:table-cell office:value-type="string">
            <text:p>181 (0xb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terlockedAddUlong</text:p>
          </table:table-cell>
          <table:table-cell/>
          <table:table-cell office:value-type="string">
            <text:p>ExInterlockedAddUlong</text:p>
          </table:table-cell>
          <table:table-cell office:value-type="string">
            <text:p>0x00000001400d8f90</text:p>
          </table:table-cell>
          <table:table-cell office:value-type="string">
            <text:p>0x000d8f90</text:p>
          </table:table-cell>
          <table:table-cell office:value-type="string">
            <text:p>182 (0xb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terlockedExtendZone</text:p>
          </table:table-cell>
          <table:table-cell/>
          <table:table-cell office:value-type="string">
            <text:p>ExInterlockedExtendZone</text:p>
          </table:table-cell>
          <table:table-cell office:value-type="string">
            <text:p>0x000000014018df68</text:p>
          </table:table-cell>
          <table:table-cell office:value-type="string">
            <text:p>0x0018df68</text:p>
          </table:table-cell>
          <table:table-cell office:value-type="string">
            <text:p>183 (0xb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terlockedInsertHeadList</text:p>
          </table:table-cell>
          <table:table-cell/>
          <table:table-cell office:value-type="string">
            <text:p>ExInterlockedInsertHeadList</text:p>
          </table:table-cell>
          <table:table-cell office:value-type="string">
            <text:p>0x00000001400e3288</text:p>
          </table:table-cell>
          <table:table-cell office:value-type="string">
            <text:p>0x000e3288</text:p>
          </table:table-cell>
          <table:table-cell office:value-type="string">
            <text:p>184 (0xb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terlockedInsertTailList</text:p>
          </table:table-cell>
          <table:table-cell/>
          <table:table-cell office:value-type="string">
            <text:p>ExInterlockedInsertTailList</text:p>
          </table:table-cell>
          <table:table-cell office:value-type="string">
            <text:p>0x000000014005a570</text:p>
          </table:table-cell>
          <table:table-cell office:value-type="string">
            <text:p>0x0005a570</text:p>
          </table:table-cell>
          <table:table-cell office:value-type="string">
            <text:p>185 (0xb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terlockedPopEntryList</text:p>
          </table:table-cell>
          <table:table-cell/>
          <table:table-cell office:value-type="string">
            <text:p>ExInterlockedPopEntryList</text:p>
          </table:table-cell>
          <table:table-cell office:value-type="string">
            <text:p>0x000000014018e078</text:p>
          </table:table-cell>
          <table:table-cell office:value-type="string">
            <text:p>0x0018e078</text:p>
          </table:table-cell>
          <table:table-cell office:value-type="string">
            <text:p>186 (0xb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terlockedPushEntryList</text:p>
          </table:table-cell>
          <table:table-cell/>
          <table:table-cell office:value-type="string">
            <text:p>ExInterlockedPushEntryList</text:p>
          </table:table-cell>
          <table:table-cell office:value-type="string">
            <text:p>0x000000014018e118</text:p>
          </table:table-cell>
          <table:table-cell office:value-type="string">
            <text:p>0x0018e118</text:p>
          </table:table-cell>
          <table:table-cell office:value-type="string">
            <text:p>187 (0xb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nterlockedRemoveHeadList</text:p>
          </table:table-cell>
          <table:table-cell/>
          <table:table-cell office:value-type="string">
            <text:p>ExInterlockedRemoveHeadList</text:p>
          </table:table-cell>
          <table:table-cell office:value-type="string">
            <text:p>0x0000000140084fc0</text:p>
          </table:table-cell>
          <table:table-cell office:value-type="string">
            <text:p>0x00084fc0</text:p>
          </table:table-cell>
          <table:table-cell office:value-type="string">
            <text:p>188 (0xb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sProcessorFeaturePresent</text:p>
          </table:table-cell>
          <table:table-cell/>
          <table:table-cell office:value-type="string">
            <text:p>ExIsProcessorFeaturePresent</text:p>
          </table:table-cell>
          <table:table-cell office:value-type="string">
            <text:p>0x00000001400da650</text:p>
          </table:table-cell>
          <table:table-cell office:value-type="string">
            <text:p>0x000da650</text:p>
          </table:table-cell>
          <table:table-cell office:value-type="string">
            <text:p>189 (0xb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sResourceAcquiredExclusiveLite</text:p>
          </table:table-cell>
          <table:table-cell/>
          <table:table-cell office:value-type="string">
            <text:p>ExIsResourceAcquiredExclusiveLite</text:p>
          </table:table-cell>
          <table:table-cell office:value-type="string">
            <text:p>0x000000014007eaf0</text:p>
          </table:table-cell>
          <table:table-cell office:value-type="string">
            <text:p>0x0007eaf0</text:p>
          </table:table-cell>
          <table:table-cell office:value-type="string">
            <text:p>190 (0xb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IsResourceAcquiredSharedLite</text:p>
          </table:table-cell>
          <table:table-cell/>
          <table:table-cell office:value-type="string">
            <text:p>ExIsResourceAcquiredSharedLite</text:p>
          </table:table-cell>
          <table:table-cell office:value-type="string">
            <text:p>0x000000014009ab20</text:p>
          </table:table-cell>
          <table:table-cell office:value-type="string">
            <text:p>0x0009ab20</text:p>
          </table:table-cell>
          <table:table-cell office:value-type="string">
            <text:p>191 (0xb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LocalTimeToSystemTime</text:p>
          </table:table-cell>
          <table:table-cell/>
          <table:table-cell office:value-type="string">
            <text:p>ExLocalTimeToSystemTime</text:p>
          </table:table-cell>
          <table:table-cell office:value-type="string">
            <text:p>0x000000014004c728</text:p>
          </table:table-cell>
          <table:table-cell office:value-type="string">
            <text:p>0x0004c728</text:p>
          </table:table-cell>
          <table:table-cell office:value-type="string">
            <text:p>192 (0xc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NotifyBootDeviceRemoval</text:p>
          </table:table-cell>
          <table:table-cell/>
          <table:table-cell office:value-type="string">
            <text:p>ExNotifyBootDeviceRemoval</text:p>
          </table:table-cell>
          <table:table-cell office:value-type="string">
            <text:p>0x000000014018ca54</text:p>
          </table:table-cell>
          <table:table-cell office:value-type="string">
            <text:p>0x0018ca54</text:p>
          </table:table-cell>
          <table:table-cell office:value-type="string">
            <text:p>193 (0xc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NotifyCallback</text:p>
          </table:table-cell>
          <table:table-cell/>
          <table:table-cell office:value-type="string">
            <text:p>ExNotifyCallback</text:p>
          </table:table-cell>
          <table:table-cell office:value-type="string">
            <text:p>0x000000014005e8a8</text:p>
          </table:table-cell>
          <table:table-cell office:value-type="string">
            <text:p>0x0005e8a8</text:p>
          </table:table-cell>
          <table:table-cell office:value-type="string">
            <text:p>194 (0xc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QueryAttributeInformation</text:p>
          </table:table-cell>
          <table:table-cell/>
          <table:table-cell office:value-type="string">
            <text:p>ExQueryAttributeInformation</text:p>
          </table:table-cell>
          <table:table-cell office:value-type="string">
            <text:p>0x0000000140546140</text:p>
          </table:table-cell>
          <table:table-cell office:value-type="string">
            <text:p>0x00546140</text:p>
          </table:table-cell>
          <table:table-cell office:value-type="string">
            <text:p>195 (0xc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QueryDepthSList</text:p>
          </table:table-cell>
          <table:table-cell/>
          <table:table-cell office:value-type="string">
            <text:p>ExQueryDepthSList</text:p>
          </table:table-cell>
          <table:table-cell office:value-type="string">
            <text:p>0x000000014007d350</text:p>
          </table:table-cell>
          <table:table-cell office:value-type="string">
            <text:p>0x0007d350</text:p>
          </table:table-cell>
          <table:table-cell office:value-type="string">
            <text:p>196 (0xc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QueryFastCacheDevLicense</text:p>
          </table:table-cell>
          <table:table-cell/>
          <table:table-cell office:value-type="string">
            <text:p>ExQueryFastCacheDevLicense</text:p>
          </table:table-cell>
          <table:table-cell office:value-type="string">
            <text:p>0x0000000140542b10</text:p>
          </table:table-cell>
          <table:table-cell office:value-type="string">
            <text:p>0x00542b10</text:p>
          </table:table-cell>
          <table:table-cell office:value-type="string">
            <text:p>197 (0xc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QueryPoolBlockSize</text:p>
          </table:table-cell>
          <table:table-cell/>
          <table:table-cell office:value-type="string">
            <text:p>ExQueryPoolBlockSize</text:p>
          </table:table-cell>
          <table:table-cell office:value-type="string">
            <text:p>0x000000014003d160</text:p>
          </table:table-cell>
          <table:table-cell office:value-type="string">
            <text:p>0x0003d160</text:p>
          </table:table-cell>
          <table:table-cell office:value-type="string">
            <text:p>198 (0xc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QueryTimerResolution</text:p>
          </table:table-cell>
          <table:table-cell/>
          <table:table-cell office:value-type="string">
            <text:p>ExQueryTimerResolution</text:p>
          </table:table-cell>
          <table:table-cell office:value-type="string">
            <text:p>0x0000000140063eb0</text:p>
          </table:table-cell>
          <table:table-cell office:value-type="string">
            <text:p>0x00063eb0</text:p>
          </table:table-cell>
          <table:table-cell office:value-type="string">
            <text:p>199 (0xc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QueryWnfStateData</text:p>
          </table:table-cell>
          <table:table-cell/>
          <table:table-cell office:value-type="string">
            <text:p>ExQueryWnfStateData</text:p>
          </table:table-cell>
          <table:table-cell office:value-type="string">
            <text:p>0x00000001405462c0</text:p>
          </table:table-cell>
          <table:table-cell office:value-type="string">
            <text:p>0x005462c0</text:p>
          </table:table-cell>
          <table:table-cell office:value-type="string">
            <text:p>200 (0xc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QueueWorkItem</text:p>
          </table:table-cell>
          <table:table-cell/>
          <table:table-cell office:value-type="string">
            <text:p>ExQueueWorkItem</text:p>
          </table:table-cell>
          <table:table-cell office:value-type="string">
            <text:p>0x00000001400b7b90</text:p>
          </table:table-cell>
          <table:table-cell office:value-type="string">
            <text:p>0x000b7b90</text:p>
          </table:table-cell>
          <table:table-cell office:value-type="string">
            <text:p>201 (0xc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aiseAccessViolation</text:p>
          </table:table-cell>
          <table:table-cell/>
          <table:table-cell office:value-type="string">
            <text:p>ExRaiseAccessViolation</text:p>
          </table:table-cell>
          <table:table-cell office:value-type="string">
            <text:p>0x0000000140546478</text:p>
          </table:table-cell>
          <table:table-cell office:value-type="string">
            <text:p>0x00546478</text:p>
          </table:table-cell>
          <table:table-cell office:value-type="string">
            <text:p>202 (0xc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aiseDatatypeMisalignment</text:p>
          </table:table-cell>
          <table:table-cell/>
          <table:table-cell office:value-type="string">
            <text:p>ExRaiseDatatypeMisalignment</text:p>
          </table:table-cell>
          <table:table-cell office:value-type="string">
            <text:p>0x0000000140546490</text:p>
          </table:table-cell>
          <table:table-cell office:value-type="string">
            <text:p>0x00546490</text:p>
          </table:table-cell>
          <table:table-cell office:value-type="string">
            <text:p>203 (0xc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aiseException</text:p>
          </table:table-cell>
          <table:table-cell/>
          <table:table-cell office:value-type="string">
            <text:p>ExRaiseException</text:p>
          </table:table-cell>
          <table:table-cell office:value-type="string">
            <text:p>0x0000000140164d04</text:p>
          </table:table-cell>
          <table:table-cell office:value-type="string">
            <text:p>0x00164d04</text:p>
          </table:table-cell>
          <table:table-cell office:value-type="string">
            <text:p>204 (0xc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aiseHardError</text:p>
          </table:table-cell>
          <table:table-cell/>
          <table:table-cell office:value-type="string">
            <text:p>ExRaiseHardError</text:p>
          </table:table-cell>
          <table:table-cell office:value-type="string">
            <text:p>0x00000001405464b0</text:p>
          </table:table-cell>
          <table:table-cell office:value-type="string">
            <text:p>0x005464b0</text:p>
          </table:table-cell>
          <table:table-cell office:value-type="string">
            <text:p>205 (0xc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aiseStatus</text:p>
          </table:table-cell>
          <table:table-cell/>
          <table:table-cell office:value-type="string">
            <text:p>ExRaiseStatus</text:p>
          </table:table-cell>
          <table:table-cell office:value-type="string">
            <text:p>0x0000000140095740</text:p>
          </table:table-cell>
          <table:table-cell office:value-type="string">
            <text:p>0x00095740</text:p>
          </table:table-cell>
          <table:table-cell office:value-type="string">
            <text:p>206 (0xc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InitializeRundownProtection</text:p>
          </table:table-cell>
          <table:table-cell/>
          <table:table-cell office:value-type="string">
            <text:p>ExReInitializeRundownProtection</text:p>
          </table:table-cell>
          <table:table-cell office:value-type="string">
            <text:p>0x0000000140117e80</text:p>
          </table:table-cell>
          <table:table-cell office:value-type="string">
            <text:p>0x00117e80</text:p>
          </table:table-cell>
          <table:table-cell office:value-type="string">
            <text:p>207 (0xc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InitializeRundownProtectionCacheAware</text:p>
          </table:table-cell>
          <table:table-cell/>
          <table:table-cell office:value-type="string">
            <text:p>ExReInitializeRundownProtectionCacheAware</text:p>
          </table:table-cell>
          <table:table-cell office:value-type="string">
            <text:p>0x0000000140106384</text:p>
          </table:table-cell>
          <table:table-cell office:value-type="string">
            <text:p>0x00106384</text:p>
          </table:table-cell>
          <table:table-cell office:value-type="string">
            <text:p>208 (0xd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gisterAttributeInformationCallback</text:p>
          </table:table-cell>
          <table:table-cell/>
          <table:table-cell office:value-type="string">
            <text:p>ExRegisterAttributeInformationCallback</text:p>
          </table:table-cell>
          <table:table-cell office:value-type="string">
            <text:p>0x0000000140110714</text:p>
          </table:table-cell>
          <table:table-cell office:value-type="string">
            <text:p>0x00110714</text:p>
          </table:table-cell>
          <table:table-cell office:value-type="string">
            <text:p>209 (0xd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RegisterBootDevice</text:p>
          </table:table-cell>
          <table:table-cell/>
          <table:table-cell office:value-type="string">
            <text:p>ExRegisterBootDevice</text:p>
          </table:table-cell>
          <table:table-cell office:value-type="string">
            <text:p>0x000000014018caa4</text:p>
          </table:table-cell>
          <table:table-cell office:value-type="string">
            <text:p>0x0018caa4</text:p>
          </table:table-cell>
          <table:table-cell office:value-type="string">
            <text:p>210 (0xd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gisterCallback</text:p>
          </table:table-cell>
          <table:table-cell/>
          <table:table-cell office:value-type="string">
            <text:p>ExRegisterCallback</text:p>
          </table:table-cell>
          <table:table-cell office:value-type="string">
            <text:p>0x000000014011ea34</text:p>
          </table:table-cell>
          <table:table-cell office:value-type="string">
            <text:p>0x0011ea34</text:p>
          </table:table-cell>
          <table:table-cell office:value-type="string">
            <text:p>211 (0xd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gisterExtension</text:p>
          </table:table-cell>
          <table:table-cell/>
          <table:table-cell office:value-type="string">
            <text:p>ExRegisterExtension</text:p>
          </table:table-cell>
          <table:table-cell office:value-type="string">
            <text:p>0x0000000140484d54</text:p>
          </table:table-cell>
          <table:table-cell office:value-type="string">
            <text:p>0x00484d54</text:p>
          </table:table-cell>
          <table:table-cell office:value-type="string">
            <text:p>212 (0xd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initializeResourceLite</text:p>
          </table:table-cell>
          <table:table-cell/>
          <table:table-cell office:value-type="string">
            <text:p>ExReinitializeResourceLite</text:p>
          </table:table-cell>
          <table:table-cell office:value-type="string">
            <text:p>0x000000014004c9ac</text:p>
          </table:table-cell>
          <table:table-cell office:value-type="string">
            <text:p>0x0004c9ac</text:p>
          </table:table-cell>
          <table:table-cell office:value-type="string">
            <text:p>213 (0xd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CacheAwarePushLockExclusive</text:p>
          </table:table-cell>
          <table:table-cell/>
          <table:table-cell office:value-type="string">
            <text:p>ExReleaseCacheAwarePushLockExclusive</text:p>
          </table:table-cell>
          <table:table-cell office:value-type="string">
            <text:p>0x00000001400414b0</text:p>
          </table:table-cell>
          <table:table-cell office:value-type="string">
            <text:p>0x000414b0</text:p>
          </table:table-cell>
          <table:table-cell office:value-type="string">
            <text:p>214 (0xd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FastMutex</text:p>
          </table:table-cell>
          <table:table-cell/>
          <table:table-cell office:value-type="string">
            <text:p>ExReleaseFastMutex</text:p>
          </table:table-cell>
          <table:table-cell office:value-type="string">
            <text:p>0x0000000140050b10</text:p>
          </table:table-cell>
          <table:table-cell office:value-type="string">
            <text:p>0x00050b10</text:p>
          </table:table-cell>
          <table:table-cell office:value-type="string">
            <text:p>215 (0xd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FastMutexUnsafe</text:p>
          </table:table-cell>
          <table:table-cell/>
          <table:table-cell office:value-type="string">
            <text:p>ExReleaseFastMutexUnsafe</text:p>
          </table:table-cell>
          <table:table-cell office:value-type="string">
            <text:p>0x000000014006203c</text:p>
          </table:table-cell>
          <table:table-cell office:value-type="string">
            <text:p>0x0006203c</text:p>
          </table:table-cell>
          <table:table-cell office:value-type="string">
            <text:p>216 (0xd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FastMutexUnsafeAndLeaveCriticalRegion</text:p>
          </table:table-cell>
          <table:table-cell/>
          <table:table-cell office:value-type="string">
            <text:p>ExReleaseFastMutexUnsafeAndLeaveCriticalRegion</text:p>
          </table:table-cell>
          <table:table-cell office:value-type="string">
            <text:p>0x00000001400b3fc0</text:p>
          </table:table-cell>
          <table:table-cell office:value-type="string">
            <text:p>0x000b3fc0</text:p>
          </table:table-cell>
          <table:table-cell office:value-type="string">
            <text:p>217 (0xd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ResourceAndLeaveCriticalRegion</text:p>
          </table:table-cell>
          <table:table-cell/>
          <table:table-cell office:value-type="string">
            <text:p>ExReleaseResourceAndLeaveCriticalRegion</text:p>
          </table:table-cell>
          <table:table-cell office:value-type="string">
            <text:p>0x00000001400b3680</text:p>
          </table:table-cell>
          <table:table-cell office:value-type="string">
            <text:p>0x000b3680</text:p>
          </table:table-cell>
          <table:table-cell office:value-type="string">
            <text:p>218 (0xd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ResourceAndLeavePriorityRegion</text:p>
          </table:table-cell>
          <table:table-cell/>
          <table:table-cell office:value-type="string">
            <text:p>ExReleaseResourceAndLeavePriorityRegion</text:p>
          </table:table-cell>
          <table:table-cell office:value-type="string">
            <text:p>0x000000014009b500</text:p>
          </table:table-cell>
          <table:table-cell office:value-type="string">
            <text:p>0x0009b500</text:p>
          </table:table-cell>
          <table:table-cell office:value-type="string">
            <text:p>219 (0xd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ResourceForThreadLite</text:p>
          </table:table-cell>
          <table:table-cell/>
          <table:table-cell office:value-type="string">
            <text:p>ExReleaseResourceForThreadLite</text:p>
          </table:table-cell>
          <table:table-cell office:value-type="string">
            <text:p>0x00000001400300d4</text:p>
          </table:table-cell>
          <table:table-cell office:value-type="string">
            <text:p>0x000300d4</text:p>
          </table:table-cell>
          <table:table-cell office:value-type="string">
            <text:p>220 (0xd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ResourceLite</text:p>
          </table:table-cell>
          <table:table-cell/>
          <table:table-cell office:value-type="string">
            <text:p>ExReleaseResourceLite</text:p>
          </table:table-cell>
          <table:table-cell office:value-type="string">
            <text:p>0x00000001400a8750</text:p>
          </table:table-cell>
          <table:table-cell office:value-type="string">
            <text:p>0x000a8750</text:p>
          </table:table-cell>
          <table:table-cell office:value-type="string">
            <text:p>221 (0xd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RundownProtection</text:p>
          </table:table-cell>
          <table:table-cell/>
          <table:table-cell office:value-type="string">
            <text:p>ExReleaseRundownProtection</text:p>
          </table:table-cell>
          <table:table-cell office:value-type="string">
            <text:p>0x00000001400630e0</text:p>
          </table:table-cell>
          <table:table-cell office:value-type="string">
            <text:p>0x000630e0</text:p>
          </table:table-cell>
          <table:table-cell office:value-type="string">
            <text:p>222 (0xd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RundownProtectionCacheAware</text:p>
          </table:table-cell>
          <table:table-cell/>
          <table:table-cell office:value-type="string">
            <text:p>ExReleaseRundownProtectionCacheAware</text:p>
          </table:table-cell>
          <table:table-cell office:value-type="string">
            <text:p>0x0000000140062984</text:p>
          </table:table-cell>
          <table:table-cell office:value-type="string">
            <text:p>0x00062984</text:p>
          </table:table-cell>
          <table:table-cell office:value-type="string">
            <text:p>223 (0xd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RundownProtectionCacheAwareEx</text:p>
          </table:table-cell>
          <table:table-cell/>
          <table:table-cell office:value-type="string">
            <text:p>ExReleaseRundownProtectionCacheAwareEx</text:p>
          </table:table-cell>
          <table:table-cell office:value-type="string">
            <text:p>0x0000000140099010</text:p>
          </table:table-cell>
          <table:table-cell office:value-type="string">
            <text:p>0x00099010</text:p>
          </table:table-cell>
          <table:table-cell office:value-type="string">
            <text:p>224 (0xe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RundownProtectionEx</text:p>
          </table:table-cell>
          <table:table-cell/>
          <table:table-cell office:value-type="string">
            <text:p>ExReleaseRundownProtectionEx</text:p>
          </table:table-cell>
          <table:table-cell office:value-type="string">
            <text:p>0x00000001401030e8</text:p>
          </table:table-cell>
          <table:table-cell office:value-type="string">
            <text:p>0x001030e8</text:p>
          </table:table-cell>
          <table:table-cell office:value-type="string">
            <text:p>225 (0xe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SpinLockExclusive</text:p>
          </table:table-cell>
          <table:table-cell/>
          <table:table-cell office:value-type="string">
            <text:p>ExReleaseSpinLockExclusive</text:p>
          </table:table-cell>
          <table:table-cell office:value-type="string">
            <text:p>0x0000000140117e50</text:p>
          </table:table-cell>
          <table:table-cell office:value-type="string">
            <text:p>0x00117e50</text:p>
          </table:table-cell>
          <table:table-cell office:value-type="string">
            <text:p>226 (0xe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SpinLockExclusiveFromDpcLevel</text:p>
          </table:table-cell>
          <table:table-cell/>
          <table:table-cell office:value-type="string">
            <text:p>ExReleaseSpinLockExclusiveFromDpcLevel</text:p>
          </table:table-cell>
          <table:table-cell office:value-type="string">
            <text:p>0x0000000140112b20</text:p>
          </table:table-cell>
          <table:table-cell office:value-type="string">
            <text:p>0x00112b20</text:p>
          </table:table-cell>
          <table:table-cell office:value-type="string">
            <text:p>227 (0xe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SpinLockShared</text:p>
          </table:table-cell>
          <table:table-cell/>
          <table:table-cell office:value-type="string">
            <text:p>ExReleaseSpinLockShared</text:p>
          </table:table-cell>
          <table:table-cell office:value-type="string">
            <text:p>0x00000001400f3d30</text:p>
          </table:table-cell>
          <table:table-cell office:value-type="string">
            <text:p>0x000f3d30</text:p>
          </table:table-cell>
          <table:table-cell office:value-type="string">
            <text:p>228 (0xe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eleaseSpinLockSharedFromDpcLevel</text:p>
          </table:table-cell>
          <table:table-cell/>
          <table:table-cell office:value-type="string">
            <text:p>ExReleaseSpinLockSharedFromDpcLevel</text:p>
          </table:table-cell>
          <table:table-cell office:value-type="string">
            <text:p>0x000000014018dcdc</text:p>
          </table:table-cell>
          <table:table-cell office:value-type="string">
            <text:p>0x0018dcdc</text:p>
          </table:table-cell>
          <table:table-cell office:value-type="string">
            <text:p>229 (0xe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undownCompleted</text:p>
          </table:table-cell>
          <table:table-cell/>
          <table:table-cell office:value-type="string">
            <text:p>ExRundownCompleted</text:p>
          </table:table-cell>
          <table:table-cell office:value-type="string">
            <text:p>0x0000000140011bc8</text:p>
          </table:table-cell>
          <table:table-cell office:value-type="string">
            <text:p>0x00011bc8</text:p>
          </table:table-cell>
          <table:table-cell office:value-type="string">
            <text:p>230 (0xe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RundownCompletedCacheAware</text:p>
          </table:table-cell>
          <table:table-cell/>
          <table:table-cell office:value-type="string">
            <text:p>ExRundownCompletedCacheAware</text:p>
          </table:table-cell>
          <table:table-cell office:value-type="string">
            <text:p>0x000000014018d778</text:p>
          </table:table-cell>
          <table:table-cell office:value-type="string">
            <text:p>0x0018d778</text:p>
          </table:table-cell>
          <table:table-cell office:value-type="string">
            <text:p>231 (0xe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SemaphoreObjectType</text:p>
          </table:table-cell>
          <table:table-cell/>
          <table:table-cell office:value-type="string">
            <text:p>ExSemaphoreObjectType</text:p>
          </table:table-cell>
          <table:table-cell office:value-type="string">
            <text:p>0x000000014030b470</text:p>
          </table:table-cell>
          <table:table-cell office:value-type="string">
            <text:p>0x0030b470</text:p>
          </table:table-cell>
          <table:table-cell office:value-type="string">
            <text:p>232 (0xe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SetLicenseTamperState</text:p>
          </table:table-cell>
          <table:table-cell/>
          <table:table-cell office:value-type="string">
            <text:p>ExSetLicenseTamperState</text:p>
          </table:table-cell>
          <table:table-cell office:value-type="string">
            <text:p>0x0000000140543920</text:p>
          </table:table-cell>
          <table:table-cell office:value-type="string">
            <text:p>0x00543920</text:p>
          </table:table-cell>
          <table:table-cell office:value-type="string">
            <text:p>233 (0xe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SetResourceOwnerPointer</text:p>
          </table:table-cell>
          <table:table-cell/>
          <table:table-cell office:value-type="string">
            <text:p>ExSetResourceOwnerPointer</text:p>
          </table:table-cell>
          <table:table-cell office:value-type="string">
            <text:p>0x0000000140031cc4</text:p>
          </table:table-cell>
          <table:table-cell office:value-type="string">
            <text:p>0x00031cc4</text:p>
          </table:table-cell>
          <table:table-cell office:value-type="string">
            <text:p>234 (0xe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SetResourceOwnerPointerEx</text:p>
          </table:table-cell>
          <table:table-cell/>
          <table:table-cell office:value-type="string">
            <text:p>ExSetResourceOwnerPointerEx</text:p>
          </table:table-cell>
          <table:table-cell office:value-type="string">
            <text:p>0x00000001400300e0</text:p>
          </table:table-cell>
          <table:table-cell office:value-type="string">
            <text:p>0x000300e0</text:p>
          </table:table-cell>
          <table:table-cell office:value-type="string">
            <text:p>235 (0xe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SetTimerResolution</text:p>
          </table:table-cell>
          <table:table-cell/>
          <table:table-cell office:value-type="string">
            <text:p>ExSetTimerResolution</text:p>
          </table:table-cell>
          <table:table-cell office:value-type="string">
            <text:p>0x0000000140543eb0</text:p>
          </table:table-cell>
          <table:table-cell office:value-type="string">
            <text:p>0x00543eb0</text:p>
          </table:table-cell>
          <table:table-cell office:value-type="string">
            <text:p>236 (0xe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SizeOfRundownProtectionCacheAware</text:p>
          </table:table-cell>
          <table:table-cell/>
          <table:table-cell office:value-type="string">
            <text:p>ExSizeOfRundownProtectionCacheAware</text:p>
          </table:table-cell>
          <table:table-cell office:value-type="string">
            <text:p>0x000000014047c380</text:p>
          </table:table-cell>
          <table:table-cell office:value-type="string">
            <text:p>0x0047c380</text:p>
          </table:table-cell>
          <table:table-cell office:value-type="string">
            <text:p>237 (0xe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SubscribeWnfStateChange</text:p>
          </table:table-cell>
          <table:table-cell/>
          <table:table-cell office:value-type="string">
            <text:p>ExSubscribeWnfStateChange</text:p>
          </table:table-cell>
          <table:table-cell office:value-type="string">
            <text:p>0x0000000140494428</text:p>
          </table:table-cell>
          <table:table-cell office:value-type="string">
            <text:p>0x00494428</text:p>
          </table:table-cell>
          <table:table-cell office:value-type="string">
            <text:p>238 (0xe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SystemExceptionFilter</text:p>
          </table:table-cell>
          <table:table-cell/>
          <table:table-cell office:value-type="string">
            <text:p>ExSystemExceptionFilter</text:p>
          </table:table-cell>
          <table:table-cell office:value-type="string">
            <text:p>0x000000014044a88c</text:p>
          </table:table-cell>
          <table:table-cell office:value-type="string">
            <text:p>0x0044a88c</text:p>
          </table:table-cell>
          <table:table-cell office:value-type="string">
            <text:p>239 (0xe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SystemTimeToLocalTime</text:p>
          </table:table-cell>
          <table:table-cell/>
          <table:table-cell office:value-type="string">
            <text:p>ExSystemTimeToLocalTime</text:p>
          </table:table-cell>
          <table:table-cell office:value-type="string">
            <text:p>0x0000000140023ab0</text:p>
          </table:table-cell>
          <table:table-cell office:value-type="string">
            <text:p>0x00023ab0</text:p>
          </table:table-cell>
          <table:table-cell office:value-type="string">
            <text:p>240 (0xf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TimedWaitForUnblockPushLock</text:p>
          </table:table-cell>
          <table:table-cell/>
          <table:table-cell office:value-type="string">
            <text:p>ExTimedWaitForUnblockPushLock</text:p>
          </table:table-cell>
          <table:table-cell office:value-type="string">
            <text:p>0x00000001400279fc</text:p>
          </table:table-cell>
          <table:table-cell office:value-type="string">
            <text:p>0x000279fc</text:p>
          </table:table-cell>
          <table:table-cell office:value-type="string">
            <text:p>241 (0xf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TryConvertSharedSpinLockExclusive</text:p>
          </table:table-cell>
          <table:table-cell/>
          <table:table-cell office:value-type="string">
            <text:p>ExTryConvertSharedSpinLockExclusive</text:p>
          </table:table-cell>
          <table:table-cell office:value-type="string">
            <text:p>0x000000014018dc1c</text:p>
          </table:table-cell>
          <table:table-cell office:value-type="string">
            <text:p>0x0018dc1c</text:p>
          </table:table-cell>
          <table:table-cell office:value-type="string">
            <text:p>242 (0xf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TryQueueWorkItem</text:p>
          </table:table-cell>
          <table:table-cell/>
          <table:table-cell office:value-type="string">
            <text:p>ExTryQueueWorkItem</text:p>
          </table:table-cell>
          <table:table-cell office:value-type="string">
            <text:p>0x00000001400f7f30</text:p>
          </table:table-cell>
          <table:table-cell office:value-type="string">
            <text:p>0x000f7f30</text:p>
          </table:table-cell>
          <table:table-cell office:value-type="string">
            <text:p>243 (0xf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TryToAcquireFastMutex</text:p>
          </table:table-cell>
          <table:table-cell/>
          <table:table-cell office:value-type="string">
            <text:p>ExTryToAcquireFastMutex</text:p>
          </table:table-cell>
          <table:table-cell office:value-type="string">
            <text:p>0x00000001400e4014</text:p>
          </table:table-cell>
          <table:table-cell office:value-type="string">
            <text:p>0x000e4014</text:p>
          </table:table-cell>
          <table:table-cell office:value-type="string">
            <text:p>244 (0xf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UnregisterAttributeInformationCallback</text:p>
          </table:table-cell>
          <table:table-cell/>
          <table:table-cell office:value-type="string">
            <text:p>ExUnregisterAttributeInformationCallback</text:p>
          </table:table-cell>
          <table:table-cell office:value-type="string">
            <text:p>0x000000014018e1b4</text:p>
          </table:table-cell>
          <table:table-cell office:value-type="string">
            <text:p>0x0018e1b4</text:p>
          </table:table-cell>
          <table:table-cell office:value-type="string">
            <text:p>245 (0xf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UnregisterCallback</text:p>
          </table:table-cell>
          <table:table-cell/>
          <table:table-cell office:value-type="string">
            <text:p>ExUnregisterCallback</text:p>
          </table:table-cell>
          <table:table-cell office:value-type="string">
            <text:p>0x000000014011f2b4</text:p>
          </table:table-cell>
          <table:table-cell office:value-type="string">
            <text:p>0x0011f2b4</text:p>
          </table:table-cell>
          <table:table-cell office:value-type="string">
            <text:p>246 (0xf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UnregisterExtension</text:p>
          </table:table-cell>
          <table:table-cell/>
          <table:table-cell office:value-type="string">
            <text:p>ExUnregisterExtension</text:p>
          </table:table-cell>
          <table:table-cell office:value-type="string">
            <text:p>0x0000000140546730</text:p>
          </table:table-cell>
          <table:table-cell office:value-type="string">
            <text:p>0x00546730</text:p>
          </table:table-cell>
          <table:table-cell office:value-type="string">
            <text:p>247 (0xf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UnsubscribeWnfStateChange</text:p>
          </table:table-cell>
          <table:table-cell/>
          <table:table-cell office:value-type="string">
            <text:p>ExUnsubscribeWnfStateChange</text:p>
          </table:table-cell>
          <table:table-cell office:value-type="string">
            <text:p>0x0000000140546410</text:p>
          </table:table-cell>
          <table:table-cell office:value-type="string">
            <text:p>0x00546410</text:p>
          </table:table-cell>
          <table:table-cell office:value-type="string">
            <text:p>248 (0xf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UpdateLicenseData</text:p>
          </table:table-cell>
          <table:table-cell/>
          <table:table-cell office:value-type="string">
            <text:p>ExUpdateLicenseData</text:p>
          </table:table-cell>
          <table:table-cell office:value-type="string">
            <text:p>0x0000000140494ce8</text:p>
          </table:table-cell>
          <table:table-cell office:value-type="string">
            <text:p>0x00494ce8</text:p>
          </table:table-cell>
          <table:table-cell office:value-type="string">
            <text:p>249 (0xf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UuidCreate</text:p>
          </table:table-cell>
          <table:table-cell/>
          <table:table-cell office:value-type="string">
            <text:p>ExUuidCreate</text:p>
          </table:table-cell>
          <table:table-cell office:value-type="string">
            <text:p>0x00000001403d5880</text:p>
          </table:table-cell>
          <table:table-cell office:value-type="string">
            <text:p>0x003d5880</text:p>
          </table:table-cell>
          <table:table-cell office:value-type="string">
            <text:p>250 (0xf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VerifySuite</text:p>
          </table:table-cell>
          <table:table-cell/>
          <table:table-cell office:value-type="string">
            <text:p>ExVerifySuite</text:p>
          </table:table-cell>
          <table:table-cell office:value-type="string">
            <text:p>0x000000014010f29c</text:p>
          </table:table-cell>
          <table:table-cell office:value-type="string">
            <text:p>0x0010f29c</text:p>
          </table:table-cell>
          <table:table-cell office:value-type="string">
            <text:p>251 (0xf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WaitForRundownProtectionRelease</text:p>
          </table:table-cell>
          <table:table-cell/>
          <table:table-cell office:value-type="string">
            <text:p>ExWaitForRundownProtectionRelease</text:p>
          </table:table-cell>
          <table:table-cell office:value-type="string">
            <text:p>0x000000014005dbf0</text:p>
          </table:table-cell>
          <table:table-cell office:value-type="string">
            <text:p>0x0005dbf0</text:p>
          </table:table-cell>
          <table:table-cell office:value-type="string">
            <text:p>252 (0xf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WaitForRundownProtectionReleaseCacheAware</text:p>
          </table:table-cell>
          <table:table-cell/>
          <table:table-cell office:value-type="string">
            <text:p>ExWaitForRundownProtectionReleaseCacheAware</text:p>
          </table:table-cell>
          <table:table-cell office:value-type="string">
            <text:p>0x0000000140011704</text:p>
          </table:table-cell>
          <table:table-cell office:value-type="string">
            <text:p>0x00011704</text:p>
          </table:table-cell>
          <table:table-cell office:value-type="string">
            <text:p>253 (0xf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ExWaitForUnblockPushLock</text:p>
          </table:table-cell>
          <table:table-cell/>
          <table:table-cell office:value-type="string">
            <text:p>ExWaitForUnblockPushLock</text:p>
          </table:table-cell>
          <table:table-cell office:value-type="string">
            <text:p>0x000000014018d45c</text:p>
          </table:table-cell>
          <table:table-cell office:value-type="string">
            <text:p>0x0018d45c</text:p>
          </table:table-cell>
          <table:table-cell office:value-type="string">
            <text:p>254 (0xf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WindowStationObjectType</text:p>
          </table:table-cell>
          <table:table-cell/>
          <table:table-cell office:value-type="string">
            <text:p>ExWindowStationObjectType</text:p>
          </table:table-cell>
          <table:table-cell office:value-type="string">
            <text:p>0x0000000140253f88</text:p>
          </table:table-cell>
          <table:table-cell office:value-type="string">
            <text:p>0x00253f88</text:p>
          </table:table-cell>
          <table:table-cell office:value-type="string">
            <text:p>255 (0xf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AcquirePushLockExclusive</text:p>
          </table:table-cell>
          <table:table-cell/>
          <table:table-cell office:value-type="string">
            <text:p>ExfAcquirePushLockExclusive</text:p>
          </table:table-cell>
          <table:table-cell office:value-type="string">
            <text:p>0x0000000140093930</text:p>
          </table:table-cell>
          <table:table-cell office:value-type="string">
            <text:p>0x00093930</text:p>
          </table:table-cell>
          <table:table-cell office:value-type="string">
            <text:p>256 (0x10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AcquirePushLockShared</text:p>
          </table:table-cell>
          <table:table-cell/>
          <table:table-cell office:value-type="string">
            <text:p>ExfAcquirePushLockShared</text:p>
          </table:table-cell>
          <table:table-cell office:value-type="string">
            <text:p>0x0000000140054200</text:p>
          </table:table-cell>
          <table:table-cell office:value-type="string">
            <text:p>0x00054200</text:p>
          </table:table-cell>
          <table:table-cell office:value-type="string">
            <text:p>257 (0x10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ReleasePushLock</text:p>
          </table:table-cell>
          <table:table-cell/>
          <table:table-cell office:value-type="string">
            <text:p>ExfReleasePushLock</text:p>
          </table:table-cell>
          <table:table-cell office:value-type="string">
            <text:p>0x0000000140032b5c</text:p>
          </table:table-cell>
          <table:table-cell office:value-type="string">
            <text:p>0x00032b5c</text:p>
          </table:table-cell>
          <table:table-cell office:value-type="string">
            <text:p>258 (0x10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ReleasePushLockExclusive</text:p>
          </table:table-cell>
          <table:table-cell/>
          <table:table-cell office:value-type="string">
            <text:p>ExfReleasePushLockExclusive</text:p>
          </table:table-cell>
          <table:table-cell office:value-type="string">
            <text:p>0x00000001401030c8</text:p>
          </table:table-cell>
          <table:table-cell office:value-type="string">
            <text:p>0x001030c8</text:p>
          </table:table-cell>
          <table:table-cell office:value-type="string">
            <text:p>259 (0x10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ReleasePushLockShared</text:p>
          </table:table-cell>
          <table:table-cell/>
          <table:table-cell office:value-type="string">
            <text:p>ExfReleasePushLockShared</text:p>
          </table:table-cell>
          <table:table-cell office:value-type="string">
            <text:p>0x00000001400d1920</text:p>
          </table:table-cell>
          <table:table-cell office:value-type="string">
            <text:p>0x000d1920</text:p>
          </table:table-cell>
          <table:table-cell office:value-type="string">
            <text:p>260 (0x10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TryAcquirePushLockShared</text:p>
          </table:table-cell>
          <table:table-cell/>
          <table:table-cell office:value-type="string">
            <text:p>ExfTryAcquirePushLockShared</text:p>
          </table:table-cell>
          <table:table-cell office:value-type="string">
            <text:p>0x0000000140060fd8</text:p>
          </table:table-cell>
          <table:table-cell office:value-type="string">
            <text:p>0x00060fd8</text:p>
          </table:table-cell>
          <table:table-cell office:value-type="string">
            <text:p>261 (0x10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TryToWakePushLock</text:p>
          </table:table-cell>
          <table:table-cell/>
          <table:table-cell office:value-type="string">
            <text:p>ExfTryToWakePushLock</text:p>
          </table:table-cell>
          <table:table-cell office:value-type="string">
            <text:p>0x00000001400c0300</text:p>
          </table:table-cell>
          <table:table-cell office:value-type="string">
            <text:p>0x000c0300</text:p>
          </table:table-cell>
          <table:table-cell office:value-type="string">
            <text:p>262 (0x10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fUnblockPushLock</text:p>
          </table:table-cell>
          <table:table-cell/>
          <table:table-cell office:value-type="string">
            <text:p>ExfUnblockPushLock</text:p>
          </table:table-cell>
          <table:table-cell office:value-type="string">
            <text:p>0x0000000140027880</text:p>
          </table:table-cell>
          <table:table-cell office:value-type="string">
            <text:p>0x00027880</text:p>
          </table:table-cell>
          <table:table-cell office:value-type="string">
            <text:p>263 (0x10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pInterlockedFlushSList</text:p>
          </table:table-cell>
          <table:table-cell/>
          <table:table-cell office:value-type="string">
            <text:p>ExpInterlockedFlushSList</text:p>
          </table:table-cell>
          <table:table-cell office:value-type="string">
            <text:p>0x000000014006a2c0</text:p>
          </table:table-cell>
          <table:table-cell office:value-type="string">
            <text:p>0x0006a2c0</text:p>
          </table:table-cell>
          <table:table-cell office:value-type="string">
            <text:p>264 (0x10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pInterlockedPopEntrySList</text:p>
          </table:table-cell>
          <table:table-cell/>
          <table:table-cell office:value-type="string">
            <text:p>ExpInterlockedPopEntrySList</text:p>
          </table:table-cell>
          <table:table-cell office:value-type="string">
            <text:p>0x000000014006a1a0</text:p>
          </table:table-cell>
          <table:table-cell office:value-type="string">
            <text:p>0x0006a1a0</text:p>
          </table:table-cell>
          <table:table-cell office:value-type="string">
            <text:p>265 (0x10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ExpInterlockedPushEntrySList</text:p>
          </table:table-cell>
          <table:table-cell/>
          <table:table-cell office:value-type="string">
            <text:p>ExpInterlockedPushEntrySList</text:p>
          </table:table-cell>
          <table:table-cell office:value-type="string">
            <text:p>0x000000014006a230</text:p>
          </table:table-cell>
          <table:table-cell office:value-type="string">
            <text:p>0x0006a230</text:p>
          </table:table-cell>
          <table:table-cell office:value-type="string">
            <text:p>266 (0x10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irstEntrySList</text:p>
          </table:table-cell>
          <table:table-cell/>
          <table:table-cell office:value-type="string">
            <text:p>FirstEntrySList</text:p>
          </table:table-cell>
          <table:table-cell office:value-type="string">
            <text:p>0x000000014006a170</text:p>
          </table:table-cell>
          <table:table-cell office:value-type="string">
            <text:p>0x0006a170</text:p>
          </table:table-cell>
          <table:table-cell office:value-type="string">
            <text:p>267 (0x10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cknowledgeEcp</text:p>
          </table:table-cell>
          <table:table-cell/>
          <table:table-cell office:value-type="string">
            <text:p>FsRtlAcknowledgeEcp</text:p>
          </table:table-cell>
          <table:table-cell office:value-type="string">
            <text:p>0x0000000140395b78</text:p>
          </table:table-cell>
          <table:table-cell office:value-type="string">
            <text:p>0x00395b78</text:p>
          </table:table-cell>
          <table:table-cell office:value-type="string">
            <text:p>268 (0x10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cquireFileExclusive</text:p>
          </table:table-cell>
          <table:table-cell/>
          <table:table-cell office:value-type="string">
            <text:p>FsRtlAcquireFileExclusive</text:p>
          </table:table-cell>
          <table:table-cell office:value-type="string">
            <text:p>0x000000014042afcc</text:p>
          </table:table-cell>
          <table:table-cell office:value-type="string">
            <text:p>0x0042afcc</text:p>
          </table:table-cell>
          <table:table-cell office:value-type="string">
            <text:p>269 (0x10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ddBaseMcbEntry</text:p>
          </table:table-cell>
          <table:table-cell/>
          <table:table-cell office:value-type="string">
            <text:p>FsRtlAddBaseMcbEntry</text:p>
          </table:table-cell>
          <table:table-cell office:value-type="string">
            <text:p>0x00000001400661ec</text:p>
          </table:table-cell>
          <table:table-cell office:value-type="string">
            <text:p>0x000661ec</text:p>
          </table:table-cell>
          <table:table-cell office:value-type="string">
            <text:p>270 (0x10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ddBaseMcbEntryEx</text:p>
          </table:table-cell>
          <table:table-cell/>
          <table:table-cell office:value-type="string">
            <text:p>FsRtlAddBaseMcbEntryEx</text:p>
          </table:table-cell>
          <table:table-cell office:value-type="string">
            <text:p>0x000000014008a158</text:p>
          </table:table-cell>
          <table:table-cell office:value-type="string">
            <text:p>0x0008a158</text:p>
          </table:table-cell>
          <table:table-cell office:value-type="string">
            <text:p>271 (0x10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ddLargeMcbEntry</text:p>
          </table:table-cell>
          <table:table-cell/>
          <table:table-cell office:value-type="string">
            <text:p>FsRtlAddLargeMcbEntry</text:p>
          </table:table-cell>
          <table:table-cell office:value-type="string">
            <text:p>0x00000001400324c8</text:p>
          </table:table-cell>
          <table:table-cell office:value-type="string">
            <text:p>0x000324c8</text:p>
          </table:table-cell>
          <table:table-cell office:value-type="string">
            <text:p>272 (0x11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ddMcbEntry</text:p>
          </table:table-cell>
          <table:table-cell/>
          <table:table-cell office:value-type="string">
            <text:p>FsRtlAddMcbEntry</text:p>
          </table:table-cell>
          <table:table-cell office:value-type="string">
            <text:p>0x0000000140132d44</text:p>
          </table:table-cell>
          <table:table-cell office:value-type="string">
            <text:p>0x00132d44</text:p>
          </table:table-cell>
          <table:table-cell office:value-type="string">
            <text:p>273 (0x11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ddToTunnelCache</text:p>
          </table:table-cell>
          <table:table-cell/>
          <table:table-cell office:value-type="string">
            <text:p>FsRtlAddToTunnelCache</text:p>
          </table:table-cell>
          <table:table-cell office:value-type="string">
            <text:p>0x00000001403643d4</text:p>
          </table:table-cell>
          <table:table-cell office:value-type="string">
            <text:p>0x003643d4</text:p>
          </table:table-cell>
          <table:table-cell office:value-type="string">
            <text:p>274 (0x11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llocateExtraCreateParameter</text:p>
          </table:table-cell>
          <table:table-cell/>
          <table:table-cell office:value-type="string">
            <text:p>FsRtlAllocateExtraCreateParameter</text:p>
          </table:table-cell>
          <table:table-cell office:value-type="string">
            <text:p>0x0000000140395a74</text:p>
          </table:table-cell>
          <table:table-cell office:value-type="string">
            <text:p>0x00395a74</text:p>
          </table:table-cell>
          <table:table-cell office:value-type="string">
            <text:p>275 (0x11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llocateExtraCreateParameterFromLookasideList</text:p>
          </table:table-cell>
          <table:table-cell/>
          <table:table-cell office:value-type="string">
            <text:p>FsRtlAllocateExtraCreateParameterFromLookasideList</text:p>
          </table:table-cell>
          <table:table-cell office:value-type="string">
            <text:p>0x000000014042b4ec</text:p>
          </table:table-cell>
          <table:table-cell office:value-type="string">
            <text:p>0x0042b4ec</text:p>
          </table:table-cell>
          <table:table-cell office:value-type="string">
            <text:p>276 (0x11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llocateExtraCreateParameterList</text:p>
          </table:table-cell>
          <table:table-cell/>
          <table:table-cell office:value-type="string">
            <text:p>FsRtlAllocateExtraCreateParameterList</text:p>
          </table:table-cell>
          <table:table-cell office:value-type="string">
            <text:p>0x000000014042b458</text:p>
          </table:table-cell>
          <table:table-cell office:value-type="string">
            <text:p>0x0042b458</text:p>
          </table:table-cell>
          <table:table-cell office:value-type="string">
            <text:p>277 (0x11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llocateFileLock</text:p>
          </table:table-cell>
          <table:table-cell/>
          <table:table-cell office:value-type="string">
            <text:p>FsRtlAllocateFileLock</text:p>
          </table:table-cell>
          <table:table-cell office:value-type="string">
            <text:p>0x0000000140006d40</text:p>
          </table:table-cell>
          <table:table-cell office:value-type="string">
            <text:p>0x00006d40</text:p>
          </table:table-cell>
          <table:table-cell office:value-type="string">
            <text:p>278 (0x11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llocatePool</text:p>
          </table:table-cell>
          <table:table-cell/>
          <table:table-cell office:value-type="string">
            <text:p>FsRtlAllocatePool</text:p>
          </table:table-cell>
          <table:table-cell office:value-type="string">
            <text:p>0x00000001401330b8</text:p>
          </table:table-cell>
          <table:table-cell office:value-type="string">
            <text:p>0x001330b8</text:p>
          </table:table-cell>
          <table:table-cell office:value-type="string">
            <text:p>279 (0x11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llocatePoolWithQuota</text:p>
          </table:table-cell>
          <table:table-cell/>
          <table:table-cell office:value-type="string">
            <text:p>FsRtlAllocatePoolWithQuota</text:p>
          </table:table-cell>
          <table:table-cell office:value-type="string">
            <text:p>0x000000014013308c</text:p>
          </table:table-cell>
          <table:table-cell office:value-type="string">
            <text:p>0x0013308c</text:p>
          </table:table-cell>
          <table:table-cell office:value-type="string">
            <text:p>280 (0x11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llocatePoolWithQuotaTag</text:p>
          </table:table-cell>
          <table:table-cell/>
          <table:table-cell office:value-type="string">
            <text:p>FsRtlAllocatePoolWithQuotaTag</text:p>
          </table:table-cell>
          <table:table-cell office:value-type="string">
            <text:p>0x000000014013303c</text:p>
          </table:table-cell>
          <table:table-cell office:value-type="string">
            <text:p>0x0013303c</text:p>
          </table:table-cell>
          <table:table-cell office:value-type="string">
            <text:p>281 (0x11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llocatePoolWithTag</text:p>
          </table:table-cell>
          <table:table-cell/>
          <table:table-cell office:value-type="string">
            <text:p>FsRtlAllocatePoolWithTag</text:p>
          </table:table-cell>
          <table:table-cell office:value-type="string">
            <text:p>0x0000000140133064</text:p>
          </table:table-cell>
          <table:table-cell office:value-type="string">
            <text:p>0x00133064</text:p>
          </table:table-cell>
          <table:table-cell office:value-type="string">
            <text:p>282 (0x11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llocateResource</text:p>
          </table:table-cell>
          <table:table-cell/>
          <table:table-cell office:value-type="string">
            <text:p>FsRtlAllocateResource</text:p>
          </table:table-cell>
          <table:table-cell office:value-type="string">
            <text:p>0x00000001404d678c</text:p>
          </table:table-cell>
          <table:table-cell office:value-type="string">
            <text:p>0x004d678c</text:p>
          </table:table-cell>
          <table:table-cell office:value-type="string">
            <text:p>283 (0x11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reNamesEqual</text:p>
          </table:table-cell>
          <table:table-cell/>
          <table:table-cell office:value-type="string">
            <text:p>FsRtlAreNamesEqual</text:p>
          </table:table-cell>
          <table:table-cell office:value-type="string">
            <text:p>0x00000001400628d0</text:p>
          </table:table-cell>
          <table:table-cell office:value-type="string">
            <text:p>0x000628d0</text:p>
          </table:table-cell>
          <table:table-cell office:value-type="string">
            <text:p>284 (0x11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reThereCurrentOrInProgressFileLocks</text:p>
          </table:table-cell>
          <table:table-cell/>
          <table:table-cell office:value-type="string">
            <text:p>FsRtlAreThereCurrentOrInProgressFileLocks</text:p>
          </table:table-cell>
          <table:table-cell office:value-type="string">
            <text:p>0x0000000140132fc0</text:p>
          </table:table-cell>
          <table:table-cell office:value-type="string">
            <text:p>0x00132fc0</text:p>
          </table:table-cell>
          <table:table-cell office:value-type="string">
            <text:p>285 (0x11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FsRtlAreThereWaitingFileLocks</text:p>
          </table:table-cell>
          <table:table-cell/>
          <table:table-cell office:value-type="string">
            <text:p>FsRtlAreThereWaitingFileLocks</text:p>
          </table:table-cell>
          <table:table-cell office:value-type="string">
            <text:p>0x00000001400f3360</text:p>
          </table:table-cell>
          <table:table-cell office:value-type="string">
            <text:p>0x000f3360</text:p>
          </table:table-cell>
          <table:table-cell office:value-type="string">
            <text:p>286 (0x11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AreVolumeStartupApplicationsComplete</text:p>
          </table:table-cell>
          <table:table-cell/>
          <table:table-cell office:value-type="string">
            <text:p>FsRtlAreVolumeStartupApplicationsComplete</text:p>
          </table:table-cell>
          <table:table-cell office:value-type="string">
            <text:p>0x0000000140456904</text:p>
          </table:table-cell>
          <table:table-cell office:value-type="string">
            <text:p>0x00456904</text:p>
          </table:table-cell>
          <table:table-cell office:value-type="string">
            <text:p>287 (0x11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BalanceReads</text:p>
          </table:table-cell>
          <table:table-cell/>
          <table:table-cell office:value-type="string">
            <text:p>FsRtlBalanceReads</text:p>
          </table:table-cell>
          <table:table-cell office:value-type="string">
            <text:p>0x0000000140357d60</text:p>
          </table:table-cell>
          <table:table-cell office:value-type="string">
            <text:p>0x00357d60</text:p>
          </table:table-cell>
          <table:table-cell office:value-type="string">
            <text:p>288 (0x12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ancellableWaitForMultipleObjects</text:p>
          </table:table-cell>
          <table:table-cell/>
          <table:table-cell office:value-type="string">
            <text:p>FsRtlCancellableWaitForMultipleObjects</text:p>
          </table:table-cell>
          <table:table-cell office:value-type="string">
            <text:p>0x00000001403eae08</text:p>
          </table:table-cell>
          <table:table-cell office:value-type="string">
            <text:p>0x003eae08</text:p>
          </table:table-cell>
          <table:table-cell office:value-type="string">
            <text:p>289 (0x12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ancellableWaitForSingleObject</text:p>
          </table:table-cell>
          <table:table-cell/>
          <table:table-cell office:value-type="string">
            <text:p>FsRtlCancellableWaitForSingleObject</text:p>
          </table:table-cell>
          <table:table-cell office:value-type="string">
            <text:p>0x00000001403eaf00</text:p>
          </table:table-cell>
          <table:table-cell office:value-type="string">
            <text:p>0x003eaf00</text:p>
          </table:table-cell>
          <table:table-cell office:value-type="string">
            <text:p>290 (0x12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hangeBackingFileObject</text:p>
          </table:table-cell>
          <table:table-cell/>
          <table:table-cell office:value-type="string">
            <text:p>FsRtlChangeBackingFileObject</text:p>
          </table:table-cell>
          <table:table-cell office:value-type="string">
            <text:p>0x000000014002852c</text:p>
          </table:table-cell>
          <table:table-cell office:value-type="string">
            <text:p>0x0002852c</text:p>
          </table:table-cell>
          <table:table-cell office:value-type="string">
            <text:p>291 (0x12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FsRtlCheckLockForOplockRequest</text:p>
          </table:table-cell>
          <table:table-cell/>
          <table:table-cell office:value-type="string">
            <text:p>FsRtlCheckLockForOplockRequest</text:p>
          </table:table-cell>
          <table:table-cell office:value-type="string">
            <text:p>0x00000001400f3164</text:p>
          </table:table-cell>
          <table:table-cell office:value-type="string">
            <text:p>0x000f3164</text:p>
          </table:table-cell>
          <table:table-cell office:value-type="string">
            <text:p>292 (0x12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heckLockForReadAccess</text:p>
          </table:table-cell>
          <table:table-cell/>
          <table:table-cell office:value-type="string">
            <text:p>FsRtlCheckLockForReadAccess</text:p>
          </table:table-cell>
          <table:table-cell office:value-type="string">
            <text:p>0x0000000140030e84</text:p>
          </table:table-cell>
          <table:table-cell office:value-type="string">
            <text:p>0x00030e84</text:p>
          </table:table-cell>
          <table:table-cell office:value-type="string">
            <text:p>293 (0x12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heckLockForWriteAccess</text:p>
          </table:table-cell>
          <table:table-cell/>
          <table:table-cell office:value-type="string">
            <text:p>FsRtlCheckLockForWriteAccess</text:p>
          </table:table-cell>
          <table:table-cell office:value-type="string">
            <text:p>0x000000014002d1c4</text:p>
          </table:table-cell>
          <table:table-cell office:value-type="string">
            <text:p>0x0002d1c4</text:p>
          </table:table-cell>
          <table:table-cell office:value-type="string">
            <text:p>294 (0x12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heckOplock</text:p>
          </table:table-cell>
          <table:table-cell/>
          <table:table-cell office:value-type="string">
            <text:p>FsRtlCheckOplock</text:p>
          </table:table-cell>
          <table:table-cell office:value-type="string">
            <text:p>0x00000001400b3200</text:p>
          </table:table-cell>
          <table:table-cell office:value-type="string">
            <text:p>0x000b3200</text:p>
          </table:table-cell>
          <table:table-cell office:value-type="string">
            <text:p>295 (0x12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heckOplockEx</text:p>
          </table:table-cell>
          <table:table-cell/>
          <table:table-cell office:value-type="string">
            <text:p>FsRtlCheckOplockEx</text:p>
          </table:table-cell>
          <table:table-cell office:value-type="string">
            <text:p>0x00000001400898b0</text:p>
          </table:table-cell>
          <table:table-cell office:value-type="string">
            <text:p>0x000898b0</text:p>
          </table:table-cell>
          <table:table-cell office:value-type="string">
            <text:p>296 (0x12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opyRead</text:p>
          </table:table-cell>
          <table:table-cell/>
          <table:table-cell office:value-type="string">
            <text:p>FsRtlCopyRead</text:p>
          </table:table-cell>
          <table:table-cell office:value-type="string">
            <text:p>0x00000001404d76ac</text:p>
          </table:table-cell>
          <table:table-cell office:value-type="string">
            <text:p>0x004d76ac</text:p>
          </table:table-cell>
          <table:table-cell office:value-type="string">
            <text:p>297 (0x12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opyWrite</text:p>
          </table:table-cell>
          <table:table-cell/>
          <table:table-cell office:value-type="string">
            <text:p>FsRtlCopyWrite</text:p>
          </table:table-cell>
          <table:table-cell office:value-type="string">
            <text:p>0x00000001404d70fc</text:p>
          </table:table-cell>
          <table:table-cell office:value-type="string">
            <text:p>0x004d70fc</text:p>
          </table:table-cell>
          <table:table-cell office:value-type="string">
            <text:p>298 (0x12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reateSectionForDataScan</text:p>
          </table:table-cell>
          <table:table-cell/>
          <table:table-cell office:value-type="string">
            <text:p>FsRtlCreateSectionForDataScan</text:p>
          </table:table-cell>
          <table:table-cell office:value-type="string">
            <text:p>0x00000001401064f0</text:p>
          </table:table-cell>
          <table:table-cell office:value-type="string">
            <text:p>0x001064f0</text:p>
          </table:table-cell>
          <table:table-cell office:value-type="string">
            <text:p>299 (0x12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urrentBatchOplock</text:p>
          </table:table-cell>
          <table:table-cell/>
          <table:table-cell office:value-type="string">
            <text:p>FsRtlCurrentBatchOplock</text:p>
          </table:table-cell>
          <table:table-cell office:value-type="string">
            <text:p>0x00000001404006d0</text:p>
          </table:table-cell>
          <table:table-cell office:value-type="string">
            <text:p>0x004006d0</text:p>
          </table:table-cell>
          <table:table-cell office:value-type="string">
            <text:p>300 (0x12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urrentOplock</text:p>
          </table:table-cell>
          <table:table-cell/>
          <table:table-cell office:value-type="string">
            <text:p>FsRtlCurrentOplock</text:p>
          </table:table-cell>
          <table:table-cell office:value-type="string">
            <text:p>0x0000000140028a10</text:p>
          </table:table-cell>
          <table:table-cell office:value-type="string">
            <text:p>0x00028a10</text:p>
          </table:table-cell>
          <table:table-cell office:value-type="string">
            <text:p>301 (0x12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CurrentOplockH</text:p>
          </table:table-cell>
          <table:table-cell/>
          <table:table-cell office:value-type="string">
            <text:p>FsRtlCurrentOplockH</text:p>
          </table:table-cell>
          <table:table-cell office:value-type="string">
            <text:p>0x00000001404d7e4c</text:p>
          </table:table-cell>
          <table:table-cell office:value-type="string">
            <text:p>0x004d7e4c</text:p>
          </table:table-cell>
          <table:table-cell office:value-type="string">
            <text:p>302 (0x12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DeleteExtraCreateParameterLookasideList</text:p>
          </table:table-cell>
          <table:table-cell/>
          <table:table-cell office:value-type="string">
            <text:p>FsRtlDeleteExtraCreateParameterLookasideList</text:p>
          </table:table-cell>
          <table:table-cell office:value-type="string">
            <text:p>0x00000001404d6810</text:p>
          </table:table-cell>
          <table:table-cell office:value-type="string">
            <text:p>0x004d6810</text:p>
          </table:table-cell>
          <table:table-cell office:value-type="string">
            <text:p>303 (0x12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DeleteKeyFromTunnelCache</text:p>
          </table:table-cell>
          <table:table-cell/>
          <table:table-cell office:value-type="string">
            <text:p>FsRtlDeleteKeyFromTunnelCache</text:p>
          </table:table-cell>
          <table:table-cell office:value-type="string">
            <text:p>0x0000000140366730</text:p>
          </table:table-cell>
          <table:table-cell office:value-type="string">
            <text:p>0x00366730</text:p>
          </table:table-cell>
          <table:table-cell office:value-type="string">
            <text:p>304 (0x13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DeleteTunnelCache</text:p>
          </table:table-cell>
          <table:table-cell/>
          <table:table-cell office:value-type="string">
            <text:p>FsRtlDeleteTunnelCache</text:p>
          </table:table-cell>
          <table:table-cell office:value-type="string">
            <text:p>0x000000014035a8e0</text:p>
          </table:table-cell>
          <table:table-cell office:value-type="string">
            <text:p>0x0035a8e0</text:p>
          </table:table-cell>
          <table:table-cell office:value-type="string">
            <text:p>305 (0x13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DeregisterUncProvider</text:p>
          </table:table-cell>
          <table:table-cell/>
          <table:table-cell office:value-type="string">
            <text:p>FsRtlDeregisterUncProvider</text:p>
          </table:table-cell>
          <table:table-cell office:value-type="string">
            <text:p>0x00000001404d7c60</text:p>
          </table:table-cell>
          <table:table-cell office:value-type="string">
            <text:p>0x004d7c60</text:p>
          </table:table-cell>
          <table:table-cell office:value-type="string">
            <text:p>306 (0x13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DissectDbcs</text:p>
          </table:table-cell>
          <table:table-cell/>
          <table:table-cell office:value-type="string">
            <text:p>FsRtlDissectDbcs</text:p>
          </table:table-cell>
          <table:table-cell office:value-type="string">
            <text:p>0x00000001404d8508</text:p>
          </table:table-cell>
          <table:table-cell office:value-type="string">
            <text:p>0x004d8508</text:p>
          </table:table-cell>
          <table:table-cell office:value-type="string">
            <text:p>307 (0x13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DissectName</text:p>
          </table:table-cell>
          <table:table-cell/>
          <table:table-cell office:value-type="string">
            <text:p>FsRtlDissectName</text:p>
          </table:table-cell>
          <table:table-cell office:value-type="string">
            <text:p>0x0000000140062f50</text:p>
          </table:table-cell>
          <table:table-cell office:value-type="string">
            <text:p>0x00062f50</text:p>
          </table:table-cell>
          <table:table-cell office:value-type="string">
            <text:p>308 (0x13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DoesDbcsContainWildCards</text:p>
          </table:table-cell>
          <table:table-cell/>
          <table:table-cell office:value-type="string">
            <text:p>FsRtlDoesDbcsContainWildCards</text:p>
          </table:table-cell>
          <table:table-cell office:value-type="string">
            <text:p>0x00000001404d8490</text:p>
          </table:table-cell>
          <table:table-cell office:value-type="string">
            <text:p>0x004d8490</text:p>
          </table:table-cell>
          <table:table-cell office:value-type="string">
            <text:p>309 (0x13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DoesNameContainWildCards</text:p>
          </table:table-cell>
          <table:table-cell/>
          <table:table-cell office:value-type="string">
            <text:p>FsRtlDoesNameContainWildCards</text:p>
          </table:table-cell>
          <table:table-cell office:value-type="string">
            <text:p>0x00000001400c82b0</text:p>
          </table:table-cell>
          <table:table-cell office:value-type="string">
            <text:p>0x000c82b0</text:p>
          </table:table-cell>
          <table:table-cell office:value-type="string">
            <text:p>310 (0x13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FastCheckLockForRead</text:p>
          </table:table-cell>
          <table:table-cell/>
          <table:table-cell office:value-type="string">
            <text:p>FsRtlFastCheckLockForRead</text:p>
          </table:table-cell>
          <table:table-cell office:value-type="string">
            <text:p>0x0000000140020cc4</text:p>
          </table:table-cell>
          <table:table-cell office:value-type="string">
            <text:p>0x00020cc4</text:p>
          </table:table-cell>
          <table:table-cell office:value-type="string">
            <text:p>311 (0x13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FastCheckLockForWrite</text:p>
          </table:table-cell>
          <table:table-cell/>
          <table:table-cell office:value-type="string">
            <text:p>FsRtlFastCheckLockForWrite</text:p>
          </table:table-cell>
          <table:table-cell office:value-type="string">
            <text:p>0x00000001400f7c78</text:p>
          </table:table-cell>
          <table:table-cell office:value-type="string">
            <text:p>0x000f7c78</text:p>
          </table:table-cell>
          <table:table-cell office:value-type="string">
            <text:p>312 (0x13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FastUnlockAll</text:p>
          </table:table-cell>
          <table:table-cell/>
          <table:table-cell office:value-type="string">
            <text:p>FsRtlFastUnlockAll</text:p>
          </table:table-cell>
          <table:table-cell office:value-type="string">
            <text:p>0x0000000140030bc0</text:p>
          </table:table-cell>
          <table:table-cell office:value-type="string">
            <text:p>0x00030bc0</text:p>
          </table:table-cell>
          <table:table-cell office:value-type="string">
            <text:p>313 (0x13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FastUnlockAllByKey</text:p>
          </table:table-cell>
          <table:table-cell/>
          <table:table-cell office:value-type="string">
            <text:p>FsRtlFastUnlockAllByKey</text:p>
          </table:table-cell>
          <table:table-cell office:value-type="string">
            <text:p>0x0000000140132f50</text:p>
          </table:table-cell>
          <table:table-cell office:value-type="string">
            <text:p>0x00132f50</text:p>
          </table:table-cell>
          <table:table-cell office:value-type="string">
            <text:p>314 (0x13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FastUnlockSingle</text:p>
          </table:table-cell>
          <table:table-cell/>
          <table:table-cell office:value-type="string">
            <text:p>FsRtlFastUnlockSingle</text:p>
          </table:table-cell>
          <table:table-cell office:value-type="string">
            <text:p>0x0000000140023ba0</text:p>
          </table:table-cell>
          <table:table-cell office:value-type="string">
            <text:p>0x00023ba0</text:p>
          </table:table-cell>
          <table:table-cell office:value-type="string">
            <text:p>315 (0x13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FindExtraCreateParameter</text:p>
          </table:table-cell>
          <table:table-cell/>
          <table:table-cell office:value-type="string">
            <text:p>FsRtlFindExtraCreateParameter</text:p>
          </table:table-cell>
          <table:table-cell office:value-type="string">
            <text:p>0x00000001403ec3d0</text:p>
          </table:table-cell>
          <table:table-cell office:value-type="string">
            <text:p>0x003ec3d0</text:p>
          </table:table-cell>
          <table:table-cell office:value-type="string">
            <text:p>316 (0x13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FindInTunnelCache</text:p>
          </table:table-cell>
          <table:table-cell/>
          <table:table-cell office:value-type="string">
            <text:p>FsRtlFindInTunnelCache</text:p>
          </table:table-cell>
          <table:table-cell office:value-type="string">
            <text:p>0x000000014041a190</text:p>
          </table:table-cell>
          <table:table-cell office:value-type="string">
            <text:p>0x0041a190</text:p>
          </table:table-cell>
          <table:table-cell office:value-type="string">
            <text:p>317 (0x13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FreeExtraCreateParameter</text:p>
          </table:table-cell>
          <table:table-cell/>
          <table:table-cell office:value-type="string">
            <text:p>FsRtlFreeExtraCreateParameter</text:p>
          </table:table-cell>
          <table:table-cell office:value-type="string">
            <text:p>0x00000001403e6994</text:p>
          </table:table-cell>
          <table:table-cell office:value-type="string">
            <text:p>0x003e6994</text:p>
          </table:table-cell>
          <table:table-cell office:value-type="string">
            <text:p>318 (0x13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FreeExtraCreateParameterList</text:p>
          </table:table-cell>
          <table:table-cell/>
          <table:table-cell office:value-type="string">
            <text:p>FsRtlFreeExtraCreateParameterList</text:p>
          </table:table-cell>
          <table:table-cell office:value-type="string">
            <text:p>0x00000001403ec32c</text:p>
          </table:table-cell>
          <table:table-cell office:value-type="string">
            <text:p>0x003ec32c</text:p>
          </table:table-cell>
          <table:table-cell office:value-type="string">
            <text:p>319 (0x13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FreeFileLock</text:p>
          </table:table-cell>
          <table:table-cell/>
          <table:table-cell office:value-type="string">
            <text:p>FsRtlFreeFileLock</text:p>
          </table:table-cell>
          <table:table-cell office:value-type="string">
            <text:p>0x0000000140014c60</text:p>
          </table:table-cell>
          <table:table-cell office:value-type="string">
            <text:p>0x00014c60</text:p>
          </table:table-cell>
          <table:table-cell office:value-type="string">
            <text:p>320 (0x14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GetEcpListFromIrp</text:p>
          </table:table-cell>
          <table:table-cell/>
          <table:table-cell office:value-type="string">
            <text:p>FsRtlGetEcpListFromIrp</text:p>
          </table:table-cell>
          <table:table-cell office:value-type="string">
            <text:p>0x00000001403fc4e0</text:p>
          </table:table-cell>
          <table:table-cell office:value-type="string">
            <text:p>0x003fc4e0</text:p>
          </table:table-cell>
          <table:table-cell office:value-type="string">
            <text:p>321 (0x14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GetFileSize</text:p>
          </table:table-cell>
          <table:table-cell/>
          <table:table-cell office:value-type="string">
            <text:p>FsRtlGetFileSize</text:p>
          </table:table-cell>
          <table:table-cell office:value-type="string">
            <text:p>0x00000001403a34b4</text:p>
          </table:table-cell>
          <table:table-cell office:value-type="string">
            <text:p>0x003a34b4</text:p>
          </table:table-cell>
          <table:table-cell office:value-type="string">
            <text:p>322 (0x14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GetNextBaseMcbEntry</text:p>
          </table:table-cell>
          <table:table-cell/>
          <table:table-cell office:value-type="string">
            <text:p>FsRtlGetNextBaseMcbEntry</text:p>
          </table:table-cell>
          <table:table-cell office:value-type="string">
            <text:p>0x0000000140092a44</text:p>
          </table:table-cell>
          <table:table-cell office:value-type="string">
            <text:p>0x00092a44</text:p>
          </table:table-cell>
          <table:table-cell office:value-type="string">
            <text:p>323 (0x14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GetNextExtraCreateParameter</text:p>
          </table:table-cell>
          <table:table-cell/>
          <table:table-cell office:value-type="string">
            <text:p>FsRtlGetNextExtraCreateParameter</text:p>
          </table:table-cell>
          <table:table-cell office:value-type="string">
            <text:p>0x00000001403e1180</text:p>
          </table:table-cell>
          <table:table-cell office:value-type="string">
            <text:p>0x003e1180</text:p>
          </table:table-cell>
          <table:table-cell office:value-type="string">
            <text:p>324 (0x14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GetNextFileLock</text:p>
          </table:table-cell>
          <table:table-cell/>
          <table:table-cell office:value-type="string">
            <text:p>FsRtlGetNextFileLock</text:p>
          </table:table-cell>
          <table:table-cell office:value-type="string">
            <text:p>0x0000000140013510</text:p>
          </table:table-cell>
          <table:table-cell office:value-type="string">
            <text:p>0x00013510</text:p>
          </table:table-cell>
          <table:table-cell office:value-type="string">
            <text:p>325 (0x14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GetNextLargeMcbEntry</text:p>
          </table:table-cell>
          <table:table-cell/>
          <table:table-cell office:value-type="string">
            <text:p>FsRtlGetNextLargeMcbEntry</text:p>
          </table:table-cell>
          <table:table-cell office:value-type="string">
            <text:p>0x000000014013243c</text:p>
          </table:table-cell>
          <table:table-cell office:value-type="string">
            <text:p>0x0013243c</text:p>
          </table:table-cell>
          <table:table-cell office:value-type="string">
            <text:p>326 (0x14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GetNextMcbEntry</text:p>
          </table:table-cell>
          <table:table-cell/>
          <table:table-cell office:value-type="string">
            <text:p>FsRtlGetNextMcbEntry</text:p>
          </table:table-cell>
          <table:table-cell office:value-type="string">
            <text:p>0x0000000140132bf4</text:p>
          </table:table-cell>
          <table:table-cell office:value-type="string">
            <text:p>0x00132bf4</text:p>
          </table:table-cell>
          <table:table-cell office:value-type="string">
            <text:p>327 (0x14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FsRtlGetSectorSizeInformation</text:p>
          </table:table-cell>
          <table:table-cell/>
          <table:table-cell office:value-type="string">
            <text:p>FsRtlGetSectorSizeInformation</text:p>
          </table:table-cell>
          <table:table-cell office:value-type="string">
            <text:p>0x00000001403557c0</text:p>
          </table:table-cell>
          <table:table-cell office:value-type="string">
            <text:p>0x003557c0</text:p>
          </table:table-cell>
          <table:table-cell office:value-type="string">
            <text:p>328 (0x14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FsRtlGetSupportedFeatures</text:p>
          </table:table-cell>
          <table:table-cell/>
          <table:table-cell office:value-type="string">
            <text:p>FsRtlGetSupportedFeatures</text:p>
          </table:table-cell>
          <table:table-cell office:value-type="string">
            <text:p>0x0000000140031d78</text:p>
          </table:table-cell>
          <table:table-cell office:value-type="string">
            <text:p>0x00031d78</text:p>
          </table:table-cell>
          <table:table-cell office:value-type="string">
            <text:p>329 (0x14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GetVirtualDiskNestingLevel</text:p>
          </table:table-cell>
          <table:table-cell/>
          <table:table-cell office:value-type="string">
            <text:p>FsRtlGetVirtualDiskNestingLevel</text:p>
          </table:table-cell>
          <table:table-cell office:value-type="string">
            <text:p>0x0000000140011be0</text:p>
          </table:table-cell>
          <table:table-cell office:value-type="string">
            <text:p>0x00011be0</text:p>
          </table:table-cell>
          <table:table-cell office:value-type="string">
            <text:p>330 (0x14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crementCcFastMdlReadWait</text:p>
          </table:table-cell>
          <table:table-cell/>
          <table:table-cell office:value-type="string">
            <text:p>FsRtlIncrementCcFastMdlReadWait</text:p>
          </table:table-cell>
          <table:table-cell office:value-type="string">
            <text:p>0x000000014003e8bc</text:p>
          </table:table-cell>
          <table:table-cell office:value-type="string">
            <text:p>0x0003e8bc</text:p>
          </table:table-cell>
          <table:table-cell office:value-type="string">
            <text:p>331 (0x14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crementCcFastReadNoWait</text:p>
          </table:table-cell>
          <table:table-cell/>
          <table:table-cell office:value-type="string">
            <text:p>FsRtlIncrementCcFastReadNoWait</text:p>
          </table:table-cell>
          <table:table-cell office:value-type="string">
            <text:p>0x0000000140132130</text:p>
          </table:table-cell>
          <table:table-cell office:value-type="string">
            <text:p>0x00132130</text:p>
          </table:table-cell>
          <table:table-cell office:value-type="string">
            <text:p>332 (0x14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crementCcFastReadNotPossible</text:p>
          </table:table-cell>
          <table:table-cell/>
          <table:table-cell office:value-type="string">
            <text:p>FsRtlIncrementCcFastReadNotPossible</text:p>
          </table:table-cell>
          <table:table-cell office:value-type="string">
            <text:p>0x00000001403cb100</text:p>
          </table:table-cell>
          <table:table-cell office:value-type="string">
            <text:p>0x003cb100</text:p>
          </table:table-cell>
          <table:table-cell office:value-type="string">
            <text:p>333 (0x14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crementCcFastReadResourceMiss</text:p>
          </table:table-cell>
          <table:table-cell/>
          <table:table-cell office:value-type="string">
            <text:p>FsRtlIncrementCcFastReadResourceMiss</text:p>
          </table:table-cell>
          <table:table-cell office:value-type="string">
            <text:p>0x0000000140132120</text:p>
          </table:table-cell>
          <table:table-cell office:value-type="string">
            <text:p>0x00132120</text:p>
          </table:table-cell>
          <table:table-cell office:value-type="string">
            <text:p>334 (0x14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crementCcFastReadWait</text:p>
          </table:table-cell>
          <table:table-cell/>
          <table:table-cell office:value-type="string">
            <text:p>FsRtlIncrementCcFastReadWait</text:p>
          </table:table-cell>
          <table:table-cell office:value-type="string">
            <text:p>0x00000001403d6000</text:p>
          </table:table-cell>
          <table:table-cell office:value-type="string">
            <text:p>0x003d6000</text:p>
          </table:table-cell>
          <table:table-cell office:value-type="string">
            <text:p>335 (0x14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itExtraCreateParameterLookasideList</text:p>
          </table:table-cell>
          <table:table-cell/>
          <table:table-cell office:value-type="string">
            <text:p>FsRtlInitExtraCreateParameterLookasideList</text:p>
          </table:table-cell>
          <table:table-cell office:value-type="string">
            <text:p>0x0000000140481210</text:p>
          </table:table-cell>
          <table:table-cell office:value-type="string">
            <text:p>0x00481210</text:p>
          </table:table-cell>
          <table:table-cell office:value-type="string">
            <text:p>336 (0x15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itializeBaseMcb</text:p>
          </table:table-cell>
          <table:table-cell/>
          <table:table-cell office:value-type="string">
            <text:p>FsRtlInitializeBaseMcb</text:p>
          </table:table-cell>
          <table:table-cell office:value-type="string">
            <text:p>0x000000014003d504</text:p>
          </table:table-cell>
          <table:table-cell office:value-type="string">
            <text:p>0x0003d504</text:p>
          </table:table-cell>
          <table:table-cell office:value-type="string">
            <text:p>337 (0x15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itializeBaseMcbEx</text:p>
          </table:table-cell>
          <table:table-cell/>
          <table:table-cell office:value-type="string">
            <text:p>FsRtlInitializeBaseMcbEx</text:p>
          </table:table-cell>
          <table:table-cell office:value-type="string">
            <text:p>0x000000014008e430</text:p>
          </table:table-cell>
          <table:table-cell office:value-type="string">
            <text:p>0x0008e430</text:p>
          </table:table-cell>
          <table:table-cell office:value-type="string">
            <text:p>338 (0x15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itializeExtraCreateParameter</text:p>
          </table:table-cell>
          <table:table-cell/>
          <table:table-cell office:value-type="string">
            <text:p>FsRtlInitializeExtraCreateParameter</text:p>
          </table:table-cell>
          <table:table-cell office:value-type="string">
            <text:p>0x00000001404d67d0</text:p>
          </table:table-cell>
          <table:table-cell office:value-type="string">
            <text:p>0x004d67d0</text:p>
          </table:table-cell>
          <table:table-cell office:value-type="string">
            <text:p>339 (0x15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itializeExtraCreateParameterList</text:p>
          </table:table-cell>
          <table:table-cell/>
          <table:table-cell office:value-type="string">
            <text:p>FsRtlInitializeExtraCreateParameterList</text:p>
          </table:table-cell>
          <table:table-cell office:value-type="string">
            <text:p>0x00000001404d6828</text:p>
          </table:table-cell>
          <table:table-cell office:value-type="string">
            <text:p>0x004d6828</text:p>
          </table:table-cell>
          <table:table-cell office:value-type="string">
            <text:p>340 (0x15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itializeFileLock</text:p>
          </table:table-cell>
          <table:table-cell/>
          <table:table-cell office:value-type="string">
            <text:p>FsRtlInitializeFileLock</text:p>
          </table:table-cell>
          <table:table-cell office:value-type="string">
            <text:p>0x0000000140030f34</text:p>
          </table:table-cell>
          <table:table-cell office:value-type="string">
            <text:p>0x00030f34</text:p>
          </table:table-cell>
          <table:table-cell office:value-type="string">
            <text:p>341 (0x15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itializeLargeMcb</text:p>
          </table:table-cell>
          <table:table-cell/>
          <table:table-cell office:value-type="string">
            <text:p>FsRtlInitializeLargeMcb</text:p>
          </table:table-cell>
          <table:table-cell office:value-type="string">
            <text:p>0x000000014004e0e0</text:p>
          </table:table-cell>
          <table:table-cell office:value-type="string">
            <text:p>0x0004e0e0</text:p>
          </table:table-cell>
          <table:table-cell office:value-type="string">
            <text:p>342 (0x15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itializeMcb</text:p>
          </table:table-cell>
          <table:table-cell/>
          <table:table-cell office:value-type="string">
            <text:p>FsRtlInitializeMcb</text:p>
          </table:table-cell>
          <table:table-cell office:value-type="string">
            <text:p>0x00000001404d7c1c</text:p>
          </table:table-cell>
          <table:table-cell office:value-type="string">
            <text:p>0x004d7c1c</text:p>
          </table:table-cell>
          <table:table-cell office:value-type="string">
            <text:p>343 (0x15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itializeOplock</text:p>
          </table:table-cell>
          <table:table-cell/>
          <table:table-cell office:value-type="string">
            <text:p>FsRtlInitializeOplock</text:p>
          </table:table-cell>
          <table:table-cell office:value-type="string">
            <text:p>0x00000001404164f8</text:p>
          </table:table-cell>
          <table:table-cell office:value-type="string">
            <text:p>0x004164f8</text:p>
          </table:table-cell>
          <table:table-cell office:value-type="string">
            <text:p>344 (0x15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itializeTunnelCache</text:p>
          </table:table-cell>
          <table:table-cell/>
          <table:table-cell office:value-type="string">
            <text:p>FsRtlInitializeTunnelCache</text:p>
          </table:table-cell>
          <table:table-cell office:value-type="string">
            <text:p>0x000000014035576c</text:p>
          </table:table-cell>
          <table:table-cell office:value-type="string">
            <text:p>0x0035576c</text:p>
          </table:table-cell>
          <table:table-cell office:value-type="string">
            <text:p>345 (0x15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sertExtraCreateParameter</text:p>
          </table:table-cell>
          <table:table-cell/>
          <table:table-cell office:value-type="string">
            <text:p>FsRtlInsertExtraCreateParameter</text:p>
          </table:table-cell>
          <table:table-cell office:value-type="string">
            <text:p>0x000000014042b3c4</text:p>
          </table:table-cell>
          <table:table-cell office:value-type="string">
            <text:p>0x0042b3c4</text:p>
          </table:table-cell>
          <table:table-cell office:value-type="string">
            <text:p>346 (0x15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sertPerFileContext</text:p>
          </table:table-cell>
          <table:table-cell/>
          <table:table-cell office:value-type="string">
            <text:p>FsRtlInsertPerFileContext</text:p>
          </table:table-cell>
          <table:table-cell office:value-type="string">
            <text:p>0x00000001401347d8</text:p>
          </table:table-cell>
          <table:table-cell office:value-type="string">
            <text:p>0x001347d8</text:p>
          </table:table-cell>
          <table:table-cell office:value-type="string">
            <text:p>347 (0x15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sertPerFileObjectContext</text:p>
          </table:table-cell>
          <table:table-cell/>
          <table:table-cell office:value-type="string">
            <text:p>FsRtlInsertPerFileObjectContext</text:p>
          </table:table-cell>
          <table:table-cell office:value-type="string">
            <text:p>0x0000000140057390</text:p>
          </table:table-cell>
          <table:table-cell office:value-type="string">
            <text:p>0x00057390</text:p>
          </table:table-cell>
          <table:table-cell office:value-type="string">
            <text:p>348 (0x15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nsertPerStreamContext</text:p>
          </table:table-cell>
          <table:table-cell/>
          <table:table-cell office:value-type="string">
            <text:p>FsRtlInsertPerStreamContext</text:p>
          </table:table-cell>
          <table:table-cell office:value-type="string">
            <text:p>0x000000014001c7d0</text:p>
          </table:table-cell>
          <table:table-cell office:value-type="string">
            <text:p>0x0001c7d0</text:p>
          </table:table-cell>
          <table:table-cell office:value-type="string">
            <text:p>349 (0x15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sDbcsInExpression</text:p>
          </table:table-cell>
          <table:table-cell/>
          <table:table-cell office:value-type="string">
            <text:p>FsRtlIsDbcsInExpression</text:p>
          </table:table-cell>
          <table:table-cell office:value-type="string">
            <text:p>0x00000001404d7e70</text:p>
          </table:table-cell>
          <table:table-cell office:value-type="string">
            <text:p>0x004d7e70</text:p>
          </table:table-cell>
          <table:table-cell office:value-type="string">
            <text:p>350 (0x15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sEcpAcknowledged</text:p>
          </table:table-cell>
          <table:table-cell/>
          <table:table-cell office:value-type="string">
            <text:p>FsRtlIsEcpAcknowledged</text:p>
          </table:table-cell>
          <table:table-cell office:value-type="string">
            <text:p>0x00000001404d67b4</text:p>
          </table:table-cell>
          <table:table-cell office:value-type="string">
            <text:p>0x004d67b4</text:p>
          </table:table-cell>
          <table:table-cell office:value-type="string">
            <text:p>351 (0x15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sEcpFromUserMode</text:p>
          </table:table-cell>
          <table:table-cell/>
          <table:table-cell office:value-type="string">
            <text:p>FsRtlIsEcpFromUserMode</text:p>
          </table:table-cell>
          <table:table-cell office:value-type="string">
            <text:p>0x00000001403e6a34</text:p>
          </table:table-cell>
          <table:table-cell office:value-type="string">
            <text:p>0x003e6a34</text:p>
          </table:table-cell>
          <table:table-cell office:value-type="string">
            <text:p>352 (0x16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sFatDbcsLegal</text:p>
          </table:table-cell>
          <table:table-cell/>
          <table:table-cell office:value-type="string">
            <text:p>FsRtlIsFatDbcsLegal</text:p>
          </table:table-cell>
          <table:table-cell office:value-type="string">
            <text:p>0x00000001403dedf0</text:p>
          </table:table-cell>
          <table:table-cell office:value-type="string">
            <text:p>0x003dedf0</text:p>
          </table:table-cell>
          <table:table-cell office:value-type="string">
            <text:p>353 (0x16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sHpfsDbcsLegal</text:p>
          </table:table-cell>
          <table:table-cell/>
          <table:table-cell office:value-type="string">
            <text:p>FsRtlIsHpfsDbcsLegal</text:p>
          </table:table-cell>
          <table:table-cell office:value-type="string">
            <text:p>0x00000001404d85dc</text:p>
          </table:table-cell>
          <table:table-cell office:value-type="string">
            <text:p>0x004d85dc</text:p>
          </table:table-cell>
          <table:table-cell office:value-type="string">
            <text:p>354 (0x16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sNameInExpression</text:p>
          </table:table-cell>
          <table:table-cell/>
          <table:table-cell office:value-type="string">
            <text:p>FsRtlIsNameInExpression</text:p>
          </table:table-cell>
          <table:table-cell office:value-type="string">
            <text:p>0x00000001400c8820</text:p>
          </table:table-cell>
          <table:table-cell office:value-type="string">
            <text:p>0x000c8820</text:p>
          </table:table-cell>
          <table:table-cell office:value-type="string">
            <text:p>355 (0x16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sNtstatusExpected</text:p>
          </table:table-cell>
          <table:table-cell/>
          <table:table-cell office:value-type="string">
            <text:p>FsRtlIsNtstatusExpected</text:p>
          </table:table-cell>
          <table:table-cell office:value-type="string">
            <text:p>0x00000001400284e8</text:p>
          </table:table-cell>
          <table:table-cell office:value-type="string">
            <text:p>0x000284e8</text:p>
          </table:table-cell>
          <table:table-cell office:value-type="string">
            <text:p>356 (0x16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sPagingFile</text:p>
          </table:table-cell>
          <table:table-cell/>
          <table:table-cell office:value-type="string">
            <text:p>FsRtlIsPagingFile</text:p>
          </table:table-cell>
          <table:table-cell office:value-type="string">
            <text:p>0x0000000140105490</text:p>
          </table:table-cell>
          <table:table-cell office:value-type="string">
            <text:p>0x00105490</text:p>
          </table:table-cell>
          <table:table-cell office:value-type="string">
            <text:p>357 (0x16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FsRtlIsSystemPagingFile</text:p>
          </table:table-cell>
          <table:table-cell/>
          <table:table-cell office:value-type="string">
            <text:p>FsRtlIsSystemPagingFile</text:p>
          </table:table-cell>
          <table:table-cell office:value-type="string">
            <text:p>0x0000000140134308</text:p>
          </table:table-cell>
          <table:table-cell office:value-type="string">
            <text:p>0x00134308</text:p>
          </table:table-cell>
          <table:table-cell office:value-type="string">
            <text:p>358 (0x16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IsTotalDeviceFailure</text:p>
          </table:table-cell>
          <table:table-cell/>
          <table:table-cell office:value-type="string">
            <text:p>FsRtlIsTotalDeviceFailure</text:p>
          </table:table-cell>
          <table:table-cell office:value-type="string">
            <text:p>0x00000001401018f8</text:p>
          </table:table-cell>
          <table:table-cell office:value-type="string">
            <text:p>0x001018f8</text:p>
          </table:table-cell>
          <table:table-cell office:value-type="string">
            <text:p>359 (0x16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FsRtlIssueDeviceIoControl</text:p>
          </table:table-cell>
          <table:table-cell/>
          <table:table-cell office:value-type="string">
            <text:p>FsRtlIssueDeviceIoControl</text:p>
          </table:table-cell>
          <table:table-cell office:value-type="string">
            <text:p>0x0000000140355a24</text:p>
          </table:table-cell>
          <table:table-cell office:value-type="string">
            <text:p>0x00355a24</text:p>
          </table:table-cell>
          <table:table-cell office:value-type="string">
            <text:p>360 (0x16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egalAnsiCharacterArray</text:p>
          </table:table-cell>
          <table:table-cell/>
          <table:table-cell office:value-type="string">
            <text:p>FsRtlLegalAnsiCharacterArray</text:p>
          </table:table-cell>
          <table:table-cell office:value-type="string">
            <text:p>0x00000001401f1300</text:p>
          </table:table-cell>
          <table:table-cell office:value-type="string">
            <text:p>0x001f1300</text:p>
          </table:table-cell>
          <table:table-cell office:value-type="string">
            <text:p>361 (0x16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gCcFlushError</text:p>
          </table:table-cell>
          <table:table-cell/>
          <table:table-cell office:value-type="string">
            <text:p>FsRtlLogCcFlushError</text:p>
          </table:table-cell>
          <table:table-cell office:value-type="string">
            <text:p>0x00000001404d7a14</text:p>
          </table:table-cell>
          <table:table-cell office:value-type="string">
            <text:p>0x004d7a14</text:p>
          </table:table-cell>
          <table:table-cell office:value-type="string">
            <text:p>362 (0x16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BaseMcbEntry</text:p>
          </table:table-cell>
          <table:table-cell/>
          <table:table-cell office:value-type="string">
            <text:p>FsRtlLookupBaseMcbEntry</text:p>
          </table:table-cell>
          <table:table-cell office:value-type="string">
            <text:p>0x0000000140080d80</text:p>
          </table:table-cell>
          <table:table-cell office:value-type="string">
            <text:p>0x00080d80</text:p>
          </table:table-cell>
          <table:table-cell office:value-type="string">
            <text:p>363 (0x16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LargeMcbEntry</text:p>
          </table:table-cell>
          <table:table-cell/>
          <table:table-cell office:value-type="string">
            <text:p>FsRtlLookupLargeMcbEntry</text:p>
          </table:table-cell>
          <table:table-cell office:value-type="string">
            <text:p>0x00000001401328c8</text:p>
          </table:table-cell>
          <table:table-cell office:value-type="string">
            <text:p>0x001328c8</text:p>
          </table:table-cell>
          <table:table-cell office:value-type="string">
            <text:p>364 (0x16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LastBaseMcbEntry</text:p>
          </table:table-cell>
          <table:table-cell/>
          <table:table-cell office:value-type="string">
            <text:p>FsRtlLookupLastBaseMcbEntry</text:p>
          </table:table-cell>
          <table:table-cell office:value-type="string">
            <text:p>0x0000000140092ac4</text:p>
          </table:table-cell>
          <table:table-cell office:value-type="string">
            <text:p>0x00092ac4</text:p>
          </table:table-cell>
          <table:table-cell office:value-type="string">
            <text:p>365 (0x16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LastBaseMcbEntryAndIndex</text:p>
          </table:table-cell>
          <table:table-cell/>
          <table:table-cell office:value-type="string">
            <text:p>FsRtlLookupLastBaseMcbEntryAndIndex</text:p>
          </table:table-cell>
          <table:table-cell office:value-type="string">
            <text:p>0x0000000140132700</text:p>
          </table:table-cell>
          <table:table-cell office:value-type="string">
            <text:p>0x00132700</text:p>
          </table:table-cell>
          <table:table-cell office:value-type="string">
            <text:p>366 (0x16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LastLargeMcbEntry</text:p>
          </table:table-cell>
          <table:table-cell/>
          <table:table-cell office:value-type="string">
            <text:p>FsRtlLookupLastLargeMcbEntry</text:p>
          </table:table-cell>
          <table:table-cell office:value-type="string">
            <text:p>0x00000001401327b0</text:p>
          </table:table-cell>
          <table:table-cell office:value-type="string">
            <text:p>0x001327b0</text:p>
          </table:table-cell>
          <table:table-cell office:value-type="string">
            <text:p>367 (0x16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LastLargeMcbEntryAndIndex</text:p>
          </table:table-cell>
          <table:table-cell/>
          <table:table-cell office:value-type="string">
            <text:p>FsRtlLookupLastLargeMcbEntryAndIndex</text:p>
          </table:table-cell>
          <table:table-cell office:value-type="string">
            <text:p>0x00000001401325c8</text:p>
          </table:table-cell>
          <table:table-cell office:value-type="string">
            <text:p>0x001325c8</text:p>
          </table:table-cell>
          <table:table-cell office:value-type="string">
            <text:p>368 (0x17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LastMcbEntry</text:p>
          </table:table-cell>
          <table:table-cell/>
          <table:table-cell office:value-type="string">
            <text:p>FsRtlLookupLastMcbEntry</text:p>
          </table:table-cell>
          <table:table-cell office:value-type="string">
            <text:p>0x0000000140132c68</text:p>
          </table:table-cell>
          <table:table-cell office:value-type="string">
            <text:p>0x00132c68</text:p>
          </table:table-cell>
          <table:table-cell office:value-type="string">
            <text:p>369 (0x17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McbEntry</text:p>
          </table:table-cell>
          <table:table-cell/>
          <table:table-cell office:value-type="string">
            <text:p>FsRtlLookupMcbEntry</text:p>
          </table:table-cell>
          <table:table-cell office:value-type="string">
            <text:p>0x0000000140132cb4</text:p>
          </table:table-cell>
          <table:table-cell office:value-type="string">
            <text:p>0x00132cb4</text:p>
          </table:table-cell>
          <table:table-cell office:value-type="string">
            <text:p>370 (0x17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PerFileContext</text:p>
          </table:table-cell>
          <table:table-cell/>
          <table:table-cell office:value-type="string">
            <text:p>FsRtlLookupPerFileContext</text:p>
          </table:table-cell>
          <table:table-cell office:value-type="string">
            <text:p>0x00000001401346a4</text:p>
          </table:table-cell>
          <table:table-cell office:value-type="string">
            <text:p>0x001346a4</text:p>
          </table:table-cell>
          <table:table-cell office:value-type="string">
            <text:p>371 (0x17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PerFileObjectContext</text:p>
          </table:table-cell>
          <table:table-cell/>
          <table:table-cell office:value-type="string">
            <text:p>FsRtlLookupPerFileObjectContext</text:p>
          </table:table-cell>
          <table:table-cell office:value-type="string">
            <text:p>0x0000000140062e40</text:p>
          </table:table-cell>
          <table:table-cell office:value-type="string">
            <text:p>0x00062e40</text:p>
          </table:table-cell>
          <table:table-cell office:value-type="string">
            <text:p>372 (0x17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LookupPerStreamContextInternal</text:p>
          </table:table-cell>
          <table:table-cell/>
          <table:table-cell office:value-type="string">
            <text:p>FsRtlLookupPerStreamContextInternal</text:p>
          </table:table-cell>
          <table:table-cell office:value-type="string">
            <text:p>0x0000000140036b10</text:p>
          </table:table-cell>
          <table:table-cell office:value-type="string">
            <text:p>0x00036b10</text:p>
          </table:table-cell>
          <table:table-cell office:value-type="string">
            <text:p>373 (0x17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MdlRead</text:p>
          </table:table-cell>
          <table:table-cell/>
          <table:table-cell office:value-type="string">
            <text:p>FsRtlMdlRead</text:p>
          </table:table-cell>
          <table:table-cell office:value-type="string">
            <text:p>0x00000001404d6dbc</text:p>
          </table:table-cell>
          <table:table-cell office:value-type="string">
            <text:p>0x004d6dbc</text:p>
          </table:table-cell>
          <table:table-cell office:value-type="string">
            <text:p>374 (0x17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MdlReadComplete</text:p>
          </table:table-cell>
          <table:table-cell/>
          <table:table-cell office:value-type="string">
            <text:p>FsRtlMdlReadComplete</text:p>
          </table:table-cell>
          <table:table-cell office:value-type="string">
            <text:p>0x0000000140132140</text:p>
          </table:table-cell>
          <table:table-cell office:value-type="string">
            <text:p>0x00132140</text:p>
          </table:table-cell>
          <table:table-cell office:value-type="string">
            <text:p>375 (0x17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MdlReadCompleteDev</text:p>
          </table:table-cell>
          <table:table-cell/>
          <table:table-cell office:value-type="string">
            <text:p>FsRtlMdlReadCompleteDev</text:p>
          </table:table-cell>
          <table:table-cell office:value-type="string">
            <text:p>0x000000014004cf70</text:p>
          </table:table-cell>
          <table:table-cell office:value-type="string">
            <text:p>0x0004cf70</text:p>
          </table:table-cell>
          <table:table-cell office:value-type="string">
            <text:p>376 (0x17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MdlReadDev</text:p>
          </table:table-cell>
          <table:table-cell/>
          <table:table-cell office:value-type="string">
            <text:p>FsRtlMdlReadDev</text:p>
          </table:table-cell>
          <table:table-cell office:value-type="string">
            <text:p>0x00000001404d6e4c</text:p>
          </table:table-cell>
          <table:table-cell office:value-type="string">
            <text:p>0x004d6e4c</text:p>
          </table:table-cell>
          <table:table-cell office:value-type="string">
            <text:p>377 (0x17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MdlWriteComplete</text:p>
          </table:table-cell>
          <table:table-cell/>
          <table:table-cell office:value-type="string">
            <text:p>FsRtlMdlWriteComplete</text:p>
          </table:table-cell>
          <table:table-cell office:value-type="string">
            <text:p>0x00000001404d6854</text:p>
          </table:table-cell>
          <table:table-cell office:value-type="string">
            <text:p>0x004d6854</text:p>
          </table:table-cell>
          <table:table-cell office:value-type="string">
            <text:p>378 (0x17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MdlWriteCompleteDev</text:p>
          </table:table-cell>
          <table:table-cell/>
          <table:table-cell office:value-type="string">
            <text:p>FsRtlMdlWriteCompleteDev</text:p>
          </table:table-cell>
          <table:table-cell office:value-type="string">
            <text:p>0x00000001403d6500</text:p>
          </table:table-cell>
          <table:table-cell office:value-type="string">
            <text:p>0x003d6500</text:p>
          </table:table-cell>
          <table:table-cell office:value-type="string">
            <text:p>379 (0x17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MupGetProviderIdFromName</text:p>
          </table:table-cell>
          <table:table-cell/>
          <table:table-cell office:value-type="string">
            <text:p>FsRtlMupGetProviderIdFromName</text:p>
          </table:table-cell>
          <table:table-cell office:value-type="string">
            <text:p>0x00000001404d7c28</text:p>
          </table:table-cell>
          <table:table-cell office:value-type="string">
            <text:p>0x004d7c28</text:p>
          </table:table-cell>
          <table:table-cell office:value-type="string">
            <text:p>380 (0x17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MupGetProviderInfoFromFileObject</text:p>
          </table:table-cell>
          <table:table-cell/>
          <table:table-cell office:value-type="string">
            <text:p>FsRtlMupGetProviderInfoFromFileObject</text:p>
          </table:table-cell>
          <table:table-cell office:value-type="string">
            <text:p>0x00000001404d7c44</text:p>
          </table:table-cell>
          <table:table-cell office:value-type="string">
            <text:p>0x004d7c44</text:p>
          </table:table-cell>
          <table:table-cell office:value-type="string">
            <text:p>381 (0x17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rmalizeNtstatus</text:p>
          </table:table-cell>
          <table:table-cell/>
          <table:table-cell office:value-type="string">
            <text:p>FsRtlNormalizeNtstatus</text:p>
          </table:table-cell>
          <table:table-cell office:value-type="string">
            <text:p>0x00000001401330e4</text:p>
          </table:table-cell>
          <table:table-cell office:value-type="string">
            <text:p>0x001330e4</text:p>
          </table:table-cell>
          <table:table-cell office:value-type="string">
            <text:p>382 (0x17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ChangeDirectory</text:p>
          </table:table-cell>
          <table:table-cell/>
          <table:table-cell office:value-type="string">
            <text:p>FsRtlNotifyChangeDirectory</text:p>
          </table:table-cell>
          <table:table-cell office:value-type="string">
            <text:p>0x00000001404d8a14</text:p>
          </table:table-cell>
          <table:table-cell office:value-type="string">
            <text:p>0x004d8a14</text:p>
          </table:table-cell>
          <table:table-cell office:value-type="string">
            <text:p>383 (0x17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Cleanup</text:p>
          </table:table-cell>
          <table:table-cell/>
          <table:table-cell office:value-type="string">
            <text:p>FsRtlNotifyCleanup</text:p>
          </table:table-cell>
          <table:table-cell office:value-type="string">
            <text:p>0x00000001403d6374</text:p>
          </table:table-cell>
          <table:table-cell office:value-type="string">
            <text:p>0x003d6374</text:p>
          </table:table-cell>
          <table:table-cell office:value-type="string">
            <text:p>384 (0x18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CleanupAll</text:p>
          </table:table-cell>
          <table:table-cell/>
          <table:table-cell office:value-type="string">
            <text:p>FsRtlNotifyCleanupAll</text:p>
          </table:table-cell>
          <table:table-cell office:value-type="string">
            <text:p>0x00000001404d87e0</text:p>
          </table:table-cell>
          <table:table-cell office:value-type="string">
            <text:p>0x004d87e0</text:p>
          </table:table-cell>
          <table:table-cell office:value-type="string">
            <text:p>385 (0x18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FilterChangeDirectory</text:p>
          </table:table-cell>
          <table:table-cell/>
          <table:table-cell office:value-type="string">
            <text:p>FsRtlNotifyFilterChangeDirectory</text:p>
          </table:table-cell>
          <table:table-cell office:value-type="string">
            <text:p>0x00000001403d5b40</text:p>
          </table:table-cell>
          <table:table-cell office:value-type="string">
            <text:p>0x003d5b40</text:p>
          </table:table-cell>
          <table:table-cell office:value-type="string">
            <text:p>386 (0x18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FilterReportChange</text:p>
          </table:table-cell>
          <table:table-cell/>
          <table:table-cell office:value-type="string">
            <text:p>FsRtlNotifyFilterReportChange</text:p>
          </table:table-cell>
          <table:table-cell office:value-type="string">
            <text:p>0x00000001403fafb0</text:p>
          </table:table-cell>
          <table:table-cell office:value-type="string">
            <text:p>0x003fafb0</text:p>
          </table:table-cell>
          <table:table-cell office:value-type="string">
            <text:p>387 (0x18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FullChangeDirectory</text:p>
          </table:table-cell>
          <table:table-cell/>
          <table:table-cell office:value-type="string">
            <text:p>FsRtlNotifyFullChangeDirectory</text:p>
          </table:table-cell>
          <table:table-cell office:value-type="string">
            <text:p>0x00000001404d89b0</text:p>
          </table:table-cell>
          <table:table-cell office:value-type="string">
            <text:p>0x004d89b0</text:p>
          </table:table-cell>
          <table:table-cell office:value-type="string">
            <text:p>388 (0x18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FullReportChange</text:p>
          </table:table-cell>
          <table:table-cell/>
          <table:table-cell office:value-type="string">
            <text:p>FsRtlNotifyFullReportChange</text:p>
          </table:table-cell>
          <table:table-cell office:value-type="string">
            <text:p>0x00000001404d8910</text:p>
          </table:table-cell>
          <table:table-cell office:value-type="string">
            <text:p>0x004d8910</text:p>
          </table:table-cell>
          <table:table-cell office:value-type="string">
            <text:p>389 (0x18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InitializeSync</text:p>
          </table:table-cell>
          <table:table-cell/>
          <table:table-cell office:value-type="string">
            <text:p>FsRtlNotifyInitializeSync</text:p>
          </table:table-cell>
          <table:table-cell office:value-type="string">
            <text:p>0x0000000140355708</text:p>
          </table:table-cell>
          <table:table-cell office:value-type="string">
            <text:p>0x00355708</text:p>
          </table:table-cell>
          <table:table-cell office:value-type="string">
            <text:p>390 (0x18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ReportChange</text:p>
          </table:table-cell>
          <table:table-cell/>
          <table:table-cell office:value-type="string">
            <text:p>FsRtlNotifyReportChange</text:p>
          </table:table-cell>
          <table:table-cell office:value-type="string">
            <text:p>0x00000001404d8968</text:p>
          </table:table-cell>
          <table:table-cell office:value-type="string">
            <text:p>0x004d8968</text:p>
          </table:table-cell>
          <table:table-cell office:value-type="string">
            <text:p>391 (0x18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UninitializeSync</text:p>
          </table:table-cell>
          <table:table-cell/>
          <table:table-cell office:value-type="string">
            <text:p>FsRtlNotifyUninitializeSync</text:p>
          </table:table-cell>
          <table:table-cell office:value-type="string">
            <text:p>0x0000000140359828</text:p>
          </table:table-cell>
          <table:table-cell office:value-type="string">
            <text:p>0x00359828</text:p>
          </table:table-cell>
          <table:table-cell office:value-type="string">
            <text:p>392 (0x18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VolumeEvent</text:p>
          </table:table-cell>
          <table:table-cell/>
          <table:table-cell office:value-type="string">
            <text:p>FsRtlNotifyVolumeEvent</text:p>
          </table:table-cell>
          <table:table-cell office:value-type="string">
            <text:p>0x000000014035a750</text:p>
          </table:table-cell>
          <table:table-cell office:value-type="string">
            <text:p>0x0035a750</text:p>
          </table:table-cell>
          <table:table-cell office:value-type="string">
            <text:p>393 (0x18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otifyVolumeEventEx</text:p>
          </table:table-cell>
          <table:table-cell/>
          <table:table-cell office:value-type="string">
            <text:p>FsRtlNotifyVolumeEventEx</text:p>
          </table:table-cell>
          <table:table-cell office:value-type="string">
            <text:p>0x0000000140355fb8</text:p>
          </table:table-cell>
          <table:table-cell office:value-type="string">
            <text:p>0x00355fb8</text:p>
          </table:table-cell>
          <table:table-cell office:value-type="string">
            <text:p>394 (0x18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umberOfRunsInBaseMcb</text:p>
          </table:table-cell>
          <table:table-cell/>
          <table:table-cell office:value-type="string">
            <text:p>FsRtlNumberOfRunsInBaseMcb</text:p>
          </table:table-cell>
          <table:table-cell office:value-type="string">
            <text:p>0x0000000140063808</text:p>
          </table:table-cell>
          <table:table-cell office:value-type="string">
            <text:p>0x00063808</text:p>
          </table:table-cell>
          <table:table-cell office:value-type="string">
            <text:p>395 (0x18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umberOfRunsInLargeMcb</text:p>
          </table:table-cell>
          <table:table-cell/>
          <table:table-cell office:value-type="string">
            <text:p>FsRtlNumberOfRunsInLargeMcb</text:p>
          </table:table-cell>
          <table:table-cell office:value-type="string">
            <text:p>0x0000000140132520</text:p>
          </table:table-cell>
          <table:table-cell office:value-type="string">
            <text:p>0x00132520</text:p>
          </table:table-cell>
          <table:table-cell office:value-type="string">
            <text:p>396 (0x18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NumberOfRunsInMcb</text:p>
          </table:table-cell>
          <table:table-cell/>
          <table:table-cell office:value-type="string">
            <text:p>FsRtlNumberOfRunsInMcb</text:p>
          </table:table-cell>
          <table:table-cell office:value-type="string">
            <text:p>0x0000000140132c5c</text:p>
          </table:table-cell>
          <table:table-cell office:value-type="string">
            <text:p>0x00132c5c</text:p>
          </table:table-cell>
          <table:table-cell office:value-type="string">
            <text:p>397 (0x18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OplockBreakH</text:p>
          </table:table-cell>
          <table:table-cell/>
          <table:table-cell office:value-type="string">
            <text:p>FsRtlOplockBreakH</text:p>
          </table:table-cell>
          <table:table-cell office:value-type="string">
            <text:p>0x000000014035db64</text:p>
          </table:table-cell>
          <table:table-cell office:value-type="string">
            <text:p>0x0035db64</text:p>
          </table:table-cell>
          <table:table-cell office:value-type="string">
            <text:p>398 (0x18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OplockBreakToNone</text:p>
          </table:table-cell>
          <table:table-cell/>
          <table:table-cell office:value-type="string">
            <text:p>FsRtlOplockBreakToNone</text:p>
          </table:table-cell>
          <table:table-cell office:value-type="string">
            <text:p>0x000000014013402c</text:p>
          </table:table-cell>
          <table:table-cell office:value-type="string">
            <text:p>0x0013402c</text:p>
          </table:table-cell>
          <table:table-cell office:value-type="string">
            <text:p>399 (0x18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OplockBreakToNoneEx</text:p>
          </table:table-cell>
          <table:table-cell/>
          <table:table-cell office:value-type="string">
            <text:p>FsRtlOplockBreakToNoneEx</text:p>
          </table:table-cell>
          <table:table-cell office:value-type="string">
            <text:p>0x0000000140133e50</text:p>
          </table:table-cell>
          <table:table-cell office:value-type="string">
            <text:p>0x00133e50</text:p>
          </table:table-cell>
          <table:table-cell office:value-type="string">
            <text:p>400 (0x19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OplockFsctrl</text:p>
          </table:table-cell>
          <table:table-cell/>
          <table:table-cell office:value-type="string">
            <text:p>FsRtlOplockFsctrl</text:p>
          </table:table-cell>
          <table:table-cell office:value-type="string">
            <text:p>0x000000014047cbc4</text:p>
          </table:table-cell>
          <table:table-cell office:value-type="string">
            <text:p>0x0047cbc4</text:p>
          </table:table-cell>
          <table:table-cell office:value-type="string">
            <text:p>401 (0x19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OplockFsctrlEx</text:p>
          </table:table-cell>
          <table:table-cell/>
          <table:table-cell office:value-type="string">
            <text:p>FsRtlOplockFsctrlEx</text:p>
          </table:table-cell>
          <table:table-cell office:value-type="string">
            <text:p>0x00000001403c8518</text:p>
          </table:table-cell>
          <table:table-cell office:value-type="string">
            <text:p>0x003c8518</text:p>
          </table:table-cell>
          <table:table-cell office:value-type="string">
            <text:p>402 (0x19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OplockIsFastIoPossible</text:p>
          </table:table-cell>
          <table:table-cell/>
          <table:table-cell office:value-type="string">
            <text:p>FsRtlOplockIsFastIoPossible</text:p>
          </table:table-cell>
          <table:table-cell office:value-type="string">
            <text:p>0x0000000140414400</text:p>
          </table:table-cell>
          <table:table-cell office:value-type="string">
            <text:p>0x00414400</text:p>
          </table:table-cell>
          <table:table-cell office:value-type="string">
            <text:p>403 (0x19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OplockIsSharedRequest</text:p>
          </table:table-cell>
          <table:table-cell/>
          <table:table-cell office:value-type="string">
            <text:p>FsRtlOplockIsSharedRequest</text:p>
          </table:table-cell>
          <table:table-cell office:value-type="string">
            <text:p>0x00000001403c8a20</text:p>
          </table:table-cell>
          <table:table-cell office:value-type="string">
            <text:p>0x003c8a20</text:p>
          </table:table-cell>
          <table:table-cell office:value-type="string">
            <text:p>404 (0x19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OplockKeysEqual</text:p>
          </table:table-cell>
          <table:table-cell/>
          <table:table-cell office:value-type="string">
            <text:p>FsRtlOplockKeysEqual</text:p>
          </table:table-cell>
          <table:table-cell office:value-type="string">
            <text:p>0x0000000140133e40</text:p>
          </table:table-cell>
          <table:table-cell office:value-type="string">
            <text:p>0x00133e40</text:p>
          </table:table-cell>
          <table:table-cell office:value-type="string">
            <text:p>405 (0x19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PostPagingFileStackOverflow</text:p>
          </table:table-cell>
          <table:table-cell/>
          <table:table-cell office:value-type="string">
            <text:p>FsRtlPostPagingFileStackOverflow</text:p>
          </table:table-cell>
          <table:table-cell office:value-type="string">
            <text:p>0x000000014010bbe4</text:p>
          </table:table-cell>
          <table:table-cell office:value-type="string">
            <text:p>0x0010bbe4</text:p>
          </table:table-cell>
          <table:table-cell office:value-type="string">
            <text:p>406 (0x19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PostStackOverflow</text:p>
          </table:table-cell>
          <table:table-cell/>
          <table:table-cell office:value-type="string">
            <text:p>FsRtlPostStackOverflow</text:p>
          </table:table-cell>
          <table:table-cell office:value-type="string">
            <text:p>0x000000014010cdc4</text:p>
          </table:table-cell>
          <table:table-cell office:value-type="string">
            <text:p>0x0010cdc4</text:p>
          </table:table-cell>
          <table:table-cell office:value-type="string">
            <text:p>407 (0x19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PrepareMdlWrite</text:p>
          </table:table-cell>
          <table:table-cell/>
          <table:table-cell office:value-type="string">
            <text:p>FsRtlPrepareMdlWrite</text:p>
          </table:table-cell>
          <table:table-cell office:value-type="string">
            <text:p>0x00000001404d68bc</text:p>
          </table:table-cell>
          <table:table-cell office:value-type="string">
            <text:p>0x004d68bc</text:p>
          </table:table-cell>
          <table:table-cell office:value-type="string">
            <text:p>408 (0x19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PrepareMdlWriteDev</text:p>
          </table:table-cell>
          <table:table-cell/>
          <table:table-cell office:value-type="string">
            <text:p>FsRtlPrepareMdlWriteDev</text:p>
          </table:table-cell>
          <table:table-cell office:value-type="string">
            <text:p>0x00000001404d694c</text:p>
          </table:table-cell>
          <table:table-cell office:value-type="string">
            <text:p>0x004d694c</text:p>
          </table:table-cell>
          <table:table-cell office:value-type="string">
            <text:p>409 (0x19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FsRtlPrepareToReuseEcp</text:p>
          </table:table-cell>
          <table:table-cell/>
          <table:table-cell office:value-type="string">
            <text:p>FsRtlPrepareToReuseEcp</text:p>
          </table:table-cell>
          <table:table-cell office:value-type="string">
            <text:p>0x00000001404d67c4</text:p>
          </table:table-cell>
          <table:table-cell office:value-type="string">
            <text:p>0x004d67c4</text:p>
          </table:table-cell>
          <table:table-cell office:value-type="string">
            <text:p>410 (0x19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PrivateLock</text:p>
          </table:table-cell>
          <table:table-cell/>
          <table:table-cell office:value-type="string">
            <text:p>FsRtlPrivateLock</text:p>
          </table:table-cell>
          <table:table-cell office:value-type="string">
            <text:p>0x000000014002060c</text:p>
          </table:table-cell>
          <table:table-cell office:value-type="string">
            <text:p>0x0002060c</text:p>
          </table:table-cell>
          <table:table-cell office:value-type="string">
            <text:p>411 (0x19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ProcessFileLock</text:p>
          </table:table-cell>
          <table:table-cell/>
          <table:table-cell office:value-type="string">
            <text:p>FsRtlProcessFileLock</text:p>
          </table:table-cell>
          <table:table-cell office:value-type="string">
            <text:p>0x0000000140020b4c</text:p>
          </table:table-cell>
          <table:table-cell office:value-type="string">
            <text:p>0x00020b4c</text:p>
          </table:table-cell>
          <table:table-cell office:value-type="string">
            <text:p>412 (0x19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QueryMaximumVirtualDiskNestingLevel</text:p>
          </table:table-cell>
          <table:table-cell/>
          <table:table-cell office:value-type="string">
            <text:p>FsRtlQueryMaximumVirtualDiskNestingLevel</text:p>
          </table:table-cell>
          <table:table-cell office:value-type="string">
            <text:p>0x00000001401341c8</text:p>
          </table:table-cell>
          <table:table-cell office:value-type="string">
            <text:p>0x001341c8</text:p>
          </table:table-cell>
          <table:table-cell office:value-type="string">
            <text:p>413 (0x19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gisterFileSystemFilterCallbacks</text:p>
          </table:table-cell>
          <table:table-cell/>
          <table:table-cell office:value-type="string">
            <text:p>FsRtlRegisterFileSystemFilterCallbacks</text:p>
          </table:table-cell>
          <table:table-cell office:value-type="string">
            <text:p>0x00000001401176b8</text:p>
          </table:table-cell>
          <table:table-cell office:value-type="string">
            <text:p>0x001176b8</text:p>
          </table:table-cell>
          <table:table-cell office:value-type="string">
            <text:p>414 (0x19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gisterFltMgrCalls</text:p>
          </table:table-cell>
          <table:table-cell/>
          <table:table-cell office:value-type="string">
            <text:p>FsRtlRegisterFltMgrCalls</text:p>
          </table:table-cell>
          <table:table-cell office:value-type="string">
            <text:p>0x0000000140488740</text:p>
          </table:table-cell>
          <table:table-cell office:value-type="string">
            <text:p>0x00488740</text:p>
          </table:table-cell>
          <table:table-cell office:value-type="string">
            <text:p>415 (0x19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gisterMupCalls</text:p>
          </table:table-cell>
          <table:table-cell/>
          <table:table-cell office:value-type="string">
            <text:p>FsRtlRegisterMupCalls</text:p>
          </table:table-cell>
          <table:table-cell office:value-type="string">
            <text:p>0x000000014048872c</text:p>
          </table:table-cell>
          <table:table-cell office:value-type="string">
            <text:p>0x0048872c</text:p>
          </table:table-cell>
          <table:table-cell office:value-type="string">
            <text:p>416 (0x1a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gisterUncProvider</text:p>
          </table:table-cell>
          <table:table-cell/>
          <table:table-cell office:value-type="string">
            <text:p>FsRtlRegisterUncProvider</text:p>
          </table:table-cell>
          <table:table-cell office:value-type="string">
            <text:p>0x00000001404d7cb8</text:p>
          </table:table-cell>
          <table:table-cell office:value-type="string">
            <text:p>0x004d7cb8</text:p>
          </table:table-cell>
          <table:table-cell office:value-type="string">
            <text:p>417 (0x1a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gisterUncProviderEx</text:p>
          </table:table-cell>
          <table:table-cell/>
          <table:table-cell office:value-type="string">
            <text:p>FsRtlRegisterUncProviderEx</text:p>
          </table:table-cell>
          <table:table-cell office:value-type="string">
            <text:p>0x00000001404ab180</text:p>
          </table:table-cell>
          <table:table-cell office:value-type="string">
            <text:p>0x004ab180</text:p>
          </table:table-cell>
          <table:table-cell office:value-type="string">
            <text:p>418 (0x1a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leaseFile</text:p>
          </table:table-cell>
          <table:table-cell/>
          <table:table-cell office:value-type="string">
            <text:p>FsRtlReleaseFile</text:p>
          </table:table-cell>
          <table:table-cell office:value-type="string">
            <text:p>0x000000014042add0</text:p>
          </table:table-cell>
          <table:table-cell office:value-type="string">
            <text:p>0x0042add0</text:p>
          </table:table-cell>
          <table:table-cell office:value-type="string">
            <text:p>419 (0x1a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moveBaseMcbEntry</text:p>
          </table:table-cell>
          <table:table-cell/>
          <table:table-cell office:value-type="string">
            <text:p>FsRtlRemoveBaseMcbEntry</text:p>
          </table:table-cell>
          <table:table-cell office:value-type="string">
            <text:p>0x0000000140065eb0</text:p>
          </table:table-cell>
          <table:table-cell office:value-type="string">
            <text:p>0x00065eb0</text:p>
          </table:table-cell>
          <table:table-cell office:value-type="string">
            <text:p>420 (0x1a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moveDotsFromPath</text:p>
          </table:table-cell>
          <table:table-cell/>
          <table:table-cell office:value-type="string">
            <text:p>FsRtlRemoveDotsFromPath</text:p>
          </table:table-cell>
          <table:table-cell office:value-type="string">
            <text:p>0x00000001403607f0</text:p>
          </table:table-cell>
          <table:table-cell office:value-type="string">
            <text:p>0x003607f0</text:p>
          </table:table-cell>
          <table:table-cell office:value-type="string">
            <text:p>421 (0x1a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moveExtraCreateParameter</text:p>
          </table:table-cell>
          <table:table-cell/>
          <table:table-cell office:value-type="string">
            <text:p>FsRtlRemoveExtraCreateParameter</text:p>
          </table:table-cell>
          <table:table-cell office:value-type="string">
            <text:p>0x00000001403ec270</text:p>
          </table:table-cell>
          <table:table-cell office:value-type="string">
            <text:p>0x003ec270</text:p>
          </table:table-cell>
          <table:table-cell office:value-type="string">
            <text:p>422 (0x1a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moveLargeMcbEntry</text:p>
          </table:table-cell>
          <table:table-cell/>
          <table:table-cell office:value-type="string">
            <text:p>FsRtlRemoveLargeMcbEntry</text:p>
          </table:table-cell>
          <table:table-cell office:value-type="string">
            <text:p>0x0000000140132a1c</text:p>
          </table:table-cell>
          <table:table-cell office:value-type="string">
            <text:p>0x00132a1c</text:p>
          </table:table-cell>
          <table:table-cell office:value-type="string">
            <text:p>423 (0x1a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moveMcbEntry</text:p>
          </table:table-cell>
          <table:table-cell/>
          <table:table-cell office:value-type="string">
            <text:p>FsRtlRemoveMcbEntry</text:p>
          </table:table-cell>
          <table:table-cell office:value-type="string">
            <text:p>0x0000000140132d34</text:p>
          </table:table-cell>
          <table:table-cell office:value-type="string">
            <text:p>0x00132d34</text:p>
          </table:table-cell>
          <table:table-cell office:value-type="string">
            <text:p>424 (0x1a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movePerFileContext</text:p>
          </table:table-cell>
          <table:table-cell/>
          <table:table-cell office:value-type="string">
            <text:p>FsRtlRemovePerFileContext</text:p>
          </table:table-cell>
          <table:table-cell office:value-type="string">
            <text:p>0x0000000140134534</text:p>
          </table:table-cell>
          <table:table-cell office:value-type="string">
            <text:p>0x00134534</text:p>
          </table:table-cell>
          <table:table-cell office:value-type="string">
            <text:p>425 (0x1a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movePerFileObjectContext</text:p>
          </table:table-cell>
          <table:table-cell/>
          <table:table-cell office:value-type="string">
            <text:p>FsRtlRemovePerFileObjectContext</text:p>
          </table:table-cell>
          <table:table-cell office:value-type="string">
            <text:p>0x00000001400d51b4</text:p>
          </table:table-cell>
          <table:table-cell office:value-type="string">
            <text:p>0x000d51b4</text:p>
          </table:table-cell>
          <table:table-cell office:value-type="string">
            <text:p>426 (0x1a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movePerStreamContext</text:p>
          </table:table-cell>
          <table:table-cell/>
          <table:table-cell office:value-type="string">
            <text:p>FsRtlRemovePerStreamContext</text:p>
          </table:table-cell>
          <table:table-cell office:value-type="string">
            <text:p>0x0000000140134314</text:p>
          </table:table-cell>
          <table:table-cell office:value-type="string">
            <text:p>0x00134314</text:p>
          </table:table-cell>
          <table:table-cell office:value-type="string">
            <text:p>427 (0x1a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setBaseMcb</text:p>
          </table:table-cell>
          <table:table-cell/>
          <table:table-cell office:value-type="string">
            <text:p>FsRtlResetBaseMcb</text:p>
          </table:table-cell>
          <table:table-cell office:value-type="string">
            <text:p>0x0000000140062000</text:p>
          </table:table-cell>
          <table:table-cell office:value-type="string">
            <text:p>0x00062000</text:p>
          </table:table-cell>
          <table:table-cell office:value-type="string">
            <text:p>428 (0x1a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ResetLargeMcb</text:p>
          </table:table-cell>
          <table:table-cell/>
          <table:table-cell office:value-type="string">
            <text:p>FsRtlResetLargeMcb</text:p>
          </table:table-cell>
          <table:table-cell office:value-type="string">
            <text:p>0x0000000140132b3c</text:p>
          </table:table-cell>
          <table:table-cell office:value-type="string">
            <text:p>0x00132b3c</text:p>
          </table:table-cell>
          <table:table-cell office:value-type="string">
            <text:p>429 (0x1a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SetEcpListIntoIrp</text:p>
          </table:table-cell>
          <table:table-cell/>
          <table:table-cell office:value-type="string">
            <text:p>FsRtlSetEcpListIntoIrp</text:p>
          </table:table-cell>
          <table:table-cell office:value-type="string">
            <text:p>0x0000000140391658</text:p>
          </table:table-cell>
          <table:table-cell office:value-type="string">
            <text:p>0x00391658</text:p>
          </table:table-cell>
          <table:table-cell office:value-type="string">
            <text:p>430 (0x1a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SplitBaseMcb</text:p>
          </table:table-cell>
          <table:table-cell/>
          <table:table-cell office:value-type="string">
            <text:p>FsRtlSplitBaseMcb</text:p>
          </table:table-cell>
          <table:table-cell office:value-type="string">
            <text:p>0x00000001401322b0</text:p>
          </table:table-cell>
          <table:table-cell office:value-type="string">
            <text:p>0x001322b0</text:p>
          </table:table-cell>
          <table:table-cell office:value-type="string">
            <text:p>431 (0x1a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SplitLargeMcb</text:p>
          </table:table-cell>
          <table:table-cell/>
          <table:table-cell office:value-type="string">
            <text:p>FsRtlSplitLargeMcb</text:p>
          </table:table-cell>
          <table:table-cell office:value-type="string">
            <text:p>0x0000000140132198</text:p>
          </table:table-cell>
          <table:table-cell office:value-type="string">
            <text:p>0x00132198</text:p>
          </table:table-cell>
          <table:table-cell office:value-type="string">
            <text:p>432 (0x1b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SyncVolumes</text:p>
          </table:table-cell>
          <table:table-cell/>
          <table:table-cell office:value-type="string">
            <text:p>FsRtlSyncVolumes</text:p>
          </table:table-cell>
          <table:table-cell office:value-type="string">
            <text:p>0x00000001403e2100</text:p>
          </table:table-cell>
          <table:table-cell office:value-type="string">
            <text:p>0x003e2100</text:p>
          </table:table-cell>
          <table:table-cell office:value-type="string">
            <text:p>433 (0x1b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TeardownPerFileContexts</text:p>
          </table:table-cell>
          <table:table-cell/>
          <table:table-cell office:value-type="string">
            <text:p>FsRtlTeardownPerFileContexts</text:p>
          </table:table-cell>
          <table:table-cell office:value-type="string">
            <text:p>0x00000001403d35e0</text:p>
          </table:table-cell>
          <table:table-cell office:value-type="string">
            <text:p>0x003d35e0</text:p>
          </table:table-cell>
          <table:table-cell office:value-type="string">
            <text:p>434 (0x1b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TeardownPerStreamContexts</text:p>
          </table:table-cell>
          <table:table-cell/>
          <table:table-cell office:value-type="string">
            <text:p>FsRtlTeardownPerStreamContexts</text:p>
          </table:table-cell>
          <table:table-cell office:value-type="string">
            <text:p>0x000000014042afdc</text:p>
          </table:table-cell>
          <table:table-cell office:value-type="string">
            <text:p>0x0042afdc</text:p>
          </table:table-cell>
          <table:table-cell office:value-type="string">
            <text:p>435 (0x1b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TruncateBaseMcb</text:p>
          </table:table-cell>
          <table:table-cell/>
          <table:table-cell office:value-type="string">
            <text:p>FsRtlTruncateBaseMcb</text:p>
          </table:table-cell>
          <table:table-cell office:value-type="string">
            <text:p>0x0000000140065b18</text:p>
          </table:table-cell>
          <table:table-cell office:value-type="string">
            <text:p>0x00065b18</text:p>
          </table:table-cell>
          <table:table-cell office:value-type="string">
            <text:p>436 (0x1b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TruncateLargeMcb</text:p>
          </table:table-cell>
          <table:table-cell/>
          <table:table-cell office:value-type="string">
            <text:p>FsRtlTruncateLargeMcb</text:p>
          </table:table-cell>
          <table:table-cell office:value-type="string">
            <text:p>0x0000000140041510</text:p>
          </table:table-cell>
          <table:table-cell office:value-type="string">
            <text:p>0x00041510</text:p>
          </table:table-cell>
          <table:table-cell office:value-type="string">
            <text:p>437 (0x1b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TruncateMcb</text:p>
          </table:table-cell>
          <table:table-cell/>
          <table:table-cell office:value-type="string">
            <text:p>FsRtlTruncateMcb</text:p>
          </table:table-cell>
          <table:table-cell office:value-type="string">
            <text:p>0x0000000140132d58</text:p>
          </table:table-cell>
          <table:table-cell office:value-type="string">
            <text:p>0x00132d58</text:p>
          </table:table-cell>
          <table:table-cell office:value-type="string">
            <text:p>438 (0x1b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UninitializeBaseMcb</text:p>
          </table:table-cell>
          <table:table-cell/>
          <table:table-cell office:value-type="string">
            <text:p>FsRtlUninitializeBaseMcb</text:p>
          </table:table-cell>
          <table:table-cell office:value-type="string">
            <text:p>0x000000014003d520</text:p>
          </table:table-cell>
          <table:table-cell office:value-type="string">
            <text:p>0x0003d520</text:p>
          </table:table-cell>
          <table:table-cell office:value-type="string">
            <text:p>439 (0x1b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UninitializeFileLock</text:p>
          </table:table-cell>
          <table:table-cell/>
          <table:table-cell office:value-type="string">
            <text:p>FsRtlUninitializeFileLock</text:p>
          </table:table-cell>
          <table:table-cell office:value-type="string">
            <text:p>0x0000000140060e9c</text:p>
          </table:table-cell>
          <table:table-cell office:value-type="string">
            <text:p>0x00060e9c</text:p>
          </table:table-cell>
          <table:table-cell office:value-type="string">
            <text:p>440 (0x1b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UninitializeLargeMcb</text:p>
          </table:table-cell>
          <table:table-cell/>
          <table:table-cell office:value-type="string">
            <text:p>FsRtlUninitializeLargeMcb</text:p>
          </table:table-cell>
          <table:table-cell office:value-type="string">
            <text:p>0x00000001400525c4</text:p>
          </table:table-cell>
          <table:table-cell office:value-type="string">
            <text:p>0x000525c4</text:p>
          </table:table-cell>
          <table:table-cell office:value-type="string">
            <text:p>441 (0x1b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UninitializeMcb</text:p>
          </table:table-cell>
          <table:table-cell/>
          <table:table-cell office:value-type="string">
            <text:p>FsRtlUninitializeMcb</text:p>
          </table:table-cell>
          <table:table-cell office:value-type="string">
            <text:p>0x00000001404d7c10</text:p>
          </table:table-cell>
          <table:table-cell office:value-type="string">
            <text:p>0x004d7c10</text:p>
          </table:table-cell>
          <table:table-cell office:value-type="string">
            <text:p>442 (0x1b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UninitializeOplock</text:p>
          </table:table-cell>
          <table:table-cell/>
          <table:table-cell office:value-type="string">
            <text:p>FsRtlUninitializeOplock</text:p>
          </table:table-cell>
          <table:table-cell office:value-type="string">
            <text:p>0x0000000140043db0</text:p>
          </table:table-cell>
          <table:table-cell office:value-type="string">
            <text:p>0x00043db0</text:p>
          </table:table-cell>
          <table:table-cell office:value-type="string">
            <text:p>443 (0x1b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FsRtlValidateReparsePointBuffer</text:p>
          </table:table-cell>
          <table:table-cell/>
          <table:table-cell office:value-type="string">
            <text:p>FsRtlValidateReparsePointBuffer</text:p>
          </table:table-cell>
          <table:table-cell office:value-type="string">
            <text:p>0x0000000140100720</text:p>
          </table:table-cell>
          <table:table-cell office:value-type="string">
            <text:p>0x00100720</text:p>
          </table:table-cell>
          <table:table-cell office:value-type="string">
            <text:p>444 (0x1b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HalDispatchTable</text:p>
          </table:table-cell>
          <table:table-cell/>
          <table:table-cell office:value-type="string">
            <text:p>HalDispatchTable</text:p>
          </table:table-cell>
          <table:table-cell office:value-type="string">
            <text:p>0x0000000140238160</text:p>
          </table:table-cell>
          <table:table-cell office:value-type="string">
            <text:p>0x00238160</text:p>
          </table:table-cell>
          <table:table-cell office:value-type="string">
            <text:p>445 (0x1b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HalExamineMBR</text:p>
          </table:table-cell>
          <table:table-cell/>
          <table:table-cell office:value-type="string">
            <text:p>HalExamineMBR</text:p>
          </table:table-cell>
          <table:table-cell office:value-type="string">
            <text:p>0x0000000140011120</text:p>
          </table:table-cell>
          <table:table-cell office:value-type="string">
            <text:p>0x00011120</text:p>
          </table:table-cell>
          <table:table-cell office:value-type="string">
            <text:p>446 (0x1b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HalPrivateDispatchTable</text:p>
          </table:table-cell>
          <table:table-cell/>
          <table:table-cell office:value-type="string">
            <text:p>HalPrivateDispatchTable</text:p>
          </table:table-cell>
          <table:table-cell office:value-type="string">
            <text:p>0x0000000140237ec0</text:p>
          </table:table-cell>
          <table:table-cell office:value-type="string">
            <text:p>0x00237ec0</text:p>
          </table:table-cell>
          <table:table-cell office:value-type="string">
            <text:p>447 (0x1b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HeadlessDispatch</text:p>
          </table:table-cell>
          <table:table-cell/>
          <table:table-cell office:value-type="string">
            <text:p>HeadlessDispatch</text:p>
          </table:table-cell>
          <table:table-cell office:value-type="string">
            <text:p>0x000000014010a500</text:p>
          </table:table-cell>
          <table:table-cell office:value-type="string">
            <text:p>0x0010a500</text:p>
          </table:table-cell>
          <table:table-cell office:value-type="string">
            <text:p>448 (0x1c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GetLpIndexFromApicId</text:p>
          </table:table-cell>
          <table:table-cell/>
          <table:table-cell office:value-type="string">
            <text:p>HvlGetLpIndexFromApicId</text:p>
          </table:table-cell>
          <table:table-cell office:value-type="string">
            <text:p>0x0000000140135a84</text:p>
          </table:table-cell>
          <table:table-cell office:value-type="string">
            <text:p>0x00135a84</text:p>
          </table:table-cell>
          <table:table-cell office:value-type="string">
            <text:p>449 (0x1c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PerformEndOfInterrupt</text:p>
          </table:table-cell>
          <table:table-cell/>
          <table:table-cell office:value-type="string">
            <text:p>HvlPerformEndOfInterrupt</text:p>
          </table:table-cell>
          <table:table-cell office:value-type="string">
            <text:p>0x0000000140068250</text:p>
          </table:table-cell>
          <table:table-cell office:value-type="string">
            <text:p>0x00068250</text:p>
          </table:table-cell>
          <table:table-cell office:value-type="string">
            <text:p>450 (0x1c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QueryActiveHypervisorProcessorCount</text:p>
          </table:table-cell>
          <table:table-cell/>
          <table:table-cell office:value-type="string">
            <text:p>HvlQueryActiveHypervisorProcessorCount</text:p>
          </table:table-cell>
          <table:table-cell office:value-type="string">
            <text:p>0x0000000140134cd0</text:p>
          </table:table-cell>
          <table:table-cell office:value-type="string">
            <text:p>0x00134cd0</text:p>
          </table:table-cell>
          <table:table-cell office:value-type="string">
            <text:p>451 (0x1c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QueryActiveProcessors</text:p>
          </table:table-cell>
          <table:table-cell/>
          <table:table-cell office:value-type="string">
            <text:p>HvlQueryActiveProcessors</text:p>
          </table:table-cell>
          <table:table-cell office:value-type="string">
            <text:p>0x0000000140134c1c</text:p>
          </table:table-cell>
          <table:table-cell office:value-type="string">
            <text:p>0x00134c1c</text:p>
          </table:table-cell>
          <table:table-cell office:value-type="string">
            <text:p>452 (0x1c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QueryConnection</text:p>
          </table:table-cell>
          <table:table-cell/>
          <table:table-cell office:value-type="string">
            <text:p>HvlQueryConnection</text:p>
          </table:table-cell>
          <table:table-cell office:value-type="string">
            <text:p>0x000000014000e170</text:p>
          </table:table-cell>
          <table:table-cell office:value-type="string">
            <text:p>0x0000e170</text:p>
          </table:table-cell>
          <table:table-cell office:value-type="string">
            <text:p>453 (0x1c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QueryHypervisorProcessorNodeNumber</text:p>
          </table:table-cell>
          <table:table-cell/>
          <table:table-cell office:value-type="string">
            <text:p>HvlQueryHypervisorProcessorNodeNumber</text:p>
          </table:table-cell>
          <table:table-cell office:value-type="string">
            <text:p>0x0000000140134c8c</text:p>
          </table:table-cell>
          <table:table-cell office:value-type="string">
            <text:p>0x00134c8c</text:p>
          </table:table-cell>
          <table:table-cell office:value-type="string">
            <text:p>454 (0x1c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QueryProcessorTopology</text:p>
          </table:table-cell>
          <table:table-cell/>
          <table:table-cell office:value-type="string">
            <text:p>HvlQueryProcessorTopology</text:p>
          </table:table-cell>
          <table:table-cell office:value-type="string">
            <text:p>0x0000000140134b50</text:p>
          </table:table-cell>
          <table:table-cell office:value-type="string">
            <text:p>0x00134b50</text:p>
          </table:table-cell>
          <table:table-cell office:value-type="string">
            <text:p>455 (0x1c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QueryProcessorTopologyCount</text:p>
          </table:table-cell>
          <table:table-cell/>
          <table:table-cell office:value-type="string">
            <text:p>HvlQueryProcessorTopologyCount</text:p>
          </table:table-cell>
          <table:table-cell office:value-type="string">
            <text:p>0x0000000140134bb4</text:p>
          </table:table-cell>
          <table:table-cell office:value-type="string">
            <text:p>0x00134bb4</text:p>
          </table:table-cell>
          <table:table-cell office:value-type="string">
            <text:p>456 (0x1c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QueryProcessorTopologyHighestId</text:p>
          </table:table-cell>
          <table:table-cell/>
          <table:table-cell office:value-type="string">
            <text:p>HvlQueryProcessorTopologyHighestId</text:p>
          </table:table-cell>
          <table:table-cell office:value-type="string">
            <text:p>0x0000000140134be8</text:p>
          </table:table-cell>
          <table:table-cell office:value-type="string">
            <text:p>0x00134be8</text:p>
          </table:table-cell>
          <table:table-cell office:value-type="string">
            <text:p>457 (0x1c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RegisterInterruptCallback</text:p>
          </table:table-cell>
          <table:table-cell/>
          <table:table-cell office:value-type="string">
            <text:p>HvlRegisterInterruptCallback</text:p>
          </table:table-cell>
          <table:table-cell office:value-type="string">
            <text:p>0x0000000140134ab0</text:p>
          </table:table-cell>
          <table:table-cell office:value-type="string">
            <text:p>0x00134ab0</text:p>
          </table:table-cell>
          <table:table-cell office:value-type="string">
            <text:p>458 (0x1c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RegisterWheaErrorNotification</text:p>
          </table:table-cell>
          <table:table-cell/>
          <table:table-cell office:value-type="string">
            <text:p>HvlRegisterWheaErrorNotification</text:p>
          </table:table-cell>
          <table:table-cell office:value-type="string">
            <text:p>0x00000001404da378</text:p>
          </table:table-cell>
          <table:table-cell office:value-type="string">
            <text:p>0x004da378</text:p>
          </table:table-cell>
          <table:table-cell office:value-type="string">
            <text:p>459 (0x1c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UnregisterInterruptCallback</text:p>
          </table:table-cell>
          <table:table-cell/>
          <table:table-cell office:value-type="string">
            <text:p>HvlUnregisterInterruptCallback</text:p>
          </table:table-cell>
          <table:table-cell office:value-type="string">
            <text:p>0x0000000140134a94</text:p>
          </table:table-cell>
          <table:table-cell office:value-type="string">
            <text:p>0x00134a94</text:p>
          </table:table-cell>
          <table:table-cell office:value-type="string">
            <text:p>460 (0x1c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HvlUnregisterWheaErrorNotification</text:p>
          </table:table-cell>
          <table:table-cell/>
          <table:table-cell office:value-type="string">
            <text:p>HvlUnregisterWheaErrorNotification</text:p>
          </table:table-cell>
          <table:table-cell office:value-type="string">
            <text:p>0x00000001404da354</text:p>
          </table:table-cell>
          <table:table-cell office:value-type="string">
            <text:p>0x004da354</text:p>
          </table:table-cell>
          <table:table-cell office:value-type="string">
            <text:p>461 (0x1c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AcquireDisplayOwnership</text:p>
          </table:table-cell>
          <table:table-cell/>
          <table:table-cell office:value-type="string">
            <text:p>InbvAcquireDisplayOwnership</text:p>
          </table:table-cell>
          <table:table-cell office:value-type="string">
            <text:p>0x000000014013ab14</text:p>
          </table:table-cell>
          <table:table-cell office:value-type="string">
            <text:p>0x0013ab14</text:p>
          </table:table-cell>
          <table:table-cell office:value-type="string">
            <text:p>462 (0x1c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CheckDisplayOwnership</text:p>
          </table:table-cell>
          <table:table-cell/>
          <table:table-cell office:value-type="string">
            <text:p>InbvCheckDisplayOwnership</text:p>
          </table:table-cell>
          <table:table-cell office:value-type="string">
            <text:p>0x000000014010fd50</text:p>
          </table:table-cell>
          <table:table-cell office:value-type="string">
            <text:p>0x0010fd50</text:p>
          </table:table-cell>
          <table:table-cell office:value-type="string">
            <text:p>463 (0x1c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DisplayString</text:p>
          </table:table-cell>
          <table:table-cell/>
          <table:table-cell office:value-type="string">
            <text:p>InbvDisplayString</text:p>
          </table:table-cell>
          <table:table-cell office:value-type="string">
            <text:p>0x000000014010d52c</text:p>
          </table:table-cell>
          <table:table-cell office:value-type="string">
            <text:p>0x0010d52c</text:p>
          </table:table-cell>
          <table:table-cell office:value-type="string">
            <text:p>464 (0x1d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EnableBootDriver</text:p>
          </table:table-cell>
          <table:table-cell/>
          <table:table-cell office:value-type="string">
            <text:p>InbvEnableBootDriver</text:p>
          </table:table-cell>
          <table:table-cell office:value-type="string">
            <text:p>0x000000014013ac28</text:p>
          </table:table-cell>
          <table:table-cell office:value-type="string">
            <text:p>0x0013ac28</text:p>
          </table:table-cell>
          <table:table-cell office:value-type="string">
            <text:p>465 (0x1d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EnableDisplayString</text:p>
          </table:table-cell>
          <table:table-cell/>
          <table:table-cell office:value-type="string">
            <text:p>InbvEnableDisplayString</text:p>
          </table:table-cell>
          <table:table-cell office:value-type="string">
            <text:p>0x000000014010bbac</text:p>
          </table:table-cell>
          <table:table-cell office:value-type="string">
            <text:p>0x0010bbac</text:p>
          </table:table-cell>
          <table:table-cell office:value-type="string">
            <text:p>466 (0x1d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InstallDisplayStringFilter</text:p>
          </table:table-cell>
          <table:table-cell/>
          <table:table-cell office:value-type="string">
            <text:p>InbvInstallDisplayStringFilter</text:p>
          </table:table-cell>
          <table:table-cell office:value-type="string">
            <text:p>0x000000014010bbd4</text:p>
          </table:table-cell>
          <table:table-cell office:value-type="string">
            <text:p>0x0010bbd4</text:p>
          </table:table-cell>
          <table:table-cell office:value-type="string">
            <text:p>467 (0x1d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IsBootDriverInstalled</text:p>
          </table:table-cell>
          <table:table-cell/>
          <table:table-cell office:value-type="string">
            <text:p>InbvIsBootDriverInstalled</text:p>
          </table:table-cell>
          <table:table-cell office:value-type="string">
            <text:p>0x0000000140110634</text:p>
          </table:table-cell>
          <table:table-cell office:value-type="string">
            <text:p>0x00110634</text:p>
          </table:table-cell>
          <table:table-cell office:value-type="string">
            <text:p>468 (0x1d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nbvNotifyDisplayOwnershipChange</text:p>
          </table:table-cell>
          <table:table-cell/>
          <table:table-cell office:value-type="string">
            <text:p>InbvNotifyDisplayOwnershipChange</text:p>
          </table:table-cell>
          <table:table-cell office:value-type="string">
            <text:p>0x000000014011c090</text:p>
          </table:table-cell>
          <table:table-cell office:value-type="string">
            <text:p>0x0011c090</text:p>
          </table:table-cell>
          <table:table-cell office:value-type="string">
            <text:p>469 (0x1d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NotifyDisplayOwnershipLost</text:p>
          </table:table-cell>
          <table:table-cell/>
          <table:table-cell office:value-type="string">
            <text:p>InbvNotifyDisplayOwnershipLost</text:p>
          </table:table-cell>
          <table:table-cell office:value-type="string">
            <text:p>0x000000014013ab3c</text:p>
          </table:table-cell>
          <table:table-cell office:value-type="string">
            <text:p>0x0013ab3c</text:p>
          </table:table-cell>
          <table:table-cell office:value-type="string">
            <text:p>470 (0x1d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ResetDisplay</text:p>
          </table:table-cell>
          <table:table-cell/>
          <table:table-cell office:value-type="string">
            <text:p>InbvResetDisplay</text:p>
          </table:table-cell>
          <table:table-cell office:value-type="string">
            <text:p>0x000000014013ac04</text:p>
          </table:table-cell>
          <table:table-cell office:value-type="string">
            <text:p>0x0013ac04</text:p>
          </table:table-cell>
          <table:table-cell office:value-type="string">
            <text:p>471 (0x1d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SetScrollRegion</text:p>
          </table:table-cell>
          <table:table-cell/>
          <table:table-cell office:value-type="string">
            <text:p>InbvSetScrollRegion</text:p>
          </table:table-cell>
          <table:table-cell office:value-type="string">
            <text:p>0x000000014013aaec</text:p>
          </table:table-cell>
          <table:table-cell office:value-type="string">
            <text:p>0x0013aaec</text:p>
          </table:table-cell>
          <table:table-cell office:value-type="string">
            <text:p>472 (0x1d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SetTextColor</text:p>
          </table:table-cell>
          <table:table-cell/>
          <table:table-cell office:value-type="string">
            <text:p>InbvSetTextColor</text:p>
          </table:table-cell>
          <table:table-cell office:value-type="string">
            <text:p>0x000000014013ab88</text:p>
          </table:table-cell>
          <table:table-cell office:value-type="string">
            <text:p>0x0013ab88</text:p>
          </table:table-cell>
          <table:table-cell office:value-type="string">
            <text:p>473 (0x1d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bvSolidColorFill</text:p>
          </table:table-cell>
          <table:table-cell/>
          <table:table-cell office:value-type="string">
            <text:p>InbvSolidColorFill</text:p>
          </table:table-cell>
          <table:table-cell office:value-type="string">
            <text:p>0x000000014013abac</text:p>
          </table:table-cell>
          <table:table-cell office:value-type="string">
            <text:p>0x0013abac</text:p>
          </table:table-cell>
          <table:table-cell office:value-type="string">
            <text:p>474 (0x1d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itSafeBootMode</text:p>
          </table:table-cell>
          <table:table-cell/>
          <table:table-cell office:value-type="string">
            <text:p>InitSafeBootMode</text:p>
          </table:table-cell>
          <table:table-cell office:value-type="string">
            <text:p>0x000000014029dbe4</text:p>
          </table:table-cell>
          <table:table-cell office:value-type="string">
            <text:p>0x0029dbe4</text:p>
          </table:table-cell>
          <table:table-cell office:value-type="string">
            <text:p>475 (0x1d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nitializeSListHead</text:p>
          </table:table-cell>
          <table:table-cell/>
          <table:table-cell office:value-type="string">
            <text:p>InitializeSListHead</text:p>
          </table:table-cell>
          <table:table-cell office:value-type="string">
            <text:p>0x00000001400d1bd0</text:p>
          </table:table-cell>
          <table:table-cell office:value-type="string">
            <text:p>0x000d1bd0</text:p>
          </table:table-cell>
          <table:table-cell office:value-type="string">
            <text:p>476 (0x1d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cquireCancelSpinLock</text:p>
          </table:table-cell>
          <table:table-cell/>
          <table:table-cell office:value-type="string">
            <text:p>IoAcquireCancelSpinLock</text:p>
          </table:table-cell>
          <table:table-cell office:value-type="string">
            <text:p>0x0000000140063bc0</text:p>
          </table:table-cell>
          <table:table-cell office:value-type="string">
            <text:p>0x00063bc0</text:p>
          </table:table-cell>
          <table:table-cell office:value-type="string">
            <text:p>477 (0x1d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cquireRemoveLockEx</text:p>
          </table:table-cell>
          <table:table-cell/>
          <table:table-cell office:value-type="string">
            <text:p>IoAcquireRemoveLockEx</text:p>
          </table:table-cell>
          <table:table-cell office:value-type="string">
            <text:p>0x00000001400d0bb4</text:p>
          </table:table-cell>
          <table:table-cell office:value-type="string">
            <text:p>0x000d0bb4</text:p>
          </table:table-cell>
          <table:table-cell office:value-type="string">
            <text:p>478 (0x1d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cquireVpbSpinLock</text:p>
          </table:table-cell>
          <table:table-cell/>
          <table:table-cell office:value-type="string">
            <text:p>IoAcquireVpbSpinLock</text:p>
          </table:table-cell>
          <table:table-cell office:value-type="string">
            <text:p>0x00000001400113c0</text:p>
          </table:table-cell>
          <table:table-cell office:value-type="string">
            <text:p>0x000113c0</text:p>
          </table:table-cell>
          <table:table-cell office:value-type="string">
            <text:p>479 (0x1d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dapterObjectType</text:p>
          </table:table-cell>
          <table:table-cell/>
          <table:table-cell office:value-type="string">
            <text:p>IoAdapterObjectType</text:p>
          </table:table-cell>
          <table:table-cell office:value-type="string">
            <text:p>0x000000014030ba40</text:p>
          </table:table-cell>
          <table:table-cell office:value-type="string">
            <text:p>0x0030ba40</text:p>
          </table:table-cell>
          <table:table-cell office:value-type="string">
            <text:p>480 (0x1e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djustStackSizeForRedirection</text:p>
          </table:table-cell>
          <table:table-cell/>
          <table:table-cell office:value-type="string">
            <text:p>IoAdjustStackSizeForRedirection</text:p>
          </table:table-cell>
          <table:table-cell office:value-type="string">
            <text:p>0x000000014013c420</text:p>
          </table:table-cell>
          <table:table-cell office:value-type="string">
            <text:p>0x0013c420</text:p>
          </table:table-cell>
          <table:table-cell office:value-type="string">
            <text:p>481 (0x1e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llocateAdapterChannel</text:p>
          </table:table-cell>
          <table:table-cell/>
          <table:table-cell office:value-type="string">
            <text:p>IoAllocateAdapterChannel</text:p>
          </table:table-cell>
          <table:table-cell office:value-type="string">
            <text:p>0x000000014013cdc0</text:p>
          </table:table-cell>
          <table:table-cell office:value-type="string">
            <text:p>0x0013cdc0</text:p>
          </table:table-cell>
          <table:table-cell office:value-type="string">
            <text:p>482 (0x1e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llocateController</text:p>
          </table:table-cell>
          <table:table-cell/>
          <table:table-cell office:value-type="string">
            <text:p>IoAllocateController</text:p>
          </table:table-cell>
          <table:table-cell office:value-type="string">
            <text:p>0x00000001400df8d0</text:p>
          </table:table-cell>
          <table:table-cell office:value-type="string">
            <text:p>0x000df8d0</text:p>
          </table:table-cell>
          <table:table-cell office:value-type="string">
            <text:p>483 (0x1e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llocateDriverObjectExtension</text:p>
          </table:table-cell>
          <table:table-cell/>
          <table:table-cell office:value-type="string">
            <text:p>IoAllocateDriverObjectExtension</text:p>
          </table:table-cell>
          <table:table-cell office:value-type="string">
            <text:p>0x00000001400eab30</text:p>
          </table:table-cell>
          <table:table-cell office:value-type="string">
            <text:p>0x000eab30</text:p>
          </table:table-cell>
          <table:table-cell office:value-type="string">
            <text:p>484 (0x1e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llocateErrorLogEntry</text:p>
          </table:table-cell>
          <table:table-cell/>
          <table:table-cell office:value-type="string">
            <text:p>IoAllocateErrorLogEntry</text:p>
          </table:table-cell>
          <table:table-cell office:value-type="string">
            <text:p>0x0000000140011e20</text:p>
          </table:table-cell>
          <table:table-cell office:value-type="string">
            <text:p>0x00011e20</text:p>
          </table:table-cell>
          <table:table-cell office:value-type="string">
            <text:p>485 (0x1e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llocateIrp</text:p>
          </table:table-cell>
          <table:table-cell/>
          <table:table-cell office:value-type="string">
            <text:p>IoAllocateIrp</text:p>
          </table:table-cell>
          <table:table-cell office:value-type="string">
            <text:p>0x00000001400a9120</text:p>
          </table:table-cell>
          <table:table-cell office:value-type="string">
            <text:p>0x000a9120</text:p>
          </table:table-cell>
          <table:table-cell office:value-type="string">
            <text:p>486 (0x1e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llocateMdl</text:p>
          </table:table-cell>
          <table:table-cell/>
          <table:table-cell office:value-type="string">
            <text:p>IoAllocateMdl</text:p>
          </table:table-cell>
          <table:table-cell office:value-type="string">
            <text:p>0x00000001400833f0</text:p>
          </table:table-cell>
          <table:table-cell office:value-type="string">
            <text:p>0x000833f0</text:p>
          </table:table-cell>
          <table:table-cell office:value-type="string">
            <text:p>487 (0x1e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llocateMiniCompletionPacket</text:p>
          </table:table-cell>
          <table:table-cell/>
          <table:table-cell office:value-type="string">
            <text:p>IoAllocateMiniCompletionPacket</text:p>
          </table:table-cell>
          <table:table-cell office:value-type="string">
            <text:p>0x0000000140399a8c</text:p>
          </table:table-cell>
          <table:table-cell office:value-type="string">
            <text:p>0x00399a8c</text:p>
          </table:table-cell>
          <table:table-cell office:value-type="string">
            <text:p>488 (0x1e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llocateSfioStreamIdentifier</text:p>
          </table:table-cell>
          <table:table-cell/>
          <table:table-cell office:value-type="string">
            <text:p>IoAllocateSfioStreamIdentifier</text:p>
          </table:table-cell>
          <table:table-cell office:value-type="string">
            <text:p>0x000000014013c7d0</text:p>
          </table:table-cell>
          <table:table-cell office:value-type="string">
            <text:p>0x0013c7d0</text:p>
          </table:table-cell>
          <table:table-cell office:value-type="string">
            <text:p>489 (0x1e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llocateWorkItem</text:p>
          </table:table-cell>
          <table:table-cell/>
          <table:table-cell office:value-type="string">
            <text:p>IoAllocateWorkItem</text:p>
          </table:table-cell>
          <table:table-cell office:value-type="string">
            <text:p>0x0000000140092f60</text:p>
          </table:table-cell>
          <table:table-cell office:value-type="string">
            <text:p>0x00092f60</text:p>
          </table:table-cell>
          <table:table-cell office:value-type="string">
            <text:p>490 (0x1e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pplyPriorityInfoThread</text:p>
          </table:table-cell>
          <table:table-cell/>
          <table:table-cell office:value-type="string">
            <text:p>IoApplyPriorityInfoThread</text:p>
          </table:table-cell>
          <table:table-cell office:value-type="string">
            <text:p>0x00000001400f3800</text:p>
          </table:table-cell>
          <table:table-cell office:value-type="string">
            <text:p>0x000f3800</text:p>
          </table:table-cell>
          <table:table-cell office:value-type="string">
            <text:p>491 (0x1e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ssignResources</text:p>
          </table:table-cell>
          <table:table-cell/>
          <table:table-cell office:value-type="string">
            <text:p>IoAssignResources</text:p>
          </table:table-cell>
          <table:table-cell office:value-type="string">
            <text:p>0x00000001404e0cf4</text:p>
          </table:table-cell>
          <table:table-cell office:value-type="string">
            <text:p>0x004e0cf4</text:p>
          </table:table-cell>
          <table:table-cell office:value-type="string">
            <text:p>492 (0x1e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ttachDevice</text:p>
          </table:table-cell>
          <table:table-cell/>
          <table:table-cell office:value-type="string">
            <text:p>IoAttachDevice</text:p>
          </table:table-cell>
          <table:table-cell office:value-type="string">
            <text:p>0x00000001404ddee0</text:p>
          </table:table-cell>
          <table:table-cell office:value-type="string">
            <text:p>0x004ddee0</text:p>
          </table:table-cell>
          <table:table-cell office:value-type="string">
            <text:p>493 (0x1e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ttachDeviceByPointer</text:p>
          </table:table-cell>
          <table:table-cell/>
          <table:table-cell office:value-type="string">
            <text:p>IoAttachDeviceByPointer</text:p>
          </table:table-cell>
          <table:table-cell office:value-type="string">
            <text:p>0x000000014013cd90</text:p>
          </table:table-cell>
          <table:table-cell office:value-type="string">
            <text:p>0x0013cd90</text:p>
          </table:table-cell>
          <table:table-cell office:value-type="string">
            <text:p>494 (0x1e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ttachDeviceToDeviceStack</text:p>
          </table:table-cell>
          <table:table-cell/>
          <table:table-cell office:value-type="string">
            <text:p>IoAttachDeviceToDeviceStack</text:p>
          </table:table-cell>
          <table:table-cell office:value-type="string">
            <text:p>0x00000001400e90d0</text:p>
          </table:table-cell>
          <table:table-cell office:value-type="string">
            <text:p>0x000e90d0</text:p>
          </table:table-cell>
          <table:table-cell office:value-type="string">
            <text:p>495 (0x1e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AttachDeviceToDeviceStackSafe</text:p>
          </table:table-cell>
          <table:table-cell/>
          <table:table-cell office:value-type="string">
            <text:p>IoAttachDeviceToDeviceStackSafe</text:p>
          </table:table-cell>
          <table:table-cell office:value-type="string">
            <text:p>0x0000000140011830</text:p>
          </table:table-cell>
          <table:table-cell office:value-type="string">
            <text:p>0x00011830</text:p>
          </table:table-cell>
          <table:table-cell office:value-type="string">
            <text:p>496 (0x1f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BuildAsynchronousFsdRequest</text:p>
          </table:table-cell>
          <table:table-cell/>
          <table:table-cell office:value-type="string">
            <text:p>IoBuildAsynchronousFsdRequest</text:p>
          </table:table-cell>
          <table:table-cell office:value-type="string">
            <text:p>0x00000001400bf750</text:p>
          </table:table-cell>
          <table:table-cell office:value-type="string">
            <text:p>0x000bf750</text:p>
          </table:table-cell>
          <table:table-cell office:value-type="string">
            <text:p>497 (0x1f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BuildDeviceIoControlRequest</text:p>
          </table:table-cell>
          <table:table-cell/>
          <table:table-cell office:value-type="string">
            <text:p>IoBuildDeviceIoControlRequest</text:p>
          </table:table-cell>
          <table:table-cell office:value-type="string">
            <text:p>0x000000014005d240</text:p>
          </table:table-cell>
          <table:table-cell office:value-type="string">
            <text:p>0x0005d240</text:p>
          </table:table-cell>
          <table:table-cell office:value-type="string">
            <text:p>498 (0x1f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BuildPartialMdl</text:p>
          </table:table-cell>
          <table:table-cell/>
          <table:table-cell office:value-type="string">
            <text:p>IoBuildPartialMdl</text:p>
          </table:table-cell>
          <table:table-cell office:value-type="string">
            <text:p>0x000000014005d2a0</text:p>
          </table:table-cell>
          <table:table-cell office:value-type="string">
            <text:p>0x0005d2a0</text:p>
          </table:table-cell>
          <table:table-cell office:value-type="string">
            <text:p>499 (0x1f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BuildSynchronousFsdRequest</text:p>
          </table:table-cell>
          <table:table-cell/>
          <table:table-cell office:value-type="string">
            <text:p>IoBuildSynchronousFsdRequest</text:p>
          </table:table-cell>
          <table:table-cell office:value-type="string">
            <text:p>0x0000000140353dd0</text:p>
          </table:table-cell>
          <table:table-cell office:value-type="string">
            <text:p>0x00353dd0</text:p>
          </table:table-cell>
          <table:table-cell office:value-type="string">
            <text:p>500 (0x1f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allDriver</text:p>
          </table:table-cell>
          <table:table-cell/>
          <table:table-cell office:value-type="string">
            <text:p>IoCallDriver</text:p>
          </table:table-cell>
          <table:table-cell office:value-type="string">
            <text:p>0x000000014013c970</text:p>
          </table:table-cell>
          <table:table-cell office:value-type="string">
            <text:p>0x0013c970</text:p>
          </table:table-cell>
          <table:table-cell office:value-type="string">
            <text:p>501 (0x1f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ancelFileOpen</text:p>
          </table:table-cell>
          <table:table-cell/>
          <table:table-cell office:value-type="string">
            <text:p>IoCancelFileOpen</text:p>
          </table:table-cell>
          <table:table-cell office:value-type="string">
            <text:p>0x00000001404dd7d0</text:p>
          </table:table-cell>
          <table:table-cell office:value-type="string">
            <text:p>0x004dd7d0</text:p>
          </table:table-cell>
          <table:table-cell office:value-type="string">
            <text:p>502 (0x1f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ancelIrp</text:p>
          </table:table-cell>
          <table:table-cell/>
          <table:table-cell office:value-type="string">
            <text:p>IoCancelIrp</text:p>
          </table:table-cell>
          <table:table-cell office:value-type="string">
            <text:p>0x0000000140029820</text:p>
          </table:table-cell>
          <table:table-cell office:value-type="string">
            <text:p>0x00029820</text:p>
          </table:table-cell>
          <table:table-cell office:value-type="string">
            <text:p>503 (0x1f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heckDesiredAccess</text:p>
          </table:table-cell>
          <table:table-cell/>
          <table:table-cell office:value-type="string">
            <text:p>IoCheckDesiredAccess</text:p>
          </table:table-cell>
          <table:table-cell office:value-type="string">
            <text:p>0x00000001403e49f0</text:p>
          </table:table-cell>
          <table:table-cell office:value-type="string">
            <text:p>0x003e49f0</text:p>
          </table:table-cell>
          <table:table-cell office:value-type="string">
            <text:p>504 (0x1f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heckEaBufferValidity</text:p>
          </table:table-cell>
          <table:table-cell/>
          <table:table-cell office:value-type="string">
            <text:p>IoCheckEaBufferValidity</text:p>
          </table:table-cell>
          <table:table-cell office:value-type="string">
            <text:p>0x00000001403e1430</text:p>
          </table:table-cell>
          <table:table-cell office:value-type="string">
            <text:p>0x003e1430</text:p>
          </table:table-cell>
          <table:table-cell office:value-type="string">
            <text:p>505 (0x1f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heckFunctionAccess</text:p>
          </table:table-cell>
          <table:table-cell/>
          <table:table-cell office:value-type="string">
            <text:p>IoCheckFunctionAccess</text:p>
          </table:table-cell>
          <table:table-cell office:value-type="string">
            <text:p>0x00000001403c8b70</text:p>
          </table:table-cell>
          <table:table-cell office:value-type="string">
            <text:p>0x003c8b70</text:p>
          </table:table-cell>
          <table:table-cell office:value-type="string">
            <text:p>506 (0x1f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heckQuerySetFileInformation</text:p>
          </table:table-cell>
          <table:table-cell/>
          <table:table-cell office:value-type="string">
            <text:p>IoCheckQuerySetFileInformation</text:p>
          </table:table-cell>
          <table:table-cell office:value-type="string">
            <text:p>0x00000001403c8b20</text:p>
          </table:table-cell>
          <table:table-cell office:value-type="string">
            <text:p>0x003c8b20</text:p>
          </table:table-cell>
          <table:table-cell office:value-type="string">
            <text:p>507 (0x1f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heckQuerySetVolumeInformation</text:p>
          </table:table-cell>
          <table:table-cell/>
          <table:table-cell office:value-type="string">
            <text:p>IoCheckQuerySetVolumeInformation</text:p>
          </table:table-cell>
          <table:table-cell office:value-type="string">
            <text:p>0x00000001403c8cd0</text:p>
          </table:table-cell>
          <table:table-cell office:value-type="string">
            <text:p>0x003c8cd0</text:p>
          </table:table-cell>
          <table:table-cell office:value-type="string">
            <text:p>508 (0x1f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heckQuotaBufferValidity</text:p>
          </table:table-cell>
          <table:table-cell/>
          <table:table-cell office:value-type="string">
            <text:p>IoCheckQuotaBufferValidity</text:p>
          </table:table-cell>
          <table:table-cell office:value-type="string">
            <text:p>0x00000001404ddfd0</text:p>
          </table:table-cell>
          <table:table-cell office:value-type="string">
            <text:p>0x004ddfd0</text:p>
          </table:table-cell>
          <table:table-cell office:value-type="string">
            <text:p>509 (0x1f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heckShareAccess</text:p>
          </table:table-cell>
          <table:table-cell/>
          <table:table-cell office:value-type="string">
            <text:p>IoCheckShareAccess</text:p>
          </table:table-cell>
          <table:table-cell office:value-type="string">
            <text:p>0x00000001403aef50</text:p>
          </table:table-cell>
          <table:table-cell office:value-type="string">
            <text:p>0x003aef50</text:p>
          </table:table-cell>
          <table:table-cell office:value-type="string">
            <text:p>510 (0x1f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heckShareAccessEx</text:p>
          </table:table-cell>
          <table:table-cell/>
          <table:table-cell office:value-type="string">
            <text:p>IoCheckShareAccessEx</text:p>
          </table:table-cell>
          <table:table-cell office:value-type="string">
            <text:p>0x00000001403b1190</text:p>
          </table:table-cell>
          <table:table-cell office:value-type="string">
            <text:p>0x003b1190</text:p>
          </table:table-cell>
          <table:table-cell office:value-type="string">
            <text:p>511 (0x1f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ClearActivityIdThread</text:p>
          </table:table-cell>
          <table:table-cell/>
          <table:table-cell office:value-type="string">
            <text:p>IoClearActivityIdThread</text:p>
          </table:table-cell>
          <table:table-cell office:value-type="string">
            <text:p>0x00000001400d1de0</text:p>
          </table:table-cell>
          <table:table-cell office:value-type="string">
            <text:p>0x000d1de0</text:p>
          </table:table-cell>
          <table:table-cell office:value-type="string">
            <text:p>512 (0x20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learDependency</text:p>
          </table:table-cell>
          <table:table-cell/>
          <table:table-cell office:value-type="string">
            <text:p>IoClearDependency</text:p>
          </table:table-cell>
          <table:table-cell office:value-type="string">
            <text:p>0x0000000140355d24</text:p>
          </table:table-cell>
          <table:table-cell office:value-type="string">
            <text:p>0x00355d24</text:p>
          </table:table-cell>
          <table:table-cell office:value-type="string">
            <text:p>513 (0x20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learIrpExtraCreateParameter</text:p>
          </table:table-cell>
          <table:table-cell/>
          <table:table-cell office:value-type="string">
            <text:p>IoClearIrpExtraCreateParameter</text:p>
          </table:table-cell>
          <table:table-cell office:value-type="string">
            <text:p>0x000000014013c6b0</text:p>
          </table:table-cell>
          <table:table-cell office:value-type="string">
            <text:p>0x0013c6b0</text:p>
          </table:table-cell>
          <table:table-cell office:value-type="string">
            <text:p>514 (0x20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ClearReservedDependency</text:p>
          </table:table-cell>
          <table:table-cell/>
          <table:table-cell office:value-type="string">
            <text:p>IoClearReservedDependency</text:p>
          </table:table-cell>
          <table:table-cell office:value-type="string">
            <text:p>0x00000001404e1bc4</text:p>
          </table:table-cell>
          <table:table-cell office:value-type="string">
            <text:p>0x004e1bc4</text:p>
          </table:table-cell>
          <table:table-cell office:value-type="string">
            <text:p>515 (0x20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ompleteRequest</text:p>
          </table:table-cell>
          <table:table-cell/>
          <table:table-cell office:value-type="string">
            <text:p>IoCompleteRequest</text:p>
          </table:table-cell>
          <table:table-cell office:value-type="string">
            <text:p>0x0000000140061ff0</text:p>
          </table:table-cell>
          <table:table-cell office:value-type="string">
            <text:p>0x00061ff0</text:p>
          </table:table-cell>
          <table:table-cell office:value-type="string">
            <text:p>516 (0x20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onnectInterrupt</text:p>
          </table:table-cell>
          <table:table-cell/>
          <table:table-cell office:value-type="string">
            <text:p>IoConnectInterrupt</text:p>
          </table:table-cell>
          <table:table-cell office:value-type="string">
            <text:p>0x000000014049ead0</text:p>
          </table:table-cell>
          <table:table-cell office:value-type="string">
            <text:p>0x0049ead0</text:p>
          </table:table-cell>
          <table:table-cell office:value-type="string">
            <text:p>517 (0x20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onnectInterruptEx</text:p>
          </table:table-cell>
          <table:table-cell/>
          <table:table-cell office:value-type="string">
            <text:p>IoConnectInterruptEx</text:p>
          </table:table-cell>
          <table:table-cell office:value-type="string">
            <text:p>0x000000014043c2b4</text:p>
          </table:table-cell>
          <table:table-cell office:value-type="string">
            <text:p>0x0043c2b4</text:p>
          </table:table-cell>
          <table:table-cell office:value-type="string">
            <text:p>518 (0x20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CopyDeviceObjectHint</text:p>
          </table:table-cell>
          <table:table-cell/>
          <table:table-cell office:value-type="string">
            <text:p>IoCopyDeviceObjectHint</text:p>
          </table:table-cell>
          <table:table-cell office:value-type="string">
            <text:p>0x00000001404dd450</text:p>
          </table:table-cell>
          <table:table-cell office:value-type="string">
            <text:p>0x004dd450</text:p>
          </table:table-cell>
          <table:table-cell office:value-type="string">
            <text:p>519 (0x20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ArcName</text:p>
          </table:table-cell>
          <table:table-cell/>
          <table:table-cell office:value-type="string">
            <text:p>IoCreateArcName</text:p>
          </table:table-cell>
          <table:table-cell office:value-type="string">
            <text:p>0x0000000140488b40</text:p>
          </table:table-cell>
          <table:table-cell office:value-type="string">
            <text:p>0x00488b40</text:p>
          </table:table-cell>
          <table:table-cell office:value-type="string">
            <text:p>520 (0x20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Controller</text:p>
          </table:table-cell>
          <table:table-cell/>
          <table:table-cell office:value-type="string">
            <text:p>IoCreateController</text:p>
          </table:table-cell>
          <table:table-cell office:value-type="string">
            <text:p>0x000000014049c4d0</text:p>
          </table:table-cell>
          <table:table-cell office:value-type="string">
            <text:p>0x0049c4d0</text:p>
          </table:table-cell>
          <table:table-cell office:value-type="string">
            <text:p>521 (0x20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Device</text:p>
          </table:table-cell>
          <table:table-cell/>
          <table:table-cell office:value-type="string">
            <text:p>IoCreateDevice</text:p>
          </table:table-cell>
          <table:table-cell office:value-type="string">
            <text:p>0x0000000140355030</text:p>
          </table:table-cell>
          <table:table-cell office:value-type="string">
            <text:p>0x00355030</text:p>
          </table:table-cell>
          <table:table-cell office:value-type="string">
            <text:p>522 (0x20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Disk</text:p>
          </table:table-cell>
          <table:table-cell/>
          <table:table-cell office:value-type="string">
            <text:p>IoCreateDisk</text:p>
          </table:table-cell>
          <table:table-cell office:value-type="string">
            <text:p>0x00000001404da318</text:p>
          </table:table-cell>
          <table:table-cell office:value-type="string">
            <text:p>0x004da318</text:p>
          </table:table-cell>
          <table:table-cell office:value-type="string">
            <text:p>523 (0x20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Driver</text:p>
          </table:table-cell>
          <table:table-cell/>
          <table:table-cell office:value-type="string">
            <text:p>IoCreateDriver</text:p>
          </table:table-cell>
          <table:table-cell office:value-type="string">
            <text:p>0x00000001404a0020</text:p>
          </table:table-cell>
          <table:table-cell office:value-type="string">
            <text:p>0x004a0020</text:p>
          </table:table-cell>
          <table:table-cell office:value-type="string">
            <text:p>524 (0x20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File</text:p>
          </table:table-cell>
          <table:table-cell/>
          <table:table-cell office:value-type="string">
            <text:p>IoCreateFile</text:p>
          </table:table-cell>
          <table:table-cell office:value-type="string">
            <text:p>0x00000001403ab440</text:p>
          </table:table-cell>
          <table:table-cell office:value-type="string">
            <text:p>0x003ab440</text:p>
          </table:table-cell>
          <table:table-cell office:value-type="string">
            <text:p>525 (0x20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FileEx</text:p>
          </table:table-cell>
          <table:table-cell/>
          <table:table-cell office:value-type="string">
            <text:p>IoCreateFileEx</text:p>
          </table:table-cell>
          <table:table-cell office:value-type="string">
            <text:p>0x00000001403ec070</text:p>
          </table:table-cell>
          <table:table-cell office:value-type="string">
            <text:p>0x003ec070</text:p>
          </table:table-cell>
          <table:table-cell office:value-type="string">
            <text:p>526 (0x20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FileSpecifyDeviceObjectHint</text:p>
          </table:table-cell>
          <table:table-cell/>
          <table:table-cell office:value-type="string">
            <text:p>IoCreateFileSpecifyDeviceObjectHint</text:p>
          </table:table-cell>
          <table:table-cell office:value-type="string">
            <text:p>0x0000000140381240</text:p>
          </table:table-cell>
          <table:table-cell office:value-type="string">
            <text:p>0x00381240</text:p>
          </table:table-cell>
          <table:table-cell office:value-type="string">
            <text:p>527 (0x20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NotificationEvent</text:p>
          </table:table-cell>
          <table:table-cell/>
          <table:table-cell office:value-type="string">
            <text:p>IoCreateNotificationEvent</text:p>
          </table:table-cell>
          <table:table-cell office:value-type="string">
            <text:p>0x0000000140432ca0</text:p>
          </table:table-cell>
          <table:table-cell office:value-type="string">
            <text:p>0x00432ca0</text:p>
          </table:table-cell>
          <table:table-cell office:value-type="string">
            <text:p>528 (0x21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StreamFileObject</text:p>
          </table:table-cell>
          <table:table-cell/>
          <table:table-cell office:value-type="string">
            <text:p>IoCreateStreamFileObject</text:p>
          </table:table-cell>
          <table:table-cell office:value-type="string">
            <text:p>0x00000001404dded0</text:p>
          </table:table-cell>
          <table:table-cell office:value-type="string">
            <text:p>0x004dded0</text:p>
          </table:table-cell>
          <table:table-cell office:value-type="string">
            <text:p>529 (0x21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StreamFileObjectEx</text:p>
          </table:table-cell>
          <table:table-cell/>
          <table:table-cell office:value-type="string">
            <text:p>IoCreateStreamFileObjectEx</text:p>
          </table:table-cell>
          <table:table-cell office:value-type="string">
            <text:p>0x0000000140357bd0</text:p>
          </table:table-cell>
          <table:table-cell office:value-type="string">
            <text:p>0x00357bd0</text:p>
          </table:table-cell>
          <table:table-cell office:value-type="string">
            <text:p>530 (0x21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StreamFileObjectLite</text:p>
          </table:table-cell>
          <table:table-cell/>
          <table:table-cell office:value-type="string">
            <text:p>IoCreateStreamFileObjectLite</text:p>
          </table:table-cell>
          <table:table-cell office:value-type="string">
            <text:p>0x00000001403fdf10</text:p>
          </table:table-cell>
          <table:table-cell office:value-type="string">
            <text:p>0x003fdf10</text:p>
          </table:table-cell>
          <table:table-cell office:value-type="string">
            <text:p>531 (0x21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SymbolicLink</text:p>
          </table:table-cell>
          <table:table-cell/>
          <table:table-cell office:value-type="string">
            <text:p>IoCreateSymbolicLink</text:p>
          </table:table-cell>
          <table:table-cell office:value-type="string">
            <text:p>0x0000000140444f80</text:p>
          </table:table-cell>
          <table:table-cell office:value-type="string">
            <text:p>0x00444f80</text:p>
          </table:table-cell>
          <table:table-cell office:value-type="string">
            <text:p>532 (0x21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SynchronizationEvent</text:p>
          </table:table-cell>
          <table:table-cell/>
          <table:table-cell office:value-type="string">
            <text:p>IoCreateSynchronizationEvent</text:p>
          </table:table-cell>
          <table:table-cell office:value-type="string">
            <text:p>0x00000001404dde30</text:p>
          </table:table-cell>
          <table:table-cell office:value-type="string">
            <text:p>0x004dde30</text:p>
          </table:table-cell>
          <table:table-cell office:value-type="string">
            <text:p>533 (0x21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reateUnprotectedSymbolicLink</text:p>
          </table:table-cell>
          <table:table-cell/>
          <table:table-cell office:value-type="string">
            <text:p>IoCreateSystemThread</text:p>
          </table:table-cell>
          <table:table-cell office:value-type="string">
            <text:p>0x00000001403bc190</text:p>
          </table:table-cell>
          <table:table-cell office:value-type="string">
            <text:p>0x003bc190</text:p>
          </table:table-cell>
          <table:table-cell office:value-type="string">
            <text:p>534 (0x21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CreateUnprotectedSymbolicLink</text:p>
          </table:table-cell>
          <table:table-cell/>
          <table:table-cell office:value-type="string">
            <text:p>IoCreateUnprotectedSymbolicLink</text:p>
          </table:table-cell>
          <table:table-cell office:value-type="string">
            <text:p>0x00000001404dddd0</text:p>
          </table:table-cell>
          <table:table-cell office:value-type="string">
            <text:p>0x004dddd0</text:p>
          </table:table-cell>
          <table:table-cell office:value-type="string">
            <text:p>535 (0x21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sqInitialize</text:p>
          </table:table-cell>
          <table:table-cell/>
          <table:table-cell office:value-type="string">
            <text:p>IoCsqInitialize</text:p>
          </table:table-cell>
          <table:table-cell office:value-type="string">
            <text:p>0x0000000140112564</text:p>
          </table:table-cell>
          <table:table-cell office:value-type="string">
            <text:p>0x00112564</text:p>
          </table:table-cell>
          <table:table-cell office:value-type="string">
            <text:p>536 (0x21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sqInitializeEx</text:p>
          </table:table-cell>
          <table:table-cell/>
          <table:table-cell office:value-type="string">
            <text:p>IoCsqInitializeEx</text:p>
          </table:table-cell>
          <table:table-cell office:value-type="string">
            <text:p>0x000000014011767c</text:p>
          </table:table-cell>
          <table:table-cell office:value-type="string">
            <text:p>0x0011767c</text:p>
          </table:table-cell>
          <table:table-cell office:value-type="string">
            <text:p>537 (0x21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sqInsertIrp</text:p>
          </table:table-cell>
          <table:table-cell/>
          <table:table-cell office:value-type="string">
            <text:p>IoCsqInsertIrp</text:p>
          </table:table-cell>
          <table:table-cell office:value-type="string">
            <text:p>0x00000001400de940</text:p>
          </table:table-cell>
          <table:table-cell office:value-type="string">
            <text:p>0x000de940</text:p>
          </table:table-cell>
          <table:table-cell office:value-type="string">
            <text:p>538 (0x21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sqInsertIrpEx</text:p>
          </table:table-cell>
          <table:table-cell/>
          <table:table-cell office:value-type="string">
            <text:p>IoCsqInsertIrpEx</text:p>
          </table:table-cell>
          <table:table-cell office:value-type="string">
            <text:p>0x000000014001d880</text:p>
          </table:table-cell>
          <table:table-cell office:value-type="string">
            <text:p>0x0001d880</text:p>
          </table:table-cell>
          <table:table-cell office:value-type="string">
            <text:p>539 (0x21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sqRemoveIrp</text:p>
          </table:table-cell>
          <table:table-cell/>
          <table:table-cell office:value-type="string">
            <text:p>IoCsqRemoveIrp</text:p>
          </table:table-cell>
          <table:table-cell office:value-type="string">
            <text:p>0x000000014001d938</text:p>
          </table:table-cell>
          <table:table-cell office:value-type="string">
            <text:p>0x0001d938</text:p>
          </table:table-cell>
          <table:table-cell office:value-type="string">
            <text:p>540 (0x21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CsqRemoveNextIrp</text:p>
          </table:table-cell>
          <table:table-cell/>
          <table:table-cell office:value-type="string">
            <text:p>IoCsqRemoveNextIrp</text:p>
          </table:table-cell>
          <table:table-cell office:value-type="string">
            <text:p>0x00000001401059a0</text:p>
          </table:table-cell>
          <table:table-cell office:value-type="string">
            <text:p>0x001059a0</text:p>
          </table:table-cell>
          <table:table-cell office:value-type="string">
            <text:p>541 (0x21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DecrementKeepAliveCount</text:p>
          </table:table-cell>
          <table:table-cell/>
          <table:table-cell office:value-type="string">
            <text:p>IoDecrementKeepAliveCount</text:p>
          </table:table-cell>
          <table:table-cell office:value-type="string">
            <text:p>0x00000001404de504</text:p>
          </table:table-cell>
          <table:table-cell office:value-type="string">
            <text:p>0x004de504</text:p>
          </table:table-cell>
          <table:table-cell office:value-type="string">
            <text:p>542 (0x21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eleteAllDependencyRelations</text:p>
          </table:table-cell>
          <table:table-cell/>
          <table:table-cell office:value-type="string">
            <text:p>IoDeleteAllDependencyRelations</text:p>
          </table:table-cell>
          <table:table-cell office:value-type="string">
            <text:p>0x0000000140355b08</text:p>
          </table:table-cell>
          <table:table-cell office:value-type="string">
            <text:p>0x00355b08</text:p>
          </table:table-cell>
          <table:table-cell office:value-type="string">
            <text:p>543 (0x21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eleteController</text:p>
          </table:table-cell>
          <table:table-cell/>
          <table:table-cell office:value-type="string">
            <text:p>IoDeleteController</text:p>
          </table:table-cell>
          <table:table-cell office:value-type="string">
            <text:p>0x00000001404dd7c0</text:p>
          </table:table-cell>
          <table:table-cell office:value-type="string">
            <text:p>0x004dd7c0</text:p>
          </table:table-cell>
          <table:table-cell office:value-type="string">
            <text:p>544 (0x22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eleteDevice</text:p>
          </table:table-cell>
          <table:table-cell/>
          <table:table-cell office:value-type="string">
            <text:p>IoDeleteDevice</text:p>
          </table:table-cell>
          <table:table-cell office:value-type="string">
            <text:p>0x0000000140011fe0</text:p>
          </table:table-cell>
          <table:table-cell office:value-type="string">
            <text:p>0x00011fe0</text:p>
          </table:table-cell>
          <table:table-cell office:value-type="string">
            <text:p>545 (0x22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eleteDriver</text:p>
          </table:table-cell>
          <table:table-cell/>
          <table:table-cell office:value-type="string">
            <text:p>IoDeleteDriver</text:p>
          </table:table-cell>
          <table:table-cell office:value-type="string">
            <text:p>0x00000001404dd7c0</text:p>
          </table:table-cell>
          <table:table-cell office:value-type="string">
            <text:p>0x004dd7c0</text:p>
          </table:table-cell>
          <table:table-cell office:value-type="string">
            <text:p>546 (0x22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eleteSymbolicLink</text:p>
          </table:table-cell>
          <table:table-cell/>
          <table:table-cell office:value-type="string">
            <text:p>IoDeleteSymbolicLink</text:p>
          </table:table-cell>
          <table:table-cell office:value-type="string">
            <text:p>0x0000000140441490</text:p>
          </table:table-cell>
          <table:table-cell office:value-type="string">
            <text:p>0x00441490</text:p>
          </table:table-cell>
          <table:table-cell office:value-type="string">
            <text:p>547 (0x22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etachDevice</text:p>
          </table:table-cell>
          <table:table-cell/>
          <table:table-cell office:value-type="string">
            <text:p>IoDetachDevice</text:p>
          </table:table-cell>
          <table:table-cell office:value-type="string">
            <text:p>0x0000000140012590</text:p>
          </table:table-cell>
          <table:table-cell office:value-type="string">
            <text:p>0x00012590</text:p>
          </table:table-cell>
          <table:table-cell office:value-type="string">
            <text:p>548 (0x22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eviceHandlerObjectSize</text:p>
          </table:table-cell>
          <table:table-cell/>
          <table:table-cell office:value-type="string">
            <text:p>IoDeviceHandlerObjectSize</text:p>
          </table:table-cell>
          <table:table-cell office:value-type="string">
            <text:p>0x000000014030cdc8</text:p>
          </table:table-cell>
          <table:table-cell office:value-type="string">
            <text:p>0x0030cdc8</text:p>
          </table:table-cell>
          <table:table-cell office:value-type="string">
            <text:p>549 (0x22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eviceHandlerObjectType</text:p>
          </table:table-cell>
          <table:table-cell/>
          <table:table-cell office:value-type="string">
            <text:p>IoDeviceHandlerObjectType</text:p>
          </table:table-cell>
          <table:table-cell office:value-type="string">
            <text:p>0x000000014030e3d8</text:p>
          </table:table-cell>
          <table:table-cell office:value-type="string">
            <text:p>0x0030e3d8</text:p>
          </table:table-cell>
          <table:table-cell office:value-type="string">
            <text:p>550 (0x22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eviceObjectType</text:p>
          </table:table-cell>
          <table:table-cell/>
          <table:table-cell office:value-type="string">
            <text:p>IoDeviceObjectType</text:p>
          </table:table-cell>
          <table:table-cell office:value-type="string">
            <text:p>0x000000014030b698</text:p>
          </table:table-cell>
          <table:table-cell office:value-type="string">
            <text:p>0x0030b698</text:p>
          </table:table-cell>
          <table:table-cell office:value-type="string">
            <text:p>551 (0x22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isconnectInterrupt</text:p>
          </table:table-cell>
          <table:table-cell/>
          <table:table-cell office:value-type="string">
            <text:p>IoDisconnectInterrupt</text:p>
          </table:table-cell>
          <table:table-cell office:value-type="string">
            <text:p>0x0000000140438138</text:p>
          </table:table-cell>
          <table:table-cell office:value-type="string">
            <text:p>0x00438138</text:p>
          </table:table-cell>
          <table:table-cell office:value-type="string">
            <text:p>552 (0x22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isconnectInterruptEx</text:p>
          </table:table-cell>
          <table:table-cell/>
          <table:table-cell office:value-type="string">
            <text:p>IoDisconnectInterruptEx</text:p>
          </table:table-cell>
          <table:table-cell office:value-type="string">
            <text:p>0x00000001404388c8</text:p>
          </table:table-cell>
          <table:table-cell office:value-type="string">
            <text:p>0x004388c8</text:p>
          </table:table-cell>
          <table:table-cell office:value-type="string">
            <text:p>553 (0x22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riverObjectType</text:p>
          </table:table-cell>
          <table:table-cell/>
          <table:table-cell office:value-type="string">
            <text:p>IoDriverObjectType</text:p>
          </table:table-cell>
          <table:table-cell office:value-type="string">
            <text:p>0x000000014030b1c0</text:p>
          </table:table-cell>
          <table:table-cell office:value-type="string">
            <text:p>0x0030b1c0</text:p>
          </table:table-cell>
          <table:table-cell office:value-type="string">
            <text:p>554 (0x22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DuplicateDependency</text:p>
          </table:table-cell>
          <table:table-cell/>
          <table:table-cell office:value-type="string">
            <text:p>IoDuplicateDependency</text:p>
          </table:table-cell>
          <table:table-cell office:value-type="string">
            <text:p>0x00000001404e1afc</text:p>
          </table:table-cell>
          <table:table-cell office:value-type="string">
            <text:p>0x004e1afc</text:p>
          </table:table-cell>
          <table:table-cell office:value-type="string">
            <text:p>555 (0x22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EnqueueIrp</text:p>
          </table:table-cell>
          <table:table-cell/>
          <table:table-cell office:value-type="string">
            <text:p>IoEnqueueIrp</text:p>
          </table:table-cell>
          <table:table-cell office:value-type="string">
            <text:p>0x00000001404dddc0</text:p>
          </table:table-cell>
          <table:table-cell office:value-type="string">
            <text:p>0x004dddc0</text:p>
          </table:table-cell>
          <table:table-cell office:value-type="string">
            <text:p>556 (0x22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EnumerateDeviceObjectList</text:p>
          </table:table-cell>
          <table:table-cell/>
          <table:table-cell office:value-type="string">
            <text:p>IoEnumerateDeviceObjectList</text:p>
          </table:table-cell>
          <table:table-cell office:value-type="string">
            <text:p>0x00000001400e1a20</text:p>
          </table:table-cell>
          <table:table-cell office:value-type="string">
            <text:p>0x000e1a20</text:p>
          </table:table-cell>
          <table:table-cell office:value-type="string">
            <text:p>557 (0x22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EnumerateRegisteredFiltersList</text:p>
          </table:table-cell>
          <table:table-cell/>
          <table:table-cell office:value-type="string">
            <text:p>IoEnumerateRegisteredFiltersList</text:p>
          </table:table-cell>
          <table:table-cell office:value-type="string">
            <text:p>0x0000000140487960</text:p>
          </table:table-cell>
          <table:table-cell office:value-type="string">
            <text:p>0x00487960</text:p>
          </table:table-cell>
          <table:table-cell office:value-type="string">
            <text:p>558 (0x22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astQueryNetworkAttributes</text:p>
          </table:table-cell>
          <table:table-cell/>
          <table:table-cell office:value-type="string">
            <text:p>IoFastQueryNetworkAttributes</text:p>
          </table:table-cell>
          <table:table-cell office:value-type="string">
            <text:p>0x00000001404ddd70</text:p>
          </table:table-cell>
          <table:table-cell office:value-type="string">
            <text:p>0x004ddd70</text:p>
          </table:table-cell>
          <table:table-cell office:value-type="string">
            <text:p>559 (0x22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ileObjectType</text:p>
          </table:table-cell>
          <table:table-cell/>
          <table:table-cell office:value-type="string">
            <text:p>IoFileObjectType</text:p>
          </table:table-cell>
          <table:table-cell office:value-type="string">
            <text:p>0x000000014030b038</text:p>
          </table:table-cell>
          <table:table-cell office:value-type="string">
            <text:p>0x0030b038</text:p>
          </table:table-cell>
          <table:table-cell office:value-type="string">
            <text:p>560 (0x23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orwardAndCatchIrp</text:p>
          </table:table-cell>
          <table:table-cell/>
          <table:table-cell office:value-type="string">
            <text:p>IoForwardAndCatchIrp</text:p>
          </table:table-cell>
          <table:table-cell office:value-type="string">
            <text:p>0x000000014035c7f4</text:p>
          </table:table-cell>
          <table:table-cell office:value-type="string">
            <text:p>0x0035c7f4</text:p>
          </table:table-cell>
          <table:table-cell office:value-type="string">
            <text:p>561 (0x23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orwardIrpSynchronously</text:p>
          </table:table-cell>
          <table:table-cell/>
          <table:table-cell office:value-type="string">
            <text:p>IoForwardIrpSynchronously</text:p>
          </table:table-cell>
          <table:table-cell office:value-type="string">
            <text:p>0x000000014035c7f4</text:p>
          </table:table-cell>
          <table:table-cell office:value-type="string">
            <text:p>0x0035c7f4</text:p>
          </table:table-cell>
          <table:table-cell office:value-type="string">
            <text:p>562 (0x23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reeController</text:p>
          </table:table-cell>
          <table:table-cell/>
          <table:table-cell office:value-type="string">
            <text:p>IoFreeController</text:p>
          </table:table-cell>
          <table:table-cell office:value-type="string">
            <text:p>0x00000001400df780</text:p>
          </table:table-cell>
          <table:table-cell office:value-type="string">
            <text:p>0x000df780</text:p>
          </table:table-cell>
          <table:table-cell office:value-type="string">
            <text:p>563 (0x23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reeErrorLogEntry</text:p>
          </table:table-cell>
          <table:table-cell/>
          <table:table-cell office:value-type="string">
            <text:p>IoFreeErrorLogEntry</text:p>
          </table:table-cell>
          <table:table-cell office:value-type="string">
            <text:p>0x0000000140012b10</text:p>
          </table:table-cell>
          <table:table-cell office:value-type="string">
            <text:p>0x00012b10</text:p>
          </table:table-cell>
          <table:table-cell office:value-type="string">
            <text:p>564 (0x23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reeIrp</text:p>
          </table:table-cell>
          <table:table-cell/>
          <table:table-cell office:value-type="string">
            <text:p>IoFreeIrp</text:p>
          </table:table-cell>
          <table:table-cell office:value-type="string">
            <text:p>0x00000001400a90d0</text:p>
          </table:table-cell>
          <table:table-cell office:value-type="string">
            <text:p>0x000a90d0</text:p>
          </table:table-cell>
          <table:table-cell office:value-type="string">
            <text:p>565 (0x23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reeMdl</text:p>
          </table:table-cell>
          <table:table-cell/>
          <table:table-cell office:value-type="string">
            <text:p>IoFreeMdl</text:p>
          </table:table-cell>
          <table:table-cell office:value-type="string">
            <text:p>0x00000001400af740</text:p>
          </table:table-cell>
          <table:table-cell office:value-type="string">
            <text:p>0x000af740</text:p>
          </table:table-cell>
          <table:table-cell office:value-type="string">
            <text:p>566 (0x23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reeMiniCompletionPacket</text:p>
          </table:table-cell>
          <table:table-cell/>
          <table:table-cell office:value-type="string">
            <text:p>IoFreeMiniCompletionPacket</text:p>
          </table:table-cell>
          <table:table-cell office:value-type="string">
            <text:p>0x00000001403e7598</text:p>
          </table:table-cell>
          <table:table-cell office:value-type="string">
            <text:p>0x003e7598</text:p>
          </table:table-cell>
          <table:table-cell office:value-type="string">
            <text:p>567 (0x23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reeSfioStreamIdentifier</text:p>
          </table:table-cell>
          <table:table-cell/>
          <table:table-cell office:value-type="string">
            <text:p>IoFreeSfioStreamIdentifier</text:p>
          </table:table-cell>
          <table:table-cell office:value-type="string">
            <text:p>0x000000014013c6d0</text:p>
          </table:table-cell>
          <table:table-cell office:value-type="string">
            <text:p>0x0013c6d0</text:p>
          </table:table-cell>
          <table:table-cell office:value-type="string">
            <text:p>568 (0x23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reeWorkItem</text:p>
          </table:table-cell>
          <table:table-cell/>
          <table:table-cell office:value-type="string">
            <text:p>IoFreeWorkItem</text:p>
          </table:table-cell>
          <table:table-cell office:value-type="string">
            <text:p>0x00000001400640a0</text:p>
          </table:table-cell>
          <table:table-cell office:value-type="string">
            <text:p>0x000640a0</text:p>
          </table:table-cell>
          <table:table-cell office:value-type="string">
            <text:p>569 (0x23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GetActivityIdIrp</text:p>
          </table:table-cell>
          <table:table-cell/>
          <table:table-cell office:value-type="string">
            <text:p>IoGetActivityIdIrp</text:p>
          </table:table-cell>
          <table:table-cell office:value-type="string">
            <text:p>0x000000014005cea0</text:p>
          </table:table-cell>
          <table:table-cell office:value-type="string">
            <text:p>0x0005cea0</text:p>
          </table:table-cell>
          <table:table-cell office:value-type="string">
            <text:p>570 (0x23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GetActivityIdThread</text:p>
          </table:table-cell>
          <table:table-cell/>
          <table:table-cell office:value-type="string">
            <text:p>IoGetActivityIdThread</text:p>
          </table:table-cell>
          <table:table-cell office:value-type="string">
            <text:p>0x000000014005ea80</text:p>
          </table:table-cell>
          <table:table-cell office:value-type="string">
            <text:p>0x0005ea80</text:p>
          </table:table-cell>
          <table:table-cell office:value-type="string">
            <text:p>571 (0x23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AffinityInterrupt</text:p>
          </table:table-cell>
          <table:table-cell/>
          <table:table-cell office:value-type="string">
            <text:p>IoGetAffinityInterrupt</text:p>
          </table:table-cell>
          <table:table-cell office:value-type="string">
            <text:p>0x0000000140111bf0</text:p>
          </table:table-cell>
          <table:table-cell office:value-type="string">
            <text:p>0x00111bf0</text:p>
          </table:table-cell>
          <table:table-cell office:value-type="string">
            <text:p>572 (0x23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AttachedDevice</text:p>
          </table:table-cell>
          <table:table-cell/>
          <table:table-cell office:value-type="string">
            <text:p>IoGetAttachedDevice</text:p>
          </table:table-cell>
          <table:table-cell office:value-type="string">
            <text:p>0x00000001400c2050</text:p>
          </table:table-cell>
          <table:table-cell office:value-type="string">
            <text:p>0x000c2050</text:p>
          </table:table-cell>
          <table:table-cell office:value-type="string">
            <text:p>573 (0x23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AttachedDeviceReference</text:p>
          </table:table-cell>
          <table:table-cell/>
          <table:table-cell office:value-type="string">
            <text:p>IoGetAttachedDeviceReference</text:p>
          </table:table-cell>
          <table:table-cell office:value-type="string">
            <text:p>0x00000001400d1e00</text:p>
          </table:table-cell>
          <table:table-cell office:value-type="string">
            <text:p>0x000d1e00</text:p>
          </table:table-cell>
          <table:table-cell office:value-type="string">
            <text:p>574 (0x23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BaseFileSystemDeviceObject</text:p>
          </table:table-cell>
          <table:table-cell/>
          <table:table-cell office:value-type="string">
            <text:p>IoGetBaseFileSystemDeviceObject</text:p>
          </table:table-cell>
          <table:table-cell office:value-type="string">
            <text:p>0x00000001400b0e20</text:p>
          </table:table-cell>
          <table:table-cell office:value-type="string">
            <text:p>0x000b0e20</text:p>
          </table:table-cell>
          <table:table-cell office:value-type="string">
            <text:p>575 (0x23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BootDiskInformation</text:p>
          </table:table-cell>
          <table:table-cell/>
          <table:table-cell office:value-type="string">
            <text:p>IoGetBootDiskInformation</text:p>
          </table:table-cell>
          <table:table-cell office:value-type="string">
            <text:p>0x00000001404dd8f0</text:p>
          </table:table-cell>
          <table:table-cell office:value-type="string">
            <text:p>0x004dd8f0</text:p>
          </table:table-cell>
          <table:table-cell office:value-type="string">
            <text:p>576 (0x24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BootDiskInformationLite</text:p>
          </table:table-cell>
          <table:table-cell/>
          <table:table-cell office:value-type="string">
            <text:p>IoGetBootDiskInformationLite</text:p>
          </table:table-cell>
          <table:table-cell office:value-type="string">
            <text:p>0x0000000140486790</text:p>
          </table:table-cell>
          <table:table-cell office:value-type="string">
            <text:p>0x00486790</text:p>
          </table:table-cell>
          <table:table-cell office:value-type="string">
            <text:p>577 (0x24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ConfigurationInformation</text:p>
          </table:table-cell>
          <table:table-cell/>
          <table:table-cell office:value-type="string">
            <text:p>IoGetConfigurationInformation</text:p>
          </table:table-cell>
          <table:table-cell office:value-type="string">
            <text:p>0x000000014049d600</text:p>
          </table:table-cell>
          <table:table-cell office:value-type="string">
            <text:p>0x0049d600</text:p>
          </table:table-cell>
          <table:table-cell office:value-type="string">
            <text:p>578 (0x24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ContainerInformation</text:p>
          </table:table-cell>
          <table:table-cell/>
          <table:table-cell office:value-type="string">
            <text:p>IoGetContainerInformation</text:p>
          </table:table-cell>
          <table:table-cell office:value-type="string">
            <text:p>0x00000001404debd8</text:p>
          </table:table-cell>
          <table:table-cell office:value-type="string">
            <text:p>0x004debd8</text:p>
          </table:table-cell>
          <table:table-cell office:value-type="string">
            <text:p>579 (0x24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CurrentProcess</text:p>
          </table:table-cell>
          <table:table-cell/>
          <table:table-cell office:value-type="string">
            <text:p>IoGetCurrentProcess</text:p>
          </table:table-cell>
          <table:table-cell office:value-type="string">
            <text:p>0x00000001400b0a60</text:p>
          </table:table-cell>
          <table:table-cell office:value-type="string">
            <text:p>0x000b0a60</text:p>
          </table:table-cell>
          <table:table-cell office:value-type="string">
            <text:p>580 (0x24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eviceAttachmentBaseRef</text:p>
          </table:table-cell>
          <table:table-cell/>
          <table:table-cell office:value-type="string">
            <text:p>IoGetDeviceAttachmentBaseRef</text:p>
          </table:table-cell>
          <table:table-cell office:value-type="string">
            <text:p>0x000000014002de70</text:p>
          </table:table-cell>
          <table:table-cell office:value-type="string">
            <text:p>0x0002de70</text:p>
          </table:table-cell>
          <table:table-cell office:value-type="string">
            <text:p>581 (0x24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eviceInterfaceAlias</text:p>
          </table:table-cell>
          <table:table-cell/>
          <table:table-cell office:value-type="string">
            <text:p>IoGetDeviceInterfaceAlias</text:p>
          </table:table-cell>
          <table:table-cell office:value-type="string">
            <text:p>0x0000000140470828</text:p>
          </table:table-cell>
          <table:table-cell office:value-type="string">
            <text:p>0x00470828</text:p>
          </table:table-cell>
          <table:table-cell office:value-type="string">
            <text:p>582 (0x24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GetDeviceInterfacePropertyData</text:p>
          </table:table-cell>
          <table:table-cell/>
          <table:table-cell office:value-type="string">
            <text:p>IoGetDeviceInterfacePropertyData</text:p>
          </table:table-cell>
          <table:table-cell office:value-type="string">
            <text:p>0x00000001404e0cb4</text:p>
          </table:table-cell>
          <table:table-cell office:value-type="string">
            <text:p>0x004e0cb4</text:p>
          </table:table-cell>
          <table:table-cell office:value-type="string">
            <text:p>583 (0x24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eviceInterfaces</text:p>
          </table:table-cell>
          <table:table-cell/>
          <table:table-cell office:value-type="string">
            <text:p>IoGetDeviceInterfaces</text:p>
          </table:table-cell>
          <table:table-cell office:value-type="string">
            <text:p>0x00000001404678b0</text:p>
          </table:table-cell>
          <table:table-cell office:value-type="string">
            <text:p>0x004678b0</text:p>
          </table:table-cell>
          <table:table-cell office:value-type="string">
            <text:p>584 (0x24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eviceNumaNode</text:p>
          </table:table-cell>
          <table:table-cell/>
          <table:table-cell office:value-type="string">
            <text:p>IoGetDeviceNumaNode</text:p>
          </table:table-cell>
          <table:table-cell office:value-type="string">
            <text:p>0x000000014049c458</text:p>
          </table:table-cell>
          <table:table-cell office:value-type="string">
            <text:p>0x0049c458</text:p>
          </table:table-cell>
          <table:table-cell office:value-type="string">
            <text:p>585 (0x24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eviceObjectPointer</text:p>
          </table:table-cell>
          <table:table-cell/>
          <table:table-cell office:value-type="string">
            <text:p>IoGetDeviceObjectPointer</text:p>
          </table:table-cell>
          <table:table-cell office:value-type="string">
            <text:p>0x00000001403a0050</text:p>
          </table:table-cell>
          <table:table-cell office:value-type="string">
            <text:p>0x003a0050</text:p>
          </table:table-cell>
          <table:table-cell office:value-type="string">
            <text:p>586 (0x24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eviceProperty</text:p>
          </table:table-cell>
          <table:table-cell/>
          <table:table-cell office:value-type="string">
            <text:p>IoGetDeviceProperty</text:p>
          </table:table-cell>
          <table:table-cell office:value-type="string">
            <text:p>0x0000000140347720</text:p>
          </table:table-cell>
          <table:table-cell office:value-type="string">
            <text:p>0x00347720</text:p>
          </table:table-cell>
          <table:table-cell office:value-type="string">
            <text:p>587 (0x24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evicePropertyData</text:p>
          </table:table-cell>
          <table:table-cell/>
          <table:table-cell office:value-type="string">
            <text:p>IoGetDevicePropertyData</text:p>
          </table:table-cell>
          <table:table-cell office:value-type="string">
            <text:p>0x0000000140347680</text:p>
          </table:table-cell>
          <table:table-cell office:value-type="string">
            <text:p>0x00347680</text:p>
          </table:table-cell>
          <table:table-cell office:value-type="string">
            <text:p>588 (0x24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eviceToVerify</text:p>
          </table:table-cell>
          <table:table-cell/>
          <table:table-cell office:value-type="string">
            <text:p>IoGetDeviceToVerify</text:p>
          </table:table-cell>
          <table:table-cell office:value-type="string">
            <text:p>0x000000014013cd80</text:p>
          </table:table-cell>
          <table:table-cell office:value-type="string">
            <text:p>0x0013cd80</text:p>
          </table:table-cell>
          <table:table-cell office:value-type="string">
            <text:p>589 (0x24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iskDeviceObject</text:p>
          </table:table-cell>
          <table:table-cell/>
          <table:table-cell office:value-type="string">
            <text:p>IoGetDiskDeviceObject</text:p>
          </table:table-cell>
          <table:table-cell office:value-type="string">
            <text:p>0x000000014013c8e0</text:p>
          </table:table-cell>
          <table:table-cell office:value-type="string">
            <text:p>0x0013c8e0</text:p>
          </table:table-cell>
          <table:table-cell office:value-type="string">
            <text:p>590 (0x24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maAdapter</text:p>
          </table:table-cell>
          <table:table-cell/>
          <table:table-cell office:value-type="string">
            <text:p>IoGetDmaAdapter</text:p>
          </table:table-cell>
          <table:table-cell office:value-type="string">
            <text:p>0x000000014049d610</text:p>
          </table:table-cell>
          <table:table-cell office:value-type="string">
            <text:p>0x0049d610</text:p>
          </table:table-cell>
          <table:table-cell office:value-type="string">
            <text:p>591 (0x24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DriverObjectExtension</text:p>
          </table:table-cell>
          <table:table-cell/>
          <table:table-cell office:value-type="string">
            <text:p>IoGetDriverObjectExtension</text:p>
          </table:table-cell>
          <table:table-cell office:value-type="string">
            <text:p>0x0000000140007b00</text:p>
          </table:table-cell>
          <table:table-cell office:value-type="string">
            <text:p>0x00007b00</text:p>
          </table:table-cell>
          <table:table-cell office:value-type="string">
            <text:p>592 (0x25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FileObjectGenericMapping</text:p>
          </table:table-cell>
          <table:table-cell/>
          <table:table-cell office:value-type="string">
            <text:p>IoGetFileObjectGenericMapping</text:p>
          </table:table-cell>
          <table:table-cell office:value-type="string">
            <text:p>0x0000000140413e60</text:p>
          </table:table-cell>
          <table:table-cell office:value-type="string">
            <text:p>0x00413e60</text:p>
          </table:table-cell>
          <table:table-cell office:value-type="string">
            <text:p>593 (0x25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InitialStack</text:p>
          </table:table-cell>
          <table:table-cell/>
          <table:table-cell office:value-type="string">
            <text:p>IoGetInitialStack</text:p>
          </table:table-cell>
          <table:table-cell office:value-type="string">
            <text:p>0x00000001404ddd50</text:p>
          </table:table-cell>
          <table:table-cell office:value-type="string">
            <text:p>0x004ddd50</text:p>
          </table:table-cell>
          <table:table-cell office:value-type="string">
            <text:p>594 (0x25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GetInitiatorProcess</text:p>
          </table:table-cell>
          <table:table-cell/>
          <table:table-cell office:value-type="string">
            <text:p>IoGetInitiatorProcess</text:p>
          </table:table-cell>
          <table:table-cell office:value-type="string">
            <text:p>0x000000014013c2f0</text:p>
          </table:table-cell>
          <table:table-cell office:value-type="string">
            <text:p>0x0013c2f0</text:p>
          </table:table-cell>
          <table:table-cell office:value-type="string">
            <text:p>595 (0x25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IoPriorityHint</text:p>
          </table:table-cell>
          <table:table-cell/>
          <table:table-cell office:value-type="string">
            <text:p>IoGetIoPriorityHint</text:p>
          </table:table-cell>
          <table:table-cell office:value-type="string">
            <text:p>0x000000014007f8e0</text:p>
          </table:table-cell>
          <table:table-cell office:value-type="string">
            <text:p>0x0007f8e0</text:p>
          </table:table-cell>
          <table:table-cell office:value-type="string">
            <text:p>596 (0x25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IrpExtraCreateParameter</text:p>
          </table:table-cell>
          <table:table-cell/>
          <table:table-cell office:value-type="string">
            <text:p>IoGetIrpExtraCreateParameter</text:p>
          </table:table-cell>
          <table:table-cell office:value-type="string">
            <text:p>0x00000001403fc4e0</text:p>
          </table:table-cell>
          <table:table-cell office:value-type="string">
            <text:p>0x003fc4e0</text:p>
          </table:table-cell>
          <table:table-cell office:value-type="string">
            <text:p>597 (0x25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LowerDeviceObject</text:p>
          </table:table-cell>
          <table:table-cell/>
          <table:table-cell office:value-type="string">
            <text:p>IoGetLowerDeviceObject</text:p>
          </table:table-cell>
          <table:table-cell office:value-type="string">
            <text:p>0x00000001400117b0</text:p>
          </table:table-cell>
          <table:table-cell office:value-type="string">
            <text:p>0x000117b0</text:p>
          </table:table-cell>
          <table:table-cell office:value-type="string">
            <text:p>598 (0x25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OplockKeyContext</text:p>
          </table:table-cell>
          <table:table-cell/>
          <table:table-cell office:value-type="string">
            <text:p>IoGetOplockKeyContext</text:p>
          </table:table-cell>
          <table:table-cell office:value-type="string">
            <text:p>0x000000014013c680</text:p>
          </table:table-cell>
          <table:table-cell office:value-type="string">
            <text:p>0x0013c680</text:p>
          </table:table-cell>
          <table:table-cell office:value-type="string">
            <text:p>599 (0x25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GetOplockKeyContextEx</text:p>
          </table:table-cell>
          <table:table-cell/>
          <table:table-cell office:value-type="string">
            <text:p>IoGetOplockKeyContextEx</text:p>
          </table:table-cell>
          <table:table-cell office:value-type="string">
            <text:p>0x000000014013ce40</text:p>
          </table:table-cell>
          <table:table-cell office:value-type="string">
            <text:p>0x0013ce40</text:p>
          </table:table-cell>
          <table:table-cell office:value-type="string">
            <text:p>600 (0x25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PagingIoPriority</text:p>
          </table:table-cell>
          <table:table-cell/>
          <table:table-cell office:value-type="string">
            <text:p>IoGetPagingIoPriority</text:p>
          </table:table-cell>
          <table:table-cell office:value-type="string">
            <text:p>0x00000001400c42b0</text:p>
          </table:table-cell>
          <table:table-cell office:value-type="string">
            <text:p>0x000c42b0</text:p>
          </table:table-cell>
          <table:table-cell office:value-type="string">
            <text:p>601 (0x25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RelatedDeviceObject</text:p>
          </table:table-cell>
          <table:table-cell/>
          <table:table-cell office:value-type="string">
            <text:p>IoGetRelatedDeviceObject</text:p>
          </table:table-cell>
          <table:table-cell office:value-type="string">
            <text:p>0x000000014007f920</text:p>
          </table:table-cell>
          <table:table-cell office:value-type="string">
            <text:p>0x0007f920</text:p>
          </table:table-cell>
          <table:table-cell office:value-type="string">
            <text:p>602 (0x25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RequestorProcess</text:p>
          </table:table-cell>
          <table:table-cell/>
          <table:table-cell office:value-type="string">
            <text:p>IoGetRequestorProcess</text:p>
          </table:table-cell>
          <table:table-cell office:value-type="string">
            <text:p>0x00000001400a9630</text:p>
          </table:table-cell>
          <table:table-cell office:value-type="string">
            <text:p>0x000a9630</text:p>
          </table:table-cell>
          <table:table-cell office:value-type="string">
            <text:p>603 (0x25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RequestorProcessId</text:p>
          </table:table-cell>
          <table:table-cell/>
          <table:table-cell office:value-type="string">
            <text:p>IoGetRequestorProcessId</text:p>
          </table:table-cell>
          <table:table-cell office:value-type="string">
            <text:p>0x0000000140020ad0</text:p>
          </table:table-cell>
          <table:table-cell office:value-type="string">
            <text:p>0x00020ad0</text:p>
          </table:table-cell>
          <table:table-cell office:value-type="string">
            <text:p>604 (0x25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RequestorSessionId</text:p>
          </table:table-cell>
          <table:table-cell/>
          <table:table-cell office:value-type="string">
            <text:p>IoGetRequestorSessionId</text:p>
          </table:table-cell>
          <table:table-cell office:value-type="string">
            <text:p>0x00000001400da610</text:p>
          </table:table-cell>
          <table:table-cell office:value-type="string">
            <text:p>0x000da610</text:p>
          </table:table-cell>
          <table:table-cell office:value-type="string">
            <text:p>605 (0x25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SfioStreamIdentifier</text:p>
          </table:table-cell>
          <table:table-cell/>
          <table:table-cell office:value-type="string">
            <text:p>IoGetSfioStreamIdentifier</text:p>
          </table:table-cell>
          <table:table-cell office:value-type="string">
            <text:p>0x00000001401051c0</text:p>
          </table:table-cell>
          <table:table-cell office:value-type="string">
            <text:p>0x001051c0</text:p>
          </table:table-cell>
          <table:table-cell office:value-type="string">
            <text:p>606 (0x25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StackLimits</text:p>
          </table:table-cell>
          <table:table-cell/>
          <table:table-cell office:value-type="string">
            <text:p>IoGetStackLimits</text:p>
          </table:table-cell>
          <table:table-cell office:value-type="string">
            <text:p>0x00000001400c9450</text:p>
          </table:table-cell>
          <table:table-cell office:value-type="string">
            <text:p>0x000c9450</text:p>
          </table:table-cell>
          <table:table-cell office:value-type="string">
            <text:p>607 (0x25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SymlinkSupportInformation</text:p>
          </table:table-cell>
          <table:table-cell/>
          <table:table-cell office:value-type="string">
            <text:p>IoGetSymlinkSupportInformation</text:p>
          </table:table-cell>
          <table:table-cell office:value-type="string">
            <text:p>0x00000001404decac</text:p>
          </table:table-cell>
          <table:table-cell office:value-type="string">
            <text:p>0x004decac</text:p>
          </table:table-cell>
          <table:table-cell office:value-type="string">
            <text:p>608 (0x26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TopLevelIrp</text:p>
          </table:table-cell>
          <table:table-cell/>
          <table:table-cell office:value-type="string">
            <text:p>IoGetTopLevelIrp</text:p>
          </table:table-cell>
          <table:table-cell office:value-type="string">
            <text:p>0x0000000140062010</text:p>
          </table:table-cell>
          <table:table-cell office:value-type="string">
            <text:p>0x00062010</text:p>
          </table:table-cell>
          <table:table-cell office:value-type="string">
            <text:p>609 (0x26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GetTransactionParameterBlock</text:p>
          </table:table-cell>
          <table:table-cell/>
          <table:table-cell office:value-type="string">
            <text:p>IoGetTransactionParameterBlock</text:p>
          </table:table-cell>
          <table:table-cell office:value-type="string">
            <text:p>0x0000000140088ee0</text:p>
          </table:table-cell>
          <table:table-cell office:value-type="string">
            <text:p>0x00088ee0</text:p>
          </table:table-cell>
          <table:table-cell office:value-type="string">
            <text:p>610 (0x26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IncrementKeepAliveCount</text:p>
          </table:table-cell>
          <table:table-cell/>
          <table:table-cell office:value-type="string">
            <text:p>IoIncrementKeepAliveCount</text:p>
          </table:table-cell>
          <table:table-cell office:value-type="string">
            <text:p>0x00000001404de558</text:p>
          </table:table-cell>
          <table:table-cell office:value-type="string">
            <text:p>0x004de558</text:p>
          </table:table-cell>
          <table:table-cell office:value-type="string">
            <text:p>611 (0x26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nitializeIrp</text:p>
          </table:table-cell>
          <table:table-cell/>
          <table:table-cell office:value-type="string">
            <text:p>IoInitializeIrp</text:p>
          </table:table-cell>
          <table:table-cell office:value-type="string">
            <text:p>0x000000014002eb80</text:p>
          </table:table-cell>
          <table:table-cell office:value-type="string">
            <text:p>0x0002eb80</text:p>
          </table:table-cell>
          <table:table-cell office:value-type="string">
            <text:p>612 (0x26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InitializeMiniCompletionPacket</text:p>
          </table:table-cell>
          <table:table-cell/>
          <table:table-cell office:value-type="string">
            <text:p>IoInitializeMiniCompletionPacket</text:p>
          </table:table-cell>
          <table:table-cell office:value-type="string">
            <text:p>0x00000001404a9048</text:p>
          </table:table-cell>
          <table:table-cell office:value-type="string">
            <text:p>0x004a9048</text:p>
          </table:table-cell>
          <table:table-cell office:value-type="string">
            <text:p>613 (0x26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nitializeRemoveLockEx</text:p>
          </table:table-cell>
          <table:table-cell/>
          <table:table-cell office:value-type="string">
            <text:p>IoInitializeRemoveLockEx</text:p>
          </table:table-cell>
          <table:table-cell office:value-type="string">
            <text:p>0x00000001400e9090</text:p>
          </table:table-cell>
          <table:table-cell office:value-type="string">
            <text:p>0x000e9090</text:p>
          </table:table-cell>
          <table:table-cell office:value-type="string">
            <text:p>614 (0x26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nitializeTimer</text:p>
          </table:table-cell>
          <table:table-cell/>
          <table:table-cell office:value-type="string">
            <text:p>IoInitializeTimer</text:p>
          </table:table-cell>
          <table:table-cell office:value-type="string">
            <text:p>0x000000014049e6e0</text:p>
          </table:table-cell>
          <table:table-cell office:value-type="string">
            <text:p>0x0049e6e0</text:p>
          </table:table-cell>
          <table:table-cell office:value-type="string">
            <text:p>615 (0x26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nitializeWorkItem</text:p>
          </table:table-cell>
          <table:table-cell/>
          <table:table-cell office:value-type="string">
            <text:p>IoInitializeWorkItem</text:p>
          </table:table-cell>
          <table:table-cell office:value-type="string">
            <text:p>0x000000014005b31c</text:p>
          </table:table-cell>
          <table:table-cell office:value-type="string">
            <text:p>0x0005b31c</text:p>
          </table:table-cell>
          <table:table-cell office:value-type="string">
            <text:p>616 (0x26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nvalidateDeviceRelations</text:p>
          </table:table-cell>
          <table:table-cell/>
          <table:table-cell office:value-type="string">
            <text:p>IoInvalidateDeviceRelations</text:p>
          </table:table-cell>
          <table:table-cell office:value-type="string">
            <text:p>0x00000001400e98f8</text:p>
          </table:table-cell>
          <table:table-cell office:value-type="string">
            <text:p>0x000e98f8</text:p>
          </table:table-cell>
          <table:table-cell office:value-type="string">
            <text:p>617 (0x26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nvalidateDeviceState</text:p>
          </table:table-cell>
          <table:table-cell/>
          <table:table-cell office:value-type="string">
            <text:p>IoInvalidateDeviceState</text:p>
          </table:table-cell>
          <table:table-cell office:value-type="string">
            <text:p>0x000000014011c150</text:p>
          </table:table-cell>
          <table:table-cell office:value-type="string">
            <text:p>0x0011c150</text:p>
          </table:table-cell>
          <table:table-cell office:value-type="string">
            <text:p>618 (0x26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s32bitProcess</text:p>
          </table:table-cell>
          <table:table-cell/>
          <table:table-cell office:value-type="string">
            <text:p>IoIs32bitProcess</text:p>
          </table:table-cell>
          <table:table-cell office:value-type="string">
            <text:p>0x0000000140059b00</text:p>
          </table:table-cell>
          <table:table-cell office:value-type="string">
            <text:p>0x00059b00</text:p>
          </table:table-cell>
          <table:table-cell office:value-type="string">
            <text:p>619 (0x26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sFileObjectIgnoringSharing</text:p>
          </table:table-cell>
          <table:table-cell/>
          <table:table-cell office:value-type="string">
            <text:p>IoIsFileObjectIgnoringSharing</text:p>
          </table:table-cell>
          <table:table-cell office:value-type="string">
            <text:p>0x00000001404dd650</text:p>
          </table:table-cell>
          <table:table-cell office:value-type="string">
            <text:p>0x004dd650</text:p>
          </table:table-cell>
          <table:table-cell office:value-type="string">
            <text:p>620 (0x26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sFileOriginRemote</text:p>
          </table:table-cell>
          <table:table-cell/>
          <table:table-cell office:value-type="string">
            <text:p>IoIsFileOriginRemote</text:p>
          </table:table-cell>
          <table:table-cell office:value-type="string">
            <text:p>0x000000014013d1b0</text:p>
          </table:table-cell>
          <table:table-cell office:value-type="string">
            <text:p>0x0013d1b0</text:p>
          </table:table-cell>
          <table:table-cell office:value-type="string">
            <text:p>621 (0x26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sOperationSynchronous</text:p>
          </table:table-cell>
          <table:table-cell/>
          <table:table-cell office:value-type="string">
            <text:p>IoIsOperationSynchronous</text:p>
          </table:table-cell>
          <table:table-cell office:value-type="string">
            <text:p>0x00000001400a90e0</text:p>
          </table:table-cell>
          <table:table-cell office:value-type="string">
            <text:p>0x000a90e0</text:p>
          </table:table-cell>
          <table:table-cell office:value-type="string">
            <text:p>622 (0x26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sSystemThread</text:p>
          </table:table-cell>
          <table:table-cell/>
          <table:table-cell office:value-type="string">
            <text:p>IoIsSystemThread</text:p>
          </table:table-cell>
          <table:table-cell office:value-type="string">
            <text:p>0x0000000140108c00</text:p>
          </table:table-cell>
          <table:table-cell office:value-type="string">
            <text:p>0x00108c00</text:p>
          </table:table-cell>
          <table:table-cell office:value-type="string">
            <text:p>623 (0x26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IsValidIrpStatus</text:p>
          </table:table-cell>
          <table:table-cell/>
          <table:table-cell office:value-type="string">
            <text:p>IoIsValidIrpStatus</text:p>
          </table:table-cell>
          <table:table-cell office:value-type="string">
            <text:p>0x00000001405d4d6c</text:p>
          </table:table-cell>
          <table:table-cell office:value-type="string">
            <text:p>0x005d4d6c</text:p>
          </table:table-cell>
          <table:table-cell office:value-type="string">
            <text:p>624 (0x27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sValidNameGraftingBuffer</text:p>
          </table:table-cell>
          <table:table-cell/>
          <table:table-cell office:value-type="string">
            <text:p>IoIsValidNameGraftingBuffer</text:p>
          </table:table-cell>
          <table:table-cell office:value-type="string">
            <text:p>0x00000001404decf8</text:p>
          </table:table-cell>
          <table:table-cell office:value-type="string">
            <text:p>0x004decf8</text:p>
          </table:table-cell>
          <table:table-cell office:value-type="string">
            <text:p>625 (0x27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IsWdmVersionAvailable</text:p>
          </table:table-cell>
          <table:table-cell/>
          <table:table-cell office:value-type="string">
            <text:p>IoIsWdmVersionAvailable</text:p>
          </table:table-cell>
          <table:table-cell office:value-type="string">
            <text:p>0x00000001404ab098</text:p>
          </table:table-cell>
          <table:table-cell office:value-type="string">
            <text:p>0x004ab098</text:p>
          </table:table-cell>
          <table:table-cell office:value-type="string">
            <text:p>626 (0x27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MakeAssociatedIrp</text:p>
          </table:table-cell>
          <table:table-cell/>
          <table:table-cell office:value-type="string">
            <text:p>IoMakeAssociatedIrp</text:p>
          </table:table-cell>
          <table:table-cell office:value-type="string">
            <text:p>0x0000000140065c70</text:p>
          </table:table-cell>
          <table:table-cell office:value-type="string">
            <text:p>0x00065c70</text:p>
          </table:table-cell>
          <table:table-cell office:value-type="string">
            <text:p>627 (0x27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OpenDeviceInterfaceRegistryKey</text:p>
          </table:table-cell>
          <table:table-cell/>
          <table:table-cell office:value-type="string">
            <text:p>IoOpenDeviceInterfaceRegistryKey</text:p>
          </table:table-cell>
          <table:table-cell office:value-type="string">
            <text:p>0x0000000140451030</text:p>
          </table:table-cell>
          <table:table-cell office:value-type="string">
            <text:p>0x00451030</text:p>
          </table:table-cell>
          <table:table-cell office:value-type="string">
            <text:p>628 (0x27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OpenDeviceRegistryKey</text:p>
          </table:table-cell>
          <table:table-cell/>
          <table:table-cell office:value-type="string">
            <text:p>IoOpenDeviceRegistryKey</text:p>
          </table:table-cell>
          <table:table-cell office:value-type="string">
            <text:p>0x000000014032f5d0</text:p>
          </table:table-cell>
          <table:table-cell office:value-type="string">
            <text:p>0x0032f5d0</text:p>
          </table:table-cell>
          <table:table-cell office:value-type="string">
            <text:p>629 (0x27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PageRead</text:p>
          </table:table-cell>
          <table:table-cell/>
          <table:table-cell office:value-type="string">
            <text:p>IoPageRead</text:p>
          </table:table-cell>
          <table:table-cell office:value-type="string">
            <text:p>0x00000001400ac8b0</text:p>
          </table:table-cell>
          <table:table-cell office:value-type="string">
            <text:p>0x000ac8b0</text:p>
          </table:table-cell>
          <table:table-cell office:value-type="string">
            <text:p>630 (0x27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PropagateActivityIdToThread</text:p>
          </table:table-cell>
          <table:table-cell/>
          <table:table-cell office:value-type="string">
            <text:p>IoPropagateActivityIdToThread</text:p>
          </table:table-cell>
          <table:table-cell office:value-type="string">
            <text:p>0x00000001400f3d00</text:p>
          </table:table-cell>
          <table:table-cell office:value-type="string">
            <text:p>0x000f3d00</text:p>
          </table:table-cell>
          <table:table-cell office:value-type="string">
            <text:p>631 (0x27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QueryDeviceDescription</text:p>
          </table:table-cell>
          <table:table-cell/>
          <table:table-cell office:value-type="string">
            <text:p>IoQueryDeviceDescription</text:p>
          </table:table-cell>
          <table:table-cell office:value-type="string">
            <text:p>0x00000001404358b0</text:p>
          </table:table-cell>
          <table:table-cell office:value-type="string">
            <text:p>0x004358b0</text:p>
          </table:table-cell>
          <table:table-cell office:value-type="string">
            <text:p>632 (0x27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QueryFileDosDeviceName</text:p>
          </table:table-cell>
          <table:table-cell/>
          <table:table-cell office:value-type="string">
            <text:p>IoQueryFileDosDeviceName</text:p>
          </table:table-cell>
          <table:table-cell office:value-type="string">
            <text:p>0x00000001403aa9d0</text:p>
          </table:table-cell>
          <table:table-cell office:value-type="string">
            <text:p>0x003aa9d0</text:p>
          </table:table-cell>
          <table:table-cell office:value-type="string">
            <text:p>633 (0x27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QueryFileInformation</text:p>
          </table:table-cell>
          <table:table-cell/>
          <table:table-cell office:value-type="string">
            <text:p>IoQueryFileInformation</text:p>
          </table:table-cell>
          <table:table-cell office:value-type="string">
            <text:p>0x0000000140480770</text:p>
          </table:table-cell>
          <table:table-cell office:value-type="string">
            <text:p>0x00480770</text:p>
          </table:table-cell>
          <table:table-cell office:value-type="string">
            <text:p>634 (0x27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QueryVolumeInformation</text:p>
          </table:table-cell>
          <table:table-cell/>
          <table:table-cell office:value-type="string">
            <text:p>IoQueryVolumeInformation</text:p>
          </table:table-cell>
          <table:table-cell office:value-type="string">
            <text:p>0x00000001404a1250</text:p>
          </table:table-cell>
          <table:table-cell office:value-type="string">
            <text:p>0x004a1250</text:p>
          </table:table-cell>
          <table:table-cell office:value-type="string">
            <text:p>635 (0x27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QueueThreadIrp</text:p>
          </table:table-cell>
          <table:table-cell/>
          <table:table-cell office:value-type="string">
            <text:p>IoQueueThreadIrp</text:p>
          </table:table-cell>
          <table:table-cell office:value-type="string">
            <text:p>0x000000014004cea0</text:p>
          </table:table-cell>
          <table:table-cell office:value-type="string">
            <text:p>0x0004cea0</text:p>
          </table:table-cell>
          <table:table-cell office:value-type="string">
            <text:p>636 (0x27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QueueWorkItem</text:p>
          </table:table-cell>
          <table:table-cell/>
          <table:table-cell office:value-type="string">
            <text:p>IoQueueWorkItem</text:p>
          </table:table-cell>
          <table:table-cell office:value-type="string">
            <text:p>0x0000000140099090</text:p>
          </table:table-cell>
          <table:table-cell office:value-type="string">
            <text:p>0x00099090</text:p>
          </table:table-cell>
          <table:table-cell office:value-type="string">
            <text:p>637 (0x27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QueueWorkItemEx</text:p>
          </table:table-cell>
          <table:table-cell/>
          <table:table-cell office:value-type="string">
            <text:p>IoQueueWorkItemEx</text:p>
          </table:table-cell>
          <table:table-cell office:value-type="string">
            <text:p>0x000000014005a4d4</text:p>
          </table:table-cell>
          <table:table-cell office:value-type="string">
            <text:p>0x0005a4d4</text:p>
          </table:table-cell>
          <table:table-cell office:value-type="string">
            <text:p>638 (0x27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aiseHardError</text:p>
          </table:table-cell>
          <table:table-cell/>
          <table:table-cell office:value-type="string">
            <text:p>IoRaiseHardError</text:p>
          </table:table-cell>
          <table:table-cell office:value-type="string">
            <text:p>0x000000014013cad0</text:p>
          </table:table-cell>
          <table:table-cell office:value-type="string">
            <text:p>0x0013cad0</text:p>
          </table:table-cell>
          <table:table-cell office:value-type="string">
            <text:p>639 (0x27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aiseInformationalHardError</text:p>
          </table:table-cell>
          <table:table-cell/>
          <table:table-cell office:value-type="string">
            <text:p>IoRaiseInformationalHardError</text:p>
          </table:table-cell>
          <table:table-cell office:value-type="string">
            <text:p>0x000000014013ce60</text:p>
          </table:table-cell>
          <table:table-cell office:value-type="string">
            <text:p>0x0013ce60</text:p>
          </table:table-cell>
          <table:table-cell office:value-type="string">
            <text:p>640 (0x28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adDiskSignature</text:p>
          </table:table-cell>
          <table:table-cell/>
          <table:table-cell office:value-type="string">
            <text:p>IoReadDiskSignature</text:p>
          </table:table-cell>
          <table:table-cell office:value-type="string">
            <text:p>0x0000000140483ea8</text:p>
          </table:table-cell>
          <table:table-cell office:value-type="string">
            <text:p>0x00483ea8</text:p>
          </table:table-cell>
          <table:table-cell office:value-type="string">
            <text:p>641 (0x28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adOperationCount</text:p>
          </table:table-cell>
          <table:table-cell/>
          <table:table-cell office:value-type="string">
            <text:p>IoReadOperationCount</text:p>
          </table:table-cell>
          <table:table-cell office:value-type="string">
            <text:p>0x0000000140294ff8</text:p>
          </table:table-cell>
          <table:table-cell office:value-type="string">
            <text:p>0x00294ff8</text:p>
          </table:table-cell>
          <table:table-cell office:value-type="string">
            <text:p>642 (0x28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adPartitionTable</text:p>
          </table:table-cell>
          <table:table-cell/>
          <table:table-cell office:value-type="string">
            <text:p>IoReadPartitionTable</text:p>
          </table:table-cell>
          <table:table-cell office:value-type="string">
            <text:p>0x0000000140350ecc</text:p>
          </table:table-cell>
          <table:table-cell office:value-type="string">
            <text:p>0x00350ecc</text:p>
          </table:table-cell>
          <table:table-cell office:value-type="string">
            <text:p>643 (0x28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adPartitionTableEx</text:p>
          </table:table-cell>
          <table:table-cell/>
          <table:table-cell office:value-type="string">
            <text:p>IoReadPartitionTableEx</text:p>
          </table:table-cell>
          <table:table-cell office:value-type="string">
            <text:p>0x0000000140350d1c</text:p>
          </table:table-cell>
          <table:table-cell office:value-type="string">
            <text:p>0x00350d1c</text:p>
          </table:table-cell>
          <table:table-cell office:value-type="string">
            <text:p>644 (0x28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adTransferCount</text:p>
          </table:table-cell>
          <table:table-cell/>
          <table:table-cell office:value-type="string">
            <text:p>IoReadTransferCount</text:p>
          </table:table-cell>
          <table:table-cell office:value-type="string">
            <text:p>0x0000000140295008</text:p>
          </table:table-cell>
          <table:table-cell office:value-type="string">
            <text:p>0x00295008</text:p>
          </table:table-cell>
          <table:table-cell office:value-type="string">
            <text:p>645 (0x28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BootDriverCallback</text:p>
          </table:table-cell>
          <table:table-cell/>
          <table:table-cell office:value-type="string">
            <text:p>IoRegisterBootDriverCallback</text:p>
          </table:table-cell>
          <table:table-cell office:value-type="string">
            <text:p>0x0000000140485920</text:p>
          </table:table-cell>
          <table:table-cell office:value-type="string">
            <text:p>0x00485920</text:p>
          </table:table-cell>
          <table:table-cell office:value-type="string">
            <text:p>646 (0x28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BootDriverReinitialization</text:p>
          </table:table-cell>
          <table:table-cell/>
          <table:table-cell office:value-type="string">
            <text:p>IoRegisterBootDriverReinitialization</text:p>
          </table:table-cell>
          <table:table-cell office:value-type="string">
            <text:p>0x0000000140486710</text:p>
          </table:table-cell>
          <table:table-cell office:value-type="string">
            <text:p>0x00486710</text:p>
          </table:table-cell>
          <table:table-cell office:value-type="string">
            <text:p>647 (0x28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ContainerNotification</text:p>
          </table:table-cell>
          <table:table-cell/>
          <table:table-cell office:value-type="string">
            <text:p>IoRegisterContainerNotification</text:p>
          </table:table-cell>
          <table:table-cell office:value-type="string">
            <text:p>0x00000001404de908</text:p>
          </table:table-cell>
          <table:table-cell office:value-type="string">
            <text:p>0x004de908</text:p>
          </table:table-cell>
          <table:table-cell office:value-type="string">
            <text:p>648 (0x28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DeviceInterface</text:p>
          </table:table-cell>
          <table:table-cell/>
          <table:table-cell office:value-type="string">
            <text:p>IoRegisterDeviceInterface</text:p>
          </table:table-cell>
          <table:table-cell office:value-type="string">
            <text:p>0x00000001404b4b78</text:p>
          </table:table-cell>
          <table:table-cell office:value-type="string">
            <text:p>0x004b4b78</text:p>
          </table:table-cell>
          <table:table-cell office:value-type="string">
            <text:p>649 (0x28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DriverReinitialization</text:p>
          </table:table-cell>
          <table:table-cell/>
          <table:table-cell office:value-type="string">
            <text:p>IoRegisterDriverReinitialization</text:p>
          </table:table-cell>
          <table:table-cell office:value-type="string">
            <text:p>0x00000001404995c0</text:p>
          </table:table-cell>
          <table:table-cell office:value-type="string">
            <text:p>0x004995c0</text:p>
          </table:table-cell>
          <table:table-cell office:value-type="string">
            <text:p>650 (0x28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FileSystem</text:p>
          </table:table-cell>
          <table:table-cell/>
          <table:table-cell office:value-type="string">
            <text:p>IoRegisterFileSystem</text:p>
          </table:table-cell>
          <table:table-cell office:value-type="string">
            <text:p>0x00000001404861b0</text:p>
          </table:table-cell>
          <table:table-cell office:value-type="string">
            <text:p>0x004861b0</text:p>
          </table:table-cell>
          <table:table-cell office:value-type="string">
            <text:p>651 (0x28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FsRegistrationChange</text:p>
          </table:table-cell>
          <table:table-cell/>
          <table:table-cell office:value-type="string">
            <text:p>IoRegisterFsRegistrationChange</text:p>
          </table:table-cell>
          <table:table-cell office:value-type="string">
            <text:p>0x00000001404ddd40</text:p>
          </table:table-cell>
          <table:table-cell office:value-type="string">
            <text:p>0x004ddd40</text:p>
          </table:table-cell>
          <table:table-cell office:value-type="string">
            <text:p>652 (0x28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FsRegistrationChangeMountAware</text:p>
          </table:table-cell>
          <table:table-cell/>
          <table:table-cell office:value-type="string">
            <text:p>IoRegisterFsRegistrationChangeMountAware</text:p>
          </table:table-cell>
          <table:table-cell office:value-type="string">
            <text:p>0x0000000140489980</text:p>
          </table:table-cell>
          <table:table-cell office:value-type="string">
            <text:p>0x00489980</text:p>
          </table:table-cell>
          <table:table-cell office:value-type="string">
            <text:p>653 (0x28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LastChanceShutdownNotification</text:p>
          </table:table-cell>
          <table:table-cell/>
          <table:table-cell office:value-type="string">
            <text:p>IoRegisterLastChanceShutdownNotification</text:p>
          </table:table-cell>
          <table:table-cell office:value-type="string">
            <text:p>0x0000000140486350</text:p>
          </table:table-cell>
          <table:table-cell office:value-type="string">
            <text:p>0x00486350</text:p>
          </table:table-cell>
          <table:table-cell office:value-type="string">
            <text:p>654 (0x28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PlugPlayNotification</text:p>
          </table:table-cell>
          <table:table-cell/>
          <table:table-cell office:value-type="string">
            <text:p>IoRegisterPlugPlayNotification</text:p>
          </table:table-cell>
          <table:table-cell office:value-type="string">
            <text:p>0x000000014035267c</text:p>
          </table:table-cell>
          <table:table-cell office:value-type="string">
            <text:p>0x0035267c</text:p>
          </table:table-cell>
          <table:table-cell office:value-type="string">
            <text:p>655 (0x28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PriorityCallback</text:p>
          </table:table-cell>
          <table:table-cell/>
          <table:table-cell office:value-type="string">
            <text:p>IoRegisterPriorityCallback</text:p>
          </table:table-cell>
          <table:table-cell office:value-type="string">
            <text:p>0x000000014010b7e0</text:p>
          </table:table-cell>
          <table:table-cell office:value-type="string">
            <text:p>0x0010b7e0</text:p>
          </table:table-cell>
          <table:table-cell office:value-type="string">
            <text:p>656 (0x29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gisterShutdownNotification</text:p>
          </table:table-cell>
          <table:table-cell/>
          <table:table-cell office:value-type="string">
            <text:p>IoRegisterShutdownNotification</text:p>
          </table:table-cell>
          <table:table-cell office:value-type="string">
            <text:p>0x000000014049d4b0</text:p>
          </table:table-cell>
          <table:table-cell office:value-type="string">
            <text:p>0x0049d4b0</text:p>
          </table:table-cell>
          <table:table-cell office:value-type="string">
            <text:p>657 (0x29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leaseCancelSpinLock</text:p>
          </table:table-cell>
          <table:table-cell/>
          <table:table-cell office:value-type="string">
            <text:p>IoReleaseCancelSpinLock</text:p>
          </table:table-cell>
          <table:table-cell office:value-type="string">
            <text:p>0x00000001400a4ef0</text:p>
          </table:table-cell>
          <table:table-cell office:value-type="string">
            <text:p>0x000a4ef0</text:p>
          </table:table-cell>
          <table:table-cell office:value-type="string">
            <text:p>658 (0x29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leaseRemoveLockAndWaitEx</text:p>
          </table:table-cell>
          <table:table-cell/>
          <table:table-cell office:value-type="string">
            <text:p>IoReleaseRemoveLockAndWaitEx</text:p>
          </table:table-cell>
          <table:table-cell office:value-type="string">
            <text:p>0x00000001400ec390</text:p>
          </table:table-cell>
          <table:table-cell office:value-type="string">
            <text:p>0x000ec390</text:p>
          </table:table-cell>
          <table:table-cell office:value-type="string">
            <text:p>659 (0x29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leaseRemoveLockEx</text:p>
          </table:table-cell>
          <table:table-cell/>
          <table:table-cell office:value-type="string">
            <text:p>IoReleaseRemoveLockEx</text:p>
          </table:table-cell>
          <table:table-cell office:value-type="string">
            <text:p>0x000000014005cde0</text:p>
          </table:table-cell>
          <table:table-cell office:value-type="string">
            <text:p>0x0005cde0</text:p>
          </table:table-cell>
          <table:table-cell office:value-type="string">
            <text:p>660 (0x29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leaseVpbSpinLock</text:p>
          </table:table-cell>
          <table:table-cell/>
          <table:table-cell office:value-type="string">
            <text:p>IoReleaseVpbSpinLock</text:p>
          </table:table-cell>
          <table:table-cell office:value-type="string">
            <text:p>0x0000000140011560</text:p>
          </table:table-cell>
          <table:table-cell office:value-type="string">
            <text:p>0x00011560</text:p>
          </table:table-cell>
          <table:table-cell office:value-type="string">
            <text:p>661 (0x29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moveShareAccess</text:p>
          </table:table-cell>
          <table:table-cell/>
          <table:table-cell office:value-type="string">
            <text:p>IoRemoveShareAccess</text:p>
          </table:table-cell>
          <table:table-cell office:value-type="string">
            <text:p>0x00000001404147f0</text:p>
          </table:table-cell>
          <table:table-cell office:value-type="string">
            <text:p>0x004147f0</text:p>
          </table:table-cell>
          <table:table-cell office:value-type="string">
            <text:p>662 (0x29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placeFileObjectName</text:p>
          </table:table-cell>
          <table:table-cell/>
          <table:table-cell office:value-type="string">
            <text:p>IoReplaceFileObjectName</text:p>
          </table:table-cell>
          <table:table-cell office:value-type="string">
            <text:p>0x00000001404dd550</text:p>
          </table:table-cell>
          <table:table-cell office:value-type="string">
            <text:p>0x004dd550</text:p>
          </table:table-cell>
          <table:table-cell office:value-type="string">
            <text:p>663 (0x29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placePartitionUnit</text:p>
          </table:table-cell>
          <table:table-cell/>
          <table:table-cell office:value-type="string">
            <text:p>IoReplacePartitionUnit</text:p>
          </table:table-cell>
          <table:table-cell office:value-type="string">
            <text:p>0x00000001404e0bdc</text:p>
          </table:table-cell>
          <table:table-cell office:value-type="string">
            <text:p>0x004e0bdc</text:p>
          </table:table-cell>
          <table:table-cell office:value-type="string">
            <text:p>664 (0x29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portDetectedDevice</text:p>
          </table:table-cell>
          <table:table-cell/>
          <table:table-cell office:value-type="string">
            <text:p>IoReportDetectedDevice</text:p>
          </table:table-cell>
          <table:table-cell office:value-type="string">
            <text:p>0x000000014048b9d4</text:p>
          </table:table-cell>
          <table:table-cell office:value-type="string">
            <text:p>0x0048b9d4</text:p>
          </table:table-cell>
          <table:table-cell office:value-type="string">
            <text:p>665 (0x29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portHalResourceUsage</text:p>
          </table:table-cell>
          <table:table-cell/>
          <table:table-cell office:value-type="string">
            <text:p>IoReportHalResourceUsage</text:p>
          </table:table-cell>
          <table:table-cell office:value-type="string">
            <text:p>0x0000000140651e3c</text:p>
          </table:table-cell>
          <table:table-cell office:value-type="string">
            <text:p>0x00651e3c</text:p>
          </table:table-cell>
          <table:table-cell office:value-type="string">
            <text:p>666 (0x29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portInterruptActive</text:p>
          </table:table-cell>
          <table:table-cell/>
          <table:table-cell office:value-type="string">
            <text:p>IoReportInterruptActive</text:p>
          </table:table-cell>
          <table:table-cell office:value-type="string">
            <text:p>0x000000014013fe34</text:p>
          </table:table-cell>
          <table:table-cell office:value-type="string">
            <text:p>0x0013fe34</text:p>
          </table:table-cell>
          <table:table-cell office:value-type="string">
            <text:p>667 (0x29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portInterruptInactive</text:p>
          </table:table-cell>
          <table:table-cell/>
          <table:table-cell office:value-type="string">
            <text:p>IoReportInterruptInactive</text:p>
          </table:table-cell>
          <table:table-cell office:value-type="string">
            <text:p>0x000000014013fd80</text:p>
          </table:table-cell>
          <table:table-cell office:value-type="string">
            <text:p>0x0013fd80</text:p>
          </table:table-cell>
          <table:table-cell office:value-type="string">
            <text:p>668 (0x29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portResourceForDetection</text:p>
          </table:table-cell>
          <table:table-cell/>
          <table:table-cell office:value-type="string">
            <text:p>IoReportResourceForDetection</text:p>
          </table:table-cell>
          <table:table-cell office:value-type="string">
            <text:p>0x00000001404e2740</text:p>
          </table:table-cell>
          <table:table-cell office:value-type="string">
            <text:p>0x004e2740</text:p>
          </table:table-cell>
          <table:table-cell office:value-type="string">
            <text:p>669 (0x29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portResourceUsage</text:p>
          </table:table-cell>
          <table:table-cell/>
          <table:table-cell office:value-type="string">
            <text:p>IoReportResourceUsage</text:p>
          </table:table-cell>
          <table:table-cell office:value-type="string">
            <text:p>0x00000001404e2568</text:p>
          </table:table-cell>
          <table:table-cell office:value-type="string">
            <text:p>0x004e2568</text:p>
          </table:table-cell>
          <table:table-cell office:value-type="string">
            <text:p>670 (0x29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ReportRootDevice</text:p>
          </table:table-cell>
          <table:table-cell/>
          <table:table-cell office:value-type="string">
            <text:p>IoReportRootDevice</text:p>
          </table:table-cell>
          <table:table-cell office:value-type="string">
            <text:p>0x0000000140493fb8</text:p>
          </table:table-cell>
          <table:table-cell office:value-type="string">
            <text:p>0x00493fb8</text:p>
          </table:table-cell>
          <table:table-cell office:value-type="string">
            <text:p>671 (0x29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ReportTargetDeviceChange</text:p>
          </table:table-cell>
          <table:table-cell/>
          <table:table-cell office:value-type="string">
            <text:p>IoReportTargetDeviceChange</text:p>
          </table:table-cell>
          <table:table-cell office:value-type="string">
            <text:p>0x000000014035ad50</text:p>
          </table:table-cell>
          <table:table-cell office:value-type="string">
            <text:p>0x0035ad50</text:p>
          </table:table-cell>
          <table:table-cell office:value-type="string">
            <text:p>672 (0x2a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ReportTargetDeviceChangeAsynchronous</text:p>
          </table:table-cell>
          <table:table-cell/>
          <table:table-cell office:value-type="string">
            <text:p>IoReportTargetDeviceChangeAsynchronous</text:p>
          </table:table-cell>
          <table:table-cell office:value-type="string">
            <text:p>0x00000001400119bc</text:p>
          </table:table-cell>
          <table:table-cell office:value-type="string">
            <text:p>0x000119bc</text:p>
          </table:table-cell>
          <table:table-cell office:value-type="string">
            <text:p>673 (0x2a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RequestDeviceEject</text:p>
          </table:table-cell>
          <table:table-cell/>
          <table:table-cell office:value-type="string">
            <text:p>IoRequestDeviceEject</text:p>
          </table:table-cell>
          <table:table-cell office:value-type="string">
            <text:p>0x000000014013ffd8</text:p>
          </table:table-cell>
          <table:table-cell office:value-type="string">
            <text:p>0x0013ffd8</text:p>
          </table:table-cell>
          <table:table-cell office:value-type="string">
            <text:p>674 (0x2a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RequestDeviceEjectEx</text:p>
          </table:table-cell>
          <table:table-cell/>
          <table:table-cell office:value-type="string">
            <text:p>IoRequestDeviceEjectEx</text:p>
          </table:table-cell>
          <table:table-cell office:value-type="string">
            <text:p>0x000000014013ffe8</text:p>
          </table:table-cell>
          <table:table-cell office:value-type="string">
            <text:p>0x0013ffe8</text:p>
          </table:table-cell>
          <table:table-cell office:value-type="string">
            <text:p>675 (0x2a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serveDependency</text:p>
          </table:table-cell>
          <table:table-cell/>
          <table:table-cell office:value-type="string">
            <text:p>IoReserveDependency</text:p>
          </table:table-cell>
          <table:table-cell office:value-type="string">
            <text:p>0x00000001404e194c</text:p>
          </table:table-cell>
          <table:table-cell office:value-type="string">
            <text:p>0x004e194c</text:p>
          </table:table-cell>
          <table:table-cell office:value-type="string">
            <text:p>676 (0x2a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ResolveDependency</text:p>
          </table:table-cell>
          <table:table-cell/>
          <table:table-cell office:value-type="string">
            <text:p>IoResolveDependency</text:p>
          </table:table-cell>
          <table:table-cell office:value-type="string">
            <text:p>0x00000001404e1864</text:p>
          </table:table-cell>
          <table:table-cell office:value-type="string">
            <text:p>0x004e1864</text:p>
          </table:table-cell>
          <table:table-cell office:value-type="string">
            <text:p>677 (0x2a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RetrievePriorityInfo</text:p>
          </table:table-cell>
          <table:table-cell/>
          <table:table-cell office:value-type="string">
            <text:p>IoRetrievePriorityInfo</text:p>
          </table:table-cell>
          <table:table-cell office:value-type="string">
            <text:p>0x0000000140095a30</text:p>
          </table:table-cell>
          <table:table-cell office:value-type="string">
            <text:p>0x00095a30</text:p>
          </table:table-cell>
          <table:table-cell office:value-type="string">
            <text:p>678 (0x2a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ReuseIrp</text:p>
          </table:table-cell>
          <table:table-cell/>
          <table:table-cell office:value-type="string">
            <text:p>IoReuseIrp</text:p>
          </table:table-cell>
          <table:table-cell office:value-type="string">
            <text:p>0x00000001400d0c20</text:p>
          </table:table-cell>
          <table:table-cell office:value-type="string">
            <text:p>0x000d0c20</text:p>
          </table:table-cell>
          <table:table-cell office:value-type="string">
            <text:p>679 (0x2a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SetActivityIdIrp</text:p>
          </table:table-cell>
          <table:table-cell/>
          <table:table-cell office:value-type="string">
            <text:p>IoSetActivityIdIrp</text:p>
          </table:table-cell>
          <table:table-cell office:value-type="string">
            <text:p>0x000000014005ce50</text:p>
          </table:table-cell>
          <table:table-cell office:value-type="string">
            <text:p>0x0005ce50</text:p>
          </table:table-cell>
          <table:table-cell office:value-type="string">
            <text:p>680 (0x2a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SetActivityIdThread</text:p>
          </table:table-cell>
          <table:table-cell/>
          <table:table-cell office:value-type="string">
            <text:p>IoSetActivityIdThread</text:p>
          </table:table-cell>
          <table:table-cell office:value-type="string">
            <text:p>0x00000001400d1dc0</text:p>
          </table:table-cell>
          <table:table-cell office:value-type="string">
            <text:p>0x000d1dc0</text:p>
          </table:table-cell>
          <table:table-cell office:value-type="string">
            <text:p>681 (0x2a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CompletionRoutineEx</text:p>
          </table:table-cell>
          <table:table-cell/>
          <table:table-cell office:value-type="string">
            <text:p>IoSetCompletionRoutineEx</text:p>
          </table:table-cell>
          <table:table-cell office:value-type="string">
            <text:p>0x000000014000b090</text:p>
          </table:table-cell>
          <table:table-cell office:value-type="string">
            <text:p>0x0000b090</text:p>
          </table:table-cell>
          <table:table-cell office:value-type="string">
            <text:p>682 (0x2a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Dependency</text:p>
          </table:table-cell>
          <table:table-cell/>
          <table:table-cell office:value-type="string">
            <text:p>IoSetDependency</text:p>
          </table:table-cell>
          <table:table-cell office:value-type="string">
            <text:p>0x00000001404e1a9c</text:p>
          </table:table-cell>
          <table:table-cell office:value-type="string">
            <text:p>0x004e1a9c</text:p>
          </table:table-cell>
          <table:table-cell office:value-type="string">
            <text:p>683 (0x2a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SetDeviceInterfacePropertyData</text:p>
          </table:table-cell>
          <table:table-cell/>
          <table:table-cell office:value-type="string">
            <text:p>IoSetDeviceInterfacePropertyData</text:p>
          </table:table-cell>
          <table:table-cell office:value-type="string">
            <text:p>0x000000014049d890</text:p>
          </table:table-cell>
          <table:table-cell office:value-type="string">
            <text:p>0x0049d890</text:p>
          </table:table-cell>
          <table:table-cell office:value-type="string">
            <text:p>684 (0x2a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DeviceInterfaceState</text:p>
          </table:table-cell>
          <table:table-cell/>
          <table:table-cell office:value-type="string">
            <text:p>IoSetDeviceInterfaceState</text:p>
          </table:table-cell>
          <table:table-cell office:value-type="string">
            <text:p>0x000000014043b320</text:p>
          </table:table-cell>
          <table:table-cell office:value-type="string">
            <text:p>0x0043b320</text:p>
          </table:table-cell>
          <table:table-cell office:value-type="string">
            <text:p>685 (0x2a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DevicePropertyData</text:p>
          </table:table-cell>
          <table:table-cell/>
          <table:table-cell office:value-type="string">
            <text:p>IoSetDevicePropertyData</text:p>
          </table:table-cell>
          <table:table-cell office:value-type="string">
            <text:p>0x00000001404ab374</text:p>
          </table:table-cell>
          <table:table-cell office:value-type="string">
            <text:p>0x004ab374</text:p>
          </table:table-cell>
          <table:table-cell office:value-type="string">
            <text:p>686 (0x2a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DeviceToVerify</text:p>
          </table:table-cell>
          <table:table-cell/>
          <table:table-cell office:value-type="string">
            <text:p>IoSetDeviceToVerify</text:p>
          </table:table-cell>
          <table:table-cell office:value-type="string">
            <text:p>0x000000014013ca90</text:p>
          </table:table-cell>
          <table:table-cell office:value-type="string">
            <text:p>0x0013ca90</text:p>
          </table:table-cell>
          <table:table-cell office:value-type="string">
            <text:p>687 (0x2a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FileObjectIgnoreSharing</text:p>
          </table:table-cell>
          <table:table-cell/>
          <table:table-cell office:value-type="string">
            <text:p>IoSetFileObjectIgnoreSharing</text:p>
          </table:table-cell>
          <table:table-cell office:value-type="string">
            <text:p>0x00000001404dd620</text:p>
          </table:table-cell>
          <table:table-cell office:value-type="string">
            <text:p>0x004dd620</text:p>
          </table:table-cell>
          <table:table-cell office:value-type="string">
            <text:p>688 (0x2b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FileOrigin</text:p>
          </table:table-cell>
          <table:table-cell/>
          <table:table-cell office:value-type="string">
            <text:p>IoSetFileOrigin</text:p>
          </table:table-cell>
          <table:table-cell office:value-type="string">
            <text:p>0x000000014004d330</text:p>
          </table:table-cell>
          <table:table-cell office:value-type="string">
            <text:p>0x0004d330</text:p>
          </table:table-cell>
          <table:table-cell office:value-type="string">
            <text:p>689 (0x2b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HardErrorOrVerifyDevice</text:p>
          </table:table-cell>
          <table:table-cell/>
          <table:table-cell office:value-type="string">
            <text:p>IoSetHardErrorOrVerifyDevice</text:p>
          </table:table-cell>
          <table:table-cell office:value-type="string">
            <text:p>0x00000001400ea260</text:p>
          </table:table-cell>
          <table:table-cell office:value-type="string">
            <text:p>0x000ea260</text:p>
          </table:table-cell>
          <table:table-cell office:value-type="string">
            <text:p>690 (0x2b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Information</text:p>
          </table:table-cell>
          <table:table-cell/>
          <table:table-cell office:value-type="string">
            <text:p>IoSetInformation</text:p>
          </table:table-cell>
          <table:table-cell office:value-type="string">
            <text:p>0x0000000140381aa0</text:p>
          </table:table-cell>
          <table:table-cell office:value-type="string">
            <text:p>0x00381aa0</text:p>
          </table:table-cell>
          <table:table-cell office:value-type="string">
            <text:p>691 (0x2b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IoCompletion</text:p>
          </table:table-cell>
          <table:table-cell/>
          <table:table-cell office:value-type="string">
            <text:p>IoSetIoCompletion</text:p>
          </table:table-cell>
          <table:table-cell office:value-type="string">
            <text:p>0x000000014044bf98</text:p>
          </table:table-cell>
          <table:table-cell office:value-type="string">
            <text:p>0x0044bf98</text:p>
          </table:table-cell>
          <table:table-cell office:value-type="string">
            <text:p>692 (0x2b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IoCompletionEx</text:p>
          </table:table-cell>
          <table:table-cell/>
          <table:table-cell office:value-type="string">
            <text:p>IoSetIoCompletionEx</text:p>
          </table:table-cell>
          <table:table-cell office:value-type="string">
            <text:p>0x00000001403ea3b0</text:p>
          </table:table-cell>
          <table:table-cell office:value-type="string">
            <text:p>0x003ea3b0</text:p>
          </table:table-cell>
          <table:table-cell office:value-type="string">
            <text:p>693 (0x2b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IoPriorityHint</text:p>
          </table:table-cell>
          <table:table-cell/>
          <table:table-cell office:value-type="string">
            <text:p>IoSetIoPriorityHint</text:p>
          </table:table-cell>
          <table:table-cell office:value-type="string">
            <text:p>0x00000001400957c0</text:p>
          </table:table-cell>
          <table:table-cell office:value-type="string">
            <text:p>0x000957c0</text:p>
          </table:table-cell>
          <table:table-cell office:value-type="string">
            <text:p>694 (0x2b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IoPriorityHintIntoFileObject</text:p>
          </table:table-cell>
          <table:table-cell/>
          <table:table-cell office:value-type="string">
            <text:p>IoSetIoPriorityHintIntoFileObject</text:p>
          </table:table-cell>
          <table:table-cell office:value-type="string">
            <text:p>0x000000014013c8a0</text:p>
          </table:table-cell>
          <table:table-cell office:value-type="string">
            <text:p>0x0013c8a0</text:p>
          </table:table-cell>
          <table:table-cell office:value-type="string">
            <text:p>695 (0x2b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IoPriorityHintIntoThread</text:p>
          </table:table-cell>
          <table:table-cell/>
          <table:table-cell office:value-type="string">
            <text:p>IoSetIoPriorityHintIntoThread</text:p>
          </table:table-cell>
          <table:table-cell office:value-type="string">
            <text:p>0x000000014013c820</text:p>
          </table:table-cell>
          <table:table-cell office:value-type="string">
            <text:p>0x0013c820</text:p>
          </table:table-cell>
          <table:table-cell office:value-type="string">
            <text:p>696 (0x2b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IrpExtraCreateParameter</text:p>
          </table:table-cell>
          <table:table-cell/>
          <table:table-cell office:value-type="string">
            <text:p>IoSetIrpExtraCreateParameter</text:p>
          </table:table-cell>
          <table:table-cell office:value-type="string">
            <text:p>0x0000000140395b50</text:p>
          </table:table-cell>
          <table:table-cell office:value-type="string">
            <text:p>0x00395b50</text:p>
          </table:table-cell>
          <table:table-cell office:value-type="string">
            <text:p>697 (0x2b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OplockKeyContext</text:p>
          </table:table-cell>
          <table:table-cell table:number-columns-repeated="8"/>
        </table:table-row>
        <table:table-row table:style-name="ro1">
          <table:table-cell office:value-type="string">
            <text:p>#IoSetPartitionInformation</text:p>
          </table:table-cell>
          <table:table-cell/>
          <table:table-cell office:value-type="string">
            <text:p>IoSetPartitionInformation</text:p>
          </table:table-cell>
          <table:table-cell office:value-type="string">
            <text:p>0x0000000140351618</text:p>
          </table:table-cell>
          <table:table-cell office:value-type="string">
            <text:p>0x00351618</text:p>
          </table:table-cell>
          <table:table-cell office:value-type="string">
            <text:p>698 (0x2b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PartitionInformationEx</text:p>
          </table:table-cell>
          <table:table-cell/>
          <table:table-cell office:value-type="string">
            <text:p>IoSetPartitionInformationEx</text:p>
          </table:table-cell>
          <table:table-cell office:value-type="string">
            <text:p>0x0000000140351580</text:p>
          </table:table-cell>
          <table:table-cell office:value-type="string">
            <text:p>0x00351580</text:p>
          </table:table-cell>
          <table:table-cell office:value-type="string">
            <text:p>699 (0x2b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ShareAccess</text:p>
          </table:table-cell>
          <table:table-cell/>
          <table:table-cell office:value-type="string">
            <text:p>IoSetShareAccess</text:p>
          </table:table-cell>
          <table:table-cell office:value-type="string">
            <text:p>0x00000001403b1320</text:p>
          </table:table-cell>
          <table:table-cell office:value-type="string">
            <text:p>0x003b1320</text:p>
          </table:table-cell>
          <table:table-cell office:value-type="string">
            <text:p>700 (0x2b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ShareAccessEx</text:p>
          </table:table-cell>
          <table:table-cell/>
          <table:table-cell office:value-type="string">
            <text:p>IoSetShareAccessEx</text:p>
          </table:table-cell>
          <table:table-cell office:value-type="string">
            <text:p>0x0000000140097a30</text:p>
          </table:table-cell>
          <table:table-cell office:value-type="string">
            <text:p>0x00097a30</text:p>
          </table:table-cell>
          <table:table-cell office:value-type="string">
            <text:p>701 (0x2b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StartIoAttributes</text:p>
          </table:table-cell>
          <table:table-cell/>
          <table:table-cell office:value-type="string">
            <text:p>IoSetStartIoAttributes</text:p>
          </table:table-cell>
          <table:table-cell office:value-type="string">
            <text:p>0x0000000140111030</text:p>
          </table:table-cell>
          <table:table-cell office:value-type="string">
            <text:p>0x00111030</text:p>
          </table:table-cell>
          <table:table-cell office:value-type="string">
            <text:p>702 (0x2b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SystemPartition</text:p>
          </table:table-cell>
          <table:table-cell/>
          <table:table-cell office:value-type="string">
            <text:p>IoSetSystemPartition</text:p>
          </table:table-cell>
          <table:table-cell office:value-type="string">
            <text:p>0x00000001404dd670</text:p>
          </table:table-cell>
          <table:table-cell office:value-type="string">
            <text:p>0x004dd670</text:p>
          </table:table-cell>
          <table:table-cell office:value-type="string">
            <text:p>703 (0x2b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ThreadHardErrorMode</text:p>
          </table:table-cell>
          <table:table-cell/>
          <table:table-cell office:value-type="string">
            <text:p>IoSetThreadHardErrorMode</text:p>
          </table:table-cell>
          <table:table-cell office:value-type="string">
            <text:p>0x00000001400567b0</text:p>
          </table:table-cell>
          <table:table-cell office:value-type="string">
            <text:p>0x000567b0</text:p>
          </table:table-cell>
          <table:table-cell office:value-type="string">
            <text:p>704 (0x2c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etTopLevelIrp</text:p>
          </table:table-cell>
          <table:table-cell/>
          <table:table-cell office:value-type="string">
            <text:p>IoSetTopLevelIrp</text:p>
          </table:table-cell>
          <table:table-cell office:value-type="string">
            <text:p>0x00000001400b0a40</text:p>
          </table:table-cell>
          <table:table-cell office:value-type="string">
            <text:p>0x000b0a40</text:p>
          </table:table-cell>
          <table:table-cell office:value-type="string">
            <text:p>705 (0x2c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izeofWorkItem</text:p>
          </table:table-cell>
          <table:table-cell/>
          <table:table-cell office:value-type="string">
            <text:p>IoSizeofWorkItem</text:p>
          </table:table-cell>
          <table:table-cell office:value-type="string">
            <text:p>0x000000014005b310</text:p>
          </table:table-cell>
          <table:table-cell office:value-type="string">
            <text:p>0x0005b310</text:p>
          </table:table-cell>
          <table:table-cell office:value-type="string">
            <text:p>706 (0x2c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tartNextPacket</text:p>
          </table:table-cell>
          <table:table-cell/>
          <table:table-cell office:value-type="string">
            <text:p>IoStartNextPacket</text:p>
          </table:table-cell>
          <table:table-cell office:value-type="string">
            <text:p>0x00000001400df940</text:p>
          </table:table-cell>
          <table:table-cell office:value-type="string">
            <text:p>0x000df940</text:p>
          </table:table-cell>
          <table:table-cell office:value-type="string">
            <text:p>707 (0x2c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tartNextPacketByKey</text:p>
          </table:table-cell>
          <table:table-cell/>
          <table:table-cell office:value-type="string">
            <text:p>IoStartNextPacketByKey</text:p>
          </table:table-cell>
          <table:table-cell office:value-type="string">
            <text:p>0x000000014013c990</text:p>
          </table:table-cell>
          <table:table-cell office:value-type="string">
            <text:p>0x0013c990</text:p>
          </table:table-cell>
          <table:table-cell office:value-type="string">
            <text:p>708 (0x2c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tartPacket</text:p>
          </table:table-cell>
          <table:table-cell/>
          <table:table-cell office:value-type="string">
            <text:p>IoStartPacket</text:p>
          </table:table-cell>
          <table:table-cell office:value-type="string">
            <text:p>0x00000001400df820</text:p>
          </table:table-cell>
          <table:table-cell office:value-type="string">
            <text:p>0x000df820</text:p>
          </table:table-cell>
          <table:table-cell office:value-type="string">
            <text:p>709 (0x2c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tartTimer</text:p>
          </table:table-cell>
          <table:table-cell/>
          <table:table-cell office:value-type="string">
            <text:p>IoStartTimer</text:p>
          </table:table-cell>
          <table:table-cell office:value-type="string">
            <text:p>0x0000000140112420</text:p>
          </table:table-cell>
          <table:table-cell office:value-type="string">
            <text:p>0x00112420</text:p>
          </table:table-cell>
          <table:table-cell office:value-type="string">
            <text:p>710 (0x2c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tatisticsLock</text:p>
          </table:table-cell>
          <table:table-cell/>
          <table:table-cell office:value-type="string">
            <text:p>IoStatisticsLock</text:p>
          </table:table-cell>
          <table:table-cell office:value-type="string">
            <text:p>0x0000000140301000</text:p>
          </table:table-cell>
          <table:table-cell office:value-type="string">
            <text:p>0x00301000</text:p>
          </table:table-cell>
          <table:table-cell office:value-type="string">
            <text:p>711 (0x2c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topTimer</text:p>
          </table:table-cell>
          <table:table-cell/>
          <table:table-cell office:value-type="string">
            <text:p>IoStopTimer</text:p>
          </table:table-cell>
          <table:table-cell office:value-type="string">
            <text:p>0x000000014013c980</text:p>
          </table:table-cell>
          <table:table-cell office:value-type="string">
            <text:p>0x0013c980</text:p>
          </table:table-cell>
          <table:table-cell office:value-type="string">
            <text:p>712 (0x2c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SynchronousCallDriver</text:p>
          </table:table-cell>
          <table:table-cell/>
          <table:table-cell office:value-type="string">
            <text:p>IoSynchronousCallDriver</text:p>
          </table:table-cell>
          <table:table-cell office:value-type="string">
            <text:p>0x000000014035bd44</text:p>
          </table:table-cell>
          <table:table-cell office:value-type="string">
            <text:p>0x0035bd44</text:p>
          </table:table-cell>
          <table:table-cell office:value-type="string">
            <text:p>713 (0x2c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ynchronousInvalidateDeviceRelations</text:p>
          </table:table-cell>
          <table:table-cell/>
          <table:table-cell office:value-type="string">
            <text:p>IoSynchronousInvalidateDeviceRelations</text:p>
          </table:table-cell>
          <table:table-cell office:value-type="string">
            <text:p>0x00000001404a3030</text:p>
          </table:table-cell>
          <table:table-cell office:value-type="string">
            <text:p>0x004a3030</text:p>
          </table:table-cell>
          <table:table-cell office:value-type="string">
            <text:p>714 (0x2c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SynchronousPageWrite</text:p>
          </table:table-cell>
          <table:table-cell/>
          <table:table-cell office:value-type="string">
            <text:p>IoSynchronousPageWrite</text:p>
          </table:table-cell>
          <table:table-cell office:value-type="string">
            <text:p>0x00000001400bf3d0</text:p>
          </table:table-cell>
          <table:table-cell office:value-type="string">
            <text:p>0x000bf3d0</text:p>
          </table:table-cell>
          <table:table-cell office:value-type="string">
            <text:p>715 (0x2c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ThreadToProcess</text:p>
          </table:table-cell>
          <table:table-cell/>
          <table:table-cell office:value-type="string">
            <text:p>IoThreadToProcess</text:p>
          </table:table-cell>
          <table:table-cell office:value-type="string">
            <text:p>0x0000000140063f30</text:p>
          </table:table-cell>
          <table:table-cell office:value-type="string">
            <text:p>0x00063f30</text:p>
          </table:table-cell>
          <table:table-cell office:value-type="string">
            <text:p>716 (0x2c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TransferActivityId</text:p>
          </table:table-cell>
          <table:table-cell/>
          <table:table-cell office:value-type="string">
            <text:p>IoTransferActivityId</text:p>
          </table:table-cell>
          <table:table-cell office:value-type="string">
            <text:p>0x000000014013c330</text:p>
          </table:table-cell>
          <table:table-cell office:value-type="string">
            <text:p>0x0013c330</text:p>
          </table:table-cell>
          <table:table-cell office:value-type="string">
            <text:p>717 (0x2c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TranslateBusAddress</text:p>
          </table:table-cell>
          <table:table-cell/>
          <table:table-cell office:value-type="string">
            <text:p>IoTranslateBusAddress</text:p>
          </table:table-cell>
          <table:table-cell office:value-type="string">
            <text:p>0x00000001401402a0</text:p>
          </table:table-cell>
          <table:table-cell office:value-type="string">
            <text:p>0x001402a0</text:p>
          </table:table-cell>
          <table:table-cell office:value-type="string">
            <text:p>718 (0x2c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TryQueueWorkItem</text:p>
          </table:table-cell>
          <table:table-cell/>
          <table:table-cell office:value-type="string">
            <text:p>IoTryQueueWorkItem</text:p>
          </table:table-cell>
          <table:table-cell office:value-type="string">
            <text:p>0x000000014013d5c8</text:p>
          </table:table-cell>
          <table:table-cell office:value-type="string">
            <text:p>0x0013d5c8</text:p>
          </table:table-cell>
          <table:table-cell office:value-type="string">
            <text:p>719 (0x2c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UninitializeWorkItem</text:p>
          </table:table-cell>
          <table:table-cell/>
          <table:table-cell office:value-type="string">
            <text:p>IoUninitializeWorkItem</text:p>
          </table:table-cell>
          <table:table-cell office:value-type="string">
            <text:p>0x000000014005b360</text:p>
          </table:table-cell>
          <table:table-cell office:value-type="string">
            <text:p>0x0005b360</text:p>
          </table:table-cell>
          <table:table-cell office:value-type="string">
            <text:p>720 (0x2d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UnregisterBootDriverCallback</text:p>
          </table:table-cell>
          <table:table-cell/>
          <table:table-cell office:value-type="string">
            <text:p>IoUnregisterBootDriverCallback</text:p>
          </table:table-cell>
          <table:table-cell office:value-type="string">
            <text:p>0x0000000140650b24</text:p>
          </table:table-cell>
          <table:table-cell office:value-type="string">
            <text:p>0x00650b24</text:p>
          </table:table-cell>
          <table:table-cell office:value-type="string">
            <text:p>721 (0x2d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UnregisterContainerNotification</text:p>
          </table:table-cell>
          <table:table-cell/>
          <table:table-cell office:value-type="string">
            <text:p>IoUnregisterContainerNotification</text:p>
          </table:table-cell>
          <table:table-cell office:value-type="string">
            <text:p>0x00000001404de7e4</text:p>
          </table:table-cell>
          <table:table-cell office:value-type="string">
            <text:p>0x004de7e4</text:p>
          </table:table-cell>
          <table:table-cell office:value-type="string">
            <text:p>722 (0x2d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UnregisterFileSystem</text:p>
          </table:table-cell>
          <table:table-cell/>
          <table:table-cell office:value-type="string">
            <text:p>IoUnregisterFileSystem</text:p>
          </table:table-cell>
          <table:table-cell office:value-type="string">
            <text:p>0x00000001404ddc40</text:p>
          </table:table-cell>
          <table:table-cell office:value-type="string">
            <text:p>0x004ddc40</text:p>
          </table:table-cell>
          <table:table-cell office:value-type="string">
            <text:p>723 (0x2d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UnregisterFsRegistrationChange</text:p>
          </table:table-cell>
          <table:table-cell/>
          <table:table-cell office:value-type="string">
            <text:p>IoUnregisterFsRegistrationChange</text:p>
          </table:table-cell>
          <table:table-cell office:value-type="string">
            <text:p>0x00000001404ddb60</text:p>
          </table:table-cell>
          <table:table-cell office:value-type="string">
            <text:p>0x004ddb60</text:p>
          </table:table-cell>
          <table:table-cell office:value-type="string">
            <text:p>724 (0x2d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UnregisterPlugPlayNotification</text:p>
          </table:table-cell>
          <table:table-cell/>
          <table:table-cell office:value-type="string">
            <text:p>IoUnregisterPlugPlayNotification</text:p>
          </table:table-cell>
          <table:table-cell office:value-type="string">
            <text:p>0x000000014035a5dc</text:p>
          </table:table-cell>
          <table:table-cell office:value-type="string">
            <text:p>0x0035a5dc</text:p>
          </table:table-cell>
          <table:table-cell office:value-type="string">
            <text:p>725 (0x2d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UnregisterPlugPlayNotificationEx</text:p>
          </table:table-cell>
          <table:table-cell/>
          <table:table-cell office:value-type="string">
            <text:p>IoUnregisterPlugPlayNotificationEx</text:p>
          </table:table-cell>
          <table:table-cell office:value-type="string">
            <text:p>0x000000014044ca20</text:p>
          </table:table-cell>
          <table:table-cell office:value-type="string">
            <text:p>0x0044ca20</text:p>
          </table:table-cell>
          <table:table-cell office:value-type="string">
            <text:p>726 (0x2d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UnregisterPriorityCallback</text:p>
          </table:table-cell>
          <table:table-cell/>
          <table:table-cell office:value-type="string">
            <text:p>IoUnregisterPriorityCallback</text:p>
          </table:table-cell>
          <table:table-cell office:value-type="string">
            <text:p>0x000000014013c4e0</text:p>
          </table:table-cell>
          <table:table-cell office:value-type="string">
            <text:p>0x0013c4e0</text:p>
          </table:table-cell>
          <table:table-cell office:value-type="string">
            <text:p>727 (0x2d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UnregisterShutdownNotification</text:p>
          </table:table-cell>
          <table:table-cell/>
          <table:table-cell office:value-type="string">
            <text:p>IoUnregisterShutdownNotification</text:p>
          </table:table-cell>
          <table:table-cell office:value-type="string">
            <text:p>0x000000014031f840</text:p>
          </table:table-cell>
          <table:table-cell office:value-type="string">
            <text:p>0x0031f840</text:p>
          </table:table-cell>
          <table:table-cell office:value-type="string">
            <text:p>728 (0x2d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UpdateShareAccess</text:p>
          </table:table-cell>
          <table:table-cell/>
          <table:table-cell office:value-type="string">
            <text:p>IoUpdateShareAccess</text:p>
          </table:table-cell>
          <table:table-cell office:value-type="string">
            <text:p>0x00000001403c7b00</text:p>
          </table:table-cell>
          <table:table-cell office:value-type="string">
            <text:p>0x003c7b00</text:p>
          </table:table-cell>
          <table:table-cell office:value-type="string">
            <text:p>729 (0x2d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ValidateDeviceIoControlAccess</text:p>
          </table:table-cell>
          <table:table-cell/>
          <table:table-cell office:value-type="string">
            <text:p>IoValidateDeviceIoControlAccess</text:p>
          </table:table-cell>
          <table:table-cell office:value-type="string">
            <text:p>0x000000014011fbc0</text:p>
          </table:table-cell>
          <table:table-cell office:value-type="string">
            <text:p>0x0011fbc0</text:p>
          </table:table-cell>
          <table:table-cell office:value-type="string">
            <text:p>730 (0x2d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VerifyPartitionTable</text:p>
          </table:table-cell>
          <table:table-cell/>
          <table:table-cell office:value-type="string">
            <text:p>IoVerifyPartitionTable</text:p>
          </table:table-cell>
          <table:table-cell office:value-type="string">
            <text:p>0x00000001404da114</text:p>
          </table:table-cell>
          <table:table-cell office:value-type="string">
            <text:p>0x004da114</text:p>
          </table:table-cell>
          <table:table-cell office:value-type="string">
            <text:p>731 (0x2d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VerifyVolume</text:p>
          </table:table-cell>
          <table:table-cell/>
          <table:table-cell office:value-type="string">
            <text:p>IoVerifyVolume</text:p>
          </table:table-cell>
          <table:table-cell office:value-type="string">
            <text:p>0x00000001404dd910</text:p>
          </table:table-cell>
          <table:table-cell office:value-type="string">
            <text:p>0x004dd910</text:p>
          </table:table-cell>
          <table:table-cell office:value-type="string">
            <text:p>732 (0x2d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VolumeDeviceToDosName</text:p>
          </table:table-cell>
          <table:table-cell/>
          <table:table-cell office:value-type="string">
            <text:p>IoVolumeDeviceToDosName</text:p>
          </table:table-cell>
          <table:table-cell office:value-type="string">
            <text:p>0x00000001403b6fe4</text:p>
          </table:table-cell>
          <table:table-cell office:value-type="string">
            <text:p>0x003b6fe4</text:p>
          </table:table-cell>
          <table:table-cell office:value-type="string">
            <text:p>733 (0x2d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VolumeDeviceToGuid</text:p>
          </table:table-cell>
          <table:table-cell/>
          <table:table-cell office:value-type="string">
            <text:p>IoVolumeDeviceToGuid</text:p>
          </table:table-cell>
          <table:table-cell office:value-type="string">
            <text:p>0x0000000140357f80</text:p>
          </table:table-cell>
          <table:table-cell office:value-type="string">
            <text:p>0x00357f80</text:p>
          </table:table-cell>
          <table:table-cell office:value-type="string">
            <text:p>734 (0x2d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IoVolumeDeviceToGuidPath</text:p>
          </table:table-cell>
          <table:table-cell/>
          <table:table-cell office:value-type="string">
            <text:p>IoVolumeDeviceToGuidPath</text:p>
          </table:table-cell>
          <table:table-cell office:value-type="string">
            <text:p>0x0000000140358000</text:p>
          </table:table-cell>
          <table:table-cell office:value-type="string">
            <text:p>0x00358000</text:p>
          </table:table-cell>
          <table:table-cell office:value-type="string">
            <text:p>735 (0x2d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AllocateInstanceIds</text:p>
          </table:table-cell>
          <table:table-cell/>
          <table:table-cell office:value-type="string">
            <text:p>IoWMIAllocateInstanceIds</text:p>
          </table:table-cell>
          <table:table-cell office:value-type="string">
            <text:p>0x000000014053b8e8</text:p>
          </table:table-cell>
          <table:table-cell office:value-type="string">
            <text:p>0x0053b8e8</text:p>
          </table:table-cell>
          <table:table-cell office:value-type="string">
            <text:p>736 (0x2e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DeviceObjectToInstanceName</text:p>
          </table:table-cell>
          <table:table-cell/>
          <table:table-cell office:value-type="string">
            <text:p>IoWMIDeviceObjectToInstanceName</text:p>
          </table:table-cell>
          <table:table-cell office:value-type="string">
            <text:p>0x0000000140436d70</text:p>
          </table:table-cell>
          <table:table-cell office:value-type="string">
            <text:p>0x00436d70</text:p>
          </table:table-cell>
          <table:table-cell office:value-type="string">
            <text:p>737 (0x2e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DeviceObjectToProviderId</text:p>
          </table:table-cell>
          <table:table-cell/>
          <table:table-cell office:value-type="string">
            <text:p>IoWMIDeviceObjectToProviderId</text:p>
          </table:table-cell>
          <table:table-cell office:value-type="string">
            <text:p>0x00000001400e2490</text:p>
          </table:table-cell>
          <table:table-cell office:value-type="string">
            <text:p>0x000e2490</text:p>
          </table:table-cell>
          <table:table-cell office:value-type="string">
            <text:p>738 (0x2e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ExecuteMethod</text:p>
          </table:table-cell>
          <table:table-cell/>
          <table:table-cell office:value-type="string">
            <text:p>IoWMIExecuteMethod</text:p>
          </table:table-cell>
          <table:table-cell office:value-type="string">
            <text:p>0x000000014053b0d4</text:p>
          </table:table-cell>
          <table:table-cell office:value-type="string">
            <text:p>0x0053b0d4</text:p>
          </table:table-cell>
          <table:table-cell office:value-type="string">
            <text:p>739 (0x2e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HandleToInstanceName</text:p>
          </table:table-cell>
          <table:table-cell/>
          <table:table-cell office:value-type="string">
            <text:p>IoWMIHandleToInstanceName</text:p>
          </table:table-cell>
          <table:table-cell office:value-type="string">
            <text:p>0x0000000140436bcc</text:p>
          </table:table-cell>
          <table:table-cell office:value-type="string">
            <text:p>0x00436bcc</text:p>
          </table:table-cell>
          <table:table-cell office:value-type="string">
            <text:p>740 (0x2e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OpenBlock</text:p>
          </table:table-cell>
          <table:table-cell/>
          <table:table-cell office:value-type="string">
            <text:p>IoWMIOpenBlock</text:p>
          </table:table-cell>
          <table:table-cell office:value-type="string">
            <text:p>0x000000014043eb6c</text:p>
          </table:table-cell>
          <table:table-cell office:value-type="string">
            <text:p>0x0043eb6c</text:p>
          </table:table-cell>
          <table:table-cell office:value-type="string">
            <text:p>741 (0x2e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QueryAllData</text:p>
          </table:table-cell>
          <table:table-cell/>
          <table:table-cell office:value-type="string">
            <text:p>IoWMIQueryAllData</text:p>
          </table:table-cell>
          <table:table-cell office:value-type="string">
            <text:p>0x000000014049f2c8</text:p>
          </table:table-cell>
          <table:table-cell office:value-type="string">
            <text:p>0x0049f2c8</text:p>
          </table:table-cell>
          <table:table-cell office:value-type="string">
            <text:p>742 (0x2e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QueryAllDataMultiple</text:p>
          </table:table-cell>
          <table:table-cell/>
          <table:table-cell office:value-type="string">
            <text:p>IoWMIQueryAllDataMultiple</text:p>
          </table:table-cell>
          <table:table-cell office:value-type="string">
            <text:p>0x000000014053b564</text:p>
          </table:table-cell>
          <table:table-cell office:value-type="string">
            <text:p>0x0053b564</text:p>
          </table:table-cell>
          <table:table-cell office:value-type="string">
            <text:p>743 (0x2e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QuerySingleInstance</text:p>
          </table:table-cell>
          <table:table-cell/>
          <table:table-cell office:value-type="string">
            <text:p>IoWMIQuerySingleInstance</text:p>
          </table:table-cell>
          <table:table-cell office:value-type="string">
            <text:p>0x000000014043ecd0</text:p>
          </table:table-cell>
          <table:table-cell office:value-type="string">
            <text:p>0x0043ecd0</text:p>
          </table:table-cell>
          <table:table-cell office:value-type="string">
            <text:p>744 (0x2e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QuerySingleInstanceMultiple</text:p>
          </table:table-cell>
          <table:table-cell/>
          <table:table-cell office:value-type="string">
            <text:p>IoWMIQuerySingleInstanceMultiple</text:p>
          </table:table-cell>
          <table:table-cell office:value-type="string">
            <text:p>0x000000014053b490</text:p>
          </table:table-cell>
          <table:table-cell office:value-type="string">
            <text:p>0x0053b490</text:p>
          </table:table-cell>
          <table:table-cell office:value-type="string">
            <text:p>745 (0x2e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RegistrationControl</text:p>
          </table:table-cell>
          <table:table-cell/>
          <table:table-cell office:value-type="string">
            <text:p>IoWMIRegistrationControl</text:p>
          </table:table-cell>
          <table:table-cell office:value-type="string">
            <text:p>0x0000000140444130</text:p>
          </table:table-cell>
          <table:table-cell office:value-type="string">
            <text:p>0x00444130</text:p>
          </table:table-cell>
          <table:table-cell office:value-type="string">
            <text:p>746 (0x2e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SetNotificationCallback</text:p>
          </table:table-cell>
          <table:table-cell/>
          <table:table-cell office:value-type="string">
            <text:p>IoWMISetNotificationCallback</text:p>
          </table:table-cell>
          <table:table-cell office:value-type="string">
            <text:p>0x000000014053b074</text:p>
          </table:table-cell>
          <table:table-cell office:value-type="string">
            <text:p>0x0053b074</text:p>
          </table:table-cell>
          <table:table-cell office:value-type="string">
            <text:p>747 (0x2e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SetSingleInstance</text:p>
          </table:table-cell>
          <table:table-cell/>
          <table:table-cell office:value-type="string">
            <text:p>IoWMISetSingleInstance</text:p>
          </table:table-cell>
          <table:table-cell office:value-type="string">
            <text:p>0x000000014053b380</text:p>
          </table:table-cell>
          <table:table-cell office:value-type="string">
            <text:p>0x0053b380</text:p>
          </table:table-cell>
          <table:table-cell office:value-type="string">
            <text:p>748 (0x2e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SetSingleItem</text:p>
          </table:table-cell>
          <table:table-cell/>
          <table:table-cell office:value-type="string">
            <text:p>IoWMISetSingleItem</text:p>
          </table:table-cell>
          <table:table-cell office:value-type="string">
            <text:p>0x000000014053b250</text:p>
          </table:table-cell>
          <table:table-cell office:value-type="string">
            <text:p>0x0053b250</text:p>
          </table:table-cell>
          <table:table-cell office:value-type="string">
            <text:p>749 (0x2e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SuggestInstanceName</text:p>
          </table:table-cell>
          <table:table-cell/>
          <table:table-cell office:value-type="string">
            <text:p>IoWMISuggestInstanceName</text:p>
          </table:table-cell>
          <table:table-cell office:value-type="string">
            <text:p>0x000000014053b630</text:p>
          </table:table-cell>
          <table:table-cell office:value-type="string">
            <text:p>0x0053b630</text:p>
          </table:table-cell>
          <table:table-cell office:value-type="string">
            <text:p>750 (0x2e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MIWriteEvent</text:p>
          </table:table-cell>
          <table:table-cell/>
          <table:table-cell office:value-type="string">
            <text:p>IoWMIWriteEvent</text:p>
          </table:table-cell>
          <table:table-cell office:value-type="string">
            <text:p>0x00000001400e2a28</text:p>
          </table:table-cell>
          <table:table-cell office:value-type="string">
            <text:p>0x000e2a28</text:p>
          </table:table-cell>
          <table:table-cell office:value-type="string">
            <text:p>751 (0x2e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ithinStackLimits</text:p>
          </table:table-cell>
          <table:table-cell/>
          <table:table-cell office:value-type="string">
            <text:p>IoWithinStackLimits</text:p>
          </table:table-cell>
          <table:table-cell office:value-type="string">
            <text:p>0x000000014007fca0</text:p>
          </table:table-cell>
          <table:table-cell office:value-type="string">
            <text:p>0x0007fca0</text:p>
          </table:table-cell>
          <table:table-cell office:value-type="string">
            <text:p>752 (0x2f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riteErrorLogEntry</text:p>
          </table:table-cell>
          <table:table-cell/>
          <table:table-cell office:value-type="string">
            <text:p>IoWriteErrorLogEntry</text:p>
          </table:table-cell>
          <table:table-cell office:value-type="string">
            <text:p>0x00000001400e7390</text:p>
          </table:table-cell>
          <table:table-cell office:value-type="string">
            <text:p>0x000e7390</text:p>
          </table:table-cell>
          <table:table-cell office:value-type="string">
            <text:p>753 (0x2f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riteOperationCount</text:p>
          </table:table-cell>
          <table:table-cell/>
          <table:table-cell office:value-type="string">
            <text:p>IoWriteOperationCount</text:p>
          </table:table-cell>
          <table:table-cell office:value-type="string">
            <text:p>0x0000000140294ffc</text:p>
          </table:table-cell>
          <table:table-cell office:value-type="string">
            <text:p>0x00294ffc</text:p>
          </table:table-cell>
          <table:table-cell office:value-type="string">
            <text:p>754 (0x2f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ritePartitionTable</text:p>
          </table:table-cell>
          <table:table-cell/>
          <table:table-cell office:value-type="string">
            <text:p>IoWritePartitionTable</text:p>
          </table:table-cell>
          <table:table-cell office:value-type="string">
            <text:p>0x00000001404d8b98</text:p>
          </table:table-cell>
          <table:table-cell office:value-type="string">
            <text:p>0x004d8b98</text:p>
          </table:table-cell>
          <table:table-cell office:value-type="string">
            <text:p>755 (0x2f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ritePartitionTableEx</text:p>
          </table:table-cell>
          <table:table-cell/>
          <table:table-cell office:value-type="string">
            <text:p>IoWritePartitionTableEx</text:p>
          </table:table-cell>
          <table:table-cell office:value-type="string">
            <text:p>0x00000001404da190</text:p>
          </table:table-cell>
          <table:table-cell office:value-type="string">
            <text:p>0x004da190</text:p>
          </table:table-cell>
          <table:table-cell office:value-type="string">
            <text:p>756 (0x2f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WriteTransferCount</text:p>
          </table:table-cell>
          <table:table-cell/>
          <table:table-cell office:value-type="string">
            <text:p>IoWriteTransferCount</text:p>
          </table:table-cell>
          <table:table-cell office:value-type="string">
            <text:p>0x0000000140295010</text:p>
          </table:table-cell>
          <table:table-cell office:value-type="string">
            <text:p>0x00295010</text:p>
          </table:table-cell>
          <table:table-cell office:value-type="string">
            <text:p>757 (0x2f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CallDriver</text:p>
          </table:table-cell>
          <table:table-cell/>
          <table:table-cell office:value-type="string">
            <text:p>IofCallDriver</text:p>
          </table:table-cell>
          <table:table-cell office:value-type="string">
            <text:p>0x000000014009a8e0</text:p>
          </table:table-cell>
          <table:table-cell office:value-type="string">
            <text:p>0x0009a8e0</text:p>
          </table:table-cell>
          <table:table-cell office:value-type="string">
            <text:p>758 (0x2f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IofCompleteRequest</text:p>
          </table:table-cell>
          <table:table-cell/>
          <table:table-cell office:value-type="string">
            <text:p>IofCompleteRequest</text:p>
          </table:table-cell>
          <table:table-cell office:value-type="string">
            <text:p>0x0000000140061ff0</text:p>
          </table:table-cell>
          <table:table-cell office:value-type="string">
            <text:p>0x00061ff0</text:p>
          </table:table-cell>
          <table:table-cell office:value-type="string">
            <text:p>759 (0x2f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dChangeOption</text:p>
          </table:table-cell>
          <table:table-cell/>
          <table:table-cell office:value-type="string">
            <text:p>KdChangeOption</text:p>
          </table:table-cell>
          <table:table-cell office:value-type="string">
            <text:p>0x0000000140142390</text:p>
          </table:table-cell>
          <table:table-cell office:value-type="string">
            <text:p>0x00142390</text:p>
          </table:table-cell>
          <table:table-cell office:value-type="string">
            <text:p>760 (0x2f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dDebuggerEnabled</text:p>
          </table:table-cell>
          <table:table-cell/>
          <table:table-cell office:value-type="string">
            <text:p>KdDebuggerEnabled</text:p>
          </table:table-cell>
          <table:table-cell office:value-type="string">
            <text:p>0x00000001402902d8</text:p>
          </table:table-cell>
          <table:table-cell office:value-type="string">
            <text:p>0x002902d8</text:p>
          </table:table-cell>
          <table:table-cell office:value-type="string">
            <text:p>761 (0x2f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dDebuggerNotPresent</text:p>
          </table:table-cell>
          <table:table-cell/>
          <table:table-cell office:value-type="string">
            <text:p>KdDebuggerNotPresent</text:p>
          </table:table-cell>
          <table:table-cell office:value-type="string">
            <text:p>0x00000001402902d9</text:p>
          </table:table-cell>
          <table:table-cell office:value-type="string">
            <text:p>0x002902d9</text:p>
          </table:table-cell>
          <table:table-cell office:value-type="string">
            <text:p>762 (0x2f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dDisableDebugger</text:p>
          </table:table-cell>
          <table:table-cell/>
          <table:table-cell office:value-type="string">
            <text:p>KdDisableDebugger</text:p>
          </table:table-cell>
          <table:table-cell office:value-type="string">
            <text:p>0x0000000140142380</text:p>
          </table:table-cell>
          <table:table-cell office:value-type="string">
            <text:p>0x00142380</text:p>
          </table:table-cell>
          <table:table-cell office:value-type="string">
            <text:p>763 (0x2f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dEnableDebugger</text:p>
          </table:table-cell>
          <table:table-cell/>
          <table:table-cell office:value-type="string">
            <text:p>KdEnableDebugger</text:p>
          </table:table-cell>
          <table:table-cell office:value-type="string">
            <text:p>0x0000000140142234</text:p>
          </table:table-cell>
          <table:table-cell office:value-type="string">
            <text:p>0x00142234</text:p>
          </table:table-cell>
          <table:table-cell office:value-type="string">
            <text:p>764 (0x2f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dEnteredDebugger</text:p>
          </table:table-cell>
          <table:table-cell/>
          <table:table-cell office:value-type="string">
            <text:p>KdEnteredDebugger</text:p>
          </table:table-cell>
          <table:table-cell office:value-type="string">
            <text:p>0x0000000140290378</text:p>
          </table:table-cell>
          <table:table-cell office:value-type="string">
            <text:p>0x00290378</text:p>
          </table:table-cell>
          <table:table-cell office:value-type="string">
            <text:p>765 (0x2f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dLogDbgPrint</text:p>
          </table:table-cell>
          <table:table-cell/>
          <table:table-cell office:value-type="string">
            <text:p>KdLogDbgPrint</text:p>
          </table:table-cell>
          <table:table-cell office:value-type="string">
            <text:p>0x00000001405c8364</text:p>
          </table:table-cell>
          <table:table-cell office:value-type="string">
            <text:p>0x005c8364</text:p>
          </table:table-cell>
          <table:table-cell office:value-type="string">
            <text:p>766 (0x2f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dPollBreakIn</text:p>
          </table:table-cell>
          <table:table-cell/>
          <table:table-cell office:value-type="string">
            <text:p>KdPollBreakIn</text:p>
          </table:table-cell>
          <table:table-cell office:value-type="string">
            <text:p>0x000000014007e680</text:p>
          </table:table-cell>
          <table:table-cell office:value-type="string">
            <text:p>0x0007e680</text:p>
          </table:table-cell>
          <table:table-cell office:value-type="string">
            <text:p>767 (0x2f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dPowerTransition</text:p>
          </table:table-cell>
          <table:table-cell/>
          <table:table-cell office:value-type="string">
            <text:p>KdPowerTransition</text:p>
          </table:table-cell>
          <table:table-cell office:value-type="string">
            <text:p>0x00000001400ddbec</text:p>
          </table:table-cell>
          <table:table-cell office:value-type="string">
            <text:p>0x000ddbec</text:p>
          </table:table-cell>
          <table:table-cell office:value-type="string">
            <text:p>768 (0x30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dRefreshDebuggerNotPresent</text:p>
          </table:table-cell>
          <table:table-cell/>
          <table:table-cell office:value-type="string">
            <text:p>KdRefreshDebuggerNotPresent</text:p>
          </table:table-cell>
          <table:table-cell office:value-type="string">
            <text:p>0x000000014010fd74</text:p>
          </table:table-cell>
          <table:table-cell office:value-type="string">
            <text:p>0x0010fd74</text:p>
          </table:table-cell>
          <table:table-cell office:value-type="string">
            <text:p>769 (0x30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dSystemDebugControl</text:p>
          </table:table-cell>
          <table:table-cell/>
          <table:table-cell office:value-type="string">
            <text:p>KdSystemDebugControl</text:p>
          </table:table-cell>
          <table:table-cell office:value-type="string">
            <text:p>0x00000001404f85b8</text:p>
          </table:table-cell>
          <table:table-cell office:value-type="string">
            <text:p>0x004f85b8</text:p>
          </table:table-cell>
          <table:table-cell office:value-type="string">
            <text:p>770 (0x30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GuardedMutex</text:p>
          </table:table-cell>
          <table:table-cell/>
          <table:table-cell office:value-type="string">
            <text:p>KeAcquireGuardedMutex</text:p>
          </table:table-cell>
          <table:table-cell office:value-type="string">
            <text:p>0x0000000140063590</text:p>
          </table:table-cell>
          <table:table-cell office:value-type="string">
            <text:p>0x00063590</text:p>
          </table:table-cell>
          <table:table-cell office:value-type="string">
            <text:p>771 (0x30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GuardedMutexUnsafe</text:p>
          </table:table-cell>
          <table:table-cell/>
          <table:table-cell office:value-type="string">
            <text:p>KeAcquireGuardedMutexUnsafe</text:p>
          </table:table-cell>
          <table:table-cell office:value-type="string">
            <text:p>0x0000000140142bdc</text:p>
          </table:table-cell>
          <table:table-cell office:value-type="string">
            <text:p>0x00142bdc</text:p>
          </table:table-cell>
          <table:table-cell office:value-type="string">
            <text:p>772 (0x30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InStackQueuedSpinLock</text:p>
          </table:table-cell>
          <table:table-cell/>
          <table:table-cell office:value-type="string">
            <text:p>KeAcquireInStackQueuedSpinLock</text:p>
          </table:table-cell>
          <table:table-cell office:value-type="string">
            <text:p>0x000000014007e4e0</text:p>
          </table:table-cell>
          <table:table-cell office:value-type="string">
            <text:p>0x0007e4e0</text:p>
          </table:table-cell>
          <table:table-cell office:value-type="string">
            <text:p>773 (0x30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InStackQueuedSpinLockAtDpcLevel</text:p>
          </table:table-cell>
          <table:table-cell/>
          <table:table-cell office:value-type="string">
            <text:p>KeAcquireInStackQueuedSpinLockAtDpcLevel</text:p>
          </table:table-cell>
          <table:table-cell office:value-type="string">
            <text:p>0x0000000140061f90</text:p>
          </table:table-cell>
          <table:table-cell office:value-type="string">
            <text:p>0x00061f90</text:p>
          </table:table-cell>
          <table:table-cell office:value-type="string">
            <text:p>774 (0x30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InStackQueuedSpinLockForDpc</text:p>
          </table:table-cell>
          <table:table-cell/>
          <table:table-cell office:value-type="string">
            <text:p>KeAcquireInStackQueuedSpinLockForDpc</text:p>
          </table:table-cell>
          <table:table-cell office:value-type="string">
            <text:p>0x0000000140144d3c</text:p>
          </table:table-cell>
          <table:table-cell office:value-type="string">
            <text:p>0x00144d3c</text:p>
          </table:table-cell>
          <table:table-cell office:value-type="string">
            <text:p>775 (0x30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InStackQueuedSpinLockRaiseToSynch</text:p>
          </table:table-cell>
          <table:table-cell/>
          <table:table-cell office:value-type="string">
            <text:p>KeAcquireInStackQueuedSpinLockRaiseToSynch</text:p>
          </table:table-cell>
          <table:table-cell office:value-type="string">
            <text:p>0x000000014014499c</text:p>
          </table:table-cell>
          <table:table-cell office:value-type="string">
            <text:p>0x0014499c</text:p>
          </table:table-cell>
          <table:table-cell office:value-type="string">
            <text:p>776 (0x30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InterruptSpinLock</text:p>
          </table:table-cell>
          <table:table-cell/>
          <table:table-cell office:value-type="string">
            <text:p>KeAcquireInterruptSpinLock</text:p>
          </table:table-cell>
          <table:table-cell office:value-type="string">
            <text:p>0x0000000140062870</text:p>
          </table:table-cell>
          <table:table-cell office:value-type="string">
            <text:p>0x00062870</text:p>
          </table:table-cell>
          <table:table-cell office:value-type="string">
            <text:p>777 (0x30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QueuedSpinLock</text:p>
          </table:table-cell>
          <table:table-cell/>
          <table:table-cell office:value-type="string">
            <text:p>KeAcquireQueuedSpinLock</text:p>
          </table:table-cell>
          <table:table-cell office:value-type="string">
            <text:p>0x000000014007d000</text:p>
          </table:table-cell>
          <table:table-cell office:value-type="string">
            <text:p>0x0007d000</text:p>
          </table:table-cell>
          <table:table-cell office:value-type="string">
            <text:p>778 (0x30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QueuedSpinLockRaiseToSynch</text:p>
          </table:table-cell>
          <table:table-cell/>
          <table:table-cell office:value-type="string">
            <text:p>KeAcquireQueuedSpinLockRaiseToSynch</text:p>
          </table:table-cell>
          <table:table-cell office:value-type="string">
            <text:p>0x0000000140144a7c</text:p>
          </table:table-cell>
          <table:table-cell office:value-type="string">
            <text:p>0x00144a7c</text:p>
          </table:table-cell>
          <table:table-cell office:value-type="string">
            <text:p>779 (0x30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SpinLockAtDpcLevel</text:p>
          </table:table-cell>
          <table:table-cell/>
          <table:table-cell office:value-type="string">
            <text:p>KeAcquireSpinLockAtDpcLevel</text:p>
          </table:table-cell>
          <table:table-cell office:value-type="string">
            <text:p>0x00000001400614e0</text:p>
          </table:table-cell>
          <table:table-cell office:value-type="string">
            <text:p>0x000614e0</text:p>
          </table:table-cell>
          <table:table-cell office:value-type="string">
            <text:p>780 (0x30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SpinLockForDpc</text:p>
          </table:table-cell>
          <table:table-cell/>
          <table:table-cell office:value-type="string">
            <text:p>KeAcquireSpinLockForDpc</text:p>
          </table:table-cell>
          <table:table-cell office:value-type="string">
            <text:p>0x0000000140144de4</text:p>
          </table:table-cell>
          <table:table-cell office:value-type="string">
            <text:p>0x00144de4</text:p>
          </table:table-cell>
          <table:table-cell office:value-type="string">
            <text:p>781 (0x30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SpinLockRaiseToDpc</text:p>
          </table:table-cell>
          <table:table-cell/>
          <table:table-cell office:value-type="string">
            <text:p>KeAcquireSpinLockRaiseToDpc</text:p>
          </table:table-cell>
          <table:table-cell office:value-type="string">
            <text:p>0x000000014007cfa0</text:p>
          </table:table-cell>
          <table:table-cell office:value-type="string">
            <text:p>0x0007cfa0</text:p>
          </table:table-cell>
          <table:table-cell office:value-type="string">
            <text:p>782 (0x30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cquireSpinLockRaiseToSynch</text:p>
          </table:table-cell>
          <table:table-cell/>
          <table:table-cell office:value-type="string">
            <text:p>KeAcquireSpinLockRaiseToSynch</text:p>
          </table:table-cell>
          <table:table-cell office:value-type="string">
            <text:p>0x00000001401436d0</text:p>
          </table:table-cell>
          <table:table-cell office:value-type="string">
            <text:p>0x001436d0</text:p>
          </table:table-cell>
          <table:table-cell office:value-type="string">
            <text:p>783 (0x30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ddGroupAffinityEx</text:p>
          </table:table-cell>
          <table:table-cell/>
          <table:table-cell office:value-type="string">
            <text:p>KeAddGroupAffinityEx</text:p>
          </table:table-cell>
          <table:table-cell office:value-type="string">
            <text:p>0x0000000140111c6c</text:p>
          </table:table-cell>
          <table:table-cell office:value-type="string">
            <text:p>0x00111c6c</text:p>
          </table:table-cell>
          <table:table-cell office:value-type="string">
            <text:p>784 (0x31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ddProcessorAffinityEx</text:p>
          </table:table-cell>
          <table:table-cell/>
          <table:table-cell office:value-type="string">
            <text:p>KeAddProcessorAffinityEx</text:p>
          </table:table-cell>
          <table:table-cell office:value-type="string">
            <text:p>0x0000000140111b5c</text:p>
          </table:table-cell>
          <table:table-cell office:value-type="string">
            <text:p>0x00111b5c</text:p>
          </table:table-cell>
          <table:table-cell office:value-type="string">
            <text:p>785 (0x31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ddProcessorGroupAffinity</text:p>
          </table:table-cell>
          <table:table-cell/>
          <table:table-cell office:value-type="string">
            <text:p>KeAddProcessorGroupAffinity</text:p>
          </table:table-cell>
          <table:table-cell office:value-type="string">
            <text:p>0x0000000140144e68</text:p>
          </table:table-cell>
          <table:table-cell office:value-type="string">
            <text:p>0x00144e68</text:p>
          </table:table-cell>
          <table:table-cell office:value-type="string">
            <text:p>786 (0x31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ddSystemServiceTable</text:p>
          </table:table-cell>
          <table:table-cell/>
          <table:table-cell office:value-type="string">
            <text:p>KeAddSystemServiceTable</text:p>
          </table:table-cell>
          <table:table-cell office:value-type="string">
            <text:p>0x00000001404a1c8c</text:p>
          </table:table-cell>
          <table:table-cell office:value-type="string">
            <text:p>0x004a1c8c</text:p>
          </table:table-cell>
          <table:table-cell office:value-type="string">
            <text:p>787 (0x31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lertThread</text:p>
          </table:table-cell>
          <table:table-cell/>
          <table:table-cell office:value-type="string">
            <text:p>KeAlertThread</text:p>
          </table:table-cell>
          <table:table-cell office:value-type="string">
            <text:p>0x0000000140034dc0</text:p>
          </table:table-cell>
          <table:table-cell office:value-type="string">
            <text:p>0x00034dc0</text:p>
          </table:table-cell>
          <table:table-cell office:value-type="string">
            <text:p>788 (0x31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llocateCalloutStack</text:p>
          </table:table-cell>
          <table:table-cell/>
          <table:table-cell office:value-type="string">
            <text:p>KeAllocateCalloutStack</text:p>
          </table:table-cell>
          <table:table-cell office:value-type="string">
            <text:p>0x00000001404947d0</text:p>
          </table:table-cell>
          <table:table-cell office:value-type="string">
            <text:p>0x004947d0</text:p>
          </table:table-cell>
          <table:table-cell office:value-type="string">
            <text:p>789 (0x31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llocateCalloutStackEx</text:p>
          </table:table-cell>
          <table:table-cell/>
          <table:table-cell office:value-type="string">
            <text:p>KeAllocateCalloutStackEx</text:p>
          </table:table-cell>
          <table:table-cell office:value-type="string">
            <text:p>0x0000000140494810</text:p>
          </table:table-cell>
          <table:table-cell office:value-type="string">
            <text:p>0x00494810</text:p>
          </table:table-cell>
          <table:table-cell office:value-type="string">
            <text:p>790 (0x31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ndAffinityEx</text:p>
          </table:table-cell>
          <table:table-cell/>
          <table:table-cell office:value-type="string">
            <text:p>KeAndAffinityEx</text:p>
          </table:table-cell>
          <table:table-cell office:value-type="string">
            <text:p>0x0000000140084570</text:p>
          </table:table-cell>
          <table:table-cell office:value-type="string">
            <text:p>0x00084570</text:p>
          </table:table-cell>
          <table:table-cell office:value-type="string">
            <text:p>791 (0x31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ndGroupAffinityEx</text:p>
          </table:table-cell>
          <table:table-cell/>
          <table:table-cell office:value-type="string">
            <text:p>KeAndGroupAffinityEx</text:p>
          </table:table-cell>
          <table:table-cell office:value-type="string">
            <text:p>0x0000000140087750</text:p>
          </table:table-cell>
          <table:table-cell office:value-type="string">
            <text:p>0x00087750</text:p>
          </table:table-cell>
          <table:table-cell office:value-type="string">
            <text:p>792 (0x31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reAllApcsDisabled</text:p>
          </table:table-cell>
          <table:table-cell/>
          <table:table-cell office:value-type="string">
            <text:p>KeAreAllApcsDisabled</text:p>
          </table:table-cell>
          <table:table-cell office:value-type="string">
            <text:p>0x00000001400d4e0c</text:p>
          </table:table-cell>
          <table:table-cell office:value-type="string">
            <text:p>0x000d4e0c</text:p>
          </table:table-cell>
          <table:table-cell office:value-type="string">
            <text:p>793 (0x31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reApcsDisabled</text:p>
          </table:table-cell>
          <table:table-cell/>
          <table:table-cell office:value-type="string">
            <text:p>KeAreApcsDisabled</text:p>
          </table:table-cell>
          <table:table-cell office:value-type="string">
            <text:p>0x0000000140063d00</text:p>
          </table:table-cell>
          <table:table-cell office:value-type="string">
            <text:p>0x00063d00</text:p>
          </table:table-cell>
          <table:table-cell office:value-type="string">
            <text:p>794 (0x31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AttachProcess</text:p>
          </table:table-cell>
          <table:table-cell/>
          <table:table-cell office:value-type="string">
            <text:p>KeAttachProcess</text:p>
          </table:table-cell>
          <table:table-cell office:value-type="string">
            <text:p>0x0000000140104380</text:p>
          </table:table-cell>
          <table:table-cell office:value-type="string">
            <text:p>0x00104380</text:p>
          </table:table-cell>
          <table:table-cell office:value-type="string">
            <text:p>795 (0x31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BugCheck</text:p>
          </table:table-cell>
          <table:table-cell/>
          <table:table-cell office:value-type="string">
            <text:p>KeBugCheck</text:p>
          </table:table-cell>
          <table:table-cell office:value-type="string">
            <text:p>0x0000000140072990</text:p>
          </table:table-cell>
          <table:table-cell office:value-type="string">
            <text:p>0x00072990</text:p>
          </table:table-cell>
          <table:table-cell office:value-type="string">
            <text:p>796 (0x31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BugCheckEx</text:p>
          </table:table-cell>
          <table:table-cell/>
          <table:table-cell office:value-type="string">
            <text:p>KeBugCheckEx</text:p>
          </table:table-cell>
          <table:table-cell office:value-type="string">
            <text:p>0x00000001400729c0</text:p>
          </table:table-cell>
          <table:table-cell office:value-type="string">
            <text:p>0x000729c0</text:p>
          </table:table-cell>
          <table:table-cell office:value-type="string">
            <text:p>797 (0x31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CancelTimer</text:p>
          </table:table-cell>
          <table:table-cell/>
          <table:table-cell office:value-type="string">
            <text:p>KeCancelTimer</text:p>
          </table:table-cell>
          <table:table-cell office:value-type="string">
            <text:p>0x0000000140085070</text:p>
          </table:table-cell>
          <table:table-cell office:value-type="string">
            <text:p>0x00085070</text:p>
          </table:table-cell>
          <table:table-cell office:value-type="string">
            <text:p>798 (0x31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CapturePersistentThreadState</text:p>
          </table:table-cell>
          <table:table-cell/>
          <table:table-cell office:value-type="string">
            <text:p>KeCapturePersistentThreadState</text:p>
          </table:table-cell>
          <table:table-cell office:value-type="string">
            <text:p>0x000000014013ec50</text:p>
          </table:table-cell>
          <table:table-cell office:value-type="string">
            <text:p>0x0013ec50</text:p>
          </table:table-cell>
          <table:table-cell office:value-type="string">
            <text:p>799 (0x31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CheckProcessorAffinityEx</text:p>
          </table:table-cell>
          <table:table-cell/>
          <table:table-cell office:value-type="string">
            <text:p>KeCheckProcessorAffinityEx</text:p>
          </table:table-cell>
          <table:table-cell office:value-type="string">
            <text:p>0x0000000140111768</text:p>
          </table:table-cell>
          <table:table-cell office:value-type="string">
            <text:p>0x00111768</text:p>
          </table:table-cell>
          <table:table-cell office:value-type="string">
            <text:p>800 (0x32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CheckProcessorGroupAffinity</text:p>
          </table:table-cell>
          <table:table-cell/>
          <table:table-cell office:value-type="string">
            <text:p>KeCheckProcessorGroupAffinity</text:p>
          </table:table-cell>
          <table:table-cell office:value-type="string">
            <text:p>0x0000000140145374</text:p>
          </table:table-cell>
          <table:table-cell office:value-type="string">
            <text:p>0x00145374</text:p>
          </table:table-cell>
          <table:table-cell office:value-type="string">
            <text:p>801 (0x32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ClearEvent</text:p>
          </table:table-cell>
          <table:table-cell/>
          <table:table-cell office:value-type="string">
            <text:p>KeClearEvent</text:p>
          </table:table-cell>
          <table:table-cell office:value-type="string">
            <text:p>0x0000000140062000</text:p>
          </table:table-cell>
          <table:table-cell office:value-type="string">
            <text:p>0x00062000</text:p>
          </table:table-cell>
          <table:table-cell office:value-type="string">
            <text:p>802 (0x32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ComplementAffinityEx</text:p>
          </table:table-cell>
          <table:table-cell/>
          <table:table-cell office:value-type="string">
            <text:p>KeComplementAffinityEx</text:p>
          </table:table-cell>
          <table:table-cell office:value-type="string">
            <text:p>0x0000000140145138</text:p>
          </table:table-cell>
          <table:table-cell office:value-type="string">
            <text:p>0x00145138</text:p>
          </table:table-cell>
          <table:table-cell office:value-type="string">
            <text:p>803 (0x32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CopyAffinityEx</text:p>
          </table:table-cell>
          <table:table-cell/>
          <table:table-cell office:value-type="string">
            <text:p>KeCopyAffinityEx</text:p>
          </table:table-cell>
          <table:table-cell office:value-type="string">
            <text:p>0x0000000140111c30</text:p>
          </table:table-cell>
          <table:table-cell office:value-type="string">
            <text:p>0x00111c30</text:p>
          </table:table-cell>
          <table:table-cell office:value-type="string">
            <text:p>804 (0x32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CountSetBitsAffinityEx</text:p>
          </table:table-cell>
          <table:table-cell/>
          <table:table-cell office:value-type="string">
            <text:p>KeCountSetBitsAffinityEx</text:p>
          </table:table-cell>
          <table:table-cell office:value-type="string">
            <text:p>0x0000000140084640</text:p>
          </table:table-cell>
          <table:table-cell office:value-type="string">
            <text:p>0x00084640</text:p>
          </table:table-cell>
          <table:table-cell office:value-type="string">
            <text:p>805 (0x32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CountSetBitsGroupAffinity</text:p>
          </table:table-cell>
          <table:table-cell/>
          <table:table-cell office:value-type="string">
            <text:p>KeCountSetBitsGroupAffinity</text:p>
          </table:table-cell>
          <table:table-cell office:value-type="string">
            <text:p>0x00000001401453cc</text:p>
          </table:table-cell>
          <table:table-cell office:value-type="string">
            <text:p>0x001453cc</text:p>
          </table:table-cell>
          <table:table-cell office:value-type="string">
            <text:p>806 (0x32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DelayExecutionThread</text:p>
          </table:table-cell>
          <table:table-cell/>
          <table:table-cell office:value-type="string">
            <text:p>KeDelayExecutionThread</text:p>
          </table:table-cell>
          <table:table-cell office:value-type="string">
            <text:p>0x0000000140077c30</text:p>
          </table:table-cell>
          <table:table-cell office:value-type="string">
            <text:p>0x00077c30</text:p>
          </table:table-cell>
          <table:table-cell office:value-type="string">
            <text:p>807 (0x32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DeregisterBugCheckCallback</text:p>
          </table:table-cell>
          <table:table-cell/>
          <table:table-cell office:value-type="string">
            <text:p>KeDeregisterBugCheckCallback</text:p>
          </table:table-cell>
          <table:table-cell office:value-type="string">
            <text:p>0x00000001401457ec</text:p>
          </table:table-cell>
          <table:table-cell office:value-type="string">
            <text:p>0x001457ec</text:p>
          </table:table-cell>
          <table:table-cell office:value-type="string">
            <text:p>808 (0x32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DeregisterBugCheckReasonCallback</text:p>
          </table:table-cell>
          <table:table-cell/>
          <table:table-cell office:value-type="string">
            <text:p>KeDeregisterBugCheckReasonCallback</text:p>
          </table:table-cell>
          <table:table-cell office:value-type="string">
            <text:p>0x00000001400e179c</text:p>
          </table:table-cell>
          <table:table-cell office:value-type="string">
            <text:p>0x000e179c</text:p>
          </table:table-cell>
          <table:table-cell office:value-type="string">
            <text:p>809 (0x32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DeregisterNmiCallback</text:p>
          </table:table-cell>
          <table:table-cell/>
          <table:table-cell office:value-type="string">
            <text:p>KeDeregisterNmiCallback</text:p>
          </table:table-cell>
          <table:table-cell office:value-type="string">
            <text:p>0x0000000140143d90</text:p>
          </table:table-cell>
          <table:table-cell office:value-type="string">
            <text:p>0x00143d90</text:p>
          </table:table-cell>
          <table:table-cell office:value-type="string">
            <text:p>810 (0x32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DeregisterProcessorChangeCallback</text:p>
          </table:table-cell>
          <table:table-cell/>
          <table:table-cell office:value-type="string">
            <text:p>KeDeregisterProcessorChangeCallback</text:p>
          </table:table-cell>
          <table:table-cell office:value-type="string">
            <text:p>0x00000001404f946c</text:p>
          </table:table-cell>
          <table:table-cell office:value-type="string">
            <text:p>0x004f946c</text:p>
          </table:table-cell>
          <table:table-cell office:value-type="string">
            <text:p>811 (0x32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DetachProcess</text:p>
          </table:table-cell>
          <table:table-cell/>
          <table:table-cell office:value-type="string">
            <text:p>KeDetachProcess</text:p>
          </table:table-cell>
          <table:table-cell office:value-type="string">
            <text:p>0x000000014003e760</text:p>
          </table:table-cell>
          <table:table-cell office:value-type="string">
            <text:p>0x0003e760</text:p>
          </table:table-cell>
          <table:table-cell office:value-type="string">
            <text:p>812 (0x32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eDispatchSecondaryInterrupt</text:p>
          </table:table-cell>
          <table:table-cell/>
          <table:table-cell office:value-type="string">
            <text:p>KeDispatchSecondaryInterrupt</text:p>
          </table:table-cell>
          <table:table-cell office:value-type="string">
            <text:p>0x0000000140147630</text:p>
          </table:table-cell>
          <table:table-cell office:value-type="string">
            <text:p>0x00147630</text:p>
          </table:table-cell>
          <table:table-cell office:value-type="string">
            <text:p>813 (0x32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EnterCriticalRegion</text:p>
          </table:table-cell>
          <table:table-cell/>
          <table:table-cell office:value-type="string">
            <text:p>KeEnterCriticalRegion</text:p>
          </table:table-cell>
          <table:table-cell office:value-type="string">
            <text:p>0x000000014009bcc0</text:p>
          </table:table-cell>
          <table:table-cell office:value-type="string">
            <text:p>0x0009bcc0</text:p>
          </table:table-cell>
          <table:table-cell office:value-type="string">
            <text:p>814 (0x32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EnterGuardedRegion</text:p>
          </table:table-cell>
          <table:table-cell/>
          <table:table-cell office:value-type="string">
            <text:p>KeEnterGuardedRegion</text:p>
          </table:table-cell>
          <table:table-cell office:value-type="string">
            <text:p>0x0000000140062e20</text:p>
          </table:table-cell>
          <table:table-cell office:value-type="string">
            <text:p>0x00062e20</text:p>
          </table:table-cell>
          <table:table-cell office:value-type="string">
            <text:p>815 (0x32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EnterKernelDebugger</text:p>
          </table:table-cell>
          <table:table-cell/>
          <table:table-cell office:value-type="string">
            <text:p>KeEnterKernelDebugger</text:p>
          </table:table-cell>
          <table:table-cell office:value-type="string">
            <text:p>0x00000001401458b8</text:p>
          </table:table-cell>
          <table:table-cell office:value-type="string">
            <text:p>0x001458b8</text:p>
          </table:table-cell>
          <table:table-cell office:value-type="string">
            <text:p>816 (0x33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EnumerateNextProcessor</text:p>
          </table:table-cell>
          <table:table-cell/>
          <table:table-cell office:value-type="string">
            <text:p>KeEnumerateNextProcessor</text:p>
          </table:table-cell>
          <table:table-cell office:value-type="string">
            <text:p>0x00000001400846f0</text:p>
          </table:table-cell>
          <table:table-cell office:value-type="string">
            <text:p>0x000846f0</text:p>
          </table:table-cell>
          <table:table-cell office:value-type="string">
            <text:p>817 (0x33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ExpandKernelStackAndCallout</text:p>
          </table:table-cell>
          <table:table-cell/>
          <table:table-cell office:value-type="string">
            <text:p>KeExpandKernelStackAndCallout</text:p>
          </table:table-cell>
          <table:table-cell office:value-type="string">
            <text:p>0x0000000140031b60</text:p>
          </table:table-cell>
          <table:table-cell office:value-type="string">
            <text:p>0x00031b60</text:p>
          </table:table-cell>
          <table:table-cell office:value-type="string">
            <text:p>818 (0x33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ExpandKernelStackAndCalloutEx</text:p>
          </table:table-cell>
          <table:table-cell/>
          <table:table-cell office:value-type="string">
            <text:p>KeExpandKernelStackAndCalloutEx</text:p>
          </table:table-cell>
          <table:table-cell office:value-type="string">
            <text:p>0x00000001400a8e10</text:p>
          </table:table-cell>
          <table:table-cell office:value-type="string">
            <text:p>0x000a8e10</text:p>
          </table:table-cell>
          <table:table-cell office:value-type="string">
            <text:p>819 (0x33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FindConfigurationEntry</text:p>
          </table:table-cell>
          <table:table-cell/>
          <table:table-cell office:value-type="string">
            <text:p>KeFindConfigurationEntry</text:p>
          </table:table-cell>
          <table:table-cell office:value-type="string">
            <text:p>0x0000000140669880</text:p>
          </table:table-cell>
          <table:table-cell office:value-type="string">
            <text:p>0x00669880</text:p>
          </table:table-cell>
          <table:table-cell office:value-type="string">
            <text:p>820 (0x33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FindConfigurationNextEntry</text:p>
          </table:table-cell>
          <table:table-cell/>
          <table:table-cell office:value-type="string">
            <text:p>KeFindConfigurationNextEntry</text:p>
          </table:table-cell>
          <table:table-cell office:value-type="string">
            <text:p>0x00000001406698a4</text:p>
          </table:table-cell>
          <table:table-cell office:value-type="string">
            <text:p>0x006698a4</text:p>
          </table:table-cell>
          <table:table-cell office:value-type="string">
            <text:p>821 (0x33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FindFirstSetLeftAffinityEx</text:p>
          </table:table-cell>
          <table:table-cell/>
          <table:table-cell office:value-type="string">
            <text:p>KeFindFirstSetLeftAffinityEx</text:p>
          </table:table-cell>
          <table:table-cell office:value-type="string">
            <text:p>0x000000014014547c</text:p>
          </table:table-cell>
          <table:table-cell office:value-type="string">
            <text:p>0x0014547c</text:p>
          </table:table-cell>
          <table:table-cell office:value-type="string">
            <text:p>822 (0x33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FindFirstSetLeftGroupAffinity</text:p>
          </table:table-cell>
          <table:table-cell/>
          <table:table-cell office:value-type="string">
            <text:p>KeFindFirstSetLeftGroupAffinity</text:p>
          </table:table-cell>
          <table:table-cell office:value-type="string">
            <text:p>0x0000000140145348</text:p>
          </table:table-cell>
          <table:table-cell office:value-type="string">
            <text:p>0x00145348</text:p>
          </table:table-cell>
          <table:table-cell office:value-type="string">
            <text:p>823 (0x33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FindFirstSetRightGroupAffinity</text:p>
          </table:table-cell>
          <table:table-cell/>
          <table:table-cell office:value-type="string">
            <text:p>KeFindFirstSetRightGroupAffinity</text:p>
          </table:table-cell>
          <table:table-cell office:value-type="string">
            <text:p>0x00000001400dcde0</text:p>
          </table:table-cell>
          <table:table-cell office:value-type="string">
            <text:p>0x000dcde0</text:p>
          </table:table-cell>
          <table:table-cell office:value-type="string">
            <text:p>824 (0x33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FirstGroupAffinityEx</text:p>
          </table:table-cell>
          <table:table-cell/>
          <table:table-cell office:value-type="string">
            <text:p>KeFirstGroupAffinityEx</text:p>
          </table:table-cell>
          <table:table-cell office:value-type="string">
            <text:p>0x0000000140145430</text:p>
          </table:table-cell>
          <table:table-cell office:value-type="string">
            <text:p>0x00145430</text:p>
          </table:table-cell>
          <table:table-cell office:value-type="string">
            <text:p>825 (0x33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FlushEntireTb</text:p>
          </table:table-cell>
          <table:table-cell/>
          <table:table-cell office:value-type="string">
            <text:p>KeFlushEntireTb</text:p>
          </table:table-cell>
          <table:table-cell office:value-type="string">
            <text:p>0x00000001401476a8</text:p>
          </table:table-cell>
          <table:table-cell office:value-type="string">
            <text:p>0x001476a8</text:p>
          </table:table-cell>
          <table:table-cell office:value-type="string">
            <text:p>826 (0x33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FlushQueuedDpcs</text:p>
          </table:table-cell>
          <table:table-cell/>
          <table:table-cell office:value-type="string">
            <text:p>KeFlushQueuedDpcs</text:p>
          </table:table-cell>
          <table:table-cell office:value-type="string">
            <text:p>0x00000001403e77e8</text:p>
          </table:table-cell>
          <table:table-cell office:value-type="string">
            <text:p>0x003e77e8</text:p>
          </table:table-cell>
          <table:table-cell office:value-type="string">
            <text:p>827 (0x33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FreeCalloutStack</text:p>
          </table:table-cell>
          <table:table-cell/>
          <table:table-cell office:value-type="string">
            <text:p>KeFreeCalloutStack</text:p>
          </table:table-cell>
          <table:table-cell office:value-type="string">
            <text:p>0x00000001404f93d8</text:p>
          </table:table-cell>
          <table:table-cell office:value-type="string">
            <text:p>0x004f93d8</text:p>
          </table:table-cell>
          <table:table-cell office:value-type="string">
            <text:p>828 (0x33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GenericCallDpc</text:p>
          </table:table-cell>
          <table:table-cell/>
          <table:table-cell office:value-type="string">
            <text:p>KeGenericCallDpc</text:p>
          </table:table-cell>
          <table:table-cell office:value-type="string">
            <text:p>0x000000014000e640</text:p>
          </table:table-cell>
          <table:table-cell office:value-type="string">
            <text:p>0x0000e640</text:p>
          </table:table-cell>
          <table:table-cell office:value-type="string">
            <text:p>829 (0x33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GetCurrentIrql</text:p>
          </table:table-cell>
          <table:table-cell/>
          <table:table-cell office:value-type="string">
            <text:p>KeGetCurrentIrql</text:p>
          </table:table-cell>
          <table:table-cell office:value-type="string">
            <text:p>0x0000000140124548</text:p>
          </table:table-cell>
          <table:table-cell office:value-type="string">
            <text:p>0x00124548</text:p>
          </table:table-cell>
          <table:table-cell office:value-type="string">
            <text:p>830 (0x33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GetCurrentNodeNumber</text:p>
          </table:table-cell>
          <table:table-cell/>
          <table:table-cell office:value-type="string">
            <text:p>KeGetCurrentNodeNumber</text:p>
          </table:table-cell>
          <table:table-cell office:value-type="string">
            <text:p>0x0000000140034ac0</text:p>
          </table:table-cell>
          <table:table-cell office:value-type="string">
            <text:p>0x00034ac0</text:p>
          </table:table-cell>
          <table:table-cell office:value-type="string">
            <text:p>831 (0x33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GetCurrentProcessorNumberEx</text:p>
          </table:table-cell>
          <table:table-cell/>
          <table:table-cell office:value-type="string">
            <text:p>KeGetCurrentProcessorNumberEx</text:p>
          </table:table-cell>
          <table:table-cell office:value-type="string">
            <text:p>0x000000014007eb30</text:p>
          </table:table-cell>
          <table:table-cell office:value-type="string">
            <text:p>0x0007eb30</text:p>
          </table:table-cell>
          <table:table-cell office:value-type="string">
            <text:p>832 (0x34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GetCurrentThread</text:p>
          </table:table-cell>
          <table:table-cell/>
          <table:table-cell office:value-type="string">
            <text:p>KeGetCurrentThread</text:p>
          </table:table-cell>
          <table:table-cell office:value-type="string">
            <text:p>0x0000000140124580</text:p>
          </table:table-cell>
          <table:table-cell office:value-type="string">
            <text:p>0x00124580</text:p>
          </table:table-cell>
          <table:table-cell office:value-type="string">
            <text:p>833 (0x34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eGetNextTimerExpirationDueTime</text:p>
          </table:table-cell>
          <table:table-cell/>
          <table:table-cell office:value-type="string">
            <text:p>KeGetNextTimerExpirationDueTime</text:p>
          </table:table-cell>
          <table:table-cell office:value-type="string">
            <text:p>0x00000001400861c0</text:p>
          </table:table-cell>
          <table:table-cell office:value-type="string">
            <text:p>0x000861c0</text:p>
          </table:table-cell>
          <table:table-cell office:value-type="string">
            <text:p>834 (0x34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GetProcessorIndexFromNumber</text:p>
          </table:table-cell>
          <table:table-cell/>
          <table:table-cell office:value-type="string">
            <text:p>KeGetProcessorIndexFromNumber</text:p>
          </table:table-cell>
          <table:table-cell office:value-type="string">
            <text:p>0x00000001400850a0</text:p>
          </table:table-cell>
          <table:table-cell office:value-type="string">
            <text:p>0x000850a0</text:p>
          </table:table-cell>
          <table:table-cell office:value-type="string">
            <text:p>835 (0x34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GetProcessorNumberFromIndex</text:p>
          </table:table-cell>
          <table:table-cell/>
          <table:table-cell office:value-type="string">
            <text:p>KeGetProcessorNumberFromIndex</text:p>
          </table:table-cell>
          <table:table-cell office:value-type="string">
            <text:p>0x00000001400548a0</text:p>
          </table:table-cell>
          <table:table-cell office:value-type="string">
            <text:p>0x000548a0</text:p>
          </table:table-cell>
          <table:table-cell office:value-type="string">
            <text:p>836 (0x34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GetRecommendedSharedDataAlignment</text:p>
          </table:table-cell>
          <table:table-cell/>
          <table:table-cell office:value-type="string">
            <text:p>KeGetRecommendedSharedDataAlignment</text:p>
          </table:table-cell>
          <table:table-cell office:value-type="string">
            <text:p>0x00000001400116f4</text:p>
          </table:table-cell>
          <table:table-cell office:value-type="string">
            <text:p>0x000116f4</text:p>
          </table:table-cell>
          <table:table-cell office:value-type="string">
            <text:p>837 (0x34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GetXSaveFeatureFlags</text:p>
          </table:table-cell>
          <table:table-cell/>
          <table:table-cell office:value-type="string">
            <text:p>KeGetXSaveFeatureFlags</text:p>
          </table:table-cell>
          <table:table-cell office:value-type="string">
            <text:p>0x00000001401444b4</text:p>
          </table:table-cell>
          <table:table-cell office:value-type="string">
            <text:p>0x001444b4</text:p>
          </table:table-cell>
          <table:table-cell office:value-type="string">
            <text:p>838 (0x34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eHwPolicyLocateResource</text:p>
          </table:table-cell>
          <table:table-cell/>
          <table:table-cell office:value-type="string">
            <text:p>KeHwPolicyLocateResource</text:p>
          </table:table-cell>
          <table:table-cell office:value-type="string">
            <text:p>0x0000000140660128</text:p>
          </table:table-cell>
          <table:table-cell office:value-type="string">
            <text:p>0x00660128</text:p>
          </table:table-cell>
          <table:table-cell office:value-type="string">
            <text:p>839 (0x34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AffinityEx</text:p>
          </table:table-cell>
          <table:table-cell/>
          <table:table-cell office:value-type="string">
            <text:p>KeInitializeAffinityEx</text:p>
          </table:table-cell>
          <table:table-cell office:value-type="string">
            <text:p>0x00000001401116d0</text:p>
          </table:table-cell>
          <table:table-cell office:value-type="string">
            <text:p>0x001116d0</text:p>
          </table:table-cell>
          <table:table-cell office:value-type="string">
            <text:p>840 (0x34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Apc</text:p>
          </table:table-cell>
          <table:table-cell/>
          <table:table-cell office:value-type="string">
            <text:p>KeInitializeApc</text:p>
          </table:table-cell>
          <table:table-cell office:value-type="string">
            <text:p>0x00000001400543d8</text:p>
          </table:table-cell>
          <table:table-cell office:value-type="string">
            <text:p>0x000543d8</text:p>
          </table:table-cell>
          <table:table-cell office:value-type="string">
            <text:p>841 (0x34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CrashDumpHeader</text:p>
          </table:table-cell>
          <table:table-cell/>
          <table:table-cell office:value-type="string">
            <text:p>KeInitializeCrashDumpHeader</text:p>
          </table:table-cell>
          <table:table-cell office:value-type="string">
            <text:p>0x000000014013e1b0</text:p>
          </table:table-cell>
          <table:table-cell office:value-type="string">
            <text:p>0x0013e1b0</text:p>
          </table:table-cell>
          <table:table-cell office:value-type="string">
            <text:p>842 (0x34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DeviceQueue</text:p>
          </table:table-cell>
          <table:table-cell/>
          <table:table-cell office:value-type="string">
            <text:p>KeInitializeDeviceQueue</text:p>
          </table:table-cell>
          <table:table-cell office:value-type="string">
            <text:p>0x00000001400ea1fc</text:p>
          </table:table-cell>
          <table:table-cell office:value-type="string">
            <text:p>0x000ea1fc</text:p>
          </table:table-cell>
          <table:table-cell office:value-type="string">
            <text:p>843 (0x34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Dpc</text:p>
          </table:table-cell>
          <table:table-cell/>
          <table:table-cell office:value-type="string">
            <text:p>KeInitializeDpc</text:p>
          </table:table-cell>
          <table:table-cell office:value-type="string">
            <text:p>0x000000014005dbd0</text:p>
          </table:table-cell>
          <table:table-cell office:value-type="string">
            <text:p>0x0005dbd0</text:p>
          </table:table-cell>
          <table:table-cell office:value-type="string">
            <text:p>844 (0x34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EnumerationContext</text:p>
          </table:table-cell>
          <table:table-cell/>
          <table:table-cell office:value-type="string">
            <text:p>KeInitializeEnumerationContext</text:p>
          </table:table-cell>
          <table:table-cell office:value-type="string">
            <text:p>0x00000001400847e0</text:p>
          </table:table-cell>
          <table:table-cell office:value-type="string">
            <text:p>0x000847e0</text:p>
          </table:table-cell>
          <table:table-cell office:value-type="string">
            <text:p>845 (0x34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EnumerationContextFromGroup</text:p>
          </table:table-cell>
          <table:table-cell/>
          <table:table-cell office:value-type="string">
            <text:p>KeInitializeEnumerationContextFromGroup</text:p>
          </table:table-cell>
          <table:table-cell office:value-type="string">
            <text:p>0x00000001400de330</text:p>
          </table:table-cell>
          <table:table-cell office:value-type="string">
            <text:p>0x000de330</text:p>
          </table:table-cell>
          <table:table-cell office:value-type="string">
            <text:p>846 (0x34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Event</text:p>
          </table:table-cell>
          <table:table-cell/>
          <table:table-cell office:value-type="string">
            <text:p>KeInitializeEvent</text:p>
          </table:table-cell>
          <table:table-cell office:value-type="string">
            <text:p>0x000000014009b7d0</text:p>
          </table:table-cell>
          <table:table-cell office:value-type="string">
            <text:p>0x0009b7d0</text:p>
          </table:table-cell>
          <table:table-cell office:value-type="string">
            <text:p>847 (0x34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GuardedMutex</text:p>
          </table:table-cell>
          <table:table-cell/>
          <table:table-cell office:value-type="string">
            <text:p>KeInitializeGuardedMutex</text:p>
          </table:table-cell>
          <table:table-cell office:value-type="string">
            <text:p>0x0000000140035a8c</text:p>
          </table:table-cell>
          <table:table-cell office:value-type="string">
            <text:p>0x00035a8c</text:p>
          </table:table-cell>
          <table:table-cell office:value-type="string">
            <text:p>848 (0x35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Interrupt</text:p>
          </table:table-cell>
          <table:table-cell/>
          <table:table-cell office:value-type="string">
            <text:p>KeInitializeInterrupt</text:p>
          </table:table-cell>
          <table:table-cell office:value-type="string">
            <text:p>0x00000001400dce14</text:p>
          </table:table-cell>
          <table:table-cell office:value-type="string">
            <text:p>0x000dce14</text:p>
          </table:table-cell>
          <table:table-cell office:value-type="string">
            <text:p>849 (0x35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Mutant</text:p>
          </table:table-cell>
          <table:table-cell/>
          <table:table-cell office:value-type="string">
            <text:p>KeInitializeMutant</text:p>
          </table:table-cell>
          <table:table-cell office:value-type="string">
            <text:p>0x00000001400cf1ec</text:p>
          </table:table-cell>
          <table:table-cell office:value-type="string">
            <text:p>0x000cf1ec</text:p>
          </table:table-cell>
          <table:table-cell office:value-type="string">
            <text:p>850 (0x35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Mutex</text:p>
          </table:table-cell>
          <table:table-cell/>
          <table:table-cell office:value-type="string">
            <text:p>KeInitializeMutex</text:p>
          </table:table-cell>
          <table:table-cell office:value-type="string">
            <text:p>0x000000014004e144</text:p>
          </table:table-cell>
          <table:table-cell office:value-type="string">
            <text:p>0x0004e144</text:p>
          </table:table-cell>
          <table:table-cell office:value-type="string">
            <text:p>851 (0x35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Queue</text:p>
          </table:table-cell>
          <table:table-cell/>
          <table:table-cell office:value-type="string">
            <text:p>KeInitializeQueue</text:p>
          </table:table-cell>
          <table:table-cell office:value-type="string">
            <text:p>0x0000000140032c50</text:p>
          </table:table-cell>
          <table:table-cell office:value-type="string">
            <text:p>0x00032c50</text:p>
          </table:table-cell>
          <table:table-cell office:value-type="string">
            <text:p>852 (0x35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eInitializeSecondaryInterruptServices</text:p>
          </table:table-cell>
          <table:table-cell/>
          <table:table-cell office:value-type="string">
            <text:p>KeInitializeSecondaryInterruptServices</text:p>
          </table:table-cell>
          <table:table-cell office:value-type="string">
            <text:p>0x00000001404f9580</text:p>
          </table:table-cell>
          <table:table-cell office:value-type="string">
            <text:p>0x004f9580</text:p>
          </table:table-cell>
          <table:table-cell office:value-type="string">
            <text:p>853 (0x35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Semaphore</text:p>
          </table:table-cell>
          <table:table-cell/>
          <table:table-cell office:value-type="string">
            <text:p>KeInitializeSemaphore</text:p>
          </table:table-cell>
          <table:table-cell office:value-type="string">
            <text:p>0x0000000140059674</text:p>
          </table:table-cell>
          <table:table-cell office:value-type="string">
            <text:p>0x00059674</text:p>
          </table:table-cell>
          <table:table-cell office:value-type="string">
            <text:p>854 (0x35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eInitializeSpinLock</text:p>
          </table:table-cell>
          <table:table-cell/>
          <table:table-cell office:value-type="string">
            <text:p>KeInitializeSpinLock</text:p>
          </table:table-cell>
          <table:table-cell office:value-type="string">
            <text:p>0x000000014005d83c</text:p>
          </table:table-cell>
          <table:table-cell office:value-type="string">
            <text:p>0x0005d83c</text:p>
          </table:table-cell>
          <table:table-cell office:value-type="string">
            <text:p>855 (0x35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ThreadedDpc</text:p>
          </table:table-cell>
          <table:table-cell/>
          <table:table-cell office:value-type="string">
            <text:p>KeInitializeThreadedDpc</text:p>
          </table:table-cell>
          <table:table-cell office:value-type="string">
            <text:p>0x0000000140109940</text:p>
          </table:table-cell>
          <table:table-cell office:value-type="string">
            <text:p>0x00109940</text:p>
          </table:table-cell>
          <table:table-cell office:value-type="string">
            <text:p>856 (0x35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Timer</text:p>
          </table:table-cell>
          <table:table-cell/>
          <table:table-cell office:value-type="string">
            <text:p>KeInitializeTimer</text:p>
          </table:table-cell>
          <table:table-cell office:value-type="string">
            <text:p>0x000000014005e4c4</text:p>
          </table:table-cell>
          <table:table-cell office:value-type="string">
            <text:p>0x0005e4c4</text:p>
          </table:table-cell>
          <table:table-cell office:value-type="string">
            <text:p>857 (0x35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itializeTimerEx</text:p>
          </table:table-cell>
          <table:table-cell/>
          <table:table-cell office:value-type="string">
            <text:p>KeInitializeTimerEx</text:p>
          </table:table-cell>
          <table:table-cell office:value-type="string">
            <text:p>0x000000014005dba4</text:p>
          </table:table-cell>
          <table:table-cell office:value-type="string">
            <text:p>0x0005dba4</text:p>
          </table:table-cell>
          <table:table-cell office:value-type="string">
            <text:p>858 (0x35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sertByKeyDeviceQueue</text:p>
          </table:table-cell>
          <table:table-cell/>
          <table:table-cell office:value-type="string">
            <text:p>KeInsertByKeyDeviceQueue</text:p>
          </table:table-cell>
          <table:table-cell office:value-type="string">
            <text:p>0x0000000140147fc4</text:p>
          </table:table-cell>
          <table:table-cell office:value-type="string">
            <text:p>0x00147fc4</text:p>
          </table:table-cell>
          <table:table-cell office:value-type="string">
            <text:p>859 (0x35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sertDeviceQueue</text:p>
          </table:table-cell>
          <table:table-cell/>
          <table:table-cell office:value-type="string">
            <text:p>KeInsertDeviceQueue</text:p>
          </table:table-cell>
          <table:table-cell office:value-type="string">
            <text:p>0x00000001401051f8</text:p>
          </table:table-cell>
          <table:table-cell office:value-type="string">
            <text:p>0x001051f8</text:p>
          </table:table-cell>
          <table:table-cell office:value-type="string">
            <text:p>860 (0x35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sertHeadQueue</text:p>
          </table:table-cell>
          <table:table-cell/>
          <table:table-cell office:value-type="string">
            <text:p>KeInsertHeadQueue</text:p>
          </table:table-cell>
          <table:table-cell office:value-type="string">
            <text:p>0x000000014002d520</text:p>
          </table:table-cell>
          <table:table-cell office:value-type="string">
            <text:p>0x0002d520</text:p>
          </table:table-cell>
          <table:table-cell office:value-type="string">
            <text:p>861 (0x35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sertQueue</text:p>
          </table:table-cell>
          <table:table-cell/>
          <table:table-cell office:value-type="string">
            <text:p>KeInsertQueue</text:p>
          </table:table-cell>
          <table:table-cell office:value-type="string">
            <text:p>0x00000001400d2f30</text:p>
          </table:table-cell>
          <table:table-cell office:value-type="string">
            <text:p>0x000d2f30</text:p>
          </table:table-cell>
          <table:table-cell office:value-type="string">
            <text:p>862 (0x35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sertQueueApc</text:p>
          </table:table-cell>
          <table:table-cell/>
          <table:table-cell office:value-type="string">
            <text:p>KeInsertQueueApc</text:p>
          </table:table-cell>
          <table:table-cell office:value-type="string">
            <text:p>0x0000000140060298</text:p>
          </table:table-cell>
          <table:table-cell office:value-type="string">
            <text:p>0x00060298</text:p>
          </table:table-cell>
          <table:table-cell office:value-type="string">
            <text:p>863 (0x35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sertQueueDpc</text:p>
          </table:table-cell>
          <table:table-cell/>
          <table:table-cell office:value-type="string">
            <text:p>KeInsertQueueDpc</text:p>
          </table:table-cell>
          <table:table-cell office:value-type="string">
            <text:p>0x000000014007d8e0</text:p>
          </table:table-cell>
          <table:table-cell office:value-type="string">
            <text:p>0x0007d8e0</text:p>
          </table:table-cell>
          <table:table-cell office:value-type="string">
            <text:p>864 (0x36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terlockedClearProcessorAffinityEx</text:p>
          </table:table-cell>
          <table:table-cell/>
          <table:table-cell office:value-type="string">
            <text:p>KeInterlockedClearProcessorAffinityEx</text:p>
          </table:table-cell>
          <table:table-cell office:value-type="string">
            <text:p>0x000000014010b548</text:p>
          </table:table-cell>
          <table:table-cell office:value-type="string">
            <text:p>0x0010b548</text:p>
          </table:table-cell>
          <table:table-cell office:value-type="string">
            <text:p>865 (0x36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terlockedSetProcessorAffinityEx</text:p>
          </table:table-cell>
          <table:table-cell/>
          <table:table-cell office:value-type="string">
            <text:p>KeInterlockedSetProcessorAffinityEx</text:p>
          </table:table-cell>
          <table:table-cell office:value-type="string">
            <text:p>0x0000000140144ee4</text:p>
          </table:table-cell>
          <table:table-cell office:value-type="string">
            <text:p>0x00144ee4</text:p>
          </table:table-cell>
          <table:table-cell office:value-type="string">
            <text:p>866 (0x36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validateAllCaches</text:p>
          </table:table-cell>
          <table:table-cell/>
          <table:table-cell office:value-type="string">
            <text:p>KeInvalidateAllCaches</text:p>
          </table:table-cell>
          <table:table-cell office:value-type="string">
            <text:p>0x00000001400f4028</text:p>
          </table:table-cell>
          <table:table-cell office:value-type="string">
            <text:p>0x000f4028</text:p>
          </table:table-cell>
          <table:table-cell office:value-type="string">
            <text:p>867 (0x36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nvalidateRangeAllCaches</text:p>
          </table:table-cell>
          <table:table-cell/>
          <table:table-cell office:value-type="string">
            <text:p>KeInvalidateRangeAllCaches</text:p>
          </table:table-cell>
          <table:table-cell office:value-type="string">
            <text:p>0x00000001400fa0c0</text:p>
          </table:table-cell>
          <table:table-cell office:value-type="string">
            <text:p>0x000fa0c0</text:p>
          </table:table-cell>
          <table:table-cell office:value-type="string">
            <text:p>868 (0x36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piGenericCall</text:p>
          </table:table-cell>
          <table:table-cell/>
          <table:table-cell office:value-type="string">
            <text:p>KeIpiGenericCall</text:p>
          </table:table-cell>
          <table:table-cell office:value-type="string">
            <text:p>0x000000014000f254</text:p>
          </table:table-cell>
          <table:table-cell office:value-type="string">
            <text:p>0x0000f254</text:p>
          </table:table-cell>
          <table:table-cell office:value-type="string">
            <text:p>869 (0x36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sAttachedProcess</text:p>
          </table:table-cell>
          <table:table-cell/>
          <table:table-cell office:value-type="string">
            <text:p>KeIsAttachedProcess</text:p>
          </table:table-cell>
          <table:table-cell office:value-type="string">
            <text:p>0x00000001400b4058</text:p>
          </table:table-cell>
          <table:table-cell office:value-type="string">
            <text:p>0x000b4058</text:p>
          </table:table-cell>
          <table:table-cell office:value-type="string">
            <text:p>870 (0x36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sEmptyAffinityEx</text:p>
          </table:table-cell>
          <table:table-cell/>
          <table:table-cell office:value-type="string">
            <text:p>KeIsEmptyAffinityEx</text:p>
          </table:table-cell>
          <table:table-cell office:value-type="string">
            <text:p>0x00000001400847a4</text:p>
          </table:table-cell>
          <table:table-cell office:value-type="string">
            <text:p>0x000847a4</text:p>
          </table:table-cell>
          <table:table-cell office:value-type="string">
            <text:p>871 (0x36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sEqualAffinityEx</text:p>
          </table:table-cell>
          <table:table-cell/>
          <table:table-cell office:value-type="string">
            <text:p>KeIsEqualAffinityEx</text:p>
          </table:table-cell>
          <table:table-cell office:value-type="string">
            <text:p>0x00000001401452b8</text:p>
          </table:table-cell>
          <table:table-cell office:value-type="string">
            <text:p>0x001452b8</text:p>
          </table:table-cell>
          <table:table-cell office:value-type="string">
            <text:p>872 (0x36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sExecutingDpc</text:p>
          </table:table-cell>
          <table:table-cell/>
          <table:table-cell office:value-type="string">
            <text:p>KeIsExecutingDpc</text:p>
          </table:table-cell>
          <table:table-cell office:value-type="string">
            <text:p>0x0000000140031180</text:p>
          </table:table-cell>
          <table:table-cell office:value-type="string">
            <text:p>0x00031180</text:p>
          </table:table-cell>
          <table:table-cell office:value-type="string">
            <text:p>873 (0x36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sSingleGroupAffinityEx</text:p>
          </table:table-cell>
          <table:table-cell/>
          <table:table-cell office:value-type="string">
            <text:p>KeIsSingleGroupAffinityEx</text:p>
          </table:table-cell>
          <table:table-cell office:value-type="string">
            <text:p>0x0000000140144e8c</text:p>
          </table:table-cell>
          <table:table-cell office:value-type="string">
            <text:p>0x00144e8c</text:p>
          </table:table-cell>
          <table:table-cell office:value-type="string">
            <text:p>874 (0x36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sSubsetAffinityEx</text:p>
          </table:table-cell>
          <table:table-cell/>
          <table:table-cell office:value-type="string">
            <text:p>KeIsSubsetAffinityEx</text:p>
          </table:table-cell>
          <table:table-cell office:value-type="string">
            <text:p>0x0000000140144f3c</text:p>
          </table:table-cell>
          <table:table-cell office:value-type="string">
            <text:p>0x00144f3c</text:p>
          </table:table-cell>
          <table:table-cell office:value-type="string">
            <text:p>875 (0x36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IsWaitListEmpty</text:p>
          </table:table-cell>
          <table:table-cell/>
          <table:table-cell office:value-type="string">
            <text:p>KeIsWaitListEmpty</text:p>
          </table:table-cell>
          <table:table-cell office:value-type="string">
            <text:p>0x00000001404f9454</text:p>
          </table:table-cell>
          <table:table-cell office:value-type="string">
            <text:p>0x004f9454</text:p>
          </table:table-cell>
          <table:table-cell office:value-type="string">
            <text:p>876 (0x36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LastBranchMSR</text:p>
          </table:table-cell>
          <table:table-cell/>
          <table:table-cell office:value-type="string">
            <text:p>KeLastBranchMSR</text:p>
          </table:table-cell>
          <table:table-cell office:value-type="string">
            <text:p>0x000000014030b860</text:p>
          </table:table-cell>
          <table:table-cell office:value-type="string">
            <text:p>0x0030b860</text:p>
          </table:table-cell>
          <table:table-cell office:value-type="string">
            <text:p>877 (0x36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LeaveCriticalRegion</text:p>
          </table:table-cell>
          <table:table-cell/>
          <table:table-cell office:value-type="string">
            <text:p>KeLeaveCriticalRegion</text:p>
          </table:table-cell>
          <table:table-cell office:value-type="string">
            <text:p>0x000000014009bc20</text:p>
          </table:table-cell>
          <table:table-cell office:value-type="string">
            <text:p>0x0009bc20</text:p>
          </table:table-cell>
          <table:table-cell office:value-type="string">
            <text:p>878 (0x36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LeaveGuardedRegion</text:p>
          </table:table-cell>
          <table:table-cell/>
          <table:table-cell office:value-type="string">
            <text:p>KeLeaveGuardedRegion</text:p>
          </table:table-cell>
          <table:table-cell office:value-type="string">
            <text:p>0x00000001400633b0</text:p>
          </table:table-cell>
          <table:table-cell office:value-type="string">
            <text:p>0x000633b0</text:p>
          </table:table-cell>
          <table:table-cell office:value-type="string">
            <text:p>879 (0x36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LoaderBlock</text:p>
          </table:table-cell>
          <table:table-cell/>
          <table:table-cell office:value-type="string">
            <text:p>KeLoaderBlock</text:p>
          </table:table-cell>
          <table:table-cell office:value-type="string">
            <text:p>0x000000014030e3d0</text:p>
          </table:table-cell>
          <table:table-cell office:value-type="string">
            <text:p>0x0030e3d0</text:p>
          </table:table-cell>
          <table:table-cell office:value-type="string">
            <text:p>880 (0x37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LowerIrql</text:p>
          </table:table-cell>
          <table:table-cell/>
          <table:table-cell office:value-type="string">
            <text:p>KeLowerIrql</text:p>
          </table:table-cell>
          <table:table-cell office:value-type="string">
            <text:p>0x000000014007eb20</text:p>
          </table:table-cell>
          <table:table-cell office:value-type="string">
            <text:p>0x0007eb20</text:p>
          </table:table-cell>
          <table:table-cell office:value-type="string">
            <text:p>881 (0x37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NumberProcessors</text:p>
          </table:table-cell>
          <table:table-cell/>
          <table:table-cell office:value-type="string">
            <text:p>KeNumberProcessors</text:p>
          </table:table-cell>
          <table:table-cell office:value-type="string">
            <text:p>0x000000014030b1a6</text:p>
          </table:table-cell>
          <table:table-cell office:value-type="string">
            <text:p>0x0030b1a6</text:p>
          </table:table-cell>
          <table:table-cell office:value-type="string">
            <text:p>882 (0x37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OrAffinityEx</text:p>
          </table:table-cell>
          <table:table-cell/>
          <table:table-cell office:value-type="string">
            <text:p>KeOrAffinityEx</text:p>
          </table:table-cell>
          <table:table-cell office:value-type="string">
            <text:p>0x00000001401451a8</text:p>
          </table:table-cell>
          <table:table-cell office:value-type="string">
            <text:p>0x001451a8</text:p>
          </table:table-cell>
          <table:table-cell office:value-type="string">
            <text:p>883 (0x37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ProcessorGroupAffinity</text:p>
          </table:table-cell>
          <table:table-cell/>
          <table:table-cell office:value-type="string">
            <text:p>KeProcessorGroupAffinity</text:p>
          </table:table-cell>
          <table:table-cell office:value-type="string">
            <text:p>0x00000001401008e0</text:p>
          </table:table-cell>
          <table:table-cell office:value-type="string">
            <text:p>0x001008e0</text:p>
          </table:table-cell>
          <table:table-cell office:value-type="string">
            <text:p>884 (0x37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ProfileInterruptWithSource</text:p>
          </table:table-cell>
          <table:table-cell/>
          <table:table-cell office:value-type="string">
            <text:p>KeProfileInterruptWithSource</text:p>
          </table:table-cell>
          <table:table-cell office:value-type="string">
            <text:p>0x000000014000faf8</text:p>
          </table:table-cell>
          <table:table-cell office:value-type="string">
            <text:p>0x0000faf8</text:p>
          </table:table-cell>
          <table:table-cell office:value-type="string">
            <text:p>885 (0x37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PulseEvent</text:p>
          </table:table-cell>
          <table:table-cell/>
          <table:table-cell office:value-type="string">
            <text:p>KePulseEvent</text:p>
          </table:table-cell>
          <table:table-cell office:value-type="string">
            <text:p>0x000000014008fd70</text:p>
          </table:table-cell>
          <table:table-cell office:value-type="string">
            <text:p>0x0008fd70</text:p>
          </table:table-cell>
          <table:table-cell office:value-type="string">
            <text:p>886 (0x37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ActiveGroupCount</text:p>
          </table:table-cell>
          <table:table-cell/>
          <table:table-cell office:value-type="string">
            <text:p>KeQueryActiveGroupCount</text:p>
          </table:table-cell>
          <table:table-cell office:value-type="string">
            <text:p>0x000000014003e5c8</text:p>
          </table:table-cell>
          <table:table-cell office:value-type="string">
            <text:p>0x0003e5c8</text:p>
          </table:table-cell>
          <table:table-cell office:value-type="string">
            <text:p>887 (0x37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ActiveProcessorAffinity</text:p>
          </table:table-cell>
          <table:table-cell/>
          <table:table-cell office:value-type="string">
            <text:p>KeQueryActiveProcessorAffinity</text:p>
          </table:table-cell>
          <table:table-cell office:value-type="string">
            <text:p>0x0000000140111580</text:p>
          </table:table-cell>
          <table:table-cell office:value-type="string">
            <text:p>0x00111580</text:p>
          </table:table-cell>
          <table:table-cell office:value-type="string">
            <text:p>888 (0x37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ActiveProcessorCount</text:p>
          </table:table-cell>
          <table:table-cell/>
          <table:table-cell office:value-type="string">
            <text:p>KeQueryActiveProcessorCount</text:p>
          </table:table-cell>
          <table:table-cell office:value-type="string">
            <text:p>0x000000014010b884</text:p>
          </table:table-cell>
          <table:table-cell office:value-type="string">
            <text:p>0x0010b884</text:p>
          </table:table-cell>
          <table:table-cell office:value-type="string">
            <text:p>889 (0x37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ActiveProcessorCountEx</text:p>
          </table:table-cell>
          <table:table-cell/>
          <table:table-cell office:value-type="string">
            <text:p>KeQueryActiveProcessorCountEx</text:p>
          </table:table-cell>
          <table:table-cell office:value-type="string">
            <text:p>0x0000000140084cf0</text:p>
          </table:table-cell>
          <table:table-cell office:value-type="string">
            <text:p>0x00084cf0</text:p>
          </table:table-cell>
          <table:table-cell office:value-type="string">
            <text:p>890 (0x37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ActiveProcessors</text:p>
          </table:table-cell>
          <table:table-cell/>
          <table:table-cell office:value-type="string">
            <text:p>KeQueryActiveProcessors</text:p>
          </table:table-cell>
          <table:table-cell office:value-type="string">
            <text:p>0x00000001400ea0f8</text:p>
          </table:table-cell>
          <table:table-cell office:value-type="string">
            <text:p>0x000ea0f8</text:p>
          </table:table-cell>
          <table:table-cell office:value-type="string">
            <text:p>891 (0x37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DpcWatchdogInformation</text:p>
          </table:table-cell>
          <table:table-cell/>
          <table:table-cell office:value-type="string">
            <text:p>KeQueryDpcWatchdogInformation</text:p>
          </table:table-cell>
          <table:table-cell office:value-type="string">
            <text:p>0x000000014005e8c0</text:p>
          </table:table-cell>
          <table:table-cell office:value-type="string">
            <text:p>0x0005e8c0</text:p>
          </table:table-cell>
          <table:table-cell office:value-type="string">
            <text:p>892 (0x37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GroupAffinity</text:p>
          </table:table-cell>
          <table:table-cell/>
          <table:table-cell office:value-type="string">
            <text:p>KeQueryGroupAffinity</text:p>
          </table:table-cell>
          <table:table-cell office:value-type="string">
            <text:p>0x000000014004491c</text:p>
          </table:table-cell>
          <table:table-cell office:value-type="string">
            <text:p>0x0004491c</text:p>
          </table:table-cell>
          <table:table-cell office:value-type="string">
            <text:p>893 (0x37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GroupAffinityEx</text:p>
          </table:table-cell>
          <table:table-cell/>
          <table:table-cell office:value-type="string">
            <text:p>KeQueryGroupAffinityEx</text:p>
          </table:table-cell>
          <table:table-cell office:value-type="string">
            <text:p>0x000000014010a17c</text:p>
          </table:table-cell>
          <table:table-cell office:value-type="string">
            <text:p>0x0010a17c</text:p>
          </table:table-cell>
          <table:table-cell office:value-type="string">
            <text:p>894 (0x37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HardwareCounterConfiguration</text:p>
          </table:table-cell>
          <table:table-cell/>
          <table:table-cell office:value-type="string">
            <text:p>KeQueryHardwareCounterConfiguration</text:p>
          </table:table-cell>
          <table:table-cell office:value-type="string">
            <text:p>0x00000001404f98a4</text:p>
          </table:table-cell>
          <table:table-cell office:value-type="string">
            <text:p>0x004f98a4</text:p>
          </table:table-cell>
          <table:table-cell office:value-type="string">
            <text:p>895 (0x37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HighestNodeNumber</text:p>
          </table:table-cell>
          <table:table-cell/>
          <table:table-cell office:value-type="string">
            <text:p>KeQueryHighestNodeNumber</text:p>
          </table:table-cell>
          <table:table-cell office:value-type="string">
            <text:p>0x00000001400364b0</text:p>
          </table:table-cell>
          <table:table-cell office:value-type="string">
            <text:p>0x000364b0</text:p>
          </table:table-cell>
          <table:table-cell office:value-type="string">
            <text:p>896 (0x38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LogicalProcessorRelationship</text:p>
          </table:table-cell>
          <table:table-cell/>
          <table:table-cell office:value-type="string">
            <text:p>KeQueryLogicalProcessorRelationship</text:p>
          </table:table-cell>
          <table:table-cell office:value-type="string">
            <text:p>0x0000000140032ca0</text:p>
          </table:table-cell>
          <table:table-cell office:value-type="string">
            <text:p>0x00032ca0</text:p>
          </table:table-cell>
          <table:table-cell office:value-type="string">
            <text:p>897 (0x38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MaximumGroupCount</text:p>
          </table:table-cell>
          <table:table-cell/>
          <table:table-cell office:value-type="string">
            <text:p>KeQueryMaximumGroupCount</text:p>
          </table:table-cell>
          <table:table-cell office:value-type="string">
            <text:p>0x00000001400273f8</text:p>
          </table:table-cell>
          <table:table-cell office:value-type="string">
            <text:p>0x000273f8</text:p>
          </table:table-cell>
          <table:table-cell office:value-type="string">
            <text:p>898 (0x38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MaximumProcessorCount</text:p>
          </table:table-cell>
          <table:table-cell/>
          <table:table-cell office:value-type="string">
            <text:p>KeQueryMaximumProcessorCount</text:p>
          </table:table-cell>
          <table:table-cell office:value-type="string">
            <text:p>0x0000000140144030</text:p>
          </table:table-cell>
          <table:table-cell office:value-type="string">
            <text:p>0x00144030</text:p>
          </table:table-cell>
          <table:table-cell office:value-type="string">
            <text:p>899 (0x38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MaximumProcessorCountEx</text:p>
          </table:table-cell>
          <table:table-cell/>
          <table:table-cell office:value-type="string">
            <text:p>KeQueryMaximumProcessorCountEx</text:p>
          </table:table-cell>
          <table:table-cell office:value-type="string">
            <text:p>0x0000000140061ee0</text:p>
          </table:table-cell>
          <table:table-cell office:value-type="string">
            <text:p>0x00061ee0</text:p>
          </table:table-cell>
          <table:table-cell office:value-type="string">
            <text:p>900 (0x38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NodeActiveAffinity</text:p>
          </table:table-cell>
          <table:table-cell/>
          <table:table-cell office:value-type="string">
            <text:p>KeQueryNodeActiveAffinity</text:p>
          </table:table-cell>
          <table:table-cell office:value-type="string">
            <text:p>0x0000000140035a34</text:p>
          </table:table-cell>
          <table:table-cell office:value-type="string">
            <text:p>0x00035a34</text:p>
          </table:table-cell>
          <table:table-cell office:value-type="string">
            <text:p>901 (0x38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NodeMaximumProcessorCount</text:p>
          </table:table-cell>
          <table:table-cell/>
          <table:table-cell office:value-type="string">
            <text:p>KeQueryNodeMaximumProcessorCount</text:p>
          </table:table-cell>
          <table:table-cell office:value-type="string">
            <text:p>0x0000000140144008</text:p>
          </table:table-cell>
          <table:table-cell office:value-type="string">
            <text:p>0x00144008</text:p>
          </table:table-cell>
          <table:table-cell office:value-type="string">
            <text:p>902 (0x38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PrcbAddress</text:p>
          </table:table-cell>
          <table:table-cell/>
          <table:table-cell office:value-type="string">
            <text:p>KeQueryPrcbAddress</text:p>
          </table:table-cell>
          <table:table-cell office:value-type="string">
            <text:p>0x000000014004b8f4</text:p>
          </table:table-cell>
          <table:table-cell office:value-type="string">
            <text:p>0x0004b8f4</text:p>
          </table:table-cell>
          <table:table-cell office:value-type="string">
            <text:p>903 (0x38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PriorityThread</text:p>
          </table:table-cell>
          <table:table-cell/>
          <table:table-cell office:value-type="string">
            <text:p>KeQueryPriorityThread</text:p>
          </table:table-cell>
          <table:table-cell office:value-type="string">
            <text:p>0x00000001400d1288</text:p>
          </table:table-cell>
          <table:table-cell office:value-type="string">
            <text:p>0x000d1288</text:p>
          </table:table-cell>
          <table:table-cell office:value-type="string">
            <text:p>904 (0x38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RuntimeThread</text:p>
          </table:table-cell>
          <table:table-cell/>
          <table:table-cell office:value-type="string">
            <text:p>KeQueryRuntimeThread</text:p>
          </table:table-cell>
          <table:table-cell office:value-type="string">
            <text:p>0x00000001400da100</text:p>
          </table:table-cell>
          <table:table-cell office:value-type="string">
            <text:p>0x000da100</text:p>
          </table:table-cell>
          <table:table-cell office:value-type="string">
            <text:p>905 (0x38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eQuerySystemTimePrecise</text:p>
          </table:table-cell>
          <table:table-cell/>
          <table:table-cell office:value-type="string">
            <text:p>KeQuerySystemTimePrecise</text:p>
          </table:table-cell>
          <table:table-cell office:value-type="string">
            <text:p>0x0000000140143c90</text:p>
          </table:table-cell>
          <table:table-cell office:value-type="string">
            <text:p>0x00143c90</text:p>
          </table:table-cell>
          <table:table-cell office:value-type="string">
            <text:p>906 (0x38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TimeIncrement</text:p>
          </table:table-cell>
          <table:table-cell/>
          <table:table-cell office:value-type="string">
            <text:p>KeQueryTimeIncrement</text:p>
          </table:table-cell>
          <table:table-cell office:value-type="string">
            <text:p>0x000000014007cf84</text:p>
          </table:table-cell>
          <table:table-cell office:value-type="string">
            <text:p>0x0007cf84</text:p>
          </table:table-cell>
          <table:table-cell office:value-type="string">
            <text:p>907 (0x38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eQueryTotalCycleTimeProcess</text:p>
          </table:table-cell>
          <table:table-cell/>
          <table:table-cell office:value-type="string">
            <text:p>KeQueryTotalCycleTimeProcess</text:p>
          </table:table-cell>
          <table:table-cell office:value-type="string">
            <text:p>0x0000000140143884</text:p>
          </table:table-cell>
          <table:table-cell office:value-type="string">
            <text:p>0x00143884</text:p>
          </table:table-cell>
          <table:table-cell office:value-type="string">
            <text:p>908 (0x38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eQueryTotalCycleTimeThread</text:p>
          </table:table-cell>
          <table:table-cell/>
          <table:table-cell office:value-type="string">
            <text:p>KeQueryTotalCycleTimeThread</text:p>
          </table:table-cell>
          <table:table-cell office:value-type="string">
            <text:p>0x00000001404f8d30</text:p>
          </table:table-cell>
          <table:table-cell office:value-type="string">
            <text:p>0x004f8d30</text:p>
          </table:table-cell>
          <table:table-cell office:value-type="string">
            <text:p>909 (0x38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QueryUnbiasedInterruptTime</text:p>
          </table:table-cell>
          <table:table-cell/>
          <table:table-cell office:value-type="string">
            <text:p>KeQueryUnbiasedInterruptTime</text:p>
          </table:table-cell>
          <table:table-cell office:value-type="string">
            <text:p>0x0000000140013634</text:p>
          </table:table-cell>
          <table:table-cell office:value-type="string">
            <text:p>0x00013634</text:p>
          </table:table-cell>
          <table:table-cell office:value-type="string">
            <text:p>910 (0x38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aiseIrqlToDpcLevel</text:p>
          </table:table-cell>
          <table:table-cell/>
          <table:table-cell office:value-type="string">
            <text:p>KeRaiseIrqlToDpcLevel</text:p>
          </table:table-cell>
          <table:table-cell office:value-type="string">
            <text:p>0x0000000140124534</text:p>
          </table:table-cell>
          <table:table-cell office:value-type="string">
            <text:p>0x00124534</text:p>
          </table:table-cell>
          <table:table-cell office:value-type="string">
            <text:p>911 (0x38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aiseUserException</text:p>
          </table:table-cell>
          <table:table-cell/>
          <table:table-cell office:value-type="string">
            <text:p>KeRaiseUserException</text:p>
          </table:table-cell>
          <table:table-cell office:value-type="string">
            <text:p>0x0000000140148400</text:p>
          </table:table-cell>
          <table:table-cell office:value-type="string">
            <text:p>0x00148400</text:p>
          </table:table-cell>
          <table:table-cell office:value-type="string">
            <text:p>912 (0x39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adStateEvent</text:p>
          </table:table-cell>
          <table:table-cell/>
          <table:table-cell office:value-type="string">
            <text:p>KeReadStateEvent</text:p>
          </table:table-cell>
          <table:table-cell office:value-type="string">
            <text:p>0x0000000140062030</text:p>
          </table:table-cell>
          <table:table-cell office:value-type="string">
            <text:p>0x00062030</text:p>
          </table:table-cell>
          <table:table-cell office:value-type="string">
            <text:p>913 (0x39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adStateMutant</text:p>
          </table:table-cell>
          <table:table-cell/>
          <table:table-cell office:value-type="string">
            <text:p>KeReadStateMutant</text:p>
          </table:table-cell>
          <table:table-cell office:value-type="string">
            <text:p>0x0000000140063808</text:p>
          </table:table-cell>
          <table:table-cell office:value-type="string">
            <text:p>0x00063808</text:p>
          </table:table-cell>
          <table:table-cell office:value-type="string">
            <text:p>914 (0x39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adStateMutex</text:p>
          </table:table-cell>
          <table:table-cell/>
          <table:table-cell office:value-type="string">
            <text:p>KeReadStateMutex</text:p>
          </table:table-cell>
          <table:table-cell office:value-type="string">
            <text:p>0x0000000140063808</text:p>
          </table:table-cell>
          <table:table-cell office:value-type="string">
            <text:p>0x00063808</text:p>
          </table:table-cell>
          <table:table-cell office:value-type="string">
            <text:p>915 (0x39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adStateQueue</text:p>
          </table:table-cell>
          <table:table-cell/>
          <table:table-cell office:value-type="string">
            <text:p>KeReadStateQueue</text:p>
          </table:table-cell>
          <table:table-cell office:value-type="string">
            <text:p>0x0000000140063808</text:p>
          </table:table-cell>
          <table:table-cell office:value-type="string">
            <text:p>0x00063808</text:p>
          </table:table-cell>
          <table:table-cell office:value-type="string">
            <text:p>916 (0x39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adStateSemaphore</text:p>
          </table:table-cell>
          <table:table-cell/>
          <table:table-cell office:value-type="string">
            <text:p>KeReadStateSemaphore</text:p>
          </table:table-cell>
          <table:table-cell office:value-type="string">
            <text:p>0x0000000140063808</text:p>
          </table:table-cell>
          <table:table-cell office:value-type="string">
            <text:p>0x00063808</text:p>
          </table:table-cell>
          <table:table-cell office:value-type="string">
            <text:p>917 (0x39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adStateTimer</text:p>
          </table:table-cell>
          <table:table-cell/>
          <table:table-cell office:value-type="string">
            <text:p>KeReadStateTimer</text:p>
          </table:table-cell>
          <table:table-cell office:value-type="string">
            <text:p>0x0000000140142fa8</text:p>
          </table:table-cell>
          <table:table-cell office:value-type="string">
            <text:p>0x00142fa8</text:p>
          </table:table-cell>
          <table:table-cell office:value-type="string">
            <text:p>918 (0x39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gisterBugCheckCallback</text:p>
          </table:table-cell>
          <table:table-cell/>
          <table:table-cell office:value-type="string">
            <text:p>KeRegisterBugCheckCallback</text:p>
          </table:table-cell>
          <table:table-cell office:value-type="string">
            <text:p>0x000000014010b5f8</text:p>
          </table:table-cell>
          <table:table-cell office:value-type="string">
            <text:p>0x0010b5f8</text:p>
          </table:table-cell>
          <table:table-cell office:value-type="string">
            <text:p>919 (0x39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gisterBugCheckReasonCallback</text:p>
          </table:table-cell>
          <table:table-cell/>
          <table:table-cell office:value-type="string">
            <text:p>KeRegisterBugCheckReasonCallback</text:p>
          </table:table-cell>
          <table:table-cell office:value-type="string">
            <text:p>0x00000001400e1cb8</text:p>
          </table:table-cell>
          <table:table-cell office:value-type="string">
            <text:p>0x000e1cb8</text:p>
          </table:table-cell>
          <table:table-cell office:value-type="string">
            <text:p>920 (0x39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gisterNmiCallback</text:p>
          </table:table-cell>
          <table:table-cell/>
          <table:table-cell office:value-type="string">
            <text:p>KeRegisterNmiCallback</text:p>
          </table:table-cell>
          <table:table-cell office:value-type="string">
            <text:p>0x0000000140143cb0</text:p>
          </table:table-cell>
          <table:table-cell office:value-type="string">
            <text:p>0x00143cb0</text:p>
          </table:table-cell>
          <table:table-cell office:value-type="string">
            <text:p>921 (0x39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gisterProcessorChangeCallback</text:p>
          </table:table-cell>
          <table:table-cell/>
          <table:table-cell office:value-type="string">
            <text:p>KeRegisterProcessorChangeCallback</text:p>
          </table:table-cell>
          <table:table-cell office:value-type="string">
            <text:p>0x00000001404a9688</text:p>
          </table:table-cell>
          <table:table-cell office:value-type="string">
            <text:p>0x004a9688</text:p>
          </table:table-cell>
          <table:table-cell office:value-type="string">
            <text:p>922 (0x39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GuardedMutex</text:p>
          </table:table-cell>
          <table:table-cell/>
          <table:table-cell office:value-type="string">
            <text:p>KeReleaseGuardedMutex</text:p>
          </table:table-cell>
          <table:table-cell office:value-type="string">
            <text:p>0x0000000140050b10</text:p>
          </table:table-cell>
          <table:table-cell office:value-type="string">
            <text:p>0x00050b10</text:p>
          </table:table-cell>
          <table:table-cell office:value-type="string">
            <text:p>923 (0x39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GuardedMutexUnsafe</text:p>
          </table:table-cell>
          <table:table-cell/>
          <table:table-cell office:value-type="string">
            <text:p>KeReleaseGuardedMutexUnsafe</text:p>
          </table:table-cell>
          <table:table-cell office:value-type="string">
            <text:p>0x0000000140142c14</text:p>
          </table:table-cell>
          <table:table-cell office:value-type="string">
            <text:p>0x00142c14</text:p>
          </table:table-cell>
          <table:table-cell office:value-type="string">
            <text:p>924 (0x39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InStackQueuedSpinLock</text:p>
          </table:table-cell>
          <table:table-cell/>
          <table:table-cell office:value-type="string">
            <text:p>KeReleaseInStackQueuedSpinLock</text:p>
          </table:table-cell>
          <table:table-cell office:value-type="string">
            <text:p>0x000000014007ea60</text:p>
          </table:table-cell>
          <table:table-cell office:value-type="string">
            <text:p>0x0007ea60</text:p>
          </table:table-cell>
          <table:table-cell office:value-type="string">
            <text:p>925 (0x39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InStackQueuedSpinLockForDpc</text:p>
          </table:table-cell>
          <table:table-cell/>
          <table:table-cell office:value-type="string">
            <text:p>KeReleaseInStackQueuedSpinLockForDpc</text:p>
          </table:table-cell>
          <table:table-cell office:value-type="string">
            <text:p>0x0000000140144cbc</text:p>
          </table:table-cell>
          <table:table-cell office:value-type="string">
            <text:p>0x00144cbc</text:p>
          </table:table-cell>
          <table:table-cell office:value-type="string">
            <text:p>926 (0x39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InStackQueuedSpinLockFromDpcLevel</text:p>
          </table:table-cell>
          <table:table-cell/>
          <table:table-cell office:value-type="string">
            <text:p>KeReleaseInStackQueuedSpinLockFromDpcLevel</text:p>
          </table:table-cell>
          <table:table-cell office:value-type="string">
            <text:p>0x000000014007dcb0</text:p>
          </table:table-cell>
          <table:table-cell office:value-type="string">
            <text:p>0x0007dcb0</text:p>
          </table:table-cell>
          <table:table-cell office:value-type="string">
            <text:p>927 (0x39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InterruptSpinLock</text:p>
          </table:table-cell>
          <table:table-cell/>
          <table:table-cell office:value-type="string">
            <text:p>KeReleaseInterruptSpinLock</text:p>
          </table:table-cell>
          <table:table-cell office:value-type="string">
            <text:p>0x0000000140087a20</text:p>
          </table:table-cell>
          <table:table-cell office:value-type="string">
            <text:p>0x00087a20</text:p>
          </table:table-cell>
          <table:table-cell office:value-type="string">
            <text:p>928 (0x3a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Mutant</text:p>
          </table:table-cell>
          <table:table-cell/>
          <table:table-cell office:value-type="string">
            <text:p>KeReleaseMutant</text:p>
          </table:table-cell>
          <table:table-cell office:value-type="string">
            <text:p>0x0000000140084800</text:p>
          </table:table-cell>
          <table:table-cell office:value-type="string">
            <text:p>0x00084800</text:p>
          </table:table-cell>
          <table:table-cell office:value-type="string">
            <text:p>929 (0x3a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Mutex</text:p>
          </table:table-cell>
          <table:table-cell/>
          <table:table-cell office:value-type="string">
            <text:p>KeReleaseMutex</text:p>
          </table:table-cell>
          <table:table-cell office:value-type="string">
            <text:p>0x00000001400b1b30</text:p>
          </table:table-cell>
          <table:table-cell office:value-type="string">
            <text:p>0x000b1b30</text:p>
          </table:table-cell>
          <table:table-cell office:value-type="string">
            <text:p>930 (0x3a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QueuedSpinLock</text:p>
          </table:table-cell>
          <table:table-cell/>
          <table:table-cell office:value-type="string">
            <text:p>KeReleaseQueuedSpinLock</text:p>
          </table:table-cell>
          <table:table-cell office:value-type="string">
            <text:p>0x0000000140063788</text:p>
          </table:table-cell>
          <table:table-cell office:value-type="string">
            <text:p>0x00063788</text:p>
          </table:table-cell>
          <table:table-cell office:value-type="string">
            <text:p>931 (0x3a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Semaphore</text:p>
          </table:table-cell>
          <table:table-cell/>
          <table:table-cell office:value-type="string">
            <text:p>KeReleaseSemaphore</text:p>
          </table:table-cell>
          <table:table-cell office:value-type="string">
            <text:p>0x00000001400a78ec</text:p>
          </table:table-cell>
          <table:table-cell office:value-type="string">
            <text:p>0x000a78ec</text:p>
          </table:table-cell>
          <table:table-cell office:value-type="string">
            <text:p>932 (0x3a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SpinLock</text:p>
          </table:table-cell>
          <table:table-cell/>
          <table:table-cell office:value-type="string">
            <text:p>KeReleaseSpinLock</text:p>
          </table:table-cell>
          <table:table-cell office:value-type="string">
            <text:p>0x0000000140061eb0</text:p>
          </table:table-cell>
          <table:table-cell office:value-type="string">
            <text:p>0x00061eb0</text:p>
          </table:table-cell>
          <table:table-cell office:value-type="string">
            <text:p>933 (0x3a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SpinLockForDpc</text:p>
          </table:table-cell>
          <table:table-cell/>
          <table:table-cell office:value-type="string">
            <text:p>KeReleaseSpinLockForDpc</text:p>
          </table:table-cell>
          <table:table-cell office:value-type="string">
            <text:p>0x0000000140144d70</text:p>
          </table:table-cell>
          <table:table-cell office:value-type="string">
            <text:p>0x00144d70</text:p>
          </table:table-cell>
          <table:table-cell office:value-type="string">
            <text:p>934 (0x3a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leaseSpinLockFromDpcLevel</text:p>
          </table:table-cell>
          <table:table-cell/>
          <table:table-cell office:value-type="string">
            <text:p>KeReleaseSpinLockFromDpcLevel</text:p>
          </table:table-cell>
          <table:table-cell office:value-type="string">
            <text:p>0x000000014007eb70</text:p>
          </table:table-cell>
          <table:table-cell office:value-type="string">
            <text:p>0x0007eb70</text:p>
          </table:table-cell>
          <table:table-cell office:value-type="string">
            <text:p>935 (0x3a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ByKeyDeviceQueue</text:p>
          </table:table-cell>
          <table:table-cell/>
          <table:table-cell office:value-type="string">
            <text:p>KeRemoveByKeyDeviceQueue</text:p>
          </table:table-cell>
          <table:table-cell office:value-type="string">
            <text:p>0x0000000140147e5c</text:p>
          </table:table-cell>
          <table:table-cell office:value-type="string">
            <text:p>0x00147e5c</text:p>
          </table:table-cell>
          <table:table-cell office:value-type="string">
            <text:p>936 (0x3a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ByKeyDeviceQueueIfBusy</text:p>
          </table:table-cell>
          <table:table-cell/>
          <table:table-cell office:value-type="string">
            <text:p>KeRemoveByKeyDeviceQueueIfBusy</text:p>
          </table:table-cell>
          <table:table-cell office:value-type="string">
            <text:p>0x0000000140147ce0</text:p>
          </table:table-cell>
          <table:table-cell office:value-type="string">
            <text:p>0x00147ce0</text:p>
          </table:table-cell>
          <table:table-cell office:value-type="string">
            <text:p>937 (0x3a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DeviceQueue</text:p>
          </table:table-cell>
          <table:table-cell/>
          <table:table-cell office:value-type="string">
            <text:p>KeRemoveDeviceQueue</text:p>
          </table:table-cell>
          <table:table-cell office:value-type="string">
            <text:p>0x000000014010506c</text:p>
          </table:table-cell>
          <table:table-cell office:value-type="string">
            <text:p>0x0010506c</text:p>
          </table:table-cell>
          <table:table-cell office:value-type="string">
            <text:p>938 (0x3a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EntryDeviceQueue</text:p>
          </table:table-cell>
          <table:table-cell/>
          <table:table-cell office:value-type="string">
            <text:p>KeRemoveEntryDeviceQueue</text:p>
          </table:table-cell>
          <table:table-cell office:value-type="string">
            <text:p>0x0000000140147c54</text:p>
          </table:table-cell>
          <table:table-cell office:value-type="string">
            <text:p>0x00147c54</text:p>
          </table:table-cell>
          <table:table-cell office:value-type="string">
            <text:p>939 (0x3a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GroupAffinityEx</text:p>
          </table:table-cell>
          <table:table-cell/>
          <table:table-cell office:value-type="string">
            <text:p>KeRemoveGroupAffinityEx</text:p>
          </table:table-cell>
          <table:table-cell office:value-type="string">
            <text:p>0x0000000140145330</text:p>
          </table:table-cell>
          <table:table-cell office:value-type="string">
            <text:p>0x00145330</text:p>
          </table:table-cell>
          <table:table-cell office:value-type="string">
            <text:p>940 (0x3a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ProcessorAffinityEx</text:p>
          </table:table-cell>
          <table:table-cell/>
          <table:table-cell office:value-type="string">
            <text:p>KeRemoveProcessorAffinityEx</text:p>
          </table:table-cell>
          <table:table-cell office:value-type="string">
            <text:p>0x00000001401454bc</text:p>
          </table:table-cell>
          <table:table-cell office:value-type="string">
            <text:p>0x001454bc</text:p>
          </table:table-cell>
          <table:table-cell office:value-type="string">
            <text:p>941 (0x3a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ProcessorGroupAffinity</text:p>
          </table:table-cell>
          <table:table-cell/>
          <table:table-cell office:value-type="string">
            <text:p>KeRemoveProcessorGroupAffinity</text:p>
          </table:table-cell>
          <table:table-cell office:value-type="string">
            <text:p>0x0000000140144e40</text:p>
          </table:table-cell>
          <table:table-cell office:value-type="string">
            <text:p>0x00144e40</text:p>
          </table:table-cell>
          <table:table-cell office:value-type="string">
            <text:p>942 (0x3a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Queue</text:p>
          </table:table-cell>
          <table:table-cell/>
          <table:table-cell office:value-type="string">
            <text:p>KeRemoveQueue</text:p>
          </table:table-cell>
          <table:table-cell office:value-type="string">
            <text:p>0x00000001400d2ef8</text:p>
          </table:table-cell>
          <table:table-cell office:value-type="string">
            <text:p>0x000d2ef8</text:p>
          </table:table-cell>
          <table:table-cell office:value-type="string">
            <text:p>943 (0x3a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QueueDpc</text:p>
          </table:table-cell>
          <table:table-cell/>
          <table:table-cell office:value-type="string">
            <text:p>KeRemoveQueueDpc</text:p>
          </table:table-cell>
          <table:table-cell office:value-type="string">
            <text:p>0x000000014000e674</text:p>
          </table:table-cell>
          <table:table-cell office:value-type="string">
            <text:p>0x0000e674</text:p>
          </table:table-cell>
          <table:table-cell office:value-type="string">
            <text:p>944 (0x3b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QueueEx</text:p>
          </table:table-cell>
          <table:table-cell/>
          <table:table-cell office:value-type="string">
            <text:p>KeRemoveQueueEx</text:p>
          </table:table-cell>
          <table:table-cell office:value-type="string">
            <text:p>0x0000000140079830</text:p>
          </table:table-cell>
          <table:table-cell office:value-type="string">
            <text:p>0x00079830</text:p>
          </table:table-cell>
          <table:table-cell office:value-type="string">
            <text:p>945 (0x3b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moveSystemServiceTable</text:p>
          </table:table-cell>
          <table:table-cell/>
          <table:table-cell office:value-type="string">
            <text:p>KeRemoveSystemServiceTable</text:p>
          </table:table-cell>
          <table:table-cell office:value-type="string">
            <text:p>0x00000001404f935c</text:p>
          </table:table-cell>
          <table:table-cell office:value-type="string">
            <text:p>0x004f935c</text:p>
          </table:table-cell>
          <table:table-cell office:value-type="string">
            <text:p>946 (0x3b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setEvent</text:p>
          </table:table-cell>
          <table:table-cell/>
          <table:table-cell office:value-type="string">
            <text:p>KeResetEvent</text:p>
          </table:table-cell>
          <table:table-cell office:value-type="string">
            <text:p>0x000000014007e530</text:p>
          </table:table-cell>
          <table:table-cell office:value-type="string">
            <text:p>0x0007e530</text:p>
          </table:table-cell>
          <table:table-cell office:value-type="string">
            <text:p>947 (0x3b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storeExtendedProcessorState</text:p>
          </table:table-cell>
          <table:table-cell/>
          <table:table-cell office:value-type="string">
            <text:p>KeRestoreExtendedProcessorState</text:p>
          </table:table-cell>
          <table:table-cell office:value-type="string">
            <text:p>0x0000000140144884</text:p>
          </table:table-cell>
          <table:table-cell office:value-type="string">
            <text:p>0x00144884</text:p>
          </table:table-cell>
          <table:table-cell office:value-type="string">
            <text:p>948 (0x3b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storeFloatingPointState</text:p>
          </table:table-cell>
          <table:table-cell/>
          <table:table-cell office:value-type="string">
            <text:p>KeRestoreFloatingPointState</text:p>
          </table:table-cell>
          <table:table-cell office:value-type="string">
            <text:p>0x00000001400132c0</text:p>
          </table:table-cell>
          <table:table-cell office:value-type="string">
            <text:p>0x000132c0</text:p>
          </table:table-cell>
          <table:table-cell office:value-type="string">
            <text:p>949 (0x3b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vertToUserAffinityThread</text:p>
          </table:table-cell>
          <table:table-cell/>
          <table:table-cell office:value-type="string">
            <text:p>KeRevertToUserAffinityThread</text:p>
          </table:table-cell>
          <table:table-cell office:value-type="string">
            <text:p>0x00000001400edbe0</text:p>
          </table:table-cell>
          <table:table-cell office:value-type="string">
            <text:p>0x000edbe0</text:p>
          </table:table-cell>
          <table:table-cell office:value-type="string">
            <text:p>950 (0x3b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vertToUserAffinityThreadEx</text:p>
          </table:table-cell>
          <table:table-cell/>
          <table:table-cell office:value-type="string">
            <text:p>KeRevertToUserAffinityThreadEx</text:p>
          </table:table-cell>
          <table:table-cell office:value-type="string">
            <text:p>0x0000000140142cb0</text:p>
          </table:table-cell>
          <table:table-cell office:value-type="string">
            <text:p>0x00142cb0</text:p>
          </table:table-cell>
          <table:table-cell office:value-type="string">
            <text:p>951 (0x3b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evertToUserGroupAffinityThread</text:p>
          </table:table-cell>
          <table:table-cell/>
          <table:table-cell office:value-type="string">
            <text:p>KeRevertToUserGroupAffinityThread</text:p>
          </table:table-cell>
          <table:table-cell office:value-type="string">
            <text:p>0x00000001400c6880</text:p>
          </table:table-cell>
          <table:table-cell office:value-type="string">
            <text:p>0x000c6880</text:p>
          </table:table-cell>
          <table:table-cell office:value-type="string">
            <text:p>952 (0x3b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RundownQueue</text:p>
          </table:table-cell>
          <table:table-cell/>
          <table:table-cell office:value-type="string">
            <text:p>KeRundownQueue</text:p>
          </table:table-cell>
          <table:table-cell office:value-type="string">
            <text:p>0x0000000140148208</text:p>
          </table:table-cell>
          <table:table-cell office:value-type="string">
            <text:p>0x00148208</text:p>
          </table:table-cell>
          <table:table-cell office:value-type="string">
            <text:p>953 (0x3b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aveExtendedProcessorState</text:p>
          </table:table-cell>
          <table:table-cell/>
          <table:table-cell office:value-type="string">
            <text:p>KeSaveExtendedProcessorState</text:p>
          </table:table-cell>
          <table:table-cell office:value-type="string">
            <text:p>0x000000014014469c</text:p>
          </table:table-cell>
          <table:table-cell office:value-type="string">
            <text:p>0x0014469c</text:p>
          </table:table-cell>
          <table:table-cell office:value-type="string">
            <text:p>954 (0x3b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aveFloatingPointState</text:p>
          </table:table-cell>
          <table:table-cell/>
          <table:table-cell office:value-type="string">
            <text:p>KeSaveFloatingPointState</text:p>
          </table:table-cell>
          <table:table-cell office:value-type="string">
            <text:p>0x00000001400132c0</text:p>
          </table:table-cell>
          <table:table-cell office:value-type="string">
            <text:p>0x000132c0</text:p>
          </table:table-cell>
          <table:table-cell office:value-type="string">
            <text:p>955 (0x3b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aveStateForHibernate</text:p>
          </table:table-cell>
          <table:table-cell/>
          <table:table-cell office:value-type="string">
            <text:p>KeSaveStateForHibernate</text:p>
          </table:table-cell>
          <table:table-cell office:value-type="string">
            <text:p>0x000000014006efe0</text:p>
          </table:table-cell>
          <table:table-cell office:value-type="string">
            <text:p>0x0006efe0</text:p>
          </table:table-cell>
          <table:table-cell office:value-type="string">
            <text:p>956 (0x3b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ActualBasePriorityThread</text:p>
          </table:table-cell>
          <table:table-cell/>
          <table:table-cell office:value-type="string">
            <text:p>KeSetActualBasePriorityThread</text:p>
          </table:table-cell>
          <table:table-cell office:value-type="string">
            <text:p>0x000000014001df90</text:p>
          </table:table-cell>
          <table:table-cell office:value-type="string">
            <text:p>0x0001df90</text:p>
          </table:table-cell>
          <table:table-cell office:value-type="string">
            <text:p>957 (0x3b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AffinityThread</text:p>
          </table:table-cell>
          <table:table-cell/>
          <table:table-cell office:value-type="string">
            <text:p>KeSetAffinityThread</text:p>
          </table:table-cell>
          <table:table-cell office:value-type="string">
            <text:p>0x0000000140013ad0</text:p>
          </table:table-cell>
          <table:table-cell office:value-type="string">
            <text:p>0x00013ad0</text:p>
          </table:table-cell>
          <table:table-cell office:value-type="string">
            <text:p>958 (0x3b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BasePriorityThread</text:p>
          </table:table-cell>
          <table:table-cell/>
          <table:table-cell office:value-type="string">
            <text:p>KeSetBasePriorityThread</text:p>
          </table:table-cell>
          <table:table-cell office:value-type="string">
            <text:p>0x000000014004e350</text:p>
          </table:table-cell>
          <table:table-cell office:value-type="string">
            <text:p>0x0004e350</text:p>
          </table:table-cell>
          <table:table-cell office:value-type="string">
            <text:p>959 (0x3b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CoalescableTimer</text:p>
          </table:table-cell>
          <table:table-cell/>
          <table:table-cell office:value-type="string">
            <text:p>KeSetCoalescableTimer</text:p>
          </table:table-cell>
          <table:table-cell office:value-type="string">
            <text:p>0x0000000140079470</text:p>
          </table:table-cell>
          <table:table-cell office:value-type="string">
            <text:p>0x00079470</text:p>
          </table:table-cell>
          <table:table-cell office:value-type="string">
            <text:p>960 (0x3c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DmaIoCoherency</text:p>
          </table:table-cell>
          <table:table-cell/>
          <table:table-cell office:value-type="string">
            <text:p>KeSetDmaIoCoherency</text:p>
          </table:table-cell>
          <table:table-cell office:value-type="string">
            <text:p>0x0000000140143c80</text:p>
          </table:table-cell>
          <table:table-cell office:value-type="string">
            <text:p>0x00143c80</text:p>
          </table:table-cell>
          <table:table-cell office:value-type="string">
            <text:p>961 (0x3c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Event</text:p>
          </table:table-cell>
          <table:table-cell/>
          <table:table-cell office:value-type="string">
            <text:p>KeSetEvent</text:p>
          </table:table-cell>
          <table:table-cell office:value-type="string">
            <text:p>0x0000000140073880</text:p>
          </table:table-cell>
          <table:table-cell office:value-type="string">
            <text:p>0x00073880</text:p>
          </table:table-cell>
          <table:table-cell office:value-type="string">
            <text:p>962 (0x3c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EventBoostPriority</text:p>
          </table:table-cell>
          <table:table-cell/>
          <table:table-cell office:value-type="string">
            <text:p>KeSetEventBoostPriority</text:p>
          </table:table-cell>
          <table:table-cell office:value-type="string">
            <text:p>0x000000014014553c</text:p>
          </table:table-cell>
          <table:table-cell office:value-type="string">
            <text:p>0x0014553c</text:p>
          </table:table-cell>
          <table:table-cell office:value-type="string">
            <text:p>963 (0x3c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HardwareCounterConfiguration</text:p>
          </table:table-cell>
          <table:table-cell/>
          <table:table-cell office:value-type="string">
            <text:p>KeSetHardwareCounterConfiguration</text:p>
          </table:table-cell>
          <table:table-cell office:value-type="string">
            <text:p>0x00000001404f9850</text:p>
          </table:table-cell>
          <table:table-cell office:value-type="string">
            <text:p>0x004f9850</text:p>
          </table:table-cell>
          <table:table-cell office:value-type="string">
            <text:p>964 (0x3c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IdealProcessorThread</text:p>
          </table:table-cell>
          <table:table-cell/>
          <table:table-cell office:value-type="string">
            <text:p>KeSetIdealProcessorThread</text:p>
          </table:table-cell>
          <table:table-cell office:value-type="string">
            <text:p>0x000000014005521c</text:p>
          </table:table-cell>
          <table:table-cell office:value-type="string">
            <text:p>0x0005521c</text:p>
          </table:table-cell>
          <table:table-cell office:value-type="string">
            <text:p>965 (0x3c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ImportanceDpc</text:p>
          </table:table-cell>
          <table:table-cell/>
          <table:table-cell office:value-type="string">
            <text:p>KeSetImportanceDpc</text:p>
          </table:table-cell>
          <table:table-cell office:value-type="string">
            <text:p>0x00000001400de34c</text:p>
          </table:table-cell>
          <table:table-cell office:value-type="string">
            <text:p>0x000de34c</text:p>
          </table:table-cell>
          <table:table-cell office:value-type="string">
            <text:p>966 (0x3c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KernelStackSwapEnable</text:p>
          </table:table-cell>
          <table:table-cell/>
          <table:table-cell office:value-type="string">
            <text:p>KeSetKernelStackSwapEnable</text:p>
          </table:table-cell>
          <table:table-cell office:value-type="string">
            <text:p>0x0000000140032a00</text:p>
          </table:table-cell>
          <table:table-cell office:value-type="string">
            <text:p>0x00032a00</text:p>
          </table:table-cell>
          <table:table-cell office:value-type="string">
            <text:p>967 (0x3c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PriorityThread</text:p>
          </table:table-cell>
          <table:table-cell/>
          <table:table-cell office:value-type="string">
            <text:p>KeSetPriorityThread</text:p>
          </table:table-cell>
          <table:table-cell office:value-type="string">
            <text:p>0x0000000140059f00</text:p>
          </table:table-cell>
          <table:table-cell office:value-type="string">
            <text:p>0x00059f00</text:p>
          </table:table-cell>
          <table:table-cell office:value-type="string">
            <text:p>968 (0x3c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ProfileIrql</text:p>
          </table:table-cell>
          <table:table-cell/>
          <table:table-cell office:value-type="string">
            <text:p>KeSetProfileIrql</text:p>
          </table:table-cell>
          <table:table-cell office:value-type="string">
            <text:p>0x0000000140654154</text:p>
          </table:table-cell>
          <table:table-cell office:value-type="string">
            <text:p>0x00654154</text:p>
          </table:table-cell>
          <table:table-cell office:value-type="string">
            <text:p>969 (0x3c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SystemAffinityThread</text:p>
          </table:table-cell>
          <table:table-cell/>
          <table:table-cell office:value-type="string">
            <text:p>KeSetSystemAffinityThread</text:p>
          </table:table-cell>
          <table:table-cell office:value-type="string">
            <text:p>0x0000000140142c58</text:p>
          </table:table-cell>
          <table:table-cell office:value-type="string">
            <text:p>0x00142c58</text:p>
          </table:table-cell>
          <table:table-cell office:value-type="string">
            <text:p>970 (0x3c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SystemAffinityThreadEx</text:p>
          </table:table-cell>
          <table:table-cell/>
          <table:table-cell office:value-type="string">
            <text:p>KeSetSystemAffinityThreadEx</text:p>
          </table:table-cell>
          <table:table-cell office:value-type="string">
            <text:p>0x0000000140142c60</text:p>
          </table:table-cell>
          <table:table-cell office:value-type="string">
            <text:p>0x00142c60</text:p>
          </table:table-cell>
          <table:table-cell office:value-type="string">
            <text:p>971 (0x3c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SystemGroupAffinityThread</text:p>
          </table:table-cell>
          <table:table-cell/>
          <table:table-cell office:value-type="string">
            <text:p>KeSetSystemGroupAffinityThread</text:p>
          </table:table-cell>
          <table:table-cell office:value-type="string">
            <text:p>0x00000001400bcf00</text:p>
          </table:table-cell>
          <table:table-cell office:value-type="string">
            <text:p>0x000bcf00</text:p>
          </table:table-cell>
          <table:table-cell office:value-type="string">
            <text:p>972 (0x3c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TargetProcessorDpc</text:p>
          </table:table-cell>
          <table:table-cell/>
          <table:table-cell office:value-type="string">
            <text:p>KeSetTargetProcessorDpc</text:p>
          </table:table-cell>
          <table:table-cell office:value-type="string">
            <text:p>0x000000014014777c</text:p>
          </table:table-cell>
          <table:table-cell office:value-type="string">
            <text:p>0x0014777c</text:p>
          </table:table-cell>
          <table:table-cell office:value-type="string">
            <text:p>973 (0x3c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TargetProcessorDpcEx</text:p>
          </table:table-cell>
          <table:table-cell/>
          <table:table-cell office:value-type="string">
            <text:p>KeSetTargetProcessorDpcEx</text:p>
          </table:table-cell>
          <table:table-cell office:value-type="string">
            <text:p>0x0000000140100918</text:p>
          </table:table-cell>
          <table:table-cell office:value-type="string">
            <text:p>0x00100918</text:p>
          </table:table-cell>
          <table:table-cell office:value-type="string">
            <text:p>974 (0x3c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TimeIncrement</text:p>
          </table:table-cell>
          <table:table-cell/>
          <table:table-cell office:value-type="string">
            <text:p>KeSetTimeIncrement</text:p>
          </table:table-cell>
          <table:table-cell office:value-type="string">
            <text:p>0x000000014010de60</text:p>
          </table:table-cell>
          <table:table-cell office:value-type="string">
            <text:p>0x0010de60</text:p>
          </table:table-cell>
          <table:table-cell office:value-type="string">
            <text:p>975 (0x3c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Timer</text:p>
          </table:table-cell>
          <table:table-cell/>
          <table:table-cell office:value-type="string">
            <text:p>KeSetTimer</text:p>
          </table:table-cell>
          <table:table-cell office:value-type="string">
            <text:p>0x0000000140084da0</text:p>
          </table:table-cell>
          <table:table-cell office:value-type="string">
            <text:p>0x00084da0</text:p>
          </table:table-cell>
          <table:table-cell office:value-type="string">
            <text:p>976 (0x3d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etTimerEx</text:p>
          </table:table-cell>
          <table:table-cell/>
          <table:table-cell office:value-type="string">
            <text:p>KeSetTimerEx</text:p>
          </table:table-cell>
          <table:table-cell office:value-type="string">
            <text:p>0x0000000140084d80</text:p>
          </table:table-cell>
          <table:table-cell office:value-type="string">
            <text:p>0x00084d80</text:p>
          </table:table-cell>
          <table:table-cell office:value-type="string">
            <text:p>977 (0x3d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ignalCallDpcDone</text:p>
          </table:table-cell>
          <table:table-cell/>
          <table:table-cell office:value-type="string">
            <text:p>KeSignalCallDpcDone</text:p>
          </table:table-cell>
          <table:table-cell office:value-type="string">
            <text:p>0x00000001401478f4</text:p>
          </table:table-cell>
          <table:table-cell office:value-type="string">
            <text:p>0x001478f4</text:p>
          </table:table-cell>
          <table:table-cell office:value-type="string">
            <text:p>978 (0x3d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ignalCallDpcSynchronize</text:p>
          </table:table-cell>
          <table:table-cell/>
          <table:table-cell office:value-type="string">
            <text:p>KeSignalCallDpcSynchronize</text:p>
          </table:table-cell>
          <table:table-cell office:value-type="string">
            <text:p>0x0000000140147858</text:p>
          </table:table-cell>
          <table:table-cell office:value-type="string">
            <text:p>0x00147858</text:p>
          </table:table-cell>
          <table:table-cell office:value-type="string">
            <text:p>979 (0x3d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tackAttachProcess</text:p>
          </table:table-cell>
          <table:table-cell/>
          <table:table-cell office:value-type="string">
            <text:p>KeStackAttachProcess</text:p>
          </table:table-cell>
          <table:table-cell office:value-type="string">
            <text:p>0x000000014009d3f0</text:p>
          </table:table-cell>
          <table:table-cell office:value-type="string">
            <text:p>0x0009d3f0</text:p>
          </table:table-cell>
          <table:table-cell office:value-type="string">
            <text:p>980 (0x3d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tartDynamicProcessor</text:p>
          </table:table-cell>
          <table:table-cell/>
          <table:table-cell office:value-type="string">
            <text:p>KeStartDynamicProcessor</text:p>
          </table:table-cell>
          <table:table-cell office:value-type="string">
            <text:p>0x00000001404f9478</text:p>
          </table:table-cell>
          <table:table-cell office:value-type="string">
            <text:p>0x004f9478</text:p>
          </table:table-cell>
          <table:table-cell office:value-type="string">
            <text:p>981 (0x3d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ubtractAffinityEx</text:p>
          </table:table-cell>
          <table:table-cell/>
          <table:table-cell office:value-type="string">
            <text:p>KeSubtractAffinityEx</text:p>
          </table:table-cell>
          <table:table-cell office:value-type="string">
            <text:p>0x0000000140145044</text:p>
          </table:table-cell>
          <table:table-cell office:value-type="string">
            <text:p>0x00145044</text:p>
          </table:table-cell>
          <table:table-cell office:value-type="string">
            <text:p>982 (0x3d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eSweepLocalCaches</text:p>
          </table:table-cell>
          <table:table-cell/>
          <table:table-cell office:value-type="string">
            <text:p>KeSweepLocalCaches</text:p>
          </table:table-cell>
          <table:table-cell office:value-type="string">
            <text:p>0x00000001400f40e4</text:p>
          </table:table-cell>
          <table:table-cell office:value-type="string">
            <text:p>0x000f40e4</text:p>
          </table:table-cell>
          <table:table-cell office:value-type="string">
            <text:p>983 (0x3d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SynchronizeExecution</text:p>
          </table:table-cell>
          <table:table-cell/>
          <table:table-cell office:value-type="string">
            <text:p>KeSynchronizeExecution</text:p>
          </table:table-cell>
          <table:table-cell office:value-type="string">
            <text:p>0x0000000140068270</text:p>
          </table:table-cell>
          <table:table-cell office:value-type="string">
            <text:p>0x00068270</text:p>
          </table:table-cell>
          <table:table-cell office:value-type="string">
            <text:p>984 (0x3d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TestAlertThread</text:p>
          </table:table-cell>
          <table:table-cell/>
          <table:table-cell office:value-type="string">
            <text:p>KeTestAlertThread</text:p>
          </table:table-cell>
          <table:table-cell office:value-type="string">
            <text:p>0x000000014003da2c</text:p>
          </table:table-cell>
          <table:table-cell office:value-type="string">
            <text:p>0x0003da2c</text:p>
          </table:table-cell>
          <table:table-cell office:value-type="string">
            <text:p>985 (0x3d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TestSpinLock</text:p>
          </table:table-cell>
          <table:table-cell/>
          <table:table-cell office:value-type="string">
            <text:p>KeTestSpinLock</text:p>
          </table:table-cell>
          <table:table-cell office:value-type="string">
            <text:p>0x0000000140062080</text:p>
          </table:table-cell>
          <table:table-cell office:value-type="string">
            <text:p>0x00062080</text:p>
          </table:table-cell>
          <table:table-cell office:value-type="string">
            <text:p>986 (0x3d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TryToAcquireGuardedMutex</text:p>
          </table:table-cell>
          <table:table-cell/>
          <table:table-cell office:value-type="string">
            <text:p>KeTryToAcquireGuardedMutex</text:p>
          </table:table-cell>
          <table:table-cell office:value-type="string">
            <text:p>0x0000000140087c30</text:p>
          </table:table-cell>
          <table:table-cell office:value-type="string">
            <text:p>0x00087c30</text:p>
          </table:table-cell>
          <table:table-cell office:value-type="string">
            <text:p>987 (0x3d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TryToAcquireQueuedSpinLock</text:p>
          </table:table-cell>
          <table:table-cell/>
          <table:table-cell office:value-type="string">
            <text:p>KeTryToAcquireQueuedSpinLock</text:p>
          </table:table-cell>
          <table:table-cell office:value-type="string">
            <text:p>0x000000014000c524</text:p>
          </table:table-cell>
          <table:table-cell office:value-type="string">
            <text:p>0x0000c524</text:p>
          </table:table-cell>
          <table:table-cell office:value-type="string">
            <text:p>988 (0x3d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TryToAcquireQueuedSpinLockRaiseToSynch</text:p>
          </table:table-cell>
          <table:table-cell/>
          <table:table-cell office:value-type="string">
            <text:p>KeTryToAcquireQueuedSpinLockRaiseToSynch</text:p>
          </table:table-cell>
          <table:table-cell office:value-type="string">
            <text:p>0x00000001401449f8</text:p>
          </table:table-cell>
          <table:table-cell office:value-type="string">
            <text:p>0x001449f8</text:p>
          </table:table-cell>
          <table:table-cell office:value-type="string">
            <text:p>989 (0x3d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TryToAcquireSpinLockAtDpcLevel</text:p>
          </table:table-cell>
          <table:table-cell/>
          <table:table-cell office:value-type="string">
            <text:p>KeTryToAcquireSpinLockAtDpcLevel</text:p>
          </table:table-cell>
          <table:table-cell office:value-type="string">
            <text:p>0x00000001400edd20</text:p>
          </table:table-cell>
          <table:table-cell office:value-type="string">
            <text:p>0x000edd20</text:p>
          </table:table-cell>
          <table:table-cell office:value-type="string">
            <text:p>990 (0x3d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UnstackDetachProcess</text:p>
          </table:table-cell>
          <table:table-cell/>
          <table:table-cell office:value-type="string">
            <text:p>KeUnstackDetachProcess</text:p>
          </table:table-cell>
          <table:table-cell office:value-type="string">
            <text:p>0x000000014009d0c0</text:p>
          </table:table-cell>
          <table:table-cell office:value-type="string">
            <text:p>0x0009d0c0</text:p>
          </table:table-cell>
          <table:table-cell office:value-type="string">
            <text:p>991 (0x3d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UpdateRunTime</text:p>
          </table:table-cell>
          <table:table-cell/>
          <table:table-cell office:value-type="string">
            <text:p>KeUpdateRunTime</text:p>
          </table:table-cell>
          <table:table-cell office:value-type="string">
            <text:p>0x0000000140061d30</text:p>
          </table:table-cell>
          <table:table-cell office:value-type="string">
            <text:p>0x00061d30</text:p>
          </table:table-cell>
          <table:table-cell office:value-type="string">
            <text:p>992 (0x3e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UpdateSystemTime</text:p>
          </table:table-cell>
          <table:table-cell/>
          <table:table-cell office:value-type="string">
            <text:p>KeUpdateSystemTime</text:p>
          </table:table-cell>
          <table:table-cell office:value-type="string">
            <text:p>0x0000000140061510</text:p>
          </table:table-cell>
          <table:table-cell office:value-type="string">
            <text:p>0x00061510</text:p>
          </table:table-cell>
          <table:table-cell office:value-type="string">
            <text:p>993 (0x3e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eUpdateSystemTimeAssist</text:p>
          </table:table-cell>
          <table:table-cell/>
          <table:table-cell office:value-type="string">
            <text:p>KeUpdateSystemTimeAssist</text:p>
          </table:table-cell>
          <table:table-cell office:value-type="string">
            <text:p>0x00000001400611f0</text:p>
          </table:table-cell>
          <table:table-cell office:value-type="string">
            <text:p>0x000611f0</text:p>
          </table:table-cell>
          <table:table-cell office:value-type="string">
            <text:p>994 (0x3e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UserModeCallback</text:p>
          </table:table-cell>
          <table:table-cell/>
          <table:table-cell office:value-type="string">
            <text:p>KeUserModeCallback</text:p>
          </table:table-cell>
          <table:table-cell office:value-type="string">
            <text:p>0x000000014042e050</text:p>
          </table:table-cell>
          <table:table-cell office:value-type="string">
            <text:p>0x0042e050</text:p>
          </table:table-cell>
          <table:table-cell office:value-type="string">
            <text:p>995 (0x3e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WaitForMultipleObjects</text:p>
          </table:table-cell>
          <table:table-cell/>
          <table:table-cell office:value-type="string">
            <text:p>KeWaitForMultipleObjects</text:p>
          </table:table-cell>
          <table:table-cell office:value-type="string">
            <text:p>0x0000000140076a80</text:p>
          </table:table-cell>
          <table:table-cell office:value-type="string">
            <text:p>0x00076a80</text:p>
          </table:table-cell>
          <table:table-cell office:value-type="string">
            <text:p>996 (0x3e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WaitForMutexObject</text:p>
          </table:table-cell>
          <table:table-cell/>
          <table:table-cell office:value-type="string">
            <text:p>KeWaitForMutexObject</text:p>
          </table:table-cell>
          <table:table-cell office:value-type="string">
            <text:p>0x0000000140077340</text:p>
          </table:table-cell>
          <table:table-cell office:value-type="string">
            <text:p>0x00077340</text:p>
          </table:table-cell>
          <table:table-cell office:value-type="string">
            <text:p>997 (0x3e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eWaitForSingleObject</text:p>
          </table:table-cell>
          <table:table-cell/>
          <table:table-cell office:value-type="string">
            <text:p>KeWaitForSingleObject</text:p>
          </table:table-cell>
          <table:table-cell office:value-type="string">
            <text:p>0x0000000140077340</text:p>
          </table:table-cell>
          <table:table-cell office:value-type="string">
            <text:p>0x00077340</text:p>
          </table:table-cell>
          <table:table-cell office:value-type="string">
            <text:p>998 (0x3e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fRaiseIrql</text:p>
          </table:table-cell>
          <table:table-cell/>
          <table:table-cell office:value-type="string">
            <text:p>KfRaiseIrql</text:p>
          </table:table-cell>
          <table:table-cell office:value-type="string">
            <text:p>0x0000000140061fd0</text:p>
          </table:table-cell>
          <table:table-cell office:value-type="string">
            <text:p>0x00061fd0</text:p>
          </table:table-cell>
          <table:table-cell office:value-type="string">
            <text:p>999 (0x3e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iBugCheckData</text:p>
          </table:table-cell>
          <table:table-cell/>
          <table:table-cell office:value-type="string">
            <text:p>KiBugCheckData</text:p>
          </table:table-cell>
          <table:table-cell office:value-type="string">
            <text:p>0x0000000140290080</text:p>
          </table:table-cell>
          <table:table-cell office:value-type="string">
            <text:p>0x00290080</text:p>
          </table:table-cell>
          <table:table-cell office:value-type="string">
            <text:p>1000 (0x3e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iCheckForKernelApcDelivery</text:p>
          </table:table-cell>
          <table:table-cell/>
          <table:table-cell office:value-type="string">
            <text:p>KiCheckForKernelApcDelivery</text:p>
          </table:table-cell>
          <table:table-cell office:value-type="string">
            <text:p>0x00000001400551c4</text:p>
          </table:table-cell>
          <table:table-cell office:value-type="string">
            <text:p>0x000551c4</text:p>
          </table:table-cell>
          <table:table-cell office:value-type="string">
            <text:p>1001 (0x3e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KiCpuId</text:p>
          </table:table-cell>
          <table:table-cell/>
          <table:table-cell office:value-type="string">
            <text:p>KiCpuId</text:p>
          </table:table-cell>
          <table:table-cell office:value-type="string">
            <text:p>0x0000000140069cb0</text:p>
          </table:table-cell>
          <table:table-cell office:value-type="string">
            <text:p>0x00069cb0</text:p>
          </table:table-cell>
          <table:table-cell office:value-type="string">
            <text:p>1002 (0x3e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seQueryDeviceData</text:p>
          </table:table-cell>
          <table:table-cell/>
          <table:table-cell office:value-type="string">
            <text:p>KseQueryDeviceData</text:p>
          </table:table-cell>
          <table:table-cell office:value-type="string">
            <text:p>0x00000001404a0844</text:p>
          </table:table-cell>
          <table:table-cell office:value-type="string">
            <text:p>0x004a0844</text:p>
          </table:table-cell>
          <table:table-cell office:value-type="string">
            <text:p>1003 (0x3e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seQueryDeviceDataList</text:p>
          </table:table-cell>
          <table:table-cell/>
          <table:table-cell office:value-type="string">
            <text:p>KseQueryDeviceDataList</text:p>
          </table:table-cell>
          <table:table-cell office:value-type="string">
            <text:p>0x00000001404fbaa0</text:p>
          </table:table-cell>
          <table:table-cell office:value-type="string">
            <text:p>0x004fbaa0</text:p>
          </table:table-cell>
          <table:table-cell office:value-type="string">
            <text:p>1004 (0x3e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seQueryDeviceFlags</text:p>
          </table:table-cell>
          <table:table-cell/>
          <table:table-cell office:value-type="string">
            <text:p>KseQueryDeviceFlags</text:p>
          </table:table-cell>
          <table:table-cell office:value-type="string">
            <text:p>0x00000001404a0790</text:p>
          </table:table-cell>
          <table:table-cell office:value-type="string">
            <text:p>0x004a0790</text:p>
          </table:table-cell>
          <table:table-cell office:value-type="string">
            <text:p>1005 (0x3e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seRegisterShim</text:p>
          </table:table-cell>
          <table:table-cell/>
          <table:table-cell office:value-type="string">
            <text:p>KseRegisterShim</text:p>
          </table:table-cell>
          <table:table-cell office:value-type="string">
            <text:p>0x000000014048fe7c</text:p>
          </table:table-cell>
          <table:table-cell office:value-type="string">
            <text:p>0x0048fe7c</text:p>
          </table:table-cell>
          <table:table-cell office:value-type="string">
            <text:p>1006 (0x3e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KseUnregisterShim</text:p>
          </table:table-cell>
          <table:table-cell/>
          <table:table-cell office:value-type="string">
            <text:p>KseUnregisterShim</text:p>
          </table:table-cell>
          <table:table-cell office:value-type="string">
            <text:p>0x00000001404fc660</text:p>
          </table:table-cell>
          <table:table-cell office:value-type="string">
            <text:p>0x004fc660</text:p>
          </table:table-cell>
          <table:table-cell office:value-type="string">
            <text:p>1007 (0x3e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drAccessResource</text:p>
          </table:table-cell>
          <table:table-cell/>
          <table:table-cell office:value-type="string">
            <text:p>LdrAccessResource</text:p>
          </table:table-cell>
          <table:table-cell office:value-type="string">
            <text:p>0x0000000140481c98</text:p>
          </table:table-cell>
          <table:table-cell office:value-type="string">
            <text:p>0x00481c98</text:p>
          </table:table-cell>
          <table:table-cell office:value-type="string">
            <text:p>1008 (0x3f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drEnumResources</text:p>
          </table:table-cell>
          <table:table-cell/>
          <table:table-cell office:value-type="string">
            <text:p>LdrEnumResources</text:p>
          </table:table-cell>
          <table:table-cell office:value-type="string">
            <text:p>0x000000014051a5c0</text:p>
          </table:table-cell>
          <table:table-cell office:value-type="string">
            <text:p>0x0051a5c0</text:p>
          </table:table-cell>
          <table:table-cell office:value-type="string">
            <text:p>1009 (0x3f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drFindResourceDirectory_U</text:p>
          </table:table-cell>
          <table:table-cell/>
          <table:table-cell office:value-type="string">
            <text:p>LdrFindResourceDirectory_U</text:p>
          </table:table-cell>
          <table:table-cell office:value-type="string">
            <text:p>0x000000014051a880</text:p>
          </table:table-cell>
          <table:table-cell office:value-type="string">
            <text:p>0x0051a880</text:p>
          </table:table-cell>
          <table:table-cell office:value-type="string">
            <text:p>1010 (0x3f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drFindResourceEx_U</text:p>
          </table:table-cell>
          <table:table-cell/>
          <table:table-cell office:value-type="string">
            <text:p>LdrFindResourceEx_U</text:p>
          </table:table-cell>
          <table:table-cell office:value-type="string">
            <text:p>0x000000014051a8a0</text:p>
          </table:table-cell>
          <table:table-cell office:value-type="string">
            <text:p>0x0051a8a0</text:p>
          </table:table-cell>
          <table:table-cell office:value-type="string">
            <text:p>1011 (0x3f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drFindResource_U</text:p>
          </table:table-cell>
          <table:table-cell/>
          <table:table-cell office:value-type="string">
            <text:p>LdrFindResource_U</text:p>
          </table:table-cell>
          <table:table-cell office:value-type="string">
            <text:p>0x0000000140481cb0</text:p>
          </table:table-cell>
          <table:table-cell office:value-type="string">
            <text:p>0x00481cb0</text:p>
          </table:table-cell>
          <table:table-cell office:value-type="string">
            <text:p>1012 (0x3f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drResFindResource</text:p>
          </table:table-cell>
          <table:table-cell/>
          <table:table-cell office:value-type="string">
            <text:p>LdrResFindResource</text:p>
          </table:table-cell>
          <table:table-cell office:value-type="string">
            <text:p>0x0000000140432f10</text:p>
          </table:table-cell>
          <table:table-cell office:value-type="string">
            <text:p>0x00432f10</text:p>
          </table:table-cell>
          <table:table-cell office:value-type="string">
            <text:p>1013 (0x3f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drResFindResourceDirectory</text:p>
          </table:table-cell>
          <table:table-cell/>
          <table:table-cell office:value-type="string">
            <text:p>LdrResFindResourceDirectory</text:p>
          </table:table-cell>
          <table:table-cell office:value-type="string">
            <text:p>0x000000014051a8d8</text:p>
          </table:table-cell>
          <table:table-cell office:value-type="string">
            <text:p>0x0051a8d8</text:p>
          </table:table-cell>
          <table:table-cell office:value-type="string">
            <text:p>1014 (0x3f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drResSearchResource</text:p>
          </table:table-cell>
          <table:table-cell/>
          <table:table-cell office:value-type="string">
            <text:p>LdrResSearchResource</text:p>
          </table:table-cell>
          <table:table-cell office:value-type="string">
            <text:p>0x00000001403a31b8</text:p>
          </table:table-cell>
          <table:table-cell office:value-type="string">
            <text:p>0x003a31b8</text:p>
          </table:table-cell>
          <table:table-cell office:value-type="string">
            <text:p>1015 (0x3f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pcPortObjectType</text:p>
          </table:table-cell>
          <table:table-cell/>
          <table:table-cell office:value-type="string">
            <text:p>LpcPortObjectType</text:p>
          </table:table-cell>
          <table:table-cell office:value-type="string">
            <text:p>0x0000000140289a08</text:p>
          </table:table-cell>
          <table:table-cell office:value-type="string">
            <text:p>0x00289a08</text:p>
          </table:table-cell>
          <table:table-cell office:value-type="string">
            <text:p>1016 (0x3f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pcReplyWaitReplyPort</text:p>
          </table:table-cell>
          <table:table-cell/>
          <table:table-cell office:value-type="string">
            <text:p>LpcReplyWaitReplyPort</text:p>
          </table:table-cell>
          <table:table-cell office:value-type="string">
            <text:p>0x00000001404fe03c</text:p>
          </table:table-cell>
          <table:table-cell office:value-type="string">
            <text:p>0x004fe03c</text:p>
          </table:table-cell>
          <table:table-cell office:value-type="string">
            <text:p>1017 (0x3f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pcRequestPort</text:p>
          </table:table-cell>
          <table:table-cell/>
          <table:table-cell office:value-type="string">
            <text:p>LpcRequestPort</text:p>
          </table:table-cell>
          <table:table-cell office:value-type="string">
            <text:p>0x00000001404301c0</text:p>
          </table:table-cell>
          <table:table-cell office:value-type="string">
            <text:p>0x004301c0</text:p>
          </table:table-cell>
          <table:table-cell office:value-type="string">
            <text:p>1018 (0x3f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pcRequestWaitReplyPort</text:p>
          </table:table-cell>
          <table:table-cell/>
          <table:table-cell office:value-type="string">
            <text:p>LpcRequestWaitReplyPort</text:p>
          </table:table-cell>
          <table:table-cell office:value-type="string">
            <text:p>0x00000001404741e8</text:p>
          </table:table-cell>
          <table:table-cell office:value-type="string">
            <text:p>0x004741e8</text:p>
          </table:table-cell>
          <table:table-cell office:value-type="string">
            <text:p>1019 (0x3f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pcRequestWaitReplyPortEx</text:p>
          </table:table-cell>
          <table:table-cell/>
          <table:table-cell office:value-type="string">
            <text:p>LpcRequestWaitReplyPortEx</text:p>
          </table:table-cell>
          <table:table-cell office:value-type="string">
            <text:p>0x000000014047e3a4</text:p>
          </table:table-cell>
          <table:table-cell office:value-type="string">
            <text:p>0x0047e3a4</text:p>
          </table:table-cell>
          <table:table-cell office:value-type="string">
            <text:p>1020 (0x3f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pcSendWaitReceivePort</text:p>
          </table:table-cell>
          <table:table-cell/>
          <table:table-cell office:value-type="string">
            <text:p>LpcSendWaitReceivePort</text:p>
          </table:table-cell>
          <table:table-cell office:value-type="string">
            <text:p>0x00000001404fdf5c</text:p>
          </table:table-cell>
          <table:table-cell office:value-type="string">
            <text:p>0x004fdf5c</text:p>
          </table:table-cell>
          <table:table-cell office:value-type="string">
            <text:p>1021 (0x3f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saCallAuthenticationPackage</text:p>
          </table:table-cell>
          <table:table-cell/>
          <table:table-cell office:value-type="string">
            <text:p>LsaCallAuthenticationPackage</text:p>
          </table:table-cell>
          <table:table-cell office:value-type="string">
            <text:p>0x0000000140523330</text:p>
          </table:table-cell>
          <table:table-cell office:value-type="string">
            <text:p>0x00523330</text:p>
          </table:table-cell>
          <table:table-cell office:value-type="string">
            <text:p>1022 (0x3f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saDeregisterLogonProcess</text:p>
          </table:table-cell>
          <table:table-cell/>
          <table:table-cell office:value-type="string">
            <text:p>LsaDeregisterLogonProcess</text:p>
          </table:table-cell>
          <table:table-cell office:value-type="string">
            <text:p>0x00000001405232e4</text:p>
          </table:table-cell>
          <table:table-cell office:value-type="string">
            <text:p>0x005232e4</text:p>
          </table:table-cell>
          <table:table-cell office:value-type="string">
            <text:p>1023 (0x3f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saFreeReturnBuffer</text:p>
          </table:table-cell>
          <table:table-cell/>
          <table:table-cell office:value-type="string">
            <text:p>LsaFreeReturnBuffer</text:p>
          </table:table-cell>
          <table:table-cell office:value-type="string">
            <text:p>0x0000000140523298</text:p>
          </table:table-cell>
          <table:table-cell office:value-type="string">
            <text:p>0x00523298</text:p>
          </table:table-cell>
          <table:table-cell office:value-type="string">
            <text:p>1024 (0x40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saLogonUser</text:p>
          </table:table-cell>
          <table:table-cell/>
          <table:table-cell office:value-type="string">
            <text:p>LsaLogonUser</text:p>
          </table:table-cell>
          <table:table-cell office:value-type="string">
            <text:p>0x0000000140523194</text:p>
          </table:table-cell>
          <table:table-cell office:value-type="string">
            <text:p>0x00523194</text:p>
          </table:table-cell>
          <table:table-cell office:value-type="string">
            <text:p>1025 (0x40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saLookupAuthenticationPackage</text:p>
          </table:table-cell>
          <table:table-cell/>
          <table:table-cell office:value-type="string">
            <text:p>LsaLookupAuthenticationPackage</text:p>
          </table:table-cell>
          <table:table-cell office:value-type="string">
            <text:p>0x0000000140437b40</text:p>
          </table:table-cell>
          <table:table-cell office:value-type="string">
            <text:p>0x00437b40</text:p>
          </table:table-cell>
          <table:table-cell office:value-type="string">
            <text:p>1026 (0x40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LsaRegisterLogonProcess</text:p>
          </table:table-cell>
          <table:table-cell/>
          <table:table-cell office:value-type="string">
            <text:p>LsaRegisterLogonProcess</text:p>
          </table:table-cell>
          <table:table-cell office:value-type="string">
            <text:p>0x0000000140437bac</text:p>
          </table:table-cell>
          <table:table-cell office:value-type="string">
            <text:p>0x00437bac</text:p>
          </table:table-cell>
          <table:table-cell office:value-type="string">
            <text:p>1027 (0x40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64BitPhysicalAddress</text:p>
          </table:table-cell>
          <table:table-cell/>
          <table:table-cell office:value-type="string">
            <text:p>Mm64BitPhysicalAddress</text:p>
          </table:table-cell>
          <table:table-cell office:value-type="string">
            <text:p>0x000000014030b1ca</text:p>
          </table:table-cell>
          <table:table-cell office:value-type="string">
            <text:p>0x0030b1ca</text:p>
          </table:table-cell>
          <table:table-cell office:value-type="string">
            <text:p>1028 (0x40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ddPhysicalMemory</text:p>
          </table:table-cell>
          <table:table-cell/>
          <table:table-cell office:value-type="string">
            <text:p>MmAddPhysicalMemory</text:p>
          </table:table-cell>
          <table:table-cell office:value-type="string">
            <text:p>0x00000001405010c8</text:p>
          </table:table-cell>
          <table:table-cell office:value-type="string">
            <text:p>0x005010c8</text:p>
          </table:table-cell>
          <table:table-cell office:value-type="string">
            <text:p>1029 (0x40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ddVerifierThunks</text:p>
          </table:table-cell>
          <table:table-cell/>
          <table:table-cell office:value-type="string">
            <text:p>MmAddVerifierThunks</text:p>
          </table:table-cell>
          <table:table-cell office:value-type="string">
            <text:p>0x0000000140501aec</text:p>
          </table:table-cell>
          <table:table-cell office:value-type="string">
            <text:p>0x00501aec</text:p>
          </table:table-cell>
          <table:table-cell office:value-type="string">
            <text:p>1030 (0x40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djustWorkingSetSize</text:p>
          </table:table-cell>
          <table:table-cell/>
          <table:table-cell office:value-type="string">
            <text:p>MmAdjustWorkingSetSize</text:p>
          </table:table-cell>
          <table:table-cell office:value-type="string">
            <text:p>0x0000000140321ae4</text:p>
          </table:table-cell>
          <table:table-cell office:value-type="string">
            <text:p>0x00321ae4</text:p>
          </table:table-cell>
          <table:table-cell office:value-type="string">
            <text:p>1031 (0x40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dvanceMdl</text:p>
          </table:table-cell>
          <table:table-cell/>
          <table:table-cell office:value-type="string">
            <text:p>MmAdvanceMdl</text:p>
          </table:table-cell>
          <table:table-cell office:value-type="string">
            <text:p>0x00000001401511a0</text:p>
          </table:table-cell>
          <table:table-cell office:value-type="string">
            <text:p>0x001511a0</text:p>
          </table:table-cell>
          <table:table-cell office:value-type="string">
            <text:p>1032 (0x40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llocateContiguousMemory</text:p>
          </table:table-cell>
          <table:table-cell/>
          <table:table-cell office:value-type="string">
            <text:p>MmAllocateContiguousMemory</text:p>
          </table:table-cell>
          <table:table-cell office:value-type="string">
            <text:p>0x0000000140113880</text:p>
          </table:table-cell>
          <table:table-cell office:value-type="string">
            <text:p>0x00113880</text:p>
          </table:table-cell>
          <table:table-cell office:value-type="string">
            <text:p>1033 (0x40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llocateContiguousMemorySpecifyCache</text:p>
          </table:table-cell>
          <table:table-cell/>
          <table:table-cell office:value-type="string">
            <text:p>MmAllocateContiguousMemorySpecifyCache</text:p>
          </table:table-cell>
          <table:table-cell office:value-type="string">
            <text:p>0x000000014000c2d0</text:p>
          </table:table-cell>
          <table:table-cell office:value-type="string">
            <text:p>0x0000c2d0</text:p>
          </table:table-cell>
          <table:table-cell office:value-type="string">
            <text:p>1034 (0x40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llocateContiguousMemorySpecifyCacheNode</text:p>
          </table:table-cell>
          <table:table-cell/>
          <table:table-cell office:value-type="string">
            <text:p>MmAllocateContiguousMemorySpecifyCacheNode</text:p>
          </table:table-cell>
          <table:table-cell office:value-type="string">
            <text:p>0x0000000140151aa4</text:p>
          </table:table-cell>
          <table:table-cell office:value-type="string">
            <text:p>0x00151aa4</text:p>
          </table:table-cell>
          <table:table-cell office:value-type="string">
            <text:p>1035 (0x40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MmAllocateContiguousNodeMemory</text:p>
          </table:table-cell>
          <table:table-cell/>
          <table:table-cell office:value-type="string">
            <text:p>MmAllocateContiguousNodeMemory</text:p>
          </table:table-cell>
          <table:table-cell office:value-type="string">
            <text:p>0x000000014011f228</text:p>
          </table:table-cell>
          <table:table-cell office:value-type="string">
            <text:p>0x0011f228</text:p>
          </table:table-cell>
          <table:table-cell office:value-type="string">
            <text:p>1036 (0x40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llocateMappingAddress</text:p>
          </table:table-cell>
          <table:table-cell/>
          <table:table-cell office:value-type="string">
            <text:p>MmAllocateMappingAddress</text:p>
          </table:table-cell>
          <table:table-cell office:value-type="string">
            <text:p>0x000000014035562c</text:p>
          </table:table-cell>
          <table:table-cell office:value-type="string">
            <text:p>0x0035562c</text:p>
          </table:table-cell>
          <table:table-cell office:value-type="string">
            <text:p>1037 (0x40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MmAllocateNodePagesForMdlEx</text:p>
          </table:table-cell>
          <table:table-cell/>
          <table:table-cell office:value-type="string">
            <text:p>MmAllocateNodePagesForMdlEx</text:p>
          </table:table-cell>
          <table:table-cell office:value-type="string">
            <text:p>0x000000014011c1e0</text:p>
          </table:table-cell>
          <table:table-cell office:value-type="string">
            <text:p>0x0011c1e0</text:p>
          </table:table-cell>
          <table:table-cell office:value-type="string">
            <text:p>1038 (0x40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llocateNonCachedMemory</text:p>
          </table:table-cell>
          <table:table-cell/>
          <table:table-cell office:value-type="string">
            <text:p>MmAllocateNonCachedMemory</text:p>
          </table:table-cell>
          <table:table-cell office:value-type="string">
            <text:p>0x0000000140501cc4</text:p>
          </table:table-cell>
          <table:table-cell office:value-type="string">
            <text:p>0x00501cc4</text:p>
          </table:table-cell>
          <table:table-cell office:value-type="string">
            <text:p>1039 (0x40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llocatePagesForMdl</text:p>
          </table:table-cell>
          <table:table-cell/>
          <table:table-cell office:value-type="string">
            <text:p>MmAllocatePagesForMdl</text:p>
          </table:table-cell>
          <table:table-cell office:value-type="string">
            <text:p>0x00000001400f7ec0</text:p>
          </table:table-cell>
          <table:table-cell office:value-type="string">
            <text:p>0x000f7ec0</text:p>
          </table:table-cell>
          <table:table-cell office:value-type="string">
            <text:p>1040 (0x41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AllocatePagesForMdlEx</text:p>
          </table:table-cell>
          <table:table-cell/>
          <table:table-cell office:value-type="string">
            <text:p>MmAllocatePagesForMdlEx</text:p>
          </table:table-cell>
          <table:table-cell office:value-type="string">
            <text:p>0x000000014011ad30</text:p>
          </table:table-cell>
          <table:table-cell office:value-type="string">
            <text:p>0x0011ad30</text:p>
          </table:table-cell>
          <table:table-cell office:value-type="string">
            <text:p>1041 (0x41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BadPointer</text:p>
          </table:table-cell>
          <table:table-cell/>
          <table:table-cell office:value-type="string">
            <text:p>MmBadPointer</text:p>
          </table:table-cell>
          <table:table-cell office:value-type="string">
            <text:p>0x000000014030b188</text:p>
          </table:table-cell>
          <table:table-cell office:value-type="string">
            <text:p>0x0030b188</text:p>
          </table:table-cell>
          <table:table-cell office:value-type="string">
            <text:p>1042 (0x41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BuildMdlForNonPagedPool</text:p>
          </table:table-cell>
          <table:table-cell/>
          <table:table-cell office:value-type="string">
            <text:p>MmBuildMdlForNonPagedPool</text:p>
          </table:table-cell>
          <table:table-cell office:value-type="string">
            <text:p>0x00000001400d0f40</text:p>
          </table:table-cell>
          <table:table-cell office:value-type="string">
            <text:p>0x000d0f40</text:p>
          </table:table-cell>
          <table:table-cell office:value-type="string">
            <text:p>1043 (0x41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CanFileBeTruncated</text:p>
          </table:table-cell>
          <table:table-cell/>
          <table:table-cell office:value-type="string">
            <text:p>MmCanFileBeTruncated</text:p>
          </table:table-cell>
          <table:table-cell office:value-type="string">
            <text:p>0x00000001400b35f8</text:p>
          </table:table-cell>
          <table:table-cell office:value-type="string">
            <text:p>0x000b35f8</text:p>
          </table:table-cell>
          <table:table-cell office:value-type="string">
            <text:p>1044 (0x41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CommitSessionMappedView</text:p>
          </table:table-cell>
          <table:table-cell/>
          <table:table-cell office:value-type="string">
            <text:p>MmCommitSessionMappedView</text:p>
          </table:table-cell>
          <table:table-cell office:value-type="string">
            <text:p>0x000000014035e210</text:p>
          </table:table-cell>
          <table:table-cell office:value-type="string">
            <text:p>0x0035e210</text:p>
          </table:table-cell>
          <table:table-cell office:value-type="string">
            <text:p>1045 (0x41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CopyVirtualMemory</text:p>
          </table:table-cell>
          <table:table-cell/>
          <table:table-cell office:value-type="string">
            <text:p>MmCopyVirtualMemory</text:p>
          </table:table-cell>
          <table:table-cell office:value-type="string">
            <text:p>0x00000001403ddb90</text:p>
          </table:table-cell>
          <table:table-cell office:value-type="string">
            <text:p>0x003ddb90</text:p>
          </table:table-cell>
          <table:table-cell office:value-type="string">
            <text:p>1046 (0x41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CreateMdl</text:p>
          </table:table-cell>
          <table:table-cell/>
          <table:table-cell office:value-type="string">
            <text:p>MmCreateMdl</text:p>
          </table:table-cell>
          <table:table-cell office:value-type="string">
            <text:p>0x0000000140013660</text:p>
          </table:table-cell>
          <table:table-cell office:value-type="string">
            <text:p>0x00013660</text:p>
          </table:table-cell>
          <table:table-cell office:value-type="string">
            <text:p>1047 (0x41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CreateMirror</text:p>
          </table:table-cell>
          <table:table-cell/>
          <table:table-cell office:value-type="string">
            <text:p>MmCreateMirror</text:p>
          </table:table-cell>
          <table:table-cell office:value-type="string">
            <text:p>0x0000000140501e50</text:p>
          </table:table-cell>
          <table:table-cell office:value-type="string">
            <text:p>0x00501e50</text:p>
          </table:table-cell>
          <table:table-cell office:value-type="string">
            <text:p>1048 (0x41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CreateSection</text:p>
          </table:table-cell>
          <table:table-cell/>
          <table:table-cell office:value-type="string">
            <text:p>MmCreateSection</text:p>
          </table:table-cell>
          <table:table-cell office:value-type="string">
            <text:p>0x0000000140411f0c</text:p>
          </table:table-cell>
          <table:table-cell office:value-type="string">
            <text:p>0x00411f0c</text:p>
          </table:table-cell>
          <table:table-cell office:value-type="string">
            <text:p>1049 (0x41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DisableModifiedWriteOfSection</text:p>
          </table:table-cell>
          <table:table-cell/>
          <table:table-cell office:value-type="string">
            <text:p>MmDisableModifiedWriteOfSection</text:p>
          </table:table-cell>
          <table:table-cell office:value-type="string">
            <text:p>0x00000001400c64d0</text:p>
          </table:table-cell>
          <table:table-cell office:value-type="string">
            <text:p>0x000c64d0</text:p>
          </table:table-cell>
          <table:table-cell office:value-type="string">
            <text:p>1050 (0x41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DoesFileHaveUserWritableReferences</text:p>
          </table:table-cell>
          <table:table-cell/>
          <table:table-cell office:value-type="string">
            <text:p>MmDoesFileHaveUserWritableReferences</text:p>
          </table:table-cell>
          <table:table-cell office:value-type="string">
            <text:p>0x0000000140092b50</text:p>
          </table:table-cell>
          <table:table-cell office:value-type="string">
            <text:p>0x00092b50</text:p>
          </table:table-cell>
          <table:table-cell office:value-type="string">
            <text:p>1051 (0x41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FlushImageSection</text:p>
          </table:table-cell>
          <table:table-cell/>
          <table:table-cell office:value-type="string">
            <text:p>MmFlushImageSection</text:p>
          </table:table-cell>
          <table:table-cell office:value-type="string">
            <text:p>0x000000014004d368</text:p>
          </table:table-cell>
          <table:table-cell office:value-type="string">
            <text:p>0x0004d368</text:p>
          </table:table-cell>
          <table:table-cell office:value-type="string">
            <text:p>1052 (0x41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ForceSectionClosed</text:p>
          </table:table-cell>
          <table:table-cell/>
          <table:table-cell office:value-type="string">
            <text:p>MmForceSectionClosed</text:p>
          </table:table-cell>
          <table:table-cell office:value-type="string">
            <text:p>0x000000014004dc60</text:p>
          </table:table-cell>
          <table:table-cell office:value-type="string">
            <text:p>0x0004dc60</text:p>
          </table:table-cell>
          <table:table-cell office:value-type="string">
            <text:p>1053 (0x41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FreeContiguousMemory</text:p>
          </table:table-cell>
          <table:table-cell/>
          <table:table-cell office:value-type="string">
            <text:p>MmFreeContiguousMemory</text:p>
          </table:table-cell>
          <table:table-cell office:value-type="string">
            <text:p>0x000000014000c3f0</text:p>
          </table:table-cell>
          <table:table-cell office:value-type="string">
            <text:p>0x0000c3f0</text:p>
          </table:table-cell>
          <table:table-cell office:value-type="string">
            <text:p>1054 (0x41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FreeContiguousMemorySpecifyCache</text:p>
          </table:table-cell>
          <table:table-cell/>
          <table:table-cell office:value-type="string">
            <text:p>MmFreeContiguousMemorySpecifyCache</text:p>
          </table:table-cell>
          <table:table-cell office:value-type="string">
            <text:p>0x00000001400f8be8</text:p>
          </table:table-cell>
          <table:table-cell office:value-type="string">
            <text:p>0x000f8be8</text:p>
          </table:table-cell>
          <table:table-cell office:value-type="string">
            <text:p>1055 (0x41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FreeMappingAddress</text:p>
          </table:table-cell>
          <table:table-cell/>
          <table:table-cell office:value-type="string">
            <text:p>MmFreeMappingAddress</text:p>
          </table:table-cell>
          <table:table-cell office:value-type="string">
            <text:p>0x0000000140359850</text:p>
          </table:table-cell>
          <table:table-cell office:value-type="string">
            <text:p>0x00359850</text:p>
          </table:table-cell>
          <table:table-cell office:value-type="string">
            <text:p>1056 (0x42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FreeNonCachedMemory</text:p>
          </table:table-cell>
          <table:table-cell/>
          <table:table-cell office:value-type="string">
            <text:p>MmFreeNonCachedMemory</text:p>
          </table:table-cell>
          <table:table-cell office:value-type="string">
            <text:p>0x0000000140501c00</text:p>
          </table:table-cell>
          <table:table-cell office:value-type="string">
            <text:p>0x00501c00</text:p>
          </table:table-cell>
          <table:table-cell office:value-type="string">
            <text:p>1057 (0x42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FreePagesFromMdl</text:p>
          </table:table-cell>
          <table:table-cell/>
          <table:table-cell office:value-type="string">
            <text:p>MmFreePagesFromMdl</text:p>
          </table:table-cell>
          <table:table-cell office:value-type="string">
            <text:p>0x00000001400f86e4</text:p>
          </table:table-cell>
          <table:table-cell office:value-type="string">
            <text:p>0x000f86e4</text:p>
          </table:table-cell>
          <table:table-cell office:value-type="string">
            <text:p>1058 (0x42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GetPhysicalAddress</text:p>
          </table:table-cell>
          <table:table-cell/>
          <table:table-cell office:value-type="string">
            <text:p>MmGetPhysicalAddress</text:p>
          </table:table-cell>
          <table:table-cell office:value-type="string">
            <text:p>0x000000014006507c</text:p>
          </table:table-cell>
          <table:table-cell office:value-type="string">
            <text:p>0x0006507c</text:p>
          </table:table-cell>
          <table:table-cell office:value-type="string">
            <text:p>1059 (0x42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GetPhysicalMemoryRanges</text:p>
          </table:table-cell>
          <table:table-cell/>
          <table:table-cell office:value-type="string">
            <text:p>MmGetPhysicalMemoryRanges</text:p>
          </table:table-cell>
          <table:table-cell office:value-type="string">
            <text:p>0x00000001404b6530</text:p>
          </table:table-cell>
          <table:table-cell office:value-type="string">
            <text:p>0x004b6530</text:p>
          </table:table-cell>
          <table:table-cell office:value-type="string">
            <text:p>1060 (0x42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GetSystemRoutineAddress</text:p>
          </table:table-cell>
          <table:table-cell/>
          <table:table-cell office:value-type="string">
            <text:p>MmGetSystemRoutineAddress</text:p>
          </table:table-cell>
          <table:table-cell office:value-type="string">
            <text:p>0x00000001404439d8</text:p>
          </table:table-cell>
          <table:table-cell office:value-type="string">
            <text:p>0x004439d8</text:p>
          </table:table-cell>
          <table:table-cell office:value-type="string">
            <text:p>1061 (0x42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GetVirtualForPhysical</text:p>
          </table:table-cell>
          <table:table-cell/>
          <table:table-cell office:value-type="string">
            <text:p>MmGetVirtualForPhysical</text:p>
          </table:table-cell>
          <table:table-cell office:value-type="string">
            <text:p>0x0000000140151fc0</text:p>
          </table:table-cell>
          <table:table-cell office:value-type="string">
            <text:p>0x00151fc0</text:p>
          </table:table-cell>
          <table:table-cell office:value-type="string">
            <text:p>1062 (0x42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GrowKernelStack</text:p>
          </table:table-cell>
          <table:table-cell/>
          <table:table-cell office:value-type="string">
            <text:p>MmGrowKernelStack</text:p>
          </table:table-cell>
          <table:table-cell office:value-type="string">
            <text:p>0x0000000140152c08</text:p>
          </table:table-cell>
          <table:table-cell office:value-type="string">
            <text:p>0x00152c08</text:p>
          </table:table-cell>
          <table:table-cell office:value-type="string">
            <text:p>1063 (0x42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HighestUserAddress</text:p>
          </table:table-cell>
          <table:table-cell/>
          <table:table-cell office:value-type="string">
            <text:p>MmHighestUserAddress</text:p>
          </table:table-cell>
          <table:table-cell office:value-type="string">
            <text:p>0x000000014030b030</text:p>
          </table:table-cell>
          <table:table-cell office:value-type="string">
            <text:p>0x0030b030</text:p>
          </table:table-cell>
          <table:table-cell office:value-type="string">
            <text:p>1064 (0x42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IsAddressValid</text:p>
          </table:table-cell>
          <table:table-cell/>
          <table:table-cell office:value-type="string">
            <text:p>MmIsAddressValid</text:p>
          </table:table-cell>
          <table:table-cell office:value-type="string">
            <text:p>0x00000001401136a4</text:p>
          </table:table-cell>
          <table:table-cell office:value-type="string">
            <text:p>0x001136a4</text:p>
          </table:table-cell>
          <table:table-cell office:value-type="string">
            <text:p>1065 (0x42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MmIsDriverSuspectForVerifier</text:p>
          </table:table-cell>
          <table:table-cell/>
          <table:table-cell office:value-type="string">
            <text:p>MmIsDriverSuspectForVerifier</text:p>
          </table:table-cell>
          <table:table-cell office:value-type="string">
            <text:p>0x00000001405cf120</text:p>
          </table:table-cell>
          <table:table-cell office:value-type="string">
            <text:p>0x005cf120</text:p>
          </table:table-cell>
          <table:table-cell office:value-type="string">
            <text:p>1066 (0x42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IsDriverVerifying</text:p>
          </table:table-cell>
          <table:table-cell/>
          <table:table-cell office:value-type="string">
            <text:p>MmIsDriverVerifying</text:p>
          </table:table-cell>
          <table:table-cell office:value-type="string">
            <text:p>0x00000001400e2210</text:p>
          </table:table-cell>
          <table:table-cell office:value-type="string">
            <text:p>0x000e2210</text:p>
          </table:table-cell>
          <table:table-cell office:value-type="string">
            <text:p>1067 (0x42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IsDriverVerifyingByAddress</text:p>
          </table:table-cell>
          <table:table-cell/>
          <table:table-cell office:value-type="string">
            <text:p>MmIsDriverVerifyingByAddress</text:p>
          </table:table-cell>
          <table:table-cell office:value-type="string">
            <text:p>0x0000000140487fe0</text:p>
          </table:table-cell>
          <table:table-cell office:value-type="string">
            <text:p>0x00487fe0</text:p>
          </table:table-cell>
          <table:table-cell office:value-type="string">
            <text:p>1068 (0x42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IsIoSpaceActive</text:p>
          </table:table-cell>
          <table:table-cell/>
          <table:table-cell office:value-type="string">
            <text:p>MmIsIoSpaceActive</text:p>
          </table:table-cell>
          <table:table-cell office:value-type="string">
            <text:p>0x000000014015148c</text:p>
          </table:table-cell>
          <table:table-cell office:value-type="string">
            <text:p>0x0015148c</text:p>
          </table:table-cell>
          <table:table-cell office:value-type="string">
            <text:p>1069 (0x42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IsNonPagedSystemAddressValid</text:p>
          </table:table-cell>
          <table:table-cell/>
          <table:table-cell office:value-type="string">
            <text:p>MmIsNonPagedSystemAddressValid</text:p>
          </table:table-cell>
          <table:table-cell office:value-type="string">
            <text:p>0x0000000140152c18</text:p>
          </table:table-cell>
          <table:table-cell office:value-type="string">
            <text:p>0x00152c18</text:p>
          </table:table-cell>
          <table:table-cell office:value-type="string">
            <text:p>1070 (0x42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IsRecursiveIoFault</text:p>
          </table:table-cell>
          <table:table-cell/>
          <table:table-cell office:value-type="string">
            <text:p>MmIsRecursiveIoFault</text:p>
          </table:table-cell>
          <table:table-cell office:value-type="string">
            <text:p>0x000000014014dd40</text:p>
          </table:table-cell>
          <table:table-cell office:value-type="string">
            <text:p>0x0014dd40</text:p>
          </table:table-cell>
          <table:table-cell office:value-type="string">
            <text:p>1071 (0x42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IsThisAnNtAsSystem</text:p>
          </table:table-cell>
          <table:table-cell/>
          <table:table-cell office:value-type="string">
            <text:p>MmIsThisAnNtAsSystem</text:p>
          </table:table-cell>
          <table:table-cell office:value-type="string">
            <text:p>0x00000001400d9688</text:p>
          </table:table-cell>
          <table:table-cell office:value-type="string">
            <text:p>0x000d9688</text:p>
          </table:table-cell>
          <table:table-cell office:value-type="string">
            <text:p>1072 (0x43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IsVerifierEnabled</text:p>
          </table:table-cell>
          <table:table-cell/>
          <table:table-cell office:value-type="string">
            <text:p>MmIsVerifierEnabled</text:p>
          </table:table-cell>
          <table:table-cell office:value-type="string">
            <text:p>0x00000001405cd010</text:p>
          </table:table-cell>
          <table:table-cell office:value-type="string">
            <text:p>0x005cd010</text:p>
          </table:table-cell>
          <table:table-cell office:value-type="string">
            <text:p>1073 (0x43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LockPagableDataSection</text:p>
          </table:table-cell>
          <table:table-cell/>
          <table:table-cell office:value-type="string">
            <text:p>MmLockPagableDataSection</text:p>
          </table:table-cell>
          <table:table-cell office:value-type="string">
            <text:p>0x000000014035f120</text:p>
          </table:table-cell>
          <table:table-cell office:value-type="string">
            <text:p>0x0035f120</text:p>
          </table:table-cell>
          <table:table-cell office:value-type="string">
            <text:p>1074 (0x43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LockPagableImageSection</text:p>
          </table:table-cell>
          <table:table-cell/>
          <table:table-cell office:value-type="string">
            <text:p>MmLockPagableImageSection</text:p>
          </table:table-cell>
          <table:table-cell office:value-type="string">
            <text:p>0x000000014035f120</text:p>
          </table:table-cell>
          <table:table-cell office:value-type="string">
            <text:p>0x0035f120</text:p>
          </table:table-cell>
          <table:table-cell office:value-type="string">
            <text:p>1075 (0x43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LockPagableSectionByHandle</text:p>
          </table:table-cell>
          <table:table-cell/>
          <table:table-cell office:value-type="string">
            <text:p>MmLockPagableSectionByHandle</text:p>
          </table:table-cell>
          <table:table-cell office:value-type="string">
            <text:p>0x00000001403eaf34</text:p>
          </table:table-cell>
          <table:table-cell office:value-type="string">
            <text:p>0x003eaf34</text:p>
          </table:table-cell>
          <table:table-cell office:value-type="string">
            <text:p>1076 (0x43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pIoSpace</text:p>
          </table:table-cell>
          <table:table-cell/>
          <table:table-cell office:value-type="string">
            <text:p>MmMapIoSpace</text:p>
          </table:table-cell>
          <table:table-cell office:value-type="string">
            <text:p>0x0000000140023720</text:p>
          </table:table-cell>
          <table:table-cell office:value-type="string">
            <text:p>0x00023720</text:p>
          </table:table-cell>
          <table:table-cell office:value-type="string">
            <text:p>1077 (0x43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pLockedPages</text:p>
          </table:table-cell>
          <table:table-cell/>
          <table:table-cell office:value-type="string">
            <text:p>MmMapLockedPages</text:p>
          </table:table-cell>
          <table:table-cell office:value-type="string">
            <text:p>0x00000001400d0b88</text:p>
          </table:table-cell>
          <table:table-cell office:value-type="string">
            <text:p>0x000d0b88</text:p>
          </table:table-cell>
          <table:table-cell office:value-type="string">
            <text:p>1078 (0x43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pLockedPagesSpecifyCache</text:p>
          </table:table-cell>
          <table:table-cell/>
          <table:table-cell office:value-type="string">
            <text:p>MmMapLockedPagesSpecifyCache</text:p>
          </table:table-cell>
          <table:table-cell office:value-type="string">
            <text:p>0x00000001400a1bb0</text:p>
          </table:table-cell>
          <table:table-cell office:value-type="string">
            <text:p>0x000a1bb0</text:p>
          </table:table-cell>
          <table:table-cell office:value-type="string">
            <text:p>1079 (0x43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pLockedPagesWithReservedMapping</text:p>
          </table:table-cell>
          <table:table-cell/>
          <table:table-cell office:value-type="string">
            <text:p>MmMapLockedPagesWithReservedMapping</text:p>
          </table:table-cell>
          <table:table-cell office:value-type="string">
            <text:p>0x0000000140151c70</text:p>
          </table:table-cell>
          <table:table-cell office:value-type="string">
            <text:p>0x00151c70</text:p>
          </table:table-cell>
          <table:table-cell office:value-type="string">
            <text:p>1080 (0x43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pMemoryDumpMdl</text:p>
          </table:table-cell>
          <table:table-cell/>
          <table:table-cell office:value-type="string">
            <text:p>MmMapMemoryDumpMdl</text:p>
          </table:table-cell>
          <table:table-cell office:value-type="string">
            <text:p>0x000000014011a29c</text:p>
          </table:table-cell>
          <table:table-cell office:value-type="string">
            <text:p>0x0011a29c</text:p>
          </table:table-cell>
          <table:table-cell office:value-type="string">
            <text:p>1081 (0x43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pUserAddressesToPage</text:p>
          </table:table-cell>
          <table:table-cell/>
          <table:table-cell office:value-type="string">
            <text:p>MmMapUserAddressesToPage</text:p>
          </table:table-cell>
          <table:table-cell office:value-type="string">
            <text:p>0x000000014032183c</text:p>
          </table:table-cell>
          <table:table-cell office:value-type="string">
            <text:p>0x0032183c</text:p>
          </table:table-cell>
          <table:table-cell office:value-type="string">
            <text:p>1082 (0x43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pVideoDisplay</text:p>
          </table:table-cell>
          <table:table-cell/>
          <table:table-cell office:value-type="string">
            <text:p>MmMapVideoDisplay</text:p>
          </table:table-cell>
          <table:table-cell office:value-type="string">
            <text:p>0x0000000140501e3c</text:p>
          </table:table-cell>
          <table:table-cell office:value-type="string">
            <text:p>0x00501e3c</text:p>
          </table:table-cell>
          <table:table-cell office:value-type="string">
            <text:p>1083 (0x43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pViewInSessionSpace</text:p>
          </table:table-cell>
          <table:table-cell/>
          <table:table-cell office:value-type="string">
            <text:p>MmMapViewInSessionSpace</text:p>
          </table:table-cell>
          <table:table-cell office:value-type="string">
            <text:p>0x0000000140361c60</text:p>
          </table:table-cell>
          <table:table-cell office:value-type="string">
            <text:p>0x00361c60</text:p>
          </table:table-cell>
          <table:table-cell office:value-type="string">
            <text:p>1084 (0x43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pViewInSystemSpace</text:p>
          </table:table-cell>
          <table:table-cell/>
          <table:table-cell office:value-type="string">
            <text:p>MmMapViewInSystemSpace</text:p>
          </table:table-cell>
          <table:table-cell office:value-type="string">
            <text:p>0x000000014032d630</text:p>
          </table:table-cell>
          <table:table-cell office:value-type="string">
            <text:p>0x0032d630</text:p>
          </table:table-cell>
          <table:table-cell office:value-type="string">
            <text:p>1085 (0x43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pViewOfSection</text:p>
          </table:table-cell>
          <table:table-cell/>
          <table:table-cell office:value-type="string">
            <text:p>MmMapViewOfSection</text:p>
          </table:table-cell>
          <table:table-cell office:value-type="string">
            <text:p>0x00000001403a0a80</text:p>
          </table:table-cell>
          <table:table-cell office:value-type="string">
            <text:p>0x003a0a80</text:p>
          </table:table-cell>
          <table:table-cell office:value-type="string">
            <text:p>1086 (0x43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rkPhysicalMemoryAsBad</text:p>
          </table:table-cell>
          <table:table-cell/>
          <table:table-cell office:value-type="string">
            <text:p>MmMarkPhysicalMemoryAsBad</text:p>
          </table:table-cell>
          <table:table-cell office:value-type="string">
            <text:p>0x0000000140150464</text:p>
          </table:table-cell>
          <table:table-cell office:value-type="string">
            <text:p>0x00150464</text:p>
          </table:table-cell>
          <table:table-cell office:value-type="string">
            <text:p>1087 (0x43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MarkPhysicalMemoryAsGood</text:p>
          </table:table-cell>
          <table:table-cell/>
          <table:table-cell office:value-type="string">
            <text:p>MmMarkPhysicalMemoryAsGood</text:p>
          </table:table-cell>
          <table:table-cell office:value-type="string">
            <text:p>0x000000014014fe20</text:p>
          </table:table-cell>
          <table:table-cell office:value-type="string">
            <text:p>0x0014fe20</text:p>
          </table:table-cell>
          <table:table-cell office:value-type="string">
            <text:p>1088 (0x44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PageEntireDriver</text:p>
          </table:table-cell>
          <table:table-cell/>
          <table:table-cell office:value-type="string">
            <text:p>MmPageEntireDriver</text:p>
          </table:table-cell>
          <table:table-cell office:value-type="string">
            <text:p>0x00000001403d7298</text:p>
          </table:table-cell>
          <table:table-cell office:value-type="string">
            <text:p>0x003d7298</text:p>
          </table:table-cell>
          <table:table-cell office:value-type="string">
            <text:p>1089 (0x44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PrefetchPages</text:p>
          </table:table-cell>
          <table:table-cell/>
          <table:table-cell office:value-type="string">
            <text:p>MmPrefetchPages</text:p>
          </table:table-cell>
          <table:table-cell office:value-type="string">
            <text:p>0x000000014041ae8c</text:p>
          </table:table-cell>
          <table:table-cell office:value-type="string">
            <text:p>0x0041ae8c</text:p>
          </table:table-cell>
          <table:table-cell office:value-type="string">
            <text:p>1090 (0x44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MmPrefetchVirtualAddresses</text:p>
          </table:table-cell>
          <table:table-cell/>
          <table:table-cell office:value-type="string">
            <text:p>MmPrefetchVirtualAddresses</text:p>
          </table:table-cell>
          <table:table-cell office:value-type="string">
            <text:p>0x0000000140108b3c</text:p>
          </table:table-cell>
          <table:table-cell office:value-type="string">
            <text:p>0x00108b3c</text:p>
          </table:table-cell>
          <table:table-cell office:value-type="string">
            <text:p>1091 (0x44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ProbeAndLockPages</text:p>
          </table:table-cell>
          <table:table-cell/>
          <table:table-cell office:value-type="string">
            <text:p>MmProbeAndLockPages</text:p>
          </table:table-cell>
          <table:table-cell office:value-type="string">
            <text:p>0x00000001400923b0</text:p>
          </table:table-cell>
          <table:table-cell office:value-type="string">
            <text:p>0x000923b0</text:p>
          </table:table-cell>
          <table:table-cell office:value-type="string">
            <text:p>1092 (0x44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ProbeAndLockProcessPages</text:p>
          </table:table-cell>
          <table:table-cell/>
          <table:table-cell office:value-type="string">
            <text:p>MmProbeAndLockProcessPages</text:p>
          </table:table-cell>
          <table:table-cell office:value-type="string">
            <text:p>0x000000014047c08c</text:p>
          </table:table-cell>
          <table:table-cell office:value-type="string">
            <text:p>0x0047c08c</text:p>
          </table:table-cell>
          <table:table-cell office:value-type="string">
            <text:p>1093 (0x44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ProbeAndLockSelectedPages</text:p>
          </table:table-cell>
          <table:table-cell/>
          <table:table-cell office:value-type="string">
            <text:p>MmProbeAndLockSelectedPages</text:p>
          </table:table-cell>
          <table:table-cell office:value-type="string">
            <text:p>0x00000001400db674</text:p>
          </table:table-cell>
          <table:table-cell office:value-type="string">
            <text:p>0x000db674</text:p>
          </table:table-cell>
          <table:table-cell office:value-type="string">
            <text:p>1094 (0x44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ProtectMdlSystemAddress</text:p>
          </table:table-cell>
          <table:table-cell/>
          <table:table-cell office:value-type="string">
            <text:p>MmProtectMdlSystemAddress</text:p>
          </table:table-cell>
          <table:table-cell office:value-type="string">
            <text:p>0x0000000140125600</text:p>
          </table:table-cell>
          <table:table-cell office:value-type="string">
            <text:p>0x00125600</text:p>
          </table:table-cell>
          <table:table-cell office:value-type="string">
            <text:p>1095 (0x44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QuerySystemSize</text:p>
          </table:table-cell>
          <table:table-cell/>
          <table:table-cell office:value-type="string">
            <text:p>MmQuerySystemSize</text:p>
          </table:table-cell>
          <table:table-cell office:value-type="string">
            <text:p>0x00000001400d9678</text:p>
          </table:table-cell>
          <table:table-cell office:value-type="string">
            <text:p>0x000d9678</text:p>
          </table:table-cell>
          <table:table-cell office:value-type="string">
            <text:p>1096 (0x44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RemovePhysicalMemory</text:p>
          </table:table-cell>
          <table:table-cell/>
          <table:table-cell office:value-type="string">
            <text:p>MmRemovePhysicalMemory</text:p>
          </table:table-cell>
          <table:table-cell office:value-type="string">
            <text:p>0x0000000140500be0</text:p>
          </table:table-cell>
          <table:table-cell office:value-type="string">
            <text:p>0x00500be0</text:p>
          </table:table-cell>
          <table:table-cell office:value-type="string">
            <text:p>1097 (0x44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ResetDriverPaging</text:p>
          </table:table-cell>
          <table:table-cell/>
          <table:table-cell office:value-type="string">
            <text:p>MmResetDriverPaging</text:p>
          </table:table-cell>
          <table:table-cell office:value-type="string">
            <text:p>0x000000014038eecc</text:p>
          </table:table-cell>
          <table:table-cell office:value-type="string">
            <text:p>0x0038eecc</text:p>
          </table:table-cell>
          <table:table-cell office:value-type="string">
            <text:p>1098 (0x44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RotatePhysicalView</text:p>
          </table:table-cell>
          <table:table-cell/>
          <table:table-cell office:value-type="string">
            <text:p>MmRotatePhysicalView</text:p>
          </table:table-cell>
          <table:table-cell office:value-type="string">
            <text:p>0x000000014046efd0</text:p>
          </table:table-cell>
          <table:table-cell office:value-type="string">
            <text:p>0x0046efd0</text:p>
          </table:table-cell>
          <table:table-cell office:value-type="string">
            <text:p>1099 (0x44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SectionObjectType</text:p>
          </table:table-cell>
          <table:table-cell/>
          <table:table-cell office:value-type="string">
            <text:p>MmSectionObjectType</text:p>
          </table:table-cell>
          <table:table-cell office:value-type="string">
            <text:p>0x000000014030b140</text:p>
          </table:table-cell>
          <table:table-cell office:value-type="string">
            <text:p>0x0030b140</text:p>
          </table:table-cell>
          <table:table-cell office:value-type="string">
            <text:p>1100 (0x44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SecureVirtualMemory</text:p>
          </table:table-cell>
          <table:table-cell/>
          <table:table-cell office:value-type="string">
            <text:p>MmSecureVirtualMemory</text:p>
          </table:table-cell>
          <table:table-cell office:value-type="string">
            <text:p>0x00000001403a72c4</text:p>
          </table:table-cell>
          <table:table-cell office:value-type="string">
            <text:p>0x003a72c4</text:p>
          </table:table-cell>
          <table:table-cell office:value-type="string">
            <text:p>1101 (0x44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SetAddressRangeModified</text:p>
          </table:table-cell>
          <table:table-cell/>
          <table:table-cell office:value-type="string">
            <text:p>MmSetAddressRangeModified</text:p>
          </table:table-cell>
          <table:table-cell office:value-type="string">
            <text:p>0x00000001400c1120</text:p>
          </table:table-cell>
          <table:table-cell office:value-type="string">
            <text:p>0x000c1120</text:p>
          </table:table-cell>
          <table:table-cell office:value-type="string">
            <text:p>1102 (0x44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SetBankedSection</text:p>
          </table:table-cell>
          <table:table-cell/>
          <table:table-cell office:value-type="string">
            <text:p>MmSetBankedSection</text:p>
          </table:table-cell>
          <table:table-cell office:value-type="string">
            <text:p>0x0000000140134964</text:p>
          </table:table-cell>
          <table:table-cell office:value-type="string">
            <text:p>0x00134964</text:p>
          </table:table-cell>
          <table:table-cell office:value-type="string">
            <text:p>1103 (0x44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SizeOfMdl</text:p>
          </table:table-cell>
          <table:table-cell/>
          <table:table-cell office:value-type="string">
            <text:p>MmSizeOfMdl</text:p>
          </table:table-cell>
          <table:table-cell office:value-type="string">
            <text:p>0x000000014002d680</text:p>
          </table:table-cell>
          <table:table-cell office:value-type="string">
            <text:p>0x0002d680</text:p>
          </table:table-cell>
          <table:table-cell office:value-type="string">
            <text:p>1104 (0x45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SystemRangeStart</text:p>
          </table:table-cell>
          <table:table-cell/>
          <table:table-cell office:value-type="string">
            <text:p>MmSystemRangeStart</text:p>
          </table:table-cell>
          <table:table-cell office:value-type="string">
            <text:p>0x000000014030b170</text:p>
          </table:table-cell>
          <table:table-cell office:value-type="string">
            <text:p>0x0030b170</text:p>
          </table:table-cell>
          <table:table-cell office:value-type="string">
            <text:p>1105 (0x45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TrimAllSystemPagableMemory</text:p>
          </table:table-cell>
          <table:table-cell/>
          <table:table-cell office:value-type="string">
            <text:p>MmTrimAllSystemPagableMemory</text:p>
          </table:table-cell>
          <table:table-cell office:value-type="string">
            <text:p>0x0000000140153ae0</text:p>
          </table:table-cell>
          <table:table-cell office:value-type="string">
            <text:p>0x00153ae0</text:p>
          </table:table-cell>
          <table:table-cell office:value-type="string">
            <text:p>1106 (0x45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nlockPagableImageSection</text:p>
          </table:table-cell>
          <table:table-cell/>
          <table:table-cell office:value-type="string">
            <text:p>MmUnlockPagableImageSection</text:p>
          </table:table-cell>
          <table:table-cell office:value-type="string">
            <text:p>0x00000001400d2720</text:p>
          </table:table-cell>
          <table:table-cell office:value-type="string">
            <text:p>0x000d2720</text:p>
          </table:table-cell>
          <table:table-cell office:value-type="string">
            <text:p>1107 (0x45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nlockPages</text:p>
          </table:table-cell>
          <table:table-cell/>
          <table:table-cell office:value-type="string">
            <text:p>MmUnlockPages</text:p>
          </table:table-cell>
          <table:table-cell office:value-type="string">
            <text:p>0x00000001400adf50</text:p>
          </table:table-cell>
          <table:table-cell office:value-type="string">
            <text:p>0x000adf50</text:p>
          </table:table-cell>
          <table:table-cell office:value-type="string">
            <text:p>1108 (0x45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nmapIoSpace</text:p>
          </table:table-cell>
          <table:table-cell/>
          <table:table-cell office:value-type="string">
            <text:p>MmUnmapIoSpace</text:p>
          </table:table-cell>
          <table:table-cell office:value-type="string">
            <text:p>0x00000001400239e0</text:p>
          </table:table-cell>
          <table:table-cell office:value-type="string">
            <text:p>0x000239e0</text:p>
          </table:table-cell>
          <table:table-cell office:value-type="string">
            <text:p>1109 (0x45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nmapLockedPages</text:p>
          </table:table-cell>
          <table:table-cell/>
          <table:table-cell office:value-type="string">
            <text:p>MmUnmapLockedPages</text:p>
          </table:table-cell>
          <table:table-cell office:value-type="string">
            <text:p>0x00000001400a9c30</text:p>
          </table:table-cell>
          <table:table-cell office:value-type="string">
            <text:p>0x000a9c30</text:p>
          </table:table-cell>
          <table:table-cell office:value-type="string">
            <text:p>1110 (0x45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nmapReservedMapping</text:p>
          </table:table-cell>
          <table:table-cell/>
          <table:table-cell office:value-type="string">
            <text:p>MmUnmapReservedMapping</text:p>
          </table:table-cell>
          <table:table-cell office:value-type="string">
            <text:p>0x0000000140151ae8</text:p>
          </table:table-cell>
          <table:table-cell office:value-type="string">
            <text:p>0x00151ae8</text:p>
          </table:table-cell>
          <table:table-cell office:value-type="string">
            <text:p>1111 (0x45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nmapVideoDisplay</text:p>
          </table:table-cell>
          <table:table-cell/>
          <table:table-cell office:value-type="string">
            <text:p>MmUnmapVideoDisplay</text:p>
          </table:table-cell>
          <table:table-cell office:value-type="string">
            <text:p>0x0000000140501e30</text:p>
          </table:table-cell>
          <table:table-cell office:value-type="string">
            <text:p>0x00501e30</text:p>
          </table:table-cell>
          <table:table-cell office:value-type="string">
            <text:p>1112 (0x45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nmapViewInSessionSpace</text:p>
          </table:table-cell>
          <table:table-cell/>
          <table:table-cell office:value-type="string">
            <text:p>MmUnmapViewInSessionSpace</text:p>
          </table:table-cell>
          <table:table-cell office:value-type="string">
            <text:p>0x000000014046ea84</text:p>
          </table:table-cell>
          <table:table-cell office:value-type="string">
            <text:p>0x0046ea84</text:p>
          </table:table-cell>
          <table:table-cell office:value-type="string">
            <text:p>1113 (0x45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nmapViewInSystemSpace</text:p>
          </table:table-cell>
          <table:table-cell/>
          <table:table-cell office:value-type="string">
            <text:p>MmUnmapViewInSystemSpace</text:p>
          </table:table-cell>
          <table:table-cell office:value-type="string">
            <text:p>0x000000014032db7c</text:p>
          </table:table-cell>
          <table:table-cell office:value-type="string">
            <text:p>0x0032db7c</text:p>
          </table:table-cell>
          <table:table-cell office:value-type="string">
            <text:p>1114 (0x45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nmapViewOfSection</text:p>
          </table:table-cell>
          <table:table-cell/>
          <table:table-cell office:value-type="string">
            <text:p>MmUnmapViewOfSection</text:p>
          </table:table-cell>
          <table:table-cell office:value-type="string">
            <text:p>0x000000014039d25c</text:p>
          </table:table-cell>
          <table:table-cell office:value-type="string">
            <text:p>0x0039d25c</text:p>
          </table:table-cell>
          <table:table-cell office:value-type="string">
            <text:p>1115 (0x45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nsecureVirtualMemory</text:p>
          </table:table-cell>
          <table:table-cell/>
          <table:table-cell office:value-type="string">
            <text:p>MmUnsecureVirtualMemory</text:p>
          </table:table-cell>
          <table:table-cell office:value-type="string">
            <text:p>0x00000001403ba0d0</text:p>
          </table:table-cell>
          <table:table-cell office:value-type="string">
            <text:p>0x003ba0d0</text:p>
          </table:table-cell>
          <table:table-cell office:value-type="string">
            <text:p>1116 (0x45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MmUserProbeAddress</text:p>
          </table:table-cell>
          <table:table-cell/>
          <table:table-cell office:value-type="string">
            <text:p>MmUserProbeAddress</text:p>
          </table:table-cell>
          <table:table-cell office:value-type="string">
            <text:p>0x000000014030b000</text:p>
          </table:table-cell>
          <table:table-cell office:value-type="string">
            <text:p>0x0030b000</text:p>
          </table:table-cell>
          <table:table-cell office:value-type="string">
            <text:p>1117 (0x45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lsAnsiCodePage</text:p>
          </table:table-cell>
          <table:table-cell/>
          <table:table-cell office:value-type="string">
            <text:p>NlsAnsiCodePage</text:p>
          </table:table-cell>
          <table:table-cell office:value-type="string">
            <text:p>0x000000014061924c</text:p>
          </table:table-cell>
          <table:table-cell office:value-type="string">
            <text:p>0x0061924c</text:p>
          </table:table-cell>
          <table:table-cell office:value-type="string">
            <text:p>1118 (0x45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lsLeadByteInfo</text:p>
          </table:table-cell>
          <table:table-cell/>
          <table:table-cell office:value-type="string">
            <text:p>NlsLeadByteInfo</text:p>
          </table:table-cell>
          <table:table-cell office:value-type="string">
            <text:p>0x0000000140404508</text:p>
          </table:table-cell>
          <table:table-cell office:value-type="string">
            <text:p>0x00404508</text:p>
          </table:table-cell>
          <table:table-cell office:value-type="string">
            <text:p>1119 (0x45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lsMbCodePageTag</text:p>
          </table:table-cell>
          <table:table-cell/>
          <table:table-cell office:value-type="string">
            <text:p>NlsMbCodePageTag</text:p>
          </table:table-cell>
          <table:table-cell office:value-type="string">
            <text:p>0x0000000140619042</text:p>
          </table:table-cell>
          <table:table-cell office:value-type="string">
            <text:p>0x00619042</text:p>
          </table:table-cell>
          <table:table-cell office:value-type="string">
            <text:p>1120 (0x46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lsMbOemCodePageTag</text:p>
          </table:table-cell>
          <table:table-cell/>
          <table:table-cell office:value-type="string">
            <text:p>NlsMbOemCodePageTag</text:p>
          </table:table-cell>
          <table:table-cell office:value-type="string">
            <text:p>0x0000000140619041</text:p>
          </table:table-cell>
          <table:table-cell office:value-type="string">
            <text:p>0x00619041</text:p>
          </table:table-cell>
          <table:table-cell office:value-type="string">
            <text:p>1121 (0x46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lsOemCodePage</text:p>
          </table:table-cell>
          <table:table-cell/>
          <table:table-cell office:value-type="string">
            <text:p>NlsOemCodePage</text:p>
          </table:table-cell>
          <table:table-cell office:value-type="string">
            <text:p>0x0000000140619250</text:p>
          </table:table-cell>
          <table:table-cell office:value-type="string">
            <text:p>0x00619250</text:p>
          </table:table-cell>
          <table:table-cell office:value-type="string">
            <text:p>1122 (0x46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lsOemLeadByteInfo</text:p>
          </table:table-cell>
          <table:table-cell/>
          <table:table-cell office:value-type="string">
            <text:p>NlsOemLeadByteInfo</text:p>
          </table:table-cell>
          <table:table-cell office:value-type="string">
            <text:p>0x00000001404044f8</text:p>
          </table:table-cell>
          <table:table-cell office:value-type="string">
            <text:p>0x004044f8</text:p>
          </table:table-cell>
          <table:table-cell office:value-type="string">
            <text:p>1123 (0x46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AddAtom</text:p>
          </table:table-cell>
          <table:table-cell/>
          <table:table-cell office:value-type="string">
            <text:p>NtAddAtom</text:p>
          </table:table-cell>
          <table:table-cell office:value-type="string">
            <text:p>0x0000000140546988</text:p>
          </table:table-cell>
          <table:table-cell office:value-type="string">
            <text:p>0x00546988</text:p>
          </table:table-cell>
          <table:table-cell office:value-type="string">
            <text:p>1124 (0x46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AdjustPrivilegesToken</text:p>
          </table:table-cell>
          <table:table-cell/>
          <table:table-cell office:value-type="string">
            <text:p>NtAdjustPrivilegesToken</text:p>
          </table:table-cell>
          <table:table-cell office:value-type="string">
            <text:p>0x00000001403c8ff8</text:p>
          </table:table-cell>
          <table:table-cell office:value-type="string">
            <text:p>0x003c8ff8</text:p>
          </table:table-cell>
          <table:table-cell office:value-type="string">
            <text:p>1125 (0x46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AllocateLocallyUniqueId</text:p>
          </table:table-cell>
          <table:table-cell/>
          <table:table-cell office:value-type="string">
            <text:p>NtAllocateLocallyUniqueId</text:p>
          </table:table-cell>
          <table:table-cell office:value-type="string">
            <text:p>0x00000001403fd0e0</text:p>
          </table:table-cell>
          <table:table-cell office:value-type="string">
            <text:p>0x003fd0e0</text:p>
          </table:table-cell>
          <table:table-cell office:value-type="string">
            <text:p>1126 (0x46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AllocateUuids</text:p>
          </table:table-cell>
          <table:table-cell/>
          <table:table-cell office:value-type="string">
            <text:p>NtAllocateUuids</text:p>
          </table:table-cell>
          <table:table-cell office:value-type="string">
            <text:p>0x000000014035d910</text:p>
          </table:table-cell>
          <table:table-cell office:value-type="string">
            <text:p>0x0035d910</text:p>
          </table:table-cell>
          <table:table-cell office:value-type="string">
            <text:p>1127 (0x46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AllocateVirtualMemory</text:p>
          </table:table-cell>
          <table:table-cell/>
          <table:table-cell office:value-type="string">
            <text:p>NtAllocateVirtualMemory</text:p>
          </table:table-cell>
          <table:table-cell office:value-type="string">
            <text:p>0x000000014041b970</text:p>
          </table:table-cell>
          <table:table-cell office:value-type="string">
            <text:p>0x0041b970</text:p>
          </table:table-cell>
          <table:table-cell office:value-type="string">
            <text:p>1128 (0x46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BuildGUID</text:p>
          </table:table-cell>
          <table:table-cell/>
          <table:table-cell office:value-type="string">
            <text:p>NtBuildGUID</text:p>
          </table:table-cell>
          <table:table-cell office:value-type="string">
            <text:p>0x00000001401defc0</text:p>
          </table:table-cell>
          <table:table-cell office:value-type="string">
            <text:p>0x001defc0</text:p>
          </table:table-cell>
          <table:table-cell office:value-type="string">
            <text:p>1129 (0x46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BuildLab</text:p>
          </table:table-cell>
          <table:table-cell/>
          <table:table-cell office:value-type="string">
            <text:p>NtBuildLab</text:p>
          </table:table-cell>
          <table:table-cell office:value-type="string">
            <text:p>0x00000001401df0e0</text:p>
          </table:table-cell>
          <table:table-cell office:value-type="string">
            <text:p>0x001df0e0</text:p>
          </table:table-cell>
          <table:table-cell office:value-type="string">
            <text:p>1130 (0x46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BuildNumber</text:p>
          </table:table-cell>
          <table:table-cell/>
          <table:table-cell office:value-type="string">
            <text:p>NtBuildNumber</text:p>
          </table:table-cell>
          <table:table-cell office:value-type="string">
            <text:p>0x00000001401f0d58</text:p>
          </table:table-cell>
          <table:table-cell office:value-type="string">
            <text:p>0x001f0d58</text:p>
          </table:table-cell>
          <table:table-cell office:value-type="string">
            <text:p>1131 (0x46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lose</text:p>
          </table:table-cell>
          <table:table-cell/>
          <table:table-cell office:value-type="string">
            <text:p>NtClose</text:p>
          </table:table-cell>
          <table:table-cell office:value-type="string">
            <text:p>0x0000000140410c30</text:p>
          </table:table-cell>
          <table:table-cell office:value-type="string">
            <text:p>0x00410c30</text:p>
          </table:table-cell>
          <table:table-cell office:value-type="string">
            <text:p>1132 (0x46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ommitComplete</text:p>
          </table:table-cell>
          <table:table-cell/>
          <table:table-cell office:value-type="string">
            <text:p>NtCommitComplete</text:p>
          </table:table-cell>
          <table:table-cell office:value-type="string">
            <text:p>0x0000000140532edc</text:p>
          </table:table-cell>
          <table:table-cell office:value-type="string">
            <text:p>0x00532edc</text:p>
          </table:table-cell>
          <table:table-cell office:value-type="string">
            <text:p>1133 (0x46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ommitEnlistment</text:p>
          </table:table-cell>
          <table:table-cell/>
          <table:table-cell office:value-type="string">
            <text:p>NtCommitEnlistment</text:p>
          </table:table-cell>
          <table:table-cell office:value-type="string">
            <text:p>0x000000014053319c</text:p>
          </table:table-cell>
          <table:table-cell office:value-type="string">
            <text:p>0x0053319c</text:p>
          </table:table-cell>
          <table:table-cell office:value-type="string">
            <text:p>1134 (0x46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ommitTransaction</text:p>
          </table:table-cell>
          <table:table-cell/>
          <table:table-cell office:value-type="string">
            <text:p>NtCommitTransaction</text:p>
          </table:table-cell>
          <table:table-cell office:value-type="string">
            <text:p>0x000000014037d210</text:p>
          </table:table-cell>
          <table:table-cell office:value-type="string">
            <text:p>0x0037d210</text:p>
          </table:table-cell>
          <table:table-cell office:value-type="string">
            <text:p>1135 (0x46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onnectPort</text:p>
          </table:table-cell>
          <table:table-cell/>
          <table:table-cell office:value-type="string">
            <text:p>NtConnectPort</text:p>
          </table:table-cell>
          <table:table-cell office:value-type="string">
            <text:p>0x00000001403a9210</text:p>
          </table:table-cell>
          <table:table-cell office:value-type="string">
            <text:p>0x003a9210</text:p>
          </table:table-cell>
          <table:table-cell office:value-type="string">
            <text:p>1136 (0x47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reateEnlistment</text:p>
          </table:table-cell>
          <table:table-cell/>
          <table:table-cell office:value-type="string">
            <text:p>NtCreateEnlistment</text:p>
          </table:table-cell>
          <table:table-cell office:value-type="string">
            <text:p>0x000000014037d2f0</text:p>
          </table:table-cell>
          <table:table-cell office:value-type="string">
            <text:p>0x0037d2f0</text:p>
          </table:table-cell>
          <table:table-cell office:value-type="string">
            <text:p>1137 (0x47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reateEvent</text:p>
          </table:table-cell>
          <table:table-cell/>
          <table:table-cell office:value-type="string">
            <text:p>NtCreateEvent</text:p>
          </table:table-cell>
          <table:table-cell office:value-type="string">
            <text:p>0x00000001403fc570</text:p>
          </table:table-cell>
          <table:table-cell office:value-type="string">
            <text:p>0x003fc570</text:p>
          </table:table-cell>
          <table:table-cell office:value-type="string">
            <text:p>1138 (0x47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reateFile</text:p>
          </table:table-cell>
          <table:table-cell/>
          <table:table-cell office:value-type="string">
            <text:p>NtCreateFile</text:p>
          </table:table-cell>
          <table:table-cell office:value-type="string">
            <text:p>0x00000001403fe26c</text:p>
          </table:table-cell>
          <table:table-cell office:value-type="string">
            <text:p>0x003fe26c</text:p>
          </table:table-cell>
          <table:table-cell office:value-type="string">
            <text:p>1139 (0x47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reateResourceManager</text:p>
          </table:table-cell>
          <table:table-cell/>
          <table:table-cell office:value-type="string">
            <text:p>NtCreateResourceManager</text:p>
          </table:table-cell>
          <table:table-cell office:value-type="string">
            <text:p>0x0000000140353e10</text:p>
          </table:table-cell>
          <table:table-cell office:value-type="string">
            <text:p>0x00353e10</text:p>
          </table:table-cell>
          <table:table-cell office:value-type="string">
            <text:p>1140 (0x47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reateSection</text:p>
          </table:table-cell>
          <table:table-cell/>
          <table:table-cell office:value-type="string">
            <text:p>NtCreateSection</text:p>
          </table:table-cell>
          <table:table-cell office:value-type="string">
            <text:p>0x00000001403d6d40</text:p>
          </table:table-cell>
          <table:table-cell office:value-type="string">
            <text:p>0x003d6d40</text:p>
          </table:table-cell>
          <table:table-cell office:value-type="string">
            <text:p>1141 (0x47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reateTransaction</text:p>
          </table:table-cell>
          <table:table-cell/>
          <table:table-cell office:value-type="string">
            <text:p>NtCreateTransaction</text:p>
          </table:table-cell>
          <table:table-cell office:value-type="string">
            <text:p>0x000000014037c1b4</text:p>
          </table:table-cell>
          <table:table-cell office:value-type="string">
            <text:p>0x0037c1b4</text:p>
          </table:table-cell>
          <table:table-cell office:value-type="string">
            <text:p>1142 (0x47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CreateTransactionManager</text:p>
          </table:table-cell>
          <table:table-cell/>
          <table:table-cell office:value-type="string">
            <text:p>NtCreateTransactionManager</text:p>
          </table:table-cell>
          <table:table-cell office:value-type="string">
            <text:p>0x0000000140354058</text:p>
          </table:table-cell>
          <table:table-cell office:value-type="string">
            <text:p>0x00354058</text:p>
          </table:table-cell>
          <table:table-cell office:value-type="string">
            <text:p>1143 (0x47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DeleteAtom</text:p>
          </table:table-cell>
          <table:table-cell/>
          <table:table-cell office:value-type="string">
            <text:p>NtDeleteAtom</text:p>
          </table:table-cell>
          <table:table-cell office:value-type="string">
            <text:p>0x000000014047420c</text:p>
          </table:table-cell>
          <table:table-cell office:value-type="string">
            <text:p>0x0047420c</text:p>
          </table:table-cell>
          <table:table-cell office:value-type="string">
            <text:p>1144 (0x47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DeleteFile</text:p>
          </table:table-cell>
          <table:table-cell/>
          <table:table-cell office:value-type="string">
            <text:p>NtDeleteFile</text:p>
          </table:table-cell>
          <table:table-cell office:value-type="string">
            <text:p>0x00000001404de5b0</text:p>
          </table:table-cell>
          <table:table-cell office:value-type="string">
            <text:p>0x004de5b0</text:p>
          </table:table-cell>
          <table:table-cell office:value-type="string">
            <text:p>1145 (0x47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DeviceIoControlFile</text:p>
          </table:table-cell>
          <table:table-cell/>
          <table:table-cell office:value-type="string">
            <text:p>NtDeviceIoControlFile</text:p>
          </table:table-cell>
          <table:table-cell office:value-type="string">
            <text:p>0x00000001403fc500</text:p>
          </table:table-cell>
          <table:table-cell office:value-type="string">
            <text:p>0x003fc500</text:p>
          </table:table-cell>
          <table:table-cell office:value-type="string">
            <text:p>1146 (0x47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DuplicateObject</text:p>
          </table:table-cell>
          <table:table-cell/>
          <table:table-cell office:value-type="string">
            <text:p>NtDuplicateObject</text:p>
          </table:table-cell>
          <table:table-cell office:value-type="string">
            <text:p>0x00000001403c1690</text:p>
          </table:table-cell>
          <table:table-cell office:value-type="string">
            <text:p>0x003c1690</text:p>
          </table:table-cell>
          <table:table-cell office:value-type="string">
            <text:p>1147 (0x47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DuplicateToken</text:p>
          </table:table-cell>
          <table:table-cell/>
          <table:table-cell office:value-type="string">
            <text:p>NtDuplicateToken</text:p>
          </table:table-cell>
          <table:table-cell office:value-type="string">
            <text:p>0x00000001403ce100</text:p>
          </table:table-cell>
          <table:table-cell office:value-type="string">
            <text:p>0x003ce100</text:p>
          </table:table-cell>
          <table:table-cell office:value-type="string">
            <text:p>1148 (0x47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EnumerateTransactionObject</text:p>
          </table:table-cell>
          <table:table-cell/>
          <table:table-cell office:value-type="string">
            <text:p>NtEnumerateTransactionObject</text:p>
          </table:table-cell>
          <table:table-cell office:value-type="string">
            <text:p>0x0000000140534030</text:p>
          </table:table-cell>
          <table:table-cell office:value-type="string">
            <text:p>0x00534030</text:p>
          </table:table-cell>
          <table:table-cell office:value-type="string">
            <text:p>1149 (0x47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FindAtom</text:p>
          </table:table-cell>
          <table:table-cell/>
          <table:table-cell office:value-type="string">
            <text:p>NtFindAtom</text:p>
          </table:table-cell>
          <table:table-cell office:value-type="string">
            <text:p>0x00000001403de910</text:p>
          </table:table-cell>
          <table:table-cell office:value-type="string">
            <text:p>0x003de910</text:p>
          </table:table-cell>
          <table:table-cell office:value-type="string">
            <text:p>1150 (0x47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FreeVirtualMemory</text:p>
          </table:table-cell>
          <table:table-cell/>
          <table:table-cell office:value-type="string">
            <text:p>NtFreeVirtualMemory</text:p>
          </table:table-cell>
          <table:table-cell office:value-type="string">
            <text:p>0x00000001400d5d10</text:p>
          </table:table-cell>
          <table:table-cell office:value-type="string">
            <text:p>0x000d5d10</text:p>
          </table:table-cell>
          <table:table-cell office:value-type="string">
            <text:p>1151 (0x47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FreezeTransactions</text:p>
          </table:table-cell>
          <table:table-cell/>
          <table:table-cell office:value-type="string">
            <text:p>NtFreezeTransactions</text:p>
          </table:table-cell>
          <table:table-cell office:value-type="string">
            <text:p>0x0000000140533c00</text:p>
          </table:table-cell>
          <table:table-cell office:value-type="string">
            <text:p>0x00533c00</text:p>
          </table:table-cell>
          <table:table-cell office:value-type="string">
            <text:p>1152 (0x48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FsControlFile</text:p>
          </table:table-cell>
          <table:table-cell/>
          <table:table-cell office:value-type="string">
            <text:p>NtFsControlFile</text:p>
          </table:table-cell>
          <table:table-cell office:value-type="string">
            <text:p>0x00000001403e4370</text:p>
          </table:table-cell>
          <table:table-cell office:value-type="string">
            <text:p>0x003e4370</text:p>
          </table:table-cell>
          <table:table-cell office:value-type="string">
            <text:p>1153 (0x48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GetEnvironmentVariableEx</text:p>
          </table:table-cell>
          <table:table-cell/>
          <table:table-cell office:value-type="string">
            <text:p>NtGetEnvironmentVariableEx</text:p>
          </table:table-cell>
          <table:table-cell office:value-type="string">
            <text:p>0x0000000140546998</text:p>
          </table:table-cell>
          <table:table-cell office:value-type="string">
            <text:p>0x00546998</text:p>
          </table:table-cell>
          <table:table-cell office:value-type="string">
            <text:p>1154 (0x48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GetNotificationResourceManager</text:p>
          </table:table-cell>
          <table:table-cell/>
          <table:table-cell office:value-type="string">
            <text:p>NtGetNotificationResourceManager</text:p>
          </table:table-cell>
          <table:table-cell office:value-type="string">
            <text:p>0x0000000140534954</text:p>
          </table:table-cell>
          <table:table-cell office:value-type="string">
            <text:p>0x00534954</text:p>
          </table:table-cell>
          <table:table-cell office:value-type="string">
            <text:p>1155 (0x48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GlobalFlag</text:p>
          </table:table-cell>
          <table:table-cell/>
          <table:table-cell office:value-type="string">
            <text:p>NtGlobalFlag</text:p>
          </table:table-cell>
          <table:table-cell office:value-type="string">
            <text:p>0x000000014029dca0</text:p>
          </table:table-cell>
          <table:table-cell office:value-type="string">
            <text:p>0x0029dca0</text:p>
          </table:table-cell>
          <table:table-cell office:value-type="string">
            <text:p>1156 (0x48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LockFile</text:p>
          </table:table-cell>
          <table:table-cell/>
          <table:table-cell office:value-type="string">
            <text:p>NtLockFile</text:p>
          </table:table-cell>
          <table:table-cell office:value-type="string">
            <text:p>0x000000014037a658</text:p>
          </table:table-cell>
          <table:table-cell office:value-type="string">
            <text:p>0x0037a658</text:p>
          </table:table-cell>
          <table:table-cell office:value-type="string">
            <text:p>1157 (0x48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MakePermanentObject</text:p>
          </table:table-cell>
          <table:table-cell/>
          <table:table-cell office:value-type="string">
            <text:p>NtMakePermanentObject</text:p>
          </table:table-cell>
          <table:table-cell office:value-type="string">
            <text:p>0x000000014037af14</text:p>
          </table:table-cell>
          <table:table-cell office:value-type="string">
            <text:p>0x0037af14</text:p>
          </table:table-cell>
          <table:table-cell office:value-type="string">
            <text:p>1158 (0x48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MapViewOfSection</text:p>
          </table:table-cell>
          <table:table-cell/>
          <table:table-cell office:value-type="string">
            <text:p>NtMapViewOfSection</text:p>
          </table:table-cell>
          <table:table-cell office:value-type="string">
            <text:p>0x00000001404177d0</text:p>
          </table:table-cell>
          <table:table-cell office:value-type="string">
            <text:p>0x004177d0</text:p>
          </table:table-cell>
          <table:table-cell office:value-type="string">
            <text:p>1159 (0x48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NotifyChangeDirectoryFile</text:p>
          </table:table-cell>
          <table:table-cell/>
          <table:table-cell office:value-type="string">
            <text:p>NtNotifyChangeDirectoryFile</text:p>
          </table:table-cell>
          <table:table-cell office:value-type="string">
            <text:p>0x00000001403d24b0</text:p>
          </table:table-cell>
          <table:table-cell office:value-type="string">
            <text:p>0x003d24b0</text:p>
          </table:table-cell>
          <table:table-cell office:value-type="string">
            <text:p>1160 (0x48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Enlistment</text:p>
          </table:table-cell>
          <table:table-cell/>
          <table:table-cell office:value-type="string">
            <text:p>NtOpenEnlistment</text:p>
          </table:table-cell>
          <table:table-cell office:value-type="string">
            <text:p>0x000000014053394c</text:p>
          </table:table-cell>
          <table:table-cell office:value-type="string">
            <text:p>0x0053394c</text:p>
          </table:table-cell>
          <table:table-cell office:value-type="string">
            <text:p>1161 (0x48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File</text:p>
          </table:table-cell>
          <table:table-cell/>
          <table:table-cell office:value-type="string">
            <text:p>NtOpenFile</text:p>
          </table:table-cell>
          <table:table-cell office:value-type="string">
            <text:p>0x00000001403fefb4</text:p>
          </table:table-cell>
          <table:table-cell office:value-type="string">
            <text:p>0x003fefb4</text:p>
          </table:table-cell>
          <table:table-cell office:value-type="string">
            <text:p>1162 (0x48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Process</text:p>
          </table:table-cell>
          <table:table-cell/>
          <table:table-cell office:value-type="string">
            <text:p>NtOpenProcess</text:p>
          </table:table-cell>
          <table:table-cell office:value-type="string">
            <text:p>0x00000001403a3470</text:p>
          </table:table-cell>
          <table:table-cell office:value-type="string">
            <text:p>0x003a3470</text:p>
          </table:table-cell>
          <table:table-cell office:value-type="string">
            <text:p>1163 (0x48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ProcessToken</text:p>
          </table:table-cell>
          <table:table-cell/>
          <table:table-cell office:value-type="string">
            <text:p>NtOpenProcessToken</text:p>
          </table:table-cell>
          <table:table-cell office:value-type="string">
            <text:p>0x00000001403b756c</text:p>
          </table:table-cell>
          <table:table-cell office:value-type="string">
            <text:p>0x003b756c</text:p>
          </table:table-cell>
          <table:table-cell office:value-type="string">
            <text:p>1164 (0x48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ProcessTokenEx</text:p>
          </table:table-cell>
          <table:table-cell/>
          <table:table-cell office:value-type="string">
            <text:p>NtOpenProcessTokenEx</text:p>
          </table:table-cell>
          <table:table-cell office:value-type="string">
            <text:p>0x00000001403cd410</text:p>
          </table:table-cell>
          <table:table-cell office:value-type="string">
            <text:p>0x003cd410</text:p>
          </table:table-cell>
          <table:table-cell office:value-type="string">
            <text:p>1165 (0x48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ResourceManager</text:p>
          </table:table-cell>
          <table:table-cell/>
          <table:table-cell office:value-type="string">
            <text:p>NtOpenResourceManager</text:p>
          </table:table-cell>
          <table:table-cell office:value-type="string">
            <text:p>0x0000000140357de0</text:p>
          </table:table-cell>
          <table:table-cell office:value-type="string">
            <text:p>0x00357de0</text:p>
          </table:table-cell>
          <table:table-cell office:value-type="string">
            <text:p>1166 (0x48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Thread</text:p>
          </table:table-cell>
          <table:table-cell/>
          <table:table-cell office:value-type="string">
            <text:p>NtOpenThread</text:p>
          </table:table-cell>
          <table:table-cell office:value-type="string">
            <text:p>0x00000001403ab1b0</text:p>
          </table:table-cell>
          <table:table-cell office:value-type="string">
            <text:p>0x003ab1b0</text:p>
          </table:table-cell>
          <table:table-cell office:value-type="string">
            <text:p>1167 (0x48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ThreadToken</text:p>
          </table:table-cell>
          <table:table-cell/>
          <table:table-cell office:value-type="string">
            <text:p>NtOpenThreadToken</text:p>
          </table:table-cell>
          <table:table-cell office:value-type="string">
            <text:p>0x00000001403cea28</text:p>
          </table:table-cell>
          <table:table-cell office:value-type="string">
            <text:p>0x003cea28</text:p>
          </table:table-cell>
          <table:table-cell office:value-type="string">
            <text:p>1168 (0x49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ThreadTokenEx</text:p>
          </table:table-cell>
          <table:table-cell/>
          <table:table-cell office:value-type="string">
            <text:p>NtOpenThreadTokenEx</text:p>
          </table:table-cell>
          <table:table-cell office:value-type="string">
            <text:p>0x00000001403cd810</text:p>
          </table:table-cell>
          <table:table-cell office:value-type="string">
            <text:p>0x003cd810</text:p>
          </table:table-cell>
          <table:table-cell office:value-type="string">
            <text:p>1169 (0x49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Transaction</text:p>
          </table:table-cell>
          <table:table-cell/>
          <table:table-cell office:value-type="string">
            <text:p>NtOpenTransaction</text:p>
          </table:table-cell>
          <table:table-cell office:value-type="string">
            <text:p>0x0000000140534298</text:p>
          </table:table-cell>
          <table:table-cell office:value-type="string">
            <text:p>0x00534298</text:p>
          </table:table-cell>
          <table:table-cell office:value-type="string">
            <text:p>1170 (0x49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OpenTransactionManager</text:p>
          </table:table-cell>
          <table:table-cell/>
          <table:table-cell office:value-type="string">
            <text:p>NtOpenTransactionManager</text:p>
          </table:table-cell>
          <table:table-cell office:value-type="string">
            <text:p>0x0000000140534dd0</text:p>
          </table:table-cell>
          <table:table-cell office:value-type="string">
            <text:p>0x00534dd0</text:p>
          </table:table-cell>
          <table:table-cell office:value-type="string">
            <text:p>1171 (0x49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PrePrepareComplete</text:p>
          </table:table-cell>
          <table:table-cell/>
          <table:table-cell office:value-type="string">
            <text:p>NtPrePrepareComplete</text:p>
          </table:table-cell>
          <table:table-cell office:value-type="string">
            <text:p>0x0000000140532f8c</text:p>
          </table:table-cell>
          <table:table-cell office:value-type="string">
            <text:p>0x00532f8c</text:p>
          </table:table-cell>
          <table:table-cell office:value-type="string">
            <text:p>1172 (0x49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PrePrepareEnlistment</text:p>
          </table:table-cell>
          <table:table-cell/>
          <table:table-cell office:value-type="string">
            <text:p>NtPrePrepareEnlistment</text:p>
          </table:table-cell>
          <table:table-cell office:value-type="string">
            <text:p>0x000000014053324c</text:p>
          </table:table-cell>
          <table:table-cell office:value-type="string">
            <text:p>0x0053324c</text:p>
          </table:table-cell>
          <table:table-cell office:value-type="string">
            <text:p>1173 (0x49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PrepareComplete</text:p>
          </table:table-cell>
          <table:table-cell/>
          <table:table-cell office:value-type="string">
            <text:p>NtPrepareComplete</text:p>
          </table:table-cell>
          <table:table-cell office:value-type="string">
            <text:p>0x000000014053303c</text:p>
          </table:table-cell>
          <table:table-cell office:value-type="string">
            <text:p>0x0053303c</text:p>
          </table:table-cell>
          <table:table-cell office:value-type="string">
            <text:p>1174 (0x49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PrepareEnlistment</text:p>
          </table:table-cell>
          <table:table-cell/>
          <table:table-cell office:value-type="string">
            <text:p>NtPrepareEnlistment</text:p>
          </table:table-cell>
          <table:table-cell office:value-type="string">
            <text:p>0x00000001405332fc</text:p>
          </table:table-cell>
          <table:table-cell office:value-type="string">
            <text:p>0x005332fc</text:p>
          </table:table-cell>
          <table:table-cell office:value-type="string">
            <text:p>1175 (0x49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PropagationComplete</text:p>
          </table:table-cell>
          <table:table-cell/>
          <table:table-cell office:value-type="string">
            <text:p>NtPropagationComplete</text:p>
          </table:table-cell>
          <table:table-cell office:value-type="string">
            <text:p>0x000000014053518c</text:p>
          </table:table-cell>
          <table:table-cell office:value-type="string">
            <text:p>0x0053518c</text:p>
          </table:table-cell>
          <table:table-cell office:value-type="string">
            <text:p>1176 (0x49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PropagationFailed</text:p>
          </table:table-cell>
          <table:table-cell/>
          <table:table-cell office:value-type="string">
            <text:p>NtPropagationFailed</text:p>
          </table:table-cell>
          <table:table-cell office:value-type="string">
            <text:p>0x00000001405350f0</text:p>
          </table:table-cell>
          <table:table-cell office:value-type="string">
            <text:p>0x005350f0</text:p>
          </table:table-cell>
          <table:table-cell office:value-type="string">
            <text:p>1177 (0x49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DirectoryFile</text:p>
          </table:table-cell>
          <table:table-cell/>
          <table:table-cell office:value-type="string">
            <text:p>NtQueryDirectoryFile</text:p>
          </table:table-cell>
          <table:table-cell office:value-type="string">
            <text:p>0x000000014041ecec</text:p>
          </table:table-cell>
          <table:table-cell office:value-type="string">
            <text:p>0x0041ecec</text:p>
          </table:table-cell>
          <table:table-cell office:value-type="string">
            <text:p>1178 (0x49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EaFile</text:p>
          </table:table-cell>
          <table:table-cell/>
          <table:table-cell office:value-type="string">
            <text:p>NtQueryEaFile</text:p>
          </table:table-cell>
          <table:table-cell office:value-type="string">
            <text:p>0x0000000140473c30</text:p>
          </table:table-cell>
          <table:table-cell office:value-type="string">
            <text:p>0x00473c30</text:p>
          </table:table-cell>
          <table:table-cell office:value-type="string">
            <text:p>1179 (0x49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EnvironmentVariableInfoEx</text:p>
          </table:table-cell>
          <table:table-cell/>
          <table:table-cell office:value-type="string">
            <text:p>NtQueryEnvironmentVariableInfoEx</text:p>
          </table:table-cell>
          <table:table-cell office:value-type="string">
            <text:p>0x0000000140546adc</text:p>
          </table:table-cell>
          <table:table-cell office:value-type="string">
            <text:p>0x00546adc</text:p>
          </table:table-cell>
          <table:table-cell office:value-type="string">
            <text:p>1180 (0x49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InformationAtom</text:p>
          </table:table-cell>
          <table:table-cell/>
          <table:table-cell office:value-type="string">
            <text:p>NtQueryInformationAtom</text:p>
          </table:table-cell>
          <table:table-cell office:value-type="string">
            <text:p>0x000000014047dbf0</text:p>
          </table:table-cell>
          <table:table-cell office:value-type="string">
            <text:p>0x0047dbf0</text:p>
          </table:table-cell>
          <table:table-cell office:value-type="string">
            <text:p>1181 (0x49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InformationEnlistment</text:p>
          </table:table-cell>
          <table:table-cell/>
          <table:table-cell office:value-type="string">
            <text:p>NtQueryInformationEnlistment</text:p>
          </table:table-cell>
          <table:table-cell office:value-type="string">
            <text:p>0x0000000140533634</text:p>
          </table:table-cell>
          <table:table-cell office:value-type="string">
            <text:p>0x00533634</text:p>
          </table:table-cell>
          <table:table-cell office:value-type="string">
            <text:p>1182 (0x49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InformationFile</text:p>
          </table:table-cell>
          <table:table-cell/>
          <table:table-cell office:value-type="string">
            <text:p>NtQueryInformationFile</text:p>
          </table:table-cell>
          <table:table-cell office:value-type="string">
            <text:p>0x00000001403c2600</text:p>
          </table:table-cell>
          <table:table-cell office:value-type="string">
            <text:p>0x003c2600</text:p>
          </table:table-cell>
          <table:table-cell office:value-type="string">
            <text:p>1183 (0x49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InformationProcess</text:p>
          </table:table-cell>
          <table:table-cell/>
          <table:table-cell office:value-type="string">
            <text:p>NtQueryInformationProcess</text:p>
          </table:table-cell>
          <table:table-cell office:value-type="string">
            <text:p>0x0000000140428660</text:p>
          </table:table-cell>
          <table:table-cell office:value-type="string">
            <text:p>0x00428660</text:p>
          </table:table-cell>
          <table:table-cell office:value-type="string">
            <text:p>1184 (0x4a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InformationResourceManager</text:p>
          </table:table-cell>
          <table:table-cell/>
          <table:table-cell office:value-type="string">
            <text:p>NtQueryInformationResourceManager</text:p>
          </table:table-cell>
          <table:table-cell office:value-type="string">
            <text:p>0x0000000140534720</text:p>
          </table:table-cell>
          <table:table-cell office:value-type="string">
            <text:p>0x00534720</text:p>
          </table:table-cell>
          <table:table-cell office:value-type="string">
            <text:p>1185 (0x4a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InformationThread</text:p>
          </table:table-cell>
          <table:table-cell/>
          <table:table-cell office:value-type="string">
            <text:p>NtQueryInformationThread</text:p>
          </table:table-cell>
          <table:table-cell office:value-type="string">
            <text:p>0x000000014042d810</text:p>
          </table:table-cell>
          <table:table-cell office:value-type="string">
            <text:p>0x0042d810</text:p>
          </table:table-cell>
          <table:table-cell office:value-type="string">
            <text:p>1186 (0x4a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InformationToken</text:p>
          </table:table-cell>
          <table:table-cell/>
          <table:table-cell office:value-type="string">
            <text:p>NtQueryInformationToken</text:p>
          </table:table-cell>
          <table:table-cell office:value-type="string">
            <text:p>0x00000001403bd550</text:p>
          </table:table-cell>
          <table:table-cell office:value-type="string">
            <text:p>0x003bd550</text:p>
          </table:table-cell>
          <table:table-cell office:value-type="string">
            <text:p>1187 (0x4a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InformationTransaction</text:p>
          </table:table-cell>
          <table:table-cell/>
          <table:table-cell office:value-type="string">
            <text:p>NtQueryInformationTransaction</text:p>
          </table:table-cell>
          <table:table-cell office:value-type="string">
            <text:p>0x000000014044640c</text:p>
          </table:table-cell>
          <table:table-cell office:value-type="string">
            <text:p>0x0044640c</text:p>
          </table:table-cell>
          <table:table-cell office:value-type="string">
            <text:p>1188 (0x4a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InformationTransactionManager</text:p>
          </table:table-cell>
          <table:table-cell/>
          <table:table-cell office:value-type="string">
            <text:p>NtQueryInformationTransactionManager</text:p>
          </table:table-cell>
          <table:table-cell office:value-type="string">
            <text:p>0x0000000140357830</text:p>
          </table:table-cell>
          <table:table-cell office:value-type="string">
            <text:p>0x00357830</text:p>
          </table:table-cell>
          <table:table-cell office:value-type="string">
            <text:p>1189 (0x4a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QuotaInformationFile</text:p>
          </table:table-cell>
          <table:table-cell/>
          <table:table-cell office:value-type="string">
            <text:p>NtQueryQuotaInformationFile</text:p>
          </table:table-cell>
          <table:table-cell office:value-type="string">
            <text:p>0x00000001404df958</text:p>
          </table:table-cell>
          <table:table-cell office:value-type="string">
            <text:p>0x004df958</text:p>
          </table:table-cell>
          <table:table-cell office:value-type="string">
            <text:p>1190 (0x4a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SecurityAttributesToken</text:p>
          </table:table-cell>
          <table:table-cell/>
          <table:table-cell office:value-type="string">
            <text:p>NtQuerySecurityAttributesToken</text:p>
          </table:table-cell>
          <table:table-cell office:value-type="string">
            <text:p>0x000000014038d4cc</text:p>
          </table:table-cell>
          <table:table-cell office:value-type="string">
            <text:p>0x0038d4cc</text:p>
          </table:table-cell>
          <table:table-cell office:value-type="string">
            <text:p>1191 (0x4a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SecurityObject</text:p>
          </table:table-cell>
          <table:table-cell/>
          <table:table-cell office:value-type="string">
            <text:p>NtQuerySecurityObject</text:p>
          </table:table-cell>
          <table:table-cell office:value-type="string">
            <text:p>0x00000001403c0460</text:p>
          </table:table-cell>
          <table:table-cell office:value-type="string">
            <text:p>0x003c0460</text:p>
          </table:table-cell>
          <table:table-cell office:value-type="string">
            <text:p>1192 (0x4a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SystemInformation</text:p>
          </table:table-cell>
          <table:table-cell/>
          <table:table-cell office:value-type="string">
            <text:p>NtQuerySystemInformation</text:p>
          </table:table-cell>
          <table:table-cell office:value-type="string">
            <text:p>0x00000001404025d0</text:p>
          </table:table-cell>
          <table:table-cell office:value-type="string">
            <text:p>0x004025d0</text:p>
          </table:table-cell>
          <table:table-cell office:value-type="string">
            <text:p>1193 (0x4a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SystemInformationEx</text:p>
          </table:table-cell>
          <table:table-cell/>
          <table:table-cell office:value-type="string">
            <text:p>NtQuerySystemInformationEx</text:p>
          </table:table-cell>
          <table:table-cell office:value-type="string">
            <text:p>0x0000000140397eb0</text:p>
          </table:table-cell>
          <table:table-cell office:value-type="string">
            <text:p>0x00397eb0</text:p>
          </table:table-cell>
          <table:table-cell office:value-type="string">
            <text:p>1194 (0x4a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QueryVolumeInformationFile</text:p>
          </table:table-cell>
          <table:table-cell/>
          <table:table-cell office:value-type="string">
            <text:p>NtQueryVolumeInformationFile</text:p>
          </table:table-cell>
          <table:table-cell office:value-type="string">
            <text:p>0x0000000140416510</text:p>
          </table:table-cell>
          <table:table-cell office:value-type="string">
            <text:p>0x00416510</text:p>
          </table:table-cell>
          <table:table-cell office:value-type="string">
            <text:p>1195 (0x4a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ReadFile</text:p>
          </table:table-cell>
          <table:table-cell/>
          <table:table-cell office:value-type="string">
            <text:p>NtReadFile</text:p>
          </table:table-cell>
          <table:table-cell office:value-type="string">
            <text:p>0x00000001403c7210</text:p>
          </table:table-cell>
          <table:table-cell office:value-type="string">
            <text:p>0x003c7210</text:p>
          </table:table-cell>
          <table:table-cell office:value-type="string">
            <text:p>1196 (0x4a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ReadOnlyEnlistment</text:p>
          </table:table-cell>
          <table:table-cell/>
          <table:table-cell office:value-type="string">
            <text:p>NtReadOnlyEnlistment</text:p>
          </table:table-cell>
          <table:table-cell office:value-type="string">
            <text:p>0x0000000140532d84</text:p>
          </table:table-cell>
          <table:table-cell office:value-type="string">
            <text:p>0x00532d84</text:p>
          </table:table-cell>
          <table:table-cell office:value-type="string">
            <text:p>1197 (0x4a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RecoverEnlistment</text:p>
          </table:table-cell>
          <table:table-cell/>
          <table:table-cell office:value-type="string">
            <text:p>NtRecoverEnlistment</text:p>
          </table:table-cell>
          <table:table-cell office:value-type="string">
            <text:p>0x00000001405338e4</text:p>
          </table:table-cell>
          <table:table-cell office:value-type="string">
            <text:p>0x005338e4</text:p>
          </table:table-cell>
          <table:table-cell office:value-type="string">
            <text:p>1198 (0x4a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RecoverResourceManager</text:p>
          </table:table-cell>
          <table:table-cell/>
          <table:table-cell office:value-type="string">
            <text:p>NtRecoverResourceManager</text:p>
          </table:table-cell>
          <table:table-cell office:value-type="string">
            <text:p>0x0000000140338a90</text:p>
          </table:table-cell>
          <table:table-cell office:value-type="string">
            <text:p>0x00338a90</text:p>
          </table:table-cell>
          <table:table-cell office:value-type="string">
            <text:p>1199 (0x4a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RecoverTransactionManager</text:p>
          </table:table-cell>
          <table:table-cell/>
          <table:table-cell office:value-type="string">
            <text:p>NtRecoverTransactionManager</text:p>
          </table:table-cell>
          <table:table-cell office:value-type="string">
            <text:p>0x00000001403573bc</text:p>
          </table:table-cell>
          <table:table-cell office:value-type="string">
            <text:p>0x003573bc</text:p>
          </table:table-cell>
          <table:table-cell office:value-type="string">
            <text:p>1200 (0x4b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RequestPort</text:p>
          </table:table-cell>
          <table:table-cell/>
          <table:table-cell office:value-type="string">
            <text:p>NtRequestPort</text:p>
          </table:table-cell>
          <table:table-cell office:value-type="string">
            <text:p>0x0000000140430240</text:p>
          </table:table-cell>
          <table:table-cell office:value-type="string">
            <text:p>0x00430240</text:p>
          </table:table-cell>
          <table:table-cell office:value-type="string">
            <text:p>1201 (0x4b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RequestWaitReplyPort</text:p>
          </table:table-cell>
          <table:table-cell/>
          <table:table-cell office:value-type="string">
            <text:p>NtRequestWaitReplyPort</text:p>
          </table:table-cell>
          <table:table-cell office:value-type="string">
            <text:p>0x00000001403ceb50</text:p>
          </table:table-cell>
          <table:table-cell office:value-type="string">
            <text:p>0x003ceb50</text:p>
          </table:table-cell>
          <table:table-cell office:value-type="string">
            <text:p>1202 (0x4b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RollbackComplete</text:p>
          </table:table-cell>
          <table:table-cell/>
          <table:table-cell office:value-type="string">
            <text:p>NtRollbackComplete</text:p>
          </table:table-cell>
          <table:table-cell office:value-type="string">
            <text:p>0x0000000140532cd8</text:p>
          </table:table-cell>
          <table:table-cell office:value-type="string">
            <text:p>0x00532cd8</text:p>
          </table:table-cell>
          <table:table-cell office:value-type="string">
            <text:p>1203 (0x4b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RollbackEnlistment</text:p>
          </table:table-cell>
          <table:table-cell/>
          <table:table-cell office:value-type="string">
            <text:p>NtRollbackEnlistment</text:p>
          </table:table-cell>
          <table:table-cell office:value-type="string">
            <text:p>0x00000001405330ec</text:p>
          </table:table-cell>
          <table:table-cell office:value-type="string">
            <text:p>0x005330ec</text:p>
          </table:table-cell>
          <table:table-cell office:value-type="string">
            <text:p>1204 (0x4b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RollbackTransaction</text:p>
          </table:table-cell>
          <table:table-cell/>
          <table:table-cell office:value-type="string">
            <text:p>NtRollbackTransaction</text:p>
          </table:table-cell>
          <table:table-cell office:value-type="string">
            <text:p>0x0000000140533fb4</text:p>
          </table:table-cell>
          <table:table-cell office:value-type="string">
            <text:p>0x00533fb4</text:p>
          </table:table-cell>
          <table:table-cell office:value-type="string">
            <text:p>1205 (0x4b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EaFile</text:p>
          </table:table-cell>
          <table:table-cell/>
          <table:table-cell office:value-type="string">
            <text:p>NtSetEaFile</text:p>
          </table:table-cell>
          <table:table-cell office:value-type="string">
            <text:p>0x000000014046ce20</text:p>
          </table:table-cell>
          <table:table-cell office:value-type="string">
            <text:p>0x0046ce20</text:p>
          </table:table-cell>
          <table:table-cell office:value-type="string">
            <text:p>1206 (0x4b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Event</text:p>
          </table:table-cell>
          <table:table-cell/>
          <table:table-cell office:value-type="string">
            <text:p>NtSetEvent</text:p>
          </table:table-cell>
          <table:table-cell office:value-type="string">
            <text:p>0x00000001403fe510</text:p>
          </table:table-cell>
          <table:table-cell office:value-type="string">
            <text:p>0x003fe510</text:p>
          </table:table-cell>
          <table:table-cell office:value-type="string">
            <text:p>1207 (0x4b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InformationEnlistment</text:p>
          </table:table-cell>
          <table:table-cell/>
          <table:table-cell office:value-type="string">
            <text:p>NtSetInformationEnlistment</text:p>
          </table:table-cell>
          <table:table-cell office:value-type="string">
            <text:p>0x00000001405333ac</text:p>
          </table:table-cell>
          <table:table-cell office:value-type="string">
            <text:p>0x005333ac</text:p>
          </table:table-cell>
          <table:table-cell office:value-type="string">
            <text:p>1208 (0x4b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InformationFile</text:p>
          </table:table-cell>
          <table:table-cell/>
          <table:table-cell office:value-type="string">
            <text:p>NtSetInformationFile</text:p>
          </table:table-cell>
          <table:table-cell office:value-type="string">
            <text:p>0x00000001403c1850</text:p>
          </table:table-cell>
          <table:table-cell office:value-type="string">
            <text:p>0x003c1850</text:p>
          </table:table-cell>
          <table:table-cell office:value-type="string">
            <text:p>1209 (0x4b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InformationProcess</text:p>
          </table:table-cell>
          <table:table-cell/>
          <table:table-cell office:value-type="string">
            <text:p>NtSetInformationProcess</text:p>
          </table:table-cell>
          <table:table-cell office:value-type="string">
            <text:p>0x00000001403d3620</text:p>
          </table:table-cell>
          <table:table-cell office:value-type="string">
            <text:p>0x003d3620</text:p>
          </table:table-cell>
          <table:table-cell office:value-type="string">
            <text:p>1210 (0x4b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InformationResourceManager</text:p>
          </table:table-cell>
          <table:table-cell/>
          <table:table-cell office:value-type="string">
            <text:p>NtSetInformationResourceManager</text:p>
          </table:table-cell>
          <table:table-cell office:value-type="string">
            <text:p>0x0000000140534514</text:p>
          </table:table-cell>
          <table:table-cell office:value-type="string">
            <text:p>0x00534514</text:p>
          </table:table-cell>
          <table:table-cell office:value-type="string">
            <text:p>1211 (0x4b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InformationThread</text:p>
          </table:table-cell>
          <table:table-cell/>
          <table:table-cell office:value-type="string">
            <text:p>NtSetInformationThread</text:p>
          </table:table-cell>
          <table:table-cell office:value-type="string">
            <text:p>0x00000001403c46b0</text:p>
          </table:table-cell>
          <table:table-cell office:value-type="string">
            <text:p>0x003c46b0</text:p>
          </table:table-cell>
          <table:table-cell office:value-type="string">
            <text:p>1212 (0x4b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InformationToken</text:p>
          </table:table-cell>
          <table:table-cell/>
          <table:table-cell office:value-type="string">
            <text:p>NtSetInformationToken</text:p>
          </table:table-cell>
          <table:table-cell office:value-type="string">
            <text:p>0x00000001403cf288</text:p>
          </table:table-cell>
          <table:table-cell office:value-type="string">
            <text:p>0x003cf288</text:p>
          </table:table-cell>
          <table:table-cell office:value-type="string">
            <text:p>1213 (0x4b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InformationTransaction</text:p>
          </table:table-cell>
          <table:table-cell/>
          <table:table-cell office:value-type="string">
            <text:p>NtSetInformationTransaction</text:p>
          </table:table-cell>
          <table:table-cell office:value-type="string">
            <text:p>0x0000000140533cf0</text:p>
          </table:table-cell>
          <table:table-cell office:value-type="string">
            <text:p>0x00533cf0</text:p>
          </table:table-cell>
          <table:table-cell office:value-type="string">
            <text:p>1214 (0x4b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QuotaInformationFile</text:p>
          </table:table-cell>
          <table:table-cell/>
          <table:table-cell office:value-type="string">
            <text:p>NtSetQuotaInformationFile</text:p>
          </table:table-cell>
          <table:table-cell office:value-type="string">
            <text:p>0x00000001404df94c</text:p>
          </table:table-cell>
          <table:table-cell office:value-type="string">
            <text:p>0x004df94c</text:p>
          </table:table-cell>
          <table:table-cell office:value-type="string">
            <text:p>1215 (0x4b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SecurityObject</text:p>
          </table:table-cell>
          <table:table-cell/>
          <table:table-cell office:value-type="string">
            <text:p>NtSetSecurityObject</text:p>
          </table:table-cell>
          <table:table-cell office:value-type="string">
            <text:p>0x00000001403c6cf4</text:p>
          </table:table-cell>
          <table:table-cell office:value-type="string">
            <text:p>0x003c6cf4</text:p>
          </table:table-cell>
          <table:table-cell office:value-type="string">
            <text:p>1216 (0x4c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etVolumeInformationFile</text:p>
          </table:table-cell>
          <table:table-cell/>
          <table:table-cell office:value-type="string">
            <text:p>NtSetVolumeInformationFile</text:p>
          </table:table-cell>
          <table:table-cell office:value-type="string">
            <text:p>0x000000014035a924</text:p>
          </table:table-cell>
          <table:table-cell office:value-type="string">
            <text:p>0x0035a924</text:p>
          </table:table-cell>
          <table:table-cell office:value-type="string">
            <text:p>1217 (0x4c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ShutdownSystem</text:p>
          </table:table-cell>
          <table:table-cell/>
          <table:table-cell office:value-type="string">
            <text:p>NtShutdownSystem</text:p>
          </table:table-cell>
          <table:table-cell office:value-type="string">
            <text:p>0x00000001405441dc</text:p>
          </table:table-cell>
          <table:table-cell office:value-type="string">
            <text:p>0x005441dc</text:p>
          </table:table-cell>
          <table:table-cell office:value-type="string">
            <text:p>1218 (0x4c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ThawTransactions</text:p>
          </table:table-cell>
          <table:table-cell/>
          <table:table-cell office:value-type="string">
            <text:p>NtThawTransactions</text:p>
          </table:table-cell>
          <table:table-cell office:value-type="string">
            <text:p>0x0000000140533bd0</text:p>
          </table:table-cell>
          <table:table-cell office:value-type="string">
            <text:p>0x00533bd0</text:p>
          </table:table-cell>
          <table:table-cell office:value-type="string">
            <text:p>1219 (0x4c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TraceControl</text:p>
          </table:table-cell>
          <table:table-cell/>
          <table:table-cell office:value-type="string">
            <text:p>NtTraceControl</text:p>
          </table:table-cell>
          <table:table-cell office:value-type="string">
            <text:p>0x00000001403b3b6c</text:p>
          </table:table-cell>
          <table:table-cell office:value-type="string">
            <text:p>0x003b3b6c</text:p>
          </table:table-cell>
          <table:table-cell office:value-type="string">
            <text:p>1220 (0x4c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TraceEvent</text:p>
          </table:table-cell>
          <table:table-cell/>
          <table:table-cell office:value-type="string">
            <text:p>NtTraceEvent</text:p>
          </table:table-cell>
          <table:table-cell office:value-type="string">
            <text:p>0x00000001400c3480</text:p>
          </table:table-cell>
          <table:table-cell office:value-type="string">
            <text:p>0x000c3480</text:p>
          </table:table-cell>
          <table:table-cell office:value-type="string">
            <text:p>1221 (0x4c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UnlockFile</text:p>
          </table:table-cell>
          <table:table-cell/>
          <table:table-cell office:value-type="string">
            <text:p>NtUnlockFile</text:p>
          </table:table-cell>
          <table:table-cell office:value-type="string">
            <text:p>0x000000014037340c</text:p>
          </table:table-cell>
          <table:table-cell office:value-type="string">
            <text:p>0x0037340c</text:p>
          </table:table-cell>
          <table:table-cell office:value-type="string">
            <text:p>1222 (0x4c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VdmControl</text:p>
          </table:table-cell>
          <table:table-cell/>
          <table:table-cell office:value-type="string">
            <text:p>NtVdmControl</text:p>
          </table:table-cell>
          <table:table-cell office:value-type="string">
            <text:p>0x0000000140539dec</text:p>
          </table:table-cell>
          <table:table-cell office:value-type="string">
            <text:p>0x00539dec</text:p>
          </table:table-cell>
          <table:table-cell office:value-type="string">
            <text:p>1223 (0x4c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WaitForSingleObject</text:p>
          </table:table-cell>
          <table:table-cell/>
          <table:table-cell office:value-type="string">
            <text:p>NtWaitForSingleObject</text:p>
          </table:table-cell>
          <table:table-cell office:value-type="string">
            <text:p>0x00000001403fae50</text:p>
          </table:table-cell>
          <table:table-cell office:value-type="string">
            <text:p>0x003fae50</text:p>
          </table:table-cell>
          <table:table-cell office:value-type="string">
            <text:p>1224 (0x4c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NtWriteFile</text:p>
          </table:table-cell>
          <table:table-cell/>
          <table:table-cell office:value-type="string">
            <text:p>NtWriteFile</text:p>
          </table:table-cell>
          <table:table-cell office:value-type="string">
            <text:p>0x0000000140412fd0</text:p>
          </table:table-cell>
          <table:table-cell office:value-type="string">
            <text:p>0x00412fd0</text:p>
          </table:table-cell>
          <table:table-cell office:value-type="string">
            <text:p>1225 (0x4c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AssignSecurity</text:p>
          </table:table-cell>
          <table:table-cell/>
          <table:table-cell office:value-type="string">
            <text:p>ObAssignSecurity</text:p>
          </table:table-cell>
          <table:table-cell office:value-type="string">
            <text:p>0x0000000140362480</text:p>
          </table:table-cell>
          <table:table-cell office:value-type="string">
            <text:p>0x00362480</text:p>
          </table:table-cell>
          <table:table-cell office:value-type="string">
            <text:p>1226 (0x4c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CheckCreateObjectAccess</text:p>
          </table:table-cell>
          <table:table-cell/>
          <table:table-cell office:value-type="string">
            <text:p>ObCheckCreateObjectAccess</text:p>
          </table:table-cell>
          <table:table-cell office:value-type="string">
            <text:p>0x00000001403ae880</text:p>
          </table:table-cell>
          <table:table-cell office:value-type="string">
            <text:p>0x003ae880</text:p>
          </table:table-cell>
          <table:table-cell office:value-type="string">
            <text:p>1227 (0x4c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CheckObjectAccess</text:p>
          </table:table-cell>
          <table:table-cell/>
          <table:table-cell office:value-type="string">
            <text:p>ObCheckObjectAccess</text:p>
          </table:table-cell>
          <table:table-cell office:value-type="string">
            <text:p>0x0000000140412c30</text:p>
          </table:table-cell>
          <table:table-cell office:value-type="string">
            <text:p>0x00412c30</text:p>
          </table:table-cell>
          <table:table-cell office:value-type="string">
            <text:p>1228 (0x4c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CloseHandle</text:p>
          </table:table-cell>
          <table:table-cell/>
          <table:table-cell office:value-type="string">
            <text:p>ObCloseHandle</text:p>
          </table:table-cell>
          <table:table-cell office:value-type="string">
            <text:p>0x00000001403eadcc</text:p>
          </table:table-cell>
          <table:table-cell office:value-type="string">
            <text:p>0x003eadcc</text:p>
          </table:table-cell>
          <table:table-cell office:value-type="string">
            <text:p>1229 (0x4c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CreateObject</text:p>
          </table:table-cell>
          <table:table-cell/>
          <table:table-cell office:value-type="string">
            <text:p>ObCreateObject</text:p>
          </table:table-cell>
          <table:table-cell office:value-type="string">
            <text:p>0x0000000140418700</text:p>
          </table:table-cell>
          <table:table-cell office:value-type="string">
            <text:p>0x00418700</text:p>
          </table:table-cell>
          <table:table-cell office:value-type="string">
            <text:p>1230 (0x4c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CreateObjectType</text:p>
          </table:table-cell>
          <table:table-cell/>
          <table:table-cell office:value-type="string">
            <text:p>ObCreateObjectType</text:p>
          </table:table-cell>
          <table:table-cell office:value-type="string">
            <text:p>0x0000000140493874</text:p>
          </table:table-cell>
          <table:table-cell office:value-type="string">
            <text:p>0x00493874</text:p>
          </table:table-cell>
          <table:table-cell office:value-type="string">
            <text:p>1231 (0x4c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DeleteCapturedInsertInfo</text:p>
          </table:table-cell>
          <table:table-cell/>
          <table:table-cell office:value-type="string">
            <text:p>ObDeleteCapturedInsertInfo</text:p>
          </table:table-cell>
          <table:table-cell office:value-type="string">
            <text:p>0x0000000140411fa4</text:p>
          </table:table-cell>
          <table:table-cell office:value-type="string">
            <text:p>0x00411fa4</text:p>
          </table:table-cell>
          <table:table-cell office:value-type="string">
            <text:p>1232 (0x4d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DereferenceObject</text:p>
          </table:table-cell>
          <table:table-cell/>
          <table:table-cell office:value-type="string">
            <text:p>ObDereferenceObject</text:p>
          </table:table-cell>
          <table:table-cell office:value-type="string">
            <text:p>0x000000014002c450</text:p>
          </table:table-cell>
          <table:table-cell office:value-type="string">
            <text:p>0x0002c450</text:p>
          </table:table-cell>
          <table:table-cell office:value-type="string">
            <text:p>1233 (0x4d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DereferenceObjectDeferDelete</text:p>
          </table:table-cell>
          <table:table-cell/>
          <table:table-cell office:value-type="string">
            <text:p>ObDereferenceObjectDeferDelete</text:p>
          </table:table-cell>
          <table:table-cell office:value-type="string">
            <text:p>0x00000001400629c4</text:p>
          </table:table-cell>
          <table:table-cell office:value-type="string">
            <text:p>0x000629c4</text:p>
          </table:table-cell>
          <table:table-cell office:value-type="string">
            <text:p>1234 (0x4d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DereferenceObjectDeferDeleteWithTag</text:p>
          </table:table-cell>
          <table:table-cell/>
          <table:table-cell office:value-type="string">
            <text:p>ObDereferenceObjectDeferDeleteWithTag</text:p>
          </table:table-cell>
          <table:table-cell office:value-type="string">
            <text:p>0x000000014009cc74</text:p>
          </table:table-cell>
          <table:table-cell office:value-type="string">
            <text:p>0x0009cc74</text:p>
          </table:table-cell>
          <table:table-cell office:value-type="string">
            <text:p>1235 (0x4d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DereferenceSecurityDescriptor</text:p>
          </table:table-cell>
          <table:table-cell/>
          <table:table-cell office:value-type="string">
            <text:p>ObDereferenceSecurityDescriptor</text:p>
          </table:table-cell>
          <table:table-cell office:value-type="string">
            <text:p>0x0000000140427254</text:p>
          </table:table-cell>
          <table:table-cell office:value-type="string">
            <text:p>0x00427254</text:p>
          </table:table-cell>
          <table:table-cell office:value-type="string">
            <text:p>1236 (0x4d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ObDuplicateObject</text:p>
          </table:table-cell>
          <table:table-cell/>
          <table:table-cell office:value-type="string">
            <text:p>ObDuplicateObject</text:p>
          </table:table-cell>
          <table:table-cell office:value-type="string">
            <text:p>0x00000001403c1020</text:p>
          </table:table-cell>
          <table:table-cell office:value-type="string">
            <text:p>0x003c1020</text:p>
          </table:table-cell>
          <table:table-cell office:value-type="string">
            <text:p>1237 (0x4d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FindHandleForObject</text:p>
          </table:table-cell>
          <table:table-cell/>
          <table:table-cell office:value-type="string">
            <text:p>ObFindHandleForObject</text:p>
          </table:table-cell>
          <table:table-cell office:value-type="string">
            <text:p>0x000000014038a748</text:p>
          </table:table-cell>
          <table:table-cell office:value-type="string">
            <text:p>0x0038a748</text:p>
          </table:table-cell>
          <table:table-cell office:value-type="string">
            <text:p>1238 (0x4d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GetFilterVersion</text:p>
          </table:table-cell>
          <table:table-cell/>
          <table:table-cell office:value-type="string">
            <text:p>ObGetFilterVersion</text:p>
          </table:table-cell>
          <table:table-cell office:value-type="string">
            <text:p>0x000000014050a094</text:p>
          </table:table-cell>
          <table:table-cell office:value-type="string">
            <text:p>0x0050a094</text:p>
          </table:table-cell>
          <table:table-cell office:value-type="string">
            <text:p>1239 (0x4d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GetObjectSecurity</text:p>
          </table:table-cell>
          <table:table-cell/>
          <table:table-cell office:value-type="string">
            <text:p>ObGetObjectSecurity</text:p>
          </table:table-cell>
          <table:table-cell office:value-type="string">
            <text:p>0x00000001403b38e0</text:p>
          </table:table-cell>
          <table:table-cell office:value-type="string">
            <text:p>0x003b38e0</text:p>
          </table:table-cell>
          <table:table-cell office:value-type="string">
            <text:p>1240 (0x4d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GetObjectType</text:p>
          </table:table-cell>
          <table:table-cell/>
          <table:table-cell office:value-type="string">
            <text:p>ObGetObjectType</text:p>
          </table:table-cell>
          <table:table-cell office:value-type="string">
            <text:p>0x000000014039ba6c</text:p>
          </table:table-cell>
          <table:table-cell office:value-type="string">
            <text:p>0x0039ba6c</text:p>
          </table:table-cell>
          <table:table-cell office:value-type="string">
            <text:p>1241 (0x4d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InsertObject</text:p>
          </table:table-cell>
          <table:table-cell/>
          <table:table-cell office:value-type="string">
            <text:p>ObInsertObject</text:p>
          </table:table-cell>
          <table:table-cell office:value-type="string">
            <text:p>0x00000001403e6008</text:p>
          </table:table-cell>
          <table:table-cell office:value-type="string">
            <text:p>0x003e6008</text:p>
          </table:table-cell>
          <table:table-cell office:value-type="string">
            <text:p>1242 (0x4d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IsDosDeviceLocallyMapped</text:p>
          </table:table-cell>
          <table:table-cell/>
          <table:table-cell office:value-type="string">
            <text:p>ObIsDosDeviceLocallyMapped</text:p>
          </table:table-cell>
          <table:table-cell office:value-type="string">
            <text:p>0x000000014049d7d8</text:p>
          </table:table-cell>
          <table:table-cell office:value-type="string">
            <text:p>0x0049d7d8</text:p>
          </table:table-cell>
          <table:table-cell office:value-type="string">
            <text:p>1243 (0x4d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IsKernelHandle</text:p>
          </table:table-cell>
          <table:table-cell/>
          <table:table-cell office:value-type="string">
            <text:p>ObIsKernelHandle</text:p>
          </table:table-cell>
          <table:table-cell office:value-type="string">
            <text:p>0x000000014015e754</text:p>
          </table:table-cell>
          <table:table-cell office:value-type="string">
            <text:p>0x0015e754</text:p>
          </table:table-cell>
          <table:table-cell office:value-type="string">
            <text:p>1244 (0x4d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LogSecurityDescriptor</text:p>
          </table:table-cell>
          <table:table-cell/>
          <table:table-cell office:value-type="string">
            <text:p>ObLogSecurityDescriptor</text:p>
          </table:table-cell>
          <table:table-cell office:value-type="string">
            <text:p>0x00000001403e3b70</text:p>
          </table:table-cell>
          <table:table-cell office:value-type="string">
            <text:p>0x003e3b70</text:p>
          </table:table-cell>
          <table:table-cell office:value-type="string">
            <text:p>1245 (0x4d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MakeTemporaryObject</text:p>
          </table:table-cell>
          <table:table-cell/>
          <table:table-cell office:value-type="string">
            <text:p>ObMakeTemporaryObject</text:p>
          </table:table-cell>
          <table:table-cell office:value-type="string">
            <text:p>0x000000014038dfc0</text:p>
          </table:table-cell>
          <table:table-cell office:value-type="string">
            <text:p>0x0038dfc0</text:p>
          </table:table-cell>
          <table:table-cell office:value-type="string">
            <text:p>1246 (0x4d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OpenObjectByName</text:p>
          </table:table-cell>
          <table:table-cell/>
          <table:table-cell office:value-type="string">
            <text:p>ObOpenObjectByName</text:p>
          </table:table-cell>
          <table:table-cell office:value-type="string">
            <text:p>0x0000000140408110</text:p>
          </table:table-cell>
          <table:table-cell office:value-type="string">
            <text:p>0x00408110</text:p>
          </table:table-cell>
          <table:table-cell office:value-type="string">
            <text:p>1247 (0x4d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OpenObjectByPointer</text:p>
          </table:table-cell>
          <table:table-cell/>
          <table:table-cell office:value-type="string">
            <text:p>ObOpenObjectByPointer</text:p>
          </table:table-cell>
          <table:table-cell office:value-type="string">
            <text:p>0x00000001403a0010</text:p>
          </table:table-cell>
          <table:table-cell office:value-type="string">
            <text:p>0x003a0010</text:p>
          </table:table-cell>
          <table:table-cell office:value-type="string">
            <text:p>1248 (0x4e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OpenObjectByPointerWithTag</text:p>
          </table:table-cell>
          <table:table-cell/>
          <table:table-cell office:value-type="string">
            <text:p>ObOpenObjectByPointerWithTag</text:p>
          </table:table-cell>
          <table:table-cell office:value-type="string">
            <text:p>0x00000001403c3af0</text:p>
          </table:table-cell>
          <table:table-cell office:value-type="string">
            <text:p>0x003c3af0</text:p>
          </table:table-cell>
          <table:table-cell office:value-type="string">
            <text:p>1249 (0x4e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QueryNameInfo</text:p>
          </table:table-cell>
          <table:table-cell/>
          <table:table-cell office:value-type="string">
            <text:p>ObQueryNameInfo</text:p>
          </table:table-cell>
          <table:table-cell office:value-type="string">
            <text:p>0x00000001403a94d4</text:p>
          </table:table-cell>
          <table:table-cell office:value-type="string">
            <text:p>0x003a94d4</text:p>
          </table:table-cell>
          <table:table-cell office:value-type="string">
            <text:p>1250 (0x4e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QueryNameString</text:p>
          </table:table-cell>
          <table:table-cell/>
          <table:table-cell office:value-type="string">
            <text:p>ObQueryNameString</text:p>
          </table:table-cell>
          <table:table-cell office:value-type="string">
            <text:p>0x00000001403b2aa0</text:p>
          </table:table-cell>
          <table:table-cell office:value-type="string">
            <text:p>0x003b2aa0</text:p>
          </table:table-cell>
          <table:table-cell office:value-type="string">
            <text:p>1251 (0x4e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QueryObjectAuditingByHandle</text:p>
          </table:table-cell>
          <table:table-cell/>
          <table:table-cell office:value-type="string">
            <text:p>ObQueryObjectAuditingByHandle</text:p>
          </table:table-cell>
          <table:table-cell office:value-type="string">
            <text:p>0x00000001403c8e10</text:p>
          </table:table-cell>
          <table:table-cell office:value-type="string">
            <text:p>0x003c8e10</text:p>
          </table:table-cell>
          <table:table-cell office:value-type="string">
            <text:p>1252 (0x4e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ReferenceObjectByHandle</text:p>
          </table:table-cell>
          <table:table-cell/>
          <table:table-cell office:value-type="string">
            <text:p>ObReferenceObjectByHandle</text:p>
          </table:table-cell>
          <table:table-cell office:value-type="string">
            <text:p>0x00000001403edd10</text:p>
          </table:table-cell>
          <table:table-cell office:value-type="string">
            <text:p>0x003edd10</text:p>
          </table:table-cell>
          <table:table-cell office:value-type="string">
            <text:p>1253 (0x4e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ReferenceObjectByHandleWithTag</text:p>
          </table:table-cell>
          <table:table-cell/>
          <table:table-cell office:value-type="string">
            <text:p>ObReferenceObjectByHandleWithTag</text:p>
          </table:table-cell>
          <table:table-cell office:value-type="string">
            <text:p>0x00000001403ed740</text:p>
          </table:table-cell>
          <table:table-cell office:value-type="string">
            <text:p>0x003ed740</text:p>
          </table:table-cell>
          <table:table-cell office:value-type="string">
            <text:p>1254 (0x4e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ReferenceObjectByName</text:p>
          </table:table-cell>
          <table:table-cell/>
          <table:table-cell office:value-type="string">
            <text:p>ObReferenceObjectByName</text:p>
          </table:table-cell>
          <table:table-cell office:value-type="string">
            <text:p>0x00000001403b8c98</text:p>
          </table:table-cell>
          <table:table-cell office:value-type="string">
            <text:p>0x003b8c98</text:p>
          </table:table-cell>
          <table:table-cell office:value-type="string">
            <text:p>1255 (0x4e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ReferenceObjectByPointer</text:p>
          </table:table-cell>
          <table:table-cell/>
          <table:table-cell office:value-type="string">
            <text:p>ObReferenceObjectByPointer</text:p>
          </table:table-cell>
          <table:table-cell office:value-type="string">
            <text:p>0x00000001400b1f30</text:p>
          </table:table-cell>
          <table:table-cell office:value-type="string">
            <text:p>0x000b1f30</text:p>
          </table:table-cell>
          <table:table-cell office:value-type="string">
            <text:p>1256 (0x4e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ReferenceObjectByPointerWithTag</text:p>
          </table:table-cell>
          <table:table-cell/>
          <table:table-cell office:value-type="string">
            <text:p>ObReferenceObjectByPointerWithTag</text:p>
          </table:table-cell>
          <table:table-cell office:value-type="string">
            <text:p>0x00000001400407f0</text:p>
          </table:table-cell>
          <table:table-cell office:value-type="string">
            <text:p>0x000407f0</text:p>
          </table:table-cell>
          <table:table-cell office:value-type="string">
            <text:p>1257 (0x4e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ObReferenceObjectSafe</text:p>
          </table:table-cell>
          <table:table-cell/>
          <table:table-cell office:value-type="string">
            <text:p>ObReferenceObjectSafe</text:p>
          </table:table-cell>
          <table:table-cell office:value-type="string">
            <text:p>0x00000001400d78d0</text:p>
          </table:table-cell>
          <table:table-cell office:value-type="string">
            <text:p>0x000d78d0</text:p>
          </table:table-cell>
          <table:table-cell office:value-type="string">
            <text:p>1258 (0x4e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ObReferenceObjectSafeWithTag</text:p>
          </table:table-cell>
          <table:table-cell/>
          <table:table-cell office:value-type="string">
            <text:p>ObReferenceObjectSafeWithTag</text:p>
          </table:table-cell>
          <table:table-cell office:value-type="string">
            <text:p>0x0000000140036040</text:p>
          </table:table-cell>
          <table:table-cell office:value-type="string">
            <text:p>0x00036040</text:p>
          </table:table-cell>
          <table:table-cell office:value-type="string">
            <text:p>1259 (0x4e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ReferenceSecurityDescriptor</text:p>
          </table:table-cell>
          <table:table-cell/>
          <table:table-cell office:value-type="string">
            <text:p>ObReferenceSecurityDescriptor</text:p>
          </table:table-cell>
          <table:table-cell office:value-type="string">
            <text:p>0x00000001403d2294</text:p>
          </table:table-cell>
          <table:table-cell office:value-type="string">
            <text:p>0x003d2294</text:p>
          </table:table-cell>
          <table:table-cell office:value-type="string">
            <text:p>1260 (0x4e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RegisterCallbacks</text:p>
          </table:table-cell>
          <table:table-cell/>
          <table:table-cell office:value-type="string">
            <text:p>ObRegisterCallbacks</text:p>
          </table:table-cell>
          <table:table-cell office:value-type="string">
            <text:p>0x0000000140490620</text:p>
          </table:table-cell>
          <table:table-cell office:value-type="string">
            <text:p>0x00490620</text:p>
          </table:table-cell>
          <table:table-cell office:value-type="string">
            <text:p>1261 (0x4e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ReleaseObjectSecurity</text:p>
          </table:table-cell>
          <table:table-cell/>
          <table:table-cell office:value-type="string">
            <text:p>ObReleaseObjectSecurity</text:p>
          </table:table-cell>
          <table:table-cell office:value-type="string">
            <text:p>0x000000014038283c</text:p>
          </table:table-cell>
          <table:table-cell office:value-type="string">
            <text:p>0x0038283c</text:p>
          </table:table-cell>
          <table:table-cell office:value-type="string">
            <text:p>1262 (0x4e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SetHandleAttributes</text:p>
          </table:table-cell>
          <table:table-cell/>
          <table:table-cell office:value-type="string">
            <text:p>ObSetHandleAttributes</text:p>
          </table:table-cell>
          <table:table-cell office:value-type="string">
            <text:p>0x000000014042b920</text:p>
          </table:table-cell>
          <table:table-cell office:value-type="string">
            <text:p>0x0042b920</text:p>
          </table:table-cell>
          <table:table-cell office:value-type="string">
            <text:p>1263 (0x4e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SetSecurityDescriptorInfo</text:p>
          </table:table-cell>
          <table:table-cell/>
          <table:table-cell office:value-type="string">
            <text:p>ObSetSecurityDescriptorInfo</text:p>
          </table:table-cell>
          <table:table-cell office:value-type="string">
            <text:p>0x00000001403cd008</text:p>
          </table:table-cell>
          <table:table-cell office:value-type="string">
            <text:p>0x003cd008</text:p>
          </table:table-cell>
          <table:table-cell office:value-type="string">
            <text:p>1264 (0x4f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SetSecurityObjectByPointer</text:p>
          </table:table-cell>
          <table:table-cell/>
          <table:table-cell office:value-type="string">
            <text:p>ObSetSecurityObjectByPointer</text:p>
          </table:table-cell>
          <table:table-cell office:value-type="string">
            <text:p>0x00000001403cc454</text:p>
          </table:table-cell>
          <table:table-cell office:value-type="string">
            <text:p>0x003cc454</text:p>
          </table:table-cell>
          <table:table-cell office:value-type="string">
            <text:p>1265 (0x4f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UnRegisterCallbacks</text:p>
          </table:table-cell>
          <table:table-cell/>
          <table:table-cell office:value-type="string">
            <text:p>ObUnRegisterCallbacks</text:p>
          </table:table-cell>
          <table:table-cell office:value-type="string">
            <text:p>0x0000000140509f44</text:p>
          </table:table-cell>
          <table:table-cell office:value-type="string">
            <text:p>0x00509f44</text:p>
          </table:table-cell>
          <table:table-cell office:value-type="string">
            <text:p>1266 (0x4f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ObWaitForMultipleObjects</text:p>
          </table:table-cell>
          <table:table-cell/>
          <table:table-cell office:value-type="string">
            <text:p>ObWaitForMultipleObjects</text:p>
          </table:table-cell>
          <table:table-cell office:value-type="string">
            <text:p>0x00000001403fd310</text:p>
          </table:table-cell>
          <table:table-cell office:value-type="string">
            <text:p>0x003fd310</text:p>
          </table:table-cell>
          <table:table-cell office:value-type="string">
            <text:p>1267 (0x4f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ObWaitForSingleObject</text:p>
          </table:table-cell>
          <table:table-cell/>
          <table:table-cell office:value-type="string">
            <text:p>ObWaitForSingleObject</text:p>
          </table:table-cell>
          <table:table-cell office:value-type="string">
            <text:p>0x0000000140509410</text:p>
          </table:table-cell>
          <table:table-cell office:value-type="string">
            <text:p>0x00509410</text:p>
          </table:table-cell>
          <table:table-cell office:value-type="string">
            <text:p>1268 (0x4f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fDereferenceObject</text:p>
          </table:table-cell>
          <table:table-cell/>
          <table:table-cell office:value-type="string">
            <text:p>ObfDereferenceObject</text:p>
          </table:table-cell>
          <table:table-cell office:value-type="string">
            <text:p>0x000000014007e5b0</text:p>
          </table:table-cell>
          <table:table-cell office:value-type="string">
            <text:p>0x0007e5b0</text:p>
          </table:table-cell>
          <table:table-cell office:value-type="string">
            <text:p>1269 (0x4f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fDereferenceObjectWithTag</text:p>
          </table:table-cell>
          <table:table-cell/>
          <table:table-cell office:value-type="string">
            <text:p>ObfDereferenceObjectWithTag</text:p>
          </table:table-cell>
          <table:table-cell office:value-type="string">
            <text:p>0x000000014007dbe0</text:p>
          </table:table-cell>
          <table:table-cell office:value-type="string">
            <text:p>0x0007dbe0</text:p>
          </table:table-cell>
          <table:table-cell office:value-type="string">
            <text:p>1270 (0x4f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fReferenceObject</text:p>
          </table:table-cell>
          <table:table-cell/>
          <table:table-cell office:value-type="string">
            <text:p>ObfReferenceObject</text:p>
          </table:table-cell>
          <table:table-cell office:value-type="string">
            <text:p>0x000000014009bc60</text:p>
          </table:table-cell>
          <table:table-cell office:value-type="string">
            <text:p>0x0009bc60</text:p>
          </table:table-cell>
          <table:table-cell office:value-type="string">
            <text:p>1271 (0x4f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ObfReferenceObjectWithTag</text:p>
          </table:table-cell>
          <table:table-cell/>
          <table:table-cell office:value-type="string">
            <text:p>ObfReferenceObjectWithTag</text:p>
          </table:table-cell>
          <table:table-cell office:value-type="string">
            <text:p>0x000000014007eba0</text:p>
          </table:table-cell>
          <table:table-cell office:value-type="string">
            <text:p>0x0007eba0</text:p>
          </table:table-cell>
          <table:table-cell office:value-type="string">
            <text:p>1272 (0x4f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GOBuffer</text:p>
          </table:table-cell>
          <table:table-cell/>
          <table:table-cell office:value-type="string">
            <text:p>POGOBuffer</text:p>
          </table:table-cell>
          <table:table-cell office:value-type="string">
            <text:p>0x000000014029e008</text:p>
          </table:table-cell>
          <table:table-cell office:value-type="string">
            <text:p>0x0029e008</text:p>
          </table:table-cell>
          <table:table-cell office:value-type="string">
            <text:p>1273 (0x4f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cwAddInstance</text:p>
          </table:table-cell>
          <table:table-cell/>
          <table:table-cell office:value-type="string">
            <text:p>PcwAddInstance</text:p>
          </table:table-cell>
          <table:table-cell office:value-type="string">
            <text:p>0x0000000140377de4</text:p>
          </table:table-cell>
          <table:table-cell office:value-type="string">
            <text:p>0x00377de4</text:p>
          </table:table-cell>
          <table:table-cell office:value-type="string">
            <text:p>1274 (0x4f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cwCloseInstance</text:p>
          </table:table-cell>
          <table:table-cell/>
          <table:table-cell office:value-type="string">
            <text:p>PcwCloseInstance</text:p>
          </table:table-cell>
          <table:table-cell office:value-type="string">
            <text:p>0x00000001403ed700</text:p>
          </table:table-cell>
          <table:table-cell office:value-type="string">
            <text:p>0x003ed700</text:p>
          </table:table-cell>
          <table:table-cell office:value-type="string">
            <text:p>1275 (0x4f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cwCreateInstance</text:p>
          </table:table-cell>
          <table:table-cell/>
          <table:table-cell office:value-type="string">
            <text:p>PcwCreateInstance</text:p>
          </table:table-cell>
          <table:table-cell office:value-type="string">
            <text:p>0x000000014038f0d4</text:p>
          </table:table-cell>
          <table:table-cell office:value-type="string">
            <text:p>0x0038f0d4</text:p>
          </table:table-cell>
          <table:table-cell office:value-type="string">
            <text:p>1276 (0x4f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cwRegister</text:p>
          </table:table-cell>
          <table:table-cell/>
          <table:table-cell office:value-type="string">
            <text:p>PcwRegister</text:p>
          </table:table-cell>
          <table:table-cell office:value-type="string">
            <text:p>0x00000001404aaa1c</text:p>
          </table:table-cell>
          <table:table-cell office:value-type="string">
            <text:p>0x004aaa1c</text:p>
          </table:table-cell>
          <table:table-cell office:value-type="string">
            <text:p>1277 (0x4f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cwUnregister</text:p>
          </table:table-cell>
          <table:table-cell/>
          <table:table-cell office:value-type="string">
            <text:p>PcwUnregister</text:p>
          </table:table-cell>
          <table:table-cell office:value-type="string">
            <text:p>0x000000014054d0fc</text:p>
          </table:table-cell>
          <table:table-cell office:value-type="string">
            <text:p>0x0054d0fc</text:p>
          </table:table-cell>
          <table:table-cell office:value-type="string">
            <text:p>1278 (0x4f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fFileInfoNotify</text:p>
          </table:table-cell>
          <table:table-cell/>
          <table:table-cell office:value-type="string">
            <text:p>PfFileInfoNotify</text:p>
          </table:table-cell>
          <table:table-cell office:value-type="string">
            <text:p>0x0000000140104760</text:p>
          </table:table-cell>
          <table:table-cell office:value-type="string">
            <text:p>0x00104760</text:p>
          </table:table-cell>
          <table:table-cell office:value-type="string">
            <text:p>1279 (0x4f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fxFindPrefix</text:p>
          </table:table-cell>
          <table:table-cell/>
          <table:table-cell office:value-type="string">
            <text:p>PfxFindPrefix</text:p>
          </table:table-cell>
          <table:table-cell office:value-type="string">
            <text:p>0x000000014051ab68</text:p>
          </table:table-cell>
          <table:table-cell office:value-type="string">
            <text:p>0x0051ab68</text:p>
          </table:table-cell>
          <table:table-cell office:value-type="string">
            <text:p>1280 (0x50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fxInitialize</text:p>
          </table:table-cell>
          <table:table-cell/>
          <table:table-cell office:value-type="string">
            <text:p>PfxInitialize</text:p>
          </table:table-cell>
          <table:table-cell office:value-type="string">
            <text:p>0x000000014051ae08</text:p>
          </table:table-cell>
          <table:table-cell office:value-type="string">
            <text:p>0x0051ae08</text:p>
          </table:table-cell>
          <table:table-cell office:value-type="string">
            <text:p>1281 (0x50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fxInsertPrefix</text:p>
          </table:table-cell>
          <table:table-cell/>
          <table:table-cell office:value-type="string">
            <text:p>PfxInsertPrefix</text:p>
          </table:table-cell>
          <table:table-cell office:value-type="string">
            <text:p>0x000000014051acec</text:p>
          </table:table-cell>
          <table:table-cell office:value-type="string">
            <text:p>0x0051acec</text:p>
          </table:table-cell>
          <table:table-cell office:value-type="string">
            <text:p>1282 (0x50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fxRemovePrefix</text:p>
          </table:table-cell>
          <table:table-cell/>
          <table:table-cell office:value-type="string">
            <text:p>PfxRemovePrefix</text:p>
          </table:table-cell>
          <table:table-cell office:value-type="string">
            <text:p>0x000000014051ac3c</text:p>
          </table:table-cell>
          <table:table-cell office:value-type="string">
            <text:p>0x0051ac3c</text:p>
          </table:table-cell>
          <table:table-cell office:value-type="string">
            <text:p>1283 (0x50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AllProcessorsDeepIdle</text:p>
          </table:table-cell>
          <table:table-cell/>
          <table:table-cell office:value-type="string">
            <text:p>PoAllProcessorsDeepIdle</text:p>
          </table:table-cell>
          <table:table-cell office:value-type="string">
            <text:p>0x0000000140085b60</text:p>
          </table:table-cell>
          <table:table-cell office:value-type="string">
            <text:p>0x00085b60</text:p>
          </table:table-cell>
          <table:table-cell office:value-type="string">
            <text:p>1284 (0x50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CallDriver</text:p>
          </table:table-cell>
          <table:table-cell/>
          <table:table-cell office:value-type="string">
            <text:p>PoCallDriver</text:p>
          </table:table-cell>
          <table:table-cell office:value-type="string">
            <text:p>0x00000001400e0ccc</text:p>
          </table:table-cell>
          <table:table-cell office:value-type="string">
            <text:p>0x000e0ccc</text:p>
          </table:table-cell>
          <table:table-cell office:value-type="string">
            <text:p>1285 (0x50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CancelDeviceNotify</text:p>
          </table:table-cell>
          <table:table-cell/>
          <table:table-cell office:value-type="string">
            <text:p>PoCancelDeviceNotify</text:p>
          </table:table-cell>
          <table:table-cell office:value-type="string">
            <text:p>0x0000000140134964</text:p>
          </table:table-cell>
          <table:table-cell office:value-type="string">
            <text:p>0x00134964</text:p>
          </table:table-cell>
          <table:table-cell office:value-type="string">
            <text:p>1286 (0x50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ClearPowerRequest</text:p>
          </table:table-cell>
          <table:table-cell/>
          <table:table-cell office:value-type="string">
            <text:p>PoClearPowerRequest</text:p>
          </table:table-cell>
          <table:table-cell office:value-type="string">
            <text:p>0x0000000140052680</text:p>
          </table:table-cell>
          <table:table-cell office:value-type="string">
            <text:p>0x00052680</text:p>
          </table:table-cell>
          <table:table-cell office:value-type="string">
            <text:p>1287 (0x50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CreatePowerRequest</text:p>
          </table:table-cell>
          <table:table-cell/>
          <table:table-cell office:value-type="string">
            <text:p>PoCreatePowerRequest</text:p>
          </table:table-cell>
          <table:table-cell office:value-type="string">
            <text:p>0x00000001403dd858</text:p>
          </table:table-cell>
          <table:table-cell office:value-type="string">
            <text:p>0x003dd858</text:p>
          </table:table-cell>
          <table:table-cell office:value-type="string">
            <text:p>1288 (0x50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DeletePowerRequest</text:p>
          </table:table-cell>
          <table:table-cell/>
          <table:table-cell office:value-type="string">
            <text:p>PoDeletePowerRequest</text:p>
          </table:table-cell>
          <table:table-cell office:value-type="string">
            <text:p>0x00000001403ed67c</text:p>
          </table:table-cell>
          <table:table-cell office:value-type="string">
            <text:p>0x003ed67c</text:p>
          </table:table-cell>
          <table:table-cell office:value-type="string">
            <text:p>1289 (0x50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DisableSleepStates</text:p>
          </table:table-cell>
          <table:table-cell/>
          <table:table-cell office:value-type="string">
            <text:p>PoDisableSleepStates</text:p>
          </table:table-cell>
          <table:table-cell office:value-type="string">
            <text:p>0x000000014050d750</text:p>
          </table:table-cell>
          <table:table-cell office:value-type="string">
            <text:p>0x0050d750</text:p>
          </table:table-cell>
          <table:table-cell office:value-type="string">
            <text:p>1290 (0x50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EndDeviceBusy</text:p>
          </table:table-cell>
          <table:table-cell/>
          <table:table-cell office:value-type="string">
            <text:p>PoEndDeviceBusy</text:p>
          </table:table-cell>
          <table:table-cell office:value-type="string">
            <text:p>0x000000014015f76c</text:p>
          </table:table-cell>
          <table:table-cell office:value-type="string">
            <text:p>0x0015f76c</text:p>
          </table:table-cell>
          <table:table-cell office:value-type="string">
            <text:p>1291 (0x50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ActivateComponent</text:p>
          </table:table-cell>
          <table:table-cell/>
          <table:table-cell office:value-type="string">
            <text:p>PoFxActivateComponent</text:p>
          </table:table-cell>
          <table:table-cell office:value-type="string">
            <text:p>0x00000001400fe040</text:p>
          </table:table-cell>
          <table:table-cell office:value-type="string">
            <text:p>0x000fe040</text:p>
          </table:table-cell>
          <table:table-cell office:value-type="string">
            <text:p>1292 (0x50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CompleteDevicePowerNotRequired</text:p>
          </table:table-cell>
          <table:table-cell/>
          <table:table-cell office:value-type="string">
            <text:p>PoFxCompleteDevicePowerNotRequired</text:p>
          </table:table-cell>
          <table:table-cell office:value-type="string">
            <text:p>0x00000001401003e8</text:p>
          </table:table-cell>
          <table:table-cell office:value-type="string">
            <text:p>0x001003e8</text:p>
          </table:table-cell>
          <table:table-cell office:value-type="string">
            <text:p>1293 (0x50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CompleteIdleCondition</text:p>
          </table:table-cell>
          <table:table-cell/>
          <table:table-cell office:value-type="string">
            <text:p>PoFxCompleteIdleCondition</text:p>
          </table:table-cell>
          <table:table-cell office:value-type="string">
            <text:p>0x00000001400f4df0</text:p>
          </table:table-cell>
          <table:table-cell office:value-type="string">
            <text:p>0x000f4df0</text:p>
          </table:table-cell>
          <table:table-cell office:value-type="string">
            <text:p>1294 (0x50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CompleteIdleState</text:p>
          </table:table-cell>
          <table:table-cell/>
          <table:table-cell office:value-type="string">
            <text:p>PoFxCompleteIdleState</text:p>
          </table:table-cell>
          <table:table-cell office:value-type="string">
            <text:p>0x000000014015fc0c</text:p>
          </table:table-cell>
          <table:table-cell office:value-type="string">
            <text:p>0x0015fc0c</text:p>
          </table:table-cell>
          <table:table-cell office:value-type="string">
            <text:p>1295 (0x50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IdleComponent</text:p>
          </table:table-cell>
          <table:table-cell/>
          <table:table-cell office:value-type="string">
            <text:p>PoFxIdleComponent</text:p>
          </table:table-cell>
          <table:table-cell office:value-type="string">
            <text:p>0x00000001400f7e30</text:p>
          </table:table-cell>
          <table:table-cell office:value-type="string">
            <text:p>0x000f7e30</text:p>
          </table:table-cell>
          <table:table-cell office:value-type="string">
            <text:p>1296 (0x51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NotifySurprisePowerOn</text:p>
          </table:table-cell>
          <table:table-cell/>
          <table:table-cell office:value-type="string">
            <text:p>PoFxNotifySurprisePowerOn</text:p>
          </table:table-cell>
          <table:table-cell office:value-type="string">
            <text:p>0x00000001400df2f0</text:p>
          </table:table-cell>
          <table:table-cell office:value-type="string">
            <text:p>0x000df2f0</text:p>
          </table:table-cell>
          <table:table-cell office:value-type="string">
            <text:p>1297 (0x51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PowerControl</text:p>
          </table:table-cell>
          <table:table-cell/>
          <table:table-cell office:value-type="string">
            <text:p>PoFxPowerControl</text:p>
          </table:table-cell>
          <table:table-cell office:value-type="string">
            <text:p>0x000000014015fc88</text:p>
          </table:table-cell>
          <table:table-cell office:value-type="string">
            <text:p>0x0015fc88</text:p>
          </table:table-cell>
          <table:table-cell office:value-type="string">
            <text:p>1298 (0x51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ProcessorNotification</text:p>
          </table:table-cell>
          <table:table-cell/>
          <table:table-cell office:value-type="string">
            <text:p>PoFxProcessorNotification</text:p>
          </table:table-cell>
          <table:table-cell office:value-type="string">
            <text:p>0x0000000140111b98</text:p>
          </table:table-cell>
          <table:table-cell office:value-type="string">
            <text:p>0x00111b98</text:p>
          </table:table-cell>
          <table:table-cell office:value-type="string">
            <text:p>1299 (0x51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RegisterCoreDevice</text:p>
          </table:table-cell>
          <table:table-cell/>
          <table:table-cell office:value-type="string">
            <text:p>PoFxRegisterCoreDevice</text:p>
          </table:table-cell>
          <table:table-cell office:value-type="string">
            <text:p>0x0000000140484a70</text:p>
          </table:table-cell>
          <table:table-cell office:value-type="string">
            <text:p>0x00484a70</text:p>
          </table:table-cell>
          <table:table-cell office:value-type="string">
            <text:p>1300 (0x51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RegisterDevice</text:p>
          </table:table-cell>
          <table:table-cell/>
          <table:table-cell office:value-type="string">
            <text:p>PoFxRegisterDevice</text:p>
          </table:table-cell>
          <table:table-cell office:value-type="string">
            <text:p>0x000000014049ecb4</text:p>
          </table:table-cell>
          <table:table-cell office:value-type="string">
            <text:p>0x0049ecb4</text:p>
          </table:table-cell>
          <table:table-cell office:value-type="string">
            <text:p>1301 (0x51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RegisterPlugin</text:p>
          </table:table-cell>
          <table:table-cell/>
          <table:table-cell office:value-type="string">
            <text:p>PoFxRegisterPlugin</text:p>
          </table:table-cell>
          <table:table-cell office:value-type="string">
            <text:p>0x000000014050da50</text:p>
          </table:table-cell>
          <table:table-cell office:value-type="string">
            <text:p>0x0050da50</text:p>
          </table:table-cell>
          <table:table-cell office:value-type="string">
            <text:p>1302 (0x51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RegisterPluginEx</text:p>
          </table:table-cell>
          <table:table-cell/>
          <table:table-cell office:value-type="string">
            <text:p>PoFxRegisterPluginEx</text:p>
          </table:table-cell>
          <table:table-cell office:value-type="string">
            <text:p>0x000000014010e520</text:p>
          </table:table-cell>
          <table:table-cell office:value-type="string">
            <text:p>0x0010e520</text:p>
          </table:table-cell>
          <table:table-cell office:value-type="string">
            <text:p>1303 (0x51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RegisterPrimaryDevice</text:p>
          </table:table-cell>
          <table:table-cell/>
          <table:table-cell office:value-type="string">
            <text:p>PoFxRegisterPrimaryDevice</text:p>
          </table:table-cell>
          <table:table-cell office:value-type="string">
            <text:p>0x000000014050d984</text:p>
          </table:table-cell>
          <table:table-cell office:value-type="string">
            <text:p>0x0050d984</text:p>
          </table:table-cell>
          <table:table-cell office:value-type="string">
            <text:p>1304 (0x51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ReportDevicePoweredOn</text:p>
          </table:table-cell>
          <table:table-cell/>
          <table:table-cell office:value-type="string">
            <text:p>PoFxReportDevicePoweredOn</text:p>
          </table:table-cell>
          <table:table-cell office:value-type="string">
            <text:p>0x00000001400f88b0</text:p>
          </table:table-cell>
          <table:table-cell office:value-type="string">
            <text:p>0x000f88b0</text:p>
          </table:table-cell>
          <table:table-cell office:value-type="string">
            <text:p>1305 (0x51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SetComponentLatency</text:p>
          </table:table-cell>
          <table:table-cell/>
          <table:table-cell office:value-type="string">
            <text:p>PoFxSetComponentLatency</text:p>
          </table:table-cell>
          <table:table-cell office:value-type="string">
            <text:p>0x000000014015fbbc</text:p>
          </table:table-cell>
          <table:table-cell office:value-type="string">
            <text:p>0x0015fbbc</text:p>
          </table:table-cell>
          <table:table-cell office:value-type="string">
            <text:p>1306 (0x51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SetComponentResidency</text:p>
          </table:table-cell>
          <table:table-cell/>
          <table:table-cell office:value-type="string">
            <text:p>PoFxSetComponentResidency</text:p>
          </table:table-cell>
          <table:table-cell office:value-type="string">
            <text:p>0x000000014015fb58</text:p>
          </table:table-cell>
          <table:table-cell office:value-type="string">
            <text:p>0x0015fb58</text:p>
          </table:table-cell>
          <table:table-cell office:value-type="string">
            <text:p>1307 (0x51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SetComponentWake</text:p>
          </table:table-cell>
          <table:table-cell/>
          <table:table-cell office:value-type="string">
            <text:p>PoFxSetComponentWake</text:p>
          </table:table-cell>
          <table:table-cell office:value-type="string">
            <text:p>0x000000014015fb08</text:p>
          </table:table-cell>
          <table:table-cell office:value-type="string">
            <text:p>0x0015fb08</text:p>
          </table:table-cell>
          <table:table-cell office:value-type="string">
            <text:p>1308 (0x51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SetDeviceIdleTimeout</text:p>
          </table:table-cell>
          <table:table-cell/>
          <table:table-cell office:value-type="string">
            <text:p>PoFxSetDeviceIdleTimeout</text:p>
          </table:table-cell>
          <table:table-cell office:value-type="string">
            <text:p>0x000000014005e4d4</text:p>
          </table:table-cell>
          <table:table-cell office:value-type="string">
            <text:p>0x0005e4d4</text:p>
          </table:table-cell>
          <table:table-cell office:value-type="string">
            <text:p>1309 (0x51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StartDevicePowerManagement</text:p>
          </table:table-cell>
          <table:table-cell/>
          <table:table-cell office:value-type="string">
            <text:p>PoFxStartDevicePowerManagement</text:p>
          </table:table-cell>
          <table:table-cell office:value-type="string">
            <text:p>0x0000000140111e50</text:p>
          </table:table-cell>
          <table:table-cell office:value-type="string">
            <text:p>0x00111e50</text:p>
          </table:table-cell>
          <table:table-cell office:value-type="string">
            <text:p>1310 (0x51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UnregisterDevice</text:p>
          </table:table-cell>
          <table:table-cell/>
          <table:table-cell office:value-type="string">
            <text:p>PoFxUnregisterDevice</text:p>
          </table:table-cell>
          <table:table-cell office:value-type="string">
            <text:p>0x000000014050d894</text:p>
          </table:table-cell>
          <table:table-cell office:value-type="string">
            <text:p>0x0050d894</text:p>
          </table:table-cell>
          <table:table-cell office:value-type="string">
            <text:p>1311 (0x51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FxUpdateSystemLatency</text:p>
          </table:table-cell>
          <table:table-cell/>
          <table:table-cell office:value-type="string">
            <text:p>PoFxUpdateSystemLatency</text:p>
          </table:table-cell>
          <table:table-cell office:value-type="string">
            <text:p>0x000000014015fd50</text:p>
          </table:table-cell>
          <table:table-cell office:value-type="string">
            <text:p>0x0015fd50</text:p>
          </table:table-cell>
          <table:table-cell office:value-type="string">
            <text:p>1312 (0x52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GetProcessorIdleAccounting</text:p>
          </table:table-cell>
          <table:table-cell/>
          <table:table-cell office:value-type="string">
            <text:p>PoGetProcessorIdleAccounting</text:p>
          </table:table-cell>
          <table:table-cell office:value-type="string">
            <text:p>0x0000000140010378</text:p>
          </table:table-cell>
          <table:table-cell office:value-type="string">
            <text:p>0x00010378</text:p>
          </table:table-cell>
          <table:table-cell office:value-type="string">
            <text:p>1313 (0x52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GetSystemWake</text:p>
          </table:table-cell>
          <table:table-cell/>
          <table:table-cell office:value-type="string">
            <text:p>PoGetSystemWake</text:p>
          </table:table-cell>
          <table:table-cell office:value-type="string">
            <text:p>0x00000001400df728</text:p>
          </table:table-cell>
          <table:table-cell office:value-type="string">
            <text:p>0x000df728</text:p>
          </table:table-cell>
          <table:table-cell office:value-type="string">
            <text:p>1314 (0x52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InitiateProcessorWake</text:p>
          </table:table-cell>
          <table:table-cell/>
          <table:table-cell office:value-type="string">
            <text:p>PoInitiateProcessorWake</text:p>
          </table:table-cell>
          <table:table-cell office:value-type="string">
            <text:p>0x000000014015ef30</text:p>
          </table:table-cell>
          <table:table-cell office:value-type="string">
            <text:p>0x0015ef30</text:p>
          </table:table-cell>
          <table:table-cell office:value-type="string">
            <text:p>1315 (0x52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LatencySensitivityHint</text:p>
          </table:table-cell>
          <table:table-cell/>
          <table:table-cell office:value-type="string">
            <text:p>PoLatencySensitivityHint</text:p>
          </table:table-cell>
          <table:table-cell office:value-type="string">
            <text:p>0x00000001400e74a0</text:p>
          </table:table-cell>
          <table:table-cell office:value-type="string">
            <text:p>0x000e74a0</text:p>
          </table:table-cell>
          <table:table-cell office:value-type="string">
            <text:p>1316 (0x52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QueryWatchdogTime</text:p>
          </table:table-cell>
          <table:table-cell/>
          <table:table-cell office:value-type="string">
            <text:p>PoQueryWatchdogTime</text:p>
          </table:table-cell>
          <table:table-cell office:value-type="string">
            <text:p>0x00000001400e0b38</text:p>
          </table:table-cell>
          <table:table-cell office:value-type="string">
            <text:p>0x000e0b38</text:p>
          </table:table-cell>
          <table:table-cell office:value-type="string">
            <text:p>1317 (0x52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QueueShutdownWorkItem</text:p>
          </table:table-cell>
          <table:table-cell/>
          <table:table-cell office:value-type="string">
            <text:p>PoQueueShutdownWorkItem</text:p>
          </table:table-cell>
          <table:table-cell office:value-type="string">
            <text:p>0x000000014050daf0</text:p>
          </table:table-cell>
          <table:table-cell office:value-type="string">
            <text:p>0x0050daf0</text:p>
          </table:table-cell>
          <table:table-cell office:value-type="string">
            <text:p>1318 (0x52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ReenableSleepStates</text:p>
          </table:table-cell>
          <table:table-cell/>
          <table:table-cell office:value-type="string">
            <text:p>PoReenableSleepStates</text:p>
          </table:table-cell>
          <table:table-cell office:value-type="string">
            <text:p>0x000000014050d344</text:p>
          </table:table-cell>
          <table:table-cell office:value-type="string">
            <text:p>0x0050d344</text:p>
          </table:table-cell>
          <table:table-cell office:value-type="string">
            <text:p>1319 (0x52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RegisterDeviceForIdleDetection</text:p>
          </table:table-cell>
          <table:table-cell/>
          <table:table-cell office:value-type="string">
            <text:p>PoRegisterDeviceForIdleDetection</text:p>
          </table:table-cell>
          <table:table-cell office:value-type="string">
            <text:p>0x00000001400122b0</text:p>
          </table:table-cell>
          <table:table-cell office:value-type="string">
            <text:p>0x000122b0</text:p>
          </table:table-cell>
          <table:table-cell office:value-type="string">
            <text:p>1320 (0x52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RegisterDeviceNotify</text:p>
          </table:table-cell>
          <table:table-cell/>
          <table:table-cell office:value-type="string">
            <text:p>PoRegisterDeviceNotify</text:p>
          </table:table-cell>
          <table:table-cell office:value-type="string">
            <text:p>0x0000000140134964</text:p>
          </table:table-cell>
          <table:table-cell office:value-type="string">
            <text:p>0x00134964</text:p>
          </table:table-cell>
          <table:table-cell office:value-type="string">
            <text:p>1321 (0x52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RegisterPowerSettingCallback</text:p>
          </table:table-cell>
          <table:table-cell/>
          <table:table-cell office:value-type="string">
            <text:p>PoRegisterPowerSettingCallback</text:p>
          </table:table-cell>
          <table:table-cell office:value-type="string">
            <text:p>0x0000000140328820</text:p>
          </table:table-cell>
          <table:table-cell office:value-type="string">
            <text:p>0x00328820</text:p>
          </table:table-cell>
          <table:table-cell office:value-type="string">
            <text:p>1322 (0x52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RegisterSystemState</text:p>
          </table:table-cell>
          <table:table-cell/>
          <table:table-cell office:value-type="string">
            <text:p>PoRegisterSystemState</text:p>
          </table:table-cell>
          <table:table-cell office:value-type="string">
            <text:p>0x0000000140160338</text:p>
          </table:table-cell>
          <table:table-cell office:value-type="string">
            <text:p>0x00160338</text:p>
          </table:table-cell>
          <table:table-cell office:value-type="string">
            <text:p>1323 (0x52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RequestPowerIrp</text:p>
          </table:table-cell>
          <table:table-cell/>
          <table:table-cell office:value-type="string">
            <text:p>PoRequestPowerIrp</text:p>
          </table:table-cell>
          <table:table-cell office:value-type="string">
            <text:p>0x00000001400e0ce0</text:p>
          </table:table-cell>
          <table:table-cell office:value-type="string">
            <text:p>0x000e0ce0</text:p>
          </table:table-cell>
          <table:table-cell office:value-type="string">
            <text:p>1324 (0x52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RequestShutdownEvent</text:p>
          </table:table-cell>
          <table:table-cell/>
          <table:table-cell office:value-type="string">
            <text:p>PoRequestShutdownEvent</text:p>
          </table:table-cell>
          <table:table-cell office:value-type="string">
            <text:p>0x00000001404a39e4</text:p>
          </table:table-cell>
          <table:table-cell office:value-type="string">
            <text:p>0x004a39e4</text:p>
          </table:table-cell>
          <table:table-cell office:value-type="string">
            <text:p>1325 (0x52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SetDeviceBusyEx</text:p>
          </table:table-cell>
          <table:table-cell/>
          <table:table-cell office:value-type="string">
            <text:p>PoSetDeviceBusyEx</text:p>
          </table:table-cell>
          <table:table-cell office:value-type="string">
            <text:p>0x0000000140102954</text:p>
          </table:table-cell>
          <table:table-cell office:value-type="string">
            <text:p>0x00102954</text:p>
          </table:table-cell>
          <table:table-cell office:value-type="string">
            <text:p>1326 (0x52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SetFixedWakeSource</text:p>
          </table:table-cell>
          <table:table-cell/>
          <table:table-cell office:value-type="string">
            <text:p>PoSetFixedWakeSource</text:p>
          </table:table-cell>
          <table:table-cell office:value-type="string">
            <text:p>0x00000001403131fc</text:p>
          </table:table-cell>
          <table:table-cell office:value-type="string">
            <text:p>0x003131fc</text:p>
          </table:table-cell>
          <table:table-cell office:value-type="string">
            <text:p>1327 (0x52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SetHiberRange</text:p>
          </table:table-cell>
          <table:table-cell/>
          <table:table-cell office:value-type="string">
            <text:p>PoSetHiberRange</text:p>
          </table:table-cell>
          <table:table-cell office:value-type="string">
            <text:p>0x000000014031b864</text:p>
          </table:table-cell>
          <table:table-cell office:value-type="string">
            <text:p>0x0031b864</text:p>
          </table:table-cell>
          <table:table-cell office:value-type="string">
            <text:p>1328 (0x53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SetPowerRequest</text:p>
          </table:table-cell>
          <table:table-cell/>
          <table:table-cell office:value-type="string">
            <text:p>PoSetPowerRequest</text:p>
          </table:table-cell>
          <table:table-cell office:value-type="string">
            <text:p>0x0000000140031b80</text:p>
          </table:table-cell>
          <table:table-cell office:value-type="string">
            <text:p>0x00031b80</text:p>
          </table:table-cell>
          <table:table-cell office:value-type="string">
            <text:p>1329 (0x53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SetPowerState</text:p>
          </table:table-cell>
          <table:table-cell/>
          <table:table-cell office:value-type="string">
            <text:p>PoSetPowerState</text:p>
          </table:table-cell>
          <table:table-cell office:value-type="string">
            <text:p>0x00000001400dfd0c</text:p>
          </table:table-cell>
          <table:table-cell office:value-type="string">
            <text:p>0x000dfd0c</text:p>
          </table:table-cell>
          <table:table-cell office:value-type="string">
            <text:p>1330 (0x53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SetSystemState</text:p>
          </table:table-cell>
          <table:table-cell/>
          <table:table-cell office:value-type="string">
            <text:p>PoSetSystemState</text:p>
          </table:table-cell>
          <table:table-cell office:value-type="string">
            <text:p>0x000000014001d51c</text:p>
          </table:table-cell>
          <table:table-cell office:value-type="string">
            <text:p>0x0001d51c</text:p>
          </table:table-cell>
          <table:table-cell office:value-type="string">
            <text:p>1331 (0x53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SetSystemWake</text:p>
          </table:table-cell>
          <table:table-cell/>
          <table:table-cell office:value-type="string">
            <text:p>PoSetSystemWake</text:p>
          </table:table-cell>
          <table:table-cell office:value-type="string">
            <text:p>0x00000001400df74c</text:p>
          </table:table-cell>
          <table:table-cell office:value-type="string">
            <text:p>0x000df74c</text:p>
          </table:table-cell>
          <table:table-cell office:value-type="string">
            <text:p>1332 (0x53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ShutdownBugCheck</text:p>
          </table:table-cell>
          <table:table-cell/>
          <table:table-cell office:value-type="string">
            <text:p>PoShutdownBugCheck</text:p>
          </table:table-cell>
          <table:table-cell office:value-type="string">
            <text:p>0x000000014050e5e4</text:p>
          </table:table-cell>
          <table:table-cell office:value-type="string">
            <text:p>0x0050e5e4</text:p>
          </table:table-cell>
          <table:table-cell office:value-type="string">
            <text:p>1333 (0x53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StartDeviceBusy</text:p>
          </table:table-cell>
          <table:table-cell/>
          <table:table-cell office:value-type="string">
            <text:p>PoStartDeviceBusy</text:p>
          </table:table-cell>
          <table:table-cell office:value-type="string">
            <text:p>0x000000014015f780</text:p>
          </table:table-cell>
          <table:table-cell office:value-type="string">
            <text:p>0x0015f780</text:p>
          </table:table-cell>
          <table:table-cell office:value-type="string">
            <text:p>1334 (0x53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StartNextPowerIrp</text:p>
          </table:table-cell>
          <table:table-cell/>
          <table:table-cell office:value-type="string">
            <text:p>PoStartNextPowerIrp</text:p>
          </table:table-cell>
          <table:table-cell office:value-type="string">
            <text:p>0x000000014005e4d4</text:p>
          </table:table-cell>
          <table:table-cell office:value-type="string">
            <text:p>0x0005e4d4</text:p>
          </table:table-cell>
          <table:table-cell office:value-type="string">
            <text:p>1335 (0x53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UnregisterPowerSettingCallback</text:p>
          </table:table-cell>
          <table:table-cell/>
          <table:table-cell office:value-type="string">
            <text:p>PoUnregisterPowerSettingCallback</text:p>
          </table:table-cell>
          <table:table-cell office:value-type="string">
            <text:p>0x000000014050dbec</text:p>
          </table:table-cell>
          <table:table-cell office:value-type="string">
            <text:p>0x0050dbec</text:p>
          </table:table-cell>
          <table:table-cell office:value-type="string">
            <text:p>1336 (0x53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UnregisterSystemState</text:p>
          </table:table-cell>
          <table:table-cell/>
          <table:table-cell office:value-type="string">
            <text:p>PoUnregisterSystemState</text:p>
          </table:table-cell>
          <table:table-cell office:value-type="string">
            <text:p>0x000000014016031c</text:p>
          </table:table-cell>
          <table:table-cell office:value-type="string">
            <text:p>0x0016031c</text:p>
          </table:table-cell>
          <table:table-cell office:value-type="string">
            <text:p>1337 (0x53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oUserShutdownCancelled</text:p>
          </table:table-cell>
          <table:table-cell/>
          <table:table-cell office:value-type="string">
            <text:p>PoUserShutdownCancelled</text:p>
          </table:table-cell>
          <table:table-cell office:value-type="string">
            <text:p>0x00000001404b2060</text:p>
          </table:table-cell>
          <table:table-cell office:value-type="string">
            <text:p>0x004b2060</text:p>
          </table:table-cell>
          <table:table-cell office:value-type="string">
            <text:p>1338 (0x53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oUserShutdownInitiated</text:p>
          </table:table-cell>
          <table:table-cell/>
          <table:table-cell office:value-type="string">
            <text:p>PoUserShutdownInitiated</text:p>
          </table:table-cell>
          <table:table-cell office:value-type="string">
            <text:p>0x00000001404b1b8c</text:p>
          </table:table-cell>
          <table:table-cell office:value-type="string">
            <text:p>0x004b1b8c</text:p>
          </table:table-cell>
          <table:table-cell office:value-type="string">
            <text:p>1339 (0x53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robeForRead</text:p>
          </table:table-cell>
          <table:table-cell/>
          <table:table-cell office:value-type="string">
            <text:p>ProbeForRead</text:p>
          </table:table-cell>
          <table:table-cell office:value-type="string">
            <text:p>0x000000014035f2c0</text:p>
          </table:table-cell>
          <table:table-cell office:value-type="string">
            <text:p>0x0035f2c0</text:p>
          </table:table-cell>
          <table:table-cell office:value-type="string">
            <text:p>1340 (0x53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robeForWrite</text:p>
          </table:table-cell>
          <table:table-cell/>
          <table:table-cell office:value-type="string">
            <text:p>ProbeForWrite</text:p>
          </table:table-cell>
          <table:table-cell office:value-type="string">
            <text:p>0x00000001404185a0</text:p>
          </table:table-cell>
          <table:table-cell office:value-type="string">
            <text:p>0x004185a0</text:p>
          </table:table-cell>
          <table:table-cell office:value-type="string">
            <text:p>1341 (0x53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AcquireProcessExitSynchronization</text:p>
          </table:table-cell>
          <table:table-cell/>
          <table:table-cell office:value-type="string">
            <text:p>PsAcquireProcessExitSynchronization</text:p>
          </table:table-cell>
          <table:table-cell office:value-type="string">
            <text:p>0x000000014041a670</text:p>
          </table:table-cell>
          <table:table-cell office:value-type="string">
            <text:p>0x0041a670</text:p>
          </table:table-cell>
          <table:table-cell office:value-type="string">
            <text:p>1342 (0x53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AssignImpersonationToken</text:p>
          </table:table-cell>
          <table:table-cell/>
          <table:table-cell office:value-type="string">
            <text:p>PsAssignImpersonationToken</text:p>
          </table:table-cell>
          <table:table-cell office:value-type="string">
            <text:p>0x0000000140430a80</text:p>
          </table:table-cell>
          <table:table-cell office:value-type="string">
            <text:p>0x00430a80</text:p>
          </table:table-cell>
          <table:table-cell office:value-type="string">
            <text:p>1343 (0x53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ChargePoolQuota</text:p>
          </table:table-cell>
          <table:table-cell/>
          <table:table-cell office:value-type="string">
            <text:p>PsChargePoolQuota</text:p>
          </table:table-cell>
          <table:table-cell office:value-type="string">
            <text:p>0x0000000140054100</text:p>
          </table:table-cell>
          <table:table-cell office:value-type="string">
            <text:p>0x00054100</text:p>
          </table:table-cell>
          <table:table-cell office:value-type="string">
            <text:p>1344 (0x54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ChargeProcessNonPagedPoolQuota</text:p>
          </table:table-cell>
          <table:table-cell/>
          <table:table-cell office:value-type="string">
            <text:p>PsChargeProcessNonPagedPoolQuota</text:p>
          </table:table-cell>
          <table:table-cell office:value-type="string">
            <text:p>0x00000001400b1828</text:p>
          </table:table-cell>
          <table:table-cell office:value-type="string">
            <text:p>0x000b1828</text:p>
          </table:table-cell>
          <table:table-cell office:value-type="string">
            <text:p>1345 (0x54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ChargeProcessPagedPoolQuota</text:p>
          </table:table-cell>
          <table:table-cell/>
          <table:table-cell office:value-type="string">
            <text:p>PsChargeProcessPagedPoolQuota</text:p>
          </table:table-cell>
          <table:table-cell office:value-type="string">
            <text:p>0x00000001403b1ee0</text:p>
          </table:table-cell>
          <table:table-cell office:value-type="string">
            <text:p>0x003b1ee0</text:p>
          </table:table-cell>
          <table:table-cell office:value-type="string">
            <text:p>1346 (0x54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ChargeProcessPoolQuota</text:p>
          </table:table-cell>
          <table:table-cell/>
          <table:table-cell office:value-type="string">
            <text:p>PsChargeProcessPoolQuota</text:p>
          </table:table-cell>
          <table:table-cell office:value-type="string">
            <text:p>0x000000014004d580</text:p>
          </table:table-cell>
          <table:table-cell office:value-type="string">
            <text:p>0x0004d580</text:p>
          </table:table-cell>
          <table:table-cell office:value-type="string">
            <text:p>1347 (0x54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sChargeProcessWakeCounter</text:p>
          </table:table-cell>
          <table:table-cell/>
          <table:table-cell office:value-type="string">
            <text:p>PsChargeProcessWakeCounter</text:p>
          </table:table-cell>
          <table:table-cell office:value-type="string">
            <text:p>0x000000014039a550</text:p>
          </table:table-cell>
          <table:table-cell office:value-type="string">
            <text:p>0x0039a550</text:p>
          </table:table-cell>
          <table:table-cell office:value-type="string">
            <text:p>1348 (0x54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CreateSystemThread</text:p>
          </table:table-cell>
          <table:table-cell/>
          <table:table-cell office:value-type="string">
            <text:p>PsCreateSystemThread</text:p>
          </table:table-cell>
          <table:table-cell office:value-type="string">
            <text:p>0x000000014038eadc</text:p>
          </table:table-cell>
          <table:table-cell office:value-type="string">
            <text:p>0x0038eadc</text:p>
          </table:table-cell>
          <table:table-cell office:value-type="string">
            <text:p>1349 (0x54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DereferenceImpersonationToken</text:p>
          </table:table-cell>
          <table:table-cell/>
          <table:table-cell office:value-type="string">
            <text:p>PsDereferenceImpersonationToken</text:p>
          </table:table-cell>
          <table:table-cell office:value-type="string">
            <text:p>0x00000001403c8f28</text:p>
          </table:table-cell>
          <table:table-cell office:value-type="string">
            <text:p>0x003c8f28</text:p>
          </table:table-cell>
          <table:table-cell office:value-type="string">
            <text:p>1350 (0x54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DereferencePrimaryToken</text:p>
          </table:table-cell>
          <table:table-cell/>
          <table:table-cell office:value-type="string">
            <text:p>PsDereferencePrimaryToken</text:p>
          </table:table-cell>
          <table:table-cell office:value-type="string">
            <text:p>0x00000001403a2030</text:p>
          </table:table-cell>
          <table:table-cell office:value-type="string">
            <text:p>0x003a2030</text:p>
          </table:table-cell>
          <table:table-cell office:value-type="string">
            <text:p>1351 (0x54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DisableImpersonation</text:p>
          </table:table-cell>
          <table:table-cell/>
          <table:table-cell office:value-type="string">
            <text:p>PsDisableImpersonation</text:p>
          </table:table-cell>
          <table:table-cell office:value-type="string">
            <text:p>0x00000001403ba954</text:p>
          </table:table-cell>
          <table:table-cell office:value-type="string">
            <text:p>0x003ba954</text:p>
          </table:table-cell>
          <table:table-cell office:value-type="string">
            <text:p>1352 (0x54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EnterPriorityRegion</text:p>
          </table:table-cell>
          <table:table-cell/>
          <table:table-cell office:value-type="string">
            <text:p>PsEnterPriorityRegion</text:p>
          </table:table-cell>
          <table:table-cell office:value-type="string">
            <text:p>0x00000001400b20c0</text:p>
          </table:table-cell>
          <table:table-cell office:value-type="string">
            <text:p>0x000b20c0</text:p>
          </table:table-cell>
          <table:table-cell office:value-type="string">
            <text:p>1353 (0x54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EstablishWin32Callouts</text:p>
          </table:table-cell>
          <table:table-cell/>
          <table:table-cell office:value-type="string">
            <text:p>PsEstablishWin32Callouts</text:p>
          </table:table-cell>
          <table:table-cell office:value-type="string">
            <text:p>0x00000001404a1ae8</text:p>
          </table:table-cell>
          <table:table-cell office:value-type="string">
            <text:p>0x004a1ae8</text:p>
          </table:table-cell>
          <table:table-cell office:value-type="string">
            <text:p>1354 (0x54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ontextThread</text:p>
          </table:table-cell>
          <table:table-cell/>
          <table:table-cell office:value-type="string">
            <text:p>PsGetContextThread</text:p>
          </table:table-cell>
          <table:table-cell office:value-type="string">
            <text:p>0x0000000140514918</text:p>
          </table:table-cell>
          <table:table-cell office:value-type="string">
            <text:p>0x00514918</text:p>
          </table:table-cell>
          <table:table-cell office:value-type="string">
            <text:p>1355 (0x54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Process</text:p>
          </table:table-cell>
          <table:table-cell/>
          <table:table-cell office:value-type="string">
            <text:p>PsGetCurrentProcess</text:p>
          </table:table-cell>
          <table:table-cell office:value-type="string">
            <text:p>0x00000001400b0a60</text:p>
          </table:table-cell>
          <table:table-cell office:value-type="string">
            <text:p>0x000b0a60</text:p>
          </table:table-cell>
          <table:table-cell office:value-type="string">
            <text:p>1356 (0x54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ProcessId</text:p>
          </table:table-cell>
          <table:table-cell/>
          <table:table-cell office:value-type="string">
            <text:p>PsGetCurrentProcessId</text:p>
          </table:table-cell>
          <table:table-cell office:value-type="string">
            <text:p>0x0000000140063b30</text:p>
          </table:table-cell>
          <table:table-cell office:value-type="string">
            <text:p>0x00063b30</text:p>
          </table:table-cell>
          <table:table-cell office:value-type="string">
            <text:p>1357 (0x54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ProcessSessionId</text:p>
          </table:table-cell>
          <table:table-cell/>
          <table:table-cell office:value-type="string">
            <text:p>PsGetCurrentProcessSessionId</text:p>
          </table:table-cell>
          <table:table-cell office:value-type="string">
            <text:p>0x00000001400b231c</text:p>
          </table:table-cell>
          <table:table-cell office:value-type="string">
            <text:p>0x000b231c</text:p>
          </table:table-cell>
          <table:table-cell office:value-type="string">
            <text:p>1358 (0x54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ProcessWin32Process</text:p>
          </table:table-cell>
          <table:table-cell/>
          <table:table-cell office:value-type="string">
            <text:p>PsGetCurrentProcessWin32Process</text:p>
          </table:table-cell>
          <table:table-cell office:value-type="string">
            <text:p>0x00000001400b4080</text:p>
          </table:table-cell>
          <table:table-cell office:value-type="string">
            <text:p>0x000b4080</text:p>
          </table:table-cell>
          <table:table-cell office:value-type="string">
            <text:p>1359 (0x54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ProcessWow64Process</text:p>
          </table:table-cell>
          <table:table-cell/>
          <table:table-cell office:value-type="string">
            <text:p>PsGetCurrentProcessWow64Process</text:p>
          </table:table-cell>
          <table:table-cell office:value-type="string">
            <text:p>0x0000000140063e74</text:p>
          </table:table-cell>
          <table:table-cell office:value-type="string">
            <text:p>0x00063e74</text:p>
          </table:table-cell>
          <table:table-cell office:value-type="string">
            <text:p>1360 (0x55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Thread</text:p>
          </table:table-cell>
          <table:table-cell/>
          <table:table-cell office:value-type="string">
            <text:p>PsGetCurrentThread</text:p>
          </table:table-cell>
          <table:table-cell office:value-type="string">
            <text:p>0x0000000140124580</text:p>
          </table:table-cell>
          <table:table-cell office:value-type="string">
            <text:p>0x00124580</text:p>
          </table:table-cell>
          <table:table-cell office:value-type="string">
            <text:p>1361 (0x55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ThreadId</text:p>
          </table:table-cell>
          <table:table-cell/>
          <table:table-cell office:value-type="string">
            <text:p>PsGetCurrentThreadId</text:p>
          </table:table-cell>
          <table:table-cell office:value-type="string">
            <text:p>0x000000014005dac4</text:p>
          </table:table-cell>
          <table:table-cell office:value-type="string">
            <text:p>0x0005dac4</text:p>
          </table:table-cell>
          <table:table-cell office:value-type="string">
            <text:p>1362 (0x55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ThreadPreviousMode</text:p>
          </table:table-cell>
          <table:table-cell/>
          <table:table-cell office:value-type="string">
            <text:p>PsGetCurrentThreadPreviousMode</text:p>
          </table:table-cell>
          <table:table-cell office:value-type="string">
            <text:p>0x00000001400ff5e8</text:p>
          </table:table-cell>
          <table:table-cell office:value-type="string">
            <text:p>0x000ff5e8</text:p>
          </table:table-cell>
          <table:table-cell office:value-type="string">
            <text:p>1363 (0x55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ThreadProcess</text:p>
          </table:table-cell>
          <table:table-cell/>
          <table:table-cell office:value-type="string">
            <text:p>PsGetCurrentThreadProcess</text:p>
          </table:table-cell>
          <table:table-cell office:value-type="string">
            <text:p>0x00000001400ff5d0</text:p>
          </table:table-cell>
          <table:table-cell office:value-type="string">
            <text:p>0x000ff5d0</text:p>
          </table:table-cell>
          <table:table-cell office:value-type="string">
            <text:p>1364 (0x55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ThreadProcessId</text:p>
          </table:table-cell>
          <table:table-cell/>
          <table:table-cell office:value-type="string">
            <text:p>PsGetCurrentThreadProcessId</text:p>
          </table:table-cell>
          <table:table-cell office:value-type="string">
            <text:p>0x00000001400e4cf0</text:p>
          </table:table-cell>
          <table:table-cell office:value-type="string">
            <text:p>0x000e4cf0</text:p>
          </table:table-cell>
          <table:table-cell office:value-type="string">
            <text:p>1365 (0x55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ThreadStackBase</text:p>
          </table:table-cell>
          <table:table-cell/>
          <table:table-cell office:value-type="string">
            <text:p>PsGetCurrentThreadStackBase</text:p>
          </table:table-cell>
          <table:table-cell office:value-type="string">
            <text:p>0x0000000140163330</text:p>
          </table:table-cell>
          <table:table-cell office:value-type="string">
            <text:p>0x00163330</text:p>
          </table:table-cell>
          <table:table-cell office:value-type="string">
            <text:p>1366 (0x55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ThreadStackLimit</text:p>
          </table:table-cell>
          <table:table-cell/>
          <table:table-cell office:value-type="string">
            <text:p>PsGetCurrentThreadStackLimit</text:p>
          </table:table-cell>
          <table:table-cell office:value-type="string">
            <text:p>0x000000014016331c</text:p>
          </table:table-cell>
          <table:table-cell office:value-type="string">
            <text:p>0x0016331c</text:p>
          </table:table-cell>
          <table:table-cell office:value-type="string">
            <text:p>1367 (0x55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ThreadTeb</text:p>
          </table:table-cell>
          <table:table-cell/>
          <table:table-cell office:value-type="string">
            <text:p>PsGetCurrentThreadTeb</text:p>
          </table:table-cell>
          <table:table-cell office:value-type="string">
            <text:p>0x0000000140032bb0</text:p>
          </table:table-cell>
          <table:table-cell office:value-type="string">
            <text:p>0x00032bb0</text:p>
          </table:table-cell>
          <table:table-cell office:value-type="string">
            <text:p>1368 (0x55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ThreadWin32Thread</text:p>
          </table:table-cell>
          <table:table-cell/>
          <table:table-cell office:value-type="string">
            <text:p>PsGetCurrentThreadWin32Thread</text:p>
          </table:table-cell>
          <table:table-cell office:value-type="string">
            <text:p>0x0000000140092f40</text:p>
          </table:table-cell>
          <table:table-cell office:value-type="string">
            <text:p>0x00092f40</text:p>
          </table:table-cell>
          <table:table-cell office:value-type="string">
            <text:p>1369 (0x55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CurrentThreadWin32ThreadAndEnterCriticalRegion</text:p>
          </table:table-cell>
          <table:table-cell/>
          <table:table-cell office:value-type="string">
            <text:p>PsGetCurrentThreadWin32ThreadAndEnterCriticalRegion</text:p>
          </table:table-cell>
          <table:table-cell office:value-type="string">
            <text:p>0x00000001400b40e0</text:p>
          </table:table-cell>
          <table:table-cell office:value-type="string">
            <text:p>0x000b40e0</text:p>
          </table:table-cell>
          <table:table-cell office:value-type="string">
            <text:p>1370 (0x55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JobLock</text:p>
          </table:table-cell>
          <table:table-cell/>
          <table:table-cell office:value-type="string">
            <text:p>PsGetJobLock</text:p>
          </table:table-cell>
          <table:table-cell office:value-type="string">
            <text:p>0x0000000140103330</text:p>
          </table:table-cell>
          <table:table-cell office:value-type="string">
            <text:p>0x00103330</text:p>
          </table:table-cell>
          <table:table-cell office:value-type="string">
            <text:p>1371 (0x55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JobSessionId</text:p>
          </table:table-cell>
          <table:table-cell/>
          <table:table-cell office:value-type="string">
            <text:p>PsGetJobSessionId</text:p>
          </table:table-cell>
          <table:table-cell office:value-type="string">
            <text:p>0x000000014016330c</text:p>
          </table:table-cell>
          <table:table-cell office:value-type="string">
            <text:p>0x0016330c</text:p>
          </table:table-cell>
          <table:table-cell office:value-type="string">
            <text:p>1372 (0x55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JobUIRestrictionsClass</text:p>
          </table:table-cell>
          <table:table-cell/>
          <table:table-cell office:value-type="string">
            <text:p>PsGetJobUIRestrictionsClass</text:p>
          </table:table-cell>
          <table:table-cell office:value-type="string">
            <text:p>0x0000000140052664</text:p>
          </table:table-cell>
          <table:table-cell office:value-type="string">
            <text:p>0x00052664</text:p>
          </table:table-cell>
          <table:table-cell office:value-type="string">
            <text:p>1373 (0x55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CreateTimeQuadPart</text:p>
          </table:table-cell>
          <table:table-cell/>
          <table:table-cell office:value-type="string">
            <text:p>PsGetProcessCreateTimeQuadPart</text:p>
          </table:table-cell>
          <table:table-cell office:value-type="string">
            <text:p>0x00000001400d0958</text:p>
          </table:table-cell>
          <table:table-cell office:value-type="string">
            <text:p>0x000d0958</text:p>
          </table:table-cell>
          <table:table-cell office:value-type="string">
            <text:p>1374 (0x55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DebugPort</text:p>
          </table:table-cell>
          <table:table-cell/>
          <table:table-cell office:value-type="string">
            <text:p>PsGetProcessDebugPort</text:p>
          </table:table-cell>
          <table:table-cell office:value-type="string">
            <text:p>0x0000000140034044</text:p>
          </table:table-cell>
          <table:table-cell office:value-type="string">
            <text:p>0x00034044</text:p>
          </table:table-cell>
          <table:table-cell office:value-type="string">
            <text:p>1375 (0x55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ExitProcessCalled</text:p>
          </table:table-cell>
          <table:table-cell/>
          <table:table-cell office:value-type="string">
            <text:p>PsGetProcessExitProcessCalled</text:p>
          </table:table-cell>
          <table:table-cell office:value-type="string">
            <text:p>0x000000014044b034</text:p>
          </table:table-cell>
          <table:table-cell office:value-type="string">
            <text:p>0x0044b034</text:p>
          </table:table-cell>
          <table:table-cell office:value-type="string">
            <text:p>1376 (0x56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ExitStatus</text:p>
          </table:table-cell>
          <table:table-cell/>
          <table:table-cell office:value-type="string">
            <text:p>PsGetProcessExitStatus</text:p>
          </table:table-cell>
          <table:table-cell office:value-type="string">
            <text:p>0x000000014044abe4</text:p>
          </table:table-cell>
          <table:table-cell office:value-type="string">
            <text:p>0x0044abe4</text:p>
          </table:table-cell>
          <table:table-cell office:value-type="string">
            <text:p>1377 (0x56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ExitTime</text:p>
          </table:table-cell>
          <table:table-cell/>
          <table:table-cell office:value-type="string">
            <text:p>PsGetProcessExitTime</text:p>
          </table:table-cell>
          <table:table-cell office:value-type="string">
            <text:p>0x000000014039be4c</text:p>
          </table:table-cell>
          <table:table-cell office:value-type="string">
            <text:p>0x0039be4c</text:p>
          </table:table-cell>
          <table:table-cell office:value-type="string">
            <text:p>1378 (0x56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Id</text:p>
          </table:table-cell>
          <table:table-cell/>
          <table:table-cell office:value-type="string">
            <text:p>PsGetProcessId</text:p>
          </table:table-cell>
          <table:table-cell office:value-type="string">
            <text:p>0x000000014005ce40</text:p>
          </table:table-cell>
          <table:table-cell office:value-type="string">
            <text:p>0x0005ce40</text:p>
          </table:table-cell>
          <table:table-cell office:value-type="string">
            <text:p>1379 (0x56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ImageFileName</text:p>
          </table:table-cell>
          <table:table-cell/>
          <table:table-cell office:value-type="string">
            <text:p>PsGetProcessImageFileName</text:p>
          </table:table-cell>
          <table:table-cell office:value-type="string">
            <text:p>0x000000014003a250</text:p>
          </table:table-cell>
          <table:table-cell office:value-type="string">
            <text:p>0x0003a250</text:p>
          </table:table-cell>
          <table:table-cell office:value-type="string">
            <text:p>1380 (0x56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InheritedFromUniqueProcessId</text:p>
          </table:table-cell>
          <table:table-cell/>
          <table:table-cell office:value-type="string">
            <text:p>PsGetProcessInheritedFromUniqueProcessId</text:p>
          </table:table-cell>
          <table:table-cell office:value-type="string">
            <text:p>0x0000000140038090</text:p>
          </table:table-cell>
          <table:table-cell office:value-type="string">
            <text:p>0x00038090</text:p>
          </table:table-cell>
          <table:table-cell office:value-type="string">
            <text:p>1381 (0x56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Job</text:p>
          </table:table-cell>
          <table:table-cell/>
          <table:table-cell office:value-type="string">
            <text:p>PsGetProcessJob</text:p>
          </table:table-cell>
          <table:table-cell office:value-type="string">
            <text:p>0x000000014003e740</text:p>
          </table:table-cell>
          <table:table-cell office:value-type="string">
            <text:p>0x0003e740</text:p>
          </table:table-cell>
          <table:table-cell office:value-type="string">
            <text:p>1382 (0x56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Peb</text:p>
          </table:table-cell>
          <table:table-cell/>
          <table:table-cell office:value-type="string">
            <text:p>PsGetProcessPeb</text:p>
          </table:table-cell>
          <table:table-cell office:value-type="string">
            <text:p>0x0000000140063e1c</text:p>
          </table:table-cell>
          <table:table-cell office:value-type="string">
            <text:p>0x00063e1c</text:p>
          </table:table-cell>
          <table:table-cell office:value-type="string">
            <text:p>1383 (0x56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PriorityClass</text:p>
          </table:table-cell>
          <table:table-cell/>
          <table:table-cell office:value-type="string">
            <text:p>PsGetProcessPriorityClass</text:p>
          </table:table-cell>
          <table:table-cell office:value-type="string">
            <text:p>0x00000001401632fc</text:p>
          </table:table-cell>
          <table:table-cell office:value-type="string">
            <text:p>0x001632fc</text:p>
          </table:table-cell>
          <table:table-cell office:value-type="string">
            <text:p>1384 (0x56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SectionBaseAddress</text:p>
          </table:table-cell>
          <table:table-cell/>
          <table:table-cell office:value-type="string">
            <text:p>PsGetProcessSectionBaseAddress</text:p>
          </table:table-cell>
          <table:table-cell office:value-type="string">
            <text:p>0x00000001400380a0</text:p>
          </table:table-cell>
          <table:table-cell office:value-type="string">
            <text:p>0x000380a0</text:p>
          </table:table-cell>
          <table:table-cell office:value-type="string">
            <text:p>1385 (0x56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SecurityPort</text:p>
          </table:table-cell>
          <table:table-cell/>
          <table:table-cell office:value-type="string">
            <text:p>PsGetProcessSecurityPort</text:p>
          </table:table-cell>
          <table:table-cell office:value-type="string">
            <text:p>0x00000001404301b0</text:p>
          </table:table-cell>
          <table:table-cell office:value-type="string">
            <text:p>0x004301b0</text:p>
          </table:table-cell>
          <table:table-cell office:value-type="string">
            <text:p>1386 (0x56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SessionId</text:p>
          </table:table-cell>
          <table:table-cell/>
          <table:table-cell office:value-type="string">
            <text:p>PsGetProcessSessionId</text:p>
          </table:table-cell>
          <table:table-cell office:value-type="string">
            <text:p>0x00000001400b2a38</text:p>
          </table:table-cell>
          <table:table-cell office:value-type="string">
            <text:p>0x000b2a38</text:p>
          </table:table-cell>
          <table:table-cell office:value-type="string">
            <text:p>1387 (0x56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SessionIdEx</text:p>
          </table:table-cell>
          <table:table-cell/>
          <table:table-cell office:value-type="string">
            <text:p>PsGetProcessSessionIdEx</text:p>
          </table:table-cell>
          <table:table-cell office:value-type="string">
            <text:p>0x00000001400a7908</text:p>
          </table:table-cell>
          <table:table-cell office:value-type="string">
            <text:p>0x000a7908</text:p>
          </table:table-cell>
          <table:table-cell office:value-type="string">
            <text:p>1388 (0x56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Win32Process</text:p>
          </table:table-cell>
          <table:table-cell/>
          <table:table-cell office:value-type="string">
            <text:p>PsGetProcessWin32Process</text:p>
          </table:table-cell>
          <table:table-cell office:value-type="string">
            <text:p>0x0000000140063e0c</text:p>
          </table:table-cell>
          <table:table-cell office:value-type="string">
            <text:p>0x00063e0c</text:p>
          </table:table-cell>
          <table:table-cell office:value-type="string">
            <text:p>1389 (0x56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Win32WindowStation</text:p>
          </table:table-cell>
          <table:table-cell/>
          <table:table-cell office:value-type="string">
            <text:p>PsGetProcessWin32WindowStation</text:p>
          </table:table-cell>
          <table:table-cell office:value-type="string">
            <text:p>0x000000014003e750</text:p>
          </table:table-cell>
          <table:table-cell office:value-type="string">
            <text:p>0x0003e750</text:p>
          </table:table-cell>
          <table:table-cell office:value-type="string">
            <text:p>1390 (0x56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ProcessWow64Process</text:p>
          </table:table-cell>
          <table:table-cell/>
          <table:table-cell office:value-type="string">
            <text:p>PsGetProcessWow64Process</text:p>
          </table:table-cell>
          <table:table-cell office:value-type="string">
            <text:p>0x0000000140063e2c</text:p>
          </table:table-cell>
          <table:table-cell office:value-type="string">
            <text:p>0x00063e2c</text:p>
          </table:table-cell>
          <table:table-cell office:value-type="string">
            <text:p>1391 (0x56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sGetThreadExitStatus</text:p>
          </table:table-cell>
          <table:table-cell/>
          <table:table-cell office:value-type="string">
            <text:p>PsGetThreadExitStatus</text:p>
          </table:table-cell>
          <table:table-cell office:value-type="string">
            <text:p>0x0000000140512f0c</text:p>
          </table:table-cell>
          <table:table-cell office:value-type="string">
            <text:p>0x00512f0c</text:p>
          </table:table-cell>
          <table:table-cell office:value-type="string">
            <text:p>1392 (0x57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ThreadFreezeCount</text:p>
          </table:table-cell>
          <table:table-cell/>
          <table:table-cell office:value-type="string">
            <text:p>PsGetThreadFreezeCount</text:p>
          </table:table-cell>
          <table:table-cell office:value-type="string">
            <text:p>0x00000001400ed1f8</text:p>
          </table:table-cell>
          <table:table-cell office:value-type="string">
            <text:p>0x000ed1f8</text:p>
          </table:table-cell>
          <table:table-cell office:value-type="string">
            <text:p>1393 (0x57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ThreadHardErrorsAreDisabled</text:p>
          </table:table-cell>
          <table:table-cell/>
          <table:table-cell office:value-type="string">
            <text:p>PsGetThreadHardErrorsAreDisabled</text:p>
          </table:table-cell>
          <table:table-cell office:value-type="string">
            <text:p>0x0000000140112270</text:p>
          </table:table-cell>
          <table:table-cell office:value-type="string">
            <text:p>0x00112270</text:p>
          </table:table-cell>
          <table:table-cell office:value-type="string">
            <text:p>1394 (0x57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ThreadId</text:p>
          </table:table-cell>
          <table:table-cell/>
          <table:table-cell office:value-type="string">
            <text:p>PsGetThreadId</text:p>
          </table:table-cell>
          <table:table-cell office:value-type="string">
            <text:p>0x0000000140038140</text:p>
          </table:table-cell>
          <table:table-cell office:value-type="string">
            <text:p>0x00038140</text:p>
          </table:table-cell>
          <table:table-cell office:value-type="string">
            <text:p>1395 (0x57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ThreadProcess</text:p>
          </table:table-cell>
          <table:table-cell/>
          <table:table-cell office:value-type="string">
            <text:p>PsGetThreadProcess</text:p>
          </table:table-cell>
          <table:table-cell office:value-type="string">
            <text:p>0x000000014003f808</text:p>
          </table:table-cell>
          <table:table-cell office:value-type="string">
            <text:p>0x0003f808</text:p>
          </table:table-cell>
          <table:table-cell office:value-type="string">
            <text:p>1396 (0x57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ThreadProcessId</text:p>
          </table:table-cell>
          <table:table-cell/>
          <table:table-cell office:value-type="string">
            <text:p>PsGetThreadProcessId</text:p>
          </table:table-cell>
          <table:table-cell office:value-type="string">
            <text:p>0x0000000140056a60</text:p>
          </table:table-cell>
          <table:table-cell office:value-type="string">
            <text:p>0x00056a60</text:p>
          </table:table-cell>
          <table:table-cell office:value-type="string">
            <text:p>1397 (0x57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ThreadSessionId</text:p>
          </table:table-cell>
          <table:table-cell/>
          <table:table-cell office:value-type="string">
            <text:p>PsGetThreadSessionId</text:p>
          </table:table-cell>
          <table:table-cell office:value-type="string">
            <text:p>0x00000001403eb6a0</text:p>
          </table:table-cell>
          <table:table-cell office:value-type="string">
            <text:p>0x003eb6a0</text:p>
          </table:table-cell>
          <table:table-cell office:value-type="string">
            <text:p>1398 (0x57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ThreadTeb</text:p>
          </table:table-cell>
          <table:table-cell/>
          <table:table-cell office:value-type="string">
            <text:p>PsGetThreadTeb</text:p>
          </table:table-cell>
          <table:table-cell office:value-type="string">
            <text:p>0x000000014004e660</text:p>
          </table:table-cell>
          <table:table-cell office:value-type="string">
            <text:p>0x0004e660</text:p>
          </table:table-cell>
          <table:table-cell office:value-type="string">
            <text:p>1399 (0x57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ThreadWin32Thread</text:p>
          </table:table-cell>
          <table:table-cell/>
          <table:table-cell office:value-type="string">
            <text:p>PsGetThreadWin32Thread</text:p>
          </table:table-cell>
          <table:table-cell office:value-type="string">
            <text:p>0x00000001400d0958</text:p>
          </table:table-cell>
          <table:table-cell office:value-type="string">
            <text:p>0x000d0958</text:p>
          </table:table-cell>
          <table:table-cell office:value-type="string">
            <text:p>1400 (0x57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GetVersion</text:p>
          </table:table-cell>
          <table:table-cell/>
          <table:table-cell office:value-type="string">
            <text:p>PsGetVersion</text:p>
          </table:table-cell>
          <table:table-cell office:value-type="string">
            <text:p>0x00000001400e1c80</text:p>
          </table:table-cell>
          <table:table-cell office:value-type="string">
            <text:p>0x000e1c80</text:p>
          </table:table-cell>
          <table:table-cell office:value-type="string">
            <text:p>1401 (0x57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ImpersonateClient</text:p>
          </table:table-cell>
          <table:table-cell/>
          <table:table-cell office:value-type="string">
            <text:p>PsImpersonateClient</text:p>
          </table:table-cell>
          <table:table-cell office:value-type="string">
            <text:p>0x000000014042bd10</text:p>
          </table:table-cell>
          <table:table-cell office:value-type="string">
            <text:p>0x0042bd10</text:p>
          </table:table-cell>
          <table:table-cell office:value-type="string">
            <text:p>1402 (0x57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InitialSystemProcess</text:p>
          </table:table-cell>
          <table:table-cell/>
          <table:table-cell office:value-type="string">
            <text:p>PsInitialSystemProcess</text:p>
          </table:table-cell>
          <table:table-cell office:value-type="string">
            <text:p>0x000000014030b028</text:p>
          </table:table-cell>
          <table:table-cell office:value-type="string">
            <text:p>0x0030b028</text:p>
          </table:table-cell>
          <table:table-cell office:value-type="string">
            <text:p>1403 (0x57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IsCurrentThreadPrefetching</text:p>
          </table:table-cell>
          <table:table-cell/>
          <table:table-cell office:value-type="string">
            <text:p>PsIsCurrentThreadPrefetching</text:p>
          </table:table-cell>
          <table:table-cell office:value-type="string">
            <text:p>0x00000001400283b0</text:p>
          </table:table-cell>
          <table:table-cell office:value-type="string">
            <text:p>0x000283b0</text:p>
          </table:table-cell>
          <table:table-cell office:value-type="string">
            <text:p>1404 (0x57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sIsDiskCountersEnabled</text:p>
          </table:table-cell>
          <table:table-cell/>
          <table:table-cell office:value-type="string">
            <text:p>PsIsDiskCountersEnabled</text:p>
          </table:table-cell>
          <table:table-cell office:value-type="string">
            <text:p>0x000000014010bbc0</text:p>
          </table:table-cell>
          <table:table-cell office:value-type="string">
            <text:p>0x0010bbc0</text:p>
          </table:table-cell>
          <table:table-cell office:value-type="string">
            <text:p>1405 (0x57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IsProcessBeingDebugged</text:p>
          </table:table-cell>
          <table:table-cell/>
          <table:table-cell office:value-type="string">
            <text:p>PsIsProcessBeingDebugged</text:p>
          </table:table-cell>
          <table:table-cell office:value-type="string">
            <text:p>0x0000000140512f1c</text:p>
          </table:table-cell>
          <table:table-cell office:value-type="string">
            <text:p>0x00512f1c</text:p>
          </table:table-cell>
          <table:table-cell office:value-type="string">
            <text:p>1406 (0x57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IsProtectedProcess</text:p>
          </table:table-cell>
          <table:table-cell/>
          <table:table-cell office:value-type="string">
            <text:p>PsIsProtectedProcess</text:p>
          </table:table-cell>
          <table:table-cell office:value-type="string">
            <text:p>0x00000001400370a8</text:p>
          </table:table-cell>
          <table:table-cell office:value-type="string">
            <text:p>0x000370a8</text:p>
          </table:table-cell>
          <table:table-cell office:value-type="string">
            <text:p>1407 (0x57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IsSystemProcess</text:p>
          </table:table-cell>
          <table:table-cell/>
          <table:table-cell office:value-type="string">
            <text:p>PsIsSystemProcess</text:p>
          </table:table-cell>
          <table:table-cell office:value-type="string">
            <text:p>0x00000001400b2a68</text:p>
          </table:table-cell>
          <table:table-cell office:value-type="string">
            <text:p>0x000b2a68</text:p>
          </table:table-cell>
          <table:table-cell office:value-type="string">
            <text:p>1408 (0x58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IsSystemThread</text:p>
          </table:table-cell>
          <table:table-cell/>
          <table:table-cell office:value-type="string">
            <text:p>PsIsSystemThread</text:p>
          </table:table-cell>
          <table:table-cell office:value-type="string">
            <text:p>0x0000000140063cf0</text:p>
          </table:table-cell>
          <table:table-cell office:value-type="string">
            <text:p>0x00063cf0</text:p>
          </table:table-cell>
          <table:table-cell office:value-type="string">
            <text:p>1409 (0x58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IsThreadImpersonating</text:p>
          </table:table-cell>
          <table:table-cell/>
          <table:table-cell office:value-type="string">
            <text:p>PsIsThreadImpersonating</text:p>
          </table:table-cell>
          <table:table-cell office:value-type="string">
            <text:p>0x0000000140430c04</text:p>
          </table:table-cell>
          <table:table-cell office:value-type="string">
            <text:p>0x00430c04</text:p>
          </table:table-cell>
          <table:table-cell office:value-type="string">
            <text:p>1410 (0x58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IsThreadTerminating</text:p>
          </table:table-cell>
          <table:table-cell/>
          <table:table-cell office:value-type="string">
            <text:p>PsIsThreadTerminating</text:p>
          </table:table-cell>
          <table:table-cell office:value-type="string">
            <text:p>0x0000000140038150</text:p>
          </table:table-cell>
          <table:table-cell office:value-type="string">
            <text:p>0x00038150</text:p>
          </table:table-cell>
          <table:table-cell office:value-type="string">
            <text:p>1411 (0x58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JobType</text:p>
          </table:table-cell>
          <table:table-cell/>
          <table:table-cell office:value-type="string">
            <text:p>PsJobType</text:p>
          </table:table-cell>
          <table:table-cell office:value-type="string">
            <text:p>0x000000014030b2d8</text:p>
          </table:table-cell>
          <table:table-cell office:value-type="string">
            <text:p>0x0030b2d8</text:p>
          </table:table-cell>
          <table:table-cell office:value-type="string">
            <text:p>1412 (0x58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LeavePriorityRegion</text:p>
          </table:table-cell>
          <table:table-cell/>
          <table:table-cell office:value-type="string">
            <text:p>PsLeavePriorityRegion</text:p>
          </table:table-cell>
          <table:table-cell office:value-type="string">
            <text:p>0x0000000140063150</text:p>
          </table:table-cell>
          <table:table-cell office:value-type="string">
            <text:p>0x00063150</text:p>
          </table:table-cell>
          <table:table-cell office:value-type="string">
            <text:p>1413 (0x58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LookupProcessByProcessId</text:p>
          </table:table-cell>
          <table:table-cell/>
          <table:table-cell office:value-type="string">
            <text:p>PsLookupProcessByProcessId</text:p>
          </table:table-cell>
          <table:table-cell office:value-type="string">
            <text:p>0x00000001403a3004</text:p>
          </table:table-cell>
          <table:table-cell office:value-type="string">
            <text:p>0x003a3004</text:p>
          </table:table-cell>
          <table:table-cell office:value-type="string">
            <text:p>1414 (0x58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LookupProcessThreadByCid</text:p>
          </table:table-cell>
          <table:table-cell/>
          <table:table-cell office:value-type="string">
            <text:p>PsLookupProcessThreadByCid</text:p>
          </table:table-cell>
          <table:table-cell office:value-type="string">
            <text:p>0x00000001403b0d30</text:p>
          </table:table-cell>
          <table:table-cell office:value-type="string">
            <text:p>0x003b0d30</text:p>
          </table:table-cell>
          <table:table-cell office:value-type="string">
            <text:p>1415 (0x58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LookupThreadByThreadId</text:p>
          </table:table-cell>
          <table:table-cell/>
          <table:table-cell office:value-type="string">
            <text:p>PsLookupThreadByThreadId</text:p>
          </table:table-cell>
          <table:table-cell office:value-type="string">
            <text:p>0x000000014041a370</text:p>
          </table:table-cell>
          <table:table-cell office:value-type="string">
            <text:p>0x0041a370</text:p>
          </table:table-cell>
          <table:table-cell office:value-type="string">
            <text:p>1416 (0x58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ProcessType</text:p>
          </table:table-cell>
          <table:table-cell/>
          <table:table-cell office:value-type="string">
            <text:p>PsProcessType</text:p>
          </table:table-cell>
          <table:table-cell office:value-type="string">
            <text:p>0x000000014030b018</text:p>
          </table:table-cell>
          <table:table-cell office:value-type="string">
            <text:p>0x0030b018</text:p>
          </table:table-cell>
          <table:table-cell office:value-type="string">
            <text:p>1417 (0x58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QueryProcessExceptionFlags</text:p>
          </table:table-cell>
          <table:table-cell/>
          <table:table-cell office:value-type="string">
            <text:p>PsQueryProcessExceptionFlags</text:p>
          </table:table-cell>
          <table:table-cell office:value-type="string">
            <text:p>0x0000000140512ccc</text:p>
          </table:table-cell>
          <table:table-cell office:value-type="string">
            <text:p>0x00512ccc</text:p>
          </table:table-cell>
          <table:table-cell office:value-type="string">
            <text:p>1418 (0x58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ferenceImpersonationToken</text:p>
          </table:table-cell>
          <table:table-cell/>
          <table:table-cell office:value-type="string">
            <text:p>PsReferenceImpersonationToken</text:p>
          </table:table-cell>
          <table:table-cell office:value-type="string">
            <text:p>0x00000001403e9580</text:p>
          </table:table-cell>
          <table:table-cell office:value-type="string">
            <text:p>0x003e9580</text:p>
          </table:table-cell>
          <table:table-cell office:value-type="string">
            <text:p>1419 (0x58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ferencePrimaryToken</text:p>
          </table:table-cell>
          <table:table-cell/>
          <table:table-cell office:value-type="string">
            <text:p>PsReferencePrimaryToken</text:p>
          </table:table-cell>
          <table:table-cell office:value-type="string">
            <text:p>0x00000001403a19dc</text:p>
          </table:table-cell>
          <table:table-cell office:value-type="string">
            <text:p>0x003a19dc</text:p>
          </table:table-cell>
          <table:table-cell office:value-type="string">
            <text:p>1420 (0x58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ferenceProcessFilePointer</text:p>
          </table:table-cell>
          <table:table-cell/>
          <table:table-cell office:value-type="string">
            <text:p>PsReferenceProcessFilePointer</text:p>
          </table:table-cell>
          <table:table-cell office:value-type="string">
            <text:p>0x00000001403a4404</text:p>
          </table:table-cell>
          <table:table-cell office:value-type="string">
            <text:p>0x003a4404</text:p>
          </table:table-cell>
          <table:table-cell office:value-type="string">
            <text:p>1421 (0x58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leaseProcessExitSynchronization</text:p>
          </table:table-cell>
          <table:table-cell/>
          <table:table-cell office:value-type="string">
            <text:p>PsReleaseProcessExitSynchronization</text:p>
          </table:table-cell>
          <table:table-cell office:value-type="string">
            <text:p>0x000000014041a640</text:p>
          </table:table-cell>
          <table:table-cell office:value-type="string">
            <text:p>0x0041a640</text:p>
          </table:table-cell>
          <table:table-cell office:value-type="string">
            <text:p>1422 (0x58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sReleaseProcessWakeCounter</text:p>
          </table:table-cell>
          <table:table-cell/>
          <table:table-cell office:value-type="string">
            <text:p>PsReleaseProcessWakeCounter</text:p>
          </table:table-cell>
          <table:table-cell office:value-type="string">
            <text:p>0x0000000140512f30</text:p>
          </table:table-cell>
          <table:table-cell office:value-type="string">
            <text:p>0x00512f30</text:p>
          </table:table-cell>
          <table:table-cell office:value-type="string">
            <text:p>1423 (0x58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moveCreateThreadNotifyRoutine</text:p>
          </table:table-cell>
          <table:table-cell/>
          <table:table-cell office:value-type="string">
            <text:p>PsRemoveCreateThreadNotifyRoutine</text:p>
          </table:table-cell>
          <table:table-cell office:value-type="string">
            <text:p>0x0000000140515348</text:p>
          </table:table-cell>
          <table:table-cell office:value-type="string">
            <text:p>0x00515348</text:p>
          </table:table-cell>
          <table:table-cell office:value-type="string">
            <text:p>1424 (0x59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moveLoadImageNotifyRoutine</text:p>
          </table:table-cell>
          <table:table-cell/>
          <table:table-cell office:value-type="string">
            <text:p>PsRemoveLoadImageNotifyRoutine</text:p>
          </table:table-cell>
          <table:table-cell office:value-type="string">
            <text:p>0x00000001405151ec</text:p>
          </table:table-cell>
          <table:table-cell office:value-type="string">
            <text:p>0x005151ec</text:p>
          </table:table-cell>
          <table:table-cell office:value-type="string">
            <text:p>1425 (0x59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storeImpersonation</text:p>
          </table:table-cell>
          <table:table-cell/>
          <table:table-cell office:value-type="string">
            <text:p>PsRestoreImpersonation</text:p>
          </table:table-cell>
          <table:table-cell office:value-type="string">
            <text:p>0x00000001403cece4</text:p>
          </table:table-cell>
          <table:table-cell office:value-type="string">
            <text:p>0x003cece4</text:p>
          </table:table-cell>
          <table:table-cell office:value-type="string">
            <text:p>1426 (0x59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sumeProcess</text:p>
          </table:table-cell>
          <table:table-cell/>
          <table:table-cell office:value-type="string">
            <text:p>PsResumeProcess</text:p>
          </table:table-cell>
          <table:table-cell office:value-type="string">
            <text:p>0x000000014039d004</text:p>
          </table:table-cell>
          <table:table-cell office:value-type="string">
            <text:p>0x0039d004</text:p>
          </table:table-cell>
          <table:table-cell office:value-type="string">
            <text:p>1427 (0x59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turnPoolQuota</text:p>
          </table:table-cell>
          <table:table-cell/>
          <table:table-cell office:value-type="string">
            <text:p>PsReturnPoolQuota</text:p>
          </table:table-cell>
          <table:table-cell office:value-type="string">
            <text:p>0x0000000140059ec8</text:p>
          </table:table-cell>
          <table:table-cell office:value-type="string">
            <text:p>0x00059ec8</text:p>
          </table:table-cell>
          <table:table-cell office:value-type="string">
            <text:p>1428 (0x59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turnProcessNonPagedPoolQuota</text:p>
          </table:table-cell>
          <table:table-cell/>
          <table:table-cell office:value-type="string">
            <text:p>PsReturnProcessNonPagedPoolQuota</text:p>
          </table:table-cell>
          <table:table-cell office:value-type="string">
            <text:p>0x00000001400b1170</text:p>
          </table:table-cell>
          <table:table-cell office:value-type="string">
            <text:p>0x000b1170</text:p>
          </table:table-cell>
          <table:table-cell office:value-type="string">
            <text:p>1429 (0x59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turnProcessPagedPoolQuota</text:p>
          </table:table-cell>
          <table:table-cell/>
          <table:table-cell office:value-type="string">
            <text:p>PsReturnProcessPagedPoolQuota</text:p>
          </table:table-cell>
          <table:table-cell office:value-type="string">
            <text:p>0x00000001400b12f0</text:p>
          </table:table-cell>
          <table:table-cell office:value-type="string">
            <text:p>0x000b12f0</text:p>
          </table:table-cell>
          <table:table-cell office:value-type="string">
            <text:p>1430 (0x59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vertThreadToSelf</text:p>
          </table:table-cell>
          <table:table-cell/>
          <table:table-cell office:value-type="string">
            <text:p>PsRevertThreadToSelf</text:p>
          </table:table-cell>
          <table:table-cell office:value-type="string">
            <text:p>0x0000000140513cbc</text:p>
          </table:table-cell>
          <table:table-cell office:value-type="string">
            <text:p>0x00513cbc</text:p>
          </table:table-cell>
          <table:table-cell office:value-type="string">
            <text:p>1431 (0x59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RevertToSelf</text:p>
          </table:table-cell>
          <table:table-cell/>
          <table:table-cell office:value-type="string">
            <text:p>PsRevertToSelf</text:p>
          </table:table-cell>
          <table:table-cell office:value-type="string">
            <text:p>0x000000014032a240</text:p>
          </table:table-cell>
          <table:table-cell office:value-type="string">
            <text:p>0x0032a240</text:p>
          </table:table-cell>
          <table:table-cell office:value-type="string">
            <text:p>1432 (0x59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ContextThread</text:p>
          </table:table-cell>
          <table:table-cell/>
          <table:table-cell office:value-type="string">
            <text:p>PsSetContextThread</text:p>
          </table:table-cell>
          <table:table-cell office:value-type="string">
            <text:p>0x00000001405148fc</text:p>
          </table:table-cell>
          <table:table-cell office:value-type="string">
            <text:p>0x005148fc</text:p>
          </table:table-cell>
          <table:table-cell office:value-type="string">
            <text:p>1433 (0x59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CreateProcessNotifyRoutine</text:p>
          </table:table-cell>
          <table:table-cell/>
          <table:table-cell office:value-type="string">
            <text:p>PsSetCreateProcessNotifyRoutine</text:p>
          </table:table-cell>
          <table:table-cell office:value-type="string">
            <text:p>0x00000001404a99c8</text:p>
          </table:table-cell>
          <table:table-cell office:value-type="string">
            <text:p>0x004a99c8</text:p>
          </table:table-cell>
          <table:table-cell office:value-type="string">
            <text:p>1434 (0x59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CreateProcessNotifyRoutineEx</text:p>
          </table:table-cell>
          <table:table-cell/>
          <table:table-cell office:value-type="string">
            <text:p>PsSetCreateProcessNotifyRoutineEx</text:p>
          </table:table-cell>
          <table:table-cell office:value-type="string">
            <text:p>0x000000014048871c</text:p>
          </table:table-cell>
          <table:table-cell office:value-type="string">
            <text:p>0x0048871c</text:p>
          </table:table-cell>
          <table:table-cell office:value-type="string">
            <text:p>1435 (0x59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CreateThreadNotifyRoutine</text:p>
          </table:table-cell>
          <table:table-cell/>
          <table:table-cell office:value-type="string">
            <text:p>PsSetCreateThreadNotifyRoutine</text:p>
          </table:table-cell>
          <table:table-cell office:value-type="string">
            <text:p>0x0000000140486a0c</text:p>
          </table:table-cell>
          <table:table-cell office:value-type="string">
            <text:p>0x00486a0c</text:p>
          </table:table-cell>
          <table:table-cell office:value-type="string">
            <text:p>1436 (0x59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CurrentThreadPrefetching</text:p>
          </table:table-cell>
          <table:table-cell/>
          <table:table-cell office:value-type="string">
            <text:p>PsSetCurrentThreadPrefetching</text:p>
          </table:table-cell>
          <table:table-cell office:value-type="string">
            <text:p>0x000000014047cbe0</text:p>
          </table:table-cell>
          <table:table-cell office:value-type="string">
            <text:p>0x0047cbe0</text:p>
          </table:table-cell>
          <table:table-cell office:value-type="string">
            <text:p>1437 (0x59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JobUIRestrictionsClass</text:p>
          </table:table-cell>
          <table:table-cell table:number-columns-repeated="8"/>
        </table:table-row>
        <table:table-row table:style-name="ro1">
          <table:table-cell office:value-type="string">
            <text:p>#PsSetLegoNotifyRoutine</text:p>
          </table:table-cell>
          <table:table-cell/>
          <table:table-cell office:value-type="string">
            <text:p>PsSetLegoNotifyRoutine</text:p>
          </table:table-cell>
          <table:table-cell office:value-type="string">
            <text:p>0x0000000140514b8c</text:p>
          </table:table-cell>
          <table:table-cell office:value-type="string">
            <text:p>0x00514b8c</text:p>
          </table:table-cell>
          <table:table-cell office:value-type="string">
            <text:p>1438 (0x59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LoadImageNotifyRoutine</text:p>
          </table:table-cell>
          <table:table-cell/>
          <table:table-cell office:value-type="string">
            <text:p>PsSetLoadImageNotifyRoutine</text:p>
          </table:table-cell>
          <table:table-cell office:value-type="string">
            <text:p>0x0000000140486a80</text:p>
          </table:table-cell>
          <table:table-cell office:value-type="string">
            <text:p>0x00486a80</text:p>
          </table:table-cell>
          <table:table-cell office:value-type="string">
            <text:p>1439 (0x59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ProcessPriorityByClass</text:p>
          </table:table-cell>
          <table:table-cell/>
          <table:table-cell office:value-type="string">
            <text:p>PsSetProcessPriorityByClass</text:p>
          </table:table-cell>
          <table:table-cell office:value-type="string">
            <text:p>0x000000014039bb00</text:p>
          </table:table-cell>
          <table:table-cell office:value-type="string">
            <text:p>0x0039bb00</text:p>
          </table:table-cell>
          <table:table-cell office:value-type="string">
            <text:p>1440 (0x5a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ProcessPriorityClass</text:p>
          </table:table-cell>
          <table:table-cell/>
          <table:table-cell office:value-type="string">
            <text:p>PsSetProcessPriorityClass</text:p>
          </table:table-cell>
          <table:table-cell office:value-type="string">
            <text:p>0x00000001401632ec</text:p>
          </table:table-cell>
          <table:table-cell office:value-type="string">
            <text:p>0x001632ec</text:p>
          </table:table-cell>
          <table:table-cell office:value-type="string">
            <text:p>1441 (0x5a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ProcessSecurityPort</text:p>
          </table:table-cell>
          <table:table-cell/>
          <table:table-cell office:value-type="string">
            <text:p>PsSetProcessSecurityPort</text:p>
          </table:table-cell>
          <table:table-cell office:value-type="string">
            <text:p>0x0000000140512efc</text:p>
          </table:table-cell>
          <table:table-cell office:value-type="string">
            <text:p>0x00512efc</text:p>
          </table:table-cell>
          <table:table-cell office:value-type="string">
            <text:p>1442 (0x5a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ProcessWin32Process</text:p>
          </table:table-cell>
          <table:table-cell/>
          <table:table-cell office:value-type="string">
            <text:p>PsSetProcessWin32Process</text:p>
          </table:table-cell>
          <table:table-cell office:value-type="string">
            <text:p>0x00000001403a7658</text:p>
          </table:table-cell>
          <table:table-cell office:value-type="string">
            <text:p>0x003a7658</text:p>
          </table:table-cell>
          <table:table-cell office:value-type="string">
            <text:p>1443 (0x5a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ProcessWindowStation</text:p>
          </table:table-cell>
          <table:table-cell/>
          <table:table-cell office:value-type="string">
            <text:p>PsSetProcessWindowStation</text:p>
          </table:table-cell>
          <table:table-cell office:value-type="string">
            <text:p>0x00000001403aa010</text:p>
          </table:table-cell>
          <table:table-cell office:value-type="string">
            <text:p>0x003aa010</text:p>
          </table:table-cell>
          <table:table-cell office:value-type="string">
            <text:p>1444 (0x5a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ThreadHardErrorsAreDisabled</text:p>
          </table:table-cell>
          <table:table-cell/>
          <table:table-cell office:value-type="string">
            <text:p>PsSetThreadHardErrorsAreDisabled</text:p>
          </table:table-cell>
          <table:table-cell office:value-type="string">
            <text:p>0x0000000140112254</text:p>
          </table:table-cell>
          <table:table-cell office:value-type="string">
            <text:p>0x00112254</text:p>
          </table:table-cell>
          <table:table-cell office:value-type="string">
            <text:p>1445 (0x5a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etThreadWin32Thread</text:p>
          </table:table-cell>
          <table:table-cell/>
          <table:table-cell office:value-type="string">
            <text:p>PsSetThreadWin32Thread</text:p>
          </table:table-cell>
          <table:table-cell office:value-type="string">
            <text:p>0x00000001403a739c</text:p>
          </table:table-cell>
          <table:table-cell office:value-type="string">
            <text:p>0x003a739c</text:p>
          </table:table-cell>
          <table:table-cell office:value-type="string">
            <text:p>1446 (0x5a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SuspendProcess</text:p>
          </table:table-cell>
          <table:table-cell/>
          <table:table-cell office:value-type="string">
            <text:p>PsSuspendProcess</text:p>
          </table:table-cell>
          <table:table-cell office:value-type="string">
            <text:p>0x00000001405156d0</text:p>
          </table:table-cell>
          <table:table-cell office:value-type="string">
            <text:p>0x005156d0</text:p>
          </table:table-cell>
          <table:table-cell office:value-type="string">
            <text:p>1447 (0x5a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TerminateSystemThread</text:p>
          </table:table-cell>
          <table:table-cell/>
          <table:table-cell office:value-type="string">
            <text:p>PsTerminateSystemThread</text:p>
          </table:table-cell>
          <table:table-cell office:value-type="string">
            <text:p>0x00000001403ec044</text:p>
          </table:table-cell>
          <table:table-cell office:value-type="string">
            <text:p>0x003ec044</text:p>
          </table:table-cell>
          <table:table-cell office:value-type="string">
            <text:p>1448 (0x5a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ThreadType</text:p>
          </table:table-cell>
          <table:table-cell/>
          <table:table-cell office:value-type="string">
            <text:p>PsThreadType</text:p>
          </table:table-cell>
          <table:table-cell office:value-type="string">
            <text:p>0x000000014030b050</text:p>
          </table:table-cell>
          <table:table-cell office:value-type="string">
            <text:p>0x0030b050</text:p>
          </table:table-cell>
          <table:table-cell office:value-type="string">
            <text:p>1449 (0x5a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UILanguageComitted</text:p>
          </table:table-cell>
          <table:table-cell/>
          <table:table-cell office:value-type="string">
            <text:p>PsUILanguageComitted</text:p>
          </table:table-cell>
          <table:table-cell office:value-type="string">
            <text:p>0x000000014061926c</text:p>
          </table:table-cell>
          <table:table-cell office:value-type="string">
            <text:p>0x0061926c</text:p>
          </table:table-cell>
          <table:table-cell office:value-type="string">
            <text:p>1450 (0x5a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PsUpdateDiskCounters</text:p>
          </table:table-cell>
          <table:table-cell/>
          <table:table-cell office:value-type="string">
            <text:p>PsUpdateDiskCounters</text:p>
          </table:table-cell>
          <table:table-cell office:value-type="string">
            <text:p>0x0000000140102960</text:p>
          </table:table-cell>
          <table:table-cell office:value-type="string">
            <text:p>0x00102960</text:p>
          </table:table-cell>
          <table:table-cell office:value-type="string">
            <text:p>1451 (0x5a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PsWrapApcWow64Thread</text:p>
          </table:table-cell>
          <table:table-cell/>
          <table:table-cell office:value-type="string">
            <text:p>PsWrapApcWow64Thread</text:p>
          </table:table-cell>
          <table:table-cell office:value-type="string">
            <text:p>0x00000001401636e0</text:p>
          </table:table-cell>
          <table:table-cell office:value-type="string">
            <text:p>0x001636e0</text:p>
          </table:table-cell>
          <table:table-cell office:value-type="string">
            <text:p>1452 (0x5a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bsoluteToSelfRelativeSD</text:p>
          </table:table-cell>
          <table:table-cell/>
          <table:table-cell office:value-type="string">
            <text:p>RtlAbsoluteToSelfRelativeSD</text:p>
          </table:table-cell>
          <table:table-cell office:value-type="string">
            <text:p>0x0000000140355480</text:p>
          </table:table-cell>
          <table:table-cell office:value-type="string">
            <text:p>0x00355480</text:p>
          </table:table-cell>
          <table:table-cell office:value-type="string">
            <text:p>1453 (0x5a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ddAccessAllowedAce</text:p>
          </table:table-cell>
          <table:table-cell/>
          <table:table-cell office:value-type="string">
            <text:p>RtlAddAccessAllowedAce</text:p>
          </table:table-cell>
          <table:table-cell office:value-type="string">
            <text:p>0x000000014036a930</text:p>
          </table:table-cell>
          <table:table-cell office:value-type="string">
            <text:p>0x0036a930</text:p>
          </table:table-cell>
          <table:table-cell office:value-type="string">
            <text:p>1454 (0x5a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ddAccessAllowedAceEx</text:p>
          </table:table-cell>
          <table:table-cell/>
          <table:table-cell office:value-type="string">
            <text:p>RtlAddAccessAllowedAceEx</text:p>
          </table:table-cell>
          <table:table-cell office:value-type="string">
            <text:p>0x0000000140327f9c</text:p>
          </table:table-cell>
          <table:table-cell office:value-type="string">
            <text:p>0x00327f9c</text:p>
          </table:table-cell>
          <table:table-cell office:value-type="string">
            <text:p>1455 (0x5a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ddAce</text:p>
          </table:table-cell>
          <table:table-cell/>
          <table:table-cell office:value-type="string">
            <text:p>RtlAddAce</text:p>
          </table:table-cell>
          <table:table-cell office:value-type="string">
            <text:p>0x00000001403d22f4</text:p>
          </table:table-cell>
          <table:table-cell office:value-type="string">
            <text:p>0x003d22f4</text:p>
          </table:table-cell>
          <table:table-cell office:value-type="string">
            <text:p>1456 (0x5b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ddAtomToAtomTable</text:p>
          </table:table-cell>
          <table:table-cell/>
          <table:table-cell office:value-type="string">
            <text:p>RtlAddAtomToAtomTable</text:p>
          </table:table-cell>
          <table:table-cell office:value-type="string">
            <text:p>0x0000000140361d60</text:p>
          </table:table-cell>
          <table:table-cell office:value-type="string">
            <text:p>0x00361d60</text:p>
          </table:table-cell>
          <table:table-cell office:value-type="string">
            <text:p>1457 (0x5b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AddAtomToAtomTableEx</text:p>
          </table:table-cell>
          <table:table-cell/>
          <table:table-cell office:value-type="string">
            <text:p>RtlAddAtomToAtomTableEx</text:p>
          </table:table-cell>
          <table:table-cell office:value-type="string">
            <text:p>0x0000000140033870</text:p>
          </table:table-cell>
          <table:table-cell office:value-type="string">
            <text:p>0x00033870</text:p>
          </table:table-cell>
          <table:table-cell office:value-type="string">
            <text:p>1458 (0x5b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ddRange</text:p>
          </table:table-cell>
          <table:table-cell/>
          <table:table-cell office:value-type="string">
            <text:p>RtlAddRange</text:p>
          </table:table-cell>
          <table:table-cell office:value-type="string">
            <text:p>0x000000014049bf60</text:p>
          </table:table-cell>
          <table:table-cell office:value-type="string">
            <text:p>0x0049bf60</text:p>
          </table:table-cell>
          <table:table-cell office:value-type="string">
            <text:p>1459 (0x5b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AddResourceAttributeAce</text:p>
          </table:table-cell>
          <table:table-cell/>
          <table:table-cell office:value-type="string">
            <text:p>RtlAddResourceAttributeAce</text:p>
          </table:table-cell>
          <table:table-cell office:value-type="string">
            <text:p>0x000000014051b43c</text:p>
          </table:table-cell>
          <table:table-cell office:value-type="string">
            <text:p>0x0051b43c</text:p>
          </table:table-cell>
          <table:table-cell office:value-type="string">
            <text:p>1460 (0x5b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llocateHeap</text:p>
          </table:table-cell>
          <table:table-cell/>
          <table:table-cell office:value-type="string">
            <text:p>RtlAllocateHeap</text:p>
          </table:table-cell>
          <table:table-cell office:value-type="string">
            <text:p>0x0000000140037e04</text:p>
          </table:table-cell>
          <table:table-cell office:value-type="string">
            <text:p>0x00037e04</text:p>
          </table:table-cell>
          <table:table-cell office:value-type="string">
            <text:p>1461 (0x5b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nsiCharToUnicodeChar</text:p>
          </table:table-cell>
          <table:table-cell/>
          <table:table-cell office:value-type="string">
            <text:p>RtlAnsiCharToUnicodeChar</text:p>
          </table:table-cell>
          <table:table-cell office:value-type="string">
            <text:p>0x0000000140426640</text:p>
          </table:table-cell>
          <table:table-cell office:value-type="string">
            <text:p>0x00426640</text:p>
          </table:table-cell>
          <table:table-cell office:value-type="string">
            <text:p>1462 (0x5b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nsiStringToUnicodeSize</text:p>
          </table:table-cell>
          <table:table-cell/>
          <table:table-cell office:value-type="string">
            <text:p>RtlAnsiStringToUnicodeSize</text:p>
          </table:table-cell>
          <table:table-cell office:value-type="string">
            <text:p>0x00000001405190f4</text:p>
          </table:table-cell>
          <table:table-cell office:value-type="string">
            <text:p>0x005190f4</text:p>
          </table:table-cell>
          <table:table-cell office:value-type="string">
            <text:p>1463 (0x5b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nsiStringToUnicodeString</text:p>
          </table:table-cell>
          <table:table-cell/>
          <table:table-cell office:value-type="string">
            <text:p>RtlAnsiStringToUnicodeString</text:p>
          </table:table-cell>
          <table:table-cell office:value-type="string">
            <text:p>0x0000000140391a70</text:p>
          </table:table-cell>
          <table:table-cell office:value-type="string">
            <text:p>0x00391a70</text:p>
          </table:table-cell>
          <table:table-cell office:value-type="string">
            <text:p>1464 (0x5b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ppendAsciizToString</text:p>
          </table:table-cell>
          <table:table-cell/>
          <table:table-cell office:value-type="string">
            <text:p>RtlAppendAsciizToString</text:p>
          </table:table-cell>
          <table:table-cell office:value-type="string">
            <text:p>0x00000001405193e0</text:p>
          </table:table-cell>
          <table:table-cell office:value-type="string">
            <text:p>0x005193e0</text:p>
          </table:table-cell>
          <table:table-cell office:value-type="string">
            <text:p>1465 (0x5b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ppendStringToString</text:p>
          </table:table-cell>
          <table:table-cell/>
          <table:table-cell office:value-type="string">
            <text:p>RtlAppendStringToString</text:p>
          </table:table-cell>
          <table:table-cell office:value-type="string">
            <text:p>0x000000014032ee54</text:p>
          </table:table-cell>
          <table:table-cell office:value-type="string">
            <text:p>0x0032ee54</text:p>
          </table:table-cell>
          <table:table-cell office:value-type="string">
            <text:p>1466 (0x5b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ppendUnicodeStringToString</text:p>
          </table:table-cell>
          <table:table-cell/>
          <table:table-cell office:value-type="string">
            <text:p>RtlAppendUnicodeStringToString</text:p>
          </table:table-cell>
          <table:table-cell office:value-type="string">
            <text:p>0x0000000140035d78</text:p>
          </table:table-cell>
          <table:table-cell office:value-type="string">
            <text:p>0x00035d78</text:p>
          </table:table-cell>
          <table:table-cell office:value-type="string">
            <text:p>1467 (0x5b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ppendUnicodeToString</text:p>
          </table:table-cell>
          <table:table-cell/>
          <table:table-cell office:value-type="string">
            <text:p>RtlAppendUnicodeToString</text:p>
          </table:table-cell>
          <table:table-cell office:value-type="string">
            <text:p>0x000000014005b160</text:p>
          </table:table-cell>
          <table:table-cell office:value-type="string">
            <text:p>0x0005b160</text:p>
          </table:table-cell>
          <table:table-cell office:value-type="string">
            <text:p>1468 (0x5b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reAllAccessesGranted</text:p>
          </table:table-cell>
          <table:table-cell/>
          <table:table-cell office:value-type="string">
            <text:p>RtlAreAllAccessesGranted</text:p>
          </table:table-cell>
          <table:table-cell office:value-type="string">
            <text:p>0x00000001403b22ac</text:p>
          </table:table-cell>
          <table:table-cell office:value-type="string">
            <text:p>0x003b22ac</text:p>
          </table:table-cell>
          <table:table-cell office:value-type="string">
            <text:p>1469 (0x5b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reAnyAccessesGranted</text:p>
          </table:table-cell>
          <table:table-cell/>
          <table:table-cell office:value-type="string">
            <text:p>RtlAreAnyAccessesGranted</text:p>
          </table:table-cell>
          <table:table-cell office:value-type="string">
            <text:p>0x0000000140473644</text:p>
          </table:table-cell>
          <table:table-cell office:value-type="string">
            <text:p>0x00473644</text:p>
          </table:table-cell>
          <table:table-cell office:value-type="string">
            <text:p>1470 (0x5b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reBitsClear</text:p>
          </table:table-cell>
          <table:table-cell/>
          <table:table-cell office:value-type="string">
            <text:p>RtlAreBitsClear</text:p>
          </table:table-cell>
          <table:table-cell office:value-type="string">
            <text:p>0x00000001400aa480</text:p>
          </table:table-cell>
          <table:table-cell office:value-type="string">
            <text:p>0x000aa480</text:p>
          </table:table-cell>
          <table:table-cell office:value-type="string">
            <text:p>1471 (0x5b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reBitsSet</text:p>
          </table:table-cell>
          <table:table-cell/>
          <table:table-cell office:value-type="string">
            <text:p>RtlAreBitsSet</text:p>
          </table:table-cell>
          <table:table-cell office:value-type="string">
            <text:p>0x00000001400a9dc0</text:p>
          </table:table-cell>
          <table:table-cell office:value-type="string">
            <text:p>0x000a9dc0</text:p>
          </table:table-cell>
          <table:table-cell office:value-type="string">
            <text:p>1472 (0x5c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Assert</text:p>
          </table:table-cell>
          <table:table-cell/>
          <table:table-cell office:value-type="string">
            <text:p>RtlAssert</text:p>
          </table:table-cell>
          <table:table-cell office:value-type="string">
            <text:p>0x000000014016704c</text:p>
          </table:table-cell>
          <table:table-cell office:value-type="string">
            <text:p>0x0016704c</text:p>
          </table:table-cell>
          <table:table-cell office:value-type="string">
            <text:p>1473 (0x5c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aptureContext</text:p>
          </table:table-cell>
          <table:table-cell/>
          <table:table-cell office:value-type="string">
            <text:p>RtlCaptureContext</text:p>
          </table:table-cell>
          <table:table-cell office:value-type="string">
            <text:p>0x0000000140073040</text:p>
          </table:table-cell>
          <table:table-cell office:value-type="string">
            <text:p>0x00073040</text:p>
          </table:table-cell>
          <table:table-cell office:value-type="string">
            <text:p>1474 (0x5c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aptureStackBackTrace</text:p>
          </table:table-cell>
          <table:table-cell/>
          <table:table-cell office:value-type="string">
            <text:p>RtlCaptureStackBackTrace</text:p>
          </table:table-cell>
          <table:table-cell office:value-type="string">
            <text:p>0x0000000140029fa0</text:p>
          </table:table-cell>
          <table:table-cell office:value-type="string">
            <text:p>0x00029fa0</text:p>
          </table:table-cell>
          <table:table-cell office:value-type="string">
            <text:p>1475 (0x5c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harToInteger</text:p>
          </table:table-cell>
          <table:table-cell/>
          <table:table-cell office:value-type="string">
            <text:p>RtlCharToInteger</text:p>
          </table:table-cell>
          <table:table-cell office:value-type="string">
            <text:p>0x0000000140480ea0</text:p>
          </table:table-cell>
          <table:table-cell office:value-type="string">
            <text:p>0x00480ea0</text:p>
          </table:table-cell>
          <table:table-cell office:value-type="string">
            <text:p>1476 (0x5c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CheckPortableOperatingSystem</text:p>
          </table:table-cell>
          <table:table-cell/>
          <table:table-cell office:value-type="string">
            <text:p>RtlCheckPortableOperatingSystem</text:p>
          </table:table-cell>
          <table:table-cell office:value-type="string">
            <text:p>0x0000000140167220</text:p>
          </table:table-cell>
          <table:table-cell office:value-type="string">
            <text:p>0x00167220</text:p>
          </table:table-cell>
          <table:table-cell office:value-type="string">
            <text:p>1477 (0x5c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heckRegistryKey</text:p>
          </table:table-cell>
          <table:table-cell/>
          <table:table-cell office:value-type="string">
            <text:p>RtlCheckRegistryKey</text:p>
          </table:table-cell>
          <table:table-cell office:value-type="string">
            <text:p>0x000000014049e594</text:p>
          </table:table-cell>
          <table:table-cell office:value-type="string">
            <text:p>0x0049e594</text:p>
          </table:table-cell>
          <table:table-cell office:value-type="string">
            <text:p>1478 (0x5c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CheckTokenCapability</text:p>
          </table:table-cell>
          <table:table-cell/>
          <table:table-cell office:value-type="string">
            <text:p>RtlCheckTokenCapability</text:p>
          </table:table-cell>
          <table:table-cell office:value-type="string">
            <text:p>0x00000001401658bc</text:p>
          </table:table-cell>
          <table:table-cell office:value-type="string">
            <text:p>0x001658bc</text:p>
          </table:table-cell>
          <table:table-cell office:value-type="string">
            <text:p>1479 (0x5c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CheckTokenMembership</text:p>
          </table:table-cell>
          <table:table-cell/>
          <table:table-cell office:value-type="string">
            <text:p>RtlCheckTokenMembership</text:p>
          </table:table-cell>
          <table:table-cell office:value-type="string">
            <text:p>0x000000014016616c</text:p>
          </table:table-cell>
          <table:table-cell office:value-type="string">
            <text:p>0x0016616c</text:p>
          </table:table-cell>
          <table:table-cell office:value-type="string">
            <text:p>1480 (0x5c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CheckTokenMembershipEx</text:p>
          </table:table-cell>
          <table:table-cell/>
          <table:table-cell office:value-type="string">
            <text:p>RtlCheckTokenMembershipEx</text:p>
          </table:table-cell>
          <table:table-cell office:value-type="string">
            <text:p>0x0000000140165d44</text:p>
          </table:table-cell>
          <table:table-cell office:value-type="string">
            <text:p>0x00165d44</text:p>
          </table:table-cell>
          <table:table-cell office:value-type="string">
            <text:p>1481 (0x5c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learAllBits</text:p>
          </table:table-cell>
          <table:table-cell/>
          <table:table-cell office:value-type="string">
            <text:p>RtlClearAllBits</text:p>
          </table:table-cell>
          <table:table-cell office:value-type="string">
            <text:p>0x0000000140032b80</text:p>
          </table:table-cell>
          <table:table-cell office:value-type="string">
            <text:p>0x00032b80</text:p>
          </table:table-cell>
          <table:table-cell office:value-type="string">
            <text:p>1482 (0x5c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learBit</text:p>
          </table:table-cell>
          <table:table-cell/>
          <table:table-cell office:value-type="string">
            <text:p>RtlClearBit</text:p>
          </table:table-cell>
          <table:table-cell office:value-type="string">
            <text:p>0x00000001400575d8</text:p>
          </table:table-cell>
          <table:table-cell office:value-type="string">
            <text:p>0x000575d8</text:p>
          </table:table-cell>
          <table:table-cell office:value-type="string">
            <text:p>1483 (0x5c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learBits</text:p>
          </table:table-cell>
          <table:table-cell/>
          <table:table-cell office:value-type="string">
            <text:p>RtlClearBits</text:p>
          </table:table-cell>
          <table:table-cell office:value-type="string">
            <text:p>0x000000014009d900</text:p>
          </table:table-cell>
          <table:table-cell office:value-type="string">
            <text:p>0x0009d900</text:p>
          </table:table-cell>
          <table:table-cell office:value-type="string">
            <text:p>1484 (0x5c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mDecodeMemIoResource</text:p>
          </table:table-cell>
          <table:table-cell/>
          <table:table-cell office:value-type="string">
            <text:p>RtlCmDecodeMemIoResource</text:p>
          </table:table-cell>
          <table:table-cell office:value-type="string">
            <text:p>0x00000001400de358</text:p>
          </table:table-cell>
          <table:table-cell office:value-type="string">
            <text:p>0x000de358</text:p>
          </table:table-cell>
          <table:table-cell office:value-type="string">
            <text:p>1485 (0x5c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mEncodeMemIoResource</text:p>
          </table:table-cell>
          <table:table-cell/>
          <table:table-cell office:value-type="string">
            <text:p>RtlCmEncodeMemIoResource</text:p>
          </table:table-cell>
          <table:table-cell office:value-type="string">
            <text:p>0x000000014010a6a4</text:p>
          </table:table-cell>
          <table:table-cell office:value-type="string">
            <text:p>0x0010a6a4</text:p>
          </table:table-cell>
          <table:table-cell office:value-type="string">
            <text:p>1486 (0x5c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mpareAltitudes</text:p>
          </table:table-cell>
          <table:table-cell/>
          <table:table-cell office:value-type="string">
            <text:p>RtlCompareAltitudes</text:p>
          </table:table-cell>
          <table:table-cell office:value-type="string">
            <text:p>0x0000000140011574</text:p>
          </table:table-cell>
          <table:table-cell office:value-type="string">
            <text:p>0x00011574</text:p>
          </table:table-cell>
          <table:table-cell office:value-type="string">
            <text:p>1487 (0x5c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mpareMemory</text:p>
          </table:table-cell>
          <table:table-cell/>
          <table:table-cell office:value-type="string">
            <text:p>RtlCompareMemory</text:p>
          </table:table-cell>
          <table:table-cell office:value-type="string">
            <text:p>0x0000000140073540</text:p>
          </table:table-cell>
          <table:table-cell office:value-type="string">
            <text:p>0x00073540</text:p>
          </table:table-cell>
          <table:table-cell office:value-type="string">
            <text:p>1488 (0x5d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mpareMemoryUlong</text:p>
          </table:table-cell>
          <table:table-cell/>
          <table:table-cell office:value-type="string">
            <text:p>RtlCompareMemoryUlong</text:p>
          </table:table-cell>
          <table:table-cell office:value-type="string">
            <text:p>0x00000001400735c0</text:p>
          </table:table-cell>
          <table:table-cell office:value-type="string">
            <text:p>0x000735c0</text:p>
          </table:table-cell>
          <table:table-cell office:value-type="string">
            <text:p>1489 (0x5d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mpareString</text:p>
          </table:table-cell>
          <table:table-cell/>
          <table:table-cell office:value-type="string">
            <text:p>RtlCompareString</text:p>
          </table:table-cell>
          <table:table-cell office:value-type="string">
            <text:p>0x000000014046cd0c</text:p>
          </table:table-cell>
          <table:table-cell office:value-type="string">
            <text:p>0x0046cd0c</text:p>
          </table:table-cell>
          <table:table-cell office:value-type="string">
            <text:p>1490 (0x5d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mpareUnicodeString</text:p>
          </table:table-cell>
          <table:table-cell/>
          <table:table-cell office:value-type="string">
            <text:p>RtlCompareUnicodeString</text:p>
          </table:table-cell>
          <table:table-cell office:value-type="string">
            <text:p>0x000000014042076c</text:p>
          </table:table-cell>
          <table:table-cell office:value-type="string">
            <text:p>0x0042076c</text:p>
          </table:table-cell>
          <table:table-cell office:value-type="string">
            <text:p>1491 (0x5d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mpareUnicodeStrings</text:p>
          </table:table-cell>
          <table:table-cell/>
          <table:table-cell office:value-type="string">
            <text:p>RtlCompareUnicodeStrings</text:p>
          </table:table-cell>
          <table:table-cell office:value-type="string">
            <text:p>0x00000001403eac80</text:p>
          </table:table-cell>
          <table:table-cell office:value-type="string">
            <text:p>0x003eac80</text:p>
          </table:table-cell>
          <table:table-cell office:value-type="string">
            <text:p>1492 (0x5d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mpressBuffer</text:p>
          </table:table-cell>
          <table:table-cell/>
          <table:table-cell office:value-type="string">
            <text:p>RtlCompressBuffer</text:p>
          </table:table-cell>
          <table:table-cell office:value-type="string">
            <text:p>0x00000001400359c0</text:p>
          </table:table-cell>
          <table:table-cell office:value-type="string">
            <text:p>0x000359c0</text:p>
          </table:table-cell>
          <table:table-cell office:value-type="string">
            <text:p>1493 (0x5d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mpressChunks</text:p>
          </table:table-cell>
          <table:table-cell/>
          <table:table-cell office:value-type="string">
            <text:p>RtlCompressChunks</text:p>
          </table:table-cell>
          <table:table-cell office:value-type="string">
            <text:p>0x000000014051d690</text:p>
          </table:table-cell>
          <table:table-cell office:value-type="string">
            <text:p>0x0051d690</text:p>
          </table:table-cell>
          <table:table-cell office:value-type="string">
            <text:p>1494 (0x5d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mputeCrc32</text:p>
          </table:table-cell>
          <table:table-cell/>
          <table:table-cell office:value-type="string">
            <text:p>RtlComputeCrc32</text:p>
          </table:table-cell>
          <table:table-cell office:value-type="string">
            <text:p>0x0000000140035c90</text:p>
          </table:table-cell>
          <table:table-cell office:value-type="string">
            <text:p>0x00035c90</text:p>
          </table:table-cell>
          <table:table-cell office:value-type="string">
            <text:p>1495 (0x5d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ntractHashTable</text:p>
          </table:table-cell>
          <table:table-cell/>
          <table:table-cell office:value-type="string">
            <text:p>RtlContractHashTable</text:p>
          </table:table-cell>
          <table:table-cell office:value-type="string">
            <text:p>0x0000000140085390</text:p>
          </table:table-cell>
          <table:table-cell office:value-type="string">
            <text:p>0x00085390</text:p>
          </table:table-cell>
          <table:table-cell office:value-type="string">
            <text:p>1496 (0x5d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nvertSidToUnicodeString</text:p>
          </table:table-cell>
          <table:table-cell/>
          <table:table-cell office:value-type="string">
            <text:p>RtlConvertSidToUnicodeString</text:p>
          </table:table-cell>
          <table:table-cell office:value-type="string">
            <text:p>0x000000014039d3a0</text:p>
          </table:table-cell>
          <table:table-cell office:value-type="string">
            <text:p>0x0039d3a0</text:p>
          </table:table-cell>
          <table:table-cell office:value-type="string">
            <text:p>1497 (0x5d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CopyBitMap</text:p>
          </table:table-cell>
          <table:table-cell/>
          <table:table-cell office:value-type="string">
            <text:p>RtlCopyBitMap</text:p>
          </table:table-cell>
          <table:table-cell office:value-type="string">
            <text:p>0x000000014011a0b8</text:p>
          </table:table-cell>
          <table:table-cell office:value-type="string">
            <text:p>0x0011a0b8</text:p>
          </table:table-cell>
          <table:table-cell office:value-type="string">
            <text:p>1498 (0x5d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pyLuid</text:p>
          </table:table-cell>
          <table:table-cell/>
          <table:table-cell office:value-type="string">
            <text:p>RtlCopyLuid</text:p>
          </table:table-cell>
          <table:table-cell office:value-type="string">
            <text:p>0x0000000140468a94</text:p>
          </table:table-cell>
          <table:table-cell office:value-type="string">
            <text:p>0x00468a94</text:p>
          </table:table-cell>
          <table:table-cell office:value-type="string">
            <text:p>1499 (0x5d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pyLuidAndAttributesArray</text:p>
          </table:table-cell>
          <table:table-cell/>
          <table:table-cell office:value-type="string">
            <text:p>RtlCopyLuidAndAttributesArray</text:p>
          </table:table-cell>
          <table:table-cell office:value-type="string">
            <text:p>0x000000014046dff0</text:p>
          </table:table-cell>
          <table:table-cell office:value-type="string">
            <text:p>0x0046dff0</text:p>
          </table:table-cell>
          <table:table-cell office:value-type="string">
            <text:p>1500 (0x5d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pyMemory</text:p>
          </table:table-cell>
          <table:table-cell/>
          <table:table-cell office:value-type="string">
            <text:p>RtlCopyMemory</text:p>
          </table:table-cell>
          <table:table-cell office:value-type="string">
            <text:p>0x0000000140066750</text:p>
          </table:table-cell>
          <table:table-cell office:value-type="string">
            <text:p>0x00066750</text:p>
          </table:table-cell>
          <table:table-cell office:value-type="string">
            <text:p>1501 (0x5d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pyMemoryNonTemporal</text:p>
          </table:table-cell>
          <table:table-cell/>
          <table:table-cell office:value-type="string">
            <text:p>RtlCopyMemoryNonTemporal</text:p>
          </table:table-cell>
          <table:table-cell office:value-type="string">
            <text:p>0x00000001400735f0</text:p>
          </table:table-cell>
          <table:table-cell office:value-type="string">
            <text:p>0x000735f0</text:p>
          </table:table-cell>
          <table:table-cell office:value-type="string">
            <text:p>1502 (0x5d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pyRangeList</text:p>
          </table:table-cell>
          <table:table-cell/>
          <table:table-cell office:value-type="string">
            <text:p>RtlCopyRangeList</text:p>
          </table:table-cell>
          <table:table-cell office:value-type="string">
            <text:p>0x000000014049fe0c</text:p>
          </table:table-cell>
          <table:table-cell office:value-type="string">
            <text:p>0x0049fe0c</text:p>
          </table:table-cell>
          <table:table-cell office:value-type="string">
            <text:p>1503 (0x5d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pySid</text:p>
          </table:table-cell>
          <table:table-cell/>
          <table:table-cell office:value-type="string">
            <text:p>RtlCopySid</text:p>
          </table:table-cell>
          <table:table-cell office:value-type="string">
            <text:p>0x00000001403ce32c</text:p>
          </table:table-cell>
          <table:table-cell office:value-type="string">
            <text:p>0x003ce32c</text:p>
          </table:table-cell>
          <table:table-cell office:value-type="string">
            <text:p>1504 (0x5e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pySidAndAttributesArray</text:p>
          </table:table-cell>
          <table:table-cell/>
          <table:table-cell office:value-type="string">
            <text:p>RtlCopySidAndAttributesArray</text:p>
          </table:table-cell>
          <table:table-cell office:value-type="string">
            <text:p>0x00000001403ccbf0</text:p>
          </table:table-cell>
          <table:table-cell office:value-type="string">
            <text:p>0x003ccbf0</text:p>
          </table:table-cell>
          <table:table-cell office:value-type="string">
            <text:p>1505 (0x5e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pyString</text:p>
          </table:table-cell>
          <table:table-cell/>
          <table:table-cell office:value-type="string">
            <text:p>RtlCopyString</text:p>
          </table:table-cell>
          <table:table-cell office:value-type="string">
            <text:p>0x000000014010f33c</text:p>
          </table:table-cell>
          <table:table-cell office:value-type="string">
            <text:p>0x0010f33c</text:p>
          </table:table-cell>
          <table:table-cell office:value-type="string">
            <text:p>1506 (0x5e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opyUnicodeString</text:p>
          </table:table-cell>
          <table:table-cell/>
          <table:table-cell office:value-type="string">
            <text:p>RtlCopyUnicodeString</text:p>
          </table:table-cell>
          <table:table-cell office:value-type="string">
            <text:p>0x00000001400b1270</text:p>
          </table:table-cell>
          <table:table-cell office:value-type="string">
            <text:p>0x000b1270</text:p>
          </table:table-cell>
          <table:table-cell office:value-type="string">
            <text:p>1507 (0x5e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reateAcl</text:p>
          </table:table-cell>
          <table:table-cell/>
          <table:table-cell office:value-type="string">
            <text:p>RtlCreateAcl</text:p>
          </table:table-cell>
          <table:table-cell office:value-type="string">
            <text:p>0x00000001403d2250</text:p>
          </table:table-cell>
          <table:table-cell office:value-type="string">
            <text:p>0x003d2250</text:p>
          </table:table-cell>
          <table:table-cell office:value-type="string">
            <text:p>1508 (0x5e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reateAtomTable</text:p>
          </table:table-cell>
          <table:table-cell/>
          <table:table-cell office:value-type="string">
            <text:p>RtlCreateAtomTable</text:p>
          </table:table-cell>
          <table:table-cell office:value-type="string">
            <text:p>0x0000000140361ca4</text:p>
          </table:table-cell>
          <table:table-cell office:value-type="string">
            <text:p>0x00361ca4</text:p>
          </table:table-cell>
          <table:table-cell office:value-type="string">
            <text:p>1509 (0x5e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reateHashTable</text:p>
          </table:table-cell>
          <table:table-cell/>
          <table:table-cell office:value-type="string">
            <text:p>RtlCreateHashTable</text:p>
          </table:table-cell>
          <table:table-cell office:value-type="string">
            <text:p>0x00000001401170ec</text:p>
          </table:table-cell>
          <table:table-cell office:value-type="string">
            <text:p>0x001170ec</text:p>
          </table:table-cell>
          <table:table-cell office:value-type="string">
            <text:p>1510 (0x5e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reateHeap</text:p>
          </table:table-cell>
          <table:table-cell/>
          <table:table-cell office:value-type="string">
            <text:p>RtlCreateHeap</text:p>
          </table:table-cell>
          <table:table-cell office:value-type="string">
            <text:p>0x0000000140361e60</text:p>
          </table:table-cell>
          <table:table-cell office:value-type="string">
            <text:p>0x00361e60</text:p>
          </table:table-cell>
          <table:table-cell office:value-type="string">
            <text:p>1511 (0x5e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reateRegistryKey</text:p>
          </table:table-cell>
          <table:table-cell/>
          <table:table-cell office:value-type="string">
            <text:p>RtlCreateRegistryKey</text:p>
          </table:table-cell>
          <table:table-cell office:value-type="string">
            <text:p>0x00000001404885d4</text:p>
          </table:table-cell>
          <table:table-cell office:value-type="string">
            <text:p>0x004885d4</text:p>
          </table:table-cell>
          <table:table-cell office:value-type="string">
            <text:p>1512 (0x5e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reateSecurityDescriptor</text:p>
          </table:table-cell>
          <table:table-cell/>
          <table:table-cell office:value-type="string">
            <text:p>RtlCreateSecurityDescriptor</text:p>
          </table:table-cell>
          <table:table-cell office:value-type="string">
            <text:p>0x00000001403ab400</text:p>
          </table:table-cell>
          <table:table-cell office:value-type="string">
            <text:p>0x003ab400</text:p>
          </table:table-cell>
          <table:table-cell office:value-type="string">
            <text:p>1513 (0x5e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reateSystemVolumeInformationFolder</text:p>
          </table:table-cell>
          <table:table-cell/>
          <table:table-cell office:value-type="string">
            <text:p>RtlCreateSystemVolumeInformationFolder</text:p>
          </table:table-cell>
          <table:table-cell office:value-type="string">
            <text:p>0x000000014051dbfc</text:p>
          </table:table-cell>
          <table:table-cell office:value-type="string">
            <text:p>0x0051dbfc</text:p>
          </table:table-cell>
          <table:table-cell office:value-type="string">
            <text:p>1514 (0x5e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reateUnicodeString</text:p>
          </table:table-cell>
          <table:table-cell/>
          <table:table-cell office:value-type="string">
            <text:p>RtlCreateUnicodeString</text:p>
          </table:table-cell>
          <table:table-cell office:value-type="string">
            <text:p>0x000000014041a6a4</text:p>
          </table:table-cell>
          <table:table-cell office:value-type="string">
            <text:p>0x0041a6a4</text:p>
          </table:table-cell>
          <table:table-cell office:value-type="string">
            <text:p>1515 (0x5e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CreateUserThread</text:p>
          </table:table-cell>
          <table:table-cell/>
          <table:table-cell office:value-type="string">
            <text:p>RtlCreateUserThread</text:p>
          </table:table-cell>
          <table:table-cell office:value-type="string">
            <text:p>0x0000000140519084</text:p>
          </table:table-cell>
          <table:table-cell office:value-type="string">
            <text:p>0x00519084</text:p>
          </table:table-cell>
          <table:table-cell office:value-type="string">
            <text:p>1516 (0x5e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CultureNameToLCID</text:p>
          </table:table-cell>
          <table:table-cell/>
          <table:table-cell office:value-type="string">
            <text:p>RtlCultureNameToLCID</text:p>
          </table:table-cell>
          <table:table-cell office:value-type="string">
            <text:p>0x0000000140369600</text:p>
          </table:table-cell>
          <table:table-cell office:value-type="string">
            <text:p>0x00369600</text:p>
          </table:table-cell>
          <table:table-cell office:value-type="string">
            <text:p>1517 (0x5e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CustomCPToUnicodeN</text:p>
          </table:table-cell>
          <table:table-cell/>
          <table:table-cell office:value-type="string">
            <text:p>RtlCustomCPToUnicodeN</text:p>
          </table:table-cell>
          <table:table-cell office:value-type="string">
            <text:p>0x0000000140519e70</text:p>
          </table:table-cell>
          <table:table-cell office:value-type="string">
            <text:p>0x00519e70</text:p>
          </table:table-cell>
          <table:table-cell office:value-type="string">
            <text:p>1518 (0x5e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compressBuffer</text:p>
          </table:table-cell>
          <table:table-cell/>
          <table:table-cell office:value-type="string">
            <text:p>RtlDecompressBuffer</text:p>
          </table:table-cell>
          <table:table-cell office:value-type="string">
            <text:p>0x000000014011fc10</text:p>
          </table:table-cell>
          <table:table-cell office:value-type="string">
            <text:p>0x0011fc10</text:p>
          </table:table-cell>
          <table:table-cell office:value-type="string">
            <text:p>1519 (0x5e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DecompressBufferEx</text:p>
          </table:table-cell>
          <table:table-cell/>
          <table:table-cell office:value-type="string">
            <text:p>RtlDecompressBufferEx</text:p>
          </table:table-cell>
          <table:table-cell office:value-type="string">
            <text:p>0x0000000140167384</text:p>
          </table:table-cell>
          <table:table-cell office:value-type="string">
            <text:p>0x00167384</text:p>
          </table:table-cell>
          <table:table-cell office:value-type="string">
            <text:p>1520 (0x5f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compressChunks</text:p>
          </table:table-cell>
          <table:table-cell/>
          <table:table-cell office:value-type="string">
            <text:p>RtlDecompressChunks</text:p>
          </table:table-cell>
          <table:table-cell office:value-type="string">
            <text:p>0x000000014051d7f4</text:p>
          </table:table-cell>
          <table:table-cell office:value-type="string">
            <text:p>0x0051d7f4</text:p>
          </table:table-cell>
          <table:table-cell office:value-type="string">
            <text:p>1521 (0x5f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compressFragment</text:p>
          </table:table-cell>
          <table:table-cell/>
          <table:table-cell office:value-type="string">
            <text:p>RtlDecompressFragment</text:p>
          </table:table-cell>
          <table:table-cell office:value-type="string">
            <text:p>0x000000014032bacc</text:p>
          </table:table-cell>
          <table:table-cell office:value-type="string">
            <text:p>0x0032bacc</text:p>
          </table:table-cell>
          <table:table-cell office:value-type="string">
            <text:p>1522 (0x5f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lete</text:p>
          </table:table-cell>
          <table:table-cell/>
          <table:table-cell office:value-type="string">
            <text:p>RtlDelete</text:p>
          </table:table-cell>
          <table:table-cell office:value-type="string">
            <text:p>0x000000014004c684</text:p>
          </table:table-cell>
          <table:table-cell office:value-type="string">
            <text:p>0x0004c684</text:p>
          </table:table-cell>
          <table:table-cell office:value-type="string">
            <text:p>1523 (0x5f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leteAce</text:p>
          </table:table-cell>
          <table:table-cell/>
          <table:table-cell office:value-type="string">
            <text:p>RtlDeleteAce</text:p>
          </table:table-cell>
          <table:table-cell office:value-type="string">
            <text:p>0x000000014051b76c</text:p>
          </table:table-cell>
          <table:table-cell office:value-type="string">
            <text:p>0x0051b76c</text:p>
          </table:table-cell>
          <table:table-cell office:value-type="string">
            <text:p>1524 (0x5f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leteAtomFromAtomTable</text:p>
          </table:table-cell>
          <table:table-cell/>
          <table:table-cell office:value-type="string">
            <text:p>RtlDeleteAtomFromAtomTable</text:p>
          </table:table-cell>
          <table:table-cell office:value-type="string">
            <text:p>0x000000014039d7a0</text:p>
          </table:table-cell>
          <table:table-cell office:value-type="string">
            <text:p>0x0039d7a0</text:p>
          </table:table-cell>
          <table:table-cell office:value-type="string">
            <text:p>1525 (0x5f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leteElementGenericTable</text:p>
          </table:table-cell>
          <table:table-cell/>
          <table:table-cell office:value-type="string">
            <text:p>RtlDeleteElementGenericTable</text:p>
          </table:table-cell>
          <table:table-cell office:value-type="string">
            <text:p>0x000000014001c908</text:p>
          </table:table-cell>
          <table:table-cell office:value-type="string">
            <text:p>0x0001c908</text:p>
          </table:table-cell>
          <table:table-cell office:value-type="string">
            <text:p>1526 (0x5f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leteElementGenericTableAvl</text:p>
          </table:table-cell>
          <table:table-cell/>
          <table:table-cell office:value-type="string">
            <text:p>RtlDeleteElementGenericTableAvl</text:p>
          </table:table-cell>
          <table:table-cell office:value-type="string">
            <text:p>0x000000014002a03c</text:p>
          </table:table-cell>
          <table:table-cell office:value-type="string">
            <text:p>0x0002a03c</text:p>
          </table:table-cell>
          <table:table-cell office:value-type="string">
            <text:p>1527 (0x5f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DeleteElementGenericTableAvlEx</text:p>
          </table:table-cell>
          <table:table-cell/>
          <table:table-cell office:value-type="string">
            <text:p>RtlDeleteElementGenericTableAvlEx</text:p>
          </table:table-cell>
          <table:table-cell office:value-type="string">
            <text:p>0x0000000140167714</text:p>
          </table:table-cell>
          <table:table-cell office:value-type="string">
            <text:p>0x00167714</text:p>
          </table:table-cell>
          <table:table-cell office:value-type="string">
            <text:p>1528 (0x5f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leteHashTable</text:p>
          </table:table-cell>
          <table:table-cell/>
          <table:table-cell office:value-type="string">
            <text:p>RtlDeleteHashTable</text:p>
          </table:table-cell>
          <table:table-cell office:value-type="string">
            <text:p>0x0000000140167408</text:p>
          </table:table-cell>
          <table:table-cell office:value-type="string">
            <text:p>0x00167408</text:p>
          </table:table-cell>
          <table:table-cell office:value-type="string">
            <text:p>1529 (0x5f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leteNoSplay</text:p>
          </table:table-cell>
          <table:table-cell/>
          <table:table-cell office:value-type="string">
            <text:p>RtlDeleteNoSplay</text:p>
          </table:table-cell>
          <table:table-cell office:value-type="string">
            <text:p>0x00000001400567e0</text:p>
          </table:table-cell>
          <table:table-cell office:value-type="string">
            <text:p>0x000567e0</text:p>
          </table:table-cell>
          <table:table-cell office:value-type="string">
            <text:p>1530 (0x5f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leteOwnersRanges</text:p>
          </table:table-cell>
          <table:table-cell/>
          <table:table-cell office:value-type="string">
            <text:p>RtlDeleteOwnersRanges</text:p>
          </table:table-cell>
          <table:table-cell office:value-type="string">
            <text:p>0x000000014049fd40</text:p>
          </table:table-cell>
          <table:table-cell office:value-type="string">
            <text:p>0x0049fd40</text:p>
          </table:table-cell>
          <table:table-cell office:value-type="string">
            <text:p>1531 (0x5f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leteRange</text:p>
          </table:table-cell>
          <table:table-cell/>
          <table:table-cell office:value-type="string">
            <text:p>RtlDeleteRange</text:p>
          </table:table-cell>
          <table:table-cell office:value-type="string">
            <text:p>0x000000014049f744</text:p>
          </table:table-cell>
          <table:table-cell office:value-type="string">
            <text:p>0x0049f744</text:p>
          </table:table-cell>
          <table:table-cell office:value-type="string">
            <text:p>1532 (0x5f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leteRegistryValue</text:p>
          </table:table-cell>
          <table:table-cell/>
          <table:table-cell office:value-type="string">
            <text:p>RtlDeleteRegistryValue</text:p>
          </table:table-cell>
          <table:table-cell office:value-type="string">
            <text:p>0x00000001404b4d58</text:p>
          </table:table-cell>
          <table:table-cell office:value-type="string">
            <text:p>0x004b4d58</text:p>
          </table:table-cell>
          <table:table-cell office:value-type="string">
            <text:p>1533 (0x5f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scribeChunk</text:p>
          </table:table-cell>
          <table:table-cell/>
          <table:table-cell office:value-type="string">
            <text:p>RtlDescribeChunk</text:p>
          </table:table-cell>
          <table:table-cell office:value-type="string">
            <text:p>0x000000014051daa8</text:p>
          </table:table-cell>
          <table:table-cell office:value-type="string">
            <text:p>0x0051daa8</text:p>
          </table:table-cell>
          <table:table-cell office:value-type="string">
            <text:p>1534 (0x5f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stroyAtomTable</text:p>
          </table:table-cell>
          <table:table-cell/>
          <table:table-cell office:value-type="string">
            <text:p>RtlDestroyAtomTable</text:p>
          </table:table-cell>
          <table:table-cell office:value-type="string">
            <text:p>0x00000001404713ac</text:p>
          </table:table-cell>
          <table:table-cell office:value-type="string">
            <text:p>0x004713ac</text:p>
          </table:table-cell>
          <table:table-cell office:value-type="string">
            <text:p>1535 (0x5f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estroyHeap</text:p>
          </table:table-cell>
          <table:table-cell/>
          <table:table-cell office:value-type="string">
            <text:p>RtlDestroyHeap</text:p>
          </table:table-cell>
          <table:table-cell office:value-type="string">
            <text:p>0x0000000140435050</text:p>
          </table:table-cell>
          <table:table-cell office:value-type="string">
            <text:p>0x00435050</text:p>
          </table:table-cell>
          <table:table-cell office:value-type="string">
            <text:p>1536 (0x60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owncaseUnicodeChar</text:p>
          </table:table-cell>
          <table:table-cell/>
          <table:table-cell office:value-type="string">
            <text:p>RtlDowncaseUnicodeChar</text:p>
          </table:table-cell>
          <table:table-cell office:value-type="string">
            <text:p>0x000000014051911c</text:p>
          </table:table-cell>
          <table:table-cell office:value-type="string">
            <text:p>0x0051911c</text:p>
          </table:table-cell>
          <table:table-cell office:value-type="string">
            <text:p>1537 (0x60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owncaseUnicodeString</text:p>
          </table:table-cell>
          <table:table-cell/>
          <table:table-cell office:value-type="string">
            <text:p>RtlDowncaseUnicodeString</text:p>
          </table:table-cell>
          <table:table-cell office:value-type="string">
            <text:p>0x00000001403a4af8</text:p>
          </table:table-cell>
          <table:table-cell office:value-type="string">
            <text:p>0x003a4af8</text:p>
          </table:table-cell>
          <table:table-cell office:value-type="string">
            <text:p>1538 (0x60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DuplicateUnicodeString</text:p>
          </table:table-cell>
          <table:table-cell/>
          <table:table-cell office:value-type="string">
            <text:p>RtlDuplicateUnicodeString</text:p>
          </table:table-cell>
          <table:table-cell office:value-type="string">
            <text:p>0x000000014038ec38</text:p>
          </table:table-cell>
          <table:table-cell office:value-type="string">
            <text:p>0x0038ec38</text:p>
          </table:table-cell>
          <table:table-cell office:value-type="string">
            <text:p>1539 (0x60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mptyAtomTable</text:p>
          </table:table-cell>
          <table:table-cell/>
          <table:table-cell office:value-type="string">
            <text:p>RtlEmptyAtomTable</text:p>
          </table:table-cell>
          <table:table-cell office:value-type="string">
            <text:p>0x000000014051bc14</text:p>
          </table:table-cell>
          <table:table-cell office:value-type="string">
            <text:p>0x0051bc14</text:p>
          </table:table-cell>
          <table:table-cell office:value-type="string">
            <text:p>1540 (0x60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ndEnumerationHashTable</text:p>
          </table:table-cell>
          <table:table-cell/>
          <table:table-cell office:value-type="string">
            <text:p>RtlEndEnumerationHashTable</text:p>
          </table:table-cell>
          <table:table-cell office:value-type="string">
            <text:p>0x0000000140059e30</text:p>
          </table:table-cell>
          <table:table-cell office:value-type="string">
            <text:p>0x00059e30</text:p>
          </table:table-cell>
          <table:table-cell office:value-type="string">
            <text:p>1541 (0x60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ndWeakEnumerationHashTable</text:p>
          </table:table-cell>
          <table:table-cell/>
          <table:table-cell office:value-type="string">
            <text:p>RtlEndWeakEnumerationHashTable</text:p>
          </table:table-cell>
          <table:table-cell office:value-type="string">
            <text:p>0x0000000140031e3c</text:p>
          </table:table-cell>
          <table:table-cell office:value-type="string">
            <text:p>0x00031e3c</text:p>
          </table:table-cell>
          <table:table-cell office:value-type="string">
            <text:p>1542 (0x60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numerateEntryHashTable</text:p>
          </table:table-cell>
          <table:table-cell/>
          <table:table-cell office:value-type="string">
            <text:p>RtlEnumerateEntryHashTable</text:p>
          </table:table-cell>
          <table:table-cell office:value-type="string">
            <text:p>0x00000001400c3c50</text:p>
          </table:table-cell>
          <table:table-cell office:value-type="string">
            <text:p>0x000c3c50</text:p>
          </table:table-cell>
          <table:table-cell office:value-type="string">
            <text:p>1543 (0x60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numerateGenericTable</text:p>
          </table:table-cell>
          <table:table-cell/>
          <table:table-cell office:value-type="string">
            <text:p>RtlEnumerateGenericTable</text:p>
          </table:table-cell>
          <table:table-cell office:value-type="string">
            <text:p>0x00000001400b4108</text:p>
          </table:table-cell>
          <table:table-cell office:value-type="string">
            <text:p>0x000b4108</text:p>
          </table:table-cell>
          <table:table-cell office:value-type="string">
            <text:p>1544 (0x60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numerateGenericTableAvl</text:p>
          </table:table-cell>
          <table:table-cell/>
          <table:table-cell office:value-type="string">
            <text:p>RtlEnumerateGenericTableAvl</text:p>
          </table:table-cell>
          <table:table-cell office:value-type="string">
            <text:p>0x00000001400385a4</text:p>
          </table:table-cell>
          <table:table-cell office:value-type="string">
            <text:p>0x000385a4</text:p>
          </table:table-cell>
          <table:table-cell office:value-type="string">
            <text:p>1545 (0x60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numerateGenericTableLikeADirectory</text:p>
          </table:table-cell>
          <table:table-cell/>
          <table:table-cell office:value-type="string">
            <text:p>RtlEnumerateGenericTableLikeADirectory</text:p>
          </table:table-cell>
          <table:table-cell office:value-type="string">
            <text:p>0x00000001400283d8</text:p>
          </table:table-cell>
          <table:table-cell office:value-type="string">
            <text:p>0x000283d8</text:p>
          </table:table-cell>
          <table:table-cell office:value-type="string">
            <text:p>1546 (0x60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numerateGenericTableWithoutSplaying</text:p>
          </table:table-cell>
          <table:table-cell/>
          <table:table-cell office:value-type="string">
            <text:p>RtlEnumerateGenericTableWithoutSplaying</text:p>
          </table:table-cell>
          <table:table-cell office:value-type="string">
            <text:p>0x00000001400350d8</text:p>
          </table:table-cell>
          <table:table-cell office:value-type="string">
            <text:p>0x000350d8</text:p>
          </table:table-cell>
          <table:table-cell office:value-type="string">
            <text:p>1547 (0x60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numerateGenericTableWithoutSplayingAvl</text:p>
          </table:table-cell>
          <table:table-cell/>
          <table:table-cell office:value-type="string">
            <text:p>RtlEnumerateGenericTableWithoutSplayingAvl</text:p>
          </table:table-cell>
          <table:table-cell office:value-type="string">
            <text:p>0x0000000140038520</text:p>
          </table:table-cell>
          <table:table-cell office:value-type="string">
            <text:p>0x00038520</text:p>
          </table:table-cell>
          <table:table-cell office:value-type="string">
            <text:p>1548 (0x60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qualLuid</text:p>
          </table:table-cell>
          <table:table-cell/>
          <table:table-cell office:value-type="string">
            <text:p>RtlEqualLuid</text:p>
          </table:table-cell>
          <table:table-cell office:value-type="string">
            <text:p>0x000000014051d26c</text:p>
          </table:table-cell>
          <table:table-cell office:value-type="string">
            <text:p>0x0051d26c</text:p>
          </table:table-cell>
          <table:table-cell office:value-type="string">
            <text:p>1549 (0x60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qualSid</text:p>
          </table:table-cell>
          <table:table-cell/>
          <table:table-cell office:value-type="string">
            <text:p>RtlEqualSid</text:p>
          </table:table-cell>
          <table:table-cell office:value-type="string">
            <text:p>0x00000001400b24d0</text:p>
          </table:table-cell>
          <table:table-cell office:value-type="string">
            <text:p>0x000b24d0</text:p>
          </table:table-cell>
          <table:table-cell office:value-type="string">
            <text:p>1550 (0x60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qualString</text:p>
          </table:table-cell>
          <table:table-cell/>
          <table:table-cell office:value-type="string">
            <text:p>RtlEqualString</text:p>
          </table:table-cell>
          <table:table-cell office:value-type="string">
            <text:p>0x0000000140041604</text:p>
          </table:table-cell>
          <table:table-cell office:value-type="string">
            <text:p>0x00041604</text:p>
          </table:table-cell>
          <table:table-cell office:value-type="string">
            <text:p>1551 (0x60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qualUnicodeString</text:p>
          </table:table-cell>
          <table:table-cell/>
          <table:table-cell office:value-type="string">
            <text:p>RtlEqualUnicodeString</text:p>
          </table:table-cell>
          <table:table-cell office:value-type="string">
            <text:p>0x0000000140414430</text:p>
          </table:table-cell>
          <table:table-cell office:value-type="string">
            <text:p>0x00414430</text:p>
          </table:table-cell>
          <table:table-cell office:value-type="string">
            <text:p>1552 (0x61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EqualWnfChangeStamps</text:p>
          </table:table-cell>
          <table:table-cell/>
          <table:table-cell office:value-type="string">
            <text:p>RtlEqualWnfChangeStamps</text:p>
          </table:table-cell>
          <table:table-cell office:value-type="string">
            <text:p>0x000000014051e47c</text:p>
          </table:table-cell>
          <table:table-cell office:value-type="string">
            <text:p>0x0051e47c</text:p>
          </table:table-cell>
          <table:table-cell office:value-type="string">
            <text:p>1553 (0x61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thernetAddressToStringA</text:p>
          </table:table-cell>
          <table:table-cell/>
          <table:table-cell office:value-type="string">
            <text:p>RtlEthernetAddressToStringA</text:p>
          </table:table-cell>
          <table:table-cell office:value-type="string">
            <text:p>0x0000000140167770</text:p>
          </table:table-cell>
          <table:table-cell office:value-type="string">
            <text:p>0x00167770</text:p>
          </table:table-cell>
          <table:table-cell office:value-type="string">
            <text:p>1554 (0x61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thernetAddressToStringW</text:p>
          </table:table-cell>
          <table:table-cell/>
          <table:table-cell office:value-type="string">
            <text:p>RtlEthernetAddressToStringW</text:p>
          </table:table-cell>
          <table:table-cell office:value-type="string">
            <text:p>0x00000001401679b0</text:p>
          </table:table-cell>
          <table:table-cell office:value-type="string">
            <text:p>0x001679b0</text:p>
          </table:table-cell>
          <table:table-cell office:value-type="string">
            <text:p>1555 (0x61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thernetStringToAddressA</text:p>
          </table:table-cell>
          <table:table-cell/>
          <table:table-cell office:value-type="string">
            <text:p>RtlEthernetStringToAddressA</text:p>
          </table:table-cell>
          <table:table-cell office:value-type="string">
            <text:p>0x0000000140167b60</text:p>
          </table:table-cell>
          <table:table-cell office:value-type="string">
            <text:p>0x00167b60</text:p>
          </table:table-cell>
          <table:table-cell office:value-type="string">
            <text:p>1556 (0x61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thernetStringToAddressW</text:p>
          </table:table-cell>
          <table:table-cell/>
          <table:table-cell office:value-type="string">
            <text:p>RtlEthernetStringToAddressW</text:p>
          </table:table-cell>
          <table:table-cell office:value-type="string">
            <text:p>0x0000000140168368</text:p>
          </table:table-cell>
          <table:table-cell office:value-type="string">
            <text:p>0x00168368</text:p>
          </table:table-cell>
          <table:table-cell office:value-type="string">
            <text:p>1557 (0x61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ExpandHashTable</text:p>
          </table:table-cell>
          <table:table-cell/>
          <table:table-cell office:value-type="string">
            <text:p>RtlExpandHashTable</text:p>
          </table:table-cell>
          <table:table-cell office:value-type="string">
            <text:p>0x0000000140014f38</text:p>
          </table:table-cell>
          <table:table-cell office:value-type="string">
            <text:p>0x00014f38</text:p>
          </table:table-cell>
          <table:table-cell office:value-type="string">
            <text:p>1558 (0x61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ExtractBitMap</text:p>
          </table:table-cell>
          <table:table-cell/>
          <table:table-cell office:value-type="string">
            <text:p>RtlExtractBitMap</text:p>
          </table:table-cell>
          <table:table-cell office:value-type="string">
            <text:p>0x00000001401661f8</text:p>
          </table:table-cell>
          <table:table-cell office:value-type="string">
            <text:p>0x001661f8</text:p>
          </table:table-cell>
          <table:table-cell office:value-type="string">
            <text:p>1559 (0x61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llMemory</text:p>
          </table:table-cell>
          <table:table-cell/>
          <table:table-cell office:value-type="string">
            <text:p>RtlFillMemory</text:p>
          </table:table-cell>
          <table:table-cell office:value-type="string">
            <text:p>0x0000000140073720</text:p>
          </table:table-cell>
          <table:table-cell office:value-type="string">
            <text:p>0x00073720</text:p>
          </table:table-cell>
          <table:table-cell office:value-type="string">
            <text:p>1560 (0x61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AceByType</text:p>
          </table:table-cell>
          <table:table-cell/>
          <table:table-cell office:value-type="string">
            <text:p>RtlFindAceByType</text:p>
          </table:table-cell>
          <table:table-cell office:value-type="string">
            <text:p>0x00000001400b0e60</text:p>
          </table:table-cell>
          <table:table-cell office:value-type="string">
            <text:p>0x000b0e60</text:p>
          </table:table-cell>
          <table:table-cell office:value-type="string">
            <text:p>1561 (0x61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ClearBits</text:p>
          </table:table-cell>
          <table:table-cell/>
          <table:table-cell office:value-type="string">
            <text:p>RtlFindClearBits</text:p>
          </table:table-cell>
          <table:table-cell office:value-type="string">
            <text:p>0x00000001400918b0</text:p>
          </table:table-cell>
          <table:table-cell office:value-type="string">
            <text:p>0x000918b0</text:p>
          </table:table-cell>
          <table:table-cell office:value-type="string">
            <text:p>1562 (0x61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ClearBitsAndSet</text:p>
          </table:table-cell>
          <table:table-cell/>
          <table:table-cell office:value-type="string">
            <text:p>RtlFindClearBitsAndSet</text:p>
          </table:table-cell>
          <table:table-cell office:value-type="string">
            <text:p>0x00000001400c42e0</text:p>
          </table:table-cell>
          <table:table-cell office:value-type="string">
            <text:p>0x000c42e0</text:p>
          </table:table-cell>
          <table:table-cell office:value-type="string">
            <text:p>1563 (0x61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ClearRuns</text:p>
          </table:table-cell>
          <table:table-cell/>
          <table:table-cell office:value-type="string">
            <text:p>RtlFindClearRuns</text:p>
          </table:table-cell>
          <table:table-cell office:value-type="string">
            <text:p>0x0000000140042660</text:p>
          </table:table-cell>
          <table:table-cell office:value-type="string">
            <text:p>0x00042660</text:p>
          </table:table-cell>
          <table:table-cell office:value-type="string">
            <text:p>1564 (0x61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ClosestEncodableLength</text:p>
          </table:table-cell>
          <table:table-cell/>
          <table:table-cell office:value-type="string">
            <text:p>RtlFindClosestEncodableLength</text:p>
          </table:table-cell>
          <table:table-cell office:value-type="string">
            <text:p>0x00000001401672d8</text:p>
          </table:table-cell>
          <table:table-cell office:value-type="string">
            <text:p>0x001672d8</text:p>
          </table:table-cell>
          <table:table-cell office:value-type="string">
            <text:p>1565 (0x61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FirstRunClear</text:p>
          </table:table-cell>
          <table:table-cell/>
          <table:table-cell office:value-type="string">
            <text:p>RtlFindFirstRunClear</text:p>
          </table:table-cell>
          <table:table-cell office:value-type="string">
            <text:p>0x000000014005e91c</text:p>
          </table:table-cell>
          <table:table-cell office:value-type="string">
            <text:p>0x0005e91c</text:p>
          </table:table-cell>
          <table:table-cell office:value-type="string">
            <text:p>1566 (0x61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LastBackwardRunClear</text:p>
          </table:table-cell>
          <table:table-cell/>
          <table:table-cell office:value-type="string">
            <text:p>RtlFindLastBackwardRunClear</text:p>
          </table:table-cell>
          <table:table-cell office:value-type="string">
            <text:p>0x000000014003f730</text:p>
          </table:table-cell>
          <table:table-cell office:value-type="string">
            <text:p>0x0003f730</text:p>
          </table:table-cell>
          <table:table-cell office:value-type="string">
            <text:p>1567 (0x61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LeastSignificantBit</text:p>
          </table:table-cell>
          <table:table-cell/>
          <table:table-cell office:value-type="string">
            <text:p>RtlFindLeastSignificantBit</text:p>
          </table:table-cell>
          <table:table-cell office:value-type="string">
            <text:p>0x0000000140054120</text:p>
          </table:table-cell>
          <table:table-cell office:value-type="string">
            <text:p>0x00054120</text:p>
          </table:table-cell>
          <table:table-cell office:value-type="string">
            <text:p>1568 (0x62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LongestRunClear</text:p>
          </table:table-cell>
          <table:table-cell/>
          <table:table-cell office:value-type="string">
            <text:p>RtlFindLongestRunClear</text:p>
          </table:table-cell>
          <table:table-cell office:value-type="string">
            <text:p>0x0000000140166b64</text:p>
          </table:table-cell>
          <table:table-cell office:value-type="string">
            <text:p>0x00166b64</text:p>
          </table:table-cell>
          <table:table-cell office:value-type="string">
            <text:p>1569 (0x62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Message</text:p>
          </table:table-cell>
          <table:table-cell/>
          <table:table-cell office:value-type="string">
            <text:p>RtlFindMessage</text:p>
          </table:table-cell>
          <table:table-cell office:value-type="string">
            <text:p>0x0000000140472c70</text:p>
          </table:table-cell>
          <table:table-cell office:value-type="string">
            <text:p>0x00472c70</text:p>
          </table:table-cell>
          <table:table-cell office:value-type="string">
            <text:p>1570 (0x62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MostSignificantBit</text:p>
          </table:table-cell>
          <table:table-cell/>
          <table:table-cell office:value-type="string">
            <text:p>RtlFindMostSignificantBit</text:p>
          </table:table-cell>
          <table:table-cell office:value-type="string">
            <text:p>0x000000014004e334</text:p>
          </table:table-cell>
          <table:table-cell office:value-type="string">
            <text:p>0x0004e334</text:p>
          </table:table-cell>
          <table:table-cell office:value-type="string">
            <text:p>1571 (0x62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NextForwardRunClear</text:p>
          </table:table-cell>
          <table:table-cell/>
          <table:table-cell office:value-type="string">
            <text:p>RtlFindNextForwardRunClear</text:p>
          </table:table-cell>
          <table:table-cell office:value-type="string">
            <text:p>0x000000014005d800</text:p>
          </table:table-cell>
          <table:table-cell office:value-type="string">
            <text:p>0x0005d800</text:p>
          </table:table-cell>
          <table:table-cell office:value-type="string">
            <text:p>1572 (0x62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Range</text:p>
          </table:table-cell>
          <table:table-cell/>
          <table:table-cell office:value-type="string">
            <text:p>RtlFindRange</text:p>
          </table:table-cell>
          <table:table-cell office:value-type="string">
            <text:p>0x000000014049bce8</text:p>
          </table:table-cell>
          <table:table-cell office:value-type="string">
            <text:p>0x0049bce8</text:p>
          </table:table-cell>
          <table:table-cell office:value-type="string">
            <text:p>1573 (0x62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SetBits</text:p>
          </table:table-cell>
          <table:table-cell/>
          <table:table-cell office:value-type="string">
            <text:p>RtlFindSetBits</text:p>
          </table:table-cell>
          <table:table-cell office:value-type="string">
            <text:p>0x00000001400410b4</text:p>
          </table:table-cell>
          <table:table-cell office:value-type="string">
            <text:p>0x000410b4</text:p>
          </table:table-cell>
          <table:table-cell office:value-type="string">
            <text:p>1574 (0x62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SetBitsAndClear</text:p>
          </table:table-cell>
          <table:table-cell/>
          <table:table-cell office:value-type="string">
            <text:p>RtlFindSetBitsAndClear</text:p>
          </table:table-cell>
          <table:table-cell office:value-type="string">
            <text:p>0x00000001401667f4</text:p>
          </table:table-cell>
          <table:table-cell office:value-type="string">
            <text:p>0x001667f4</text:p>
          </table:table-cell>
          <table:table-cell office:value-type="string">
            <text:p>1575 (0x62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indUnicodePrefix</text:p>
          </table:table-cell>
          <table:table-cell/>
          <table:table-cell office:value-type="string">
            <text:p>RtlFindUnicodePrefix</text:p>
          </table:table-cell>
          <table:table-cell office:value-type="string">
            <text:p>0x00000001403aef74</text:p>
          </table:table-cell>
          <table:table-cell office:value-type="string">
            <text:p>0x003aef74</text:p>
          </table:table-cell>
          <table:table-cell office:value-type="string">
            <text:p>1576 (0x62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ormatCurrentUserKeyPath</text:p>
          </table:table-cell>
          <table:table-cell/>
          <table:table-cell office:value-type="string">
            <text:p>RtlFormatCurrentUserKeyPath</text:p>
          </table:table-cell>
          <table:table-cell office:value-type="string">
            <text:p>0x000000014046d18c</text:p>
          </table:table-cell>
          <table:table-cell office:value-type="string">
            <text:p>0x0046d18c</text:p>
          </table:table-cell>
          <table:table-cell office:value-type="string">
            <text:p>1577 (0x62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ormatMessage</text:p>
          </table:table-cell>
          <table:table-cell/>
          <table:table-cell office:value-type="string">
            <text:p>RtlFormatMessage</text:p>
          </table:table-cell>
          <table:table-cell office:value-type="string">
            <text:p>0x00000001404a30fc</text:p>
          </table:table-cell>
          <table:table-cell office:value-type="string">
            <text:p>0x004a30fc</text:p>
          </table:table-cell>
          <table:table-cell office:value-type="string">
            <text:p>1578 (0x62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reeAnsiString</text:p>
          </table:table-cell>
          <table:table-cell/>
          <table:table-cell office:value-type="string">
            <text:p>RtlFreeAnsiString</text:p>
          </table:table-cell>
          <table:table-cell office:value-type="string">
            <text:p>0x0000000140419ea0</text:p>
          </table:table-cell>
          <table:table-cell office:value-type="string">
            <text:p>0x00419ea0</text:p>
          </table:table-cell>
          <table:table-cell office:value-type="string">
            <text:p>1579 (0x62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reeHeap</text:p>
          </table:table-cell>
          <table:table-cell/>
          <table:table-cell office:value-type="string">
            <text:p>RtlFreeHeap</text:p>
          </table:table-cell>
          <table:table-cell office:value-type="string">
            <text:p>0x0000000140049570</text:p>
          </table:table-cell>
          <table:table-cell office:value-type="string">
            <text:p>0x00049570</text:p>
          </table:table-cell>
          <table:table-cell office:value-type="string">
            <text:p>1580 (0x62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reeOemString</text:p>
          </table:table-cell>
          <table:table-cell/>
          <table:table-cell office:value-type="string">
            <text:p>RtlFreeOemString</text:p>
          </table:table-cell>
          <table:table-cell office:value-type="string">
            <text:p>0x0000000140446388</text:p>
          </table:table-cell>
          <table:table-cell office:value-type="string">
            <text:p>0x00446388</text:p>
          </table:table-cell>
          <table:table-cell office:value-type="string">
            <text:p>1581 (0x62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reeRangeList</text:p>
          </table:table-cell>
          <table:table-cell/>
          <table:table-cell office:value-type="string">
            <text:p>RtlFreeRangeList</text:p>
          </table:table-cell>
          <table:table-cell office:value-type="string">
            <text:p>0x000000014049fae0</text:p>
          </table:table-cell>
          <table:table-cell office:value-type="string">
            <text:p>0x0049fae0</text:p>
          </table:table-cell>
          <table:table-cell office:value-type="string">
            <text:p>1582 (0x62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FreeUnicodeString</text:p>
          </table:table-cell>
          <table:table-cell/>
          <table:table-cell office:value-type="string">
            <text:p>RtlFreeUnicodeString</text:p>
          </table:table-cell>
          <table:table-cell office:value-type="string">
            <text:p>0x0000000140419ea0</text:p>
          </table:table-cell>
          <table:table-cell office:value-type="string">
            <text:p>0x00419ea0</text:p>
          </table:table-cell>
          <table:table-cell office:value-type="string">
            <text:p>1583 (0x62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UIDFromString</text:p>
          </table:table-cell>
          <table:table-cell/>
          <table:table-cell office:value-type="string">
            <text:p>RtlGUIDFromString</text:p>
          </table:table-cell>
          <table:table-cell office:value-type="string">
            <text:p>0x0000000140368e70</text:p>
          </table:table-cell>
          <table:table-cell office:value-type="string">
            <text:p>0x00368e70</text:p>
          </table:table-cell>
          <table:table-cell office:value-type="string">
            <text:p>1584 (0x63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nerate8dot3Name</text:p>
          </table:table-cell>
          <table:table-cell/>
          <table:table-cell office:value-type="string">
            <text:p>RtlGenerate8dot3Name</text:p>
          </table:table-cell>
          <table:table-cell office:value-type="string">
            <text:p>0x0000000140418160</text:p>
          </table:table-cell>
          <table:table-cell office:value-type="string">
            <text:p>0x00418160</text:p>
          </table:table-cell>
          <table:table-cell office:value-type="string">
            <text:p>1585 (0x63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GenerateClass5Guid</text:p>
          </table:table-cell>
          <table:table-cell/>
          <table:table-cell office:value-type="string">
            <text:p>RtlGenerateClass5Guid</text:p>
          </table:table-cell>
          <table:table-cell office:value-type="string">
            <text:p>0x00000001404b3268</text:p>
          </table:table-cell>
          <table:table-cell office:value-type="string">
            <text:p>0x004b3268</text:p>
          </table:table-cell>
          <table:table-cell office:value-type="string">
            <text:p>1586 (0x63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Ace</text:p>
          </table:table-cell>
          <table:table-cell/>
          <table:table-cell office:value-type="string">
            <text:p>RtlGetAce</text:p>
          </table:table-cell>
          <table:table-cell office:value-type="string">
            <text:p>0x0000000140034c48</text:p>
          </table:table-cell>
          <table:table-cell office:value-type="string">
            <text:p>0x00034c48</text:p>
          </table:table-cell>
          <table:table-cell office:value-type="string">
            <text:p>1587 (0x63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GetAppContainerNamedObjectPath</text:p>
          </table:table-cell>
          <table:table-cell/>
          <table:table-cell office:value-type="string">
            <text:p>RtlGetAppContainerNamedObjectPath</text:p>
          </table:table-cell>
          <table:table-cell office:value-type="string">
            <text:p>0x0000000140165500</text:p>
          </table:table-cell>
          <table:table-cell office:value-type="string">
            <text:p>0x00165500</text:p>
          </table:table-cell>
          <table:table-cell office:value-type="string">
            <text:p>1588 (0x63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CallersAddress</text:p>
          </table:table-cell>
          <table:table-cell/>
          <table:table-cell office:value-type="string">
            <text:p>RtlGetCallersAddress</text:p>
          </table:table-cell>
          <table:table-cell office:value-type="string">
            <text:p>0x0000000140167180</text:p>
          </table:table-cell>
          <table:table-cell office:value-type="string">
            <text:p>0x00167180</text:p>
          </table:table-cell>
          <table:table-cell office:value-type="string">
            <text:p>1589 (0x63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CompressionWorkSpaceSize</text:p>
          </table:table-cell>
          <table:table-cell/>
          <table:table-cell office:value-type="string">
            <text:p>RtlGetCompressionWorkSpaceSize</text:p>
          </table:table-cell>
          <table:table-cell office:value-type="string">
            <text:p>0x00000001400385c0</text:p>
          </table:table-cell>
          <table:table-cell office:value-type="string">
            <text:p>0x000385c0</text:p>
          </table:table-cell>
          <table:table-cell office:value-type="string">
            <text:p>1590 (0x63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DaclSecurityDescriptor</text:p>
          </table:table-cell>
          <table:table-cell/>
          <table:table-cell office:value-type="string">
            <text:p>RtlGetDaclSecurityDescriptor</text:p>
          </table:table-cell>
          <table:table-cell office:value-type="string">
            <text:p>0x000000014003ca80</text:p>
          </table:table-cell>
          <table:table-cell office:value-type="string">
            <text:p>0x0003ca80</text:p>
          </table:table-cell>
          <table:table-cell office:value-type="string">
            <text:p>1591 (0x63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DefaultCodePage</text:p>
          </table:table-cell>
          <table:table-cell/>
          <table:table-cell office:value-type="string">
            <text:p>RtlGetDefaultCodePage</text:p>
          </table:table-cell>
          <table:table-cell office:value-type="string">
            <text:p>0x000000014046dd18</text:p>
          </table:table-cell>
          <table:table-cell office:value-type="string">
            <text:p>0x0046dd18</text:p>
          </table:table-cell>
          <table:table-cell office:value-type="string">
            <text:p>1592 (0x63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ElementGenericTable</text:p>
          </table:table-cell>
          <table:table-cell/>
          <table:table-cell office:value-type="string">
            <text:p>RtlGetElementGenericTable</text:p>
          </table:table-cell>
          <table:table-cell office:value-type="string">
            <text:p>0x00000001400b417c</text:p>
          </table:table-cell>
          <table:table-cell office:value-type="string">
            <text:p>0x000b417c</text:p>
          </table:table-cell>
          <table:table-cell office:value-type="string">
            <text:p>1593 (0x63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ElementGenericTableAvl</text:p>
          </table:table-cell>
          <table:table-cell/>
          <table:table-cell office:value-type="string">
            <text:p>RtlGetElementGenericTableAvl</text:p>
          </table:table-cell>
          <table:table-cell office:value-type="string">
            <text:p>0x00000001401675f8</text:p>
          </table:table-cell>
          <table:table-cell office:value-type="string">
            <text:p>0x001675f8</text:p>
          </table:table-cell>
          <table:table-cell office:value-type="string">
            <text:p>1594 (0x63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EnabledExtendedFeatures</text:p>
          </table:table-cell>
          <table:table-cell/>
          <table:table-cell office:value-type="string">
            <text:p>RtlGetEnabledExtendedFeatures</text:p>
          </table:table-cell>
          <table:table-cell office:value-type="string">
            <text:p>0x00000001401688f0</text:p>
          </table:table-cell>
          <table:table-cell office:value-type="string">
            <text:p>0x001688f0</text:p>
          </table:table-cell>
          <table:table-cell office:value-type="string">
            <text:p>1595 (0x63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FirstRange</text:p>
          </table:table-cell>
          <table:table-cell/>
          <table:table-cell office:value-type="string">
            <text:p>RtlGetFirstRange</text:p>
          </table:table-cell>
          <table:table-cell office:value-type="string">
            <text:p>0x000000014049e690</text:p>
          </table:table-cell>
          <table:table-cell office:value-type="string">
            <text:p>0x0049e690</text:p>
          </table:table-cell>
          <table:table-cell office:value-type="string">
            <text:p>1596 (0x63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GroupSecurityDescriptor</text:p>
          </table:table-cell>
          <table:table-cell/>
          <table:table-cell office:value-type="string">
            <text:p>RtlGetGroupSecurityDescriptor</text:p>
          </table:table-cell>
          <table:table-cell office:value-type="string">
            <text:p>0x0000000140444d74</text:p>
          </table:table-cell>
          <table:table-cell office:value-type="string">
            <text:p>0x00444d74</text:p>
          </table:table-cell>
          <table:table-cell office:value-type="string">
            <text:p>1597 (0x63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IntegerAtom</text:p>
          </table:table-cell>
          <table:table-cell/>
          <table:table-cell office:value-type="string">
            <text:p>RtlGetIntegerAtom</text:p>
          </table:table-cell>
          <table:table-cell office:value-type="string">
            <text:p>0x00000001403b2054</text:p>
          </table:table-cell>
          <table:table-cell office:value-type="string">
            <text:p>0x003b2054</text:p>
          </table:table-cell>
          <table:table-cell office:value-type="string">
            <text:p>1598 (0x63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LastRange</text:p>
          </table:table-cell>
          <table:table-cell/>
          <table:table-cell office:value-type="string">
            <text:p>RtlGetLastRange</text:p>
          </table:table-cell>
          <table:table-cell office:value-type="string">
            <text:p>0x00000001404990f0</text:p>
          </table:table-cell>
          <table:table-cell office:value-type="string">
            <text:p>0x004990f0</text:p>
          </table:table-cell>
          <table:table-cell office:value-type="string">
            <text:p>1599 (0x63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NextEntryHashTable</text:p>
          </table:table-cell>
          <table:table-cell/>
          <table:table-cell office:value-type="string">
            <text:p>RtlGetNextEntryHashTable</text:p>
          </table:table-cell>
          <table:table-cell office:value-type="string">
            <text:p>0x00000001400d7914</text:p>
          </table:table-cell>
          <table:table-cell office:value-type="string">
            <text:p>0x000d7914</text:p>
          </table:table-cell>
          <table:table-cell office:value-type="string">
            <text:p>1600 (0x64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NextRange</text:p>
          </table:table-cell>
          <table:table-cell/>
          <table:table-cell office:value-type="string">
            <text:p>RtlGetNextRange</text:p>
          </table:table-cell>
          <table:table-cell office:value-type="string">
            <text:p>0x000000014049e5d0</text:p>
          </table:table-cell>
          <table:table-cell office:value-type="string">
            <text:p>0x0049e5d0</text:p>
          </table:table-cell>
          <table:table-cell office:value-type="string">
            <text:p>1601 (0x64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NtGlobalFlags</text:p>
          </table:table-cell>
          <table:table-cell/>
          <table:table-cell office:value-type="string">
            <text:p>RtlGetNtGlobalFlags</text:p>
          </table:table-cell>
          <table:table-cell office:value-type="string">
            <text:p>0x000000014051d674</text:p>
          </table:table-cell>
          <table:table-cell office:value-type="string">
            <text:p>0x0051d674</text:p>
          </table:table-cell>
          <table:table-cell office:value-type="string">
            <text:p>1602 (0x64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OwnerSecurityDescriptor</text:p>
          </table:table-cell>
          <table:table-cell/>
          <table:table-cell office:value-type="string">
            <text:p>RtlGetOwnerSecurityDescriptor</text:p>
          </table:table-cell>
          <table:table-cell office:value-type="string">
            <text:p>0x00000001403d7250</text:p>
          </table:table-cell>
          <table:table-cell office:value-type="string">
            <text:p>0x003d7250</text:p>
          </table:table-cell>
          <table:table-cell office:value-type="string">
            <text:p>1603 (0x64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ProductInfo</text:p>
          </table:table-cell>
          <table:table-cell/>
          <table:table-cell office:value-type="string">
            <text:p>RtlGetProductInfo</text:p>
          </table:table-cell>
          <table:table-cell office:value-type="string">
            <text:p>0x000000014010e760</text:p>
          </table:table-cell>
          <table:table-cell office:value-type="string">
            <text:p>0x0010e760</text:p>
          </table:table-cell>
          <table:table-cell office:value-type="string">
            <text:p>1604 (0x64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SaclSecurityDescriptor</text:p>
          </table:table-cell>
          <table:table-cell/>
          <table:table-cell office:value-type="string">
            <text:p>RtlGetSaclSecurityDescriptor</text:p>
          </table:table-cell>
          <table:table-cell office:value-type="string">
            <text:p>0x00000001403cb390</text:p>
          </table:table-cell>
          <table:table-cell office:value-type="string">
            <text:p>0x003cb390</text:p>
          </table:table-cell>
          <table:table-cell office:value-type="string">
            <text:p>1605 (0x64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SetBootStatusData</text:p>
          </table:table-cell>
          <table:table-cell/>
          <table:table-cell office:value-type="string">
            <text:p>RtlGetSetBootStatusData</text:p>
          </table:table-cell>
          <table:table-cell office:value-type="string">
            <text:p>0x000000014043d0d4</text:p>
          </table:table-cell>
          <table:table-cell office:value-type="string">
            <text:p>0x0043d0d4</text:p>
          </table:table-cell>
          <table:table-cell office:value-type="string">
            <text:p>1606 (0x64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ThreadLangIdByIndex</text:p>
          </table:table-cell>
          <table:table-cell/>
          <table:table-cell office:value-type="string">
            <text:p>RtlGetThreadLangIdByIndex</text:p>
          </table:table-cell>
          <table:table-cell office:value-type="string">
            <text:p>0x0000000140034060</text:p>
          </table:table-cell>
          <table:table-cell office:value-type="string">
            <text:p>0x00034060</text:p>
          </table:table-cell>
          <table:table-cell office:value-type="string">
            <text:p>1607 (0x64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GetVersion</text:p>
          </table:table-cell>
          <table:table-cell/>
          <table:table-cell office:value-type="string">
            <text:p>RtlGetVersion</text:p>
          </table:table-cell>
          <table:table-cell office:value-type="string">
            <text:p>0x0000000140445b14</text:p>
          </table:table-cell>
          <table:table-cell office:value-type="string">
            <text:p>0x00445b14</text:p>
          </table:table-cell>
          <table:table-cell office:value-type="string">
            <text:p>1608 (0x64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HashUnicodeString</text:p>
          </table:table-cell>
          <table:table-cell/>
          <table:table-cell office:value-type="string">
            <text:p>RtlHashUnicodeString</text:p>
          </table:table-cell>
          <table:table-cell office:value-type="string">
            <text:p>0x00000001403c3fd0</text:p>
          </table:table-cell>
          <table:table-cell office:value-type="string">
            <text:p>0x003c3fd0</text:p>
          </table:table-cell>
          <table:table-cell office:value-type="string">
            <text:p>1609 (0x64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dnToAscii</text:p>
          </table:table-cell>
          <table:table-cell/>
          <table:table-cell office:value-type="string">
            <text:p>RtlIdnToAscii</text:p>
          </table:table-cell>
          <table:table-cell office:value-type="string">
            <text:p>0x000000014051e864</text:p>
          </table:table-cell>
          <table:table-cell office:value-type="string">
            <text:p>0x0051e864</text:p>
          </table:table-cell>
          <table:table-cell office:value-type="string">
            <text:p>1610 (0x64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dnToNameprepUnicode</text:p>
          </table:table-cell>
          <table:table-cell/>
          <table:table-cell office:value-type="string">
            <text:p>RtlIdnToNameprepUnicode</text:p>
          </table:table-cell>
          <table:table-cell office:value-type="string">
            <text:p>0x000000014051e840</text:p>
          </table:table-cell>
          <table:table-cell office:value-type="string">
            <text:p>0x0051e840</text:p>
          </table:table-cell>
          <table:table-cell office:value-type="string">
            <text:p>1611 (0x64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dnToUnicode</text:p>
          </table:table-cell>
          <table:table-cell/>
          <table:table-cell office:value-type="string">
            <text:p>RtlIdnToUnicode</text:p>
          </table:table-cell>
          <table:table-cell office:value-type="string">
            <text:p>0x000000014051e5c4</text:p>
          </table:table-cell>
          <table:table-cell office:value-type="string">
            <text:p>0x0051e5c4</text:p>
          </table:table-cell>
          <table:table-cell office:value-type="string">
            <text:p>1612 (0x64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mageDirectoryEntryToData</text:p>
          </table:table-cell>
          <table:table-cell/>
          <table:table-cell office:value-type="string">
            <text:p>RtlImageDirectoryEntryToData</text:p>
          </table:table-cell>
          <table:table-cell office:value-type="string">
            <text:p>0x00000001400361ec</text:p>
          </table:table-cell>
          <table:table-cell office:value-type="string">
            <text:p>0x000361ec</text:p>
          </table:table-cell>
          <table:table-cell office:value-type="string">
            <text:p>1613 (0x64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mageNtHeader</text:p>
          </table:table-cell>
          <table:table-cell/>
          <table:table-cell office:value-type="string">
            <text:p>RtlImageNtHeader</text:p>
          </table:table-cell>
          <table:table-cell office:value-type="string">
            <text:p>0x000000014003cbf0</text:p>
          </table:table-cell>
          <table:table-cell office:value-type="string">
            <text:p>0x0003cbf0</text:p>
          </table:table-cell>
          <table:table-cell office:value-type="string">
            <text:p>1614 (0x64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AnsiString</text:p>
          </table:table-cell>
          <table:table-cell/>
          <table:table-cell office:value-type="string">
            <text:p>RtlInitAnsiString</text:p>
          </table:table-cell>
          <table:table-cell office:value-type="string">
            <text:p>0x0000000140028218</text:p>
          </table:table-cell>
          <table:table-cell office:value-type="string">
            <text:p>0x00028218</text:p>
          </table:table-cell>
          <table:table-cell office:value-type="string">
            <text:p>1615 (0x64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AnsiStringEx</text:p>
          </table:table-cell>
          <table:table-cell/>
          <table:table-cell office:value-type="string">
            <text:p>RtlInitAnsiStringEx</text:p>
          </table:table-cell>
          <table:table-cell office:value-type="string">
            <text:p>0x000000014010a55c</text:p>
          </table:table-cell>
          <table:table-cell office:value-type="string">
            <text:p>0x0010a55c</text:p>
          </table:table-cell>
          <table:table-cell office:value-type="string">
            <text:p>1616 (0x65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CodePageTable</text:p>
          </table:table-cell>
          <table:table-cell/>
          <table:table-cell office:value-type="string">
            <text:p>RtlInitCodePageTable</text:p>
          </table:table-cell>
          <table:table-cell office:value-type="string">
            <text:p>0x000000014048b298</text:p>
          </table:table-cell>
          <table:table-cell office:value-type="string">
            <text:p>0x0048b298</text:p>
          </table:table-cell>
          <table:table-cell office:value-type="string">
            <text:p>1617 (0x65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EnumerationHashTable</text:p>
          </table:table-cell>
          <table:table-cell/>
          <table:table-cell office:value-type="string">
            <text:p>RtlInitEnumerationHashTable</text:p>
          </table:table-cell>
          <table:table-cell office:value-type="string">
            <text:p>0x00000001400d7f2c</text:p>
          </table:table-cell>
          <table:table-cell office:value-type="string">
            <text:p>0x000d7f2c</text:p>
          </table:table-cell>
          <table:table-cell office:value-type="string">
            <text:p>1618 (0x65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String</text:p>
          </table:table-cell>
          <table:table-cell/>
          <table:table-cell office:value-type="string">
            <text:p>RtlInitString</text:p>
          </table:table-cell>
          <table:table-cell office:value-type="string">
            <text:p>0x00000001400415c8</text:p>
          </table:table-cell>
          <table:table-cell office:value-type="string">
            <text:p>0x000415c8</text:p>
          </table:table-cell>
          <table:table-cell office:value-type="string">
            <text:p>1619 (0x65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UnicodeString</text:p>
          </table:table-cell>
          <table:table-cell/>
          <table:table-cell office:value-type="string">
            <text:p>RtlInitUnicodeString</text:p>
          </table:table-cell>
          <table:table-cell office:value-type="string">
            <text:p>0x00000001400acd50</text:p>
          </table:table-cell>
          <table:table-cell office:value-type="string">
            <text:p>0x000acd50</text:p>
          </table:table-cell>
          <table:table-cell office:value-type="string">
            <text:p>1620 (0x65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UnicodeStringEx</text:p>
          </table:table-cell>
          <table:table-cell/>
          <table:table-cell office:value-type="string">
            <text:p>RtlInitUnicodeStringEx</text:p>
          </table:table-cell>
          <table:table-cell office:value-type="string">
            <text:p>0x000000014002da00</text:p>
          </table:table-cell>
          <table:table-cell office:value-type="string">
            <text:p>0x0002da00</text:p>
          </table:table-cell>
          <table:table-cell office:value-type="string">
            <text:p>1621 (0x65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WeakEnumerationHashTable</text:p>
          </table:table-cell>
          <table:table-cell/>
          <table:table-cell office:value-type="string">
            <text:p>RtlInitWeakEnumerationHashTable</text:p>
          </table:table-cell>
          <table:table-cell office:value-type="string">
            <text:p>0x0000000140031e24</text:p>
          </table:table-cell>
          <table:table-cell office:value-type="string">
            <text:p>0x00031e24</text:p>
          </table:table-cell>
          <table:table-cell office:value-type="string">
            <text:p>1622 (0x65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ializeBitMap</text:p>
          </table:table-cell>
          <table:table-cell/>
          <table:table-cell office:value-type="string">
            <text:p>RtlInitializeBitMap</text:p>
          </table:table-cell>
          <table:table-cell office:value-type="string">
            <text:p>0x00000001400af128</text:p>
          </table:table-cell>
          <table:table-cell office:value-type="string">
            <text:p>0x000af128</text:p>
          </table:table-cell>
          <table:table-cell office:value-type="string">
            <text:p>1623 (0x65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ializeGenericTable</text:p>
          </table:table-cell>
          <table:table-cell/>
          <table:table-cell office:value-type="string">
            <text:p>RtlInitializeGenericTable</text:p>
          </table:table-cell>
          <table:table-cell office:value-type="string">
            <text:p>0x0000000140063e3c</text:p>
          </table:table-cell>
          <table:table-cell office:value-type="string">
            <text:p>0x00063e3c</text:p>
          </table:table-cell>
          <table:table-cell office:value-type="string">
            <text:p>1624 (0x65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ializeGenericTableAvl</text:p>
          </table:table-cell>
          <table:table-cell/>
          <table:table-cell office:value-type="string">
            <text:p>RtlInitializeGenericTableAvl</text:p>
          </table:table-cell>
          <table:table-cell office:value-type="string">
            <text:p>0x0000000140035c30</text:p>
          </table:table-cell>
          <table:table-cell office:value-type="string">
            <text:p>0x00035c30</text:p>
          </table:table-cell>
          <table:table-cell office:value-type="string">
            <text:p>1625 (0x65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ializeRangeList</text:p>
          </table:table-cell>
          <table:table-cell/>
          <table:table-cell office:value-type="string">
            <text:p>RtlInitializeRangeList</text:p>
          </table:table-cell>
          <table:table-cell office:value-type="string">
            <text:p>0x00000001404894e8</text:p>
          </table:table-cell>
          <table:table-cell office:value-type="string">
            <text:p>0x004894e8</text:p>
          </table:table-cell>
          <table:table-cell office:value-type="string">
            <text:p>1626 (0x65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ializeSid</text:p>
          </table:table-cell>
          <table:table-cell/>
          <table:table-cell office:value-type="string">
            <text:p>RtlInitializeSid</text:p>
          </table:table-cell>
          <table:table-cell office:value-type="string">
            <text:p>0x0000000140355de8</text:p>
          </table:table-cell>
          <table:table-cell office:value-type="string">
            <text:p>0x00355de8</text:p>
          </table:table-cell>
          <table:table-cell office:value-type="string">
            <text:p>1627 (0x65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itializeUnicodePrefix</text:p>
          </table:table-cell>
          <table:table-cell/>
          <table:table-cell office:value-type="string">
            <text:p>RtlInitializeUnicodePrefix</text:p>
          </table:table-cell>
          <table:table-cell office:value-type="string">
            <text:p>0x0000000140493fa0</text:p>
          </table:table-cell>
          <table:table-cell office:value-type="string">
            <text:p>0x00493fa0</text:p>
          </table:table-cell>
          <table:table-cell office:value-type="string">
            <text:p>1628 (0x65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sertElementGenericTable</text:p>
          </table:table-cell>
          <table:table-cell/>
          <table:table-cell office:value-type="string">
            <text:p>RtlInsertElementGenericTable</text:p>
          </table:table-cell>
          <table:table-cell office:value-type="string">
            <text:p>0x0000000140049c80</text:p>
          </table:table-cell>
          <table:table-cell office:value-type="string">
            <text:p>0x00049c80</text:p>
          </table:table-cell>
          <table:table-cell office:value-type="string">
            <text:p>1629 (0x65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sertElementGenericTableAvl</text:p>
          </table:table-cell>
          <table:table-cell/>
          <table:table-cell office:value-type="string">
            <text:p>RtlInsertElementGenericTableAvl</text:p>
          </table:table-cell>
          <table:table-cell office:value-type="string">
            <text:p>0x0000000140027c38</text:p>
          </table:table-cell>
          <table:table-cell office:value-type="string">
            <text:p>0x00027c38</text:p>
          </table:table-cell>
          <table:table-cell office:value-type="string">
            <text:p>1630 (0x65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sertElementGenericTableFull</text:p>
          </table:table-cell>
          <table:table-cell/>
          <table:table-cell office:value-type="string">
            <text:p>RtlInsertElementGenericTableFull</text:p>
          </table:table-cell>
          <table:table-cell office:value-type="string">
            <text:p>0x0000000140051cf0</text:p>
          </table:table-cell>
          <table:table-cell office:value-type="string">
            <text:p>0x00051cf0</text:p>
          </table:table-cell>
          <table:table-cell office:value-type="string">
            <text:p>1631 (0x65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sertElementGenericTableFullAvl</text:p>
          </table:table-cell>
          <table:table-cell/>
          <table:table-cell office:value-type="string">
            <text:p>RtlInsertElementGenericTableFullAvl</text:p>
          </table:table-cell>
          <table:table-cell office:value-type="string">
            <text:p>0x000000014008c5f4</text:p>
          </table:table-cell>
          <table:table-cell office:value-type="string">
            <text:p>0x0008c5f4</text:p>
          </table:table-cell>
          <table:table-cell office:value-type="string">
            <text:p>1632 (0x66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sertEntryHashTable</text:p>
          </table:table-cell>
          <table:table-cell/>
          <table:table-cell office:value-type="string">
            <text:p>RtlInsertEntryHashTable</text:p>
          </table:table-cell>
          <table:table-cell office:value-type="string">
            <text:p>0x00000001400c32c0</text:p>
          </table:table-cell>
          <table:table-cell office:value-type="string">
            <text:p>0x000c32c0</text:p>
          </table:table-cell>
          <table:table-cell office:value-type="string">
            <text:p>1633 (0x66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sertUnicodePrefix</text:p>
          </table:table-cell>
          <table:table-cell/>
          <table:table-cell office:value-type="string">
            <text:p>RtlInsertUnicodePrefix</text:p>
          </table:table-cell>
          <table:table-cell office:value-type="string">
            <text:p>0x000000014038ed84</text:p>
          </table:table-cell>
          <table:table-cell office:value-type="string">
            <text:p>0x0038ed84</text:p>
          </table:table-cell>
          <table:table-cell office:value-type="string">
            <text:p>1634 (0x66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t64ToUnicodeString</text:p>
          </table:table-cell>
          <table:table-cell/>
          <table:table-cell office:value-type="string">
            <text:p>RtlInt64ToUnicodeString</text:p>
          </table:table-cell>
          <table:table-cell office:value-type="string">
            <text:p>0x00000001403e61b0</text:p>
          </table:table-cell>
          <table:table-cell office:value-type="string">
            <text:p>0x003e61b0</text:p>
          </table:table-cell>
          <table:table-cell office:value-type="string">
            <text:p>1635 (0x66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tegerToChar</text:p>
          </table:table-cell>
          <table:table-cell/>
          <table:table-cell office:value-type="string">
            <text:p>RtlIntegerToChar</text:p>
          </table:table-cell>
          <table:table-cell office:value-type="string">
            <text:p>0x0000000140396f00</text:p>
          </table:table-cell>
          <table:table-cell office:value-type="string">
            <text:p>0x00396f00</text:p>
          </table:table-cell>
          <table:table-cell office:value-type="string">
            <text:p>1636 (0x66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tegerToUnicode</text:p>
          </table:table-cell>
          <table:table-cell/>
          <table:table-cell office:value-type="string">
            <text:p>RtlIntegerToUnicode</text:p>
          </table:table-cell>
          <table:table-cell office:value-type="string">
            <text:p>0x000000014039d574</text:p>
          </table:table-cell>
          <table:table-cell office:value-type="string">
            <text:p>0x0039d574</text:p>
          </table:table-cell>
          <table:table-cell office:value-type="string">
            <text:p>1637 (0x66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tegerToUnicodeString</text:p>
          </table:table-cell>
          <table:table-cell/>
          <table:table-cell office:value-type="string">
            <text:p>RtlIntegerToUnicodeString</text:p>
          </table:table-cell>
          <table:table-cell office:value-type="string">
            <text:p>0x0000000140392628</text:p>
          </table:table-cell>
          <table:table-cell office:value-type="string">
            <text:p>0x00392628</text:p>
          </table:table-cell>
          <table:table-cell office:value-type="string">
            <text:p>1638 (0x66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vertRangeList</text:p>
          </table:table-cell>
          <table:table-cell/>
          <table:table-cell office:value-type="string">
            <text:p>RtlInvertRangeList</text:p>
          </table:table-cell>
          <table:table-cell office:value-type="string">
            <text:p>0x000000014048fb4c</text:p>
          </table:table-cell>
          <table:table-cell office:value-type="string">
            <text:p>0x0048fb4c</text:p>
          </table:table-cell>
          <table:table-cell office:value-type="string">
            <text:p>1639 (0x66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nvertRangeListEx</text:p>
          </table:table-cell>
          <table:table-cell/>
          <table:table-cell office:value-type="string">
            <text:p>RtlInvertRangeListEx</text:p>
          </table:table-cell>
          <table:table-cell office:value-type="string">
            <text:p>0x000000014048fb6c</text:p>
          </table:table-cell>
          <table:table-cell office:value-type="string">
            <text:p>0x0048fb6c</text:p>
          </table:table-cell>
          <table:table-cell office:value-type="string">
            <text:p>1640 (0x66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oDecodeMemIoResource</text:p>
          </table:table-cell>
          <table:table-cell/>
          <table:table-cell office:value-type="string">
            <text:p>RtlIoDecodeMemIoResource</text:p>
          </table:table-cell>
          <table:table-cell office:value-type="string">
            <text:p>0x0000000140110e78</text:p>
          </table:table-cell>
          <table:table-cell office:value-type="string">
            <text:p>0x00110e78</text:p>
          </table:table-cell>
          <table:table-cell office:value-type="string">
            <text:p>1641 (0x66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oEncodeMemIoResource</text:p>
          </table:table-cell>
          <table:table-cell/>
          <table:table-cell office:value-type="string">
            <text:p>RtlIoEncodeMemIoResource</text:p>
          </table:table-cell>
          <table:table-cell office:value-type="string">
            <text:p>0x000000014010ae00</text:p>
          </table:table-cell>
          <table:table-cell office:value-type="string">
            <text:p>0x0010ae00</text:p>
          </table:table-cell>
          <table:table-cell office:value-type="string">
            <text:p>1642 (0x66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4AddressToStringA</text:p>
          </table:table-cell>
          <table:table-cell/>
          <table:table-cell office:value-type="string">
            <text:p>RtlIpv4AddressToStringA</text:p>
          </table:table-cell>
          <table:table-cell office:value-type="string">
            <text:p>0x0000000140031b04</text:p>
          </table:table-cell>
          <table:table-cell office:value-type="string">
            <text:p>0x00031b04</text:p>
          </table:table-cell>
          <table:table-cell office:value-type="string">
            <text:p>1643 (0x66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4AddressToStringExA</text:p>
          </table:table-cell>
          <table:table-cell/>
          <table:table-cell office:value-type="string">
            <text:p>RtlIpv4AddressToStringExA</text:p>
          </table:table-cell>
          <table:table-cell office:value-type="string">
            <text:p>0x00000001401677d0</text:p>
          </table:table-cell>
          <table:table-cell office:value-type="string">
            <text:p>0x001677d0</text:p>
          </table:table-cell>
          <table:table-cell office:value-type="string">
            <text:p>1644 (0x66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4AddressToStringExW</text:p>
          </table:table-cell>
          <table:table-cell/>
          <table:table-cell office:value-type="string">
            <text:p>RtlIpv4AddressToStringExW</text:p>
          </table:table-cell>
          <table:table-cell office:value-type="string">
            <text:p>0x0000000140015844</text:p>
          </table:table-cell>
          <table:table-cell office:value-type="string">
            <text:p>0x00015844</text:p>
          </table:table-cell>
          <table:table-cell office:value-type="string">
            <text:p>1645 (0x66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4AddressToStringW</text:p>
          </table:table-cell>
          <table:table-cell/>
          <table:table-cell office:value-type="string">
            <text:p>RtlIpv4AddressToStringW</text:p>
          </table:table-cell>
          <table:table-cell office:value-type="string">
            <text:p>0x00000001400157f4</text:p>
          </table:table-cell>
          <table:table-cell office:value-type="string">
            <text:p>0x000157f4</text:p>
          </table:table-cell>
          <table:table-cell office:value-type="string">
            <text:p>1646 (0x66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4StringToAddressA</text:p>
          </table:table-cell>
          <table:table-cell/>
          <table:table-cell office:value-type="string">
            <text:p>RtlIpv4StringToAddressA</text:p>
          </table:table-cell>
          <table:table-cell office:value-type="string">
            <text:p>0x0000000140167e70</text:p>
          </table:table-cell>
          <table:table-cell office:value-type="string">
            <text:p>0x00167e70</text:p>
          </table:table-cell>
          <table:table-cell office:value-type="string">
            <text:p>1647 (0x66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4StringToAddressExA</text:p>
          </table:table-cell>
          <table:table-cell/>
          <table:table-cell office:value-type="string">
            <text:p>RtlIpv4StringToAddressExA</text:p>
          </table:table-cell>
          <table:table-cell office:value-type="string">
            <text:p>0x0000000140167c90</text:p>
          </table:table-cell>
          <table:table-cell office:value-type="string">
            <text:p>0x00167c90</text:p>
          </table:table-cell>
          <table:table-cell office:value-type="string">
            <text:p>1648 (0x67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4StringToAddressExW</text:p>
          </table:table-cell>
          <table:table-cell/>
          <table:table-cell office:value-type="string">
            <text:p>RtlIpv4StringToAddressExW</text:p>
          </table:table-cell>
          <table:table-cell office:value-type="string">
            <text:p>0x00000001401684a0</text:p>
          </table:table-cell>
          <table:table-cell office:value-type="string">
            <text:p>0x001684a0</text:p>
          </table:table-cell>
          <table:table-cell office:value-type="string">
            <text:p>1649 (0x67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4StringToAddressW</text:p>
          </table:table-cell>
          <table:table-cell/>
          <table:table-cell office:value-type="string">
            <text:p>RtlIpv4StringToAddressW</text:p>
          </table:table-cell>
          <table:table-cell office:value-type="string">
            <text:p>0x000000014004bf3c</text:p>
          </table:table-cell>
          <table:table-cell office:value-type="string">
            <text:p>0x0004bf3c</text:p>
          </table:table-cell>
          <table:table-cell office:value-type="string">
            <text:p>1650 (0x67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6AddressToStringA</text:p>
          </table:table-cell>
          <table:table-cell/>
          <table:table-cell office:value-type="string">
            <text:p>RtlIpv6AddressToStringA</text:p>
          </table:table-cell>
          <table:table-cell office:value-type="string">
            <text:p>0x0000000140027a90</text:p>
          </table:table-cell>
          <table:table-cell office:value-type="string">
            <text:p>0x00027a90</text:p>
          </table:table-cell>
          <table:table-cell office:value-type="string">
            <text:p>1651 (0x67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6AddressToStringExA</text:p>
          </table:table-cell>
          <table:table-cell/>
          <table:table-cell office:value-type="string">
            <text:p>RtlIpv6AddressToStringExA</text:p>
          </table:table-cell>
          <table:table-cell office:value-type="string">
            <text:p>0x000000014016788c</text:p>
          </table:table-cell>
          <table:table-cell office:value-type="string">
            <text:p>0x0016788c</text:p>
          </table:table-cell>
          <table:table-cell office:value-type="string">
            <text:p>1652 (0x67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6AddressToStringExW</text:p>
          </table:table-cell>
          <table:table-cell/>
          <table:table-cell office:value-type="string">
            <text:p>RtlIpv6AddressToStringExW</text:p>
          </table:table-cell>
          <table:table-cell office:value-type="string">
            <text:p>0x0000000140167a20</text:p>
          </table:table-cell>
          <table:table-cell office:value-type="string">
            <text:p>0x00167a20</text:p>
          </table:table-cell>
          <table:table-cell office:value-type="string">
            <text:p>1653 (0x67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6AddressToStringW</text:p>
          </table:table-cell>
          <table:table-cell/>
          <table:table-cell office:value-type="string">
            <text:p>RtlIpv6AddressToStringW</text:p>
          </table:table-cell>
          <table:table-cell office:value-type="string">
            <text:p>0x00000001400dfa5c</text:p>
          </table:table-cell>
          <table:table-cell office:value-type="string">
            <text:p>0x000dfa5c</text:p>
          </table:table-cell>
          <table:table-cell office:value-type="string">
            <text:p>1654 (0x67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6StringToAddressA</text:p>
          </table:table-cell>
          <table:table-cell/>
          <table:table-cell office:value-type="string">
            <text:p>RtlIpv6StringToAddressA</text:p>
          </table:table-cell>
          <table:table-cell office:value-type="string">
            <text:p>0x000000014010d144</text:p>
          </table:table-cell>
          <table:table-cell office:value-type="string">
            <text:p>0x0010d144</text:p>
          </table:table-cell>
          <table:table-cell office:value-type="string">
            <text:p>1655 (0x67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6StringToAddressExA</text:p>
          </table:table-cell>
          <table:table-cell/>
          <table:table-cell office:value-type="string">
            <text:p>RtlIpv6StringToAddressExA</text:p>
          </table:table-cell>
          <table:table-cell office:value-type="string">
            <text:p>0x00000001401680dc</text:p>
          </table:table-cell>
          <table:table-cell office:value-type="string">
            <text:p>0x001680dc</text:p>
          </table:table-cell>
          <table:table-cell office:value-type="string">
            <text:p>1656 (0x67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6StringToAddressExW</text:p>
          </table:table-cell>
          <table:table-cell/>
          <table:table-cell office:value-type="string">
            <text:p>RtlIpv6StringToAddressExW</text:p>
          </table:table-cell>
          <table:table-cell office:value-type="string">
            <text:p>0x000000014016865c</text:p>
          </table:table-cell>
          <table:table-cell office:value-type="string">
            <text:p>0x0016865c</text:p>
          </table:table-cell>
          <table:table-cell office:value-type="string">
            <text:p>1657 (0x67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pv6StringToAddressW</text:p>
          </table:table-cell>
          <table:table-cell/>
          <table:table-cell office:value-type="string">
            <text:p>RtlIpv6StringToAddressW</text:p>
          </table:table-cell>
          <table:table-cell office:value-type="string">
            <text:p>0x000000014004bd50</text:p>
          </table:table-cell>
          <table:table-cell office:value-type="string">
            <text:p>0x0004bd50</text:p>
          </table:table-cell>
          <table:table-cell office:value-type="string">
            <text:p>1658 (0x67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sGenericTableEmpty</text:p>
          </table:table-cell>
          <table:table-cell/>
          <table:table-cell office:value-type="string">
            <text:p>RtlIsGenericTableEmpty</text:p>
          </table:table-cell>
          <table:table-cell office:value-type="string">
            <text:p>0x00000001400da840</text:p>
          </table:table-cell>
          <table:table-cell office:value-type="string">
            <text:p>0x000da840</text:p>
          </table:table-cell>
          <table:table-cell office:value-type="string">
            <text:p>1659 (0x67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sGenericTableEmptyAvl</text:p>
          </table:table-cell>
          <table:table-cell/>
          <table:table-cell office:value-type="string">
            <text:p>RtlIsGenericTableEmptyAvl</text:p>
          </table:table-cell>
          <table:table-cell office:value-type="string">
            <text:p>0x0000000140028258</text:p>
          </table:table-cell>
          <table:table-cell office:value-type="string">
            <text:p>0x00028258</text:p>
          </table:table-cell>
          <table:table-cell office:value-type="string">
            <text:p>1660 (0x67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sNameLegalDOS8Dot3</text:p>
          </table:table-cell>
          <table:table-cell/>
          <table:table-cell office:value-type="string">
            <text:p>RtlIsNameLegalDOS8Dot3</text:p>
          </table:table-cell>
          <table:table-cell office:value-type="string">
            <text:p>0x000000014035df98</text:p>
          </table:table-cell>
          <table:table-cell office:value-type="string">
            <text:p>0x0035df98</text:p>
          </table:table-cell>
          <table:table-cell office:value-type="string">
            <text:p>1661 (0x67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sNormalizedString</text:p>
          </table:table-cell>
          <table:table-cell/>
          <table:table-cell office:value-type="string">
            <text:p>RtlIsNormalizedString</text:p>
          </table:table-cell>
          <table:table-cell office:value-type="string">
            <text:p>0x000000014052122c</text:p>
          </table:table-cell>
          <table:table-cell office:value-type="string">
            <text:p>0x0052122c</text:p>
          </table:table-cell>
          <table:table-cell office:value-type="string">
            <text:p>1662 (0x67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sNtDdiVersionAvailable</text:p>
          </table:table-cell>
          <table:table-cell/>
          <table:table-cell office:value-type="string">
            <text:p>RtlIsNtDdiVersionAvailable</text:p>
          </table:table-cell>
          <table:table-cell office:value-type="string">
            <text:p>0x0000000140113684</text:p>
          </table:table-cell>
          <table:table-cell office:value-type="string">
            <text:p>0x00113684</text:p>
          </table:table-cell>
          <table:table-cell office:value-type="string">
            <text:p>1663 (0x67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sRangeAvailable</text:p>
          </table:table-cell>
          <table:table-cell/>
          <table:table-cell office:value-type="string">
            <text:p>RtlIsRangeAvailable</text:p>
          </table:table-cell>
          <table:table-cell office:value-type="string">
            <text:p>0x0000000140499040</text:p>
          </table:table-cell>
          <table:table-cell office:value-type="string">
            <text:p>0x00499040</text:p>
          </table:table-cell>
          <table:table-cell office:value-type="string">
            <text:p>1664 (0x68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sServicePackVersionInstalled</text:p>
          </table:table-cell>
          <table:table-cell/>
          <table:table-cell office:value-type="string">
            <text:p>RtlIsServicePackVersionInstalled</text:p>
          </table:table-cell>
          <table:table-cell office:value-type="string">
            <text:p>0x0000000140168a90</text:p>
          </table:table-cell>
          <table:table-cell office:value-type="string">
            <text:p>0x00168a90</text:p>
          </table:table-cell>
          <table:table-cell office:value-type="string">
            <text:p>1665 (0x68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IsValidOemCharacter</text:p>
          </table:table-cell>
          <table:table-cell/>
          <table:table-cell office:value-type="string">
            <text:p>RtlIsValidOemCharacter</text:p>
          </table:table-cell>
          <table:table-cell office:value-type="string">
            <text:p>0x000000014051e488</text:p>
          </table:table-cell>
          <table:table-cell office:value-type="string">
            <text:p>0x0051e488</text:p>
          </table:table-cell>
          <table:table-cell office:value-type="string">
            <text:p>1666 (0x68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LCIDToCultureName</text:p>
          </table:table-cell>
          <table:table-cell/>
          <table:table-cell office:value-type="string">
            <text:p>RtlLCIDToCultureName</text:p>
          </table:table-cell>
          <table:table-cell office:value-type="string">
            <text:p>0x000000014034081c</text:p>
          </table:table-cell>
          <table:table-cell office:value-type="string">
            <text:p>0x0034081c</text:p>
          </table:table-cell>
          <table:table-cell office:value-type="string">
            <text:p>1667 (0x68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engthRequiredSid</text:p>
          </table:table-cell>
          <table:table-cell/>
          <table:table-cell office:value-type="string">
            <text:p>RtlLengthRequiredSid</text:p>
          </table:table-cell>
          <table:table-cell office:value-type="string">
            <text:p>0x00000001403e5438</text:p>
          </table:table-cell>
          <table:table-cell office:value-type="string">
            <text:p>0x003e5438</text:p>
          </table:table-cell>
          <table:table-cell office:value-type="string">
            <text:p>1668 (0x68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engthSecurityDescriptor</text:p>
          </table:table-cell>
          <table:table-cell/>
          <table:table-cell office:value-type="string">
            <text:p>RtlLengthSecurityDescriptor</text:p>
          </table:table-cell>
          <table:table-cell office:value-type="string">
            <text:p>0x0000000140418610</text:p>
          </table:table-cell>
          <table:table-cell office:value-type="string">
            <text:p>0x00418610</text:p>
          </table:table-cell>
          <table:table-cell office:value-type="string">
            <text:p>1669 (0x68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engthSid</text:p>
          </table:table-cell>
          <table:table-cell/>
          <table:table-cell office:value-type="string">
            <text:p>RtlLengthSid</text:p>
          </table:table-cell>
          <table:table-cell office:value-type="string">
            <text:p>0x0000000140032b48</text:p>
          </table:table-cell>
          <table:table-cell office:value-type="string">
            <text:p>0x00032b48</text:p>
          </table:table-cell>
          <table:table-cell office:value-type="string">
            <text:p>1670 (0x68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adString</text:p>
          </table:table-cell>
          <table:table-cell/>
          <table:table-cell office:value-type="string">
            <text:p>RtlLoadString</text:p>
          </table:table-cell>
          <table:table-cell office:value-type="string">
            <text:p>0x000000014051a0cc</text:p>
          </table:table-cell>
          <table:table-cell office:value-type="string">
            <text:p>0x0051a0cc</text:p>
          </table:table-cell>
          <table:table-cell office:value-type="string">
            <text:p>1671 (0x68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calTimeToSystemTime</text:p>
          </table:table-cell>
          <table:table-cell/>
          <table:table-cell office:value-type="string">
            <text:p>RtlLocalTimeToSystemTime</text:p>
          </table:table-cell>
          <table:table-cell office:value-type="string">
            <text:p>0x000000014051a4c8</text:p>
          </table:table-cell>
          <table:table-cell office:value-type="string">
            <text:p>0x0051a4c8</text:p>
          </table:table-cell>
          <table:table-cell office:value-type="string">
            <text:p>1672 (0x68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ckBootStatusData</text:p>
          </table:table-cell>
          <table:table-cell/>
          <table:table-cell office:value-type="string">
            <text:p>RtlLockBootStatusData</text:p>
          </table:table-cell>
          <table:table-cell office:value-type="string">
            <text:p>0x000000014043d260</text:p>
          </table:table-cell>
          <table:table-cell office:value-type="string">
            <text:p>0x0043d260</text:p>
          </table:table-cell>
          <table:table-cell office:value-type="string">
            <text:p>1673 (0x68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okupAtomInAtomTable</text:p>
          </table:table-cell>
          <table:table-cell/>
          <table:table-cell office:value-type="string">
            <text:p>RtlLookupAtomInAtomTable</text:p>
          </table:table-cell>
          <table:table-cell office:value-type="string">
            <text:p>0x00000001403e2880</text:p>
          </table:table-cell>
          <table:table-cell office:value-type="string">
            <text:p>0x003e2880</text:p>
          </table:table-cell>
          <table:table-cell office:value-type="string">
            <text:p>1674 (0x68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okupElementGenericTable</text:p>
          </table:table-cell>
          <table:table-cell/>
          <table:table-cell office:value-type="string">
            <text:p>RtlLookupElementGenericTable</text:p>
          </table:table-cell>
          <table:table-cell office:value-type="string">
            <text:p>0x0000000140090d40</text:p>
          </table:table-cell>
          <table:table-cell office:value-type="string">
            <text:p>0x00090d40</text:p>
          </table:table-cell>
          <table:table-cell office:value-type="string">
            <text:p>1675 (0x68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okupElementGenericTableAvl</text:p>
          </table:table-cell>
          <table:table-cell/>
          <table:table-cell office:value-type="string">
            <text:p>RtlLookupElementGenericTableAvl</text:p>
          </table:table-cell>
          <table:table-cell office:value-type="string">
            <text:p>0x00000001400b1400</text:p>
          </table:table-cell>
          <table:table-cell office:value-type="string">
            <text:p>0x000b1400</text:p>
          </table:table-cell>
          <table:table-cell office:value-type="string">
            <text:p>1676 (0x68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okupElementGenericTableFull</text:p>
          </table:table-cell>
          <table:table-cell/>
          <table:table-cell office:value-type="string">
            <text:p>RtlLookupElementGenericTableFull</text:p>
          </table:table-cell>
          <table:table-cell office:value-type="string">
            <text:p>0x00000001401675a4</text:p>
          </table:table-cell>
          <table:table-cell office:value-type="string">
            <text:p>0x001675a4</text:p>
          </table:table-cell>
          <table:table-cell office:value-type="string">
            <text:p>1677 (0x68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okupElementGenericTableFullAvl</text:p>
          </table:table-cell>
          <table:table-cell/>
          <table:table-cell office:value-type="string">
            <text:p>RtlLookupElementGenericTableFullAvl</text:p>
          </table:table-cell>
          <table:table-cell office:value-type="string">
            <text:p>0x000000014008dfc0</text:p>
          </table:table-cell>
          <table:table-cell office:value-type="string">
            <text:p>0x0008dfc0</text:p>
          </table:table-cell>
          <table:table-cell office:value-type="string">
            <text:p>1678 (0x68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okupEntryHashTable</text:p>
          </table:table-cell>
          <table:table-cell/>
          <table:table-cell office:value-type="string">
            <text:p>RtlLookupEntryHashTable</text:p>
          </table:table-cell>
          <table:table-cell office:value-type="string">
            <text:p>0x00000001400c2e50</text:p>
          </table:table-cell>
          <table:table-cell office:value-type="string">
            <text:p>0x000c2e50</text:p>
          </table:table-cell>
          <table:table-cell office:value-type="string">
            <text:p>1679 (0x68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okupFirstMatchingElementGenericTableAvl</text:p>
          </table:table-cell>
          <table:table-cell/>
          <table:table-cell office:value-type="string">
            <text:p>RtlLookupFirstMatchingElementGenericTableAvl</text:p>
          </table:table-cell>
          <table:table-cell office:value-type="string">
            <text:p>0x000000014000de80</text:p>
          </table:table-cell>
          <table:table-cell office:value-type="string">
            <text:p>0x0000de80</text:p>
          </table:table-cell>
          <table:table-cell office:value-type="string">
            <text:p>1680 (0x69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LookupFunctionEntry</text:p>
          </table:table-cell>
          <table:table-cell/>
          <table:table-cell office:value-type="string">
            <text:p>RtlLookupFunctionEntry</text:p>
          </table:table-cell>
          <table:table-cell office:value-type="string">
            <text:p>0x00000001400b20e0</text:p>
          </table:table-cell>
          <table:table-cell office:value-type="string">
            <text:p>0x000b20e0</text:p>
          </table:table-cell>
          <table:table-cell office:value-type="string">
            <text:p>1681 (0x69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MapGenericMask</text:p>
          </table:table-cell>
          <table:table-cell/>
          <table:table-cell office:value-type="string">
            <text:p>RtlMapGenericMask</text:p>
          </table:table-cell>
          <table:table-cell office:value-type="string">
            <text:p>0x00000001403c5fd0</text:p>
          </table:table-cell>
          <table:table-cell office:value-type="string">
            <text:p>0x003c5fd0</text:p>
          </table:table-cell>
          <table:table-cell office:value-type="string">
            <text:p>1682 (0x69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MapSecurityErrorToNtStatus</text:p>
          </table:table-cell>
          <table:table-cell/>
          <table:table-cell office:value-type="string">
            <text:p>RtlMapSecurityErrorToNtStatus</text:p>
          </table:table-cell>
          <table:table-cell office:value-type="string">
            <text:p>0x000000014003e8cc</text:p>
          </table:table-cell>
          <table:table-cell office:value-type="string">
            <text:p>0x0003e8cc</text:p>
          </table:table-cell>
          <table:table-cell office:value-type="string">
            <text:p>1683 (0x69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MergeRangeLists</text:p>
          </table:table-cell>
          <table:table-cell/>
          <table:table-cell office:value-type="string">
            <text:p>RtlMergeRangeLists</text:p>
          </table:table-cell>
          <table:table-cell office:value-type="string">
            <text:p>0x0000000140518de8</text:p>
          </table:table-cell>
          <table:table-cell office:value-type="string">
            <text:p>0x00518de8</text:p>
          </table:table-cell>
          <table:table-cell office:value-type="string">
            <text:p>1684 (0x69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MoveMemory</text:p>
          </table:table-cell>
          <table:table-cell/>
          <table:table-cell office:value-type="string">
            <text:p>RtlMoveMemory</text:p>
          </table:table-cell>
          <table:table-cell office:value-type="string">
            <text:p>0x0000000140066750</text:p>
          </table:table-cell>
          <table:table-cell office:value-type="string">
            <text:p>0x00066750</text:p>
          </table:table-cell>
          <table:table-cell office:value-type="string">
            <text:p>1685 (0x69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MultiByteToUnicodeN</text:p>
          </table:table-cell>
          <table:table-cell/>
          <table:table-cell office:value-type="string">
            <text:p>RtlMultiByteToUnicodeN</text:p>
          </table:table-cell>
          <table:table-cell office:value-type="string">
            <text:p>0x00000001403e96e0</text:p>
          </table:table-cell>
          <table:table-cell office:value-type="string">
            <text:p>0x003e96e0</text:p>
          </table:table-cell>
          <table:table-cell office:value-type="string">
            <text:p>1686 (0x69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MultiByteToUnicodeSize</text:p>
          </table:table-cell>
          <table:table-cell/>
          <table:table-cell office:value-type="string">
            <text:p>RtlMultiByteToUnicodeSize</text:p>
          </table:table-cell>
          <table:table-cell office:value-type="string">
            <text:p>0x000000014046d154</text:p>
          </table:table-cell>
          <table:table-cell office:value-type="string">
            <text:p>0x0046d154</text:p>
          </table:table-cell>
          <table:table-cell office:value-type="string">
            <text:p>1687 (0x69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NextUnicodePrefix</text:p>
          </table:table-cell>
          <table:table-cell/>
          <table:table-cell office:value-type="string">
            <text:p>RtlNextUnicodePrefix</text:p>
          </table:table-cell>
          <table:table-cell office:value-type="string">
            <text:p>0x0000000140445938</text:p>
          </table:table-cell>
          <table:table-cell office:value-type="string">
            <text:p>0x00445938</text:p>
          </table:table-cell>
          <table:table-cell office:value-type="string">
            <text:p>1688 (0x69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NormalizeString</text:p>
          </table:table-cell>
          <table:table-cell/>
          <table:table-cell office:value-type="string">
            <text:p>RtlNormalizeString</text:p>
          </table:table-cell>
          <table:table-cell office:value-type="string">
            <text:p>0x00000001405212b4</text:p>
          </table:table-cell>
          <table:table-cell office:value-type="string">
            <text:p>0x005212b4</text:p>
          </table:table-cell>
          <table:table-cell office:value-type="string">
            <text:p>1689 (0x69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NtStatusToDosError</text:p>
          </table:table-cell>
          <table:table-cell/>
          <table:table-cell office:value-type="string">
            <text:p>RtlNtStatusToDosError</text:p>
          </table:table-cell>
          <table:table-cell office:value-type="string">
            <text:p>0x00000001404285f4</text:p>
          </table:table-cell>
          <table:table-cell office:value-type="string">
            <text:p>0x004285f4</text:p>
          </table:table-cell>
          <table:table-cell office:value-type="string">
            <text:p>1690 (0x69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NtStatusToDosErrorNoTeb</text:p>
          </table:table-cell>
          <table:table-cell/>
          <table:table-cell office:value-type="string">
            <text:p>RtlNtStatusToDosErrorNoTeb</text:p>
          </table:table-cell>
          <table:table-cell office:value-type="string">
            <text:p>0x000000014005b3cc</text:p>
          </table:table-cell>
          <table:table-cell office:value-type="string">
            <text:p>0x0005b3cc</text:p>
          </table:table-cell>
          <table:table-cell office:value-type="string">
            <text:p>1691 (0x69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NumberGenericTableElements</text:p>
          </table:table-cell>
          <table:table-cell/>
          <table:table-cell office:value-type="string">
            <text:p>RtlNumberGenericTableElements</text:p>
          </table:table-cell>
          <table:table-cell office:value-type="string">
            <text:p>0x0000000140063ea0</text:p>
          </table:table-cell>
          <table:table-cell office:value-type="string">
            <text:p>0x00063ea0</text:p>
          </table:table-cell>
          <table:table-cell office:value-type="string">
            <text:p>1692 (0x69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NumberGenericTableElementsAvl</text:p>
          </table:table-cell>
          <table:table-cell/>
          <table:table-cell office:value-type="string">
            <text:p>RtlNumberGenericTableElementsAvl</text:p>
          </table:table-cell>
          <table:table-cell office:value-type="string">
            <text:p>0x0000000140062bf0</text:p>
          </table:table-cell>
          <table:table-cell office:value-type="string">
            <text:p>0x00062bf0</text:p>
          </table:table-cell>
          <table:table-cell office:value-type="string">
            <text:p>1693 (0x69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NumberOfClearBits</text:p>
          </table:table-cell>
          <table:table-cell/>
          <table:table-cell office:value-type="string">
            <text:p>RtlNumberOfClearBits</text:p>
          </table:table-cell>
          <table:table-cell office:value-type="string">
            <text:p>0x00000001400402f4</text:p>
          </table:table-cell>
          <table:table-cell office:value-type="string">
            <text:p>0x000402f4</text:p>
          </table:table-cell>
          <table:table-cell office:value-type="string">
            <text:p>1694 (0x69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NumberOfClearBitsInRange</text:p>
          </table:table-cell>
          <table:table-cell/>
          <table:table-cell office:value-type="string">
            <text:p>RtlNumberOfClearBitsInRange</text:p>
          </table:table-cell>
          <table:table-cell office:value-type="string">
            <text:p>0x0000000140166550</text:p>
          </table:table-cell>
          <table:table-cell office:value-type="string">
            <text:p>0x00166550</text:p>
          </table:table-cell>
          <table:table-cell office:value-type="string">
            <text:p>1695 (0x69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NumberOfSetBits</text:p>
          </table:table-cell>
          <table:table-cell/>
          <table:table-cell office:value-type="string">
            <text:p>RtlNumberOfSetBits</text:p>
          </table:table-cell>
          <table:table-cell office:value-type="string">
            <text:p>0x0000000140040030</text:p>
          </table:table-cell>
          <table:table-cell office:value-type="string">
            <text:p>0x00040030</text:p>
          </table:table-cell>
          <table:table-cell office:value-type="string">
            <text:p>1696 (0x6a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NumberOfSetBitsInRange</text:p>
          </table:table-cell>
          <table:table-cell/>
          <table:table-cell office:value-type="string">
            <text:p>RtlNumberOfSetBitsInRange</text:p>
          </table:table-cell>
          <table:table-cell office:value-type="string">
            <text:p>0x000000014016657c</text:p>
          </table:table-cell>
          <table:table-cell office:value-type="string">
            <text:p>0x0016657c</text:p>
          </table:table-cell>
          <table:table-cell office:value-type="string">
            <text:p>1697 (0x6a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NumberOfSetBitsUlongPtr</text:p>
          </table:table-cell>
          <table:table-cell/>
          <table:table-cell office:value-type="string">
            <text:p>RtlNumberOfSetBitsUlongPtr</text:p>
          </table:table-cell>
          <table:table-cell office:value-type="string">
            <text:p>0x0000000140169924</text:p>
          </table:table-cell>
          <table:table-cell office:value-type="string">
            <text:p>0x00169924</text:p>
          </table:table-cell>
          <table:table-cell office:value-type="string">
            <text:p>1698 (0x6a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OemStringToCountedUnicodeString</text:p>
          </table:table-cell>
          <table:table-cell/>
          <table:table-cell office:value-type="string">
            <text:p>RtlOemStringToCountedUnicodeString</text:p>
          </table:table-cell>
          <table:table-cell office:value-type="string">
            <text:p>0x0000000140519178</text:p>
          </table:table-cell>
          <table:table-cell office:value-type="string">
            <text:p>0x00519178</text:p>
          </table:table-cell>
          <table:table-cell office:value-type="string">
            <text:p>1699 (0x6a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OemStringToUnicodeSize</text:p>
          </table:table-cell>
          <table:table-cell/>
          <table:table-cell office:value-type="string">
            <text:p>RtlOemStringToUnicodeSize</text:p>
          </table:table-cell>
          <table:table-cell office:value-type="string">
            <text:p>0x00000001405190f4</text:p>
          </table:table-cell>
          <table:table-cell office:value-type="string">
            <text:p>0x005190f4</text:p>
          </table:table-cell>
          <table:table-cell office:value-type="string">
            <text:p>1700 (0x6a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OemStringToUnicodeString</text:p>
          </table:table-cell>
          <table:table-cell/>
          <table:table-cell office:value-type="string">
            <text:p>RtlOemStringToUnicodeString</text:p>
          </table:table-cell>
          <table:table-cell office:value-type="string">
            <text:p>0x0000000140362fe4</text:p>
          </table:table-cell>
          <table:table-cell office:value-type="string">
            <text:p>0x00362fe4</text:p>
          </table:table-cell>
          <table:table-cell office:value-type="string">
            <text:p>1701 (0x6a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OemToUnicodeN</text:p>
          </table:table-cell>
          <table:table-cell/>
          <table:table-cell office:value-type="string">
            <text:p>RtlOemToUnicodeN</text:p>
          </table:table-cell>
          <table:table-cell office:value-type="string">
            <text:p>0x00000001403630d0</text:p>
          </table:table-cell>
          <table:table-cell office:value-type="string">
            <text:p>0x003630d0</text:p>
          </table:table-cell>
          <table:table-cell office:value-type="string">
            <text:p>1702 (0x6a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OpenCurrentUser</text:p>
          </table:table-cell>
          <table:table-cell/>
          <table:table-cell office:value-type="string">
            <text:p>RtlOpenCurrentUser</text:p>
          </table:table-cell>
          <table:table-cell office:value-type="string">
            <text:p>0x0000000140433140</text:p>
          </table:table-cell>
          <table:table-cell office:value-type="string">
            <text:p>0x00433140</text:p>
          </table:table-cell>
          <table:table-cell office:value-type="string">
            <text:p>1703 (0x6a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OwnerAcesPresent</text:p>
          </table:table-cell>
          <table:table-cell/>
          <table:table-cell office:value-type="string">
            <text:p>RtlOwnerAcesPresent</text:p>
          </table:table-cell>
          <table:table-cell office:value-type="string">
            <text:p>0x000000014004c8a8</text:p>
          </table:table-cell>
          <table:table-cell office:value-type="string">
            <text:p>0x0004c8a8</text:p>
          </table:table-cell>
          <table:table-cell office:value-type="string">
            <text:p>1704 (0x6a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PcToFileHeader</text:p>
          </table:table-cell>
          <table:table-cell/>
          <table:table-cell office:value-type="string">
            <text:p>RtlPcToFileHeader</text:p>
          </table:table-cell>
          <table:table-cell office:value-type="string">
            <text:p>0x00000001400dbd60</text:p>
          </table:table-cell>
          <table:table-cell office:value-type="string">
            <text:p>0x000dbd60</text:p>
          </table:table-cell>
          <table:table-cell office:value-type="string">
            <text:p>1705 (0x6a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PinAtomInAtomTable</text:p>
          </table:table-cell>
          <table:table-cell/>
          <table:table-cell office:value-type="string">
            <text:p>RtlPinAtomInAtomTable</text:p>
          </table:table-cell>
          <table:table-cell office:value-type="string">
            <text:p>0x0000000140361d70</text:p>
          </table:table-cell>
          <table:table-cell office:value-type="string">
            <text:p>0x00361d70</text:p>
          </table:table-cell>
          <table:table-cell office:value-type="string">
            <text:p>1706 (0x6a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PrefetchMemoryNonTemporal</text:p>
          </table:table-cell>
          <table:table-cell/>
          <table:table-cell office:value-type="string">
            <text:p>RtlPrefetchMemoryNonTemporal</text:p>
          </table:table-cell>
          <table:table-cell office:value-type="string">
            <text:p>0x0000000140073730</text:p>
          </table:table-cell>
          <table:table-cell office:value-type="string">
            <text:p>0x00073730</text:p>
          </table:table-cell>
          <table:table-cell office:value-type="string">
            <text:p>1707 (0x6a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PrefixString</text:p>
          </table:table-cell>
          <table:table-cell/>
          <table:table-cell office:value-type="string">
            <text:p>RtlPrefixString</text:p>
          </table:table-cell>
          <table:table-cell office:value-type="string">
            <text:p>0x000000014046cc70</text:p>
          </table:table-cell>
          <table:table-cell office:value-type="string">
            <text:p>0x0046cc70</text:p>
          </table:table-cell>
          <table:table-cell office:value-type="string">
            <text:p>1708 (0x6a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PrefixUnicodeString</text:p>
          </table:table-cell>
          <table:table-cell/>
          <table:table-cell office:value-type="string">
            <text:p>RtlPrefixUnicodeString</text:p>
          </table:table-cell>
          <table:table-cell office:value-type="string">
            <text:p>0x0000000140419ed0</text:p>
          </table:table-cell>
          <table:table-cell office:value-type="string">
            <text:p>0x00419ed0</text:p>
          </table:table-cell>
          <table:table-cell office:value-type="string">
            <text:p>1709 (0x6a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QueryAtomInAtomTable</text:p>
          </table:table-cell>
          <table:table-cell/>
          <table:table-cell office:value-type="string">
            <text:p>RtlQueryAtomInAtomTable</text:p>
          </table:table-cell>
          <table:table-cell office:value-type="string">
            <text:p>0x000000014039aee0</text:p>
          </table:table-cell>
          <table:table-cell office:value-type="string">
            <text:p>0x0039aee0</text:p>
          </table:table-cell>
          <table:table-cell office:value-type="string">
            <text:p>1710 (0x6a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QueryDynamicTimeZoneInformation</text:p>
          </table:table-cell>
          <table:table-cell/>
          <table:table-cell office:value-type="string">
            <text:p>RtlQueryDynamicTimeZoneInformation</text:p>
          </table:table-cell>
          <table:table-cell office:value-type="string">
            <text:p>0x000000014051d654</text:p>
          </table:table-cell>
          <table:table-cell office:value-type="string">
            <text:p>0x0051d654</text:p>
          </table:table-cell>
          <table:table-cell office:value-type="string">
            <text:p>1711 (0x6a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QueryElevationFlags</text:p>
          </table:table-cell>
          <table:table-cell/>
          <table:table-cell office:value-type="string">
            <text:p>RtlQueryElevationFlags</text:p>
          </table:table-cell>
          <table:table-cell office:value-type="string">
            <text:p>0x0000000140432bb0</text:p>
          </table:table-cell>
          <table:table-cell office:value-type="string">
            <text:p>0x00432bb0</text:p>
          </table:table-cell>
          <table:table-cell office:value-type="string">
            <text:p>1712 (0x6b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QueryInformationAcl</text:p>
          </table:table-cell>
          <table:table-cell/>
          <table:table-cell office:value-type="string">
            <text:p>RtlQueryInformationAcl</text:p>
          </table:table-cell>
          <table:table-cell office:value-type="string">
            <text:p>0x00000001403de440</text:p>
          </table:table-cell>
          <table:table-cell office:value-type="string">
            <text:p>0x003de440</text:p>
          </table:table-cell>
          <table:table-cell office:value-type="string">
            <text:p>1713 (0x6b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QueryModuleInformation</text:p>
          </table:table-cell>
          <table:table-cell/>
          <table:table-cell office:value-type="string">
            <text:p>RtlQueryModuleInformation</text:p>
          </table:table-cell>
          <table:table-cell office:value-type="string">
            <text:p>0x0000000140444db8</text:p>
          </table:table-cell>
          <table:table-cell office:value-type="string">
            <text:p>0x00444db8</text:p>
          </table:table-cell>
          <table:table-cell office:value-type="string">
            <text:p>1714 (0x6b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QueryRegistryValues</text:p>
          </table:table-cell>
          <table:table-cell/>
          <table:table-cell office:value-type="string">
            <text:p>RtlQueryRegistryValues</text:p>
          </table:table-cell>
          <table:table-cell office:value-type="string">
            <text:p>0x0000000140373d2c</text:p>
          </table:table-cell>
          <table:table-cell office:value-type="string">
            <text:p>0x00373d2c</text:p>
          </table:table-cell>
          <table:table-cell office:value-type="string">
            <text:p>1715 (0x6b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QueryTimeZoneInformation</text:p>
          </table:table-cell>
          <table:table-cell/>
          <table:table-cell office:value-type="string">
            <text:p>RtlQueryTimeZoneInformation</text:p>
          </table:table-cell>
          <table:table-cell office:value-type="string">
            <text:p>0x000000014051d664</text:p>
          </table:table-cell>
          <table:table-cell office:value-type="string">
            <text:p>0x0051d664</text:p>
          </table:table-cell>
          <table:table-cell office:value-type="string">
            <text:p>1716 (0x6b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QueryValidationRunlevel</text:p>
          </table:table-cell>
          <table:table-cell/>
          <table:table-cell office:value-type="string">
            <text:p>RtlQueryValidationRunlevel</text:p>
          </table:table-cell>
          <table:table-cell office:value-type="string">
            <text:p>0x0000000140169d60</text:p>
          </table:table-cell>
          <table:table-cell office:value-type="string">
            <text:p>0x00169d60</text:p>
          </table:table-cell>
          <table:table-cell office:value-type="string">
            <text:p>1717 (0x6b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aiseException</text:p>
          </table:table-cell>
          <table:table-cell/>
          <table:table-cell office:value-type="string">
            <text:p>RtlRaiseException</text:p>
          </table:table-cell>
          <table:table-cell office:value-type="string">
            <text:p>0x0000000140164d04</text:p>
          </table:table-cell>
          <table:table-cell office:value-type="string">
            <text:p>0x00164d04</text:p>
          </table:table-cell>
          <table:table-cell office:value-type="string">
            <text:p>1718 (0x6b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andom</text:p>
          </table:table-cell>
          <table:table-cell/>
          <table:table-cell office:value-type="string">
            <text:p>RtlRandom</text:p>
          </table:table-cell>
          <table:table-cell office:value-type="string">
            <text:p>0x0000000140521334</text:p>
          </table:table-cell>
          <table:table-cell office:value-type="string">
            <text:p>0x00521334</text:p>
          </table:table-cell>
          <table:table-cell office:value-type="string">
            <text:p>1719 (0x6b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andomEx</text:p>
          </table:table-cell>
          <table:table-cell/>
          <table:table-cell office:value-type="string">
            <text:p>RtlRandomEx</text:p>
          </table:table-cell>
          <table:table-cell office:value-type="string">
            <text:p>0x00000001403eb610</text:p>
          </table:table-cell>
          <table:table-cell office:value-type="string">
            <text:p>0x003eb610</text:p>
          </table:table-cell>
          <table:table-cell office:value-type="string">
            <text:p>1720 (0x6b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RbInsertNodeEx</text:p>
          </table:table-cell>
          <table:table-cell/>
          <table:table-cell office:value-type="string">
            <text:p>RtlRbInsertNodeEx</text:p>
          </table:table-cell>
          <table:table-cell office:value-type="string">
            <text:p>0x0000000140169e20</text:p>
          </table:table-cell>
          <table:table-cell office:value-type="string">
            <text:p>0x00169e20</text:p>
          </table:table-cell>
          <table:table-cell office:value-type="string">
            <text:p>1721 (0x6b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RbRemoveNode</text:p>
          </table:table-cell>
          <table:table-cell/>
          <table:table-cell office:value-type="string">
            <text:p>RtlRbRemoveNode</text:p>
          </table:table-cell>
          <table:table-cell office:value-type="string">
            <text:p>0x0000000140169f94</text:p>
          </table:table-cell>
          <table:table-cell office:value-type="string">
            <text:p>0x00169f94</text:p>
          </table:table-cell>
          <table:table-cell office:value-type="string">
            <text:p>1722 (0x6b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ealPredecessor</text:p>
          </table:table-cell>
          <table:table-cell/>
          <table:table-cell office:value-type="string">
            <text:p>RtlRealPredecessor</text:p>
          </table:table-cell>
          <table:table-cell office:value-type="string">
            <text:p>0x0000000140167534</text:p>
          </table:table-cell>
          <table:table-cell office:value-type="string">
            <text:p>0x00167534</text:p>
          </table:table-cell>
          <table:table-cell office:value-type="string">
            <text:p>1723 (0x6b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ealSuccessor</text:p>
          </table:table-cell>
          <table:table-cell/>
          <table:table-cell office:value-type="string">
            <text:p>RtlRealSuccessor</text:p>
          </table:table-cell>
          <table:table-cell office:value-type="string">
            <text:p>0x000000014001a944</text:p>
          </table:table-cell>
          <table:table-cell office:value-type="string">
            <text:p>0x0001a944</text:p>
          </table:table-cell>
          <table:table-cell office:value-type="string">
            <text:p>1724 (0x6b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emoveEntryHashTable</text:p>
          </table:table-cell>
          <table:table-cell/>
          <table:table-cell office:value-type="string">
            <text:p>RtlRemoveEntryHashTable</text:p>
          </table:table-cell>
          <table:table-cell office:value-type="string">
            <text:p>0x000000014005eb00</text:p>
          </table:table-cell>
          <table:table-cell office:value-type="string">
            <text:p>0x0005eb00</text:p>
          </table:table-cell>
          <table:table-cell office:value-type="string">
            <text:p>1725 (0x6b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emoveUnicodePrefix</text:p>
          </table:table-cell>
          <table:table-cell/>
          <table:table-cell office:value-type="string">
            <text:p>RtlRemoveUnicodePrefix</text:p>
          </table:table-cell>
          <table:table-cell office:value-type="string">
            <text:p>0x00000001403decfc</text:p>
          </table:table-cell>
          <table:table-cell office:value-type="string">
            <text:p>0x003decfc</text:p>
          </table:table-cell>
          <table:table-cell office:value-type="string">
            <text:p>1726 (0x6b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eplaceSidInSd</text:p>
          </table:table-cell>
          <table:table-cell/>
          <table:table-cell office:value-type="string">
            <text:p>RtlReplaceSidInSd</text:p>
          </table:table-cell>
          <table:table-cell office:value-type="string">
            <text:p>0x000000014051c6e0</text:p>
          </table:table-cell>
          <table:table-cell office:value-type="string">
            <text:p>0x0051c6e0</text:p>
          </table:table-cell>
          <table:table-cell office:value-type="string">
            <text:p>1727 (0x6b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eserveChunk</text:p>
          </table:table-cell>
          <table:table-cell/>
          <table:table-cell office:value-type="string">
            <text:p>RtlReserveChunk</text:p>
          </table:table-cell>
          <table:table-cell office:value-type="string">
            <text:p>0x000000014051da40</text:p>
          </table:table-cell>
          <table:table-cell office:value-type="string">
            <text:p>0x0051da40</text:p>
          </table:table-cell>
          <table:table-cell office:value-type="string">
            <text:p>1728 (0x6c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estoreContext</text:p>
          </table:table-cell>
          <table:table-cell/>
          <table:table-cell office:value-type="string">
            <text:p>RtlRestoreContext</text:p>
          </table:table-cell>
          <table:table-cell office:value-type="string">
            <text:p>0x0000000140073170</text:p>
          </table:table-cell>
          <table:table-cell office:value-type="string">
            <text:p>0x00073170</text:p>
          </table:table-cell>
          <table:table-cell office:value-type="string">
            <text:p>1729 (0x6c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unOnceBeginInitialize</text:p>
          </table:table-cell>
          <table:table-cell/>
          <table:table-cell office:value-type="string">
            <text:p>RtlRunOnceBeginInitialize</text:p>
          </table:table-cell>
          <table:table-cell office:value-type="string">
            <text:p>0x00000001403eb46c</text:p>
          </table:table-cell>
          <table:table-cell office:value-type="string">
            <text:p>0x003eb46c</text:p>
          </table:table-cell>
          <table:table-cell office:value-type="string">
            <text:p>1730 (0x6c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unOnceComplete</text:p>
          </table:table-cell>
          <table:table-cell/>
          <table:table-cell office:value-type="string">
            <text:p>RtlRunOnceComplete</text:p>
          </table:table-cell>
          <table:table-cell office:value-type="string">
            <text:p>0x00000001404aad24</text:p>
          </table:table-cell>
          <table:table-cell office:value-type="string">
            <text:p>0x004aad24</text:p>
          </table:table-cell>
          <table:table-cell office:value-type="string">
            <text:p>1731 (0x6c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unOnceExecuteOnce</text:p>
          </table:table-cell>
          <table:table-cell/>
          <table:table-cell office:value-type="string">
            <text:p>RtlRunOnceExecuteOnce</text:p>
          </table:table-cell>
          <table:table-cell office:value-type="string">
            <text:p>0x00000001403eb520</text:p>
          </table:table-cell>
          <table:table-cell office:value-type="string">
            <text:p>0x003eb520</text:p>
          </table:table-cell>
          <table:table-cell office:value-type="string">
            <text:p>1732 (0x6c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RunOnceInitialize</text:p>
          </table:table-cell>
          <table:table-cell/>
          <table:table-cell office:value-type="string">
            <text:p>RtlRunOnceInitialize</text:p>
          </table:table-cell>
          <table:table-cell office:value-type="string">
            <text:p>0x00000001404ab624</text:p>
          </table:table-cell>
          <table:table-cell office:value-type="string">
            <text:p>0x004ab624</text:p>
          </table:table-cell>
          <table:table-cell office:value-type="string">
            <text:p>1733 (0x6c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condsSince1970ToTime</text:p>
          </table:table-cell>
          <table:table-cell/>
          <table:table-cell office:value-type="string">
            <text:p>RtlSecondsSince1970ToTime</text:p>
          </table:table-cell>
          <table:table-cell office:value-type="string">
            <text:p>0x000000014001acb8</text:p>
          </table:table-cell>
          <table:table-cell office:value-type="string">
            <text:p>0x0001acb8</text:p>
          </table:table-cell>
          <table:table-cell office:value-type="string">
            <text:p>1734 (0x6c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condsSince1980ToTime</text:p>
          </table:table-cell>
          <table:table-cell/>
          <table:table-cell office:value-type="string">
            <text:p>RtlSecondsSince1980ToTime</text:p>
          </table:table-cell>
          <table:table-cell office:value-type="string">
            <text:p>0x0000000140164708</text:p>
          </table:table-cell>
          <table:table-cell office:value-type="string">
            <text:p>0x00164708</text:p>
          </table:table-cell>
          <table:table-cell office:value-type="string">
            <text:p>1735 (0x6c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lfRelativeToAbsoluteSD</text:p>
          </table:table-cell>
          <table:table-cell/>
          <table:table-cell office:value-type="string">
            <text:p>RtlSelfRelativeToAbsoluteSD</text:p>
          </table:table-cell>
          <table:table-cell office:value-type="string">
            <text:p>0x0000000140355e14</text:p>
          </table:table-cell>
          <table:table-cell office:value-type="string">
            <text:p>0x00355e14</text:p>
          </table:table-cell>
          <table:table-cell office:value-type="string">
            <text:p>1736 (0x6c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lfRelativeToAbsoluteSD2</text:p>
          </table:table-cell>
          <table:table-cell/>
          <table:table-cell office:value-type="string">
            <text:p>RtlSelfRelativeToAbsoluteSD2</text:p>
          </table:table-cell>
          <table:table-cell office:value-type="string">
            <text:p>0x000000014051ae1c</text:p>
          </table:table-cell>
          <table:table-cell office:value-type="string">
            <text:p>0x0051ae1c</text:p>
          </table:table-cell>
          <table:table-cell office:value-type="string">
            <text:p>1737 (0x6c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tAllBits</text:p>
          </table:table-cell>
          <table:table-cell/>
          <table:table-cell office:value-type="string">
            <text:p>RtlSetAllBits</text:p>
          </table:table-cell>
          <table:table-cell office:value-type="string">
            <text:p>0x00000001400e0c60</text:p>
          </table:table-cell>
          <table:table-cell office:value-type="string">
            <text:p>0x000e0c60</text:p>
          </table:table-cell>
          <table:table-cell office:value-type="string">
            <text:p>1738 (0x6c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tBit</text:p>
          </table:table-cell>
          <table:table-cell/>
          <table:table-cell office:value-type="string">
            <text:p>RtlSetBit</text:p>
          </table:table-cell>
          <table:table-cell office:value-type="string">
            <text:p>0x00000001400567a0</text:p>
          </table:table-cell>
          <table:table-cell office:value-type="string">
            <text:p>0x000567a0</text:p>
          </table:table-cell>
          <table:table-cell office:value-type="string">
            <text:p>1739 (0x6c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tBits</text:p>
          </table:table-cell>
          <table:table-cell/>
          <table:table-cell office:value-type="string">
            <text:p>RtlSetBits</text:p>
          </table:table-cell>
          <table:table-cell office:value-type="string">
            <text:p>0x00000001400aa3b0</text:p>
          </table:table-cell>
          <table:table-cell office:value-type="string">
            <text:p>0x000aa3b0</text:p>
          </table:table-cell>
          <table:table-cell office:value-type="string">
            <text:p>1740 (0x6c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SetControlSecurityDescriptor</text:p>
          </table:table-cell>
          <table:table-cell/>
          <table:table-cell office:value-type="string">
            <text:p>RtlSetControlSecurityDescriptor</text:p>
          </table:table-cell>
          <table:table-cell office:value-type="string">
            <text:p>0x000000014051d234</text:p>
          </table:table-cell>
          <table:table-cell office:value-type="string">
            <text:p>0x0051d234</text:p>
          </table:table-cell>
          <table:table-cell office:value-type="string">
            <text:p>1741 (0x6c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tDaclSecurityDescriptor</text:p>
          </table:table-cell>
          <table:table-cell/>
          <table:table-cell office:value-type="string">
            <text:p>RtlSetDaclSecurityDescriptor</text:p>
          </table:table-cell>
          <table:table-cell office:value-type="string">
            <text:p>0x00000001403b27d0</text:p>
          </table:table-cell>
          <table:table-cell office:value-type="string">
            <text:p>0x003b27d0</text:p>
          </table:table-cell>
          <table:table-cell office:value-type="string">
            <text:p>1742 (0x6c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tDynamicTimeZoneInformation</text:p>
          </table:table-cell>
          <table:table-cell/>
          <table:table-cell office:value-type="string">
            <text:p>RtlSetDynamicTimeZoneInformation</text:p>
          </table:table-cell>
          <table:table-cell office:value-type="string">
            <text:p>0x000000014051d394</text:p>
          </table:table-cell>
          <table:table-cell office:value-type="string">
            <text:p>0x0051d394</text:p>
          </table:table-cell>
          <table:table-cell office:value-type="string">
            <text:p>1743 (0x6c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tGroupSecurityDescriptor</text:p>
          </table:table-cell>
          <table:table-cell/>
          <table:table-cell office:value-type="string">
            <text:p>RtlSetGroupSecurityDescriptor</text:p>
          </table:table-cell>
          <table:table-cell office:value-type="string">
            <text:p>0x00000001403614c8</text:p>
          </table:table-cell>
          <table:table-cell office:value-type="string">
            <text:p>0x003614c8</text:p>
          </table:table-cell>
          <table:table-cell office:value-type="string">
            <text:p>1744 (0x6d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tOwnerSecurityDescriptor</text:p>
          </table:table-cell>
          <table:table-cell/>
          <table:table-cell office:value-type="string">
            <text:p>RtlSetOwnerSecurityDescriptor</text:p>
          </table:table-cell>
          <table:table-cell office:value-type="string">
            <text:p>0x0000000140361470</text:p>
          </table:table-cell>
          <table:table-cell office:value-type="string">
            <text:p>0x00361470</text:p>
          </table:table-cell>
          <table:table-cell office:value-type="string">
            <text:p>1745 (0x6d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RtlSetPortableOperatingSystem</text:p>
          </table:table-cell>
          <table:table-cell/>
          <table:table-cell office:value-type="string">
            <text:p>RtlSetPortableOperatingSystem</text:p>
          </table:table-cell>
          <table:table-cell office:value-type="string">
            <text:p>0x00000001401671e0</text:p>
          </table:table-cell>
          <table:table-cell office:value-type="string">
            <text:p>0x001671e0</text:p>
          </table:table-cell>
          <table:table-cell office:value-type="string">
            <text:p>1746 (0x6d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tSaclSecurityDescriptor</text:p>
          </table:table-cell>
          <table:table-cell/>
          <table:table-cell office:value-type="string">
            <text:p>RtlSetSaclSecurityDescriptor</text:p>
          </table:table-cell>
          <table:table-cell office:value-type="string">
            <text:p>0x0000000140361400</text:p>
          </table:table-cell>
          <table:table-cell office:value-type="string">
            <text:p>0x00361400</text:p>
          </table:table-cell>
          <table:table-cell office:value-type="string">
            <text:p>1747 (0x6d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etTimeZoneInformation</text:p>
          </table:table-cell>
          <table:table-cell/>
          <table:table-cell office:value-type="string">
            <text:p>RtlSetTimeZoneInformation</text:p>
          </table:table-cell>
          <table:table-cell office:value-type="string">
            <text:p>0x000000014051d3a4</text:p>
          </table:table-cell>
          <table:table-cell office:value-type="string">
            <text:p>0x0051d3a4</text:p>
          </table:table-cell>
          <table:table-cell office:value-type="string">
            <text:p>1748 (0x6d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idHashInitialize</text:p>
          </table:table-cell>
          <table:table-cell/>
          <table:table-cell office:value-type="string">
            <text:p>RtlSidHashInitialize</text:p>
          </table:table-cell>
          <table:table-cell office:value-type="string">
            <text:p>0x000000014005e600</text:p>
          </table:table-cell>
          <table:table-cell office:value-type="string">
            <text:p>0x0005e600</text:p>
          </table:table-cell>
          <table:table-cell office:value-type="string">
            <text:p>1749 (0x6d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idHashLookup</text:p>
          </table:table-cell>
          <table:table-cell/>
          <table:table-cell office:value-type="string">
            <text:p>RtlSidHashLookup</text:p>
          </table:table-cell>
          <table:table-cell office:value-type="string">
            <text:p>0x000000014005b660</text:p>
          </table:table-cell>
          <table:table-cell office:value-type="string">
            <text:p>0x0005b660</text:p>
          </table:table-cell>
          <table:table-cell office:value-type="string">
            <text:p>1750 (0x6d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izeHeap</text:p>
          </table:table-cell>
          <table:table-cell/>
          <table:table-cell office:value-type="string">
            <text:p>RtlSizeHeap</text:p>
          </table:table-cell>
          <table:table-cell office:value-type="string">
            <text:p>0x0000000140165390</text:p>
          </table:table-cell>
          <table:table-cell office:value-type="string">
            <text:p>0x00165390</text:p>
          </table:table-cell>
          <table:table-cell office:value-type="string">
            <text:p>1751 (0x6d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play</text:p>
          </table:table-cell>
          <table:table-cell/>
          <table:table-cell office:value-type="string">
            <text:p>RtlSplay</text:p>
          </table:table-cell>
          <table:table-cell office:value-type="string">
            <text:p>0x0000000140087c70</text:p>
          </table:table-cell>
          <table:table-cell office:value-type="string">
            <text:p>0x00087c70</text:p>
          </table:table-cell>
          <table:table-cell office:value-type="string">
            <text:p>1752 (0x6d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tringFromGUID</text:p>
          </table:table-cell>
          <table:table-cell/>
          <table:table-cell office:value-type="string">
            <text:p>RtlStringFromGUID</text:p>
          </table:table-cell>
          <table:table-cell office:value-type="string">
            <text:p>0x000000014038fba0</text:p>
          </table:table-cell>
          <table:table-cell office:value-type="string">
            <text:p>0x0038fba0</text:p>
          </table:table-cell>
          <table:table-cell office:value-type="string">
            <text:p>1753 (0x6d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ubAuthorityCountSid</text:p>
          </table:table-cell>
          <table:table-cell/>
          <table:table-cell office:value-type="string">
            <text:p>RtlSubAuthorityCountSid</text:p>
          </table:table-cell>
          <table:table-cell office:value-type="string">
            <text:p>0x0000000140036808</text:p>
          </table:table-cell>
          <table:table-cell office:value-type="string">
            <text:p>0x00036808</text:p>
          </table:table-cell>
          <table:table-cell office:value-type="string">
            <text:p>1754 (0x6d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ubAuthoritySid</text:p>
          </table:table-cell>
          <table:table-cell/>
          <table:table-cell office:value-type="string">
            <text:p>RtlSubAuthoritySid</text:p>
          </table:table-cell>
          <table:table-cell office:value-type="string">
            <text:p>0x00000001400b1f18</text:p>
          </table:table-cell>
          <table:table-cell office:value-type="string">
            <text:p>0x000b1f18</text:p>
          </table:table-cell>
          <table:table-cell office:value-type="string">
            <text:p>1755 (0x6d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ubtreePredecessor</text:p>
          </table:table-cell>
          <table:table-cell/>
          <table:table-cell office:value-type="string">
            <text:p>RtlSubtreePredecessor</text:p>
          </table:table-cell>
          <table:table-cell office:value-type="string">
            <text:p>0x00000001400569c4</text:p>
          </table:table-cell>
          <table:table-cell office:value-type="string">
            <text:p>0x000569c4</text:p>
          </table:table-cell>
          <table:table-cell office:value-type="string">
            <text:p>1756 (0x6d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ubtreeSuccessor</text:p>
          </table:table-cell>
          <table:table-cell/>
          <table:table-cell office:value-type="string">
            <text:p>RtlSubtreeSuccessor</text:p>
          </table:table-cell>
          <table:table-cell office:value-type="string">
            <text:p>0x0000000140167580</text:p>
          </table:table-cell>
          <table:table-cell office:value-type="string">
            <text:p>0x00167580</text:p>
          </table:table-cell>
          <table:table-cell office:value-type="string">
            <text:p>1757 (0x6d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SystemTimeToLocalTime</text:p>
          </table:table-cell>
          <table:table-cell/>
          <table:table-cell office:value-type="string">
            <text:p>RtlSystemTimeToLocalTime</text:p>
          </table:table-cell>
          <table:table-cell office:value-type="string">
            <text:p>0x00000001404a677c</text:p>
          </table:table-cell>
          <table:table-cell office:value-type="string">
            <text:p>0x004a677c</text:p>
          </table:table-cell>
          <table:table-cell office:value-type="string">
            <text:p>1758 (0x6d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estBit</text:p>
          </table:table-cell>
          <table:table-cell/>
          <table:table-cell office:value-type="string">
            <text:p>RtlTestBit</text:p>
          </table:table-cell>
          <table:table-cell office:value-type="string">
            <text:p>0x0000000140034d74</text:p>
          </table:table-cell>
          <table:table-cell office:value-type="string">
            <text:p>0x00034d74</text:p>
          </table:table-cell>
          <table:table-cell office:value-type="string">
            <text:p>1759 (0x6d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imeFieldsToTime</text:p>
          </table:table-cell>
          <table:table-cell/>
          <table:table-cell office:value-type="string">
            <text:p>RtlTimeFieldsToTime</text:p>
          </table:table-cell>
          <table:table-cell office:value-type="string">
            <text:p>0x0000000140018920</text:p>
          </table:table-cell>
          <table:table-cell office:value-type="string">
            <text:p>0x00018920</text:p>
          </table:table-cell>
          <table:table-cell office:value-type="string">
            <text:p>1760 (0x6e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imeToElapsedTimeFields</text:p>
          </table:table-cell>
          <table:table-cell/>
          <table:table-cell office:value-type="string">
            <text:p>RtlTimeToElapsedTimeFields</text:p>
          </table:table-cell>
          <table:table-cell office:value-type="string">
            <text:p>0x000000014051a52c</text:p>
          </table:table-cell>
          <table:table-cell office:value-type="string">
            <text:p>0x0051a52c</text:p>
          </table:table-cell>
          <table:table-cell office:value-type="string">
            <text:p>1761 (0x6e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imeToSecondsSince1970</text:p>
          </table:table-cell>
          <table:table-cell/>
          <table:table-cell office:value-type="string">
            <text:p>RtlTimeToSecondsSince1970</text:p>
          </table:table-cell>
          <table:table-cell office:value-type="string">
            <text:p>0x00000001401646c4</text:p>
          </table:table-cell>
          <table:table-cell office:value-type="string">
            <text:p>0x001646c4</text:p>
          </table:table-cell>
          <table:table-cell office:value-type="string">
            <text:p>1762 (0x6e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imeToSecondsSince1980</text:p>
          </table:table-cell>
          <table:table-cell/>
          <table:table-cell office:value-type="string">
            <text:p>RtlTimeToSecondsSince1980</text:p>
          </table:table-cell>
          <table:table-cell office:value-type="string">
            <text:p>0x0000000140164730</text:p>
          </table:table-cell>
          <table:table-cell office:value-type="string">
            <text:p>0x00164730</text:p>
          </table:table-cell>
          <table:table-cell office:value-type="string">
            <text:p>1763 (0x6e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imeToTimeFields</text:p>
          </table:table-cell>
          <table:table-cell/>
          <table:table-cell office:value-type="string">
            <text:p>RtlTimeToTimeFields</text:p>
          </table:table-cell>
          <table:table-cell office:value-type="string">
            <text:p>0x0000000140041750</text:p>
          </table:table-cell>
          <table:table-cell office:value-type="string">
            <text:p>0x00041750</text:p>
          </table:table-cell>
          <table:table-cell office:value-type="string">
            <text:p>1764 (0x6e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raceDatabaseAdd</text:p>
          </table:table-cell>
          <table:table-cell/>
          <table:table-cell office:value-type="string">
            <text:p>RtlTraceDatabaseAdd</text:p>
          </table:table-cell>
          <table:table-cell office:value-type="string">
            <text:p>0x000000014016a78c</text:p>
          </table:table-cell>
          <table:table-cell office:value-type="string">
            <text:p>0x0016a78c</text:p>
          </table:table-cell>
          <table:table-cell office:value-type="string">
            <text:p>1765 (0x6e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raceDatabaseCreate</text:p>
          </table:table-cell>
          <table:table-cell/>
          <table:table-cell office:value-type="string">
            <text:p>RtlTraceDatabaseCreate</text:p>
          </table:table-cell>
          <table:table-cell office:value-type="string">
            <text:p>0x000000014016a88c</text:p>
          </table:table-cell>
          <table:table-cell office:value-type="string">
            <text:p>0x0016a88c</text:p>
          </table:table-cell>
          <table:table-cell office:value-type="string">
            <text:p>1766 (0x6e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raceDatabaseDestroy</text:p>
          </table:table-cell>
          <table:table-cell/>
          <table:table-cell office:value-type="string">
            <text:p>RtlTraceDatabaseDestroy</text:p>
          </table:table-cell>
          <table:table-cell office:value-type="string">
            <text:p>0x000000014016a840</text:p>
          </table:table-cell>
          <table:table-cell office:value-type="string">
            <text:p>0x0016a840</text:p>
          </table:table-cell>
          <table:table-cell office:value-type="string">
            <text:p>1767 (0x6e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raceDatabaseEnumerate</text:p>
          </table:table-cell>
          <table:table-cell/>
          <table:table-cell office:value-type="string">
            <text:p>RtlTraceDatabaseEnumerate</text:p>
          </table:table-cell>
          <table:table-cell office:value-type="string">
            <text:p>0x000000014016a250</text:p>
          </table:table-cell>
          <table:table-cell office:value-type="string">
            <text:p>0x0016a250</text:p>
          </table:table-cell>
          <table:table-cell office:value-type="string">
            <text:p>1768 (0x6e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raceDatabaseFind</text:p>
          </table:table-cell>
          <table:table-cell/>
          <table:table-cell office:value-type="string">
            <text:p>RtlTraceDatabaseFind</text:p>
          </table:table-cell>
          <table:table-cell office:value-type="string">
            <text:p>0x000000014016a724</text:p>
          </table:table-cell>
          <table:table-cell office:value-type="string">
            <text:p>0x0016a724</text:p>
          </table:table-cell>
          <table:table-cell office:value-type="string">
            <text:p>1769 (0x6e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raceDatabaseLock</text:p>
          </table:table-cell>
          <table:table-cell/>
          <table:table-cell office:value-type="string">
            <text:p>RtlTraceDatabaseLock</text:p>
          </table:table-cell>
          <table:table-cell office:value-type="string">
            <text:p>0x000000014016a458</text:p>
          </table:table-cell>
          <table:table-cell office:value-type="string">
            <text:p>0x0016a458</text:p>
          </table:table-cell>
          <table:table-cell office:value-type="string">
            <text:p>1770 (0x6e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raceDatabaseUnlock</text:p>
          </table:table-cell>
          <table:table-cell/>
          <table:table-cell office:value-type="string">
            <text:p>RtlTraceDatabaseUnlock</text:p>
          </table:table-cell>
          <table:table-cell office:value-type="string">
            <text:p>0x000000014016a44c</text:p>
          </table:table-cell>
          <table:table-cell office:value-type="string">
            <text:p>0x0016a44c</text:p>
          </table:table-cell>
          <table:table-cell office:value-type="string">
            <text:p>1771 (0x6e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TraceDatabaseValidate</text:p>
          </table:table-cell>
          <table:table-cell/>
          <table:table-cell office:value-type="string">
            <text:p>RtlTraceDatabaseValidate</text:p>
          </table:table-cell>
          <table:table-cell office:value-type="string">
            <text:p>0x000000014016a7e8</text:p>
          </table:table-cell>
          <table:table-cell office:value-type="string">
            <text:p>0x0016a7e8</text:p>
          </table:table-cell>
          <table:table-cell office:value-type="string">
            <text:p>1772 (0x6e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TF8ToUnicodeN</text:p>
          </table:table-cell>
          <table:table-cell/>
          <table:table-cell office:value-type="string">
            <text:p>RtlUTF8ToUnicodeN</text:p>
          </table:table-cell>
          <table:table-cell office:value-type="string">
            <text:p>0x0000000140521448</text:p>
          </table:table-cell>
          <table:table-cell office:value-type="string">
            <text:p>0x00521448</text:p>
          </table:table-cell>
          <table:table-cell office:value-type="string">
            <text:p>1773 (0x6e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StringToAnsiSize</text:p>
          </table:table-cell>
          <table:table-cell/>
          <table:table-cell office:value-type="string">
            <text:p>RtlUnicodeStringToAnsiSize</text:p>
          </table:table-cell>
          <table:table-cell office:value-type="string">
            <text:p>0x00000001405193b8</text:p>
          </table:table-cell>
          <table:table-cell office:value-type="string">
            <text:p>0x005193b8</text:p>
          </table:table-cell>
          <table:table-cell office:value-type="string">
            <text:p>1774 (0x6e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StringToAnsiString</text:p>
          </table:table-cell>
          <table:table-cell/>
          <table:table-cell office:value-type="string">
            <text:p>RtlUnicodeStringToAnsiString</text:p>
          </table:table-cell>
          <table:table-cell office:value-type="string">
            <text:p>0x000000014041ef60</text:p>
          </table:table-cell>
          <table:table-cell office:value-type="string">
            <text:p>0x0041ef60</text:p>
          </table:table-cell>
          <table:table-cell office:value-type="string">
            <text:p>1775 (0x6e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StringToCountedOemString</text:p>
          </table:table-cell>
          <table:table-cell/>
          <table:table-cell office:value-type="string">
            <text:p>RtlUnicodeStringToCountedOemString</text:p>
          </table:table-cell>
          <table:table-cell office:value-type="string">
            <text:p>0x00000001403def4c</text:p>
          </table:table-cell>
          <table:table-cell office:value-type="string">
            <text:p>0x003def4c</text:p>
          </table:table-cell>
          <table:table-cell office:value-type="string">
            <text:p>1776 (0x6f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StringToInteger</text:p>
          </table:table-cell>
          <table:table-cell/>
          <table:table-cell office:value-type="string">
            <text:p>RtlUnicodeStringToInteger</text:p>
          </table:table-cell>
          <table:table-cell office:value-type="string">
            <text:p>0x00000001403ea190</text:p>
          </table:table-cell>
          <table:table-cell office:value-type="string">
            <text:p>0x003ea190</text:p>
          </table:table-cell>
          <table:table-cell office:value-type="string">
            <text:p>1777 (0x6f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StringToOemSize</text:p>
          </table:table-cell>
          <table:table-cell/>
          <table:table-cell office:value-type="string">
            <text:p>RtlUnicodeStringToOemSize</text:p>
          </table:table-cell>
          <table:table-cell office:value-type="string">
            <text:p>0x00000001405193b8</text:p>
          </table:table-cell>
          <table:table-cell office:value-type="string">
            <text:p>0x005193b8</text:p>
          </table:table-cell>
          <table:table-cell office:value-type="string">
            <text:p>1778 (0x6f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StringToOemString</text:p>
          </table:table-cell>
          <table:table-cell/>
          <table:table-cell office:value-type="string">
            <text:p>RtlUnicodeStringToOemString</text:p>
          </table:table-cell>
          <table:table-cell office:value-type="string">
            <text:p>0x0000000140391670</text:p>
          </table:table-cell>
          <table:table-cell office:value-type="string">
            <text:p>0x00391670</text:p>
          </table:table-cell>
          <table:table-cell office:value-type="string">
            <text:p>1779 (0x6f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ToCustomCPN</text:p>
          </table:table-cell>
          <table:table-cell/>
          <table:table-cell office:value-type="string">
            <text:p>RtlUnicodeToCustomCPN</text:p>
          </table:table-cell>
          <table:table-cell office:value-type="string">
            <text:p>0x0000000140519c50</text:p>
          </table:table-cell>
          <table:table-cell office:value-type="string">
            <text:p>0x00519c50</text:p>
          </table:table-cell>
          <table:table-cell office:value-type="string">
            <text:p>1780 (0x6f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ToMultiByteN</text:p>
          </table:table-cell>
          <table:table-cell/>
          <table:table-cell office:value-type="string">
            <text:p>RtlUnicodeToMultiByteN</text:p>
          </table:table-cell>
          <table:table-cell office:value-type="string">
            <text:p>0x000000014041eb50</text:p>
          </table:table-cell>
          <table:table-cell office:value-type="string">
            <text:p>0x0041eb50</text:p>
          </table:table-cell>
          <table:table-cell office:value-type="string">
            <text:p>1781 (0x6f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ToMultiByteSize</text:p>
          </table:table-cell>
          <table:table-cell/>
          <table:table-cell office:value-type="string">
            <text:p>RtlUnicodeToMultiByteSize</text:p>
          </table:table-cell>
          <table:table-cell office:value-type="string">
            <text:p>0x000000014039bb30</text:p>
          </table:table-cell>
          <table:table-cell office:value-type="string">
            <text:p>0x0039bb30</text:p>
          </table:table-cell>
          <table:table-cell office:value-type="string">
            <text:p>1782 (0x6f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ToOemN</text:p>
          </table:table-cell>
          <table:table-cell/>
          <table:table-cell office:value-type="string">
            <text:p>RtlUnicodeToOemN</text:p>
          </table:table-cell>
          <table:table-cell office:value-type="string">
            <text:p>0x00000001403deaf0</text:p>
          </table:table-cell>
          <table:table-cell office:value-type="string">
            <text:p>0x003deaf0</text:p>
          </table:table-cell>
          <table:table-cell office:value-type="string">
            <text:p>1783 (0x6f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icodeToUTF8N</text:p>
          </table:table-cell>
          <table:table-cell/>
          <table:table-cell office:value-type="string">
            <text:p>RtlUnicodeToUTF8N</text:p>
          </table:table-cell>
          <table:table-cell office:value-type="string">
            <text:p>0x00000001404459b0</text:p>
          </table:table-cell>
          <table:table-cell office:value-type="string">
            <text:p>0x004459b0</text:p>
          </table:table-cell>
          <table:table-cell office:value-type="string">
            <text:p>1784 (0x6f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lockBootStatusData</text:p>
          </table:table-cell>
          <table:table-cell/>
          <table:table-cell office:value-type="string">
            <text:p>RtlUnlockBootStatusData</text:p>
          </table:table-cell>
          <table:table-cell office:value-type="string">
            <text:p>0x000000014043fab0</text:p>
          </table:table-cell>
          <table:table-cell office:value-type="string">
            <text:p>0x0043fab0</text:p>
          </table:table-cell>
          <table:table-cell office:value-type="string">
            <text:p>1785 (0x6f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wind</text:p>
          </table:table-cell>
          <table:table-cell/>
          <table:table-cell office:value-type="string">
            <text:p>RtlUnwind</text:p>
          </table:table-cell>
          <table:table-cell office:value-type="string">
            <text:p>0x00000001401698d8</text:p>
          </table:table-cell>
          <table:table-cell office:value-type="string">
            <text:p>0x001698d8</text:p>
          </table:table-cell>
          <table:table-cell office:value-type="string">
            <text:p>1786 (0x6f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nwindEx</text:p>
          </table:table-cell>
          <table:table-cell/>
          <table:table-cell office:value-type="string">
            <text:p>RtlUnwindEx</text:p>
          </table:table-cell>
          <table:table-cell office:value-type="string">
            <text:p>0x0000000140094804</text:p>
          </table:table-cell>
          <table:table-cell office:value-type="string">
            <text:p>0x00094804</text:p>
          </table:table-cell>
          <table:table-cell office:value-type="string">
            <text:p>1787 (0x6f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pcaseUnicodeChar</text:p>
          </table:table-cell>
          <table:table-cell/>
          <table:table-cell office:value-type="string">
            <text:p>RtlUpcaseUnicodeChar</text:p>
          </table:table-cell>
          <table:table-cell office:value-type="string">
            <text:p>0x00000001403eac20</text:p>
          </table:table-cell>
          <table:table-cell office:value-type="string">
            <text:p>0x003eac20</text:p>
          </table:table-cell>
          <table:table-cell office:value-type="string">
            <text:p>1788 (0x6f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pcaseUnicodeString</text:p>
          </table:table-cell>
          <table:table-cell/>
          <table:table-cell office:value-type="string">
            <text:p>RtlUpcaseUnicodeString</text:p>
          </table:table-cell>
          <table:table-cell office:value-type="string">
            <text:p>0x00000001403cc6d0</text:p>
          </table:table-cell>
          <table:table-cell office:value-type="string">
            <text:p>0x003cc6d0</text:p>
          </table:table-cell>
          <table:table-cell office:value-type="string">
            <text:p>1789 (0x6f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pcaseUnicodeStringToAnsiString</text:p>
          </table:table-cell>
          <table:table-cell/>
          <table:table-cell office:value-type="string">
            <text:p>RtlUpcaseUnicodeStringToAnsiString</text:p>
          </table:table-cell>
          <table:table-cell office:value-type="string">
            <text:p>0x000000014051929c</text:p>
          </table:table-cell>
          <table:table-cell office:value-type="string">
            <text:p>0x0051929c</text:p>
          </table:table-cell>
          <table:table-cell office:value-type="string">
            <text:p>1790 (0x6f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pcaseUnicodeStringToCountedOemString</text:p>
          </table:table-cell>
          <table:table-cell/>
          <table:table-cell office:value-type="string">
            <text:p>RtlUpcaseUnicodeStringToCountedOemString</text:p>
          </table:table-cell>
          <table:table-cell office:value-type="string">
            <text:p>0x000000014035e140</text:p>
          </table:table-cell>
          <table:table-cell office:value-type="string">
            <text:p>0x0035e140</text:p>
          </table:table-cell>
          <table:table-cell office:value-type="string">
            <text:p>1791 (0x6f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pcaseUnicodeStringToOemString</text:p>
          </table:table-cell>
          <table:table-cell/>
          <table:table-cell office:value-type="string">
            <text:p>RtlUpcaseUnicodeStringToOemString</text:p>
          </table:table-cell>
          <table:table-cell office:value-type="string">
            <text:p>0x0000000140395fd4</text:p>
          </table:table-cell>
          <table:table-cell office:value-type="string">
            <text:p>0x00395fd4</text:p>
          </table:table-cell>
          <table:table-cell office:value-type="string">
            <text:p>1792 (0x70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pcaseUnicodeToCustomCPN</text:p>
          </table:table-cell>
          <table:table-cell/>
          <table:table-cell office:value-type="string">
            <text:p>RtlUpcaseUnicodeToCustomCPN</text:p>
          </table:table-cell>
          <table:table-cell office:value-type="string">
            <text:p>0x0000000140519448</text:p>
          </table:table-cell>
          <table:table-cell office:value-type="string">
            <text:p>0x00519448</text:p>
          </table:table-cell>
          <table:table-cell office:value-type="string">
            <text:p>1793 (0x70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pcaseUnicodeToMultiByteN</text:p>
          </table:table-cell>
          <table:table-cell/>
          <table:table-cell office:value-type="string">
            <text:p>RtlUpcaseUnicodeToMultiByteN</text:p>
          </table:table-cell>
          <table:table-cell office:value-type="string">
            <text:p>0x00000001403dd8d4</text:p>
          </table:table-cell>
          <table:table-cell office:value-type="string">
            <text:p>0x003dd8d4</text:p>
          </table:table-cell>
          <table:table-cell office:value-type="string">
            <text:p>1794 (0x70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pcaseUnicodeToOemN</text:p>
          </table:table-cell>
          <table:table-cell/>
          <table:table-cell office:value-type="string">
            <text:p>RtlUpcaseUnicodeToOemN</text:p>
          </table:table-cell>
          <table:table-cell office:value-type="string">
            <text:p>0x0000000140395b84</text:p>
          </table:table-cell>
          <table:table-cell office:value-type="string">
            <text:p>0x00395b84</text:p>
          </table:table-cell>
          <table:table-cell office:value-type="string">
            <text:p>1795 (0x70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pperChar</text:p>
          </table:table-cell>
          <table:table-cell/>
          <table:table-cell office:value-type="string">
            <text:p>RtlUpperChar</text:p>
          </table:table-cell>
          <table:table-cell office:value-type="string">
            <text:p>0x000000014047c2c8</text:p>
          </table:table-cell>
          <table:table-cell office:value-type="string">
            <text:p>0x0047c2c8</text:p>
          </table:table-cell>
          <table:table-cell office:value-type="string">
            <text:p>1796 (0x70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UpperString</text:p>
          </table:table-cell>
          <table:table-cell/>
          <table:table-cell office:value-type="string">
            <text:p>RtlUpperString</text:p>
          </table:table-cell>
          <table:table-cell office:value-type="string">
            <text:p>0x000000014046cdc8</text:p>
          </table:table-cell>
          <table:table-cell office:value-type="string">
            <text:p>0x0046cdc8</text:p>
          </table:table-cell>
          <table:table-cell office:value-type="string">
            <text:p>1797 (0x70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ValidRelativeSecurityDescriptor</text:p>
          </table:table-cell>
          <table:table-cell/>
          <table:table-cell office:value-type="string">
            <text:p>RtlValidRelativeSecurityDescriptor</text:p>
          </table:table-cell>
          <table:table-cell office:value-type="string">
            <text:p>0x00000001403caee0</text:p>
          </table:table-cell>
          <table:table-cell office:value-type="string">
            <text:p>0x003caee0</text:p>
          </table:table-cell>
          <table:table-cell office:value-type="string">
            <text:p>1798 (0x70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ValidSecurityDescriptor</text:p>
          </table:table-cell>
          <table:table-cell/>
          <table:table-cell office:value-type="string">
            <text:p>RtlValidSecurityDescriptor</text:p>
          </table:table-cell>
          <table:table-cell office:value-type="string">
            <text:p>0x0000000140403470</text:p>
          </table:table-cell>
          <table:table-cell office:value-type="string">
            <text:p>0x00403470</text:p>
          </table:table-cell>
          <table:table-cell office:value-type="string">
            <text:p>1799 (0x70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ValidSid</text:p>
          </table:table-cell>
          <table:table-cell/>
          <table:table-cell office:value-type="string">
            <text:p>RtlValidSid</text:p>
          </table:table-cell>
          <table:table-cell office:value-type="string">
            <text:p>0x00000001403cc424</text:p>
          </table:table-cell>
          <table:table-cell office:value-type="string">
            <text:p>0x003cc424</text:p>
          </table:table-cell>
          <table:table-cell office:value-type="string">
            <text:p>1800 (0x70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ValidateUnicodeString</text:p>
          </table:table-cell>
          <table:table-cell/>
          <table:table-cell office:value-type="string">
            <text:p>RtlValidateUnicodeString</text:p>
          </table:table-cell>
          <table:table-cell office:value-type="string">
            <text:p>0x000000014002c928</text:p>
          </table:table-cell>
          <table:table-cell office:value-type="string">
            <text:p>0x0002c928</text:p>
          </table:table-cell>
          <table:table-cell office:value-type="string">
            <text:p>1801 (0x70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VerifyVersionInfo</text:p>
          </table:table-cell>
          <table:table-cell/>
          <table:table-cell office:value-type="string">
            <text:p>RtlVerifyVersionInfo</text:p>
          </table:table-cell>
          <table:table-cell office:value-type="string">
            <text:p>0x00000001400e2e2c</text:p>
          </table:table-cell>
          <table:table-cell office:value-type="string">
            <text:p>0x000e2e2c</text:p>
          </table:table-cell>
          <table:table-cell office:value-type="string">
            <text:p>1802 (0x70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VirtualUnwind</text:p>
          </table:table-cell>
          <table:table-cell/>
          <table:table-cell office:value-type="string">
            <text:p>RtlVirtualUnwind</text:p>
          </table:table-cell>
          <table:table-cell office:value-type="string">
            <text:p>0x0000000140017978</text:p>
          </table:table-cell>
          <table:table-cell office:value-type="string">
            <text:p>0x00017978</text:p>
          </table:table-cell>
          <table:table-cell office:value-type="string">
            <text:p>1803 (0x70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VolumeDeviceToDosName</text:p>
          </table:table-cell>
          <table:table-cell/>
          <table:table-cell office:value-type="string">
            <text:p>RtlVolumeDeviceToDosName</text:p>
          </table:table-cell>
          <table:table-cell office:value-type="string">
            <text:p>0x00000001403b6fe4</text:p>
          </table:table-cell>
          <table:table-cell office:value-type="string">
            <text:p>0x003b6fe4</text:p>
          </table:table-cell>
          <table:table-cell office:value-type="string">
            <text:p>1804 (0x70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WalkFrameChain</text:p>
          </table:table-cell>
          <table:table-cell/>
          <table:table-cell office:value-type="string">
            <text:p>RtlWalkFrameChain</text:p>
          </table:table-cell>
          <table:table-cell office:value-type="string">
            <text:p>0x000000014003031c</text:p>
          </table:table-cell>
          <table:table-cell office:value-type="string">
            <text:p>0x0003031c</text:p>
          </table:table-cell>
          <table:table-cell office:value-type="string">
            <text:p>1805 (0x70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WeaklyEnumerateEntryHashTable</text:p>
          </table:table-cell>
          <table:table-cell/>
          <table:table-cell office:value-type="string">
            <text:p>RtlWeaklyEnumerateEntryHashTable</text:p>
          </table:table-cell>
          <table:table-cell office:value-type="string">
            <text:p>0x0000000140031e30</text:p>
          </table:table-cell>
          <table:table-cell office:value-type="string">
            <text:p>0x00031e30</text:p>
          </table:table-cell>
          <table:table-cell office:value-type="string">
            <text:p>1806 (0x70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WriteRegistryValue</text:p>
          </table:table-cell>
          <table:table-cell/>
          <table:table-cell office:value-type="string">
            <text:p>RtlWriteRegistryValue</text:p>
          </table:table-cell>
          <table:table-cell office:value-type="string">
            <text:p>0x000000014047026c</text:p>
          </table:table-cell>
          <table:table-cell office:value-type="string">
            <text:p>0x0047026c</text:p>
          </table:table-cell>
          <table:table-cell office:value-type="string">
            <text:p>1807 (0x70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ZeroHeap</text:p>
          </table:table-cell>
          <table:table-cell/>
          <table:table-cell office:value-type="string">
            <text:p>RtlZeroHeap</text:p>
          </table:table-cell>
          <table:table-cell office:value-type="string">
            <text:p>0x000000014051bd50</text:p>
          </table:table-cell>
          <table:table-cell office:value-type="string">
            <text:p>0x0051bd50</text:p>
          </table:table-cell>
          <table:table-cell office:value-type="string">
            <text:p>1808 (0x71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ZeroMemory</text:p>
          </table:table-cell>
          <table:table-cell/>
          <table:table-cell office:value-type="string">
            <text:p>RtlZeroMemory</text:p>
          </table:table-cell>
          <table:table-cell office:value-type="string">
            <text:p>0x0000000140073750</text:p>
          </table:table-cell>
          <table:table-cell office:value-type="string">
            <text:p>0x00073750</text:p>
          </table:table-cell>
          <table:table-cell office:value-type="string">
            <text:p>1809 (0x71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xAnsiStringToUnicodeSize</text:p>
          </table:table-cell>
          <table:table-cell/>
          <table:table-cell office:value-type="string">
            <text:p>RtlxAnsiStringToUnicodeSize</text:p>
          </table:table-cell>
          <table:table-cell office:value-type="string">
            <text:p>0x00000001405190f4</text:p>
          </table:table-cell>
          <table:table-cell office:value-type="string">
            <text:p>0x005190f4</text:p>
          </table:table-cell>
          <table:table-cell office:value-type="string">
            <text:p>1810 (0x71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xOemStringToUnicodeSize</text:p>
          </table:table-cell>
          <table:table-cell/>
          <table:table-cell office:value-type="string">
            <text:p>RtlxOemStringToUnicodeSize</text:p>
          </table:table-cell>
          <table:table-cell office:value-type="string">
            <text:p>0x00000001405190f4</text:p>
          </table:table-cell>
          <table:table-cell office:value-type="string">
            <text:p>0x005190f4</text:p>
          </table:table-cell>
          <table:table-cell office:value-type="string">
            <text:p>1811 (0x71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xUnicodeStringToAnsiSize</text:p>
          </table:table-cell>
          <table:table-cell/>
          <table:table-cell office:value-type="string">
            <text:p>RtlxUnicodeStringToAnsiSize</text:p>
          </table:table-cell>
          <table:table-cell office:value-type="string">
            <text:p>0x00000001405193b8</text:p>
          </table:table-cell>
          <table:table-cell office:value-type="string">
            <text:p>0x005193b8</text:p>
          </table:table-cell>
          <table:table-cell office:value-type="string">
            <text:p>1812 (0x71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RtlxUnicodeStringToOemSize</text:p>
          </table:table-cell>
          <table:table-cell/>
          <table:table-cell office:value-type="string">
            <text:p>RtlxUnicodeStringToOemSize</text:p>
          </table:table-cell>
          <table:table-cell office:value-type="string">
            <text:p>0x00000001405193b8</text:p>
          </table:table-cell>
          <table:table-cell office:value-type="string">
            <text:p>0x005193b8</text:p>
          </table:table-cell>
          <table:table-cell office:value-type="string">
            <text:p>1813 (0x71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ccessCheck</text:p>
          </table:table-cell>
          <table:table-cell/>
          <table:table-cell office:value-type="string">
            <text:p>SeAccessCheck</text:p>
          </table:table-cell>
          <table:table-cell office:value-type="string">
            <text:p>0x0000000140063b50</text:p>
          </table:table-cell>
          <table:table-cell office:value-type="string">
            <text:p>0x00063b50</text:p>
          </table:table-cell>
          <table:table-cell office:value-type="string">
            <text:p>1814 (0x71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ccessCheckEx</text:p>
          </table:table-cell>
          <table:table-cell/>
          <table:table-cell office:value-type="string">
            <text:p>SeAccessCheckEx</text:p>
          </table:table-cell>
          <table:table-cell office:value-type="string">
            <text:p>0x000000014002a7ec</text:p>
          </table:table-cell>
          <table:table-cell office:value-type="string">
            <text:p>0x0002a7ec</text:p>
          </table:table-cell>
          <table:table-cell office:value-type="string">
            <text:p>1815 (0x71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ccessCheckFromState</text:p>
          </table:table-cell>
          <table:table-cell/>
          <table:table-cell office:value-type="string">
            <text:p>SeAccessCheckFromState</text:p>
          </table:table-cell>
          <table:table-cell office:value-type="string">
            <text:p>0x0000000140060860</text:p>
          </table:table-cell>
          <table:table-cell office:value-type="string">
            <text:p>0x00060860</text:p>
          </table:table-cell>
          <table:table-cell office:value-type="string">
            <text:p>1816 (0x71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SeAccessCheckFromStateEx</text:p>
          </table:table-cell>
          <table:table-cell/>
          <table:table-cell office:value-type="string">
            <text:p>SeAccessCheckFromStateEx</text:p>
          </table:table-cell>
          <table:table-cell office:value-type="string">
            <text:p>0x000000014016f8b8</text:p>
          </table:table-cell>
          <table:table-cell office:value-type="string">
            <text:p>0x0016f8b8</text:p>
          </table:table-cell>
          <table:table-cell office:value-type="string">
            <text:p>1817 (0x71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ccessCheckWithHint</text:p>
          </table:table-cell>
          <table:table-cell/>
          <table:table-cell office:value-type="string">
            <text:p>SeAccessCheckWithHint</text:p>
          </table:table-cell>
          <table:table-cell office:value-type="string">
            <text:p>0x000000014009f630</text:p>
          </table:table-cell>
          <table:table-cell office:value-type="string">
            <text:p>0x0009f630</text:p>
          </table:table-cell>
          <table:table-cell office:value-type="string">
            <text:p>1818 (0x71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ppendPrivileges</text:p>
          </table:table-cell>
          <table:table-cell/>
          <table:table-cell office:value-type="string">
            <text:p>SeAppendPrivileges</text:p>
          </table:table-cell>
          <table:table-cell office:value-type="string">
            <text:p>0x000000014038f574</text:p>
          </table:table-cell>
          <table:table-cell office:value-type="string">
            <text:p>0x0038f574</text:p>
          </table:table-cell>
          <table:table-cell office:value-type="string">
            <text:p>1819 (0x71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ssignSecurity</text:p>
          </table:table-cell>
          <table:table-cell/>
          <table:table-cell office:value-type="string">
            <text:p>SeAssignSecurity</text:p>
          </table:table-cell>
          <table:table-cell office:value-type="string">
            <text:p>0x00000001403a1500</text:p>
          </table:table-cell>
          <table:table-cell office:value-type="string">
            <text:p>0x003a1500</text:p>
          </table:table-cell>
          <table:table-cell office:value-type="string">
            <text:p>1820 (0x71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ssignSecurityEx</text:p>
          </table:table-cell>
          <table:table-cell/>
          <table:table-cell office:value-type="string">
            <text:p>SeAssignSecurityEx</text:p>
          </table:table-cell>
          <table:table-cell office:value-type="string">
            <text:p>0x0000000140416040</text:p>
          </table:table-cell>
          <table:table-cell office:value-type="string">
            <text:p>0x00416040</text:p>
          </table:table-cell>
          <table:table-cell office:value-type="string">
            <text:p>1821 (0x71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uditHardLinkCreation</text:p>
          </table:table-cell>
          <table:table-cell/>
          <table:table-cell office:value-type="string">
            <text:p>SeAuditHardLinkCreation</text:p>
          </table:table-cell>
          <table:table-cell office:value-type="string">
            <text:p>0x0000000140523ec8</text:p>
          </table:table-cell>
          <table:table-cell office:value-type="string">
            <text:p>0x00523ec8</text:p>
          </table:table-cell>
          <table:table-cell office:value-type="string">
            <text:p>1822 (0x71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uditHardLinkCreationWithTransaction</text:p>
          </table:table-cell>
          <table:table-cell/>
          <table:table-cell office:value-type="string">
            <text:p>SeAuditHardLinkCreationWithTransaction</text:p>
          </table:table-cell>
          <table:table-cell office:value-type="string">
            <text:p>0x0000000140523d08</text:p>
          </table:table-cell>
          <table:table-cell office:value-type="string">
            <text:p>0x00523d08</text:p>
          </table:table-cell>
          <table:table-cell office:value-type="string">
            <text:p>1823 (0x71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uditTransactionStateChange</text:p>
          </table:table-cell>
          <table:table-cell/>
          <table:table-cell office:value-type="string">
            <text:p>SeAuditTransactionStateChange</text:p>
          </table:table-cell>
          <table:table-cell office:value-type="string">
            <text:p>0x0000000140523abc</text:p>
          </table:table-cell>
          <table:table-cell office:value-type="string">
            <text:p>0x00523abc</text:p>
          </table:table-cell>
          <table:table-cell office:value-type="string">
            <text:p>1824 (0x72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uditingAnyFileEventsWithContext</text:p>
          </table:table-cell>
          <table:table-cell/>
          <table:table-cell office:value-type="string">
            <text:p>SeAuditingAnyFileEventsWithContext</text:p>
          </table:table-cell>
          <table:table-cell office:value-type="string">
            <text:p>0x000000014040eab0</text:p>
          </table:table-cell>
          <table:table-cell office:value-type="string">
            <text:p>0x0040eab0</text:p>
          </table:table-cell>
          <table:table-cell office:value-type="string">
            <text:p>1825 (0x72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uditingFileEvents</text:p>
          </table:table-cell>
          <table:table-cell/>
          <table:table-cell office:value-type="string">
            <text:p>SeAuditingFileEvents</text:p>
          </table:table-cell>
          <table:table-cell office:value-type="string">
            <text:p>0x0000000140526cec</text:p>
          </table:table-cell>
          <table:table-cell office:value-type="string">
            <text:p>0x00526cec</text:p>
          </table:table-cell>
          <table:table-cell office:value-type="string">
            <text:p>1826 (0x72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uditingFileEventsWithContext</text:p>
          </table:table-cell>
          <table:table-cell/>
          <table:table-cell office:value-type="string">
            <text:p>SeAuditingFileEventsWithContext</text:p>
          </table:table-cell>
          <table:table-cell office:value-type="string">
            <text:p>0x0000000140526c4c</text:p>
          </table:table-cell>
          <table:table-cell office:value-type="string">
            <text:p>0x00526c4c</text:p>
          </table:table-cell>
          <table:table-cell office:value-type="string">
            <text:p>1827 (0x72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uditingFileOrGlobalEvents</text:p>
          </table:table-cell>
          <table:table-cell/>
          <table:table-cell office:value-type="string">
            <text:p>SeAuditingFileOrGlobalEvents</text:p>
          </table:table-cell>
          <table:table-cell office:value-type="string">
            <text:p>0x0000000140526d2c</text:p>
          </table:table-cell>
          <table:table-cell office:value-type="string">
            <text:p>0x00526d2c</text:p>
          </table:table-cell>
          <table:table-cell office:value-type="string">
            <text:p>1828 (0x72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uditingHardLinkEvents</text:p>
          </table:table-cell>
          <table:table-cell/>
          <table:table-cell office:value-type="string">
            <text:p>SeAuditingHardLinkEvents</text:p>
          </table:table-cell>
          <table:table-cell office:value-type="string">
            <text:p>0x0000000140526bf4</text:p>
          </table:table-cell>
          <table:table-cell office:value-type="string">
            <text:p>0x00526bf4</text:p>
          </table:table-cell>
          <table:table-cell office:value-type="string">
            <text:p>1829 (0x72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uditingHardLinkEventsWithContext</text:p>
          </table:table-cell>
          <table:table-cell/>
          <table:table-cell office:value-type="string">
            <text:p>SeAuditingHardLinkEventsWithContext</text:p>
          </table:table-cell>
          <table:table-cell office:value-type="string">
            <text:p>0x0000000140327c34</text:p>
          </table:table-cell>
          <table:table-cell office:value-type="string">
            <text:p>0x00327c34</text:p>
          </table:table-cell>
          <table:table-cell office:value-type="string">
            <text:p>1830 (0x72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AuditingWithTokenForSubcategory</text:p>
          </table:table-cell>
          <table:table-cell/>
          <table:table-cell office:value-type="string">
            <text:p>SeAuditingWithTokenForSubcategory</text:p>
          </table:table-cell>
          <table:table-cell office:value-type="string">
            <text:p>0x00000001403c6f90</text:p>
          </table:table-cell>
          <table:table-cell office:value-type="string">
            <text:p>0x003c6f90</text:p>
          </table:table-cell>
          <table:table-cell office:value-type="string">
            <text:p>1831 (0x72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CaptureSecurityDescriptor</text:p>
          </table:table-cell>
          <table:table-cell/>
          <table:table-cell office:value-type="string">
            <text:p>SeCaptureSecurityDescriptor</text:p>
          </table:table-cell>
          <table:table-cell office:value-type="string">
            <text:p>0x0000000140402720</text:p>
          </table:table-cell>
          <table:table-cell office:value-type="string">
            <text:p>0x00402720</text:p>
          </table:table-cell>
          <table:table-cell office:value-type="string">
            <text:p>1832 (0x72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CaptureSubjectContext</text:p>
          </table:table-cell>
          <table:table-cell/>
          <table:table-cell office:value-type="string">
            <text:p>SeCaptureSubjectContext</text:p>
          </table:table-cell>
          <table:table-cell office:value-type="string">
            <text:p>0x00000001403e3f00</text:p>
          </table:table-cell>
          <table:table-cell office:value-type="string">
            <text:p>0x003e3f00</text:p>
          </table:table-cell>
          <table:table-cell office:value-type="string">
            <text:p>1833 (0x72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CaptureSubjectContextEx</text:p>
          </table:table-cell>
          <table:table-cell/>
          <table:table-cell office:value-type="string">
            <text:p>SeCaptureSubjectContextEx</text:p>
          </table:table-cell>
          <table:table-cell office:value-type="string">
            <text:p>0x00000001403ea108</text:p>
          </table:table-cell>
          <table:table-cell office:value-type="string">
            <text:p>0x003ea108</text:p>
          </table:table-cell>
          <table:table-cell office:value-type="string">
            <text:p>1834 (0x72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CloseObjectAuditAlarm</text:p>
          </table:table-cell>
          <table:table-cell/>
          <table:table-cell office:value-type="string">
            <text:p>SeCloseObjectAuditAlarm</text:p>
          </table:table-cell>
          <table:table-cell office:value-type="string">
            <text:p>0x0000000140528a64</text:p>
          </table:table-cell>
          <table:table-cell office:value-type="string">
            <text:p>0x00528a64</text:p>
          </table:table-cell>
          <table:table-cell office:value-type="string">
            <text:p>1835 (0x72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CloseObjectAuditAlarmForNonObObject</text:p>
          </table:table-cell>
          <table:table-cell/>
          <table:table-cell office:value-type="string">
            <text:p>SeCloseObjectAuditAlarmForNonObObject</text:p>
          </table:table-cell>
          <table:table-cell office:value-type="string">
            <text:p>0x00000001405288dc</text:p>
          </table:table-cell>
          <table:table-cell office:value-type="string">
            <text:p>0x005288dc</text:p>
          </table:table-cell>
          <table:table-cell office:value-type="string">
            <text:p>1836 (0x72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ComputeAutoInheritByObjectType</text:p>
          </table:table-cell>
          <table:table-cell/>
          <table:table-cell office:value-type="string">
            <text:p>SeComputeAutoInheritByObjectType</text:p>
          </table:table-cell>
          <table:table-cell office:value-type="string">
            <text:p>0x00000001400a48a0</text:p>
          </table:table-cell>
          <table:table-cell office:value-type="string">
            <text:p>0x000a48a0</text:p>
          </table:table-cell>
          <table:table-cell office:value-type="string">
            <text:p>1837 (0x72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CreateAccessState</text:p>
          </table:table-cell>
          <table:table-cell/>
          <table:table-cell office:value-type="string">
            <text:p>SeCreateAccessState</text:p>
          </table:table-cell>
          <table:table-cell office:value-type="string">
            <text:p>0x00000001403cdfac</text:p>
          </table:table-cell>
          <table:table-cell office:value-type="string">
            <text:p>0x003cdfac</text:p>
          </table:table-cell>
          <table:table-cell office:value-type="string">
            <text:p>1838 (0x72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CreateAccessStateEx</text:p>
          </table:table-cell>
          <table:table-cell/>
          <table:table-cell office:value-type="string">
            <text:p>SeCreateAccessStateEx</text:p>
          </table:table-cell>
          <table:table-cell office:value-type="string">
            <text:p>0x0000000140403110</text:p>
          </table:table-cell>
          <table:table-cell office:value-type="string">
            <text:p>0x00403110</text:p>
          </table:table-cell>
          <table:table-cell office:value-type="string">
            <text:p>1839 (0x72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CreateClientSecurity</text:p>
          </table:table-cell>
          <table:table-cell/>
          <table:table-cell office:value-type="string">
            <text:p>SeCreateClientSecurity</text:p>
          </table:table-cell>
          <table:table-cell office:value-type="string">
            <text:p>0x00000001403ebfa8</text:p>
          </table:table-cell>
          <table:table-cell office:value-type="string">
            <text:p>0x003ebfa8</text:p>
          </table:table-cell>
          <table:table-cell office:value-type="string">
            <text:p>1840 (0x73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SeCreateClientSecurityEx</text:p>
          </table:table-cell>
          <table:table-cell/>
          <table:table-cell office:value-type="string">
            <text:p>SeCreateClientSecurityEx</text:p>
          </table:table-cell>
          <table:table-cell office:value-type="string">
            <text:p>0x000000014039bda8</text:p>
          </table:table-cell>
          <table:table-cell office:value-type="string">
            <text:p>0x0039bda8</text:p>
          </table:table-cell>
          <table:table-cell office:value-type="string">
            <text:p>1841 (0x73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CreateClientSecurityFromSubjectContext</text:p>
          </table:table-cell>
          <table:table-cell/>
          <table:table-cell office:value-type="string">
            <text:p>SeCreateClientSecurityFromSubjectContext</text:p>
          </table:table-cell>
          <table:table-cell office:value-type="string">
            <text:p>0x000000014035774c</text:p>
          </table:table-cell>
          <table:table-cell office:value-type="string">
            <text:p>0x0035774c</text:p>
          </table:table-cell>
          <table:table-cell office:value-type="string">
            <text:p>1842 (0x73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DeassignSecurity</text:p>
          </table:table-cell>
          <table:table-cell/>
          <table:table-cell office:value-type="string">
            <text:p>SeCreateClientSecurityFromSubjectContextEx</text:p>
          </table:table-cell>
          <table:table-cell office:value-type="string">
            <text:p>0x00000001401701d8</text:p>
          </table:table-cell>
          <table:table-cell office:value-type="string">
            <text:p>0x001701d8</text:p>
          </table:table-cell>
          <table:table-cell office:value-type="string">
            <text:p>1843 (0x73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DeleteAccessState</text:p>
          </table:table-cell>
          <table:table-cell/>
          <table:table-cell office:value-type="string">
            <text:p>SeDeassignSecurity</text:p>
          </table:table-cell>
          <table:table-cell office:value-type="string">
            <text:p>0x00000001403b89d4</text:p>
          </table:table-cell>
          <table:table-cell office:value-type="string">
            <text:p>0x003b89d4</text:p>
          </table:table-cell>
          <table:table-cell office:value-type="string">
            <text:p>1844 (0x73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DeleteObjectAuditAlarm</text:p>
          </table:table-cell>
          <table:table-cell/>
          <table:table-cell office:value-type="string">
            <text:p>SeDeleteAccessState</text:p>
          </table:table-cell>
          <table:table-cell office:value-type="string">
            <text:p>0x0000000140403050</text:p>
          </table:table-cell>
          <table:table-cell office:value-type="string">
            <text:p>0x00403050</text:p>
          </table:table-cell>
          <table:table-cell office:value-type="string">
            <text:p>1845 (0x73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SeDeleteObjectAuditAlarm</text:p>
          </table:table-cell>
          <table:table-cell/>
          <table:table-cell office:value-type="string">
            <text:p>SeDeleteObjectAuditAlarm</text:p>
          </table:table-cell>
          <table:table-cell office:value-type="string">
            <text:p>0x0000000140528e88</text:p>
          </table:table-cell>
          <table:table-cell office:value-type="string">
            <text:p>0x00528e88</text:p>
          </table:table-cell>
          <table:table-cell office:value-type="string">
            <text:p>1846 (0x73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DeleteObjectAuditAlarmWithTransaction</text:p>
          </table:table-cell>
          <table:table-cell/>
          <table:table-cell office:value-type="string">
            <text:p>SeDeleteObjectAuditAlarmWithTransaction</text:p>
          </table:table-cell>
          <table:table-cell office:value-type="string">
            <text:p>0x0000000140528e24</text:p>
          </table:table-cell>
          <table:table-cell office:value-type="string">
            <text:p>0x00528e24</text:p>
          </table:table-cell>
          <table:table-cell office:value-type="string">
            <text:p>1847 (0x73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ExamineSacl</text:p>
          </table:table-cell>
          <table:table-cell/>
          <table:table-cell office:value-type="string">
            <text:p>SeExamineSacl</text:p>
          </table:table-cell>
          <table:table-cell office:value-type="string">
            <text:p>0x0000000140528abc</text:p>
          </table:table-cell>
          <table:table-cell office:value-type="string">
            <text:p>0x00528abc</text:p>
          </table:table-cell>
          <table:table-cell office:value-type="string">
            <text:p>1848 (0x73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Exports</text:p>
          </table:table-cell>
          <table:table-cell/>
          <table:table-cell office:value-type="string">
            <text:p>SeExports</text:p>
          </table:table-cell>
          <table:table-cell office:value-type="string">
            <text:p>0x0000000140619098</text:p>
          </table:table-cell>
          <table:table-cell office:value-type="string">
            <text:p>0x00619098</text:p>
          </table:table-cell>
          <table:table-cell office:value-type="string">
            <text:p>1849 (0x73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FilterToken</text:p>
          </table:table-cell>
          <table:table-cell/>
          <table:table-cell office:value-type="string">
            <text:p>SeFilterToken</text:p>
          </table:table-cell>
          <table:table-cell office:value-type="string">
            <text:p>0x00000001405233d0</text:p>
          </table:table-cell>
          <table:table-cell office:value-type="string">
            <text:p>0x005233d0</text:p>
          </table:table-cell>
          <table:table-cell office:value-type="string">
            <text:p>1850 (0x73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FreePrivileges</text:p>
          </table:table-cell>
          <table:table-cell/>
          <table:table-cell office:value-type="string">
            <text:p>SeFreePrivileges</text:p>
          </table:table-cell>
          <table:table-cell office:value-type="string">
            <text:p>0x0000000140060e8c</text:p>
          </table:table-cell>
          <table:table-cell office:value-type="string">
            <text:p>0x00060e8c</text:p>
          </table:table-cell>
          <table:table-cell office:value-type="string">
            <text:p>1851 (0x73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GetLinkedToken</text:p>
          </table:table-cell>
          <table:table-cell/>
          <table:table-cell office:value-type="string">
            <text:p>SeGetLinkedToken</text:p>
          </table:table-cell>
          <table:table-cell office:value-type="string">
            <text:p>0x0000000140528fb8</text:p>
          </table:table-cell>
          <table:table-cell office:value-type="string">
            <text:p>0x00528fb8</text:p>
          </table:table-cell>
          <table:table-cell office:value-type="string">
            <text:p>1852 (0x73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SeGetLogonSessionToken</text:p>
          </table:table-cell>
          <table:table-cell/>
          <table:table-cell office:value-type="string">
            <text:p>SeGetLogonSessionToken</text:p>
          </table:table-cell>
          <table:table-cell office:value-type="string">
            <text:p>0x0000000140528ea0</text:p>
          </table:table-cell>
          <table:table-cell office:value-type="string">
            <text:p>0x00528ea0</text:p>
          </table:table-cell>
          <table:table-cell office:value-type="string">
            <text:p>1853 (0x73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ImpersonateClient</text:p>
          </table:table-cell>
          <table:table-cell/>
          <table:table-cell office:value-type="string">
            <text:p>SeImpersonateClient</text:p>
          </table:table-cell>
          <table:table-cell office:value-type="string">
            <text:p>0x0000000140528e94</text:p>
          </table:table-cell>
          <table:table-cell office:value-type="string">
            <text:p>0x00528e94</text:p>
          </table:table-cell>
          <table:table-cell office:value-type="string">
            <text:p>1854 (0x73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ImpersonateClientEx</text:p>
          </table:table-cell>
          <table:table-cell/>
          <table:table-cell office:value-type="string">
            <text:p>SeImpersonateClientEx</text:p>
          </table:table-cell>
          <table:table-cell office:value-type="string">
            <text:p>0x00000001403dcee8</text:p>
          </table:table-cell>
          <table:table-cell office:value-type="string">
            <text:p>0x003dcee8</text:p>
          </table:table-cell>
          <table:table-cell office:value-type="string">
            <text:p>1855 (0x73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LocateProcessImageName</text:p>
          </table:table-cell>
          <table:table-cell/>
          <table:table-cell office:value-type="string">
            <text:p>SeLocateProcessImageName</text:p>
          </table:table-cell>
          <table:table-cell office:value-type="string">
            <text:p>0x0000000140418530</text:p>
          </table:table-cell>
          <table:table-cell office:value-type="string">
            <text:p>0x00418530</text:p>
          </table:table-cell>
          <table:table-cell office:value-type="string">
            <text:p>1856 (0x74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LockSubjectContext</text:p>
          </table:table-cell>
          <table:table-cell/>
          <table:table-cell office:value-type="string">
            <text:p>SeLockSubjectContext</text:p>
          </table:table-cell>
          <table:table-cell office:value-type="string">
            <text:p>0x000000014040ea50</text:p>
          </table:table-cell>
          <table:table-cell office:value-type="string">
            <text:p>0x0040ea50</text:p>
          </table:table-cell>
          <table:table-cell office:value-type="string">
            <text:p>1857 (0x74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MarkLogonSessionForTerminationNotification</text:p>
          </table:table-cell>
          <table:table-cell/>
          <table:table-cell office:value-type="string">
            <text:p>SeMarkLogonSessionForTerminationNotification</text:p>
          </table:table-cell>
          <table:table-cell office:value-type="string">
            <text:p>0x0000000140396140</text:p>
          </table:table-cell>
          <table:table-cell office:value-type="string">
            <text:p>0x00396140</text:p>
          </table:table-cell>
          <table:table-cell office:value-type="string">
            <text:p>1858 (0x74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OpenObjectAuditAlarm</text:p>
          </table:table-cell>
          <table:table-cell/>
          <table:table-cell office:value-type="string">
            <text:p>SeOpenObjectAuditAlarm</text:p>
          </table:table-cell>
          <table:table-cell office:value-type="string">
            <text:p>0x00000001403d2450</text:p>
          </table:table-cell>
          <table:table-cell office:value-type="string">
            <text:p>0x003d2450</text:p>
          </table:table-cell>
          <table:table-cell office:value-type="string">
            <text:p>1859 (0x74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OpenObjectAuditAlarmForNonObObject</text:p>
          </table:table-cell>
          <table:table-cell/>
          <table:table-cell office:value-type="string">
            <text:p>SeOpenObjectAuditAlarmForNonObObject</text:p>
          </table:table-cell>
          <table:table-cell office:value-type="string">
            <text:p>0x000000014034fb24</text:p>
          </table:table-cell>
          <table:table-cell office:value-type="string">
            <text:p>0x0034fb24</text:p>
          </table:table-cell>
          <table:table-cell office:value-type="string">
            <text:p>1860 (0x74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OpenObjectAuditAlarmWithTransaction</text:p>
          </table:table-cell>
          <table:table-cell/>
          <table:table-cell office:value-type="string">
            <text:p>SeOpenObjectAuditAlarmWithTransaction</text:p>
          </table:table-cell>
          <table:table-cell office:value-type="string">
            <text:p>0x0000000140413bb0</text:p>
          </table:table-cell>
          <table:table-cell office:value-type="string">
            <text:p>0x00413bb0</text:p>
          </table:table-cell>
          <table:table-cell office:value-type="string">
            <text:p>1861 (0x74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OpenObjectForDeleteAuditAlarm</text:p>
          </table:table-cell>
          <table:table-cell/>
          <table:table-cell office:value-type="string">
            <text:p>SeOpenObjectForDeleteAuditAlarm</text:p>
          </table:table-cell>
          <table:table-cell office:value-type="string">
            <text:p>0x000000014034df90</text:p>
          </table:table-cell>
          <table:table-cell office:value-type="string">
            <text:p>0x0034df90</text:p>
          </table:table-cell>
          <table:table-cell office:value-type="string">
            <text:p>1862 (0x74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OpenObjectForDeleteAuditAlarmWithTransaction</text:p>
          </table:table-cell>
          <table:table-cell/>
          <table:table-cell office:value-type="string">
            <text:p>SeOpenObjectForDeleteAuditAlarmWithTransaction</text:p>
          </table:table-cell>
          <table:table-cell office:value-type="string">
            <text:p>0x000000014034f4d4</text:p>
          </table:table-cell>
          <table:table-cell office:value-type="string">
            <text:p>0x0034f4d4</text:p>
          </table:table-cell>
          <table:table-cell office:value-type="string">
            <text:p>1863 (0x74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PrivilegeCheck</text:p>
          </table:table-cell>
          <table:table-cell/>
          <table:table-cell office:value-type="string">
            <text:p>SePrivilegeCheck</text:p>
          </table:table-cell>
          <table:table-cell office:value-type="string">
            <text:p>0x00000001403fbb70</text:p>
          </table:table-cell>
          <table:table-cell office:value-type="string">
            <text:p>0x003fbb70</text:p>
          </table:table-cell>
          <table:table-cell office:value-type="string">
            <text:p>1864 (0x74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PrivilegeObjectAuditAlarm</text:p>
          </table:table-cell>
          <table:table-cell/>
          <table:table-cell office:value-type="string">
            <text:p>SePrivilegeObjectAuditAlarm</text:p>
          </table:table-cell>
          <table:table-cell office:value-type="string">
            <text:p>0x0000000140470418</text:p>
          </table:table-cell>
          <table:table-cell office:value-type="string">
            <text:p>0x00470418</text:p>
          </table:table-cell>
          <table:table-cell office:value-type="string">
            <text:p>1865 (0x74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PublicDefaultDacl</text:p>
          </table:table-cell>
          <table:table-cell/>
          <table:table-cell office:value-type="string">
            <text:p>SePublicDefaultDacl</text:p>
          </table:table-cell>
          <table:table-cell office:value-type="string">
            <text:p>0x00000001406192c0</text:p>
          </table:table-cell>
          <table:table-cell office:value-type="string">
            <text:p>0x006192c0</text:p>
          </table:table-cell>
          <table:table-cell office:value-type="string">
            <text:p>1866 (0x74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QueryAuthenticationIdToken</text:p>
          </table:table-cell>
          <table:table-cell/>
          <table:table-cell office:value-type="string">
            <text:p>SeQueryAuthenticationIdToken</text:p>
          </table:table-cell>
          <table:table-cell office:value-type="string">
            <text:p>0x00000001403c7be0</text:p>
          </table:table-cell>
          <table:table-cell office:value-type="string">
            <text:p>0x003c7be0</text:p>
          </table:table-cell>
          <table:table-cell office:value-type="string">
            <text:p>1867 (0x74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QueryInformationToken</text:p>
          </table:table-cell>
          <table:table-cell/>
          <table:table-cell office:value-type="string">
            <text:p>SeQueryInformationToken</text:p>
          </table:table-cell>
          <table:table-cell office:value-type="string">
            <text:p>0x0000000140414940</text:p>
          </table:table-cell>
          <table:table-cell office:value-type="string">
            <text:p>0x00414940</text:p>
          </table:table-cell>
          <table:table-cell office:value-type="string">
            <text:p>1868 (0x74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QuerySecurityAttributesToken</text:p>
          </table:table-cell>
          <table:table-cell/>
          <table:table-cell office:value-type="string">
            <text:p>SeQuerySecurityAttributesToken</text:p>
          </table:table-cell>
          <table:table-cell office:value-type="string">
            <text:p>0x000000014047b548</text:p>
          </table:table-cell>
          <table:table-cell office:value-type="string">
            <text:p>0x0047b548</text:p>
          </table:table-cell>
          <table:table-cell office:value-type="string">
            <text:p>1869 (0x74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QuerySecurityDescriptorInfo</text:p>
          </table:table-cell>
          <table:table-cell/>
          <table:table-cell office:value-type="string">
            <text:p>SeQuerySecurityDescriptorInfo</text:p>
          </table:table-cell>
          <table:table-cell office:value-type="string">
            <text:p>0x00000001403bcba0</text:p>
          </table:table-cell>
          <table:table-cell office:value-type="string">
            <text:p>0x003bcba0</text:p>
          </table:table-cell>
          <table:table-cell office:value-type="string">
            <text:p>1870 (0x74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QuerySessionIdToken</text:p>
          </table:table-cell>
          <table:table-cell/>
          <table:table-cell office:value-type="string">
            <text:p>SeQuerySessionIdToken</text:p>
          </table:table-cell>
          <table:table-cell office:value-type="string">
            <text:p>0x000000014039a4d0</text:p>
          </table:table-cell>
          <table:table-cell office:value-type="string">
            <text:p>0x0039a4d0</text:p>
          </table:table-cell>
          <table:table-cell office:value-type="string">
            <text:p>1871 (0x74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RegisterLogonSessionTerminatedRoutine</text:p>
          </table:table-cell>
          <table:table-cell/>
          <table:table-cell office:value-type="string">
            <text:p>SeRegisterLogonSessionTerminatedRoutine</text:p>
          </table:table-cell>
          <table:table-cell office:value-type="string">
            <text:p>0x00000001404a9ad0</text:p>
          </table:table-cell>
          <table:table-cell office:value-type="string">
            <text:p>0x004a9ad0</text:p>
          </table:table-cell>
          <table:table-cell office:value-type="string">
            <text:p>1872 (0x75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ReleaseSecurityDescriptor</text:p>
          </table:table-cell>
          <table:table-cell/>
          <table:table-cell office:value-type="string">
            <text:p>SeReleaseSecurityDescriptor</text:p>
          </table:table-cell>
          <table:table-cell office:value-type="string">
            <text:p>0x00000001403ba924</text:p>
          </table:table-cell>
          <table:table-cell office:value-type="string">
            <text:p>0x003ba924</text:p>
          </table:table-cell>
          <table:table-cell office:value-type="string">
            <text:p>1873 (0x75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ReleaseSubjectContext</text:p>
          </table:table-cell>
          <table:table-cell/>
          <table:table-cell office:value-type="string">
            <text:p>SeReleaseSubjectContext</text:p>
          </table:table-cell>
          <table:table-cell office:value-type="string">
            <text:p>0x00000001403e9c84</text:p>
          </table:table-cell>
          <table:table-cell office:value-type="string">
            <text:p>0x003e9c84</text:p>
          </table:table-cell>
          <table:table-cell office:value-type="string">
            <text:p>1874 (0x75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ReportSecurityEvent</text:p>
          </table:table-cell>
          <table:table-cell/>
          <table:table-cell office:value-type="string">
            <text:p>SeReportSecurityEvent</text:p>
          </table:table-cell>
          <table:table-cell office:value-type="string">
            <text:p>0x000000014016fbe0</text:p>
          </table:table-cell>
          <table:table-cell office:value-type="string">
            <text:p>0x0016fbe0</text:p>
          </table:table-cell>
          <table:table-cell office:value-type="string">
            <text:p>1875 (0x75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ReportSecurityEventWithSubCategory</text:p>
          </table:table-cell>
          <table:table-cell/>
          <table:table-cell office:value-type="string">
            <text:p>SeReportSecurityEventWithSubCategory</text:p>
          </table:table-cell>
          <table:table-cell office:value-type="string">
            <text:p>0x000000014002cdf0</text:p>
          </table:table-cell>
          <table:table-cell office:value-type="string">
            <text:p>0x0002cdf0</text:p>
          </table:table-cell>
          <table:table-cell office:value-type="string">
            <text:p>1876 (0x75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SeSecurityAttributePresent</text:p>
          </table:table-cell>
          <table:table-cell/>
          <table:table-cell office:value-type="string">
            <text:p>SeSecurityAttributePresent</text:p>
          </table:table-cell>
          <table:table-cell office:value-type="string">
            <text:p>0x0000000140036410</text:p>
          </table:table-cell>
          <table:table-cell office:value-type="string">
            <text:p>0x00036410</text:p>
          </table:table-cell>
          <table:table-cell office:value-type="string">
            <text:p>1877 (0x75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SetAccessStateGenericMapping</text:p>
          </table:table-cell>
          <table:table-cell/>
          <table:table-cell office:value-type="string">
            <text:p>SeSetAccessStateGenericMapping</text:p>
          </table:table-cell>
          <table:table-cell office:value-type="string">
            <text:p>0x00000001405237d4</text:p>
          </table:table-cell>
          <table:table-cell office:value-type="string">
            <text:p>0x005237d4</text:p>
          </table:table-cell>
          <table:table-cell office:value-type="string">
            <text:p>1878 (0x75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SetAuditParameter</text:p>
          </table:table-cell>
          <table:table-cell/>
          <table:table-cell office:value-type="string">
            <text:p>SeSetAuditParameter</text:p>
          </table:table-cell>
          <table:table-cell office:value-type="string">
            <text:p>0x000000014004c1e8</text:p>
          </table:table-cell>
          <table:table-cell office:value-type="string">
            <text:p>0x0004c1e8</text:p>
          </table:table-cell>
          <table:table-cell office:value-type="string">
            <text:p>1879 (0x75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SetSecurityAttributesToken</text:p>
          </table:table-cell>
          <table:table-cell/>
          <table:table-cell office:value-type="string">
            <text:p>SeSetSecurityAttributesToken</text:p>
          </table:table-cell>
          <table:table-cell office:value-type="string">
            <text:p>0x0000000140523504</text:p>
          </table:table-cell>
          <table:table-cell office:value-type="string">
            <text:p>0x00523504</text:p>
          </table:table-cell>
          <table:table-cell office:value-type="string">
            <text:p>1880 (0x75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SetSecurityDescriptorInfo</text:p>
          </table:table-cell>
          <table:table-cell/>
          <table:table-cell office:value-type="string">
            <text:p>SeSetSecurityDescriptorInfo</text:p>
          </table:table-cell>
          <table:table-cell office:value-type="string">
            <text:p>0x00000001403b2a04</text:p>
          </table:table-cell>
          <table:table-cell office:value-type="string">
            <text:p>0x003b2a04</text:p>
          </table:table-cell>
          <table:table-cell office:value-type="string">
            <text:p>1881 (0x75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SetSecurityDescriptorInfoEx</text:p>
          </table:table-cell>
          <table:table-cell/>
          <table:table-cell office:value-type="string">
            <text:p>SeSetSecurityDescriptorInfoEx</text:p>
          </table:table-cell>
          <table:table-cell office:value-type="string">
            <text:p>0x0000000140529ee0</text:p>
          </table:table-cell>
          <table:table-cell office:value-type="string">
            <text:p>0x00529ee0</text:p>
          </table:table-cell>
          <table:table-cell office:value-type="string">
            <text:p>1882 (0x75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SinglePrivilegeCheck</text:p>
          </table:table-cell>
          <table:table-cell/>
          <table:table-cell office:value-type="string">
            <text:p>SeSinglePrivilegeCheck</text:p>
          </table:table-cell>
          <table:table-cell office:value-type="string">
            <text:p>0x00000001403cccd0</text:p>
          </table:table-cell>
          <table:table-cell office:value-type="string">
            <text:p>0x003cccd0</text:p>
          </table:table-cell>
          <table:table-cell office:value-type="string">
            <text:p>1883 (0x75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SrpAccessCheck</text:p>
          </table:table-cell>
          <table:table-cell/>
          <table:table-cell office:value-type="string">
            <text:p>SeSrpAccessCheck</text:p>
          </table:table-cell>
          <table:table-cell office:value-type="string">
            <text:p>0x000000014016f88c</text:p>
          </table:table-cell>
          <table:table-cell office:value-type="string">
            <text:p>0x0016f88c</text:p>
          </table:table-cell>
          <table:table-cell office:value-type="string">
            <text:p>1884 (0x75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SystemDefaultDacl</text:p>
          </table:table-cell>
          <table:table-cell/>
          <table:table-cell office:value-type="string">
            <text:p>SeSystemDefaultDacl</text:p>
          </table:table-cell>
          <table:table-cell office:value-type="string">
            <text:p>0x00000001406192d0</text:p>
          </table:table-cell>
          <table:table-cell office:value-type="string">
            <text:p>0x006192d0</text:p>
          </table:table-cell>
          <table:table-cell office:value-type="string">
            <text:p>1885 (0x75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SeTokenFromAccessInformation</text:p>
          </table:table-cell>
          <table:table-cell/>
          <table:table-cell office:value-type="string">
            <text:p>SeTokenFromAccessInformation</text:p>
          </table:table-cell>
          <table:table-cell office:value-type="string">
            <text:p>0x000000014016f95c</text:p>
          </table:table-cell>
          <table:table-cell office:value-type="string">
            <text:p>0x0016f95c</text:p>
          </table:table-cell>
          <table:table-cell office:value-type="string">
            <text:p>1886 (0x75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TokenImpersonationLevel</text:p>
          </table:table-cell>
          <table:table-cell/>
          <table:table-cell office:value-type="string">
            <text:p>SeTokenImpersonationLevel</text:p>
          </table:table-cell>
          <table:table-cell office:value-type="string">
            <text:p>0x0000000140430b80</text:p>
          </table:table-cell>
          <table:table-cell office:value-type="string">
            <text:p>0x00430b80</text:p>
          </table:table-cell>
          <table:table-cell office:value-type="string">
            <text:p>1887 (0x75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TokenIsAdmin</text:p>
          </table:table-cell>
          <table:table-cell/>
          <table:table-cell office:value-type="string">
            <text:p>SeTokenIsAdmin</text:p>
          </table:table-cell>
          <table:table-cell office:value-type="string">
            <text:p>0x000000014036df40</text:p>
          </table:table-cell>
          <table:table-cell office:value-type="string">
            <text:p>0x0036df40</text:p>
          </table:table-cell>
          <table:table-cell office:value-type="string">
            <text:p>1888 (0x76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TokenIsRestricted</text:p>
          </table:table-cell>
          <table:table-cell/>
          <table:table-cell office:value-type="string">
            <text:p>SeTokenIsRestricted</text:p>
          </table:table-cell>
          <table:table-cell office:value-type="string">
            <text:p>0x0000000140034a20</text:p>
          </table:table-cell>
          <table:table-cell office:value-type="string">
            <text:p>0x00034a20</text:p>
          </table:table-cell>
          <table:table-cell office:value-type="string">
            <text:p>1889 (0x76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TokenIsWriteRestricted</text:p>
          </table:table-cell>
          <table:table-cell/>
          <table:table-cell office:value-type="string">
            <text:p>SeTokenIsWriteRestricted</text:p>
          </table:table-cell>
          <table:table-cell office:value-type="string">
            <text:p>0x0000000140103230</text:p>
          </table:table-cell>
          <table:table-cell office:value-type="string">
            <text:p>0x00103230</text:p>
          </table:table-cell>
          <table:table-cell office:value-type="string">
            <text:p>1890 (0x76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TokenObjectType</text:p>
          </table:table-cell>
          <table:table-cell/>
          <table:table-cell office:value-type="string">
            <text:p>SeTokenObjectType</text:p>
          </table:table-cell>
          <table:table-cell office:value-type="string">
            <text:p>0x0000000140619068</text:p>
          </table:table-cell>
          <table:table-cell office:value-type="string">
            <text:p>0x00619068</text:p>
          </table:table-cell>
          <table:table-cell office:value-type="string">
            <text:p>1891 (0x76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TokenType</text:p>
          </table:table-cell>
          <table:table-cell/>
          <table:table-cell office:value-type="string">
            <text:p>SeTokenType</text:p>
          </table:table-cell>
          <table:table-cell office:value-type="string">
            <text:p>0x00000001403dd500</text:p>
          </table:table-cell>
          <table:table-cell office:value-type="string">
            <text:p>0x003dd500</text:p>
          </table:table-cell>
          <table:table-cell office:value-type="string">
            <text:p>1892 (0x76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UnlockSubjectContext</text:p>
          </table:table-cell>
          <table:table-cell/>
          <table:table-cell office:value-type="string">
            <text:p>SeUnlockSubjectContext</text:p>
          </table:table-cell>
          <table:table-cell office:value-type="string">
            <text:p>0x0000000140414550</text:p>
          </table:table-cell>
          <table:table-cell office:value-type="string">
            <text:p>0x00414550</text:p>
          </table:table-cell>
          <table:table-cell office:value-type="string">
            <text:p>1893 (0x76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UnregisterLogonSessionTerminatedRoutine</text:p>
          </table:table-cell>
          <table:table-cell/>
          <table:table-cell office:value-type="string">
            <text:p>SeUnregisterLogonSessionTerminatedRoutine</text:p>
          </table:table-cell>
          <table:table-cell office:value-type="string">
            <text:p>0x0000000140529b4c</text:p>
          </table:table-cell>
          <table:table-cell office:value-type="string">
            <text:p>0x00529b4c</text:p>
          </table:table-cell>
          <table:table-cell office:value-type="string">
            <text:p>1894 (0x76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SeValidSecurityDescriptor</text:p>
          </table:table-cell>
          <table:table-cell/>
          <table:table-cell office:value-type="string">
            <text:p>SeValidSecurityDescriptor</text:p>
          </table:table-cell>
          <table:table-cell office:value-type="string">
            <text:p>0x00000001403fda38</text:p>
          </table:table-cell>
          <table:table-cell office:value-type="string">
            <text:p>0x003fda38</text:p>
          </table:table-cell>
          <table:table-cell office:value-type="string">
            <text:p>1895 (0x76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CancelPropagationRequest</text:p>
          </table:table-cell>
          <table:table-cell/>
          <table:table-cell office:value-type="string">
            <text:p>TmCancelPropagationRequest</text:p>
          </table:table-cell>
          <table:table-cell office:value-type="string">
            <text:p>0x0000000140535a5c</text:p>
          </table:table-cell>
          <table:table-cell office:value-type="string">
            <text:p>0x00535a5c</text:p>
          </table:table-cell>
          <table:table-cell office:value-type="string">
            <text:p>1896 (0x76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CommitComplete</text:p>
          </table:table-cell>
          <table:table-cell/>
          <table:table-cell office:value-type="string">
            <text:p>TmCommitComplete</text:p>
          </table:table-cell>
          <table:table-cell office:value-type="string">
            <text:p>0x0000000140384ea8</text:p>
          </table:table-cell>
          <table:table-cell office:value-type="string">
            <text:p>0x00384ea8</text:p>
          </table:table-cell>
          <table:table-cell office:value-type="string">
            <text:p>1897 (0x76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CommitEnlistment</text:p>
          </table:table-cell>
          <table:table-cell/>
          <table:table-cell office:value-type="string">
            <text:p>TmCommitEnlistment</text:p>
          </table:table-cell>
          <table:table-cell office:value-type="string">
            <text:p>0x0000000140385360</text:p>
          </table:table-cell>
          <table:table-cell office:value-type="string">
            <text:p>0x00385360</text:p>
          </table:table-cell>
          <table:table-cell office:value-type="string">
            <text:p>1898 (0x76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CommitTransaction</text:p>
          </table:table-cell>
          <table:table-cell/>
          <table:table-cell office:value-type="string">
            <text:p>TmCommitTransaction</text:p>
          </table:table-cell>
          <table:table-cell office:value-type="string">
            <text:p>0x000000014037cf7c</text:p>
          </table:table-cell>
          <table:table-cell office:value-type="string">
            <text:p>0x0037cf7c</text:p>
          </table:table-cell>
          <table:table-cell office:value-type="string">
            <text:p>1899 (0x76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CreateEnlistment</text:p>
          </table:table-cell>
          <table:table-cell/>
          <table:table-cell office:value-type="string">
            <text:p>TmCreateEnlistment</text:p>
          </table:table-cell>
          <table:table-cell office:value-type="string">
            <text:p>0x0000000140386e30</text:p>
          </table:table-cell>
          <table:table-cell office:value-type="string">
            <text:p>0x00386e30</text:p>
          </table:table-cell>
          <table:table-cell office:value-type="string">
            <text:p>1900 (0x76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CurrentTransaction</text:p>
          </table:table-cell>
          <table:table-cell/>
          <table:table-cell office:value-type="string">
            <text:p>TmCurrentTransaction</text:p>
          </table:table-cell>
          <table:table-cell office:value-type="string">
            <text:p>0x00000001403fdbc0</text:p>
          </table:table-cell>
          <table:table-cell office:value-type="string">
            <text:p>0x003fdbc0</text:p>
          </table:table-cell>
          <table:table-cell office:value-type="string">
            <text:p>1901 (0x76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DereferenceEnlistmentKey</text:p>
          </table:table-cell>
          <table:table-cell/>
          <table:table-cell office:value-type="string">
            <text:p>TmDereferenceEnlistmentKey</text:p>
          </table:table-cell>
          <table:table-cell office:value-type="string">
            <text:p>0x000000014037cc70</text:p>
          </table:table-cell>
          <table:table-cell office:value-type="string">
            <text:p>0x0037cc70</text:p>
          </table:table-cell>
          <table:table-cell office:value-type="string">
            <text:p>1902 (0x76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EnableCallbacks</text:p>
          </table:table-cell>
          <table:table-cell/>
          <table:table-cell office:value-type="string">
            <text:p>TmEnableCallbacks</text:p>
          </table:table-cell>
          <table:table-cell office:value-type="string">
            <text:p>0x0000000140354810</text:p>
          </table:table-cell>
          <table:table-cell office:value-type="string">
            <text:p>0x00354810</text:p>
          </table:table-cell>
          <table:table-cell office:value-type="string">
            <text:p>1903 (0x76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EndPropagationRequest</text:p>
          </table:table-cell>
          <table:table-cell/>
          <table:table-cell office:value-type="string">
            <text:p>TmEndPropagationRequest</text:p>
          </table:table-cell>
          <table:table-cell office:value-type="string">
            <text:p>0x00000001405359f0</text:p>
          </table:table-cell>
          <table:table-cell office:value-type="string">
            <text:p>0x005359f0</text:p>
          </table:table-cell>
          <table:table-cell office:value-type="string">
            <text:p>1904 (0x77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EnlistmentObjectType</text:p>
          </table:table-cell>
          <table:table-cell/>
          <table:table-cell office:value-type="string">
            <text:p>TmEnlistmentObjectType</text:p>
          </table:table-cell>
          <table:table-cell office:value-type="string">
            <text:p>0x0000000140258388</text:p>
          </table:table-cell>
          <table:table-cell office:value-type="string">
            <text:p>0x00258388</text:p>
          </table:table-cell>
          <table:table-cell office:value-type="string">
            <text:p>1905 (0x77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FreezeTransactions</text:p>
          </table:table-cell>
          <table:table-cell/>
          <table:table-cell office:value-type="string">
            <text:p>TmFreezeTransactions</text:p>
          </table:table-cell>
          <table:table-cell office:value-type="string">
            <text:p>0x00000001405380ac</text:p>
          </table:table-cell>
          <table:table-cell office:value-type="string">
            <text:p>0x005380ac</text:p>
          </table:table-cell>
          <table:table-cell office:value-type="string">
            <text:p>1906 (0x77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GetTransactionId</text:p>
          </table:table-cell>
          <table:table-cell/>
          <table:table-cell office:value-type="string">
            <text:p>TmGetTransactionId</text:p>
          </table:table-cell>
          <table:table-cell office:value-type="string">
            <text:p>0x000000014037c600</text:p>
          </table:table-cell>
          <table:table-cell office:value-type="string">
            <text:p>0x0037c600</text:p>
          </table:table-cell>
          <table:table-cell office:value-type="string">
            <text:p>1907 (0x77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InitSystem</text:p>
          </table:table-cell>
          <table:table-cell/>
          <table:table-cell office:value-type="string">
            <text:p>TmInitSystem</text:p>
          </table:table-cell>
          <table:table-cell office:value-type="string">
            <text:p>0x000000014065d96c</text:p>
          </table:table-cell>
          <table:table-cell office:value-type="string">
            <text:p>0x0065d96c</text:p>
          </table:table-cell>
          <table:table-cell office:value-type="string">
            <text:p>1908 (0x77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InitSystemPhase2</text:p>
          </table:table-cell>
          <table:table-cell/>
          <table:table-cell office:value-type="string">
            <text:p>TmInitSystemPhase2</text:p>
          </table:table-cell>
          <table:table-cell office:value-type="string">
            <text:p>0x0000000140494e8c</text:p>
          </table:table-cell>
          <table:table-cell office:value-type="string">
            <text:p>0x00494e8c</text:p>
          </table:table-cell>
          <table:table-cell office:value-type="string">
            <text:p>1909 (0x77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InitializeResourceManager</text:p>
          </table:table-cell>
          <table:table-cell/>
          <table:table-cell office:value-type="string">
            <text:p>TmInitializeResourceManager</text:p>
          </table:table-cell>
          <table:table-cell office:value-type="string">
            <text:p>0x000000014035463c</text:p>
          </table:table-cell>
          <table:table-cell office:value-type="string">
            <text:p>0x0035463c</text:p>
          </table:table-cell>
          <table:table-cell office:value-type="string">
            <text:p>1910 (0x77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InitializeTransaction</text:p>
          </table:table-cell>
          <table:table-cell/>
          <table:table-cell office:value-type="string">
            <text:p>TmInitializeTransaction</text:p>
          </table:table-cell>
          <table:table-cell office:value-type="string">
            <text:p>0x000000014038393c</text:p>
          </table:table-cell>
          <table:table-cell office:value-type="string">
            <text:p>0x0038393c</text:p>
          </table:table-cell>
          <table:table-cell office:value-type="string">
            <text:p>1911 (0x77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TmInitializeTransactionManager</text:p>
          </table:table-cell>
          <table:table-cell/>
          <table:table-cell office:value-type="string">
            <text:p>TmInitializeTransactionManager</text:p>
          </table:table-cell>
          <table:table-cell office:value-type="string">
            <text:p>0x00000001403542e0</text:p>
          </table:table-cell>
          <table:table-cell office:value-type="string">
            <text:p>0x003542e0</text:p>
          </table:table-cell>
          <table:table-cell office:value-type="string">
            <text:p>1912 (0x77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TmIsKTMCommitCoordinator</text:p>
          </table:table-cell>
          <table:table-cell/>
          <table:table-cell office:value-type="string">
            <text:p>TmIsKTMCommitCoordinator</text:p>
          </table:table-cell>
          <table:table-cell office:value-type="string">
            <text:p>0x000000014037e4bc</text:p>
          </table:table-cell>
          <table:table-cell office:value-type="string">
            <text:p>0x0037e4bc</text:p>
          </table:table-cell>
          <table:table-cell office:value-type="string">
            <text:p>1913 (0x77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IsTransactionActive</text:p>
          </table:table-cell>
          <table:table-cell/>
          <table:table-cell office:value-type="string">
            <text:p>TmIsTransactionActive</text:p>
          </table:table-cell>
          <table:table-cell office:value-type="string">
            <text:p>0x000000014038050c</text:p>
          </table:table-cell>
          <table:table-cell office:value-type="string">
            <text:p>0x0038050c</text:p>
          </table:table-cell>
          <table:table-cell office:value-type="string">
            <text:p>1914 (0x77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PrePrepareComplete</text:p>
          </table:table-cell>
          <table:table-cell/>
          <table:table-cell office:value-type="string">
            <text:p>TmPrePrepareComplete</text:p>
          </table:table-cell>
          <table:table-cell office:value-type="string">
            <text:p>0x000000014037cf10</text:p>
          </table:table-cell>
          <table:table-cell office:value-type="string">
            <text:p>0x0037cf10</text:p>
          </table:table-cell>
          <table:table-cell office:value-type="string">
            <text:p>1915 (0x77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PrePrepareEnlistment</text:p>
          </table:table-cell>
          <table:table-cell/>
          <table:table-cell office:value-type="string">
            <text:p>TmPrePrepareEnlistment</text:p>
          </table:table-cell>
          <table:table-cell office:value-type="string">
            <text:p>0x000000014037fbdc</text:p>
          </table:table-cell>
          <table:table-cell office:value-type="string">
            <text:p>0x0037fbdc</text:p>
          </table:table-cell>
          <table:table-cell office:value-type="string">
            <text:p>1916 (0x77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PrepareComplete</text:p>
          </table:table-cell>
          <table:table-cell/>
          <table:table-cell office:value-type="string">
            <text:p>TmPrepareComplete</text:p>
          </table:table-cell>
          <table:table-cell office:value-type="string">
            <text:p>0x0000000140384d20</text:p>
          </table:table-cell>
          <table:table-cell office:value-type="string">
            <text:p>0x00384d20</text:p>
          </table:table-cell>
          <table:table-cell office:value-type="string">
            <text:p>1917 (0x77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PrepareEnlistment</text:p>
          </table:table-cell>
          <table:table-cell/>
          <table:table-cell office:value-type="string">
            <text:p>TmPrepareEnlistment</text:p>
          </table:table-cell>
          <table:table-cell office:value-type="string">
            <text:p>0x000000014037ec3c</text:p>
          </table:table-cell>
          <table:table-cell office:value-type="string">
            <text:p>0x0037ec3c</text:p>
          </table:table-cell>
          <table:table-cell office:value-type="string">
            <text:p>1918 (0x77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PropagationComplete</text:p>
          </table:table-cell>
          <table:table-cell/>
          <table:table-cell office:value-type="string">
            <text:p>TmPropagationComplete</text:p>
          </table:table-cell>
          <table:table-cell office:value-type="string">
            <text:p>0x0000000140536bf0</text:p>
          </table:table-cell>
          <table:table-cell office:value-type="string">
            <text:p>0x00536bf0</text:p>
          </table:table-cell>
          <table:table-cell office:value-type="string">
            <text:p>1919 (0x77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PropagationFailed</text:p>
          </table:table-cell>
          <table:table-cell/>
          <table:table-cell office:value-type="string">
            <text:p>TmPropagationFailed</text:p>
          </table:table-cell>
          <table:table-cell office:value-type="string">
            <text:p>0x0000000140536c4c</text:p>
          </table:table-cell>
          <table:table-cell office:value-type="string">
            <text:p>0x00536c4c</text:p>
          </table:table-cell>
          <table:table-cell office:value-type="string">
            <text:p>1920 (0x78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ReadOnlyEnlistment</text:p>
          </table:table-cell>
          <table:table-cell/>
          <table:table-cell office:value-type="string">
            <text:p>TmReadOnlyEnlistment</text:p>
          </table:table-cell>
          <table:table-cell office:value-type="string">
            <text:p>0x000000014032803c</text:p>
          </table:table-cell>
          <table:table-cell office:value-type="string">
            <text:p>0x0032803c</text:p>
          </table:table-cell>
          <table:table-cell office:value-type="string">
            <text:p>1921 (0x78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RecoverEnlistment</text:p>
          </table:table-cell>
          <table:table-cell/>
          <table:table-cell office:value-type="string">
            <text:p>TmRecoverEnlistment</text:p>
          </table:table-cell>
          <table:table-cell office:value-type="string">
            <text:p>0x0000000140536ff4</text:p>
          </table:table-cell>
          <table:table-cell office:value-type="string">
            <text:p>0x00536ff4</text:p>
          </table:table-cell>
          <table:table-cell office:value-type="string">
            <text:p>1922 (0x78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RecoverResourceManager</text:p>
          </table:table-cell>
          <table:table-cell/>
          <table:table-cell office:value-type="string">
            <text:p>TmRecoverResourceManager</text:p>
          </table:table-cell>
          <table:table-cell office:value-type="string">
            <text:p>0x00000001403584d0</text:p>
          </table:table-cell>
          <table:table-cell office:value-type="string">
            <text:p>0x003584d0</text:p>
          </table:table-cell>
          <table:table-cell office:value-type="string">
            <text:p>1923 (0x78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RecoverTransactionManager</text:p>
          </table:table-cell>
          <table:table-cell/>
          <table:table-cell office:value-type="string">
            <text:p>TmRecoverTransactionManager</text:p>
          </table:table-cell>
          <table:table-cell office:value-type="string">
            <text:p>0x0000000140357250</text:p>
          </table:table-cell>
          <table:table-cell office:value-type="string">
            <text:p>0x00357250</text:p>
          </table:table-cell>
          <table:table-cell office:value-type="string">
            <text:p>1924 (0x78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ReferenceEnlistmentKey</text:p>
          </table:table-cell>
          <table:table-cell/>
          <table:table-cell office:value-type="string">
            <text:p>TmReferenceEnlistmentKey</text:p>
          </table:table-cell>
          <table:table-cell office:value-type="string">
            <text:p>0x000000014037ccec</text:p>
          </table:table-cell>
          <table:table-cell office:value-type="string">
            <text:p>0x0037ccec</text:p>
          </table:table-cell>
          <table:table-cell office:value-type="string">
            <text:p>1925 (0x78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TmRenameTransactionManager</text:p>
          </table:table-cell>
          <table:table-cell/>
          <table:table-cell office:value-type="string">
            <text:p>TmRenameTransactionManager</text:p>
          </table:table-cell>
          <table:table-cell office:value-type="string">
            <text:p>0x000000014053911c</text:p>
          </table:table-cell>
          <table:table-cell office:value-type="string">
            <text:p>0x0053911c</text:p>
          </table:table-cell>
          <table:table-cell office:value-type="string">
            <text:p>1926 (0x78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RequestOutcomeEnlistment</text:p>
          </table:table-cell>
          <table:table-cell/>
          <table:table-cell office:value-type="string">
            <text:p>TmRequestOutcomeEnlistment</text:p>
          </table:table-cell>
          <table:table-cell office:value-type="string">
            <text:p>0x0000000140536d6c</text:p>
          </table:table-cell>
          <table:table-cell office:value-type="string">
            <text:p>0x00536d6c</text:p>
          </table:table-cell>
          <table:table-cell office:value-type="string">
            <text:p>1927 (0x78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ResourceManagerObjectType</text:p>
          </table:table-cell>
          <table:table-cell/>
          <table:table-cell office:value-type="string">
            <text:p>TmResourceManagerObjectType</text:p>
          </table:table-cell>
          <table:table-cell office:value-type="string">
            <text:p>0x0000000140258368</text:p>
          </table:table-cell>
          <table:table-cell office:value-type="string">
            <text:p>0x00258368</text:p>
          </table:table-cell>
          <table:table-cell office:value-type="string">
            <text:p>1928 (0x78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RollbackComplete</text:p>
          </table:table-cell>
          <table:table-cell/>
          <table:table-cell office:value-type="string">
            <text:p>TmRollbackComplete</text:p>
          </table:table-cell>
          <table:table-cell office:value-type="string">
            <text:p>0x00000001405372c0</text:p>
          </table:table-cell>
          <table:table-cell office:value-type="string">
            <text:p>0x005372c0</text:p>
          </table:table-cell>
          <table:table-cell office:value-type="string">
            <text:p>1929 (0x78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RollbackEnlistment</text:p>
          </table:table-cell>
          <table:table-cell/>
          <table:table-cell office:value-type="string">
            <text:p>TmRollbackEnlistment</text:p>
          </table:table-cell>
          <table:table-cell office:value-type="string">
            <text:p>0x000000014037f360</text:p>
          </table:table-cell>
          <table:table-cell office:value-type="string">
            <text:p>0x0037f360</text:p>
          </table:table-cell>
          <table:table-cell office:value-type="string">
            <text:p>1930 (0x78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RollbackTransaction</text:p>
          </table:table-cell>
          <table:table-cell/>
          <table:table-cell office:value-type="string">
            <text:p>TmRollbackTransaction</text:p>
          </table:table-cell>
          <table:table-cell office:value-type="string">
            <text:p>0x0000000140383c3c</text:p>
          </table:table-cell>
          <table:table-cell office:value-type="string">
            <text:p>0x00383c3c</text:p>
          </table:table-cell>
          <table:table-cell office:value-type="string">
            <text:p>1931 (0x78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SetCurrentTransaction</text:p>
          </table:table-cell>
          <table:table-cell/>
          <table:table-cell office:value-type="string">
            <text:p>TmSetCurrentTransaction</text:p>
          </table:table-cell>
          <table:table-cell office:value-type="string">
            <text:p>0x000000014053788c</text:p>
          </table:table-cell>
          <table:table-cell office:value-type="string">
            <text:p>0x0053788c</text:p>
          </table:table-cell>
          <table:table-cell office:value-type="string">
            <text:p>1932 (0x78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TmSinglePhaseReject</text:p>
          </table:table-cell>
          <table:table-cell/>
          <table:table-cell office:value-type="string">
            <text:p>TmSinglePhaseReject</text:p>
          </table:table-cell>
          <table:table-cell office:value-type="string">
            <text:p>0x00000001405371bc</text:p>
          </table:table-cell>
          <table:table-cell office:value-type="string">
            <text:p>0x005371bc</text:p>
          </table:table-cell>
          <table:table-cell office:value-type="string">
            <text:p>1933 (0x78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ThawTransactions</text:p>
          </table:table-cell>
          <table:table-cell/>
          <table:table-cell office:value-type="string">
            <text:p>TmThawTransactions</text:p>
          </table:table-cell>
          <table:table-cell office:value-type="string">
            <text:p>0x00000001405382fc</text:p>
          </table:table-cell>
          <table:table-cell office:value-type="string">
            <text:p>0x005382fc</text:p>
          </table:table-cell>
          <table:table-cell office:value-type="string">
            <text:p>1934 (0x78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TransactionManagerObjectType</text:p>
          </table:table-cell>
          <table:table-cell/>
          <table:table-cell office:value-type="string">
            <text:p>TmTransactionManagerObjectType</text:p>
          </table:table-cell>
          <table:table-cell office:value-type="string">
            <text:p>0x0000000140258360</text:p>
          </table:table-cell>
          <table:table-cell office:value-type="string">
            <text:p>0x00258360</text:p>
          </table:table-cell>
          <table:table-cell office:value-type="string">
            <text:p>1935 (0x78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TransactionObjectType</text:p>
          </table:table-cell>
          <table:table-cell/>
          <table:table-cell office:value-type="string">
            <text:p>TmTransactionObjectType</text:p>
          </table:table-cell>
          <table:table-cell office:value-type="string">
            <text:p>0x0000000140258380</text:p>
          </table:table-cell>
          <table:table-cell office:value-type="string">
            <text:p>0x00258380</text:p>
          </table:table-cell>
          <table:table-cell office:value-type="string">
            <text:p>1936 (0x79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TmpIsKTMCommitCoordinator</text:p>
          </table:table-cell>
          <table:table-cell table:number-columns-repeated="8"/>
        </table:table-row>
        <table:table-row table:style-name="ro1">
          <table:table-cell office:value-type="string">
            <text:p>#VerSetConditionMask</text:p>
          </table:table-cell>
          <table:table-cell/>
          <table:table-cell office:value-type="string">
            <text:p>VerSetConditionMask</text:p>
          </table:table-cell>
          <table:table-cell office:value-type="string">
            <text:p>0x00000001400e2df0</text:p>
          </table:table-cell>
          <table:table-cell office:value-type="string">
            <text:p>0x000e2df0</text:p>
          </table:table-cell>
          <table:table-cell office:value-type="string">
            <text:p>1937 (0x79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VfFailDeviceNode</text:p>
          </table:table-cell>
          <table:table-cell/>
          <table:table-cell office:value-type="string">
            <text:p>VfFailDeviceNode</text:p>
          </table:table-cell>
          <table:table-cell office:value-type="string">
            <text:p>0x0000000140187270</text:p>
          </table:table-cell>
          <table:table-cell office:value-type="string">
            <text:p>0x00187270</text:p>
          </table:table-cell>
          <table:table-cell office:value-type="string">
            <text:p>1938 (0x79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VfFailDriver</text:p>
          </table:table-cell>
          <table:table-cell/>
          <table:table-cell office:value-type="string">
            <text:p>VfFailDriver</text:p>
          </table:table-cell>
          <table:table-cell office:value-type="string">
            <text:p>0x0000000140187208</text:p>
          </table:table-cell>
          <table:table-cell office:value-type="string">
            <text:p>0x00187208</text:p>
          </table:table-cell>
          <table:table-cell office:value-type="string">
            <text:p>1939 (0x79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VfFailSystemBIOS</text:p>
          </table:table-cell>
          <table:table-cell/>
          <table:table-cell office:value-type="string">
            <text:p>VfFailSystemBIOS</text:p>
          </table:table-cell>
          <table:table-cell office:value-type="string">
            <text:p>0x0000000140187234</text:p>
          </table:table-cell>
          <table:table-cell office:value-type="string">
            <text:p>0x00187234</text:p>
          </table:table-cell>
          <table:table-cell office:value-type="string">
            <text:p>1940 (0x79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VfIsVerificationEnabled</text:p>
          </table:table-cell>
          <table:table-cell/>
          <table:table-cell office:value-type="string">
            <text:p>VfIsVerificationEnabled</text:p>
          </table:table-cell>
          <table:table-cell office:value-type="string">
            <text:p>0x000000014010bb2c</text:p>
          </table:table-cell>
          <table:table-cell office:value-type="string">
            <text:p>0x0010bb2c</text:p>
          </table:table-cell>
          <table:table-cell office:value-type="string">
            <text:p>1941 (0x79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heaAddErrorSource</text:p>
          </table:table-cell>
          <table:table-cell/>
          <table:table-cell office:value-type="string">
            <text:p>WheaAddErrorSource</text:p>
          </table:table-cell>
          <table:table-cell office:value-type="string">
            <text:p>0x00000001404c0dec</text:p>
          </table:table-cell>
          <table:table-cell office:value-type="string">
            <text:p>0x004c0dec</text:p>
          </table:table-cell>
          <table:table-cell office:value-type="string">
            <text:p>1942 (0x79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heaAttemptPhysicalPageOffline</text:p>
          </table:table-cell>
          <table:table-cell/>
          <table:table-cell office:value-type="string">
            <text:p>WheaAttemptPhysicalPageOffline</text:p>
          </table:table-cell>
          <table:table-cell office:value-type="string">
            <text:p>0x00000001404c0d20</text:p>
          </table:table-cell>
          <table:table-cell office:value-type="string">
            <text:p>0x004c0d20</text:p>
          </table:table-cell>
          <table:table-cell office:value-type="string">
            <text:p>1943 (0x79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heaConfigureErrorSource</text:p>
          </table:table-cell>
          <table:table-cell/>
          <table:table-cell office:value-type="string">
            <text:p>WheaConfigureErrorSource</text:p>
          </table:table-cell>
          <table:table-cell office:value-type="string">
            <text:p>0x000000014031868c</text:p>
          </table:table-cell>
          <table:table-cell office:value-type="string">
            <text:p>0x0031868c</text:p>
          </table:table-cell>
          <table:table-cell office:value-type="string">
            <text:p>1944 (0x79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heaDeferredRecoveryService</text:p>
          </table:table-cell>
          <table:table-cell/>
          <table:table-cell office:value-type="string">
            <text:p>WheaDeferredRecoveryService</text:p>
          </table:table-cell>
          <table:table-cell office:value-type="string">
            <text:p>0x000000014012d778</text:p>
          </table:table-cell>
          <table:table-cell office:value-type="string">
            <text:p>0x0012d778</text:p>
          </table:table-cell>
          <table:table-cell office:value-type="string">
            <text:p>1945 (0x79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heaGetErrorSource</text:p>
          </table:table-cell>
          <table:table-cell/>
          <table:table-cell office:value-type="string">
            <text:p>WheaGetErrorSource</text:p>
          </table:table-cell>
          <table:table-cell office:value-type="string">
            <text:p>0x000000014012cbfc</text:p>
          </table:table-cell>
          <table:table-cell office:value-type="string">
            <text:p>0x0012cbfc</text:p>
          </table:table-cell>
          <table:table-cell office:value-type="string">
            <text:p>1946 (0x79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heaInitializeDeferredRecoveryObject</text:p>
          </table:table-cell>
          <table:table-cell/>
          <table:table-cell office:value-type="string">
            <text:p>WheaInitializeDeferredRecoveryObject</text:p>
          </table:table-cell>
          <table:table-cell office:value-type="string">
            <text:p>0x000000014010bac4</text:p>
          </table:table-cell>
          <table:table-cell office:value-type="string">
            <text:p>0x0010bac4</text:p>
          </table:table-cell>
          <table:table-cell office:value-type="string">
            <text:p>1947 (0x79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heaInitializeRecordHeader</text:p>
          </table:table-cell>
          <table:table-cell/>
          <table:table-cell office:value-type="string">
            <text:p>WheaInitializeRecordHeader</text:p>
          </table:table-cell>
          <table:table-cell office:value-type="string">
            <text:p>0x000000014012d4f0</text:p>
          </table:table-cell>
          <table:table-cell office:value-type="string">
            <text:p>0x0012d4f0</text:p>
          </table:table-cell>
          <table:table-cell office:value-type="string">
            <text:p>1948 (0x79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WheaRegisterInUsePageOfflineNotification</text:p>
          </table:table-cell>
          <table:table-cell/>
          <table:table-cell office:value-type="string">
            <text:p>WheaRegisterInUsePageOfflineNotification</text:p>
          </table:table-cell>
          <table:table-cell office:value-type="string">
            <text:p>0x00000001404c07e4</text:p>
          </table:table-cell>
          <table:table-cell office:value-type="string">
            <text:p>0x004c07e4</text:p>
          </table:table-cell>
          <table:table-cell office:value-type="string">
            <text:p>1949 (0x79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heaReportHwError</text:p>
          </table:table-cell>
          <table:table-cell/>
          <table:table-cell office:value-type="string">
            <text:p>WheaReportHwError</text:p>
          </table:table-cell>
          <table:table-cell office:value-type="string">
            <text:p>0x000000014012cc74</text:p>
          </table:table-cell>
          <table:table-cell office:value-type="string">
            <text:p>0x0012cc74</text:p>
          </table:table-cell>
          <table:table-cell office:value-type="string">
            <text:p>1950 (0x79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heaRequestDeferredRecovery</text:p>
          </table:table-cell>
          <table:table-cell/>
          <table:table-cell office:value-type="string">
            <text:p>WheaRequestDeferredRecovery</text:p>
          </table:table-cell>
          <table:table-cell office:value-type="string">
            <text:p>0x000000014012d7a8</text:p>
          </table:table-cell>
          <table:table-cell office:value-type="string">
            <text:p>0x0012d7a8</text:p>
          </table:table-cell>
          <table:table-cell office:value-type="string">
            <text:p>1951 (0x79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WheaUnregisterInUsePageOfflineNotification</text:p>
          </table:table-cell>
          <table:table-cell/>
          <table:table-cell office:value-type="string">
            <text:p>WheaUnregisterInUsePageOfflineNotification</text:p>
          </table:table-cell>
          <table:table-cell office:value-type="string">
            <text:p>0x00000001404c0724</text:p>
          </table:table-cell>
          <table:table-cell office:value-type="string">
            <text:p>0x004c0724</text:p>
          </table:table-cell>
          <table:table-cell office:value-type="string">
            <text:p>1952 (0x7a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miGetClock</text:p>
          </table:table-cell>
          <table:table-cell/>
          <table:table-cell office:value-type="string">
            <text:p>WmiGetClock</text:p>
          </table:table-cell>
          <table:table-cell office:value-type="string">
            <text:p>0x0000000140188570</text:p>
          </table:table-cell>
          <table:table-cell office:value-type="string">
            <text:p>0x00188570</text:p>
          </table:table-cell>
          <table:table-cell office:value-type="string">
            <text:p>1953 (0x7a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miQueryTraceInformation</text:p>
          </table:table-cell>
          <table:table-cell/>
          <table:table-cell office:value-type="string">
            <text:p>WmiQueryTraceInformation</text:p>
          </table:table-cell>
          <table:table-cell office:value-type="string">
            <text:p>0x000000014043a280</text:p>
          </table:table-cell>
          <table:table-cell office:value-type="string">
            <text:p>0x0043a280</text:p>
          </table:table-cell>
          <table:table-cell office:value-type="string">
            <text:p>1954 (0x7a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miTraceMessage</text:p>
          </table:table-cell>
          <table:table-cell/>
          <table:table-cell office:value-type="string">
            <text:p>WmiTraceMessage</text:p>
          </table:table-cell>
          <table:table-cell office:value-type="string">
            <text:p>0x00000001400d25b0</text:p>
          </table:table-cell>
          <table:table-cell office:value-type="string">
            <text:p>0x000d25b0</text:p>
          </table:table-cell>
          <table:table-cell office:value-type="string">
            <text:p>1955 (0x7a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WmiTraceMessageVa</text:p>
          </table:table-cell>
          <table:table-cell/>
          <table:table-cell office:value-type="string">
            <text:p>WmiTraceMessageVa</text:p>
          </table:table-cell>
          <table:table-cell office:value-type="string">
            <text:p>0x000000014018854c</text:p>
          </table:table-cell>
          <table:table-cell office:value-type="string">
            <text:p>0x0018854c</text:p>
          </table:table-cell>
          <table:table-cell office:value-type="string">
            <text:p>1956 (0x7a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XIPDispatch</text:p>
          </table:table-cell>
          <table:table-cell/>
          <table:table-cell office:value-type="string">
            <text:p>XIPDispatch</text:p>
          </table:table-cell>
          <table:table-cell office:value-type="string">
            <text:p>0x000000014018e52c</text:p>
          </table:table-cell>
          <table:table-cell office:value-type="string">
            <text:p>0x0018e52c</text:p>
          </table:table-cell>
          <table:table-cell office:value-type="string">
            <text:p>1957 (0x7a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ccessCheckAndAuditAlarm</text:p>
          </table:table-cell>
          <table:table-cell/>
          <table:table-cell office:value-type="string">
            <text:p>ZwAccessCheckAndAuditAlarm</text:p>
          </table:table-cell>
          <table:table-cell office:value-type="string">
            <text:p>0x000000014006ab00</text:p>
          </table:table-cell>
          <table:table-cell office:value-type="string">
            <text:p>0x0006ab00</text:p>
          </table:table-cell>
          <table:table-cell office:value-type="string">
            <text:p>1958 (0x7a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ddBootEntry</text:p>
          </table:table-cell>
          <table:table-cell/>
          <table:table-cell office:value-type="string">
            <text:p>ZwAddBootEntry</text:p>
          </table:table-cell>
          <table:table-cell office:value-type="string">
            <text:p>0x000000014006b320</text:p>
          </table:table-cell>
          <table:table-cell office:value-type="string">
            <text:p>0x0006b320</text:p>
          </table:table-cell>
          <table:table-cell office:value-type="string">
            <text:p>1959 (0x7a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ddDriverEntry</text:p>
          </table:table-cell>
          <table:table-cell/>
          <table:table-cell office:value-type="string">
            <text:p>ZwAddDriverEntry</text:p>
          </table:table-cell>
          <table:table-cell office:value-type="string">
            <text:p>0x000000014006b340</text:p>
          </table:table-cell>
          <table:table-cell office:value-type="string">
            <text:p>0x0006b340</text:p>
          </table:table-cell>
          <table:table-cell office:value-type="string">
            <text:p>1960 (0x7a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djustPrivilegesToken</text:p>
          </table:table-cell>
          <table:table-cell/>
          <table:table-cell office:value-type="string">
            <text:p>ZwAdjustPrivilegesToken</text:p>
          </table:table-cell>
          <table:table-cell office:value-type="string">
            <text:p>0x000000014006ae00</text:p>
          </table:table-cell>
          <table:table-cell office:value-type="string">
            <text:p>0x0006ae00</text:p>
          </table:table-cell>
          <table:table-cell office:value-type="string">
            <text:p>1961 (0x7a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ertThread</text:p>
          </table:table-cell>
          <table:table-cell/>
          <table:table-cell office:value-type="string">
            <text:p>ZwAlertThread</text:p>
          </table:table-cell>
          <table:table-cell office:value-type="string">
            <text:p>0x000000014006b3c0</text:p>
          </table:table-cell>
          <table:table-cell office:value-type="string">
            <text:p>0x0006b3c0</text:p>
          </table:table-cell>
          <table:table-cell office:value-type="string">
            <text:p>1962 (0x7a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locateLocallyUniqueId</text:p>
          </table:table-cell>
          <table:table-cell/>
          <table:table-cell office:value-type="string">
            <text:p>ZwAllocateLocallyUniqueId</text:p>
          </table:table-cell>
          <table:table-cell office:value-type="string">
            <text:p>0x000000014006b400</text:p>
          </table:table-cell>
          <table:table-cell office:value-type="string">
            <text:p>0x0006b400</text:p>
          </table:table-cell>
          <table:table-cell office:value-type="string">
            <text:p>1963 (0x7a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locateVirtualMemory</text:p>
          </table:table-cell>
          <table:table-cell/>
          <table:table-cell office:value-type="string">
            <text:p>ZwAllocateVirtualMemory</text:p>
          </table:table-cell>
          <table:table-cell office:value-type="string">
            <text:p>0x000000014006a8e0</text:p>
          </table:table-cell>
          <table:table-cell office:value-type="string">
            <text:p>0x0006a8e0</text:p>
          </table:table-cell>
          <table:table-cell office:value-type="string">
            <text:p>1964 (0x7a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AcceptConnectPort</text:p>
          </table:table-cell>
          <table:table-cell/>
          <table:table-cell office:value-type="string">
            <text:p>ZwAlpcAcceptConnectPort</text:p>
          </table:table-cell>
          <table:table-cell office:value-type="string">
            <text:p>0x000000014006b480</text:p>
          </table:table-cell>
          <table:table-cell office:value-type="string">
            <text:p>0x0006b480</text:p>
          </table:table-cell>
          <table:table-cell office:value-type="string">
            <text:p>1965 (0x7a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CancelMessage</text:p>
          </table:table-cell>
          <table:table-cell/>
          <table:table-cell office:value-type="string">
            <text:p>ZwAlpcCancelMessage</text:p>
          </table:table-cell>
          <table:table-cell office:value-type="string">
            <text:p>0x000000014006b4a0</text:p>
          </table:table-cell>
          <table:table-cell office:value-type="string">
            <text:p>0x0006b4a0</text:p>
          </table:table-cell>
          <table:table-cell office:value-type="string">
            <text:p>1966 (0x7a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ConnectPort</text:p>
          </table:table-cell>
          <table:table-cell/>
          <table:table-cell office:value-type="string">
            <text:p>ZwAlpcConnectPort</text:p>
          </table:table-cell>
          <table:table-cell office:value-type="string">
            <text:p>0x000000014006b4c0</text:p>
          </table:table-cell>
          <table:table-cell office:value-type="string">
            <text:p>0x0006b4c0</text:p>
          </table:table-cell>
          <table:table-cell office:value-type="string">
            <text:p>1967 (0x7a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AlpcConnectPortEx</text:p>
          </table:table-cell>
          <table:table-cell/>
          <table:table-cell office:value-type="string">
            <text:p>ZwAlpcConnectPortEx</text:p>
          </table:table-cell>
          <table:table-cell office:value-type="string">
            <text:p>0x000000014006b4e0</text:p>
          </table:table-cell>
          <table:table-cell office:value-type="string">
            <text:p>0x0006b4e0</text:p>
          </table:table-cell>
          <table:table-cell office:value-type="string">
            <text:p>1968 (0x7b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CreatePort</text:p>
          </table:table-cell>
          <table:table-cell/>
          <table:table-cell office:value-type="string">
            <text:p>ZwAlpcCreatePort</text:p>
          </table:table-cell>
          <table:table-cell office:value-type="string">
            <text:p>0x000000014006b500</text:p>
          </table:table-cell>
          <table:table-cell office:value-type="string">
            <text:p>0x0006b500</text:p>
          </table:table-cell>
          <table:table-cell office:value-type="string">
            <text:p>1969 (0x7b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CreatePortSection</text:p>
          </table:table-cell>
          <table:table-cell/>
          <table:table-cell office:value-type="string">
            <text:p>ZwAlpcCreatePortSection</text:p>
          </table:table-cell>
          <table:table-cell office:value-type="string">
            <text:p>0x000000014006b520</text:p>
          </table:table-cell>
          <table:table-cell office:value-type="string">
            <text:p>0x0006b520</text:p>
          </table:table-cell>
          <table:table-cell office:value-type="string">
            <text:p>1970 (0x7b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CreateResourceReserve</text:p>
          </table:table-cell>
          <table:table-cell/>
          <table:table-cell office:value-type="string">
            <text:p>ZwAlpcCreateResourceReserve</text:p>
          </table:table-cell>
          <table:table-cell office:value-type="string">
            <text:p>0x000000014006b540</text:p>
          </table:table-cell>
          <table:table-cell office:value-type="string">
            <text:p>0x0006b540</text:p>
          </table:table-cell>
          <table:table-cell office:value-type="string">
            <text:p>1971 (0x7b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CreateSectionView</text:p>
          </table:table-cell>
          <table:table-cell/>
          <table:table-cell office:value-type="string">
            <text:p>ZwAlpcCreateSectionView</text:p>
          </table:table-cell>
          <table:table-cell office:value-type="string">
            <text:p>0x000000014006b560</text:p>
          </table:table-cell>
          <table:table-cell office:value-type="string">
            <text:p>0x0006b560</text:p>
          </table:table-cell>
          <table:table-cell office:value-type="string">
            <text:p>1972 (0x7b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CreateSecurityContext</text:p>
          </table:table-cell>
          <table:table-cell/>
          <table:table-cell office:value-type="string">
            <text:p>ZwAlpcCreateSecurityContext</text:p>
          </table:table-cell>
          <table:table-cell office:value-type="string">
            <text:p>0x000000014006b580</text:p>
          </table:table-cell>
          <table:table-cell office:value-type="string">
            <text:p>0x0006b580</text:p>
          </table:table-cell>
          <table:table-cell office:value-type="string">
            <text:p>1973 (0x7b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DeletePortSection</text:p>
          </table:table-cell>
          <table:table-cell/>
          <table:table-cell office:value-type="string">
            <text:p>ZwAlpcDeletePortSection</text:p>
          </table:table-cell>
          <table:table-cell office:value-type="string">
            <text:p>0x000000014006b5a0</text:p>
          </table:table-cell>
          <table:table-cell office:value-type="string">
            <text:p>0x0006b5a0</text:p>
          </table:table-cell>
          <table:table-cell office:value-type="string">
            <text:p>1974 (0x7b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DeleteResourceReserve</text:p>
          </table:table-cell>
          <table:table-cell/>
          <table:table-cell office:value-type="string">
            <text:p>ZwAlpcDeleteResourceReserve</text:p>
          </table:table-cell>
          <table:table-cell office:value-type="string">
            <text:p>0x000000014006b5c0</text:p>
          </table:table-cell>
          <table:table-cell office:value-type="string">
            <text:p>0x0006b5c0</text:p>
          </table:table-cell>
          <table:table-cell office:value-type="string">
            <text:p>1975 (0x7b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DeleteSectionView</text:p>
          </table:table-cell>
          <table:table-cell/>
          <table:table-cell office:value-type="string">
            <text:p>ZwAlpcDeleteSectionView</text:p>
          </table:table-cell>
          <table:table-cell office:value-type="string">
            <text:p>0x000000014006b5e0</text:p>
          </table:table-cell>
          <table:table-cell office:value-type="string">
            <text:p>0x0006b5e0</text:p>
          </table:table-cell>
          <table:table-cell office:value-type="string">
            <text:p>1976 (0x7b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DeleteSecurityContext</text:p>
          </table:table-cell>
          <table:table-cell/>
          <table:table-cell office:value-type="string">
            <text:p>ZwAlpcDeleteSecurityContext</text:p>
          </table:table-cell>
          <table:table-cell office:value-type="string">
            <text:p>0x000000014006b600</text:p>
          </table:table-cell>
          <table:table-cell office:value-type="string">
            <text:p>0x0006b600</text:p>
          </table:table-cell>
          <table:table-cell office:value-type="string">
            <text:p>1977 (0x7b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DisconnectPort</text:p>
          </table:table-cell>
          <table:table-cell/>
          <table:table-cell office:value-type="string">
            <text:p>ZwAlpcDisconnectPort</text:p>
          </table:table-cell>
          <table:table-cell office:value-type="string">
            <text:p>0x000000014006b620</text:p>
          </table:table-cell>
          <table:table-cell office:value-type="string">
            <text:p>0x0006b620</text:p>
          </table:table-cell>
          <table:table-cell office:value-type="string">
            <text:p>1978 (0x7b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QueryInformation</text:p>
          </table:table-cell>
          <table:table-cell/>
          <table:table-cell office:value-type="string">
            <text:p>ZwAlpcQueryInformation</text:p>
          </table:table-cell>
          <table:table-cell office:value-type="string">
            <text:p>0x000000014006b6a0</text:p>
          </table:table-cell>
          <table:table-cell office:value-type="string">
            <text:p>0x0006b6a0</text:p>
          </table:table-cell>
          <table:table-cell office:value-type="string">
            <text:p>1979 (0x7b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SendWaitReceivePort</text:p>
          </table:table-cell>
          <table:table-cell/>
          <table:table-cell office:value-type="string">
            <text:p>ZwAlpcSendWaitReceivePort</text:p>
          </table:table-cell>
          <table:table-cell office:value-type="string">
            <text:p>0x000000014006b700</text:p>
          </table:table-cell>
          <table:table-cell office:value-type="string">
            <text:p>0x0006b700</text:p>
          </table:table-cell>
          <table:table-cell office:value-type="string">
            <text:p>1980 (0x7b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lpcSetInformation</text:p>
          </table:table-cell>
          <table:table-cell/>
          <table:table-cell office:value-type="string">
            <text:p>ZwAlpcSetInformation</text:p>
          </table:table-cell>
          <table:table-cell office:value-type="string">
            <text:p>0x000000014006b720</text:p>
          </table:table-cell>
          <table:table-cell office:value-type="string">
            <text:p>0x0006b720</text:p>
          </table:table-cell>
          <table:table-cell office:value-type="string">
            <text:p>1981 (0x7b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AssignProcessToJobObject</text:p>
          </table:table-cell>
          <table:table-cell/>
          <table:table-cell office:value-type="string">
            <text:p>ZwAssignProcessToJobObject</text:p>
          </table:table-cell>
          <table:table-cell office:value-type="string">
            <text:p>0x000000014006b760</text:p>
          </table:table-cell>
          <table:table-cell office:value-type="string">
            <text:p>0x0006b760</text:p>
          </table:table-cell>
          <table:table-cell office:value-type="string">
            <text:p>1982 (0x7b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ancelIoFile</text:p>
          </table:table-cell>
          <table:table-cell/>
          <table:table-cell office:value-type="string">
            <text:p>ZwCancelIoFile</text:p>
          </table:table-cell>
          <table:table-cell office:value-type="string">
            <text:p>0x000000014006b180</text:p>
          </table:table-cell>
          <table:table-cell office:value-type="string">
            <text:p>0x0006b180</text:p>
          </table:table-cell>
          <table:table-cell office:value-type="string">
            <text:p>1983 (0x7b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ancelTimer</text:p>
          </table:table-cell>
          <table:table-cell/>
          <table:table-cell office:value-type="string">
            <text:p>ZwCancelTimer</text:p>
          </table:table-cell>
          <table:table-cell office:value-type="string">
            <text:p>0x000000014006b200</text:p>
          </table:table-cell>
          <table:table-cell office:value-type="string">
            <text:p>0x0006b200</text:p>
          </table:table-cell>
          <table:table-cell office:value-type="string">
            <text:p>1984 (0x7c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learEvent</text:p>
          </table:table-cell>
          <table:table-cell/>
          <table:table-cell office:value-type="string">
            <text:p>ZwClearEvent</text:p>
          </table:table-cell>
          <table:table-cell office:value-type="string">
            <text:p>0x000000014006ada0</text:p>
          </table:table-cell>
          <table:table-cell office:value-type="string">
            <text:p>0x0006ada0</text:p>
          </table:table-cell>
          <table:table-cell office:value-type="string">
            <text:p>1985 (0x7c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lose</text:p>
          </table:table-cell>
          <table:table-cell/>
          <table:table-cell office:value-type="string">
            <text:p>ZwClose</text:p>
          </table:table-cell>
          <table:table-cell office:value-type="string">
            <text:p>0x000000014006a7c0</text:p>
          </table:table-cell>
          <table:table-cell office:value-type="string">
            <text:p>0x0006a7c0</text:p>
          </table:table-cell>
          <table:table-cell office:value-type="string">
            <text:p>1986 (0x7c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loseObjectAuditAlarm</text:p>
          </table:table-cell>
          <table:table-cell/>
          <table:table-cell office:value-type="string">
            <text:p>ZwCloseObjectAuditAlarm</text:p>
          </table:table-cell>
          <table:table-cell office:value-type="string">
            <text:p>0x000000014006ad40</text:p>
          </table:table-cell>
          <table:table-cell office:value-type="string">
            <text:p>0x0006ad40</text:p>
          </table:table-cell>
          <table:table-cell office:value-type="string">
            <text:p>1987 (0x7c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ommitComplete</text:p>
          </table:table-cell>
          <table:table-cell/>
          <table:table-cell office:value-type="string">
            <text:p>ZwCommitComplete</text:p>
          </table:table-cell>
          <table:table-cell office:value-type="string">
            <text:p>0x000000014006b800</text:p>
          </table:table-cell>
          <table:table-cell office:value-type="string">
            <text:p>0x0006b800</text:p>
          </table:table-cell>
          <table:table-cell office:value-type="string">
            <text:p>1988 (0x7c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ommitEnlistment</text:p>
          </table:table-cell>
          <table:table-cell/>
          <table:table-cell office:value-type="string">
            <text:p>ZwCommitEnlistment</text:p>
          </table:table-cell>
          <table:table-cell office:value-type="string">
            <text:p>0x000000014006b820</text:p>
          </table:table-cell>
          <table:table-cell office:value-type="string">
            <text:p>0x0006b820</text:p>
          </table:table-cell>
          <table:table-cell office:value-type="string">
            <text:p>1989 (0x7c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ommitTransaction</text:p>
          </table:table-cell>
          <table:table-cell/>
          <table:table-cell office:value-type="string">
            <text:p>ZwCommitTransaction</text:p>
          </table:table-cell>
          <table:table-cell office:value-type="string">
            <text:p>0x000000014006b840</text:p>
          </table:table-cell>
          <table:table-cell office:value-type="string">
            <text:p>0x0006b840</text:p>
          </table:table-cell>
          <table:table-cell office:value-type="string">
            <text:p>1990 (0x7c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onnectPort</text:p>
          </table:table-cell>
          <table:table-cell/>
          <table:table-cell office:value-type="string">
            <text:p>ZwConnectPort</text:p>
          </table:table-cell>
          <table:table-cell office:value-type="string">
            <text:p>0x000000014006b8e0</text:p>
          </table:table-cell>
          <table:table-cell office:value-type="string">
            <text:p>0x0006b8e0</text:p>
          </table:table-cell>
          <table:table-cell office:value-type="string">
            <text:p>1991 (0x7c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DirectoryObject</text:p>
          </table:table-cell>
          <table:table-cell/>
          <table:table-cell office:value-type="string">
            <text:p>ZwCreateDirectoryObject</text:p>
          </table:table-cell>
          <table:table-cell office:value-type="string">
            <text:p>0x000000014006b920</text:p>
          </table:table-cell>
          <table:table-cell office:value-type="string">
            <text:p>0x0006b920</text:p>
          </table:table-cell>
          <table:table-cell office:value-type="string">
            <text:p>1992 (0x7c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Enlistment</text:p>
          </table:table-cell>
          <table:table-cell/>
          <table:table-cell office:value-type="string">
            <text:p>ZwCreateEnlistment</text:p>
          </table:table-cell>
          <table:table-cell office:value-type="string">
            <text:p>0x000000014006b960</text:p>
          </table:table-cell>
          <table:table-cell office:value-type="string">
            <text:p>0x0006b960</text:p>
          </table:table-cell>
          <table:table-cell office:value-type="string">
            <text:p>1993 (0x7c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Event</text:p>
          </table:table-cell>
          <table:table-cell/>
          <table:table-cell office:value-type="string">
            <text:p>ZwCreateEvent</text:p>
          </table:table-cell>
          <table:table-cell office:value-type="string">
            <text:p>0x000000014006aee0</text:p>
          </table:table-cell>
          <table:table-cell office:value-type="string">
            <text:p>0x0006aee0</text:p>
          </table:table-cell>
          <table:table-cell office:value-type="string">
            <text:p>1994 (0x7c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File</text:p>
          </table:table-cell>
          <table:table-cell/>
          <table:table-cell office:value-type="string">
            <text:p>ZwCreateFile</text:p>
          </table:table-cell>
          <table:table-cell office:value-type="string">
            <text:p>0x000000014006b080</text:p>
          </table:table-cell>
          <table:table-cell office:value-type="string">
            <text:p>0x0006b080</text:p>
          </table:table-cell>
          <table:table-cell office:value-type="string">
            <text:p>1995 (0x7c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IoCompletion</text:p>
          </table:table-cell>
          <table:table-cell/>
          <table:table-cell office:value-type="string">
            <text:p>ZwCreateIoCompletion</text:p>
          </table:table-cell>
          <table:table-cell office:value-type="string">
            <text:p>0x000000014006b9a0</text:p>
          </table:table-cell>
          <table:table-cell office:value-type="string">
            <text:p>0x0006b9a0</text:p>
          </table:table-cell>
          <table:table-cell office:value-type="string">
            <text:p>1996 (0x7c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JobObject</text:p>
          </table:table-cell>
          <table:table-cell/>
          <table:table-cell office:value-type="string">
            <text:p>ZwCreateJobObject</text:p>
          </table:table-cell>
          <table:table-cell office:value-type="string">
            <text:p>0x000000014006b9c0</text:p>
          </table:table-cell>
          <table:table-cell office:value-type="string">
            <text:p>0x0006b9c0</text:p>
          </table:table-cell>
          <table:table-cell office:value-type="string">
            <text:p>1997 (0x7c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Key</text:p>
          </table:table-cell>
          <table:table-cell/>
          <table:table-cell office:value-type="string">
            <text:p>ZwCreateKey</text:p>
          </table:table-cell>
          <table:table-cell office:value-type="string">
            <text:p>0x000000014006a980</text:p>
          </table:table-cell>
          <table:table-cell office:value-type="string">
            <text:p>0x0006a980</text:p>
          </table:table-cell>
          <table:table-cell office:value-type="string">
            <text:p>1998 (0x7c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KeyTransacted</text:p>
          </table:table-cell>
          <table:table-cell/>
          <table:table-cell office:value-type="string">
            <text:p>ZwCreateKeyTransacted</text:p>
          </table:table-cell>
          <table:table-cell office:value-type="string">
            <text:p>0x000000014006ba00</text:p>
          </table:table-cell>
          <table:table-cell office:value-type="string">
            <text:p>0x0006ba00</text:p>
          </table:table-cell>
          <table:table-cell office:value-type="string">
            <text:p>1999 (0x7c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ResourceManager</text:p>
          </table:table-cell>
          <table:table-cell/>
          <table:table-cell office:value-type="string">
            <text:p>ZwCreateResourceManager</text:p>
          </table:table-cell>
          <table:table-cell office:value-type="string">
            <text:p>0x000000014006bb80</text:p>
          </table:table-cell>
          <table:table-cell office:value-type="string">
            <text:p>0x0006bb80</text:p>
          </table:table-cell>
          <table:table-cell office:value-type="string">
            <text:p>2000 (0x7d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Section</text:p>
          </table:table-cell>
          <table:table-cell/>
          <table:table-cell office:value-type="string">
            <text:p>ZwCreateSection</text:p>
          </table:table-cell>
          <table:table-cell office:value-type="string">
            <text:p>0x000000014006af20</text:p>
          </table:table-cell>
          <table:table-cell office:value-type="string">
            <text:p>0x0006af20</text:p>
          </table:table-cell>
          <table:table-cell office:value-type="string">
            <text:p>2001 (0x7d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SymbolicLinkObject</text:p>
          </table:table-cell>
          <table:table-cell/>
          <table:table-cell office:value-type="string">
            <text:p>ZwCreateSymbolicLinkObject</text:p>
          </table:table-cell>
          <table:table-cell office:value-type="string">
            <text:p>0x000000014006bbc0</text:p>
          </table:table-cell>
          <table:table-cell office:value-type="string">
            <text:p>0x0006bbc0</text:p>
          </table:table-cell>
          <table:table-cell office:value-type="string">
            <text:p>2002 (0x7d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Timer</text:p>
          </table:table-cell>
          <table:table-cell/>
          <table:table-cell office:value-type="string">
            <text:p>ZwCreateTimer</text:p>
          </table:table-cell>
          <table:table-cell office:value-type="string">
            <text:p>0x000000014006bc00</text:p>
          </table:table-cell>
          <table:table-cell office:value-type="string">
            <text:p>0x0006bc00</text:p>
          </table:table-cell>
          <table:table-cell office:value-type="string">
            <text:p>2003 (0x7d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Transaction</text:p>
          </table:table-cell>
          <table:table-cell/>
          <table:table-cell office:value-type="string">
            <text:p>ZwCreateTransaction</text:p>
          </table:table-cell>
          <table:table-cell office:value-type="string">
            <text:p>0x000000014006bc60</text:p>
          </table:table-cell>
          <table:table-cell office:value-type="string">
            <text:p>0x0006bc60</text:p>
          </table:table-cell>
          <table:table-cell office:value-type="string">
            <text:p>2004 (0x7d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CreateTransactionManager</text:p>
          </table:table-cell>
          <table:table-cell/>
          <table:table-cell office:value-type="string">
            <text:p>ZwCreateTransactionManager</text:p>
          </table:table-cell>
          <table:table-cell office:value-type="string">
            <text:p>0x000000014006bc80</text:p>
          </table:table-cell>
          <table:table-cell office:value-type="string">
            <text:p>0x0006bc80</text:p>
          </table:table-cell>
          <table:table-cell office:value-type="string">
            <text:p>2005 (0x7d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CreateWnfStateName</text:p>
          </table:table-cell>
          <table:table-cell/>
          <table:table-cell office:value-type="string">
            <text:p>ZwCreateWnfStateName</text:p>
          </table:table-cell>
          <table:table-cell office:value-type="string">
            <text:p>0x000000014006bd00</text:p>
          </table:table-cell>
          <table:table-cell office:value-type="string">
            <text:p>0x0006bd00</text:p>
          </table:table-cell>
          <table:table-cell office:value-type="string">
            <text:p>2006 (0x7d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DeleteBootEntry</text:p>
          </table:table-cell>
          <table:table-cell/>
          <table:table-cell office:value-type="string">
            <text:p>ZwDeleteBootEntry</text:p>
          </table:table-cell>
          <table:table-cell office:value-type="string">
            <text:p>0x000000014006bda0</text:p>
          </table:table-cell>
          <table:table-cell office:value-type="string">
            <text:p>0x0006bda0</text:p>
          </table:table-cell>
          <table:table-cell office:value-type="string">
            <text:p>2007 (0x7d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DeleteDriverEntry</text:p>
          </table:table-cell>
          <table:table-cell/>
          <table:table-cell office:value-type="string">
            <text:p>ZwDeleteDriverEntry</text:p>
          </table:table-cell>
          <table:table-cell office:value-type="string">
            <text:p>0x000000014006bdc0</text:p>
          </table:table-cell>
          <table:table-cell office:value-type="string">
            <text:p>0x0006bdc0</text:p>
          </table:table-cell>
          <table:table-cell office:value-type="string">
            <text:p>2008 (0x7d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DeleteFile</text:p>
          </table:table-cell>
          <table:table-cell/>
          <table:table-cell office:value-type="string">
            <text:p>ZwDeleteFile</text:p>
          </table:table-cell>
          <table:table-cell office:value-type="string">
            <text:p>0x000000014006bde0</text:p>
          </table:table-cell>
          <table:table-cell office:value-type="string">
            <text:p>0x0006bde0</text:p>
          </table:table-cell>
          <table:table-cell office:value-type="string">
            <text:p>2009 (0x7d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DeleteKey</text:p>
          </table:table-cell>
          <table:table-cell/>
          <table:table-cell office:value-type="string">
            <text:p>ZwDeleteKey</text:p>
          </table:table-cell>
          <table:table-cell office:value-type="string">
            <text:p>0x000000014006be00</text:p>
          </table:table-cell>
          <table:table-cell office:value-type="string">
            <text:p>0x0006be00</text:p>
          </table:table-cell>
          <table:table-cell office:value-type="string">
            <text:p>2010 (0x7d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DeleteValueKey</text:p>
          </table:table-cell>
          <table:table-cell/>
          <table:table-cell office:value-type="string">
            <text:p>ZwDeleteValueKey</text:p>
          </table:table-cell>
          <table:table-cell office:value-type="string">
            <text:p>0x000000014006be60</text:p>
          </table:table-cell>
          <table:table-cell office:value-type="string">
            <text:p>0x0006be60</text:p>
          </table:table-cell>
          <table:table-cell office:value-type="string">
            <text:p>2011 (0x7d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DeleteWnfStateData</text:p>
          </table:table-cell>
          <table:table-cell/>
          <table:table-cell office:value-type="string">
            <text:p>ZwDeleteWnfStateData</text:p>
          </table:table-cell>
          <table:table-cell office:value-type="string">
            <text:p>0x000000014006be80</text:p>
          </table:table-cell>
          <table:table-cell office:value-type="string">
            <text:p>0x0006be80</text:p>
          </table:table-cell>
          <table:table-cell office:value-type="string">
            <text:p>2012 (0x7d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DeleteWnfStateName</text:p>
          </table:table-cell>
          <table:table-cell/>
          <table:table-cell office:value-type="string">
            <text:p>ZwDeleteWnfStateName</text:p>
          </table:table-cell>
          <table:table-cell office:value-type="string">
            <text:p>0x000000014006bea0</text:p>
          </table:table-cell>
          <table:table-cell office:value-type="string">
            <text:p>0x0006bea0</text:p>
          </table:table-cell>
          <table:table-cell office:value-type="string">
            <text:p>2013 (0x7d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DeviceIoControlFile</text:p>
          </table:table-cell>
          <table:table-cell/>
          <table:table-cell office:value-type="string">
            <text:p>ZwDeviceIoControlFile</text:p>
          </table:table-cell>
          <table:table-cell office:value-type="string">
            <text:p>0x000000014006a6c0</text:p>
          </table:table-cell>
          <table:table-cell office:value-type="string">
            <text:p>0x0006a6c0</text:p>
          </table:table-cell>
          <table:table-cell office:value-type="string">
            <text:p>2014 (0x7d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DisplayString</text:p>
          </table:table-cell>
          <table:table-cell/>
          <table:table-cell office:value-type="string">
            <text:p>ZwDisplayString</text:p>
          </table:table-cell>
          <table:table-cell office:value-type="string">
            <text:p>0x000000014006bee0</text:p>
          </table:table-cell>
          <table:table-cell office:value-type="string">
            <text:p>0x0006bee0</text:p>
          </table:table-cell>
          <table:table-cell office:value-type="string">
            <text:p>2015 (0x7d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DuplicateObject</text:p>
          </table:table-cell>
          <table:table-cell/>
          <table:table-cell office:value-type="string">
            <text:p>ZwDuplicateObject</text:p>
          </table:table-cell>
          <table:table-cell office:value-type="string">
            <text:p>0x000000014006ad60</text:p>
          </table:table-cell>
          <table:table-cell office:value-type="string">
            <text:p>0x0006ad60</text:p>
          </table:table-cell>
          <table:table-cell office:value-type="string">
            <text:p>2016 (0x7e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DuplicateToken</text:p>
          </table:table-cell>
          <table:table-cell/>
          <table:table-cell office:value-type="string">
            <text:p>ZwDuplicateToken</text:p>
          </table:table-cell>
          <table:table-cell office:value-type="string">
            <text:p>0x000000014006ae20</text:p>
          </table:table-cell>
          <table:table-cell office:value-type="string">
            <text:p>0x0006ae20</text:p>
          </table:table-cell>
          <table:table-cell office:value-type="string">
            <text:p>2017 (0x7e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EnumerateBootEntries</text:p>
          </table:table-cell>
          <table:table-cell/>
          <table:table-cell office:value-type="string">
            <text:p>ZwEnumerateBootEntries</text:p>
          </table:table-cell>
          <table:table-cell office:value-type="string">
            <text:p>0x000000014006bf40</text:p>
          </table:table-cell>
          <table:table-cell office:value-type="string">
            <text:p>0x0006bf40</text:p>
          </table:table-cell>
          <table:table-cell office:value-type="string">
            <text:p>2018 (0x7e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EnumerateDriverEntries</text:p>
          </table:table-cell>
          <table:table-cell/>
          <table:table-cell office:value-type="string">
            <text:p>ZwEnumerateDriverEntries</text:p>
          </table:table-cell>
          <table:table-cell office:value-type="string">
            <text:p>0x000000014006bf60</text:p>
          </table:table-cell>
          <table:table-cell office:value-type="string">
            <text:p>0x0006bf60</text:p>
          </table:table-cell>
          <table:table-cell office:value-type="string">
            <text:p>2019 (0x7e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EnumerateKey</text:p>
          </table:table-cell>
          <table:table-cell/>
          <table:table-cell office:value-type="string">
            <text:p>ZwEnumerateKey</text:p>
          </table:table-cell>
          <table:table-cell office:value-type="string">
            <text:p>0x000000014006ac20</text:p>
          </table:table-cell>
          <table:table-cell office:value-type="string">
            <text:p>0x0006ac20</text:p>
          </table:table-cell>
          <table:table-cell office:value-type="string">
            <text:p>2020 (0x7e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EnumerateTransactionObject</text:p>
          </table:table-cell>
          <table:table-cell/>
          <table:table-cell office:value-type="string">
            <text:p>ZwEnumerateTransactionObject</text:p>
          </table:table-cell>
          <table:table-cell office:value-type="string">
            <text:p>0x000000014006bfa0</text:p>
          </table:table-cell>
          <table:table-cell office:value-type="string">
            <text:p>0x0006bfa0</text:p>
          </table:table-cell>
          <table:table-cell office:value-type="string">
            <text:p>2021 (0x7e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EnumerateValueKey</text:p>
          </table:table-cell>
          <table:table-cell/>
          <table:table-cell office:value-type="string">
            <text:p>ZwEnumerateValueKey</text:p>
          </table:table-cell>
          <table:table-cell office:value-type="string">
            <text:p>0x000000014006a840</text:p>
          </table:table-cell>
          <table:table-cell office:value-type="string">
            <text:p>0x0006a840</text:p>
          </table:table-cell>
          <table:table-cell office:value-type="string">
            <text:p>2022 (0x7e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FlushBuffersFile</text:p>
          </table:table-cell>
          <table:table-cell/>
          <table:table-cell office:value-type="string">
            <text:p>ZwFlushBuffersFile</text:p>
          </table:table-cell>
          <table:table-cell office:value-type="string">
            <text:p>0x000000014006af40</text:p>
          </table:table-cell>
          <table:table-cell office:value-type="string">
            <text:p>0x0006af40</text:p>
          </table:table-cell>
          <table:table-cell office:value-type="string">
            <text:p>2023 (0x7e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FlushBuffersFileEx</text:p>
          </table:table-cell>
          <table:table-cell/>
          <table:table-cell office:value-type="string">
            <text:p>ZwFlushBuffersFileEx</text:p>
          </table:table-cell>
          <table:table-cell office:value-type="string">
            <text:p>0x000000014006c020</text:p>
          </table:table-cell>
          <table:table-cell office:value-type="string">
            <text:p>0x0006c020</text:p>
          </table:table-cell>
          <table:table-cell office:value-type="string">
            <text:p>2024 (0x7e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FlushInstructionCache</text:p>
          </table:table-cell>
          <table:table-cell/>
          <table:table-cell office:value-type="string">
            <text:p>ZwFlushInstructionCache</text:p>
          </table:table-cell>
          <table:table-cell office:value-type="string">
            <text:p>0x000000014006c060</text:p>
          </table:table-cell>
          <table:table-cell office:value-type="string">
            <text:p>0x0006c060</text:p>
          </table:table-cell>
          <table:table-cell office:value-type="string">
            <text:p>2025 (0x7e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FlushKey</text:p>
          </table:table-cell>
          <table:table-cell/>
          <table:table-cell office:value-type="string">
            <text:p>ZwFlushKey</text:p>
          </table:table-cell>
          <table:table-cell office:value-type="string">
            <text:p>0x000000014006c080</text:p>
          </table:table-cell>
          <table:table-cell office:value-type="string">
            <text:p>0x0006c080</text:p>
          </table:table-cell>
          <table:table-cell office:value-type="string">
            <text:p>2026 (0x7e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FlushVirtualMemory</text:p>
          </table:table-cell>
          <table:table-cell/>
          <table:table-cell office:value-type="string">
            <text:p>ZwFlushVirtualMemory</text:p>
          </table:table-cell>
          <table:table-cell office:value-type="string">
            <text:p>0x000000014006c0c0</text:p>
          </table:table-cell>
          <table:table-cell office:value-type="string">
            <text:p>0x0006c0c0</text:p>
          </table:table-cell>
          <table:table-cell office:value-type="string">
            <text:p>2027 (0x7e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FreeVirtualMemory</text:p>
          </table:table-cell>
          <table:table-cell/>
          <table:table-cell office:value-type="string">
            <text:p>ZwFreeVirtualMemory</text:p>
          </table:table-cell>
          <table:table-cell office:value-type="string">
            <text:p>0x000000014006a9a0</text:p>
          </table:table-cell>
          <table:table-cell office:value-type="string">
            <text:p>0x0006a9a0</text:p>
          </table:table-cell>
          <table:table-cell office:value-type="string">
            <text:p>2028 (0x7e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FsControlFile</text:p>
          </table:table-cell>
          <table:table-cell/>
          <table:table-cell office:value-type="string">
            <text:p>ZwFsControlFile</text:p>
          </table:table-cell>
          <table:table-cell office:value-type="string">
            <text:p>0x000000014006ad00</text:p>
          </table:table-cell>
          <table:table-cell office:value-type="string">
            <text:p>0x0006ad00</text:p>
          </table:table-cell>
          <table:table-cell office:value-type="string">
            <text:p>2029 (0x7e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GetNotificationResourceManager</text:p>
          </table:table-cell>
          <table:table-cell/>
          <table:table-cell office:value-type="string">
            <text:p>ZwGetNotificationResourceManager</text:p>
          </table:table-cell>
          <table:table-cell office:value-type="string">
            <text:p>0x000000014006c240</text:p>
          </table:table-cell>
          <table:table-cell office:value-type="string">
            <text:p>0x0006c240</text:p>
          </table:table-cell>
          <table:table-cell office:value-type="string">
            <text:p>2030 (0x7e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ImpersonateAnonymousToken</text:p>
          </table:table-cell>
          <table:table-cell/>
          <table:table-cell office:value-type="string">
            <text:p>ZwImpersonateAnonymousToken</text:p>
          </table:table-cell>
          <table:table-cell office:value-type="string">
            <text:p>0x000000014006c280</text:p>
          </table:table-cell>
          <table:table-cell office:value-type="string">
            <text:p>0x0006c280</text:p>
          </table:table-cell>
          <table:table-cell office:value-type="string">
            <text:p>2031 (0x7e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InitiatePowerAction</text:p>
          </table:table-cell>
          <table:table-cell/>
          <table:table-cell office:value-type="string">
            <text:p>ZwInitiatePowerAction</text:p>
          </table:table-cell>
          <table:table-cell office:value-type="string">
            <text:p>0x000000014006c300</text:p>
          </table:table-cell>
          <table:table-cell office:value-type="string">
            <text:p>0x0006c300</text:p>
          </table:table-cell>
          <table:table-cell office:value-type="string">
            <text:p>2032 (0x7f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IsProcessInJob</text:p>
          </table:table-cell>
          <table:table-cell/>
          <table:table-cell office:value-type="string">
            <text:p>ZwIsProcessInJob</text:p>
          </table:table-cell>
          <table:table-cell office:value-type="string">
            <text:p>0x000000014006afc0</text:p>
          </table:table-cell>
          <table:table-cell office:value-type="string">
            <text:p>0x0006afc0</text:p>
          </table:table-cell>
          <table:table-cell office:value-type="string">
            <text:p>2033 (0x7f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LoadDriver</text:p>
          </table:table-cell>
          <table:table-cell/>
          <table:table-cell office:value-type="string">
            <text:p>ZwLoadDriver</text:p>
          </table:table-cell>
          <table:table-cell office:value-type="string">
            <text:p>0x000000014006c380</text:p>
          </table:table-cell>
          <table:table-cell office:value-type="string">
            <text:p>0x0006c380</text:p>
          </table:table-cell>
          <table:table-cell office:value-type="string">
            <text:p>2034 (0x7f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LoadKey</text:p>
          </table:table-cell>
          <table:table-cell/>
          <table:table-cell office:value-type="string">
            <text:p>ZwLoadKey</text:p>
          </table:table-cell>
          <table:table-cell office:value-type="string">
            <text:p>0x000000014006c3a0</text:p>
          </table:table-cell>
          <table:table-cell office:value-type="string">
            <text:p>0x0006c3a0</text:p>
          </table:table-cell>
          <table:table-cell office:value-type="string">
            <text:p>2035 (0x7f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LoadKeyEx</text:p>
          </table:table-cell>
          <table:table-cell/>
          <table:table-cell office:value-type="string">
            <text:p>ZwLoadKeyEx</text:p>
          </table:table-cell>
          <table:table-cell office:value-type="string">
            <text:p>0x000000014006c3e0</text:p>
          </table:table-cell>
          <table:table-cell office:value-type="string">
            <text:p>0x0006c3e0</text:p>
          </table:table-cell>
          <table:table-cell office:value-type="string">
            <text:p>2036 (0x7f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LockFile</text:p>
          </table:table-cell>
          <table:table-cell/>
          <table:table-cell office:value-type="string">
            <text:p>ZwLockFile</text:p>
          </table:table-cell>
          <table:table-cell office:value-type="string">
            <text:p>0x000000014006c400</text:p>
          </table:table-cell>
          <table:table-cell office:value-type="string">
            <text:p>0x0006c400</text:p>
          </table:table-cell>
          <table:table-cell office:value-type="string">
            <text:p>2037 (0x7f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LockProductActivationKeys</text:p>
          </table:table-cell>
          <table:table-cell/>
          <table:table-cell office:value-type="string">
            <text:p>ZwLockProductActivationKeys</text:p>
          </table:table-cell>
          <table:table-cell office:value-type="string">
            <text:p>0x000000014006c420</text:p>
          </table:table-cell>
          <table:table-cell office:value-type="string">
            <text:p>0x0006c420</text:p>
          </table:table-cell>
          <table:table-cell office:value-type="string">
            <text:p>2038 (0x7f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MakeTemporaryObject</text:p>
          </table:table-cell>
          <table:table-cell/>
          <table:table-cell office:value-type="string">
            <text:p>ZwMakeTemporaryObject</text:p>
          </table:table-cell>
          <table:table-cell office:value-type="string">
            <text:p>0x000000014006c4a0</text:p>
          </table:table-cell>
          <table:table-cell office:value-type="string">
            <text:p>0x0006c4a0</text:p>
          </table:table-cell>
          <table:table-cell office:value-type="string">
            <text:p>2039 (0x7f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MapViewOfSection</text:p>
          </table:table-cell>
          <table:table-cell/>
          <table:table-cell office:value-type="string">
            <text:p>ZwMapViewOfSection</text:p>
          </table:table-cell>
          <table:table-cell office:value-type="string">
            <text:p>0x000000014006aae0</text:p>
          </table:table-cell>
          <table:table-cell office:value-type="string">
            <text:p>0x0006aae0</text:p>
          </table:table-cell>
          <table:table-cell office:value-type="string">
            <text:p>2040 (0x7f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ModifyBootEntry</text:p>
          </table:table-cell>
          <table:table-cell/>
          <table:table-cell office:value-type="string">
            <text:p>ZwModifyBootEntry</text:p>
          </table:table-cell>
          <table:table-cell office:value-type="string">
            <text:p>0x000000014006c500</text:p>
          </table:table-cell>
          <table:table-cell office:value-type="string">
            <text:p>0x0006c500</text:p>
          </table:table-cell>
          <table:table-cell office:value-type="string">
            <text:p>2041 (0x7f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ModifyDriverEntry</text:p>
          </table:table-cell>
          <table:table-cell/>
          <table:table-cell office:value-type="string">
            <text:p>ZwModifyDriverEntry</text:p>
          </table:table-cell>
          <table:table-cell office:value-type="string">
            <text:p>0x000000014006c520</text:p>
          </table:table-cell>
          <table:table-cell office:value-type="string">
            <text:p>0x0006c520</text:p>
          </table:table-cell>
          <table:table-cell office:value-type="string">
            <text:p>2042 (0x7f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NotifyChangeKey</text:p>
          </table:table-cell>
          <table:table-cell/>
          <table:table-cell office:value-type="string">
            <text:p>ZwNotifyChangeKey</text:p>
          </table:table-cell>
          <table:table-cell office:value-type="string">
            <text:p>0x000000014006c560</text:p>
          </table:table-cell>
          <table:table-cell office:value-type="string">
            <text:p>0x0006c560</text:p>
          </table:table-cell>
          <table:table-cell office:value-type="string">
            <text:p>2043 (0x7f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NotifyChangeSession</text:p>
          </table:table-cell>
          <table:table-cell/>
          <table:table-cell office:value-type="string">
            <text:p>ZwNotifyChangeSession</text:p>
          </table:table-cell>
          <table:table-cell office:value-type="string">
            <text:p>0x000000014006c5a0</text:p>
          </table:table-cell>
          <table:table-cell office:value-type="string">
            <text:p>0x0006c5a0</text:p>
          </table:table-cell>
          <table:table-cell office:value-type="string">
            <text:p>2044 (0x7f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DirectoryObject</text:p>
          </table:table-cell>
          <table:table-cell/>
          <table:table-cell office:value-type="string">
            <text:p>ZwOpenDirectoryObject</text:p>
          </table:table-cell>
          <table:table-cell office:value-type="string">
            <text:p>0x000000014006b0e0</text:p>
          </table:table-cell>
          <table:table-cell office:value-type="string">
            <text:p>0x0006b0e0</text:p>
          </table:table-cell>
          <table:table-cell office:value-type="string">
            <text:p>2045 (0x7f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Enlistment</text:p>
          </table:table-cell>
          <table:table-cell/>
          <table:table-cell office:value-type="string">
            <text:p>ZwOpenEnlistment</text:p>
          </table:table-cell>
          <table:table-cell office:value-type="string">
            <text:p>0x000000014006c5c0</text:p>
          </table:table-cell>
          <table:table-cell office:value-type="string">
            <text:p>0x0006c5c0</text:p>
          </table:table-cell>
          <table:table-cell office:value-type="string">
            <text:p>2046 (0x7f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Event</text:p>
          </table:table-cell>
          <table:table-cell/>
          <table:table-cell office:value-type="string">
            <text:p>ZwOpenEvent</text:p>
          </table:table-cell>
          <table:table-cell office:value-type="string">
            <text:p>0x000000014006ade0</text:p>
          </table:table-cell>
          <table:table-cell office:value-type="string">
            <text:p>0x0006ade0</text:p>
          </table:table-cell>
          <table:table-cell office:value-type="string">
            <text:p>2047 (0x7f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File</text:p>
          </table:table-cell>
          <table:table-cell/>
          <table:table-cell office:value-type="string">
            <text:p>ZwOpenFile</text:p>
          </table:table-cell>
          <table:table-cell office:value-type="string">
            <text:p>0x000000014006ac40</text:p>
          </table:table-cell>
          <table:table-cell office:value-type="string">
            <text:p>0x0006ac40</text:p>
          </table:table-cell>
          <table:table-cell office:value-type="string">
            <text:p>2048 (0x80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JobObject</text:p>
          </table:table-cell>
          <table:table-cell/>
          <table:table-cell office:value-type="string">
            <text:p>ZwOpenJobObject</text:p>
          </table:table-cell>
          <table:table-cell office:value-type="string">
            <text:p>0x000000014006c620</text:p>
          </table:table-cell>
          <table:table-cell office:value-type="string">
            <text:p>0x0006c620</text:p>
          </table:table-cell>
          <table:table-cell office:value-type="string">
            <text:p>2049 (0x80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Key</text:p>
          </table:table-cell>
          <table:table-cell/>
          <table:table-cell office:value-type="string">
            <text:p>ZwOpenKey</text:p>
          </table:table-cell>
          <table:table-cell office:value-type="string">
            <text:p>0x000000014006a820</text:p>
          </table:table-cell>
          <table:table-cell office:value-type="string">
            <text:p>0x0006a820</text:p>
          </table:table-cell>
          <table:table-cell office:value-type="string">
            <text:p>2050 (0x80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KeyEx</text:p>
          </table:table-cell>
          <table:table-cell/>
          <table:table-cell office:value-type="string">
            <text:p>ZwOpenKeyEx</text:p>
          </table:table-cell>
          <table:table-cell office:value-type="string">
            <text:p>0x000000014006c640</text:p>
          </table:table-cell>
          <table:table-cell office:value-type="string">
            <text:p>0x0006c640</text:p>
          </table:table-cell>
          <table:table-cell office:value-type="string">
            <text:p>2051 (0x80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KeyTransacted</text:p>
          </table:table-cell>
          <table:table-cell/>
          <table:table-cell office:value-type="string">
            <text:p>ZwOpenKeyTransacted</text:p>
          </table:table-cell>
          <table:table-cell office:value-type="string">
            <text:p>0x000000014006c660</text:p>
          </table:table-cell>
          <table:table-cell office:value-type="string">
            <text:p>0x0006c660</text:p>
          </table:table-cell>
          <table:table-cell office:value-type="string">
            <text:p>2052 (0x80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KeyTransactedEx</text:p>
          </table:table-cell>
          <table:table-cell/>
          <table:table-cell office:value-type="string">
            <text:p>ZwOpenKeyTransactedEx</text:p>
          </table:table-cell>
          <table:table-cell office:value-type="string">
            <text:p>0x000000014006c680</text:p>
          </table:table-cell>
          <table:table-cell office:value-type="string">
            <text:p>0x0006c680</text:p>
          </table:table-cell>
          <table:table-cell office:value-type="string">
            <text:p>2053 (0x80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Process</text:p>
          </table:table-cell>
          <table:table-cell/>
          <table:table-cell office:value-type="string">
            <text:p>ZwOpenProcess</text:p>
          </table:table-cell>
          <table:table-cell office:value-type="string">
            <text:p>0x000000014006aaa0</text:p>
          </table:table-cell>
          <table:table-cell office:value-type="string">
            <text:p>0x0006aaa0</text:p>
          </table:table-cell>
          <table:table-cell office:value-type="string">
            <text:p>2054 (0x80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ProcessToken</text:p>
          </table:table-cell>
          <table:table-cell/>
          <table:table-cell office:value-type="string">
            <text:p>ZwOpenProcessToken</text:p>
          </table:table-cell>
          <table:table-cell office:value-type="string">
            <text:p>0x000000014006c720</text:p>
          </table:table-cell>
          <table:table-cell office:value-type="string">
            <text:p>0x0006c720</text:p>
          </table:table-cell>
          <table:table-cell office:value-type="string">
            <text:p>2055 (0x80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ProcessTokenEx</text:p>
          </table:table-cell>
          <table:table-cell/>
          <table:table-cell office:value-type="string">
            <text:p>ZwOpenProcessTokenEx</text:p>
          </table:table-cell>
          <table:table-cell office:value-type="string">
            <text:p>0x000000014006abe0</text:p>
          </table:table-cell>
          <table:table-cell office:value-type="string">
            <text:p>0x0006abe0</text:p>
          </table:table-cell>
          <table:table-cell office:value-type="string">
            <text:p>2056 (0x80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ResourceManager</text:p>
          </table:table-cell>
          <table:table-cell/>
          <table:table-cell office:value-type="string">
            <text:p>ZwOpenResourceManager</text:p>
          </table:table-cell>
          <table:table-cell office:value-type="string">
            <text:p>0x000000014006c740</text:p>
          </table:table-cell>
          <table:table-cell office:value-type="string">
            <text:p>0x0006c740</text:p>
          </table:table-cell>
          <table:table-cell office:value-type="string">
            <text:p>2057 (0x80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Section</text:p>
          </table:table-cell>
          <table:table-cell/>
          <table:table-cell office:value-type="string">
            <text:p>ZwOpenSection</text:p>
          </table:table-cell>
          <table:table-cell office:value-type="string">
            <text:p>0x000000014006acc0</text:p>
          </table:table-cell>
          <table:table-cell office:value-type="string">
            <text:p>0x0006acc0</text:p>
          </table:table-cell>
          <table:table-cell office:value-type="string">
            <text:p>2058 (0x80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Session</text:p>
          </table:table-cell>
          <table:table-cell/>
          <table:table-cell office:value-type="string">
            <text:p>ZwOpenSession</text:p>
          </table:table-cell>
          <table:table-cell office:value-type="string">
            <text:p>0x000000014006c780</text:p>
          </table:table-cell>
          <table:table-cell office:value-type="string">
            <text:p>0x0006c780</text:p>
          </table:table-cell>
          <table:table-cell office:value-type="string">
            <text:p>2059 (0x80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SymbolicLinkObject</text:p>
          </table:table-cell>
          <table:table-cell/>
          <table:table-cell office:value-type="string">
            <text:p>ZwOpenSymbolicLinkObject</text:p>
          </table:table-cell>
          <table:table-cell office:value-type="string">
            <text:p>0x000000014006c7a0</text:p>
          </table:table-cell>
          <table:table-cell office:value-type="string">
            <text:p>0x0006c7a0</text:p>
          </table:table-cell>
          <table:table-cell office:value-type="string">
            <text:p>2060 (0x80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Thread</text:p>
          </table:table-cell>
          <table:table-cell/>
          <table:table-cell office:value-type="string">
            <text:p>ZwOpenThread</text:p>
          </table:table-cell>
          <table:table-cell office:value-type="string">
            <text:p>0x000000014006c7c0</text:p>
          </table:table-cell>
          <table:table-cell office:value-type="string">
            <text:p>0x0006c7c0</text:p>
          </table:table-cell>
          <table:table-cell office:value-type="string">
            <text:p>2061 (0x80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ThreadToken</text:p>
          </table:table-cell>
          <table:table-cell/>
          <table:table-cell office:value-type="string">
            <text:p>ZwOpenThreadToken</text:p>
          </table:table-cell>
          <table:table-cell office:value-type="string">
            <text:p>0x000000014006aa60</text:p>
          </table:table-cell>
          <table:table-cell office:value-type="string">
            <text:p>0x0006aa60</text:p>
          </table:table-cell>
          <table:table-cell office:value-type="string">
            <text:p>2062 (0x80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ThreadTokenEx</text:p>
          </table:table-cell>
          <table:table-cell/>
          <table:table-cell office:value-type="string">
            <text:p>ZwOpenThreadTokenEx</text:p>
          </table:table-cell>
          <table:table-cell office:value-type="string">
            <text:p>0x000000014006abc0</text:p>
          </table:table-cell>
          <table:table-cell office:value-type="string">
            <text:p>0x0006abc0</text:p>
          </table:table-cell>
          <table:table-cell office:value-type="string">
            <text:p>2063 (0x80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Timer</text:p>
          </table:table-cell>
          <table:table-cell/>
          <table:table-cell office:value-type="string">
            <text:p>ZwOpenTimer</text:p>
          </table:table-cell>
          <table:table-cell office:value-type="string">
            <text:p>0x000000014006c7e0</text:p>
          </table:table-cell>
          <table:table-cell office:value-type="string">
            <text:p>0x0006c7e0</text:p>
          </table:table-cell>
          <table:table-cell office:value-type="string">
            <text:p>2064 (0x81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Transaction</text:p>
          </table:table-cell>
          <table:table-cell/>
          <table:table-cell office:value-type="string">
            <text:p>ZwOpenTransaction</text:p>
          </table:table-cell>
          <table:table-cell office:value-type="string">
            <text:p>0x000000014006c800</text:p>
          </table:table-cell>
          <table:table-cell office:value-type="string">
            <text:p>0x0006c800</text:p>
          </table:table-cell>
          <table:table-cell office:value-type="string">
            <text:p>2065 (0x81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OpenTransactionManager</text:p>
          </table:table-cell>
          <table:table-cell/>
          <table:table-cell office:value-type="string">
            <text:p>ZwOpenTransactionManager</text:p>
          </table:table-cell>
          <table:table-cell office:value-type="string">
            <text:p>0x000000014006c820</text:p>
          </table:table-cell>
          <table:table-cell office:value-type="string">
            <text:p>0x0006c820</text:p>
          </table:table-cell>
          <table:table-cell office:value-type="string">
            <text:p>2066 (0x81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PowerInformation</text:p>
          </table:table-cell>
          <table:table-cell/>
          <table:table-cell office:value-type="string">
            <text:p>ZwPowerInformation</text:p>
          </table:table-cell>
          <table:table-cell office:value-type="string">
            <text:p>0x000000014006b1c0</text:p>
          </table:table-cell>
          <table:table-cell office:value-type="string">
            <text:p>0x0006b1c0</text:p>
          </table:table-cell>
          <table:table-cell office:value-type="string">
            <text:p>2067 (0x81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PrePrepareComplete</text:p>
          </table:table-cell>
          <table:table-cell/>
          <table:table-cell office:value-type="string">
            <text:p>ZwPrePrepareComplete</text:p>
          </table:table-cell>
          <table:table-cell office:value-type="string">
            <text:p>0x000000014006c860</text:p>
          </table:table-cell>
          <table:table-cell office:value-type="string">
            <text:p>0x0006c860</text:p>
          </table:table-cell>
          <table:table-cell office:value-type="string">
            <text:p>2068 (0x81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PrePrepareEnlistment</text:p>
          </table:table-cell>
          <table:table-cell/>
          <table:table-cell office:value-type="string">
            <text:p>ZwPrePrepareEnlistment</text:p>
          </table:table-cell>
          <table:table-cell office:value-type="string">
            <text:p>0x000000014006c880</text:p>
          </table:table-cell>
          <table:table-cell office:value-type="string">
            <text:p>0x0006c880</text:p>
          </table:table-cell>
          <table:table-cell office:value-type="string">
            <text:p>2069 (0x81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PrepareComplete</text:p>
          </table:table-cell>
          <table:table-cell/>
          <table:table-cell office:value-type="string">
            <text:p>ZwPrepareComplete</text:p>
          </table:table-cell>
          <table:table-cell office:value-type="string">
            <text:p>0x000000014006c8c0</text:p>
          </table:table-cell>
          <table:table-cell office:value-type="string">
            <text:p>0x0006c8c0</text:p>
          </table:table-cell>
          <table:table-cell office:value-type="string">
            <text:p>2070 (0x81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PrepareEnlistment</text:p>
          </table:table-cell>
          <table:table-cell/>
          <table:table-cell office:value-type="string">
            <text:p>ZwPrepareEnlistment</text:p>
          </table:table-cell>
          <table:table-cell office:value-type="string">
            <text:p>0x000000014006c8e0</text:p>
          </table:table-cell>
          <table:table-cell office:value-type="string">
            <text:p>0x0006c8e0</text:p>
          </table:table-cell>
          <table:table-cell office:value-type="string">
            <text:p>2071 (0x81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PropagationComplete</text:p>
          </table:table-cell>
          <table:table-cell/>
          <table:table-cell office:value-type="string">
            <text:p>ZwPropagationComplete</text:p>
          </table:table-cell>
          <table:table-cell office:value-type="string">
            <text:p>0x000000014006c960</text:p>
          </table:table-cell>
          <table:table-cell office:value-type="string">
            <text:p>0x0006c960</text:p>
          </table:table-cell>
          <table:table-cell office:value-type="string">
            <text:p>2072 (0x81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PropagationFailed</text:p>
          </table:table-cell>
          <table:table-cell/>
          <table:table-cell office:value-type="string">
            <text:p>ZwPropagationFailed</text:p>
          </table:table-cell>
          <table:table-cell office:value-type="string">
            <text:p>0x000000014006c980</text:p>
          </table:table-cell>
          <table:table-cell office:value-type="string">
            <text:p>0x0006c980</text:p>
          </table:table-cell>
          <table:table-cell office:value-type="string">
            <text:p>2073 (0x81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PulseEvent</text:p>
          </table:table-cell>
          <table:table-cell/>
          <table:table-cell office:value-type="string">
            <text:p>ZwPulseEvent</text:p>
          </table:table-cell>
          <table:table-cell office:value-type="string">
            <text:p>0x000000014006c9a0</text:p>
          </table:table-cell>
          <table:table-cell office:value-type="string">
            <text:p>0x0006c9a0</text:p>
          </table:table-cell>
          <table:table-cell office:value-type="string">
            <text:p>2074 (0x81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BootEntryOrder</text:p>
          </table:table-cell>
          <table:table-cell/>
          <table:table-cell office:value-type="string">
            <text:p>ZwQueryBootEntryOrder</text:p>
          </table:table-cell>
          <table:table-cell office:value-type="string">
            <text:p>0x000000014006c9c0</text:p>
          </table:table-cell>
          <table:table-cell office:value-type="string">
            <text:p>0x0006c9c0</text:p>
          </table:table-cell>
          <table:table-cell office:value-type="string">
            <text:p>2075 (0x81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BootOptions</text:p>
          </table:table-cell>
          <table:table-cell/>
          <table:table-cell office:value-type="string">
            <text:p>ZwQueryBootOptions</text:p>
          </table:table-cell>
          <table:table-cell office:value-type="string">
            <text:p>0x000000014006c9e0</text:p>
          </table:table-cell>
          <table:table-cell office:value-type="string">
            <text:p>0x0006c9e0</text:p>
          </table:table-cell>
          <table:table-cell office:value-type="string">
            <text:p>2076 (0x81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DefaultLocale</text:p>
          </table:table-cell>
          <table:table-cell/>
          <table:table-cell office:value-type="string">
            <text:p>ZwQueryDefaultLocale</text:p>
          </table:table-cell>
          <table:table-cell office:value-type="string">
            <text:p>0x000000014006a880</text:p>
          </table:table-cell>
          <table:table-cell office:value-type="string">
            <text:p>0x0006a880</text:p>
          </table:table-cell>
          <table:table-cell office:value-type="string">
            <text:p>2077 (0x81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DefaultUILanguage</text:p>
          </table:table-cell>
          <table:table-cell/>
          <table:table-cell office:value-type="string">
            <text:p>ZwQueryDefaultUILanguage</text:p>
          </table:table-cell>
          <table:table-cell office:value-type="string">
            <text:p>0x000000014006ae60</text:p>
          </table:table-cell>
          <table:table-cell office:value-type="string">
            <text:p>0x0006ae60</text:p>
          </table:table-cell>
          <table:table-cell office:value-type="string">
            <text:p>2078 (0x81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DirectoryFile</text:p>
          </table:table-cell>
          <table:table-cell/>
          <table:table-cell office:value-type="string">
            <text:p>ZwQueryDirectoryFile</text:p>
          </table:table-cell>
          <table:table-cell office:value-type="string">
            <text:p>0x000000014006ac80</text:p>
          </table:table-cell>
          <table:table-cell office:value-type="string">
            <text:p>0x0006ac80</text:p>
          </table:table-cell>
          <table:table-cell office:value-type="string">
            <text:p>2079 (0x81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DirectoryObject</text:p>
          </table:table-cell>
          <table:table-cell/>
          <table:table-cell office:value-type="string">
            <text:p>ZwQueryDirectoryObject</text:p>
          </table:table-cell>
          <table:table-cell office:value-type="string">
            <text:p>0x000000014006ca20</text:p>
          </table:table-cell>
          <table:table-cell office:value-type="string">
            <text:p>0x0006ca20</text:p>
          </table:table-cell>
          <table:table-cell office:value-type="string">
            <text:p>2080 (0x82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DriverEntryOrder</text:p>
          </table:table-cell>
          <table:table-cell/>
          <table:table-cell office:value-type="string">
            <text:p>ZwQueryDriverEntryOrder</text:p>
          </table:table-cell>
          <table:table-cell office:value-type="string">
            <text:p>0x000000014006ca40</text:p>
          </table:table-cell>
          <table:table-cell office:value-type="string">
            <text:p>0x0006ca40</text:p>
          </table:table-cell>
          <table:table-cell office:value-type="string">
            <text:p>2081 (0x82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EaFile</text:p>
          </table:table-cell>
          <table:table-cell/>
          <table:table-cell office:value-type="string">
            <text:p>ZwQueryEaFile</text:p>
          </table:table-cell>
          <table:table-cell office:value-type="string">
            <text:p>0x000000014006ca60</text:p>
          </table:table-cell>
          <table:table-cell office:value-type="string">
            <text:p>0x0006ca60</text:p>
          </table:table-cell>
          <table:table-cell office:value-type="string">
            <text:p>2082 (0x82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FullAttributesFile</text:p>
          </table:table-cell>
          <table:table-cell/>
          <table:table-cell office:value-type="string">
            <text:p>ZwQueryFullAttributesFile</text:p>
          </table:table-cell>
          <table:table-cell office:value-type="string">
            <text:p>0x000000014006ca80</text:p>
          </table:table-cell>
          <table:table-cell office:value-type="string">
            <text:p>0x0006ca80</text:p>
          </table:table-cell>
          <table:table-cell office:value-type="string">
            <text:p>2083 (0x82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InformationEnlistment</text:p>
          </table:table-cell>
          <table:table-cell/>
          <table:table-cell office:value-type="string">
            <text:p>ZwQueryInformationEnlistment</text:p>
          </table:table-cell>
          <table:table-cell office:value-type="string">
            <text:p>0x000000014006cac0</text:p>
          </table:table-cell>
          <table:table-cell office:value-type="string">
            <text:p>0x0006cac0</text:p>
          </table:table-cell>
          <table:table-cell office:value-type="string">
            <text:p>2084 (0x82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InformationFile</text:p>
          </table:table-cell>
          <table:table-cell/>
          <table:table-cell office:value-type="string">
            <text:p>ZwQueryInformationFile</text:p>
          </table:table-cell>
          <table:table-cell office:value-type="string">
            <text:p>0x000000014006a800</text:p>
          </table:table-cell>
          <table:table-cell office:value-type="string">
            <text:p>0x0006a800</text:p>
          </table:table-cell>
          <table:table-cell office:value-type="string">
            <text:p>2085 (0x82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InformationJobObject</text:p>
          </table:table-cell>
          <table:table-cell/>
          <table:table-cell office:value-type="string">
            <text:p>ZwQueryInformationJobObject</text:p>
          </table:table-cell>
          <table:table-cell office:value-type="string">
            <text:p>0x000000014006cae0</text:p>
          </table:table-cell>
          <table:table-cell office:value-type="string">
            <text:p>0x0006cae0</text:p>
          </table:table-cell>
          <table:table-cell office:value-type="string">
            <text:p>2086 (0x82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InformationProcess</text:p>
          </table:table-cell>
          <table:table-cell/>
          <table:table-cell office:value-type="string">
            <text:p>ZwQueryInformationProcess</text:p>
          </table:table-cell>
          <table:table-cell office:value-type="string">
            <text:p>0x000000014006a900</text:p>
          </table:table-cell>
          <table:table-cell office:value-type="string">
            <text:p>0x0006a900</text:p>
          </table:table-cell>
          <table:table-cell office:value-type="string">
            <text:p>2087 (0x82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InformationResourceManager</text:p>
          </table:table-cell>
          <table:table-cell/>
          <table:table-cell office:value-type="string">
            <text:p>ZwQueryInformationResourceManager</text:p>
          </table:table-cell>
          <table:table-cell office:value-type="string">
            <text:p>0x000000014006cb20</text:p>
          </table:table-cell>
          <table:table-cell office:value-type="string">
            <text:p>0x0006cb20</text:p>
          </table:table-cell>
          <table:table-cell office:value-type="string">
            <text:p>2088 (0x82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InformationThread</text:p>
          </table:table-cell>
          <table:table-cell/>
          <table:table-cell office:value-type="string">
            <text:p>ZwQueryInformationThread</text:p>
          </table:table-cell>
          <table:table-cell office:value-type="string">
            <text:p>0x000000014006aa80</text:p>
          </table:table-cell>
          <table:table-cell office:value-type="string">
            <text:p>0x0006aa80</text:p>
          </table:table-cell>
          <table:table-cell office:value-type="string">
            <text:p>2089 (0x82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InformationToken</text:p>
          </table:table-cell>
          <table:table-cell/>
          <table:table-cell office:value-type="string">
            <text:p>ZwQueryInformationToken</text:p>
          </table:table-cell>
          <table:table-cell office:value-type="string">
            <text:p>0x000000014006aa00</text:p>
          </table:table-cell>
          <table:table-cell office:value-type="string">
            <text:p>0x0006aa00</text:p>
          </table:table-cell>
          <table:table-cell office:value-type="string">
            <text:p>2090 (0x82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InformationTransaction</text:p>
          </table:table-cell>
          <table:table-cell/>
          <table:table-cell office:value-type="string">
            <text:p>ZwQueryInformationTransaction</text:p>
          </table:table-cell>
          <table:table-cell office:value-type="string">
            <text:p>0x000000014006cb40</text:p>
          </table:table-cell>
          <table:table-cell office:value-type="string">
            <text:p>0x0006cb40</text:p>
          </table:table-cell>
          <table:table-cell office:value-type="string">
            <text:p>2091 (0x82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InformationTransactionManager</text:p>
          </table:table-cell>
          <table:table-cell/>
          <table:table-cell office:value-type="string">
            <text:p>ZwQueryInformationTransactionManager</text:p>
          </table:table-cell>
          <table:table-cell office:value-type="string">
            <text:p>0x000000014006cb60</text:p>
          </table:table-cell>
          <table:table-cell office:value-type="string">
            <text:p>0x0006cb60</text:p>
          </table:table-cell>
          <table:table-cell office:value-type="string">
            <text:p>2092 (0x82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InstallUILanguage</text:p>
          </table:table-cell>
          <table:table-cell/>
          <table:table-cell office:value-type="string">
            <text:p>ZwQueryInstallUILanguage</text:p>
          </table:table-cell>
          <table:table-cell office:value-type="string">
            <text:p>0x000000014006cba0</text:p>
          </table:table-cell>
          <table:table-cell office:value-type="string">
            <text:p>0x0006cba0</text:p>
          </table:table-cell>
          <table:table-cell office:value-type="string">
            <text:p>2093 (0x82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Key</text:p>
          </table:table-cell>
          <table:table-cell/>
          <table:table-cell office:value-type="string">
            <text:p>ZwQueryKey</text:p>
          </table:table-cell>
          <table:table-cell office:value-type="string">
            <text:p>0x000000014006a8a0</text:p>
          </table:table-cell>
          <table:table-cell office:value-type="string">
            <text:p>0x0006a8a0</text:p>
          </table:table-cell>
          <table:table-cell office:value-type="string">
            <text:p>2094 (0x82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LicenseValue</text:p>
          </table:table-cell>
          <table:table-cell/>
          <table:table-cell office:value-type="string">
            <text:p>ZwQueryLicenseValue</text:p>
          </table:table-cell>
          <table:table-cell office:value-type="string">
            <text:p>0x000000014006cc00</text:p>
          </table:table-cell>
          <table:table-cell office:value-type="string">
            <text:p>0x0006cc00</text:p>
          </table:table-cell>
          <table:table-cell office:value-type="string">
            <text:p>2095 (0x82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Object</text:p>
          </table:table-cell>
          <table:table-cell/>
          <table:table-cell office:value-type="string">
            <text:p>ZwQueryObject</text:p>
          </table:table-cell>
          <table:table-cell office:value-type="string">
            <text:p>0x000000014006a7e0</text:p>
          </table:table-cell>
          <table:table-cell office:value-type="string">
            <text:p>0x0006a7e0</text:p>
          </table:table-cell>
          <table:table-cell office:value-type="string">
            <text:p>2096 (0x83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QuotaInformationFile</text:p>
          </table:table-cell>
          <table:table-cell/>
          <table:table-cell office:value-type="string">
            <text:p>ZwQueryQuotaInformationFile</text:p>
          </table:table-cell>
          <table:table-cell office:value-type="string">
            <text:p>0x000000014006ccc0</text:p>
          </table:table-cell>
          <table:table-cell office:value-type="string">
            <text:p>0x0006ccc0</text:p>
          </table:table-cell>
          <table:table-cell office:value-type="string">
            <text:p>2097 (0x83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Section</text:p>
          </table:table-cell>
          <table:table-cell/>
          <table:table-cell office:value-type="string">
            <text:p>ZwQuerySection</text:p>
          </table:table-cell>
          <table:table-cell office:value-type="string">
            <text:p>0x000000014006b000</text:p>
          </table:table-cell>
          <table:table-cell office:value-type="string">
            <text:p>0x0006b000</text:p>
          </table:table-cell>
          <table:table-cell office:value-type="string">
            <text:p>2098 (0x83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SecurityAttributesToken</text:p>
          </table:table-cell>
          <table:table-cell/>
          <table:table-cell office:value-type="string">
            <text:p>ZwQuerySecurityAttributesToken</text:p>
          </table:table-cell>
          <table:table-cell office:value-type="string">
            <text:p>0x000000014006cce0</text:p>
          </table:table-cell>
          <table:table-cell office:value-type="string">
            <text:p>0x0006cce0</text:p>
          </table:table-cell>
          <table:table-cell office:value-type="string">
            <text:p>2099 (0x83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SecurityObject</text:p>
          </table:table-cell>
          <table:table-cell/>
          <table:table-cell office:value-type="string">
            <text:p>ZwQuerySecurityObject</text:p>
          </table:table-cell>
          <table:table-cell office:value-type="string">
            <text:p>0x000000014006cd00</text:p>
          </table:table-cell>
          <table:table-cell office:value-type="string">
            <text:p>0x0006cd00</text:p>
          </table:table-cell>
          <table:table-cell office:value-type="string">
            <text:p>2100 (0x83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SymbolicLinkObject</text:p>
          </table:table-cell>
          <table:table-cell/>
          <table:table-cell office:value-type="string">
            <text:p>ZwQuerySymbolicLinkObject</text:p>
          </table:table-cell>
          <table:table-cell office:value-type="string">
            <text:p>0x000000014006cd40</text:p>
          </table:table-cell>
          <table:table-cell office:value-type="string">
            <text:p>0x0006cd40</text:p>
          </table:table-cell>
          <table:table-cell office:value-type="string">
            <text:p>2101 (0x83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SystemInformation</text:p>
          </table:table-cell>
          <table:table-cell/>
          <table:table-cell office:value-type="string">
            <text:p>ZwQuerySystemInformation</text:p>
          </table:table-cell>
          <table:table-cell office:value-type="string">
            <text:p>0x000000014006aca0</text:p>
          </table:table-cell>
          <table:table-cell office:value-type="string">
            <text:p>0x0006aca0</text:p>
          </table:table-cell>
          <table:table-cell office:value-type="string">
            <text:p>2102 (0x83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ValueKey</text:p>
          </table:table-cell>
          <table:table-cell/>
          <table:table-cell office:value-type="string">
            <text:p>ZwQueryValueKey</text:p>
          </table:table-cell>
          <table:table-cell office:value-type="string">
            <text:p>0x000000014006a8c0</text:p>
          </table:table-cell>
          <table:table-cell office:value-type="string">
            <text:p>0x0006a8c0</text:p>
          </table:table-cell>
          <table:table-cell office:value-type="string">
            <text:p>2103 (0x83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VirtualMemory</text:p>
          </table:table-cell>
          <table:table-cell/>
          <table:table-cell office:value-type="string">
            <text:p>ZwQueryVirtualMemory</text:p>
          </table:table-cell>
          <table:table-cell office:value-type="string">
            <text:p>0x000000014006aa40</text:p>
          </table:table-cell>
          <table:table-cell office:value-type="string">
            <text:p>0x0006aa40</text:p>
          </table:table-cell>
          <table:table-cell office:value-type="string">
            <text:p>2104 (0x83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QueryVolumeInformationFile</text:p>
          </table:table-cell>
          <table:table-cell/>
          <table:table-cell office:value-type="string">
            <text:p>ZwQueryVolumeInformationFile</text:p>
          </table:table-cell>
          <table:table-cell office:value-type="string">
            <text:p>0x000000014006af00</text:p>
          </table:table-cell>
          <table:table-cell office:value-type="string">
            <text:p>0x0006af00</text:p>
          </table:table-cell>
          <table:table-cell office:value-type="string">
            <text:p>2105 (0x83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QueryWnfStateData</text:p>
          </table:table-cell>
          <table:table-cell/>
          <table:table-cell office:value-type="string">
            <text:p>ZwQueryWnfStateData</text:p>
          </table:table-cell>
          <table:table-cell office:value-type="string">
            <text:p>0x000000014006cde0</text:p>
          </table:table-cell>
          <table:table-cell office:value-type="string">
            <text:p>0x0006cde0</text:p>
          </table:table-cell>
          <table:table-cell office:value-type="string">
            <text:p>2106 (0x83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QueryWnfStateNameInformation</text:p>
          </table:table-cell>
          <table:table-cell/>
          <table:table-cell office:value-type="string">
            <text:p>ZwQueryWnfStateNameInformation</text:p>
          </table:table-cell>
          <table:table-cell office:value-type="string">
            <text:p>0x000000014006ce00</text:p>
          </table:table-cell>
          <table:table-cell office:value-type="string">
            <text:p>0x0006ce00</text:p>
          </table:table-cell>
          <table:table-cell office:value-type="string">
            <text:p>2107 (0x83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adFile</text:p>
          </table:table-cell>
          <table:table-cell/>
          <table:table-cell office:value-type="string">
            <text:p>ZwReadFile</text:p>
          </table:table-cell>
          <table:table-cell office:value-type="string">
            <text:p>0x000000014006a6a0</text:p>
          </table:table-cell>
          <table:table-cell office:value-type="string">
            <text:p>0x0006a6a0</text:p>
          </table:table-cell>
          <table:table-cell office:value-type="string">
            <text:p>2108 (0x83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adOnlyEnlistment</text:p>
          </table:table-cell>
          <table:table-cell/>
          <table:table-cell office:value-type="string">
            <text:p>ZwReadOnlyEnlistment</text:p>
          </table:table-cell>
          <table:table-cell office:value-type="string">
            <text:p>0x000000014006ce80</text:p>
          </table:table-cell>
          <table:table-cell office:value-type="string">
            <text:p>0x0006ce80</text:p>
          </table:table-cell>
          <table:table-cell office:value-type="string">
            <text:p>2109 (0x83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coverEnlistment</text:p>
          </table:table-cell>
          <table:table-cell/>
          <table:table-cell office:value-type="string">
            <text:p>ZwRecoverEnlistment</text:p>
          </table:table-cell>
          <table:table-cell office:value-type="string">
            <text:p>0x000000014006cea0</text:p>
          </table:table-cell>
          <table:table-cell office:value-type="string">
            <text:p>0x0006cea0</text:p>
          </table:table-cell>
          <table:table-cell office:value-type="string">
            <text:p>2110 (0x83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coverResourceManager</text:p>
          </table:table-cell>
          <table:table-cell/>
          <table:table-cell office:value-type="string">
            <text:p>ZwRecoverResourceManager</text:p>
          </table:table-cell>
          <table:table-cell office:value-type="string">
            <text:p>0x000000014006cec0</text:p>
          </table:table-cell>
          <table:table-cell office:value-type="string">
            <text:p>0x0006cec0</text:p>
          </table:table-cell>
          <table:table-cell office:value-type="string">
            <text:p>2111 (0x83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coverTransactionManager</text:p>
          </table:table-cell>
          <table:table-cell/>
          <table:table-cell office:value-type="string">
            <text:p>ZwRecoverTransactionManager</text:p>
          </table:table-cell>
          <table:table-cell office:value-type="string">
            <text:p>0x000000014006cee0</text:p>
          </table:table-cell>
          <table:table-cell office:value-type="string">
            <text:p>0x0006cee0</text:p>
          </table:table-cell>
          <table:table-cell office:value-type="string">
            <text:p>2112 (0x84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moveIoCompletion</text:p>
          </table:table-cell>
          <table:table-cell/>
          <table:table-cell office:value-type="string">
            <text:p>ZwRemoveIoCompletion</text:p>
          </table:table-cell>
          <table:table-cell office:value-type="string">
            <text:p>0x000000014006a700</text:p>
          </table:table-cell>
          <table:table-cell office:value-type="string">
            <text:p>0x0006a700</text:p>
          </table:table-cell>
          <table:table-cell office:value-type="string">
            <text:p>2113 (0x84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moveIoCompletionEx</text:p>
          </table:table-cell>
          <table:table-cell/>
          <table:table-cell office:value-type="string">
            <text:p>ZwRemoveIoCompletionEx</text:p>
          </table:table-cell>
          <table:table-cell office:value-type="string">
            <text:p>0x000000014006cf80</text:p>
          </table:table-cell>
          <table:table-cell office:value-type="string">
            <text:p>0x0006cf80</text:p>
          </table:table-cell>
          <table:table-cell office:value-type="string">
            <text:p>2114 (0x84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RenameKey</text:p>
          </table:table-cell>
          <table:table-cell/>
          <table:table-cell office:value-type="string">
            <text:p>ZwRenameKey</text:p>
          </table:table-cell>
          <table:table-cell office:value-type="string">
            <text:p>0x000000014006cfc0</text:p>
          </table:table-cell>
          <table:table-cell office:value-type="string">
            <text:p>0x0006cfc0</text:p>
          </table:table-cell>
          <table:table-cell office:value-type="string">
            <text:p>2115 (0x84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placeKey</text:p>
          </table:table-cell>
          <table:table-cell/>
          <table:table-cell office:value-type="string">
            <text:p>ZwReplaceKey</text:p>
          </table:table-cell>
          <table:table-cell office:value-type="string">
            <text:p>0x000000014006d000</text:p>
          </table:table-cell>
          <table:table-cell office:value-type="string">
            <text:p>0x0006d000</text:p>
          </table:table-cell>
          <table:table-cell office:value-type="string">
            <text:p>2116 (0x84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questPort</text:p>
          </table:table-cell>
          <table:table-cell/>
          <table:table-cell office:value-type="string">
            <text:p>ZwRequestPort</text:p>
          </table:table-cell>
          <table:table-cell office:value-type="string">
            <text:p>0x000000014006d060</text:p>
          </table:table-cell>
          <table:table-cell office:value-type="string">
            <text:p>0x0006d060</text:p>
          </table:table-cell>
          <table:table-cell office:value-type="string">
            <text:p>2117 (0x84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questWaitReplyPort</text:p>
          </table:table-cell>
          <table:table-cell/>
          <table:table-cell office:value-type="string">
            <text:p>ZwRequestWaitReplyPort</text:p>
          </table:table-cell>
          <table:table-cell office:value-type="string">
            <text:p>0x000000014006aa20</text:p>
          </table:table-cell>
          <table:table-cell office:value-type="string">
            <text:p>0x0006aa20</text:p>
          </table:table-cell>
          <table:table-cell office:value-type="string">
            <text:p>2118 (0x84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setEvent</text:p>
          </table:table-cell>
          <table:table-cell/>
          <table:table-cell office:value-type="string">
            <text:p>ZwResetEvent</text:p>
          </table:table-cell>
          <table:table-cell office:value-type="string">
            <text:p>0x000000014006d080</text:p>
          </table:table-cell>
          <table:table-cell office:value-type="string">
            <text:p>0x0006d080</text:p>
          </table:table-cell>
          <table:table-cell office:value-type="string">
            <text:p>2119 (0x84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estoreKey</text:p>
          </table:table-cell>
          <table:table-cell/>
          <table:table-cell office:value-type="string">
            <text:p>ZwRestoreKey</text:p>
          </table:table-cell>
          <table:table-cell office:value-type="string">
            <text:p>0x000000014006d0c0</text:p>
          </table:table-cell>
          <table:table-cell office:value-type="string">
            <text:p>0x0006d0c0</text:p>
          </table:table-cell>
          <table:table-cell office:value-type="string">
            <text:p>2120 (0x84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ollbackComplete</text:p>
          </table:table-cell>
          <table:table-cell/>
          <table:table-cell office:value-type="string">
            <text:p>ZwRollbackComplete</text:p>
          </table:table-cell>
          <table:table-cell office:value-type="string">
            <text:p>0x000000014006d100</text:p>
          </table:table-cell>
          <table:table-cell office:value-type="string">
            <text:p>0x0006d100</text:p>
          </table:table-cell>
          <table:table-cell office:value-type="string">
            <text:p>2121 (0x84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ollbackEnlistment</text:p>
          </table:table-cell>
          <table:table-cell/>
          <table:table-cell office:value-type="string">
            <text:p>ZwRollbackEnlistment</text:p>
          </table:table-cell>
          <table:table-cell office:value-type="string">
            <text:p>0x000000014006d120</text:p>
          </table:table-cell>
          <table:table-cell office:value-type="string">
            <text:p>0x0006d120</text:p>
          </table:table-cell>
          <table:table-cell office:value-type="string">
            <text:p>2122 (0x84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RollbackTransaction</text:p>
          </table:table-cell>
          <table:table-cell/>
          <table:table-cell office:value-type="string">
            <text:p>ZwRollbackTransaction</text:p>
          </table:table-cell>
          <table:table-cell office:value-type="string">
            <text:p>0x000000014006d140</text:p>
          </table:table-cell>
          <table:table-cell office:value-type="string">
            <text:p>0x0006d140</text:p>
          </table:table-cell>
          <table:table-cell office:value-type="string">
            <text:p>2123 (0x84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aveKey</text:p>
          </table:table-cell>
          <table:table-cell/>
          <table:table-cell office:value-type="string">
            <text:p>ZwSaveKey</text:p>
          </table:table-cell>
          <table:table-cell office:value-type="string">
            <text:p>0x000000014006d180</text:p>
          </table:table-cell>
          <table:table-cell office:value-type="string">
            <text:p>0x0006d180</text:p>
          </table:table-cell>
          <table:table-cell office:value-type="string">
            <text:p>2124 (0x84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aveKeyEx</text:p>
          </table:table-cell>
          <table:table-cell/>
          <table:table-cell office:value-type="string">
            <text:p>ZwSaveKeyEx</text:p>
          </table:table-cell>
          <table:table-cell office:value-type="string">
            <text:p>0x000000014006d1a0</text:p>
          </table:table-cell>
          <table:table-cell office:value-type="string">
            <text:p>0x0006d1a0</text:p>
          </table:table-cell>
          <table:table-cell office:value-type="string">
            <text:p>2125 (0x84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cureConnectPort</text:p>
          </table:table-cell>
          <table:table-cell/>
          <table:table-cell office:value-type="string">
            <text:p>ZwSecureConnectPort</text:p>
          </table:table-cell>
          <table:table-cell office:value-type="string">
            <text:p>0x000000014006d1e0</text:p>
          </table:table-cell>
          <table:table-cell office:value-type="string">
            <text:p>0x0006d1e0</text:p>
          </table:table-cell>
          <table:table-cell office:value-type="string">
            <text:p>2126 (0x84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BootEntryOrder</text:p>
          </table:table-cell>
          <table:table-cell/>
          <table:table-cell office:value-type="string">
            <text:p>ZwSetBootEntryOrder</text:p>
          </table:table-cell>
          <table:table-cell office:value-type="string">
            <text:p>0x000000014006d220</text:p>
          </table:table-cell>
          <table:table-cell office:value-type="string">
            <text:p>0x0006d220</text:p>
          </table:table-cell>
          <table:table-cell office:value-type="string">
            <text:p>2127 (0x84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BootOptions</text:p>
          </table:table-cell>
          <table:table-cell/>
          <table:table-cell office:value-type="string">
            <text:p>ZwSetBootOptions</text:p>
          </table:table-cell>
          <table:table-cell office:value-type="string">
            <text:p>0x000000014006d240</text:p>
          </table:table-cell>
          <table:table-cell office:value-type="string">
            <text:p>0x0006d240</text:p>
          </table:table-cell>
          <table:table-cell office:value-type="string">
            <text:p>2128 (0x85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DefaultLocale</text:p>
          </table:table-cell>
          <table:table-cell/>
          <table:table-cell office:value-type="string">
            <text:p>ZwSetDefaultLocale</text:p>
          </table:table-cell>
          <table:table-cell office:value-type="string">
            <text:p>0x000000014006d2c0</text:p>
          </table:table-cell>
          <table:table-cell office:value-type="string">
            <text:p>0x0006d2c0</text:p>
          </table:table-cell>
          <table:table-cell office:value-type="string">
            <text:p>2129 (0x85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DefaultUILanguage</text:p>
          </table:table-cell>
          <table:table-cell/>
          <table:table-cell office:value-type="string">
            <text:p>ZwSetDefaultUILanguage</text:p>
          </table:table-cell>
          <table:table-cell office:value-type="string">
            <text:p>0x000000014006d2e0</text:p>
          </table:table-cell>
          <table:table-cell office:value-type="string">
            <text:p>0x0006d2e0</text:p>
          </table:table-cell>
          <table:table-cell office:value-type="string">
            <text:p>2130 (0x85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DriverEntryOrder</text:p>
          </table:table-cell>
          <table:table-cell/>
          <table:table-cell office:value-type="string">
            <text:p>ZwSetDriverEntryOrder</text:p>
          </table:table-cell>
          <table:table-cell office:value-type="string">
            <text:p>0x000000014006d300</text:p>
          </table:table-cell>
          <table:table-cell office:value-type="string">
            <text:p>0x0006d300</text:p>
          </table:table-cell>
          <table:table-cell office:value-type="string">
            <text:p>2131 (0x85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EaFile</text:p>
          </table:table-cell>
          <table:table-cell/>
          <table:table-cell office:value-type="string">
            <text:p>ZwSetEaFile</text:p>
          </table:table-cell>
          <table:table-cell office:value-type="string">
            <text:p>0x000000014006d320</text:p>
          </table:table-cell>
          <table:table-cell office:value-type="string">
            <text:p>0x0006d320</text:p>
          </table:table-cell>
          <table:table-cell office:value-type="string">
            <text:p>2132 (0x85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Event</text:p>
          </table:table-cell>
          <table:table-cell/>
          <table:table-cell office:value-type="string">
            <text:p>ZwSetEvent</text:p>
          </table:table-cell>
          <table:table-cell office:value-type="string">
            <text:p>0x000000014006a7a0</text:p>
          </table:table-cell>
          <table:table-cell office:value-type="string">
            <text:p>0x0006a7a0</text:p>
          </table:table-cell>
          <table:table-cell office:value-type="string">
            <text:p>2133 (0x85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InformationEnlistment</text:p>
          </table:table-cell>
          <table:table-cell/>
          <table:table-cell office:value-type="string">
            <text:p>ZwSetInformationEnlistment</text:p>
          </table:table-cell>
          <table:table-cell office:value-type="string">
            <text:p>0x000000014006d3a0</text:p>
          </table:table-cell>
          <table:table-cell office:value-type="string">
            <text:p>0x0006d3a0</text:p>
          </table:table-cell>
          <table:table-cell office:value-type="string">
            <text:p>2134 (0x85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InformationFile</text:p>
          </table:table-cell>
          <table:table-cell/>
          <table:table-cell office:value-type="string">
            <text:p>ZwSetInformationFile</text:p>
          </table:table-cell>
          <table:table-cell office:value-type="string">
            <text:p>0x000000014006aac0</text:p>
          </table:table-cell>
          <table:table-cell office:value-type="string">
            <text:p>0x0006aac0</text:p>
          </table:table-cell>
          <table:table-cell office:value-type="string">
            <text:p>2135 (0x85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InformationJobObject</text:p>
          </table:table-cell>
          <table:table-cell/>
          <table:table-cell office:value-type="string">
            <text:p>ZwSetInformationJobObject</text:p>
          </table:table-cell>
          <table:table-cell office:value-type="string">
            <text:p>0x000000014006d3c0</text:p>
          </table:table-cell>
          <table:table-cell office:value-type="string">
            <text:p>0x0006d3c0</text:p>
          </table:table-cell>
          <table:table-cell office:value-type="string">
            <text:p>2136 (0x85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SetInformationKey</text:p>
          </table:table-cell>
          <table:table-cell/>
          <table:table-cell office:value-type="string">
            <text:p>ZwSetInformationKey</text:p>
          </table:table-cell>
          <table:table-cell office:value-type="string">
            <text:p>0x000000014006d3e0</text:p>
          </table:table-cell>
          <table:table-cell office:value-type="string">
            <text:p>0x0006d3e0</text:p>
          </table:table-cell>
          <table:table-cell office:value-type="string">
            <text:p>2137 (0x85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InformationObject</text:p>
          </table:table-cell>
          <table:table-cell/>
          <table:table-cell office:value-type="string">
            <text:p>ZwSetInformationObject</text:p>
          </table:table-cell>
          <table:table-cell office:value-type="string">
            <text:p>0x000000014006b160</text:p>
          </table:table-cell>
          <table:table-cell office:value-type="string">
            <text:p>0x0006b160</text:p>
          </table:table-cell>
          <table:table-cell office:value-type="string">
            <text:p>2138 (0x85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InformationProcess</text:p>
          </table:table-cell>
          <table:table-cell/>
          <table:table-cell office:value-type="string">
            <text:p>ZwSetInformationProcess</text:p>
          </table:table-cell>
          <table:table-cell office:value-type="string">
            <text:p>0x000000014006a960</text:p>
          </table:table-cell>
          <table:table-cell office:value-type="string">
            <text:p>0x0006a960</text:p>
          </table:table-cell>
          <table:table-cell office:value-type="string">
            <text:p>2139 (0x85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InformationResourceManager</text:p>
          </table:table-cell>
          <table:table-cell/>
          <table:table-cell office:value-type="string">
            <text:p>ZwSetInformationResourceManager</text:p>
          </table:table-cell>
          <table:table-cell office:value-type="string">
            <text:p>0x000000014006d400</text:p>
          </table:table-cell>
          <table:table-cell office:value-type="string">
            <text:p>0x0006d400</text:p>
          </table:table-cell>
          <table:table-cell office:value-type="string">
            <text:p>2140 (0x85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InformationThread</text:p>
          </table:table-cell>
          <table:table-cell/>
          <table:table-cell office:value-type="string">
            <text:p>ZwSetInformationThread</text:p>
          </table:table-cell>
          <table:table-cell office:value-type="string">
            <text:p>0x000000014006a780</text:p>
          </table:table-cell>
          <table:table-cell office:value-type="string">
            <text:p>0x0006a780</text:p>
          </table:table-cell>
          <table:table-cell office:value-type="string">
            <text:p>2141 (0x85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InformationToken</text:p>
          </table:table-cell>
          <table:table-cell/>
          <table:table-cell office:value-type="string">
            <text:p>ZwSetInformationToken</text:p>
          </table:table-cell>
          <table:table-cell office:value-type="string">
            <text:p>0x000000014006d420</text:p>
          </table:table-cell>
          <table:table-cell office:value-type="string">
            <text:p>0x0006d420</text:p>
          </table:table-cell>
          <table:table-cell office:value-type="string">
            <text:p>2142 (0x85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InformationTransaction</text:p>
          </table:table-cell>
          <table:table-cell/>
          <table:table-cell office:value-type="string">
            <text:p>ZwSetInformationTransaction</text:p>
          </table:table-cell>
          <table:table-cell office:value-type="string">
            <text:p>0x000000014006d440</text:p>
          </table:table-cell>
          <table:table-cell office:value-type="string">
            <text:p>0x0006d440</text:p>
          </table:table-cell>
          <table:table-cell office:value-type="string">
            <text:p>2143 (0x85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QuotaInformationFile</text:p>
          </table:table-cell>
          <table:table-cell/>
          <table:table-cell office:value-type="string">
            <text:p>ZwSetQuotaInformationFile</text:p>
          </table:table-cell>
          <table:table-cell office:value-type="string">
            <text:p>0x000000014006d560</text:p>
          </table:table-cell>
          <table:table-cell office:value-type="string">
            <text:p>0x0006d560</text:p>
          </table:table-cell>
          <table:table-cell office:value-type="string">
            <text:p>2144 (0x86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SecurityObject</text:p>
          </table:table-cell>
          <table:table-cell/>
          <table:table-cell office:value-type="string">
            <text:p>ZwSetSecurityObject</text:p>
          </table:table-cell>
          <table:table-cell office:value-type="string">
            <text:p>0x000000014006d580</text:p>
          </table:table-cell>
          <table:table-cell office:value-type="string">
            <text:p>0x0006d580</text:p>
          </table:table-cell>
          <table:table-cell office:value-type="string">
            <text:p>2145 (0x86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SystemInformation</text:p>
          </table:table-cell>
          <table:table-cell/>
          <table:table-cell office:value-type="string">
            <text:p>ZwSetSystemInformation</text:p>
          </table:table-cell>
          <table:table-cell office:value-type="string">
            <text:p>0x000000014006d600</text:p>
          </table:table-cell>
          <table:table-cell office:value-type="string">
            <text:p>0x0006d600</text:p>
          </table:table-cell>
          <table:table-cell office:value-type="string">
            <text:p>2146 (0x86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SystemTime</text:p>
          </table:table-cell>
          <table:table-cell/>
          <table:table-cell office:value-type="string">
            <text:p>ZwSetSystemTime</text:p>
          </table:table-cell>
          <table:table-cell office:value-type="string">
            <text:p>0x000000014006d640</text:p>
          </table:table-cell>
          <table:table-cell office:value-type="string">
            <text:p>0x0006d640</text:p>
          </table:table-cell>
          <table:table-cell office:value-type="string">
            <text:p>2147 (0x86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Timer</text:p>
          </table:table-cell>
          <table:table-cell/>
          <table:table-cell office:value-type="string">
            <text:p>ZwSetTimer</text:p>
          </table:table-cell>
          <table:table-cell office:value-type="string">
            <text:p>0x000000014006b220</text:p>
          </table:table-cell>
          <table:table-cell office:value-type="string">
            <text:p>0x0006b220</text:p>
          </table:table-cell>
          <table:table-cell office:value-type="string">
            <text:p>2148 (0x86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TimerEx</text:p>
          </table:table-cell>
          <table:table-cell/>
          <table:table-cell office:value-type="string">
            <text:p>ZwSetTimerEx</text:p>
          </table:table-cell>
          <table:table-cell office:value-type="string">
            <text:p>0x000000014006d680</text:p>
          </table:table-cell>
          <table:table-cell office:value-type="string">
            <text:p>0x0006d680</text:p>
          </table:table-cell>
          <table:table-cell office:value-type="string">
            <text:p>2149 (0x86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ValueKey</text:p>
          </table:table-cell>
          <table:table-cell/>
          <table:table-cell office:value-type="string">
            <text:p>ZwSetValueKey</text:p>
          </table:table-cell>
          <table:table-cell office:value-type="string">
            <text:p>0x000000014006b1e0</text:p>
          </table:table-cell>
          <table:table-cell office:value-type="string">
            <text:p>0x0006b1e0</text:p>
          </table:table-cell>
          <table:table-cell office:value-type="string">
            <text:p>2150 (0x86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SetVolumeInformationFile</text:p>
          </table:table-cell>
          <table:table-cell/>
          <table:table-cell office:value-type="string">
            <text:p>ZwSetVolumeInformationFile</text:p>
          </table:table-cell>
          <table:table-cell office:value-type="string">
            <text:p>0x000000014006d6e0</text:p>
          </table:table-cell>
          <table:table-cell office:value-type="string">
            <text:p>0x0006d6e0</text:p>
          </table:table-cell>
          <table:table-cell office:value-type="string">
            <text:p>2151 (0x86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TerminateJobObject</text:p>
          </table:table-cell>
          <table:table-cell/>
          <table:table-cell office:value-type="string">
            <text:p>ZwTerminateJobObject</text:p>
          </table:table-cell>
          <table:table-cell office:value-type="string">
            <text:p>0x000000014006d840</text:p>
          </table:table-cell>
          <table:table-cell office:value-type="string">
            <text:p>0x0006d840</text:p>
          </table:table-cell>
          <table:table-cell office:value-type="string">
            <text:p>2152 (0x86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TerminateProcess</text:p>
          </table:table-cell>
          <table:table-cell/>
          <table:table-cell office:value-type="string">
            <text:p>ZwTerminateProcess</text:p>
          </table:table-cell>
          <table:table-cell office:value-type="string">
            <text:p>0x000000014006ab60</text:p>
          </table:table-cell>
          <table:table-cell office:value-type="string">
            <text:p>0x0006ab60</text:p>
          </table:table-cell>
          <table:table-cell office:value-type="string">
            <text:p>2153 (0x86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TraceEvent</text:p>
          </table:table-cell>
          <table:table-cell/>
          <table:table-cell office:value-type="string">
            <text:p>ZwTraceEvent</text:p>
          </table:table-cell>
          <table:table-cell office:value-type="string">
            <text:p>0x000000014006b1a0</text:p>
          </table:table-cell>
          <table:table-cell office:value-type="string">
            <text:p>0x0006b1a0</text:p>
          </table:table-cell>
          <table:table-cell office:value-type="string">
            <text:p>2154 (0x86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TranslateFilePath</text:p>
          </table:table-cell>
          <table:table-cell/>
          <table:table-cell office:value-type="string">
            <text:p>ZwTranslateFilePath</text:p>
          </table:table-cell>
          <table:table-cell office:value-type="string">
            <text:p>0x000000014006d8e0</text:p>
          </table:table-cell>
          <table:table-cell office:value-type="string">
            <text:p>0x0006d8e0</text:p>
          </table:table-cell>
          <table:table-cell office:value-type="string">
            <text:p>2155 (0x86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UnloadDriver</text:p>
          </table:table-cell>
          <table:table-cell/>
          <table:table-cell office:value-type="string">
            <text:p>ZwUnloadDriver</text:p>
          </table:table-cell>
          <table:table-cell office:value-type="string">
            <text:p>0x000000014006d920</text:p>
          </table:table-cell>
          <table:table-cell office:value-type="string">
            <text:p>0x0006d920</text:p>
          </table:table-cell>
          <table:table-cell office:value-type="string">
            <text:p>2156 (0x86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UnloadKey</text:p>
          </table:table-cell>
          <table:table-cell/>
          <table:table-cell office:value-type="string">
            <text:p>ZwUnloadKey</text:p>
          </table:table-cell>
          <table:table-cell office:value-type="string">
            <text:p>0x000000014006d940</text:p>
          </table:table-cell>
          <table:table-cell office:value-type="string">
            <text:p>0x0006d940</text:p>
          </table:table-cell>
          <table:table-cell office:value-type="string">
            <text:p>2157 (0x86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UnloadKeyEx</text:p>
          </table:table-cell>
          <table:table-cell/>
          <table:table-cell office:value-type="string">
            <text:p>ZwUnloadKeyEx</text:p>
          </table:table-cell>
          <table:table-cell office:value-type="string">
            <text:p>0x000000014006d980</text:p>
          </table:table-cell>
          <table:table-cell office:value-type="string">
            <text:p>0x0006d980</text:p>
          </table:table-cell>
          <table:table-cell office:value-type="string">
            <text:p>2158 (0x86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UnlockFile</text:p>
          </table:table-cell>
          <table:table-cell/>
          <table:table-cell office:value-type="string">
            <text:p>ZwUnlockFile</text:p>
          </table:table-cell>
          <table:table-cell office:value-type="string">
            <text:p>0x000000014006d9a0</text:p>
          </table:table-cell>
          <table:table-cell office:value-type="string">
            <text:p>0x0006d9a0</text:p>
          </table:table-cell>
          <table:table-cell office:value-type="string">
            <text:p>2159 (0x86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UnlockVirtualMemory</text:p>
          </table:table-cell>
          <table:table-cell/>
          <table:table-cell office:value-type="string">
            <text:p>ZwUnlockVirtualMemory</text:p>
          </table:table-cell>
          <table:table-cell office:value-type="string">
            <text:p>0x000000014006d9c0</text:p>
          </table:table-cell>
          <table:table-cell office:value-type="string">
            <text:p>0x0006d9c0</text:p>
          </table:table-cell>
          <table:table-cell office:value-type="string">
            <text:p>2160 (0x87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UnmapViewOfSection</text:p>
          </table:table-cell>
          <table:table-cell/>
          <table:table-cell office:value-type="string">
            <text:p>ZwUnmapViewOfSection</text:p>
          </table:table-cell>
          <table:table-cell office:value-type="string">
            <text:p>0x000000014006ab20</text:p>
          </table:table-cell>
          <table:table-cell office:value-type="string">
            <text:p>0x0006ab20</text:p>
          </table:table-cell>
          <table:table-cell office:value-type="string">
            <text:p>2161 (0x87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ZwUpdateWnfStateData</text:p>
          </table:table-cell>
          <table:table-cell/>
          <table:table-cell office:value-type="string">
            <text:p>ZwUpdateWnfStateData</text:p>
          </table:table-cell>
          <table:table-cell office:value-type="string">
            <text:p>0x000000014006da20</text:p>
          </table:table-cell>
          <table:table-cell office:value-type="string">
            <text:p>0x0006da20</text:p>
          </table:table-cell>
          <table:table-cell office:value-type="string">
            <text:p>2162 (0x87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WaitForMultipleObjects</text:p>
          </table:table-cell>
          <table:table-cell/>
          <table:table-cell office:value-type="string">
            <text:p>ZwWaitForMultipleObjects</text:p>
          </table:table-cell>
          <table:table-cell office:value-type="string">
            <text:p>0x000000014006b140</text:p>
          </table:table-cell>
          <table:table-cell office:value-type="string">
            <text:p>0x0006b140</text:p>
          </table:table-cell>
          <table:table-cell office:value-type="string">
            <text:p>2163 (0x87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WaitForSingleObject</text:p>
          </table:table-cell>
          <table:table-cell/>
          <table:table-cell office:value-type="string">
            <text:p>ZwWaitForSingleObject</text:p>
          </table:table-cell>
          <table:table-cell office:value-type="string">
            <text:p>0x000000014006a660</text:p>
          </table:table-cell>
          <table:table-cell office:value-type="string">
            <text:p>0x0006a660</text:p>
          </table:table-cell>
          <table:table-cell office:value-type="string">
            <text:p>2164 (0x87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WriteFile</text:p>
          </table:table-cell>
          <table:table-cell/>
          <table:table-cell office:value-type="string">
            <text:p>ZwWriteFile</text:p>
          </table:table-cell>
          <table:table-cell office:value-type="string">
            <text:p>0x000000014006a6e0</text:p>
          </table:table-cell>
          <table:table-cell office:value-type="string">
            <text:p>0x0006a6e0</text:p>
          </table:table-cell>
          <table:table-cell office:value-type="string">
            <text:p>2165 (0x87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#ZwYieldExecution</text:p>
          </table:table-cell>
          <table:table-cell/>
          <table:table-cell office:value-type="string">
            <text:p>ZwYieldExecution</text:p>
          </table:table-cell>
          <table:table-cell office:value-type="string">
            <text:p>0x000000014006aea0</text:p>
          </table:table-cell>
          <table:table-cell office:value-type="string">
            <text:p>0x0006aea0</text:p>
          </table:table-cell>
          <table:table-cell office:value-type="string">
            <text:p>2166 (0x87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_C_specific_handler()</text:p>
          </table:table-cell>
          <table:table-cell/>
          <table:table-cell office:value-type="string">
            <text:p>__C_specific_handler</text:p>
          </table:table-cell>
          <table:table-cell office:value-type="string">
            <text:p>0x0000000140062a24</text:p>
          </table:table-cell>
          <table:table-cell office:value-type="string">
            <text:p>0x00062a24</text:p>
          </table:table-cell>
          <table:table-cell office:value-type="string">
            <text:p>2167 (0x87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_chkstk()</text:p>
          </table:table-cell>
          <table:table-cell/>
          <table:table-cell office:value-type="string">
            <text:p>__chkstk</text:p>
          </table:table-cell>
          <table:table-cell office:value-type="string">
            <text:p>0x000000014006a3d0</text:p>
          </table:table-cell>
          <table:table-cell office:value-type="string">
            <text:p>0x0006a3d0</text:p>
          </table:table-cell>
          <table:table-cell office:value-type="string">
            <text:p>2168 (0x87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_misaligned_access()</text:p>
          </table:table-cell>
          <table:table-cell/>
          <table:table-cell office:value-type="string">
            <text:p>__misaligned_access</text:p>
          </table:table-cell>
          <table:table-cell office:value-type="string">
            <text:p>0x000000014005e4d4</text:p>
          </table:table-cell>
          <table:table-cell office:value-type="string">
            <text:p>0x0005e4d4</text:p>
          </table:table-cell>
          <table:table-cell office:value-type="string">
            <text:p>2169 (0x87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i64toa_s()</text:p>
          </table:table-cell>
          <table:table-cell/>
          <table:table-cell office:value-type="string">
            <text:p>_i64toa_s</text:p>
          </table:table-cell>
          <table:table-cell office:value-type="string">
            <text:p>0x0000000140126a00</text:p>
          </table:table-cell>
          <table:table-cell office:value-type="string">
            <text:p>0x00126a00</text:p>
          </table:table-cell>
          <table:table-cell office:value-type="string">
            <text:p>2170 (0x87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i64tow_s()</text:p>
          </table:table-cell>
          <table:table-cell/>
          <table:table-cell office:value-type="string">
            <text:p>_i64tow_s</text:p>
          </table:table-cell>
          <table:table-cell office:value-type="string">
            <text:p>0x0000000140126cd8</text:p>
          </table:table-cell>
          <table:table-cell office:value-type="string">
            <text:p>0x00126cd8</text:p>
          </table:table-cell>
          <table:table-cell office:value-type="string">
            <text:p>2171 (0x87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itoa()</text:p>
          </table:table-cell>
          <table:table-cell/>
          <table:table-cell office:value-type="string">
            <text:p>_itoa</text:p>
          </table:table-cell>
          <table:table-cell office:value-type="string">
            <text:p>0x0000000140125ba4</text:p>
          </table:table-cell>
          <table:table-cell office:value-type="string">
            <text:p>0x00125ba4</text:p>
          </table:table-cell>
          <table:table-cell office:value-type="string">
            <text:p>2172 (0x87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itoa_s()</text:p>
          </table:table-cell>
          <table:table-cell/>
          <table:table-cell office:value-type="string">
            <text:p>_itoa_s</text:p>
          </table:table-cell>
          <table:table-cell office:value-type="string">
            <text:p>0x00000001401269d0</text:p>
          </table:table-cell>
          <table:table-cell office:value-type="string">
            <text:p>0x001269d0</text:p>
          </table:table-cell>
          <table:table-cell office:value-type="string">
            <text:p>2173 (0x87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itow()</text:p>
          </table:table-cell>
          <table:table-cell/>
          <table:table-cell office:value-type="string">
            <text:p>_itow</text:p>
          </table:table-cell>
          <table:table-cell office:value-type="string">
            <text:p>0x0000000140125c30</text:p>
          </table:table-cell>
          <table:table-cell office:value-type="string">
            <text:p>0x00125c30</text:p>
          </table:table-cell>
          <table:table-cell office:value-type="string">
            <text:p>2174 (0x87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itow_s()</text:p>
          </table:table-cell>
          <table:table-cell/>
          <table:table-cell office:value-type="string">
            <text:p>_itow_s</text:p>
          </table:table-cell>
          <table:table-cell office:value-type="string">
            <text:p>0x0000000140111420</text:p>
          </table:table-cell>
          <table:table-cell office:value-type="string">
            <text:p>0x00111420</text:p>
          </table:table-cell>
          <table:table-cell office:value-type="string">
            <text:p>2175 (0x87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local_unwind()</text:p>
          </table:table-cell>
          <table:table-cell/>
          <table:table-cell office:value-type="string">
            <text:p>_local_unwind</text:p>
          </table:table-cell>
          <table:table-cell office:value-type="string">
            <text:p>0x0000000140066ab0</text:p>
          </table:table-cell>
          <table:table-cell office:value-type="string">
            <text:p>0x00066ab0</text:p>
          </table:table-cell>
          <table:table-cell office:value-type="string">
            <text:p>2176 (0x88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ltoa_s()</text:p>
          </table:table-cell>
          <table:table-cell/>
          <table:table-cell office:value-type="string">
            <text:p>_ltoa_s</text:p>
          </table:table-cell>
          <table:table-cell office:value-type="string">
            <text:p>0x0000000140126a48</text:p>
          </table:table-cell>
          <table:table-cell office:value-type="string">
            <text:p>0x00126a48</text:p>
          </table:table-cell>
          <table:table-cell office:value-type="string">
            <text:p>2177 (0x88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ltow_s()</text:p>
          </table:table-cell>
          <table:table-cell/>
          <table:table-cell office:value-type="string">
            <text:p>_ltow_s</text:p>
          </table:table-cell>
          <table:table-cell office:value-type="string">
            <text:p>0x0000000140126cb0</text:p>
          </table:table-cell>
          <table:table-cell office:value-type="string">
            <text:p>0x00126cb0</text:p>
          </table:table-cell>
          <table:table-cell office:value-type="string">
            <text:p>2178 (0x88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makepath_s()</text:p>
          </table:table-cell>
          <table:table-cell/>
          <table:table-cell office:value-type="string">
            <text:p>_makepath_s</text:p>
          </table:table-cell>
          <table:table-cell office:value-type="string">
            <text:p>0x0000000140126e60</text:p>
          </table:table-cell>
          <table:table-cell office:value-type="string">
            <text:p>0x00126e60</text:p>
          </table:table-cell>
          <table:table-cell office:value-type="string">
            <text:p>2179 (0x88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purecall()</text:p>
          </table:table-cell>
          <table:table-cell/>
          <table:table-cell office:value-type="string">
            <text:p>_purecall</text:p>
          </table:table-cell>
          <table:table-cell office:value-type="string">
            <text:p>0x000000014018e454</text:p>
          </table:table-cell>
          <table:table-cell office:value-type="string">
            <text:p>0x0018e454</text:p>
          </table:table-cell>
          <table:table-cell office:value-type="string">
            <text:p>2180 (0x88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etjmp()</text:p>
          </table:table-cell>
          <table:table-cell/>
          <table:table-cell office:value-type="string">
            <text:p>_setjmp</text:p>
          </table:table-cell>
          <table:table-cell office:value-type="string">
            <text:p>0x000000014006a3f0</text:p>
          </table:table-cell>
          <table:table-cell office:value-type="string">
            <text:p>0x0006a3f0</text:p>
          </table:table-cell>
          <table:table-cell office:value-type="string">
            <text:p>2181 (0x88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etjmpex()</text:p>
          </table:table-cell>
          <table:table-cell/>
          <table:table-cell office:value-type="string">
            <text:p>_setjmpex</text:p>
          </table:table-cell>
          <table:table-cell office:value-type="string">
            <text:p>0x000000014006a4a0</text:p>
          </table:table-cell>
          <table:table-cell office:value-type="string">
            <text:p>0x0006a4a0</text:p>
          </table:table-cell>
          <table:table-cell office:value-type="string">
            <text:p>2182 (0x88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nprintf()</text:p>
          </table:table-cell>
          <table:table-cell/>
          <table:table-cell office:value-type="string">
            <text:p>_snprintf</text:p>
          </table:table-cell>
          <table:table-cell office:value-type="string">
            <text:p>0x0000000140125cf4</text:p>
          </table:table-cell>
          <table:table-cell office:value-type="string">
            <text:p>0x00125cf4</text:p>
          </table:table-cell>
          <table:table-cell office:value-type="string">
            <text:p>2183 (0x88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nprintf_s()</text:p>
          </table:table-cell>
          <table:table-cell/>
          <table:table-cell office:value-type="string">
            <text:p>_snprintf_s</text:p>
          </table:table-cell>
          <table:table-cell office:value-type="string">
            <text:p>0x0000000140126f94</text:p>
          </table:table-cell>
          <table:table-cell office:value-type="string">
            <text:p>0x00126f94</text:p>
          </table:table-cell>
          <table:table-cell office:value-type="string">
            <text:p>2184 (0x88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nscanf_s()</text:p>
          </table:table-cell>
          <table:table-cell/>
          <table:table-cell office:value-type="string">
            <text:p>_snscanf_s</text:p>
          </table:table-cell>
          <table:table-cell office:value-type="string">
            <text:p>0x0000000140127054</text:p>
          </table:table-cell>
          <table:table-cell office:value-type="string">
            <text:p>0x00127054</text:p>
          </table:table-cell>
          <table:table-cell office:value-type="string">
            <text:p>2185 (0x88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nwprintf()</text:p>
          </table:table-cell>
          <table:table-cell/>
          <table:table-cell office:value-type="string">
            <text:p>_snwprintf</text:p>
          </table:table-cell>
          <table:table-cell office:value-type="string">
            <text:p>0x000000014011f0a4</text:p>
          </table:table-cell>
          <table:table-cell office:value-type="string">
            <text:p>0x0011f0a4</text:p>
          </table:table-cell>
          <table:table-cell office:value-type="string">
            <text:p>2186 (0x88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nwprintf_s()</text:p>
          </table:table-cell>
          <table:table-cell/>
          <table:table-cell office:value-type="string">
            <text:p>_snwprintf_s</text:p>
          </table:table-cell>
          <table:table-cell office:value-type="string">
            <text:p>0x000000014001bf80</text:p>
          </table:table-cell>
          <table:table-cell office:value-type="string">
            <text:p>0x0001bf80</text:p>
          </table:table-cell>
          <table:table-cell office:value-type="string">
            <text:p>2187 (0x88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nwscanf_s()</text:p>
          </table:table-cell>
          <table:table-cell/>
          <table:table-cell office:value-type="string">
            <text:p>_snwscanf_s</text:p>
          </table:table-cell>
          <table:table-cell office:value-type="string">
            <text:p>0x000000014011f910</text:p>
          </table:table-cell>
          <table:table-cell office:value-type="string">
            <text:p>0x0011f910</text:p>
          </table:table-cell>
          <table:table-cell office:value-type="string">
            <text:p>2188 (0x88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plitpath_s()</text:p>
          </table:table-cell>
          <table:table-cell/>
          <table:table-cell office:value-type="string">
            <text:p>_splitpath_s</text:p>
          </table:table-cell>
          <table:table-cell office:value-type="string">
            <text:p>0x00000001401270a0</text:p>
          </table:table-cell>
          <table:table-cell office:value-type="string">
            <text:p>0x001270a0</text:p>
          </table:table-cell>
          <table:table-cell office:value-type="string">
            <text:p>2189 (0x88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tricmp()</text:p>
          </table:table-cell>
          <table:table-cell/>
          <table:table-cell office:value-type="string">
            <text:p>_stricmp</text:p>
          </table:table-cell>
          <table:table-cell office:value-type="string">
            <text:p>0x000000014004c1a4</text:p>
          </table:table-cell>
          <table:table-cell office:value-type="string">
            <text:p>0x0004c1a4</text:p>
          </table:table-cell>
          <table:table-cell office:value-type="string">
            <text:p>2190 (0x88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trlwr()</text:p>
          </table:table-cell>
          <table:table-cell/>
          <table:table-cell office:value-type="string">
            <text:p>_strlwr</text:p>
          </table:table-cell>
          <table:table-cell office:value-type="string">
            <text:p>0x0000000140125da0</text:p>
          </table:table-cell>
          <table:table-cell office:value-type="string">
            <text:p>0x00125da0</text:p>
          </table:table-cell>
          <table:table-cell office:value-type="string">
            <text:p>2191 (0x88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trnicmp()</text:p>
          </table:table-cell>
          <table:table-cell/>
          <table:table-cell office:value-type="string">
            <text:p>_strnicmp</text:p>
          </table:table-cell>
          <table:table-cell office:value-type="string">
            <text:p>0x00000001400157a0</text:p>
          </table:table-cell>
          <table:table-cell office:value-type="string">
            <text:p>0x000157a0</text:p>
          </table:table-cell>
          <table:table-cell office:value-type="string">
            <text:p>2192 (0x89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trnset()</text:p>
          </table:table-cell>
          <table:table-cell/>
          <table:table-cell office:value-type="string">
            <text:p>_strnset</text:p>
          </table:table-cell>
          <table:table-cell office:value-type="string">
            <text:p>0x0000000140125dcc</text:p>
          </table:table-cell>
          <table:table-cell office:value-type="string">
            <text:p>0x00125dcc</text:p>
          </table:table-cell>
          <table:table-cell office:value-type="string">
            <text:p>2193 (0x89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trnset_s()</text:p>
          </table:table-cell>
          <table:table-cell/>
          <table:table-cell office:value-type="string">
            <text:p>_strnset_s</text:p>
          </table:table-cell>
          <table:table-cell office:value-type="string">
            <text:p>0x0000000140127334</text:p>
          </table:table-cell>
          <table:table-cell office:value-type="string">
            <text:p>0x00127334</text:p>
          </table:table-cell>
          <table:table-cell office:value-type="string">
            <text:p>2194 (0x89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trrev()</text:p>
          </table:table-cell>
          <table:table-cell/>
          <table:table-cell office:value-type="string">
            <text:p>_strrev</text:p>
          </table:table-cell>
          <table:table-cell office:value-type="string">
            <text:p>0x0000000140125dec</text:p>
          </table:table-cell>
          <table:table-cell office:value-type="string">
            <text:p>0x00125dec</text:p>
          </table:table-cell>
          <table:table-cell office:value-type="string">
            <text:p>2195 (0x89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trset()</text:p>
          </table:table-cell>
          <table:table-cell/>
          <table:table-cell office:value-type="string">
            <text:p>_strset</text:p>
          </table:table-cell>
          <table:table-cell office:value-type="string">
            <text:p>0x0000000140125e2c</text:p>
          </table:table-cell>
          <table:table-cell office:value-type="string">
            <text:p>0x00125e2c</text:p>
          </table:table-cell>
          <table:table-cell office:value-type="string">
            <text:p>2196 (0x89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trset_s()</text:p>
          </table:table-cell>
          <table:table-cell/>
          <table:table-cell office:value-type="string">
            <text:p>_strset_s</text:p>
          </table:table-cell>
          <table:table-cell office:value-type="string">
            <text:p>0x00000001401273b8</text:p>
          </table:table-cell>
          <table:table-cell office:value-type="string">
            <text:p>0x001273b8</text:p>
          </table:table-cell>
          <table:table-cell office:value-type="string">
            <text:p>2197 (0x89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trtoui64()</text:p>
          </table:table-cell>
          <table:table-cell/>
          <table:table-cell office:value-type="string">
            <text:p>_strtoui64</text:p>
          </table:table-cell>
          <table:table-cell office:value-type="string">
            <text:p>0x0000000140125e60</text:p>
          </table:table-cell>
          <table:table-cell office:value-type="string">
            <text:p>0x00125e60</text:p>
          </table:table-cell>
          <table:table-cell office:value-type="string">
            <text:p>2198 (0x89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trupr()</text:p>
          </table:table-cell>
          <table:table-cell/>
          <table:table-cell office:value-type="string">
            <text:p>_strupr</text:p>
          </table:table-cell>
          <table:table-cell office:value-type="string">
            <text:p>0x00000001400dfcbc</text:p>
          </table:table-cell>
          <table:table-cell office:value-type="string">
            <text:p>0x000dfcbc</text:p>
          </table:table-cell>
          <table:table-cell office:value-type="string">
            <text:p>2199 (0x89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swprintf()</text:p>
          </table:table-cell>
          <table:table-cell/>
          <table:table-cell office:value-type="string">
            <text:p>_swprintf</text:p>
          </table:table-cell>
          <table:table-cell office:value-type="string">
            <text:p>0x00000001401260a8</text:p>
          </table:table-cell>
          <table:table-cell office:value-type="string">
            <text:p>0x001260a8</text:p>
          </table:table-cell>
          <table:table-cell office:value-type="string">
            <text:p>2200 (0x89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ui64toa_s()</text:p>
          </table:table-cell>
          <table:table-cell/>
          <table:table-cell office:value-type="string">
            <text:p>_ui64toa_s</text:p>
          </table:table-cell>
          <table:table-cell office:value-type="string">
            <text:p>0x0000000140126a2c</text:p>
          </table:table-cell>
          <table:table-cell office:value-type="string">
            <text:p>0x00126a2c</text:p>
          </table:table-cell>
          <table:table-cell office:value-type="string">
            <text:p>2201 (0x89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ui64tow_s()</text:p>
          </table:table-cell>
          <table:table-cell/>
          <table:table-cell office:value-type="string">
            <text:p>_ui64tow_s</text:p>
          </table:table-cell>
          <table:table-cell office:value-type="string">
            <text:p>0x0000000140126d10</text:p>
          </table:table-cell>
          <table:table-cell office:value-type="string">
            <text:p>0x00126d10</text:p>
          </table:table-cell>
          <table:table-cell office:value-type="string">
            <text:p>2202 (0x89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ultoa_s()</text:p>
          </table:table-cell>
          <table:table-cell/>
          <table:table-cell office:value-type="string">
            <text:p>_ultoa_s</text:p>
          </table:table-cell>
          <table:table-cell office:value-type="string">
            <text:p>0x0000000140126a70</text:p>
          </table:table-cell>
          <table:table-cell office:value-type="string">
            <text:p>0x00126a70</text:p>
          </table:table-cell>
          <table:table-cell office:value-type="string">
            <text:p>2203 (0x89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ultow_s()</text:p>
          </table:table-cell>
          <table:table-cell/>
          <table:table-cell office:value-type="string">
            <text:p>_ultow_s</text:p>
          </table:table-cell>
          <table:table-cell office:value-type="string">
            <text:p>0x000000014011f88c</text:p>
          </table:table-cell>
          <table:table-cell office:value-type="string">
            <text:p>0x0011f88c</text:p>
          </table:table-cell>
          <table:table-cell office:value-type="string">
            <text:p>2204 (0x89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vsnprintf()</text:p>
          </table:table-cell>
          <table:table-cell/>
          <table:table-cell office:value-type="string">
            <text:p>_vsnprintf</text:p>
          </table:table-cell>
          <table:table-cell office:value-type="string">
            <text:p>0x00000001400cecd8</text:p>
          </table:table-cell>
          <table:table-cell office:value-type="string">
            <text:p>0x000cecd8</text:p>
          </table:table-cell>
          <table:table-cell office:value-type="string">
            <text:p>2205 (0x89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vsnprintf_s()</text:p>
          </table:table-cell>
          <table:table-cell/>
          <table:table-cell office:value-type="string">
            <text:p>_vsnprintf_s</text:p>
          </table:table-cell>
          <table:table-cell office:value-type="string">
            <text:p>0x0000000140126fb8</text:p>
          </table:table-cell>
          <table:table-cell office:value-type="string">
            <text:p>0x00126fb8</text:p>
          </table:table-cell>
          <table:table-cell office:value-type="string">
            <text:p>2206 (0x89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vsnwprintf()</text:p>
          </table:table-cell>
          <table:table-cell/>
          <table:table-cell office:value-type="string">
            <text:p>_vsnwprintf</text:p>
          </table:table-cell>
          <table:table-cell office:value-type="string">
            <text:p>0x000000014005b140</text:p>
          </table:table-cell>
          <table:table-cell office:value-type="string">
            <text:p>0x0005b140</text:p>
          </table:table-cell>
          <table:table-cell office:value-type="string">
            <text:p>2207 (0x89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vsnwprintf_s()</text:p>
          </table:table-cell>
          <table:table-cell/>
          <table:table-cell office:value-type="string">
            <text:p>_vsnwprintf_s</text:p>
          </table:table-cell>
          <table:table-cell office:value-type="string">
            <text:p>0x000000014001bed8</text:p>
          </table:table-cell>
          <table:table-cell office:value-type="string">
            <text:p>0x0001bed8</text:p>
          </table:table-cell>
          <table:table-cell office:value-type="string">
            <text:p>2208 (0x8a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vswprintf()</text:p>
          </table:table-cell>
          <table:table-cell/>
          <table:table-cell office:value-type="string">
            <text:p>_vswprintf</text:p>
          </table:table-cell>
          <table:table-cell office:value-type="string">
            <text:p>0x0000000140126160</text:p>
          </table:table-cell>
          <table:table-cell office:value-type="string">
            <text:p>0x00126160</text:p>
          </table:table-cell>
          <table:table-cell office:value-type="string">
            <text:p>2209 (0x8a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csicmp()</text:p>
          </table:table-cell>
          <table:table-cell/>
          <table:table-cell office:value-type="string">
            <text:p>_wcsicmp</text:p>
          </table:table-cell>
          <table:table-cell office:value-type="string">
            <text:p>0x000000014003e5d8</text:p>
          </table:table-cell>
          <table:table-cell office:value-type="string">
            <text:p>0x0003e5d8</text:p>
          </table:table-cell>
          <table:table-cell office:value-type="string">
            <text:p>2210 (0x8a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cslwr()</text:p>
          </table:table-cell>
          <table:table-cell/>
          <table:table-cell office:value-type="string">
            <text:p>_wcslwr</text:p>
          </table:table-cell>
          <table:table-cell office:value-type="string">
            <text:p>0x000000014011f8a8</text:p>
          </table:table-cell>
          <table:table-cell office:value-type="string">
            <text:p>0x0011f8a8</text:p>
          </table:table-cell>
          <table:table-cell office:value-type="string">
            <text:p>2211 (0x8a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csnicmp()</text:p>
          </table:table-cell>
          <table:table-cell/>
          <table:table-cell office:value-type="string">
            <text:p>_wcsnicmp</text:p>
          </table:table-cell>
          <table:table-cell office:value-type="string">
            <text:p>0x00000001400d1d54</text:p>
          </table:table-cell>
          <table:table-cell office:value-type="string">
            <text:p>0x000d1d54</text:p>
          </table:table-cell>
          <table:table-cell office:value-type="string">
            <text:p>2212 (0x8a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csnset()</text:p>
          </table:table-cell>
          <table:table-cell/>
          <table:table-cell office:value-type="string">
            <text:p>_wcsnset</text:p>
          </table:table-cell>
          <table:table-cell office:value-type="string">
            <text:p>0x0000000140126220</text:p>
          </table:table-cell>
          <table:table-cell office:value-type="string">
            <text:p>0x00126220</text:p>
          </table:table-cell>
          <table:table-cell office:value-type="string">
            <text:p>2213 (0x8a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csnset_s()</text:p>
          </table:table-cell>
          <table:table-cell/>
          <table:table-cell office:value-type="string">
            <text:p>_wcsnset_s</text:p>
          </table:table-cell>
          <table:table-cell office:value-type="string">
            <text:p>0x0000000140126248</text:p>
          </table:table-cell>
          <table:table-cell office:value-type="string">
            <text:p>0x00126248</text:p>
          </table:table-cell>
          <table:table-cell office:value-type="string">
            <text:p>2214 (0x8a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csrev()</text:p>
          </table:table-cell>
          <table:table-cell/>
          <table:table-cell office:value-type="string">
            <text:p>_wcsrev</text:p>
          </table:table-cell>
          <table:table-cell office:value-type="string">
            <text:p>0x00000001401262d4</text:p>
          </table:table-cell>
          <table:table-cell office:value-type="string">
            <text:p>0x001262d4</text:p>
          </table:table-cell>
          <table:table-cell office:value-type="string">
            <text:p>2215 (0x8a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csset_s()</text:p>
          </table:table-cell>
          <table:table-cell/>
          <table:table-cell office:value-type="string">
            <text:p>_wcsset_s</text:p>
          </table:table-cell>
          <table:table-cell office:value-type="string">
            <text:p>0x000000014012631c</text:p>
          </table:table-cell>
          <table:table-cell office:value-type="string">
            <text:p>0x0012631c</text:p>
          </table:table-cell>
          <table:table-cell office:value-type="string">
            <text:p>2216 (0x8a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csupr()</text:p>
          </table:table-cell>
          <table:table-cell/>
          <table:table-cell office:value-type="string">
            <text:p>_wcsupr</text:p>
          </table:table-cell>
          <table:table-cell office:value-type="string">
            <text:p>0x000000014004bd0c</text:p>
          </table:table-cell>
          <table:table-cell office:value-type="string">
            <text:p>0x0004bd0c</text:p>
          </table:table-cell>
          <table:table-cell office:value-type="string">
            <text:p>2217 (0x8a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makepath_s()</text:p>
          </table:table-cell>
          <table:table-cell/>
          <table:table-cell office:value-type="string">
            <text:p>_wmakepath_s</text:p>
          </table:table-cell>
          <table:table-cell office:value-type="string">
            <text:p>0x0000000140127410</text:p>
          </table:table-cell>
          <table:table-cell office:value-type="string">
            <text:p>0x00127410</text:p>
          </table:table-cell>
          <table:table-cell office:value-type="string">
            <text:p>2218 (0x8a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splitpath_s()</text:p>
          </table:table-cell>
          <table:table-cell/>
          <table:table-cell office:value-type="string">
            <text:p>_wsplitpath_s</text:p>
          </table:table-cell>
          <table:table-cell office:value-type="string">
            <text:p>0x0000000140127570</text:p>
          </table:table-cell>
          <table:table-cell office:value-type="string">
            <text:p>0x00127570</text:p>
          </table:table-cell>
          <table:table-cell office:value-type="string">
            <text:p>2219 (0x8a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toi()</text:p>
          </table:table-cell>
          <table:table-cell/>
          <table:table-cell office:value-type="string">
            <text:p>_wtoi</text:p>
          </table:table-cell>
          <table:table-cell office:value-type="string">
            <text:p>0x00000001400e9e74</text:p>
          </table:table-cell>
          <table:table-cell office:value-type="string">
            <text:p>0x000e9e74</text:p>
          </table:table-cell>
          <table:table-cell office:value-type="string">
            <text:p>2220 (0x8a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_wtol()</text:p>
          </table:table-cell>
          <table:table-cell/>
          <table:table-cell office:value-type="string">
            <text:p>_wtol</text:p>
          </table:table-cell>
          <table:table-cell office:value-type="string">
            <text:p>0x0000000140126378</text:p>
          </table:table-cell>
          <table:table-cell office:value-type="string">
            <text:p>0x00126378</text:p>
          </table:table-cell>
          <table:table-cell office:value-type="string">
            <text:p>2221 (0x8a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atoi()</text:p>
          </table:table-cell>
          <table:table-cell/>
          <table:table-cell office:value-type="string">
            <text:p>atoi</text:p>
          </table:table-cell>
          <table:table-cell office:value-type="string">
            <text:p>0x0000000140002644</text:p>
          </table:table-cell>
          <table:table-cell office:value-type="string">
            <text:p>0x00002644</text:p>
          </table:table-cell>
          <table:table-cell office:value-type="string">
            <text:p>2222 (0x8a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atol()</text:p>
          </table:table-cell>
          <table:table-cell/>
          <table:table-cell office:value-type="string">
            <text:p>atol</text:p>
          </table:table-cell>
          <table:table-cell office:value-type="string">
            <text:p>0x0000000140027f10</text:p>
          </table:table-cell>
          <table:table-cell office:value-type="string">
            <text:p>0x00027f10</text:p>
          </table:table-cell>
          <table:table-cell office:value-type="string">
            <text:p>2223 (0x8a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bsearch()</text:p>
          </table:table-cell>
          <table:table-cell/>
          <table:table-cell office:value-type="string">
            <text:p>bsearch</text:p>
          </table:table-cell>
          <table:table-cell office:value-type="string">
            <text:p>0x000000014004cb10</text:p>
          </table:table-cell>
          <table:table-cell office:value-type="string">
            <text:p>0x0004cb10</text:p>
          </table:table-cell>
          <table:table-cell office:value-type="string">
            <text:p>2224 (0x8b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bsearch_s</text:p>
          </table:table-cell>
          <table:table-cell/>
          <table:table-cell office:value-type="string">
            <text:p>bsearch_s</text:p>
          </table:table-cell>
          <table:table-cell office:value-type="string">
            <text:p>0x0000000140126398</text:p>
          </table:table-cell>
          <table:table-cell office:value-type="string">
            <text:p>0x00126398</text:p>
          </table:table-cell>
          <table:table-cell office:value-type="string">
            <text:p>2225 (0x8b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isdigit()</text:p>
          </table:table-cell>
          <table:table-cell/>
          <table:table-cell office:value-type="string">
            <text:p>isdigit</text:p>
          </table:table-cell>
          <table:table-cell office:value-type="string">
            <text:p>0x0000000140002620</text:p>
          </table:table-cell>
          <table:table-cell office:value-type="string">
            <text:p>0x00002620</text:p>
          </table:table-cell>
          <table:table-cell office:value-type="string">
            <text:p>2226 (0x8b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islower()</text:p>
          </table:table-cell>
          <table:table-cell/>
          <table:table-cell office:value-type="string">
            <text:p>islower</text:p>
          </table:table-cell>
          <table:table-cell office:value-type="string">
            <text:p>0x00000001401264d0</text:p>
          </table:table-cell>
          <table:table-cell office:value-type="string">
            <text:p>0x001264d0</text:p>
          </table:table-cell>
          <table:table-cell office:value-type="string">
            <text:p>2227 (0x8b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isprint()</text:p>
          </table:table-cell>
          <table:table-cell/>
          <table:table-cell office:value-type="string">
            <text:p>isprint</text:p>
          </table:table-cell>
          <table:table-cell office:value-type="string">
            <text:p>0x000000014010bc44</text:p>
          </table:table-cell>
          <table:table-cell office:value-type="string">
            <text:p>0x0010bc44</text:p>
          </table:table-cell>
          <table:table-cell office:value-type="string">
            <text:p>2228 (0x8b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isspace()</text:p>
          </table:table-cell>
          <table:table-cell/>
          <table:table-cell office:value-type="string">
            <text:p>isspace</text:p>
          </table:table-cell>
          <table:table-cell office:value-type="string">
            <text:p>0x000000014010bc20</text:p>
          </table:table-cell>
          <table:table-cell office:value-type="string">
            <text:p>0x0010bc20</text:p>
          </table:table-cell>
          <table:table-cell office:value-type="string">
            <text:p>2229 (0x8b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isupper()</text:p>
          </table:table-cell>
          <table:table-cell/>
          <table:table-cell office:value-type="string">
            <text:p>isupper</text:p>
          </table:table-cell>
          <table:table-cell office:value-type="string">
            <text:p>0x00000001401264a0</text:p>
          </table:table-cell>
          <table:table-cell office:value-type="string">
            <text:p>0x001264a0</text:p>
          </table:table-cell>
          <table:table-cell office:value-type="string">
            <text:p>2230 (0x8b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isxdigit()</text:p>
          </table:table-cell>
          <table:table-cell/>
          <table:table-cell office:value-type="string">
            <text:p>isxdigit</text:p>
          </table:table-cell>
          <table:table-cell office:value-type="string">
            <text:p>0x000000014010bbf4</text:p>
          </table:table-cell>
          <table:table-cell office:value-type="string">
            <text:p>0x0010bbf4</text:p>
          </table:table-cell>
          <table:table-cell office:value-type="string">
            <text:p>2231 (0x8b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longjmp()</text:p>
          </table:table-cell>
          <table:table-cell/>
          <table:table-cell office:value-type="string">
            <text:p>longjmp</text:p>
          </table:table-cell>
          <table:table-cell office:value-type="string">
            <text:p>0x000000014006a540</text:p>
          </table:table-cell>
          <table:table-cell office:value-type="string">
            <text:p>0x0006a540</text:p>
          </table:table-cell>
          <table:table-cell office:value-type="string">
            <text:p>2232 (0x8b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mbstowcs()</text:p>
          </table:table-cell>
          <table:table-cell/>
          <table:table-cell office:value-type="string">
            <text:p>mbstowcs</text:p>
          </table:table-cell>
          <table:table-cell office:value-type="string">
            <text:p>0x00000001401264f4</text:p>
          </table:table-cell>
          <table:table-cell office:value-type="string">
            <text:p>0x001264f4</text:p>
          </table:table-cell>
          <table:table-cell office:value-type="string">
            <text:p>2233 (0x8b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mbtowc()</text:p>
          </table:table-cell>
          <table:table-cell/>
          <table:table-cell office:value-type="string">
            <text:p>mbtowc</text:p>
          </table:table-cell>
          <table:table-cell office:value-type="string">
            <text:p>0x000000014005a630</text:p>
          </table:table-cell>
          <table:table-cell office:value-type="string">
            <text:p>0x0005a630</text:p>
          </table:table-cell>
          <table:table-cell office:value-type="string">
            <text:p>2234 (0x8b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memchr()</text:p>
          </table:table-cell>
          <table:table-cell/>
          <table:table-cell office:value-type="string">
            <text:p>memchr</text:p>
          </table:table-cell>
          <table:table-cell office:value-type="string">
            <text:p>0x00000001401265c0</text:p>
          </table:table-cell>
          <table:table-cell office:value-type="string">
            <text:p>0x001265c0</text:p>
          </table:table-cell>
          <table:table-cell office:value-type="string">
            <text:p>2235 (0x8b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memcmp()</text:p>
          </table:table-cell>
          <table:table-cell/>
          <table:table-cell office:value-type="string">
            <text:p>memcmp</text:p>
          </table:table-cell>
          <table:table-cell office:value-type="string">
            <text:p>0x0000000140066af0</text:p>
          </table:table-cell>
          <table:table-cell office:value-type="string">
            <text:p>0x00066af0</text:p>
          </table:table-cell>
          <table:table-cell office:value-type="string">
            <text:p>2236 (0x8b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memcpy()</text:p>
          </table:table-cell>
          <table:table-cell/>
          <table:table-cell office:value-type="string">
            <text:p>memcpy</text:p>
          </table:table-cell>
          <table:table-cell office:value-type="string">
            <text:p>0x0000000140066750</text:p>
          </table:table-cell>
          <table:table-cell office:value-type="string">
            <text:p>0x00066750</text:p>
          </table:table-cell>
          <table:table-cell office:value-type="string">
            <text:p>2237 (0x8b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memcpy_s()</text:p>
          </table:table-cell>
          <table:table-cell/>
          <table:table-cell office:value-type="string">
            <text:p>memcpy_s</text:p>
          </table:table-cell>
          <table:table-cell office:value-type="string">
            <text:p>0x0000000140111800</text:p>
          </table:table-cell>
          <table:table-cell office:value-type="string">
            <text:p>0x00111800</text:p>
          </table:table-cell>
          <table:table-cell office:value-type="string">
            <text:p>2238 (0x8b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memmove()</text:p>
          </table:table-cell>
          <table:table-cell/>
          <table:table-cell office:value-type="string">
            <text:p>memmove</text:p>
          </table:table-cell>
          <table:table-cell office:value-type="string">
            <text:p>0x0000000140066750</text:p>
          </table:table-cell>
          <table:table-cell office:value-type="string">
            <text:p>0x00066750</text:p>
          </table:table-cell>
          <table:table-cell office:value-type="string">
            <text:p>2239 (0x8b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memmove_s()</text:p>
          </table:table-cell>
          <table:table-cell/>
          <table:table-cell office:value-type="string">
            <text:p>memmove_s</text:p>
          </table:table-cell>
          <table:table-cell office:value-type="string">
            <text:p>0x0000000140127824</text:p>
          </table:table-cell>
          <table:table-cell office:value-type="string">
            <text:p>0x00127824</text:p>
          </table:table-cell>
          <table:table-cell office:value-type="string">
            <text:p>2240 (0x8c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memset()</text:p>
          </table:table-cell>
          <table:table-cell/>
          <table:table-cell office:value-type="string">
            <text:p>memset</text:p>
          </table:table-cell>
          <table:table-cell office:value-type="string">
            <text:p>0x0000000140073790</text:p>
          </table:table-cell>
          <table:table-cell office:value-type="string">
            <text:p>0x00073790</text:p>
          </table:table-cell>
          <table:table-cell office:value-type="string">
            <text:p>2241 (0x8c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psMUITest()</text:p>
          </table:table-cell>
          <table:table-cell/>
          <table:table-cell office:value-type="string">
            <text:p>psMUITest</text:p>
          </table:table-cell>
          <table:table-cell office:value-type="string">
            <text:p>0x00000001406196f0</text:p>
          </table:table-cell>
          <table:table-cell office:value-type="string">
            <text:p>0x006196f0</text:p>
          </table:table-cell>
          <table:table-cell office:value-type="string">
            <text:p>2242 (0x8c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qsort()</text:p>
          </table:table-cell>
          <table:table-cell/>
          <table:table-cell office:value-type="string">
            <text:p>qsort</text:p>
          </table:table-cell>
          <table:table-cell office:value-type="string">
            <text:p>0x0000000140027f30</text:p>
          </table:table-cell>
          <table:table-cell office:value-type="string">
            <text:p>0x00027f30</text:p>
          </table:table-cell>
          <table:table-cell office:value-type="string">
            <text:p>2243 (0x8c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rand()</text:p>
          </table:table-cell>
          <table:table-cell/>
          <table:table-cell office:value-type="string">
            <text:p>rand</text:p>
          </table:table-cell>
          <table:table-cell office:value-type="string">
            <text:p>0x0000000140104354</text:p>
          </table:table-cell>
          <table:table-cell office:value-type="string">
            <text:p>0x00104354</text:p>
          </table:table-cell>
          <table:table-cell office:value-type="string">
            <text:p>2244 (0x8c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printf()</text:p>
          </table:table-cell>
          <table:table-cell/>
          <table:table-cell office:value-type="string">
            <text:p>sprintf</text:p>
          </table:table-cell>
          <table:table-cell office:value-type="string">
            <text:p>0x000000014000175c</text:p>
          </table:table-cell>
          <table:table-cell office:value-type="string">
            <text:p>0x0000175c</text:p>
          </table:table-cell>
          <table:table-cell office:value-type="string">
            <text:p>2245 (0x8c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printf_s()</text:p>
          </table:table-cell>
          <table:table-cell/>
          <table:table-cell office:value-type="string">
            <text:p>sprintf_s</text:p>
          </table:table-cell>
          <table:table-cell office:value-type="string">
            <text:p>0x000000014002e970</text:p>
          </table:table-cell>
          <table:table-cell office:value-type="string">
            <text:p>0x0002e970</text:p>
          </table:table-cell>
          <table:table-cell office:value-type="string">
            <text:p>2246 (0x8c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rand()</text:p>
          </table:table-cell>
          <table:table-cell/>
          <table:table-cell office:value-type="string">
            <text:p>srand</text:p>
          </table:table-cell>
          <table:table-cell office:value-type="string">
            <text:p>0x00000001401265e4</text:p>
          </table:table-cell>
          <table:table-cell office:value-type="string">
            <text:p>0x001265e4</text:p>
          </table:table-cell>
          <table:table-cell office:value-type="string">
            <text:p>2247 (0x8c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scanf_s()</text:p>
          </table:table-cell>
          <table:table-cell/>
          <table:table-cell office:value-type="string">
            <text:p>sscanf_s</text:p>
          </table:table-cell>
          <table:table-cell office:value-type="string">
            <text:p>0x00000001401278a0</text:p>
          </table:table-cell>
          <table:table-cell office:value-type="string">
            <text:p>0x001278a0</text:p>
          </table:table-cell>
          <table:table-cell office:value-type="string">
            <text:p>2248 (0x8c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cat()</text:p>
          </table:table-cell>
          <table:table-cell/>
          <table:table-cell office:value-type="string">
            <text:p>strcat</text:p>
          </table:table-cell>
          <table:table-cell office:value-type="string">
            <text:p>0x0000000140066bd0</text:p>
          </table:table-cell>
          <table:table-cell office:value-type="string">
            <text:p>0x00066bd0</text:p>
          </table:table-cell>
          <table:table-cell office:value-type="string">
            <text:p>2249 (0x8c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cat_s()</text:p>
          </table:table-cell>
          <table:table-cell/>
          <table:table-cell office:value-type="string">
            <text:p>strcat_s</text:p>
          </table:table-cell>
          <table:table-cell office:value-type="string">
            <text:p>0x00000001401278f0</text:p>
          </table:table-cell>
          <table:table-cell office:value-type="string">
            <text:p>0x001278f0</text:p>
          </table:table-cell>
          <table:table-cell office:value-type="string">
            <text:p>2250 (0x8c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chr()</text:p>
          </table:table-cell>
          <table:table-cell/>
          <table:table-cell office:value-type="string">
            <text:p>strchr</text:p>
          </table:table-cell>
          <table:table-cell office:value-type="string">
            <text:p>0x0000000140007160</text:p>
          </table:table-cell>
          <table:table-cell office:value-type="string">
            <text:p>0x00007160</text:p>
          </table:table-cell>
          <table:table-cell office:value-type="string">
            <text:p>2251 (0x8c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cmp()</text:p>
          </table:table-cell>
          <table:table-cell/>
          <table:table-cell office:value-type="string">
            <text:p>strcmp</text:p>
          </table:table-cell>
          <table:table-cell office:value-type="string">
            <text:p>0x0000000140066d40</text:p>
          </table:table-cell>
          <table:table-cell office:value-type="string">
            <text:p>0x00066d40</text:p>
          </table:table-cell>
          <table:table-cell office:value-type="string">
            <text:p>2252 (0x8c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cpy()</text:p>
          </table:table-cell>
          <table:table-cell/>
          <table:table-cell office:value-type="string">
            <text:p>strcpy</text:p>
          </table:table-cell>
          <table:table-cell office:value-type="string">
            <text:p>0x0000000140066c70</text:p>
          </table:table-cell>
          <table:table-cell office:value-type="string">
            <text:p>0x00066c70</text:p>
          </table:table-cell>
          <table:table-cell office:value-type="string">
            <text:p>2253 (0x8c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cpy_s()</text:p>
          </table:table-cell>
          <table:table-cell/>
          <table:table-cell office:value-type="string">
            <text:p>strcpy_s</text:p>
          </table:table-cell>
          <table:table-cell office:value-type="string">
            <text:p>0x000000014010bcbc</text:p>
          </table:table-cell>
          <table:table-cell office:value-type="string">
            <text:p>0x0010bcbc</text:p>
          </table:table-cell>
          <table:table-cell office:value-type="string">
            <text:p>2254 (0x8c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len()</text:p>
          </table:table-cell>
          <table:table-cell/>
          <table:table-cell office:value-type="string">
            <text:p>strlen</text:p>
          </table:table-cell>
          <table:table-cell office:value-type="string">
            <text:p>0x0000000140066e00</text:p>
          </table:table-cell>
          <table:table-cell office:value-type="string">
            <text:p>0x00066e00</text:p>
          </table:table-cell>
          <table:table-cell office:value-type="string">
            <text:p>2255 (0x8c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ncat()</text:p>
          </table:table-cell>
          <table:table-cell/>
          <table:table-cell office:value-type="string">
            <text:p>strncat</text:p>
          </table:table-cell>
          <table:table-cell office:value-type="string">
            <text:p>0x0000000140066ec0</text:p>
          </table:table-cell>
          <table:table-cell office:value-type="string">
            <text:p>0x00066ec0</text:p>
          </table:table-cell>
          <table:table-cell office:value-type="string">
            <text:p>2256 (0x8d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ncat_s()</text:p>
          </table:table-cell>
          <table:table-cell/>
          <table:table-cell office:value-type="string">
            <text:p>strncat_s</text:p>
          </table:table-cell>
          <table:table-cell office:value-type="string">
            <text:p>0x0000000140127988</text:p>
          </table:table-cell>
          <table:table-cell office:value-type="string">
            <text:p>0x00127988</text:p>
          </table:table-cell>
          <table:table-cell office:value-type="string">
            <text:p>2257 (0x8d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ncmp()</text:p>
          </table:table-cell>
          <table:table-cell/>
          <table:table-cell office:value-type="string">
            <text:p>strncmp</text:p>
          </table:table-cell>
          <table:table-cell office:value-type="string">
            <text:p>0x0000000140066680</text:p>
          </table:table-cell>
          <table:table-cell office:value-type="string">
            <text:p>0x00066680</text:p>
          </table:table-cell>
          <table:table-cell office:value-type="string">
            <text:p>2258 (0x8d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ncpy()</text:p>
          </table:table-cell>
          <table:table-cell/>
          <table:table-cell office:value-type="string">
            <text:p>strncpy</text:p>
          </table:table-cell>
          <table:table-cell office:value-type="string">
            <text:p>0x0000000140067070</text:p>
          </table:table-cell>
          <table:table-cell office:value-type="string">
            <text:p>0x00067070</text:p>
          </table:table-cell>
          <table:table-cell office:value-type="string">
            <text:p>2259 (0x8d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ncpy_s()</text:p>
          </table:table-cell>
          <table:table-cell/>
          <table:table-cell office:value-type="string">
            <text:p>strncpy_s</text:p>
          </table:table-cell>
          <table:table-cell office:value-type="string">
            <text:p>0x00000001400da850</text:p>
          </table:table-cell>
          <table:table-cell office:value-type="string">
            <text:p>0x000da850</text:p>
          </table:table-cell>
          <table:table-cell office:value-type="string">
            <text:p>2260 (0x8d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nlen()</text:p>
          </table:table-cell>
          <table:table-cell/>
          <table:table-cell office:value-type="string">
            <text:p>strnlen</text:p>
          </table:table-cell>
          <table:table-cell office:value-type="string">
            <text:p>0x00000001401265f4</text:p>
          </table:table-cell>
          <table:table-cell office:value-type="string">
            <text:p>0x001265f4</text:p>
          </table:table-cell>
          <table:table-cell office:value-type="string">
            <text:p>2261 (0x8d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rchr()</text:p>
          </table:table-cell>
          <table:table-cell/>
          <table:table-cell office:value-type="string">
            <text:p>strrchr</text:p>
          </table:table-cell>
          <table:table-cell office:value-type="string">
            <text:p>0x00000001400e2dc4</text:p>
          </table:table-cell>
          <table:table-cell office:value-type="string">
            <text:p>0x000e2dc4</text:p>
          </table:table-cell>
          <table:table-cell office:value-type="string">
            <text:p>2262 (0x8d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spn()</text:p>
          </table:table-cell>
          <table:table-cell/>
          <table:table-cell office:value-type="string">
            <text:p>strspn</text:p>
          </table:table-cell>
          <table:table-cell office:value-type="string">
            <text:p>0x0000000140126614</text:p>
          </table:table-cell>
          <table:table-cell office:value-type="string">
            <text:p>0x00126614</text:p>
          </table:table-cell>
          <table:table-cell office:value-type="string">
            <text:p>2263 (0x8d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str()</text:p>
          </table:table-cell>
          <table:table-cell/>
          <table:table-cell office:value-type="string">
            <text:p>strstr</text:p>
          </table:table-cell>
          <table:table-cell office:value-type="string">
            <text:p>0x00000001400dfc5c</text:p>
          </table:table-cell>
          <table:table-cell office:value-type="string">
            <text:p>0x000dfc5c</text:p>
          </table:table-cell>
          <table:table-cell office:value-type="string">
            <text:p>2264 (0x8d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trtok_s()</text:p>
          </table:table-cell>
          <table:table-cell/>
          <table:table-cell office:value-type="string">
            <text:p>strtok_s</text:p>
          </table:table-cell>
          <table:table-cell office:value-type="string">
            <text:p>0x0000000140127a80</text:p>
          </table:table-cell>
          <table:table-cell office:value-type="string">
            <text:p>0x00127a80</text:p>
          </table:table-cell>
          <table:table-cell office:value-type="string">
            <text:p>2265 (0x8d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wprintf()</text:p>
          </table:table-cell>
          <table:table-cell/>
          <table:table-cell office:value-type="string">
            <text:p>swprintf</text:p>
          </table:table-cell>
          <table:table-cell office:value-type="string">
            <text:p>0x00000001401260a8</text:p>
          </table:table-cell>
          <table:table-cell office:value-type="string">
            <text:p>0x001260a8</text:p>
          </table:table-cell>
          <table:table-cell office:value-type="string">
            <text:p>2266 (0x8d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wprintf_s()</text:p>
          </table:table-cell>
          <table:table-cell/>
          <table:table-cell office:value-type="string">
            <text:p>swprintf_s</text:p>
          </table:table-cell>
          <table:table-cell office:value-type="string">
            <text:p>0x000000014002d9d4</text:p>
          </table:table-cell>
          <table:table-cell office:value-type="string">
            <text:p>0x0002d9d4</text:p>
          </table:table-cell>
          <table:table-cell office:value-type="string">
            <text:p>2267 (0x8d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swscanf_s()</text:p>
          </table:table-cell>
          <table:table-cell/>
          <table:table-cell office:value-type="string">
            <text:p>swscanf_s</text:p>
          </table:table-cell>
          <table:table-cell office:value-type="string">
            <text:p>0x0000000140127bac</text:p>
          </table:table-cell>
          <table:table-cell office:value-type="string">
            <text:p>0x00127bac</text:p>
          </table:table-cell>
          <table:table-cell office:value-type="string">
            <text:p>2268 (0x8d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tolower()</text:p>
          </table:table-cell>
          <table:table-cell/>
          <table:table-cell office:value-type="string">
            <text:p>tolower</text:p>
          </table:table-cell>
          <table:table-cell office:value-type="string">
            <text:p>0x00000001401266e0</text:p>
          </table:table-cell>
          <table:table-cell office:value-type="string">
            <text:p>0x001266e0</text:p>
          </table:table-cell>
          <table:table-cell office:value-type="string">
            <text:p>2269 (0x8d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toupper()</text:p>
          </table:table-cell>
          <table:table-cell/>
          <table:table-cell office:value-type="string">
            <text:p>toupper</text:p>
          </table:table-cell>
          <table:table-cell office:value-type="string">
            <text:p>0x000000014003b6ac</text:p>
          </table:table-cell>
          <table:table-cell office:value-type="string">
            <text:p>0x0003b6ac</text:p>
          </table:table-cell>
          <table:table-cell office:value-type="string">
            <text:p>2270 (0x8d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towlower()</text:p>
          </table:table-cell>
          <table:table-cell/>
          <table:table-cell office:value-type="string">
            <text:p>towlower</text:p>
          </table:table-cell>
          <table:table-cell office:value-type="string">
            <text:p>0x0000000140016008</text:p>
          </table:table-cell>
          <table:table-cell office:value-type="string">
            <text:p>0x00016008</text:p>
          </table:table-cell>
          <table:table-cell office:value-type="string">
            <text:p>2271 (0x8d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towupper()</text:p>
          </table:table-cell>
          <table:table-cell/>
          <table:table-cell office:value-type="string">
            <text:p>towupper</text:p>
          </table:table-cell>
          <table:table-cell office:value-type="string">
            <text:p>0x000000014010bc6c</text:p>
          </table:table-cell>
          <table:table-cell office:value-type="string">
            <text:p>0x0010bc6c</text:p>
          </table:table-cell>
          <table:table-cell office:value-type="string">
            <text:p>2272 (0x8e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vDbgPrintEx()</text:p>
          </table:table-cell>
          <table:table-cell/>
          <table:table-cell office:value-type="string">
            <text:p>vDbgPrintEx</text:p>
          </table:table-cell>
          <table:table-cell office:value-type="string">
            <text:p>0x0000000140022e30</text:p>
          </table:table-cell>
          <table:table-cell office:value-type="string">
            <text:p>0x00022e30</text:p>
          </table:table-cell>
          <table:table-cell office:value-type="string">
            <text:p>2273 (0x8e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vDbgPrintExWithPrefix()</text:p>
          </table:table-cell>
          <table:table-cell/>
          <table:table-cell office:value-type="string">
            <text:p>vDbgPrintExWithPrefix</text:p>
          </table:table-cell>
          <table:table-cell office:value-type="string">
            <text:p>0x0000000140164ce0</text:p>
          </table:table-cell>
          <table:table-cell office:value-type="string">
            <text:p>0x00164ce0</text:p>
          </table:table-cell>
          <table:table-cell office:value-type="string">
            <text:p>2274 (0x8e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vsprintf()</text:p>
          </table:table-cell>
          <table:table-cell/>
          <table:table-cell office:value-type="string">
            <text:p>vsprintf</text:p>
          </table:table-cell>
          <table:table-cell office:value-type="string">
            <text:p>0x0000000140126720</text:p>
          </table:table-cell>
          <table:table-cell office:value-type="string">
            <text:p>0x00126720</text:p>
          </table:table-cell>
          <table:table-cell office:value-type="string">
            <text:p>2275 (0x8e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vsprintf_s()</text:p>
          </table:table-cell>
          <table:table-cell/>
          <table:table-cell office:value-type="string">
            <text:p>vsprintf_s</text:p>
          </table:table-cell>
          <table:table-cell office:value-type="string">
            <text:p>0x000000014002e920</text:p>
          </table:table-cell>
          <table:table-cell office:value-type="string">
            <text:p>0x0002e920</text:p>
          </table:table-cell>
          <table:table-cell office:value-type="string">
            <text:p>2276 (0x8e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vswprintf_s()</text:p>
          </table:table-cell>
          <table:table-cell/>
          <table:table-cell office:value-type="string">
            <text:p>vswprintf_s</text:p>
          </table:table-cell>
          <table:table-cell office:value-type="string">
            <text:p>0x000000014002d97c</text:p>
          </table:table-cell>
          <table:table-cell office:value-type="string">
            <text:p>0x0002d97c</text:p>
          </table:table-cell>
          <table:table-cell office:value-type="string">
            <text:p>2277 (0x8e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cat()</text:p>
          </table:table-cell>
          <table:table-cell/>
          <table:table-cell office:value-type="string">
            <text:p>wcscat</text:p>
          </table:table-cell>
          <table:table-cell office:value-type="string">
            <text:p>0x00000001401267d4</text:p>
          </table:table-cell>
          <table:table-cell office:value-type="string">
            <text:p>0x001267d4</text:p>
          </table:table-cell>
          <table:table-cell office:value-type="string">
            <text:p>2278 (0x8e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cat_s()</text:p>
          </table:table-cell>
          <table:table-cell/>
          <table:table-cell office:value-type="string">
            <text:p>wcscat_s</text:p>
          </table:table-cell>
          <table:table-cell office:value-type="string">
            <text:p>0x00000001400e1ad0</text:p>
          </table:table-cell>
          <table:table-cell office:value-type="string">
            <text:p>0x000e1ad0</text:p>
          </table:table-cell>
          <table:table-cell office:value-type="string">
            <text:p>2279 (0x8e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chr()</text:p>
          </table:table-cell>
          <table:table-cell/>
          <table:table-cell office:value-type="string">
            <text:p>wcschr</text:p>
          </table:table-cell>
          <table:table-cell office:value-type="string">
            <text:p>0x000000014004bce4</text:p>
          </table:table-cell>
          <table:table-cell office:value-type="string">
            <text:p>0x0004bce4</text:p>
          </table:table-cell>
          <table:table-cell office:value-type="string">
            <text:p>2280 (0x8e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cmp()</text:p>
          </table:table-cell>
          <table:table-cell/>
          <table:table-cell office:value-type="string">
            <text:p>wcscmp</text:p>
          </table:table-cell>
          <table:table-cell office:value-type="string">
            <text:p>0x0000000140126810</text:p>
          </table:table-cell>
          <table:table-cell office:value-type="string">
            <text:p>0x00126810</text:p>
          </table:table-cell>
          <table:table-cell office:value-type="string">
            <text:p>2281 (0x8e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cpy()</text:p>
          </table:table-cell>
          <table:table-cell/>
          <table:table-cell office:value-type="string">
            <text:p>wcscpy</text:p>
          </table:table-cell>
          <table:table-cell office:value-type="string">
            <text:p>0x00000001401267b0</text:p>
          </table:table-cell>
          <table:table-cell office:value-type="string">
            <text:p>0x001267b0</text:p>
          </table:table-cell>
          <table:table-cell office:value-type="string">
            <text:p>2282 (0x8ea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cpy_s()</text:p>
          </table:table-cell>
          <table:table-cell/>
          <table:table-cell office:value-type="string">
            <text:p>wcscpy_s</text:p>
          </table:table-cell>
          <table:table-cell office:value-type="string">
            <text:p>0x0000000140034b90</text:p>
          </table:table-cell>
          <table:table-cell office:value-type="string">
            <text:p>0x00034b90</text:p>
          </table:table-cell>
          <table:table-cell office:value-type="string">
            <text:p>2283 (0x8eb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cspn()</text:p>
          </table:table-cell>
          <table:table-cell/>
          <table:table-cell office:value-type="string">
            <text:p>wcscspn</text:p>
          </table:table-cell>
          <table:table-cell office:value-type="string">
            <text:p>0x00000001400d97d0</text:p>
          </table:table-cell>
          <table:table-cell office:value-type="string">
            <text:p>0x000d97d0</text:p>
          </table:table-cell>
          <table:table-cell office:value-type="string">
            <text:p>2284 (0x8ec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len()</text:p>
          </table:table-cell>
          <table:table-cell/>
          <table:table-cell office:value-type="string">
            <text:p>wcslen</text:p>
          </table:table-cell>
          <table:table-cell office:value-type="string">
            <text:p>0x0000000140126850</text:p>
          </table:table-cell>
          <table:table-cell office:value-type="string">
            <text:p>0x00126850</text:p>
          </table:table-cell>
          <table:table-cell office:value-type="string">
            <text:p>2285 (0x8ed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ncat()</text:p>
          </table:table-cell>
          <table:table-cell/>
          <table:table-cell office:value-type="string">
            <text:p>wcsncat</text:p>
          </table:table-cell>
          <table:table-cell office:value-type="string">
            <text:p>0x0000000140126870</text:p>
          </table:table-cell>
          <table:table-cell office:value-type="string">
            <text:p>0x00126870</text:p>
          </table:table-cell>
          <table:table-cell office:value-type="string">
            <text:p>2286 (0x8ee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ncat_s()</text:p>
          </table:table-cell>
          <table:table-cell/>
          <table:table-cell office:value-type="string">
            <text:p>wcsncat_s</text:p>
          </table:table-cell>
          <table:table-cell office:value-type="string">
            <text:p>0x00000001400e1b70</text:p>
          </table:table-cell>
          <table:table-cell office:value-type="string">
            <text:p>0x000e1b70</text:p>
          </table:table-cell>
          <table:table-cell office:value-type="string">
            <text:p>2287 (0x8ef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ncmp()</text:p>
          </table:table-cell>
          <table:table-cell/>
          <table:table-cell office:value-type="string">
            <text:p>wcsncmp</text:p>
          </table:table-cell>
          <table:table-cell office:value-type="string">
            <text:p>0x00000001400015c4</text:p>
          </table:table-cell>
          <table:table-cell office:value-type="string">
            <text:p>0x000015c4</text:p>
          </table:table-cell>
          <table:table-cell office:value-type="string">
            <text:p>2288 (0x8f0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ncpy()</text:p>
          </table:table-cell>
          <table:table-cell/>
          <table:table-cell office:value-type="string">
            <text:p>wcsncpy</text:p>
          </table:table-cell>
          <table:table-cell office:value-type="string">
            <text:p>0x00000001401268c0</text:p>
          </table:table-cell>
          <table:table-cell office:value-type="string">
            <text:p>0x001268c0</text:p>
          </table:table-cell>
          <table:table-cell office:value-type="string">
            <text:p>2289 (0x8f1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ncpy_s()</text:p>
          </table:table-cell>
          <table:table-cell/>
          <table:table-cell office:value-type="string">
            <text:p>wcsncpy_s</text:p>
          </table:table-cell>
          <table:table-cell office:value-type="string">
            <text:p>0x0000000140033f40</text:p>
          </table:table-cell>
          <table:table-cell office:value-type="string">
            <text:p>0x00033f40</text:p>
          </table:table-cell>
          <table:table-cell office:value-type="string">
            <text:p>2290 (0x8f2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nlen()</text:p>
          </table:table-cell>
          <table:table-cell/>
          <table:table-cell office:value-type="string">
            <text:p>wcsnlen</text:p>
          </table:table-cell>
          <table:table-cell office:value-type="string">
            <text:p>0x00000001401162f4</text:p>
          </table:table-cell>
          <table:table-cell office:value-type="string">
            <text:p>0x001162f4</text:p>
          </table:table-cell>
          <table:table-cell office:value-type="string">
            <text:p>2291 (0x8f3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rchr()</text:p>
          </table:table-cell>
          <table:table-cell/>
          <table:table-cell office:value-type="string">
            <text:p>wcsrchr</text:p>
          </table:table-cell>
          <table:table-cell office:value-type="string">
            <text:p>0x0000000140015c28</text:p>
          </table:table-cell>
          <table:table-cell office:value-type="string">
            <text:p>0x00015c28</text:p>
          </table:table-cell>
          <table:table-cell office:value-type="string">
            <text:p>2292 (0x8f4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spn()</text:p>
          </table:table-cell>
          <table:table-cell/>
          <table:table-cell office:value-type="string">
            <text:p>wcsspn</text:p>
          </table:table-cell>
          <table:table-cell office:value-type="string">
            <text:p>0x00000001400d9818</text:p>
          </table:table-cell>
          <table:table-cell office:value-type="string">
            <text:p>0x000d9818</text:p>
          </table:table-cell>
          <table:table-cell office:value-type="string">
            <text:p>2293 (0x8f5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str()</text:p>
          </table:table-cell>
          <table:table-cell/>
          <table:table-cell office:value-type="string">
            <text:p>wcsstr</text:p>
          </table:table-cell>
          <table:table-cell office:value-type="string">
            <text:p>0x0000000140054140</text:p>
          </table:table-cell>
          <table:table-cell office:value-type="string">
            <text:p>0x00054140</text:p>
          </table:table-cell>
          <table:table-cell office:value-type="string">
            <text:p>2294 (0x8f6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tombs()</text:p>
          </table:table-cell>
          <table:table-cell/>
          <table:table-cell office:value-type="string">
            <text:p>wcstombs</text:p>
          </table:table-cell>
          <table:table-cell office:value-type="string">
            <text:p>0x00000001400edaa8</text:p>
          </table:table-cell>
          <table:table-cell office:value-type="string">
            <text:p>0x000edaa8</text:p>
          </table:table-cell>
          <table:table-cell office:value-type="string">
            <text:p>2295 (0x8f7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stoul()</text:p>
          </table:table-cell>
          <table:table-cell/>
          <table:table-cell office:value-type="string">
            <text:p>wcstoul</text:p>
          </table:table-cell>
          <table:table-cell office:value-type="string">
            <text:p>0x00000001401190b8</text:p>
          </table:table-cell>
          <table:table-cell office:value-type="string">
            <text:p>0x001190b8</text:p>
          </table:table-cell>
          <table:table-cell office:value-type="string">
            <text:p>2296 (0x8f8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  <table:table-row table:style-name="ro1">
          <table:table-cell office:value-type="string">
            <text:p>@ cdecl wctomb()</text:p>
          </table:table-cell>
          <table:table-cell/>
          <table:table-cell office:value-type="string">
            <text:p>wctomb</text:p>
          </table:table-cell>
          <table:table-cell office:value-type="string">
            <text:p>0x000000014012692c</text:p>
          </table:table-cell>
          <table:table-cell office:value-type="string">
            <text:p>0x0012692c</text:p>
          </table:table-cell>
          <table:table-cell office:value-type="string">
            <text:p>2297 (0x8f9)</text:p>
          </table:table-cell>
          <table:table-cell office:value-type="string">
            <text:p>ntoskrnl.exe</text:p>
          </table:table-cell>
          <table:table-cell office:value-type="string">
            <text:p>C:\Dev\Symbols\Windows 8 Dev Preview\64\ntoskrnl.exe</text:p>
          </table:table-cell>
          <table:table-cell office:value-type="string">
            <text:p>Exported Function</text:p>
          </table:table-cell>
        </table:table-row>
      </table:table>
      <table:table table:name="PC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Win 2000</text:p>
          </table:table-cell>
          <table:table-cell office:value-type="string">
            <text:p>Win XP</text:p>
          </table:table-cell>
          <table:table-cell office:value-type="string">
            <text:p>Win 2003</text:p>
          </table:table-cell>
          <table:table-cell office:value-type="string">
            <text:p>Win Vista</text:p>
          </table:table-cell>
          <table:table-cell office:value-type="string">
            <text:p>Win 7</text:p>
          </table:table-cell>
          <table:table-cell office:value-type="string">
            <text:p>Win 8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0">20.02.2012</text:date>, <text:time>15:16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o Kreuzer</meta:initial-creator>
    <meta:creation-date>2011-11-09T12:39:50.06</meta:creation-date>
    <dc:date>2012-02-20T15:16:05.88</dc:date>
    <dc:creator>Timo Kreuzer</dc:creator>
    <meta:editing-duration>PT2H37M2S</meta:editing-duration>
    <meta:editing-cycles>14</meta:editing-cycles>
    <meta:generator>OpenOffice.org/3.3$Win32 OpenOffice.org_project/330m20$Build-9567</meta:generator>
    <meta:document-statistic meta:table-count="3" meta:cell-count="18369" meta:object-count="0"/>
  </office:meta>
</office:document-meta>
</file>